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3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3.03cm"/>
    </style:style>
    <style:style style:name="co5" style:family="table-column">
      <style:table-column-properties fo:break-before="auto" style:column-width="3.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024cm" svg:height="9.005cm" svg:x="2.082cm" svg:y="439.469cm">
            <draw:object draw:notify-on-update-of-ranges="Sheet1.E2:Sheet1.E97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20.435cm" svg:y="439.443cm">
            <draw:object draw:notify-on-update-of-ranges="Sheet1.F2:Sheet1.F97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%time</text:p>
          </table:table-cell>
          <table:table-cell office:value-type="string" calcext:value-type="string">
            <text:p>field.header.seq</text:p>
          </table:table-cell>
          <table:table-cell office:value-type="string" calcext:value-type="string">
            <text:p>field.header.stamp</text:p>
          </table:table-cell>
          <table:table-cell office:value-type="string" calcext:value-type="string">
            <text:p>field.header.frame_id</text:p>
          </table:table-cell>
          <table:table-cell office:value-type="string" calcext:value-type="string">
            <text:p>field.twist.linear.x</text:p>
          </table:table-cell>
          <table:table-cell office:value-type="string" calcext:value-type="string">
            <text:p>field.twist.linear.y</text:p>
          </table:table-cell>
          <table:table-cell office:value-type="string" calcext:value-type="string">
            <text:p>field.twist.linear.z</text:p>
          </table:table-cell>
          <table:table-cell office:value-type="string" calcext:value-type="string">
            <text:p>field.twist.angular.x</text:p>
          </table:table-cell>
          <table:table-cell office:value-type="string" calcext:value-type="string">
            <text:p>field.twist.angular.y</text:p>
          </table:table-cell>
          <table:table-cell office:value-type="string" calcext:value-type="string">
            <text:p>field.twist.angular.z</text:p>
          </table:table-cell>
        </table:table-row>
        <table:table-row table:style-name="ro1">
          <table:table-cell office:value-type="float" office:value="1.52687858015942E+018" calcext:value-type="float">
            <text:p>1526878580159420000</text:p>
          </table:table-cell>
          <table:table-cell office:value-type="float" office:value="221" calcext:value-type="float">
            <text:p>221</text:p>
          </table:table-cell>
          <table:table-cell office:value-type="float" office:value="1.52687858015459E+018" calcext:value-type="float">
            <text:p>1526878580154590000</text:p>
          </table:table-cell>
          <table:table-cell office:value-type="string" calcext:value-type="string">
            <text:p>world</text:p>
          </table:table-cell>
          <table:table-cell office:value-type="float" office:value="0.000321698113112" calcext:value-type="float">
            <text:p>0.0003216981</text:p>
          </table:table-cell>
          <table:table-cell office:value-type="float" office:value="0.00145233795047" calcext:value-type="float">
            <text:p>0.001452338</text:p>
          </table:table-cell>
          <table:table-cell office:value-type="float" office:value="-0.00133155635558" calcext:value-type="float">
            <text:p>-0.00133155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017881E+018" calcext:value-type="float">
            <text:p>1526878580178810000</text:p>
          </table:table-cell>
          <table:table-cell office:value-type="float" office:value="222" calcext:value-type="float">
            <text:p>222</text:p>
          </table:table-cell>
          <table:table-cell office:value-type="float" office:value="1.52687858017437E+018" calcext:value-type="float">
            <text:p>1526878580174370000</text:p>
          </table:table-cell>
          <table:table-cell office:value-type="string" calcext:value-type="string">
            <text:p>world</text:p>
          </table:table-cell>
          <table:table-cell office:value-type="float" office:value="-0.000386203581002" calcext:value-type="float">
            <text:p>-0.0003862036</text:p>
          </table:table-cell>
          <table:table-cell office:value-type="float" office:value="-0.00036025303416" calcext:value-type="float">
            <text:p>-0.000360253</text:p>
          </table:table-cell>
          <table:table-cell office:value-type="float" office:value="0.0000940065365285" calcext:value-type="float">
            <text:p>9.40065365285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019924E+018" calcext:value-type="float">
            <text:p>1526878580199240000</text:p>
          </table:table-cell>
          <table:table-cell office:value-type="float" office:value="223" calcext:value-type="float">
            <text:p>223</text:p>
          </table:table-cell>
          <table:table-cell office:value-type="float" office:value="1.52687858019516E+018" calcext:value-type="float">
            <text:p>1526878580195160000</text:p>
          </table:table-cell>
          <table:table-cell office:value-type="string" calcext:value-type="string">
            <text:p>world</text:p>
          </table:table-cell>
          <table:table-cell office:value-type="float" office:value="0.00278031500056" calcext:value-type="float">
            <text:p>0.002780315</text:p>
          </table:table-cell>
          <table:table-cell office:value-type="float" office:value="-0.00345933064818" calcext:value-type="float">
            <text:p>-0.0034593306</text:p>
          </table:table-cell>
          <table:table-cell office:value-type="float" office:value="0.00234796106815" calcext:value-type="float">
            <text:p>0.00234796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021968E+018" calcext:value-type="float">
            <text:p>1526878580219680000</text:p>
          </table:table-cell>
          <table:table-cell office:value-type="float" office:value="224" calcext:value-type="float">
            <text:p>224</text:p>
          </table:table-cell>
          <table:table-cell office:value-type="float" office:value="1.52687858021505E+018" calcext:value-type="float">
            <text:p>1526878580215050000</text:p>
          </table:table-cell>
          <table:table-cell office:value-type="string" calcext:value-type="string">
            <text:p>world</text:p>
          </table:table-cell>
          <table:table-cell office:value-type="float" office:value="0.00232918234542" calcext:value-type="float">
            <text:p>0.0023291823</text:p>
          </table:table-cell>
          <table:table-cell office:value-type="float" office:value="-0.00194613833446" calcext:value-type="float">
            <text:p>-0.0019461383</text:p>
          </table:table-cell>
          <table:table-cell office:value-type="float" office:value="0.000376284879167" calcext:value-type="float">
            <text:p>0.00037628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02391E+018" calcext:value-type="float">
            <text:p>1526878580239100000</text:p>
          </table:table-cell>
          <table:table-cell office:value-type="float" office:value="225" calcext:value-type="float">
            <text:p>225</text:p>
          </table:table-cell>
          <table:table-cell office:value-type="float" office:value="1.52687858023492E+018" calcext:value-type="float">
            <text:p>1526878580234920000</text:p>
          </table:table-cell>
          <table:table-cell office:value-type="string" calcext:value-type="string">
            <text:p>world</text:p>
          </table:table-cell>
          <table:table-cell office:value-type="float" office:value="-0.00314411218278" calcext:value-type="float">
            <text:p>-0.0031441122</text:p>
          </table:table-cell>
          <table:table-cell office:value-type="float" office:value="0.00433833664283" calcext:value-type="float">
            <text:p>0.0043383366</text:p>
          </table:table-cell>
          <table:table-cell office:value-type="float" office:value="-0.00146034732461" calcext:value-type="float">
            <text:p>-0.00146034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025943E+018" calcext:value-type="float">
            <text:p>1526878580259430000</text:p>
          </table:table-cell>
          <table:table-cell office:value-type="float" office:value="226" calcext:value-type="float">
            <text:p>226</text:p>
          </table:table-cell>
          <table:table-cell office:value-type="float" office:value="1.5268785802548E+018" calcext:value-type="float">
            <text:p>1526878580254800000</text:p>
          </table:table-cell>
          <table:table-cell office:value-type="string" calcext:value-type="string">
            <text:p>world</text:p>
          </table:table-cell>
          <table:table-cell office:value-type="float" office:value="0.00169949757401" calcext:value-type="float">
            <text:p>0.0016994976</text:p>
          </table:table-cell>
          <table:table-cell office:value-type="float" office:value="-0.00300908298232" calcext:value-type="float">
            <text:p>-0.003009083</text:p>
          </table:table-cell>
          <table:table-cell office:value-type="float" office:value="0.00178920826875" calcext:value-type="float">
            <text:p>0.00178920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027884E+018" calcext:value-type="float">
            <text:p>1526878580278840000</text:p>
          </table:table-cell>
          <table:table-cell office:value-type="float" office:value="227" calcext:value-type="float">
            <text:p>227</text:p>
          </table:table-cell>
          <table:table-cell office:value-type="float" office:value="1.52687858027476E+018" calcext:value-type="float">
            <text:p>1526878580274760000</text:p>
          </table:table-cell>
          <table:table-cell office:value-type="string" calcext:value-type="string">
            <text:p>world</text:p>
          </table:table-cell>
          <table:table-cell office:value-type="float" office:value="0.00137438520323" calcext:value-type="float">
            <text:p>0.0013743852</text:p>
          </table:table-cell>
          <table:table-cell office:value-type="float" office:value="-0.000694576476235" calcext:value-type="float">
            <text:p>-0.0006945765</text:p>
          </table:table-cell>
          <table:table-cell office:value-type="float" office:value="0.0000930762616917" calcext:value-type="float">
            <text:p>9.30762616917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029931E+018" calcext:value-type="float">
            <text:p>1526878580299310000</text:p>
          </table:table-cell>
          <table:table-cell office:value-type="float" office:value="228" calcext:value-type="float">
            <text:p>228</text:p>
          </table:table-cell>
          <table:table-cell office:value-type="float" office:value="1.52687858029456E+018" calcext:value-type="float">
            <text:p>1526878580294560000</text:p>
          </table:table-cell>
          <table:table-cell office:value-type="string" calcext:value-type="string">
            <text:p>world</text:p>
          </table:table-cell>
          <table:table-cell office:value-type="float" office:value="-0.00274687353522" calcext:value-type="float">
            <text:p>-0.0027468735</text:p>
          </table:table-cell>
          <table:table-cell office:value-type="float" office:value="0.00145705149043" calcext:value-type="float">
            <text:p>0.0014570515</text:p>
          </table:table-cell>
          <table:table-cell office:value-type="float" office:value="-0.000292684999295" calcext:value-type="float">
            <text:p>-0.0002926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031963E+018" calcext:value-type="float">
            <text:p>1526878580319630000</text:p>
          </table:table-cell>
          <table:table-cell office:value-type="float" office:value="229" calcext:value-type="float">
            <text:p>229</text:p>
          </table:table-cell>
          <table:table-cell office:value-type="float" office:value="1.52687858031446E+018" calcext:value-type="float">
            <text:p>1526878580314460000</text:p>
          </table:table-cell>
          <table:table-cell office:value-type="string" calcext:value-type="string">
            <text:p>world</text:p>
          </table:table-cell>
          <table:table-cell office:value-type="float" office:value="-0.00139108730946" calcext:value-type="float">
            <text:p>-0.0013910873</text:p>
          </table:table-cell>
          <table:table-cell office:value-type="float" office:value="0.00235385098495" calcext:value-type="float">
            <text:p>0.002353851</text:p>
          </table:table-cell>
          <table:table-cell office:value-type="float" office:value="-0.00247318646871" calcext:value-type="float">
            <text:p>-0.00247318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033901E+018" calcext:value-type="float">
            <text:p>1526878580339010000</text:p>
          </table:table-cell>
          <table:table-cell office:value-type="float" office:value="230" calcext:value-type="float">
            <text:p>230</text:p>
          </table:table-cell>
          <table:table-cell office:value-type="float" office:value="1.52687858033545E+018" calcext:value-type="float">
            <text:p>1526878580335450000</text:p>
          </table:table-cell>
          <table:table-cell office:value-type="string" calcext:value-type="string">
            <text:p>world</text:p>
          </table:table-cell>
          <table:table-cell office:value-type="float" office:value="-0.000484029966174" calcext:value-type="float">
            <text:p>-0.00048403</text:p>
          </table:table-cell>
          <table:table-cell office:value-type="float" office:value="-0.00133824825753" calcext:value-type="float">
            <text:p>-0.0013382483</text:p>
          </table:table-cell>
          <table:table-cell office:value-type="float" office:value="-0.000286218477413" calcext:value-type="float">
            <text:p>-0.00028621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035937E+018" calcext:value-type="float">
            <text:p>1526878580359370000</text:p>
          </table:table-cell>
          <table:table-cell office:value-type="float" office:value="231" calcext:value-type="float">
            <text:p>231</text:p>
          </table:table-cell>
          <table:table-cell office:value-type="float" office:value="1.52687858035525E+018" calcext:value-type="float">
            <text:p>1526878580355250000</text:p>
          </table:table-cell>
          <table:table-cell office:value-type="string" calcext:value-type="string">
            <text:p>world</text:p>
          </table:table-cell>
          <table:table-cell office:value-type="float" office:value="-0.000696027826052" calcext:value-type="float">
            <text:p>-0.0006960278</text:p>
          </table:table-cell>
          <table:table-cell office:value-type="float" office:value="0.000772000697907" calcext:value-type="float">
            <text:p>0.0007720007</text:p>
          </table:table-cell>
          <table:table-cell office:value-type="float" office:value="0.0011071653571" calcext:value-type="float">
            <text:p>0.00110716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037872E+018" calcext:value-type="float">
            <text:p>1526878580378720000</text:p>
          </table:table-cell>
          <table:table-cell office:value-type="float" office:value="232" calcext:value-type="float">
            <text:p>232</text:p>
          </table:table-cell>
          <table:table-cell office:value-type="float" office:value="1.52687858037517E+018" calcext:value-type="float">
            <text:p>1526878580375170000</text:p>
          </table:table-cell>
          <table:table-cell office:value-type="string" calcext:value-type="string">
            <text:p>world</text:p>
          </table:table-cell>
          <table:table-cell office:value-type="float" office:value="-0.000155894522322" calcext:value-type="float">
            <text:p>-0.0001558945</text:p>
          </table:table-cell>
          <table:table-cell office:value-type="float" office:value="-0.000865874346346" calcext:value-type="float">
            <text:p>-0.0008658743</text:p>
          </table:table-cell>
          <table:table-cell office:value-type="float" office:value="0.00016721355496" calcext:value-type="float">
            <text:p>0.0001672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039919E+018" calcext:value-type="float">
            <text:p>1526878580399190000</text:p>
          </table:table-cell>
          <table:table-cell office:value-type="float" office:value="233" calcext:value-type="float">
            <text:p>233</text:p>
          </table:table-cell>
          <table:table-cell office:value-type="float" office:value="1.52687858039506E+018" calcext:value-type="float">
            <text:p>1526878580395060000</text:p>
          </table:table-cell>
          <table:table-cell office:value-type="string" calcext:value-type="string">
            <text:p>world</text:p>
          </table:table-cell>
          <table:table-cell office:value-type="float" office:value="0.00051317200996" calcext:value-type="float">
            <text:p>0.000513172</text:p>
          </table:table-cell>
          <table:table-cell office:value-type="float" office:value="0.000503001792822" calcext:value-type="float">
            <text:p>0.0005030018</text:p>
          </table:table-cell>
          <table:table-cell office:value-type="float" office:value="-0.00201673223637" calcext:value-type="float">
            <text:p>-0.00201673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04199E+018" calcext:value-type="float">
            <text:p>1526878580419900000</text:p>
          </table:table-cell>
          <table:table-cell office:value-type="float" office:value="234" calcext:value-type="float">
            <text:p>234</text:p>
          </table:table-cell>
          <table:table-cell office:value-type="float" office:value="1.52687858041482E+018" calcext:value-type="float">
            <text:p>1526878580414820000</text:p>
          </table:table-cell>
          <table:table-cell office:value-type="string" calcext:value-type="string">
            <text:p>world</text:p>
          </table:table-cell>
          <table:table-cell office:value-type="float" office:value="-0.0000791981583461" calcext:value-type="float">
            <text:p>-7.91981583461E-005</text:p>
          </table:table-cell>
          <table:table-cell office:value-type="float" office:value="-0.000755851622671" calcext:value-type="float">
            <text:p>-0.0007558516</text:p>
          </table:table-cell>
          <table:table-cell office:value-type="float" office:value="0.0012939987937" calcext:value-type="float">
            <text:p>0.00129399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043922E+018" calcext:value-type="float">
            <text:p>1526878580439220000</text:p>
          </table:table-cell>
          <table:table-cell office:value-type="float" office:value="235" calcext:value-type="float">
            <text:p>235</text:p>
          </table:table-cell>
          <table:table-cell office:value-type="float" office:value="1.52687858043475E+018" calcext:value-type="float">
            <text:p>1526878580434750000</text:p>
          </table:table-cell>
          <table:table-cell office:value-type="string" calcext:value-type="string">
            <text:p>world</text:p>
          </table:table-cell>
          <table:table-cell office:value-type="float" office:value="-0.000613415846601" calcext:value-type="float">
            <text:p>-0.0006134158</text:p>
          </table:table-cell>
          <table:table-cell office:value-type="float" office:value="0.00177465425804" calcext:value-type="float">
            <text:p>0.0017746543</text:p>
          </table:table-cell>
          <table:table-cell office:value-type="float" office:value="-0.00158871896565" calcext:value-type="float">
            <text:p>-0.0015887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045942E+018" calcext:value-type="float">
            <text:p>1526878580459420000</text:p>
          </table:table-cell>
          <table:table-cell office:value-type="float" office:value="236" calcext:value-type="float">
            <text:p>236</text:p>
          </table:table-cell>
          <table:table-cell office:value-type="float" office:value="1.5268785804547E+018" calcext:value-type="float">
            <text:p>1526878580454700000</text:p>
          </table:table-cell>
          <table:table-cell office:value-type="string" calcext:value-type="string">
            <text:p>world</text:p>
          </table:table-cell>
          <table:table-cell office:value-type="float" office:value="0.000264377507847" calcext:value-type="float">
            <text:p>0.0002643775</text:p>
          </table:table-cell>
          <table:table-cell office:value-type="float" office:value="-0.00104523764458" calcext:value-type="float">
            <text:p>-0.0010452376</text:p>
          </table:table-cell>
          <table:table-cell office:value-type="float" office:value="0.000680729863234" calcext:value-type="float">
            <text:p>0.00068072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047875E+018" calcext:value-type="float">
            <text:p>1526878580478750000</text:p>
          </table:table-cell>
          <table:table-cell office:value-type="float" office:value="237" calcext:value-type="float">
            <text:p>237</text:p>
          </table:table-cell>
          <table:table-cell office:value-type="float" office:value="1.52687858047446E+018" calcext:value-type="float">
            <text:p>1526878580474460000</text:p>
          </table:table-cell>
          <table:table-cell office:value-type="string" calcext:value-type="string">
            <text:p>world</text:p>
          </table:table-cell>
          <table:table-cell office:value-type="float" office:value="-0.000185516371857" calcext:value-type="float">
            <text:p>-0.0001855164</text:p>
          </table:table-cell>
          <table:table-cell office:value-type="float" office:value="0.000305573630612" calcext:value-type="float">
            <text:p>0.0003055736</text:p>
          </table:table-cell>
          <table:table-cell office:value-type="float" office:value="0.00103486294392" calcext:value-type="float">
            <text:p>0.00103486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049899E+018" calcext:value-type="float">
            <text:p>1526878580498990000</text:p>
          </table:table-cell>
          <table:table-cell office:value-type="float" office:value="238" calcext:value-type="float">
            <text:p>238</text:p>
          </table:table-cell>
          <table:table-cell office:value-type="float" office:value="1.5268785804953E+018" calcext:value-type="float">
            <text:p>1526878580495300000</text:p>
          </table:table-cell>
          <table:table-cell office:value-type="string" calcext:value-type="string">
            <text:p>world</text:p>
          </table:table-cell>
          <table:table-cell office:value-type="float" office:value="-0.000107445579488" calcext:value-type="float">
            <text:p>-0.0001074456</text:p>
          </table:table-cell>
          <table:table-cell office:value-type="float" office:value="0.000569908763282" calcext:value-type="float">
            <text:p>0.0005699088</text:p>
          </table:table-cell>
          <table:table-cell office:value-type="float" office:value="-0.00245465454645" calcext:value-type="float">
            <text:p>-0.00245465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051947E+018" calcext:value-type="float">
            <text:p>1526878580519470000</text:p>
          </table:table-cell>
          <table:table-cell office:value-type="float" office:value="239" calcext:value-type="float">
            <text:p>239</text:p>
          </table:table-cell>
          <table:table-cell office:value-type="float" office:value="1.52687858051518E+018" calcext:value-type="float">
            <text:p>1526878580515180000</text:p>
          </table:table-cell>
          <table:table-cell office:value-type="string" calcext:value-type="string">
            <text:p>world</text:p>
          </table:table-cell>
          <table:table-cell office:value-type="float" office:value="0.00372028164566" calcext:value-type="float">
            <text:p>0.0037202816</text:p>
          </table:table-cell>
          <table:table-cell office:value-type="float" office:value="-0.00212133908644" calcext:value-type="float">
            <text:p>-0.0021213391</text:p>
          </table:table-cell>
          <table:table-cell office:value-type="float" office:value="0.00160079903435" calcext:value-type="float">
            <text:p>0.0016007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053887E+018" calcext:value-type="float">
            <text:p>1526878580538870000</text:p>
          </table:table-cell>
          <table:table-cell office:value-type="float" office:value="240" calcext:value-type="float">
            <text:p>240</text:p>
          </table:table-cell>
          <table:table-cell office:value-type="float" office:value="1.52687858053498E+018" calcext:value-type="float">
            <text:p>1526878580534980000</text:p>
          </table:table-cell>
          <table:table-cell office:value-type="string" calcext:value-type="string">
            <text:p>world</text:p>
          </table:table-cell>
          <table:table-cell office:value-type="float" office:value="-0.0019944102969" calcext:value-type="float">
            <text:p>-0.0019944103</text:p>
          </table:table-cell>
          <table:table-cell office:value-type="float" office:value="0.00206406204961" calcext:value-type="float">
            <text:p>0.002064062</text:p>
          </table:table-cell>
          <table:table-cell office:value-type="float" office:value="-0.000993484631181" calcext:value-type="float">
            <text:p>-0.00099348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055917E+018" calcext:value-type="float">
            <text:p>1526878580559170000</text:p>
          </table:table-cell>
          <table:table-cell office:value-type="float" office:value="241" calcext:value-type="float">
            <text:p>241</text:p>
          </table:table-cell>
          <table:table-cell office:value-type="float" office:value="1.52687858055484E+018" calcext:value-type="float">
            <text:p>1526878580554840000</text:p>
          </table:table-cell>
          <table:table-cell office:value-type="string" calcext:value-type="string">
            <text:p>world</text:p>
          </table:table-cell>
          <table:table-cell office:value-type="float" office:value="0.00167667039204" calcext:value-type="float">
            <text:p>0.0016766704</text:p>
          </table:table-cell>
          <table:table-cell office:value-type="float" office:value="-0.00294642476365" calcext:value-type="float">
            <text:p>-0.0029464248</text:p>
          </table:table-cell>
          <table:table-cell office:value-type="float" office:value="0.00215488765389" calcext:value-type="float">
            <text:p>0.00215488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057944E+018" calcext:value-type="float">
            <text:p>1526878580579440000</text:p>
          </table:table-cell>
          <table:table-cell office:value-type="float" office:value="242" calcext:value-type="float">
            <text:p>242</text:p>
          </table:table-cell>
          <table:table-cell office:value-type="float" office:value="1.52687858057472E+018" calcext:value-type="float">
            <text:p>1526878580574720000</text:p>
          </table:table-cell>
          <table:table-cell office:value-type="string" calcext:value-type="string">
            <text:p>world</text:p>
          </table:table-cell>
          <table:table-cell office:value-type="float" office:value="-0.00102484016679" calcext:value-type="float">
            <text:p>-0.0010248402</text:p>
          </table:table-cell>
          <table:table-cell office:value-type="float" office:value="0.00316858827136" calcext:value-type="float">
            <text:p>0.0031685883</text:p>
          </table:table-cell>
          <table:table-cell office:value-type="float" office:value="0.00268865050748" calcext:value-type="float">
            <text:p>0.00268865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059875E+018" calcext:value-type="float">
            <text:p>1526878580598750000</text:p>
          </table:table-cell>
          <table:table-cell office:value-type="float" office:value="243" calcext:value-type="float">
            <text:p>243</text:p>
          </table:table-cell>
          <table:table-cell office:value-type="float" office:value="1.52687858059445E+018" calcext:value-type="float">
            <text:p>1526878580594450000</text:p>
          </table:table-cell>
          <table:table-cell office:value-type="string" calcext:value-type="string">
            <text:p>world</text:p>
          </table:table-cell>
          <table:table-cell office:value-type="float" office:value="-0.00136394612491" calcext:value-type="float">
            <text:p>-0.0013639461</text:p>
          </table:table-cell>
          <table:table-cell office:value-type="float" office:value="-0.000757402158342" calcext:value-type="float">
            <text:p>-0.0007574022</text:p>
          </table:table-cell>
          <table:table-cell office:value-type="float" office:value="-0.00166860339232" calcext:value-type="float">
            <text:p>-0.00166860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061918E+018" calcext:value-type="float">
            <text:p>1526878580619180000</text:p>
          </table:table-cell>
          <table:table-cell office:value-type="float" office:value="244" calcext:value-type="float">
            <text:p>244</text:p>
          </table:table-cell>
          <table:table-cell office:value-type="float" office:value="1.5268785806153E+018" calcext:value-type="float">
            <text:p>1526878580615300000</text:p>
          </table:table-cell>
          <table:table-cell office:value-type="string" calcext:value-type="string">
            <text:p>world</text:p>
          </table:table-cell>
          <table:table-cell office:value-type="float" office:value="-0.000430816580774" calcext:value-type="float">
            <text:p>-0.0004308166</text:p>
          </table:table-cell>
          <table:table-cell office:value-type="float" office:value="-0.000577289960347" calcext:value-type="float">
            <text:p>-0.00057729</text:p>
          </table:table-cell>
          <table:table-cell office:value-type="float" office:value="-0.00113227625843" calcext:value-type="float">
            <text:p>-0.00113227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063968E+018" calcext:value-type="float">
            <text:p>1526878580639680000</text:p>
          </table:table-cell>
          <table:table-cell office:value-type="float" office:value="245" calcext:value-type="float">
            <text:p>245</text:p>
          </table:table-cell>
          <table:table-cell office:value-type="float" office:value="1.52687858063505E+018" calcext:value-type="float">
            <text:p>1526878580635050000</text:p>
          </table:table-cell>
          <table:table-cell office:value-type="string" calcext:value-type="string">
            <text:p>world</text:p>
          </table:table-cell>
          <table:table-cell office:value-type="float" office:value="-0.000250313110882" calcext:value-type="float">
            <text:p>-0.0002503131</text:p>
          </table:table-cell>
          <table:table-cell office:value-type="float" office:value="-0.00164120690897" calcext:value-type="float">
            <text:p>-0.0016412069</text:p>
          </table:table-cell>
          <table:table-cell office:value-type="float" office:value="-0.00137422117405" calcext:value-type="float">
            <text:p>-0.00137422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065901E+018" calcext:value-type="float">
            <text:p>1526878580659010000</text:p>
          </table:table-cell>
          <table:table-cell office:value-type="float" office:value="246" calcext:value-type="float">
            <text:p>246</text:p>
          </table:table-cell>
          <table:table-cell office:value-type="float" office:value="1.5268785806548E+018" calcext:value-type="float">
            <text:p>1526878580654800000</text:p>
          </table:table-cell>
          <table:table-cell office:value-type="string" calcext:value-type="string">
            <text:p>world</text:p>
          </table:table-cell>
          <table:table-cell office:value-type="float" office:value="-0.000137486858875" calcext:value-type="float">
            <text:p>-0.0001374869</text:p>
          </table:table-cell>
          <table:table-cell office:value-type="float" office:value="0.000259839463979" calcext:value-type="float">
            <text:p>0.0002598395</text:p>
          </table:table-cell>
          <table:table-cell office:value-type="float" office:value="-0.000154499255586" calcext:value-type="float">
            <text:p>-0.00015449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067926E+018" calcext:value-type="float">
            <text:p>1526878580679260000</text:p>
          </table:table-cell>
          <table:table-cell office:value-type="float" office:value="247" calcext:value-type="float">
            <text:p>247</text:p>
          </table:table-cell>
          <table:table-cell office:value-type="float" office:value="1.52687858067475E+018" calcext:value-type="float">
            <text:p>1526878580674750000</text:p>
          </table:table-cell>
          <table:table-cell office:value-type="string" calcext:value-type="string">
            <text:p>world</text:p>
          </table:table-cell>
          <table:table-cell office:value-type="float" office:value="-0.00030655626324" calcext:value-type="float">
            <text:p>-0.0003065563</text:p>
          </table:table-cell>
          <table:table-cell office:value-type="float" office:value="0.000979880336672" calcext:value-type="float">
            <text:p>0.0009798803</text:p>
          </table:table-cell>
          <table:table-cell office:value-type="float" office:value="-0.00231078197248" calcext:value-type="float">
            <text:p>-0.0023107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069859E+018" calcext:value-type="float">
            <text:p>1526878580698590000</text:p>
          </table:table-cell>
          <table:table-cell office:value-type="float" office:value="248" calcext:value-type="float">
            <text:p>248</text:p>
          </table:table-cell>
          <table:table-cell office:value-type="float" office:value="1.52687858069475E+018" calcext:value-type="float">
            <text:p>1526878580694750000</text:p>
          </table:table-cell>
          <table:table-cell office:value-type="string" calcext:value-type="string">
            <text:p>world</text:p>
          </table:table-cell>
          <table:table-cell office:value-type="float" office:value="-0.000193543266505" calcext:value-type="float">
            <text:p>-0.0001935433</text:p>
          </table:table-cell>
          <table:table-cell office:value-type="float" office:value="0.000427993829362" calcext:value-type="float">
            <text:p>0.0004279938</text:p>
          </table:table-cell>
          <table:table-cell office:value-type="float" office:value="-0.00146076711826" calcext:value-type="float">
            <text:p>-0.00146076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071899E+018" calcext:value-type="float">
            <text:p>1526878580718990000</text:p>
          </table:table-cell>
          <table:table-cell office:value-type="float" office:value="249" calcext:value-type="float">
            <text:p>249</text:p>
          </table:table-cell>
          <table:table-cell office:value-type="float" office:value="1.5268785807145E+018" calcext:value-type="float">
            <text:p>1526878580714500000</text:p>
          </table:table-cell>
          <table:table-cell office:value-type="string" calcext:value-type="string">
            <text:p>world</text:p>
          </table:table-cell>
          <table:table-cell office:value-type="float" office:value="-0.00011420660303" calcext:value-type="float">
            <text:p>-0.0001142066</text:p>
          </table:table-cell>
          <table:table-cell office:value-type="float" office:value="-0.00105294398963" calcext:value-type="float">
            <text:p>-0.001052944</text:p>
          </table:table-cell>
          <table:table-cell office:value-type="float" office:value="0.00178660836536" calcext:value-type="float">
            <text:p>0.00178660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073944E+018" calcext:value-type="float">
            <text:p>1526878580739440000</text:p>
          </table:table-cell>
          <table:table-cell office:value-type="float" office:value="250" calcext:value-type="float">
            <text:p>250</text:p>
          </table:table-cell>
          <table:table-cell office:value-type="float" office:value="1.52687858073441E+018" calcext:value-type="float">
            <text:p>1526878580734410000</text:p>
          </table:table-cell>
          <table:table-cell office:value-type="string" calcext:value-type="string">
            <text:p>world</text:p>
          </table:table-cell>
          <table:table-cell office:value-type="float" office:value="0.0000540065084351" calcext:value-type="float">
            <text:p>5.40065084351E-005</text:p>
          </table:table-cell>
          <table:table-cell office:value-type="float" office:value="-0.000484074815176" calcext:value-type="float">
            <text:p>-0.0004840748</text:p>
          </table:table-cell>
          <table:table-cell office:value-type="float" office:value="-0.0000564288930036" calcext:value-type="float">
            <text:p>-5.64288930036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075875E+018" calcext:value-type="float">
            <text:p>1526878580758750000</text:p>
          </table:table-cell>
          <table:table-cell office:value-type="float" office:value="251" calcext:value-type="float">
            <text:p>251</text:p>
          </table:table-cell>
          <table:table-cell office:value-type="float" office:value="1.52687858075519E+018" calcext:value-type="float">
            <text:p>1526878580755190000</text:p>
          </table:table-cell>
          <table:table-cell office:value-type="string" calcext:value-type="string">
            <text:p>world</text:p>
          </table:table-cell>
          <table:table-cell office:value-type="float" office:value="0.000215465639485" calcext:value-type="float">
            <text:p>0.0002154656</text:p>
          </table:table-cell>
          <table:table-cell office:value-type="float" office:value="0.000973699556198" calcext:value-type="float">
            <text:p>0.0009736996</text:p>
          </table:table-cell>
          <table:table-cell office:value-type="float" office:value="-0.00150038371794" calcext:value-type="float">
            <text:p>-0.00150038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077914E+018" calcext:value-type="float">
            <text:p>1526878580779140000</text:p>
          </table:table-cell>
          <table:table-cell office:value-type="float" office:value="252" calcext:value-type="float">
            <text:p>252</text:p>
          </table:table-cell>
          <table:table-cell office:value-type="float" office:value="1.5268785807751E+018" calcext:value-type="float">
            <text:p>1526878580775100000</text:p>
          </table:table-cell>
          <table:table-cell office:value-type="string" calcext:value-type="string">
            <text:p>world</text:p>
          </table:table-cell>
          <table:table-cell office:value-type="float" office:value="0.000142863689689" calcext:value-type="float">
            <text:p>0.0001428637</text:p>
          </table:table-cell>
          <table:table-cell office:value-type="float" office:value="-0.00133409979753" calcext:value-type="float">
            <text:p>-0.0013340998</text:p>
          </table:table-cell>
          <table:table-cell office:value-type="float" office:value="0.00154767755885" calcext:value-type="float">
            <text:p>0.0015476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079944E+018" calcext:value-type="float">
            <text:p>1526878580799440000</text:p>
          </table:table-cell>
          <table:table-cell office:value-type="float" office:value="253" calcext:value-type="float">
            <text:p>253</text:p>
          </table:table-cell>
          <table:table-cell office:value-type="float" office:value="1.52687858079489E+018" calcext:value-type="float">
            <text:p>1526878580794890000</text:p>
          </table:table-cell>
          <table:table-cell office:value-type="string" calcext:value-type="string">
            <text:p>world</text:p>
          </table:table-cell>
          <table:table-cell office:value-type="float" office:value="0.000094884831924" calcext:value-type="float">
            <text:p>9.4884831924E-005</text:p>
          </table:table-cell>
          <table:table-cell office:value-type="float" office:value="-0.00101444718894" calcext:value-type="float">
            <text:p>-0.0010144472</text:p>
          </table:table-cell>
          <table:table-cell office:value-type="float" office:value="-0.000262215093244" calcext:value-type="float">
            <text:p>-0.00026221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081878E+018" calcext:value-type="float">
            <text:p>1526878580818780000</text:p>
          </table:table-cell>
          <table:table-cell office:value-type="float" office:value="254" calcext:value-type="float">
            <text:p>254</text:p>
          </table:table-cell>
          <table:table-cell office:value-type="float" office:value="1.5268785808148E+018" calcext:value-type="float">
            <text:p>1526878580814800000</text:p>
          </table:table-cell>
          <table:table-cell office:value-type="string" calcext:value-type="string">
            <text:p>world</text:p>
          </table:table-cell>
          <table:table-cell office:value-type="float" office:value="0.000385991443181" calcext:value-type="float">
            <text:p>0.0003859914</text:p>
          </table:table-cell>
          <table:table-cell office:value-type="float" office:value="-0.000444130360847" calcext:value-type="float">
            <text:p>-0.0004441304</text:p>
          </table:table-cell>
          <table:table-cell office:value-type="float" office:value="-0.000745304743759" calcext:value-type="float">
            <text:p>-0.00074530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08391E+018" calcext:value-type="float">
            <text:p>1526878580839100000</text:p>
          </table:table-cell>
          <table:table-cell office:value-type="float" office:value="255" calcext:value-type="float">
            <text:p>255</text:p>
          </table:table-cell>
          <table:table-cell office:value-type="float" office:value="1.52687858083466E+018" calcext:value-type="float">
            <text:p>1526878580834660000</text:p>
          </table:table-cell>
          <table:table-cell office:value-type="string" calcext:value-type="string">
            <text:p>world</text:p>
          </table:table-cell>
          <table:table-cell office:value-type="float" office:value="-0.000214935149415" calcext:value-type="float">
            <text:p>-0.0002149351</text:p>
          </table:table-cell>
          <table:table-cell office:value-type="float" office:value="0.000000976171577349" calcext:value-type="float">
            <text:p>9.76171577349E-007</text:p>
          </table:table-cell>
          <table:table-cell office:value-type="float" office:value="0.00108812167309" calcext:value-type="float">
            <text:p>0.00108812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085976E+018" calcext:value-type="float">
            <text:p>1526878580859760000</text:p>
          </table:table-cell>
          <table:table-cell office:value-type="float" office:value="256" calcext:value-type="float">
            <text:p>256</text:p>
          </table:table-cell>
          <table:table-cell office:value-type="float" office:value="1.52687858085448E+018" calcext:value-type="float">
            <text:p>1526878580854480000</text:p>
          </table:table-cell>
          <table:table-cell office:value-type="string" calcext:value-type="string">
            <text:p>world</text:p>
          </table:table-cell>
          <table:table-cell office:value-type="float" office:value="-0.000174580112798" calcext:value-type="float">
            <text:p>-0.0001745801</text:p>
          </table:table-cell>
          <table:table-cell office:value-type="float" office:value="0.000140549018397" calcext:value-type="float">
            <text:p>0.000140549</text:p>
          </table:table-cell>
          <table:table-cell office:value-type="float" office:value="-0.000777308247052" calcext:value-type="float">
            <text:p>-0.00077730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087886E+018" calcext:value-type="float">
            <text:p>1526878580878860000</text:p>
          </table:table-cell>
          <table:table-cell office:value-type="float" office:value="257" calcext:value-type="float">
            <text:p>257</text:p>
          </table:table-cell>
          <table:table-cell office:value-type="float" office:value="1.52687858087537E+018" calcext:value-type="float">
            <text:p>1526878580875370000</text:p>
          </table:table-cell>
          <table:table-cell office:value-type="string" calcext:value-type="string">
            <text:p>world</text:p>
          </table:table-cell>
          <table:table-cell office:value-type="float" office:value="0.000109742148197" calcext:value-type="float">
            <text:p>0.0001097421</text:p>
          </table:table-cell>
          <table:table-cell office:value-type="float" office:value="-0.000460788840428" calcext:value-type="float">
            <text:p>-0.0004607888</text:p>
          </table:table-cell>
          <table:table-cell office:value-type="float" office:value="-0.000556727987714" calcext:value-type="float">
            <text:p>-0.000556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089929E+018" calcext:value-type="float">
            <text:p>1526878580899290000</text:p>
          </table:table-cell>
          <table:table-cell office:value-type="float" office:value="258" calcext:value-type="float">
            <text:p>258</text:p>
          </table:table-cell>
          <table:table-cell office:value-type="float" office:value="1.52687858089538E+018" calcext:value-type="float">
            <text:p>1526878580895380000</text:p>
          </table:table-cell>
          <table:table-cell office:value-type="string" calcext:value-type="string">
            <text:p>world</text:p>
          </table:table-cell>
          <table:table-cell office:value-type="float" office:value="-0.00306640285999" calcext:value-type="float">
            <text:p>-0.0030664029</text:p>
          </table:table-cell>
          <table:table-cell office:value-type="float" office:value="0.00398537097499" calcext:value-type="float">
            <text:p>0.003985371</text:p>
          </table:table-cell>
          <table:table-cell office:value-type="float" office:value="0.00268207862973" calcext:value-type="float">
            <text:p>0.00268207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091858E+018" calcext:value-type="float">
            <text:p>1526878580918580000</text:p>
          </table:table-cell>
          <table:table-cell office:value-type="float" office:value="259" calcext:value-type="float">
            <text:p>259</text:p>
          </table:table-cell>
          <table:table-cell office:value-type="float" office:value="1.5268785809153E+018" calcext:value-type="float">
            <text:p>1526878580915300000</text:p>
          </table:table-cell>
          <table:table-cell office:value-type="string" calcext:value-type="string">
            <text:p>world</text:p>
          </table:table-cell>
          <table:table-cell office:value-type="float" office:value="0.00145567324944" calcext:value-type="float">
            <text:p>0.0014556732</text:p>
          </table:table-cell>
          <table:table-cell office:value-type="float" office:value="-0.00287159183063" calcext:value-type="float">
            <text:p>-0.0028715918</text:p>
          </table:table-cell>
          <table:table-cell office:value-type="float" office:value="-0.00107251573354" calcext:value-type="float">
            <text:p>-0.00107251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093895E+018" calcext:value-type="float">
            <text:p>1526878580938950000</text:p>
          </table:table-cell>
          <table:table-cell office:value-type="float" office:value="260" calcext:value-type="float">
            <text:p>260</text:p>
          </table:table-cell>
          <table:table-cell office:value-type="float" office:value="1.52687858093513E+018" calcext:value-type="float">
            <text:p>1526878580935130000</text:p>
          </table:table-cell>
          <table:table-cell office:value-type="string" calcext:value-type="string">
            <text:p>world</text:p>
          </table:table-cell>
          <table:table-cell office:value-type="float" office:value="0.000972831738181" calcext:value-type="float">
            <text:p>0.0009728317</text:p>
          </table:table-cell>
          <table:table-cell office:value-type="float" office:value="-0.000929764355533" calcext:value-type="float">
            <text:p>-0.0009297644</text:p>
          </table:table-cell>
          <table:table-cell office:value-type="float" office:value="-0.00156062538736" calcext:value-type="float">
            <text:p>-0.00156062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095926E+018" calcext:value-type="float">
            <text:p>1526878580959260000</text:p>
          </table:table-cell>
          <table:table-cell office:value-type="float" office:value="261" calcext:value-type="float">
            <text:p>261</text:p>
          </table:table-cell>
          <table:table-cell office:value-type="float" office:value="1.52687858095467E+018" calcext:value-type="float">
            <text:p>1526878580954670000</text:p>
          </table:table-cell>
          <table:table-cell office:value-type="string" calcext:value-type="string">
            <text:p>world</text:p>
          </table:table-cell>
          <table:table-cell office:value-type="float" office:value="0.0000868342467584" calcext:value-type="float">
            <text:p>8.68342467584E-005</text:p>
          </table:table-cell>
          <table:table-cell office:value-type="float" office:value="-0.000920287682675" calcext:value-type="float">
            <text:p>-0.0009202877</text:p>
          </table:table-cell>
          <table:table-cell office:value-type="float" office:value="0.000750804669224" calcext:value-type="float">
            <text:p>0.00075080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097853E+018" calcext:value-type="float">
            <text:p>1526878580978530000</text:p>
          </table:table-cell>
          <table:table-cell office:value-type="float" office:value="262" calcext:value-type="float">
            <text:p>262</text:p>
          </table:table-cell>
          <table:table-cell office:value-type="float" office:value="1.52687858097442E+018" calcext:value-type="float">
            <text:p>1526878580974420000</text:p>
          </table:table-cell>
          <table:table-cell office:value-type="string" calcext:value-type="string">
            <text:p>world</text:p>
          </table:table-cell>
          <table:table-cell office:value-type="float" office:value="-0.000120499054901" calcext:value-type="float">
            <text:p>-0.0001204991</text:p>
          </table:table-cell>
          <table:table-cell office:value-type="float" office:value="0.000374900817405" calcext:value-type="float">
            <text:p>0.0003749008</text:p>
          </table:table-cell>
          <table:table-cell office:value-type="float" office:value="-0.000876391481142" calcext:value-type="float">
            <text:p>-0.00087639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099891E+018" calcext:value-type="float">
            <text:p>1526878580998910000</text:p>
          </table:table-cell>
          <table:table-cell office:value-type="float" office:value="263" calcext:value-type="float">
            <text:p>263</text:p>
          </table:table-cell>
          <table:table-cell office:value-type="float" office:value="1.52687858099532E+018" calcext:value-type="float">
            <text:p>1526878580995320000</text:p>
          </table:table-cell>
          <table:table-cell office:value-type="string" calcext:value-type="string">
            <text:p>world</text:p>
          </table:table-cell>
          <table:table-cell office:value-type="float" office:value="0.000492013874464" calcext:value-type="float">
            <text:p>0.0004920139</text:p>
          </table:table-cell>
          <table:table-cell office:value-type="float" office:value="-0.0000404678285122" calcext:value-type="float">
            <text:p>-4.04678285122E-005</text:p>
          </table:table-cell>
          <table:table-cell office:value-type="float" office:value="-0.00208868528716" calcext:value-type="float">
            <text:p>-0.00208868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101927E+018" calcext:value-type="float">
            <text:p>1526878581019270000</text:p>
          </table:table-cell>
          <table:table-cell office:value-type="float" office:value="264" calcext:value-type="float">
            <text:p>264</text:p>
          </table:table-cell>
          <table:table-cell office:value-type="float" office:value="1.52687858101537E+018" calcext:value-type="float">
            <text:p>1526878581015370000</text:p>
          </table:table-cell>
          <table:table-cell office:value-type="string" calcext:value-type="string">
            <text:p>world</text:p>
          </table:table-cell>
          <table:table-cell office:value-type="float" office:value="0.000310475414153" calcext:value-type="float">
            <text:p>0.0003104754</text:p>
          </table:table-cell>
          <table:table-cell office:value-type="float" office:value="0.000630311726127" calcext:value-type="float">
            <text:p>0.0006303117</text:p>
          </table:table-cell>
          <table:table-cell office:value-type="float" office:value="-0.000450206920505" calcext:value-type="float">
            <text:p>-0.00045020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103958E+018" calcext:value-type="float">
            <text:p>1526878581039580000</text:p>
          </table:table-cell>
          <table:table-cell office:value-type="float" office:value="265" calcext:value-type="float">
            <text:p>265</text:p>
          </table:table-cell>
          <table:table-cell office:value-type="float" office:value="1.52687858103515E+018" calcext:value-type="float">
            <text:p>1526878581035150000</text:p>
          </table:table-cell>
          <table:table-cell office:value-type="string" calcext:value-type="string">
            <text:p>world</text:p>
          </table:table-cell>
          <table:table-cell office:value-type="float" office:value="-0.000108453736175" calcext:value-type="float">
            <text:p>-0.0001084537</text:p>
          </table:table-cell>
          <table:table-cell office:value-type="float" office:value="-0.000134584552143" calcext:value-type="float">
            <text:p>-0.0001345846</text:p>
          </table:table-cell>
          <table:table-cell office:value-type="float" office:value="-0.00135339156259" calcext:value-type="float">
            <text:p>-0.00135339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105896E+018" calcext:value-type="float">
            <text:p>1526878581058960000</text:p>
          </table:table-cell>
          <table:table-cell office:value-type="float" office:value="266" calcext:value-type="float">
            <text:p>266</text:p>
          </table:table-cell>
          <table:table-cell office:value-type="float" office:value="1.5268785810548E+018" calcext:value-type="float">
            <text:p>1526878581054800000</text:p>
          </table:table-cell>
          <table:table-cell office:value-type="string" calcext:value-type="string">
            <text:p>world</text:p>
          </table:table-cell>
          <table:table-cell office:value-type="float" office:value="-0.00320438691415" calcext:value-type="float">
            <text:p>-0.0032043869</text:p>
          </table:table-cell>
          <table:table-cell office:value-type="float" office:value="0.00278850318864" calcext:value-type="float">
            <text:p>0.0027885032</text:p>
          </table:table-cell>
          <table:table-cell office:value-type="float" office:value="0.00365891586989" calcext:value-type="float">
            <text:p>0.00365891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107928E+018" calcext:value-type="float">
            <text:p>1526878581079280000</text:p>
          </table:table-cell>
          <table:table-cell office:value-type="float" office:value="267" calcext:value-type="float">
            <text:p>267</text:p>
          </table:table-cell>
          <table:table-cell office:value-type="float" office:value="1.52687858107461E+018" calcext:value-type="float">
            <text:p>1526878581074610000</text:p>
          </table:table-cell>
          <table:table-cell office:value-type="string" calcext:value-type="string">
            <text:p>world</text:p>
          </table:table-cell>
          <table:table-cell office:value-type="float" office:value="0.00111213920172" calcext:value-type="float">
            <text:p>0.0011121392</text:p>
          </table:table-cell>
          <table:table-cell office:value-type="float" office:value="-0.0022961855866" calcext:value-type="float">
            <text:p>-0.0022961856</text:p>
          </table:table-cell>
          <table:table-cell office:value-type="float" office:value="0.000893749645911" calcext:value-type="float">
            <text:p>0.0008937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109838E+018" calcext:value-type="float">
            <text:p>1526878581098380000</text:p>
          </table:table-cell>
          <table:table-cell office:value-type="float" office:value="268" calcext:value-type="float">
            <text:p>268</text:p>
          </table:table-cell>
          <table:table-cell office:value-type="float" office:value="1.52687858109526E+018" calcext:value-type="float">
            <text:p>1526878581095260000</text:p>
          </table:table-cell>
          <table:table-cell office:value-type="string" calcext:value-type="string">
            <text:p>world</text:p>
          </table:table-cell>
          <table:table-cell office:value-type="float" office:value="0.00102114549372" calcext:value-type="float">
            <text:p>0.0010211455</text:p>
          </table:table-cell>
          <table:table-cell office:value-type="float" office:value="-0.00222706887871" calcext:value-type="float">
            <text:p>-0.0022270689</text:p>
          </table:table-cell>
          <table:table-cell office:value-type="float" office:value="-0.00157349230722" calcext:value-type="float">
            <text:p>-0.00157349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111858E+018" calcext:value-type="float">
            <text:p>1526878581118580000</text:p>
          </table:table-cell>
          <table:table-cell office:value-type="float" office:value="269" calcext:value-type="float">
            <text:p>269</text:p>
          </table:table-cell>
          <table:table-cell office:value-type="float" office:value="1.52687858111499E+018" calcext:value-type="float">
            <text:p>1526878581114990000</text:p>
          </table:table-cell>
          <table:table-cell office:value-type="string" calcext:value-type="string">
            <text:p>world</text:p>
          </table:table-cell>
          <table:table-cell office:value-type="float" office:value="0.000440008589067" calcext:value-type="float">
            <text:p>0.0004400086</text:p>
          </table:table-cell>
          <table:table-cell office:value-type="float" office:value="-0.00031674746424" calcext:value-type="float">
            <text:p>-0.0003167475</text:p>
          </table:table-cell>
          <table:table-cell office:value-type="float" office:value="-0.0023795850575" calcext:value-type="float">
            <text:p>-0.00237958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113882E+018" calcext:value-type="float">
            <text:p>1526878581138820000</text:p>
          </table:table-cell>
          <table:table-cell office:value-type="float" office:value="270" calcext:value-type="float">
            <text:p>270</text:p>
          </table:table-cell>
          <table:table-cell office:value-type="float" office:value="1.52687858113452E+018" calcext:value-type="float">
            <text:p>1526878581134520000</text:p>
          </table:table-cell>
          <table:table-cell office:value-type="string" calcext:value-type="string">
            <text:p>world</text:p>
          </table:table-cell>
          <table:table-cell office:value-type="float" office:value="-0.00358876190148" calcext:value-type="float">
            <text:p>-0.0035887619</text:p>
          </table:table-cell>
          <table:table-cell office:value-type="float" office:value="0.00529997423291" calcext:value-type="float">
            <text:p>0.0052999742</text:p>
          </table:table-cell>
          <table:table-cell office:value-type="float" office:value="0.00103438110091" calcext:value-type="float">
            <text:p>0.00103438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115921E+018" calcext:value-type="float">
            <text:p>1526878581159210000</text:p>
          </table:table-cell>
          <table:table-cell office:value-type="float" office:value="271" calcext:value-type="float">
            <text:p>271</text:p>
          </table:table-cell>
          <table:table-cell office:value-type="float" office:value="1.52687858115513E+018" calcext:value-type="float">
            <text:p>1526878581155130000</text:p>
          </table:table-cell>
          <table:table-cell office:value-type="string" calcext:value-type="string">
            <text:p>world</text:p>
          </table:table-cell>
          <table:table-cell office:value-type="float" office:value="0.00204185349867" calcext:value-type="float">
            <text:p>0.0020418535</text:p>
          </table:table-cell>
          <table:table-cell office:value-type="float" office:value="-0.00310878036544" calcext:value-type="float">
            <text:p>-0.0031087804</text:p>
          </table:table-cell>
          <table:table-cell office:value-type="float" office:value="-0.000127671461087" calcext:value-type="float">
            <text:p>-0.00012767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117953E+018" calcext:value-type="float">
            <text:p>1526878581179530000</text:p>
          </table:table-cell>
          <table:table-cell office:value-type="float" office:value="272" calcext:value-type="float">
            <text:p>272</text:p>
          </table:table-cell>
          <table:table-cell office:value-type="float" office:value="1.52687858117488E+018" calcext:value-type="float">
            <text:p>1526878581174880000</text:p>
          </table:table-cell>
          <table:table-cell office:value-type="string" calcext:value-type="string">
            <text:p>world</text:p>
          </table:table-cell>
          <table:table-cell office:value-type="float" office:value="0.000827198848128" calcext:value-type="float">
            <text:p>0.0008271988</text:p>
          </table:table-cell>
          <table:table-cell office:value-type="float" office:value="-0.00154118146747" calcext:value-type="float">
            <text:p>-0.0015411815</text:p>
          </table:table-cell>
          <table:table-cell office:value-type="float" office:value="-0.000509354867972" calcext:value-type="float">
            <text:p>-0.00050935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119885E+018" calcext:value-type="float">
            <text:p>1526878581198850000</text:p>
          </table:table-cell>
          <table:table-cell office:value-type="float" office:value="273" calcext:value-type="float">
            <text:p>273</text:p>
          </table:table-cell>
          <table:table-cell office:value-type="float" office:value="1.52687858119471E+018" calcext:value-type="float">
            <text:p>1526878581194710000</text:p>
          </table:table-cell>
          <table:table-cell office:value-type="string" calcext:value-type="string">
            <text:p>world</text:p>
          </table:table-cell>
          <table:table-cell office:value-type="float" office:value="0.000166408135556" calcext:value-type="float">
            <text:p>0.0001664081</text:p>
          </table:table-cell>
          <table:table-cell office:value-type="float" office:value="-0.000339550955687" calcext:value-type="float">
            <text:p>-0.000339551</text:p>
          </table:table-cell>
          <table:table-cell office:value-type="float" office:value="0.00147991022095" calcext:value-type="float">
            <text:p>0.00147991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121906E+018" calcext:value-type="float">
            <text:p>1526878581219060000</text:p>
          </table:table-cell>
          <table:table-cell office:value-type="float" office:value="274" calcext:value-type="float">
            <text:p>274</text:p>
          </table:table-cell>
          <table:table-cell office:value-type="float" office:value="1.52687858121471E+018" calcext:value-type="float">
            <text:p>1526878581214710000</text:p>
          </table:table-cell>
          <table:table-cell office:value-type="string" calcext:value-type="string">
            <text:p>world</text:p>
          </table:table-cell>
          <table:table-cell office:value-type="float" office:value="-0.00349600962363" calcext:value-type="float">
            <text:p>-0.0034960096</text:p>
          </table:table-cell>
          <table:table-cell office:value-type="float" office:value="0.00484996195883" calcext:value-type="float">
            <text:p>0.004849962</text:p>
          </table:table-cell>
          <table:table-cell office:value-type="float" office:value="-0.000540387234651" calcext:value-type="float">
            <text:p>-0.0005403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123953E+018" calcext:value-type="float">
            <text:p>1526878581239530000</text:p>
          </table:table-cell>
          <table:table-cell office:value-type="float" office:value="275" calcext:value-type="float">
            <text:p>275</text:p>
          </table:table-cell>
          <table:table-cell office:value-type="float" office:value="1.52687858123462E+018" calcext:value-type="float">
            <text:p>1526878581234620000</text:p>
          </table:table-cell>
          <table:table-cell office:value-type="string" calcext:value-type="string">
            <text:p>world</text:p>
          </table:table-cell>
          <table:table-cell office:value-type="float" office:value="0.0020663770847" calcext:value-type="float">
            <text:p>0.0020663771</text:p>
          </table:table-cell>
          <table:table-cell office:value-type="float" office:value="-0.00227718148381" calcext:value-type="float">
            <text:p>-0.0022771815</text:p>
          </table:table-cell>
          <table:table-cell office:value-type="float" office:value="-0.00229932670482" calcext:value-type="float">
            <text:p>-0.00229932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125884E+018" calcext:value-type="float">
            <text:p>1526878581258840000</text:p>
          </table:table-cell>
          <table:table-cell office:value-type="float" office:value="276" calcext:value-type="float">
            <text:p>276</text:p>
          </table:table-cell>
          <table:table-cell office:value-type="float" office:value="1.52687858125539E+018" calcext:value-type="float">
            <text:p>1526878581255390000</text:p>
          </table:table-cell>
          <table:table-cell office:value-type="string" calcext:value-type="string">
            <text:p>world</text:p>
          </table:table-cell>
          <table:table-cell office:value-type="float" office:value="0.000946931715589" calcext:value-type="float">
            <text:p>0.0009469317</text:p>
          </table:table-cell>
          <table:table-cell office:value-type="float" office:value="-0.000468560087029" calcext:value-type="float">
            <text:p>-0.0004685601</text:p>
          </table:table-cell>
          <table:table-cell office:value-type="float" office:value="0.000108473235741" calcext:value-type="float">
            <text:p>0.00010847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127916E+018" calcext:value-type="float">
            <text:p>1526878581279160000</text:p>
          </table:table-cell>
          <table:table-cell office:value-type="float" office:value="277" calcext:value-type="float">
            <text:p>277</text:p>
          </table:table-cell>
          <table:table-cell office:value-type="float" office:value="1.52687858127527E+018" calcext:value-type="float">
            <text:p>1526878581275270000</text:p>
          </table:table-cell>
          <table:table-cell office:value-type="string" calcext:value-type="string">
            <text:p>world</text:p>
          </table:table-cell>
          <table:table-cell office:value-type="float" office:value="0.000599164515734" calcext:value-type="float">
            <text:p>0.0005991645</text:p>
          </table:table-cell>
          <table:table-cell office:value-type="float" office:value="-0.00184497667942" calcext:value-type="float">
            <text:p>-0.0018449767</text:p>
          </table:table-cell>
          <table:table-cell office:value-type="float" office:value="0.000837569416035" calcext:value-type="float">
            <text:p>0.00083756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129945E+018" calcext:value-type="float">
            <text:p>1526878581299450000</text:p>
          </table:table-cell>
          <table:table-cell office:value-type="float" office:value="278" calcext:value-type="float">
            <text:p>278</text:p>
          </table:table-cell>
          <table:table-cell office:value-type="float" office:value="1.52687858129494E+018" calcext:value-type="float">
            <text:p>1526878581294940000</text:p>
          </table:table-cell>
          <table:table-cell office:value-type="string" calcext:value-type="string">
            <text:p>world</text:p>
          </table:table-cell>
          <table:table-cell office:value-type="float" office:value="0.0005135681713" calcext:value-type="float">
            <text:p>0.0005135682</text:p>
          </table:table-cell>
          <table:table-cell office:value-type="float" office:value="-0.000561936758459" calcext:value-type="float">
            <text:p>-0.0005619368</text:p>
          </table:table-cell>
          <table:table-cell office:value-type="float" office:value="-0.00152449286543" calcext:value-type="float">
            <text:p>-0.00152449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13189E+018" calcext:value-type="float">
            <text:p>1526878581318900000</text:p>
          </table:table-cell>
          <table:table-cell office:value-type="float" office:value="279" calcext:value-type="float">
            <text:p>279</text:p>
          </table:table-cell>
          <table:table-cell office:value-type="float" office:value="1.52687858131465E+018" calcext:value-type="float">
            <text:p>1526878581314650000</text:p>
          </table:table-cell>
          <table:table-cell office:value-type="string" calcext:value-type="string">
            <text:p>world</text:p>
          </table:table-cell>
          <table:table-cell office:value-type="float" office:value="-0.0000179717317224" calcext:value-type="float">
            <text:p>-1.79717317224E-005</text:p>
          </table:table-cell>
          <table:table-cell office:value-type="float" office:value="-0.00148341094609" calcext:value-type="float">
            <text:p>-0.0014834109</text:p>
          </table:table-cell>
          <table:table-cell office:value-type="float" office:value="0.00223575625569" calcext:value-type="float">
            <text:p>0.00223575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133921E+018" calcext:value-type="float">
            <text:p>1526878581339210000</text:p>
          </table:table-cell>
          <table:table-cell office:value-type="float" office:value="280" calcext:value-type="float">
            <text:p>280</text:p>
          </table:table-cell>
          <table:table-cell office:value-type="float" office:value="1.52687858133535E+018" calcext:value-type="float">
            <text:p>1526878581335350000</text:p>
          </table:table-cell>
          <table:table-cell office:value-type="string" calcext:value-type="string">
            <text:p>world</text:p>
          </table:table-cell>
          <table:table-cell office:value-type="float" office:value="-0.00463953986764" calcext:value-type="float">
            <text:p>-0.0046395399</text:p>
          </table:table-cell>
          <table:table-cell office:value-type="float" office:value="0.00467284256592" calcext:value-type="float">
            <text:p>0.0046728426</text:p>
          </table:table-cell>
          <table:table-cell office:value-type="float" office:value="0.00388213456608" calcext:value-type="float">
            <text:p>0.00388213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135939E+018" calcext:value-type="float">
            <text:p>1526878581359390000</text:p>
          </table:table-cell>
          <table:table-cell office:value-type="float" office:value="281" calcext:value-type="float">
            <text:p>281</text:p>
          </table:table-cell>
          <table:table-cell office:value-type="float" office:value="1.52687858135512E+018" calcext:value-type="float">
            <text:p>1526878581355120000</text:p>
          </table:table-cell>
          <table:table-cell office:value-type="string" calcext:value-type="string">
            <text:p>world</text:p>
          </table:table-cell>
          <table:table-cell office:value-type="float" office:value="0.00311233475804" calcext:value-type="float">
            <text:p>0.0031123348</text:p>
          </table:table-cell>
          <table:table-cell office:value-type="float" office:value="0.000140994554386" calcext:value-type="float">
            <text:p>0.0001409946</text:p>
          </table:table-cell>
          <table:table-cell office:value-type="float" office:value="0.00284785404801" calcext:value-type="float">
            <text:p>0.0028478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137885E+018" calcext:value-type="float">
            <text:p>1526878581378850000</text:p>
          </table:table-cell>
          <table:table-cell office:value-type="float" office:value="282" calcext:value-type="float">
            <text:p>282</text:p>
          </table:table-cell>
          <table:table-cell office:value-type="float" office:value="1.52687858137494E+018" calcext:value-type="float">
            <text:p>1526878581374940000</text:p>
          </table:table-cell>
          <table:table-cell office:value-type="string" calcext:value-type="string">
            <text:p>world</text:p>
          </table:table-cell>
          <table:table-cell office:value-type="float" office:value="0.000264225411229" calcext:value-type="float">
            <text:p>0.0002642254</text:p>
          </table:table-cell>
          <table:table-cell office:value-type="float" office:value="-0.00154904439114" calcext:value-type="float">
            <text:p>-0.0015490444</text:p>
          </table:table-cell>
          <table:table-cell office:value-type="float" office:value="-0.00422418583184" calcext:value-type="float">
            <text:p>-0.00422418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139921E+018" calcext:value-type="float">
            <text:p>1526878581399210000</text:p>
          </table:table-cell>
          <table:table-cell office:value-type="float" office:value="283" calcext:value-type="float">
            <text:p>283</text:p>
          </table:table-cell>
          <table:table-cell office:value-type="float" office:value="1.52687858139487E+018" calcext:value-type="float">
            <text:p>1526878581394870000</text:p>
          </table:table-cell>
          <table:table-cell office:value-type="string" calcext:value-type="string">
            <text:p>world</text:p>
          </table:table-cell>
          <table:table-cell office:value-type="float" office:value="-0.00354284932837" calcext:value-type="float">
            <text:p>-0.0035428493</text:p>
          </table:table-cell>
          <table:table-cell office:value-type="float" office:value="0.00236267643049" calcext:value-type="float">
            <text:p>0.0023626764</text:p>
          </table:table-cell>
          <table:table-cell office:value-type="float" office:value="0.00153786758892" calcext:value-type="float">
            <text:p>0.00153786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141949E+018" calcext:value-type="float">
            <text:p>1526878581419490000</text:p>
          </table:table-cell>
          <table:table-cell office:value-type="float" office:value="284" calcext:value-type="float">
            <text:p>284</text:p>
          </table:table-cell>
          <table:table-cell office:value-type="float" office:value="1.52687858141464E+018" calcext:value-type="float">
            <text:p>1526878581414640000</text:p>
          </table:table-cell>
          <table:table-cell office:value-type="string" calcext:value-type="string">
            <text:p>world</text:p>
          </table:table-cell>
          <table:table-cell office:value-type="float" office:value="0.0025455809664" calcext:value-type="float">
            <text:p>0.002545581</text:p>
          </table:table-cell>
          <table:table-cell office:value-type="float" office:value="-0.00233080214821" calcext:value-type="float">
            <text:p>-0.0023308021</text:p>
          </table:table-cell>
          <table:table-cell office:value-type="float" office:value="-0.00547041976824" calcext:value-type="float">
            <text:p>-0.00547041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143897E+018" calcext:value-type="float">
            <text:p>1526878581438970000</text:p>
          </table:table-cell>
          <table:table-cell office:value-type="float" office:value="285" calcext:value-type="float">
            <text:p>285</text:p>
          </table:table-cell>
          <table:table-cell office:value-type="float" office:value="1.5268785814354E+018" calcext:value-type="float">
            <text:p>1526878581435400000</text:p>
          </table:table-cell>
          <table:table-cell office:value-type="string" calcext:value-type="string">
            <text:p>world</text:p>
          </table:table-cell>
          <table:table-cell office:value-type="float" office:value="0.000553534075152" calcext:value-type="float">
            <text:p>0.0005535341</text:p>
          </table:table-cell>
          <table:table-cell office:value-type="float" office:value="-0.00105474621523" calcext:value-type="float">
            <text:p>-0.0010547462</text:p>
          </table:table-cell>
          <table:table-cell office:value-type="float" office:value="0.00166053394787" calcext:value-type="float">
            <text:p>0.00166053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145953E+018" calcext:value-type="float">
            <text:p>1526878581459530000</text:p>
          </table:table-cell>
          <table:table-cell office:value-type="float" office:value="286" calcext:value-type="float">
            <text:p>286</text:p>
          </table:table-cell>
          <table:table-cell office:value-type="float" office:value="1.52687858145459E+018" calcext:value-type="float">
            <text:p>1526878581454590000</text:p>
          </table:table-cell>
          <table:table-cell office:value-type="string" calcext:value-type="string">
            <text:p>world</text:p>
          </table:table-cell>
          <table:table-cell office:value-type="float" office:value="0.00115400087088" calcext:value-type="float">
            <text:p>0.0011540009</text:p>
          </table:table-cell>
          <table:table-cell office:value-type="float" office:value="-0.00150661100633" calcext:value-type="float">
            <text:p>-0.001506611</text:p>
          </table:table-cell>
          <table:table-cell office:value-type="float" office:value="-0.00160362001043" calcext:value-type="float">
            <text:p>-0.001603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147876E+018" calcext:value-type="float">
            <text:p>1526878581478760000</text:p>
          </table:table-cell>
          <table:table-cell office:value-type="float" office:value="287" calcext:value-type="float">
            <text:p>287</text:p>
          </table:table-cell>
          <table:table-cell office:value-type="float" office:value="1.52687858147445E+018" calcext:value-type="float">
            <text:p>1526878581474450000</text:p>
          </table:table-cell>
          <table:table-cell office:value-type="string" calcext:value-type="string">
            <text:p>world</text:p>
          </table:table-cell>
          <table:table-cell office:value-type="float" office:value="0.000604731321801" calcext:value-type="float">
            <text:p>0.0006047313</text:p>
          </table:table-cell>
          <table:table-cell office:value-type="float" office:value="-0.000588460825384" calcext:value-type="float">
            <text:p>-0.0005884608</text:p>
          </table:table-cell>
          <table:table-cell office:value-type="float" office:value="-0.00249830400571" calcext:value-type="float">
            <text:p>-0.002498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149897E+018" calcext:value-type="float">
            <text:p>1526878581498970000</text:p>
          </table:table-cell>
          <table:table-cell office:value-type="float" office:value="288" calcext:value-type="float">
            <text:p>288</text:p>
          </table:table-cell>
          <table:table-cell office:value-type="float" office:value="1.52687858149539E+018" calcext:value-type="float">
            <text:p>1526878581495390000</text:p>
          </table:table-cell>
          <table:table-cell office:value-type="string" calcext:value-type="string">
            <text:p>world</text:p>
          </table:table-cell>
          <table:table-cell office:value-type="float" office:value="0.000114807786304" calcext:value-type="float">
            <text:p>0.0001148078</text:p>
          </table:table-cell>
          <table:table-cell office:value-type="float" office:value="0.000176129571628" calcext:value-type="float">
            <text:p>0.0001761296</text:p>
          </table:table-cell>
          <table:table-cell office:value-type="float" office:value="0.00456660799682" calcext:value-type="float">
            <text:p>0.004566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151944E+018" calcext:value-type="float">
            <text:p>1526878581519440000</text:p>
          </table:table-cell>
          <table:table-cell office:value-type="float" office:value="289" calcext:value-type="float">
            <text:p>289</text:p>
          </table:table-cell>
          <table:table-cell office:value-type="float" office:value="1.52687858151527E+018" calcext:value-type="float">
            <text:p>1526878581515270000</text:p>
          </table:table-cell>
          <table:table-cell office:value-type="string" calcext:value-type="string">
            <text:p>world</text:p>
          </table:table-cell>
          <table:table-cell office:value-type="float" office:value="-0.00106645468622" calcext:value-type="float">
            <text:p>-0.0010664547</text:p>
          </table:table-cell>
          <table:table-cell office:value-type="float" office:value="-0.00140455982182" calcext:value-type="float">
            <text:p>-0.0014045598</text:p>
          </table:table-cell>
          <table:table-cell office:value-type="float" office:value="0.00113740353845" calcext:value-type="float">
            <text:p>0.00113740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153887E+018" calcext:value-type="float">
            <text:p>1526878581538870000</text:p>
          </table:table-cell>
          <table:table-cell office:value-type="float" office:value="290" calcext:value-type="float">
            <text:p>290</text:p>
          </table:table-cell>
          <table:table-cell office:value-type="float" office:value="1.5268785815352E+018" calcext:value-type="float">
            <text:p>1526878581535200000</text:p>
          </table:table-cell>
          <table:table-cell office:value-type="string" calcext:value-type="string">
            <text:p>world</text:p>
          </table:table-cell>
          <table:table-cell office:value-type="float" office:value="0.00266221049242" calcext:value-type="float">
            <text:p>0.0026622105</text:p>
          </table:table-cell>
          <table:table-cell office:value-type="float" office:value="0.000830915814731" calcext:value-type="float">
            <text:p>0.0008309158</text:p>
          </table:table-cell>
          <table:table-cell office:value-type="float" office:value="0.00345438951626" calcext:value-type="float">
            <text:p>0.00345438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155908E+018" calcext:value-type="float">
            <text:p>1526878581559080000</text:p>
          </table:table-cell>
          <table:table-cell office:value-type="float" office:value="291" calcext:value-type="float">
            <text:p>291</text:p>
          </table:table-cell>
          <table:table-cell office:value-type="float" office:value="1.52687858155518E+018" calcext:value-type="float">
            <text:p>1526878581555180000</text:p>
          </table:table-cell>
          <table:table-cell office:value-type="string" calcext:value-type="string">
            <text:p>world</text:p>
          </table:table-cell>
          <table:table-cell office:value-type="float" office:value="-0.00539161311463" calcext:value-type="float">
            <text:p>-0.0053916131</text:p>
          </table:table-cell>
          <table:table-cell office:value-type="float" office:value="0.00516833178699" calcext:value-type="float">
            <text:p>0.0051683318</text:p>
          </table:table-cell>
          <table:table-cell office:value-type="float" office:value="-0.0026940384414" calcext:value-type="float">
            <text:p>-0.0026940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157953E+018" calcext:value-type="float">
            <text:p>1526878581579530000</text:p>
          </table:table-cell>
          <table:table-cell office:value-type="float" office:value="292" calcext:value-type="float">
            <text:p>292</text:p>
          </table:table-cell>
          <table:table-cell office:value-type="float" office:value="1.52687858157521E+018" calcext:value-type="float">
            <text:p>1526878581575210000</text:p>
          </table:table-cell>
          <table:table-cell office:value-type="string" calcext:value-type="string">
            <text:p>world</text:p>
          </table:table-cell>
          <table:table-cell office:value-type="float" office:value="0.000966673018411" calcext:value-type="float">
            <text:p>0.000966673</text:p>
          </table:table-cell>
          <table:table-cell office:value-type="float" office:value="-0.00339253433049" calcext:value-type="float">
            <text:p>-0.0033925343</text:p>
          </table:table-cell>
          <table:table-cell office:value-type="float" office:value="-0.000321780215017" calcext:value-type="float">
            <text:p>-0.00032178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159896E+018" calcext:value-type="float">
            <text:p>1526878581598960000</text:p>
          </table:table-cell>
          <table:table-cell office:value-type="float" office:value="293" calcext:value-type="float">
            <text:p>293</text:p>
          </table:table-cell>
          <table:table-cell office:value-type="float" office:value="1.52687858159505E+018" calcext:value-type="float">
            <text:p>1526878581595050000</text:p>
          </table:table-cell>
          <table:table-cell office:value-type="string" calcext:value-type="string">
            <text:p>world</text:p>
          </table:table-cell>
          <table:table-cell office:value-type="float" office:value="0.00193457724527" calcext:value-type="float">
            <text:p>0.0019345772</text:p>
          </table:table-cell>
          <table:table-cell office:value-type="float" office:value="-0.00110718002543" calcext:value-type="float">
            <text:p>-0.00110718</text:p>
          </table:table-cell>
          <table:table-cell office:value-type="float" office:value="-0.00362283177674" calcext:value-type="float">
            <text:p>-0.00362283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161958E+018" calcext:value-type="float">
            <text:p>1526878581619580000</text:p>
          </table:table-cell>
          <table:table-cell office:value-type="float" office:value="294" calcext:value-type="float">
            <text:p>294</text:p>
          </table:table-cell>
          <table:table-cell office:value-type="float" office:value="1.52687858161476E+018" calcext:value-type="float">
            <text:p>1526878581614760000</text:p>
          </table:table-cell>
          <table:table-cell office:value-type="string" calcext:value-type="string">
            <text:p>world</text:p>
          </table:table-cell>
          <table:table-cell office:value-type="float" office:value="0.000302628614008" calcext:value-type="float">
            <text:p>0.0003026286</text:p>
          </table:table-cell>
          <table:table-cell office:value-type="float" office:value="0.00116662029177" calcext:value-type="float">
            <text:p>0.0011666203</text:p>
          </table:table-cell>
          <table:table-cell office:value-type="float" office:value="0.00663692131639" calcext:value-type="float">
            <text:p>0.00663692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163868E+018" calcext:value-type="float">
            <text:p>1526878581638680000</text:p>
          </table:table-cell>
          <table:table-cell office:value-type="float" office:value="295" calcext:value-type="float">
            <text:p>295</text:p>
          </table:table-cell>
          <table:table-cell office:value-type="float" office:value="1.5268785816344E+018" calcext:value-type="float">
            <text:p>1526878581634400000</text:p>
          </table:table-cell>
          <table:table-cell office:value-type="string" calcext:value-type="string">
            <text:p>world</text:p>
          </table:table-cell>
          <table:table-cell office:value-type="float" office:value="0.000791261845734" calcext:value-type="float">
            <text:p>0.0007912618</text:p>
          </table:table-cell>
          <table:table-cell office:value-type="float" office:value="-0.00313735101372" calcext:value-type="float">
            <text:p>-0.003137351</text:p>
          </table:table-cell>
          <table:table-cell office:value-type="float" office:value="-0.00472986511886" calcext:value-type="float">
            <text:p>-0.00472986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165903E+018" calcext:value-type="float">
            <text:p>1526878581659030000</text:p>
          </table:table-cell>
          <table:table-cell office:value-type="float" office:value="296" calcext:value-type="float">
            <text:p>296</text:p>
          </table:table-cell>
          <table:table-cell office:value-type="float" office:value="1.52687858165533E+018" calcext:value-type="float">
            <text:p>1526878581655330000</text:p>
          </table:table-cell>
          <table:table-cell office:value-type="string" calcext:value-type="string">
            <text:p>world</text:p>
          </table:table-cell>
          <table:table-cell office:value-type="float" office:value="-0.0000745738798287" calcext:value-type="float">
            <text:p>-7.45738798287E-005</text:p>
          </table:table-cell>
          <table:table-cell office:value-type="float" office:value="0.000556007726118" calcext:value-type="float">
            <text:p>0.0005560077</text:p>
          </table:table-cell>
          <table:table-cell office:value-type="float" office:value="-0.00329959229566" calcext:value-type="float">
            <text:p>-0.00329959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167947E+018" calcext:value-type="float">
            <text:p>1526878581679470000</text:p>
          </table:table-cell>
          <table:table-cell office:value-type="float" office:value="297" calcext:value-type="float">
            <text:p>297</text:p>
          </table:table-cell>
          <table:table-cell office:value-type="float" office:value="1.52687858167524E+018" calcext:value-type="float">
            <text:p>1526878581675240000</text:p>
          </table:table-cell>
          <table:table-cell office:value-type="string" calcext:value-type="string">
            <text:p>world</text:p>
          </table:table-cell>
          <table:table-cell office:value-type="float" office:value="-0.000376072013751" calcext:value-type="float">
            <text:p>-0.000376072</text:p>
          </table:table-cell>
          <table:table-cell office:value-type="float" office:value="0.000869417388458" calcext:value-type="float">
            <text:p>0.0008694174</text:p>
          </table:table-cell>
          <table:table-cell office:value-type="float" office:value="-0.00133574462961" calcext:value-type="float">
            <text:p>-0.00133574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16987E+018" calcext:value-type="float">
            <text:p>1526878581698700000</text:p>
          </table:table-cell>
          <table:table-cell office:value-type="float" office:value="298" calcext:value-type="float">
            <text:p>298</text:p>
          </table:table-cell>
          <table:table-cell office:value-type="float" office:value="1.52687858169521E+018" calcext:value-type="float">
            <text:p>1526878581695210000</text:p>
          </table:table-cell>
          <table:table-cell office:value-type="string" calcext:value-type="string">
            <text:p>world</text:p>
          </table:table-cell>
          <table:table-cell office:value-type="float" office:value="0.000283848319668" calcext:value-type="float">
            <text:p>0.0002838483</text:p>
          </table:table-cell>
          <table:table-cell office:value-type="float" office:value="-0.00188770249952" calcext:value-type="float">
            <text:p>-0.0018877025</text:p>
          </table:table-cell>
          <table:table-cell office:value-type="float" office:value="-0.000626042718068" calcext:value-type="float">
            <text:p>-0.00062604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171909E+018" calcext:value-type="float">
            <text:p>1526878581719090000</text:p>
          </table:table-cell>
          <table:table-cell office:value-type="float" office:value="299" calcext:value-type="float">
            <text:p>299</text:p>
          </table:table-cell>
          <table:table-cell office:value-type="float" office:value="1.52687858171501E+018" calcext:value-type="float">
            <text:p>1526878581715010000</text:p>
          </table:table-cell>
          <table:table-cell office:value-type="string" calcext:value-type="string">
            <text:p>world</text:p>
          </table:table-cell>
          <table:table-cell office:value-type="float" office:value="-0.00340508972295" calcext:value-type="float">
            <text:p>-0.0034050897</text:p>
          </table:table-cell>
          <table:table-cell office:value-type="float" office:value="0.00405128253624" calcext:value-type="float">
            <text:p>0.0040512825</text:p>
          </table:table-cell>
          <table:table-cell office:value-type="float" office:value="-0.00134524644818" calcext:value-type="float">
            <text:p>-0.0013452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173933E+018" calcext:value-type="float">
            <text:p>1526878581739330000</text:p>
          </table:table-cell>
          <table:table-cell office:value-type="float" office:value="300" calcext:value-type="float">
            <text:p>300</text:p>
          </table:table-cell>
          <table:table-cell office:value-type="float" office:value="1.52687858173487E+018" calcext:value-type="float">
            <text:p>1526878581734870000</text:p>
          </table:table-cell>
          <table:table-cell office:value-type="string" calcext:value-type="string">
            <text:p>world</text:p>
          </table:table-cell>
          <table:table-cell office:value-type="float" office:value="0.000559315201826" calcext:value-type="float">
            <text:p>0.0005593152</text:p>
          </table:table-cell>
          <table:table-cell office:value-type="float" office:value="0.00206519453786" calcext:value-type="float">
            <text:p>0.0020651945</text:p>
          </table:table-cell>
          <table:table-cell office:value-type="float" office:value="0.0109228892252" calcext:value-type="float">
            <text:p>0.01092288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17588E+018" calcext:value-type="float">
            <text:p>1526878581758800000</text:p>
          </table:table-cell>
          <table:table-cell office:value-type="float" office:value="301" calcext:value-type="float">
            <text:p>301</text:p>
          </table:table-cell>
          <table:table-cell office:value-type="float" office:value="1.5268785817546E+018" calcext:value-type="float">
            <text:p>1526878581754600000</text:p>
          </table:table-cell>
          <table:table-cell office:value-type="string" calcext:value-type="string">
            <text:p>world</text:p>
          </table:table-cell>
          <table:table-cell office:value-type="float" office:value="-0.00249083479866" calcext:value-type="float">
            <text:p>-0.0024908348</text:p>
          </table:table-cell>
          <table:table-cell office:value-type="float" office:value="0.000752469699364" calcext:value-type="float">
            <text:p>0.0007524697</text:p>
          </table:table-cell>
          <table:table-cell office:value-type="float" office:value="-0.00160802481696" calcext:value-type="float">
            <text:p>-0.0016080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177906E+018" calcext:value-type="float">
            <text:p>1526878581779060000</text:p>
          </table:table-cell>
          <table:table-cell office:value-type="float" office:value="302" calcext:value-type="float">
            <text:p>302</text:p>
          </table:table-cell>
          <table:table-cell office:value-type="float" office:value="1.5268785817754E+018" calcext:value-type="float">
            <text:p>1526878581775400000</text:p>
          </table:table-cell>
          <table:table-cell office:value-type="string" calcext:value-type="string">
            <text:p>world</text:p>
          </table:table-cell>
          <table:table-cell office:value-type="float" office:value="0.00344353239052" calcext:value-type="float">
            <text:p>0.0034435324</text:p>
          </table:table-cell>
          <table:table-cell office:value-type="float" office:value="-0.00262299017049" calcext:value-type="float">
            <text:p>-0.0026229902</text:p>
          </table:table-cell>
          <table:table-cell office:value-type="float" office:value="0.000565952970646" calcext:value-type="float">
            <text:p>0.0005659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179952E+018" calcext:value-type="float">
            <text:p>1526878581799520000</text:p>
          </table:table-cell>
          <table:table-cell office:value-type="float" office:value="303" calcext:value-type="float">
            <text:p>303</text:p>
          </table:table-cell>
          <table:table-cell office:value-type="float" office:value="1.52687858179519E+018" calcext:value-type="float">
            <text:p>1526878581795190000</text:p>
          </table:table-cell>
          <table:table-cell office:value-type="string" calcext:value-type="string">
            <text:p>world</text:p>
          </table:table-cell>
          <table:table-cell office:value-type="float" office:value="0.000511928112246" calcext:value-type="float">
            <text:p>0.0005119281</text:p>
          </table:table-cell>
          <table:table-cell office:value-type="float" office:value="-0.00246567465365" calcext:value-type="float">
            <text:p>-0.0024656747</text:p>
          </table:table-cell>
          <table:table-cell office:value-type="float" office:value="-0.00326213450171" calcext:value-type="float">
            <text:p>-0.00326213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181888E+018" calcext:value-type="float">
            <text:p>1526878581818880000</text:p>
          </table:table-cell>
          <table:table-cell office:value-type="float" office:value="304" calcext:value-type="float">
            <text:p>304</text:p>
          </table:table-cell>
          <table:table-cell office:value-type="float" office:value="1.52687858181511E+018" calcext:value-type="float">
            <text:p>1526878581815110000</text:p>
          </table:table-cell>
          <table:table-cell office:value-type="string" calcext:value-type="string">
            <text:p>world</text:p>
          </table:table-cell>
          <table:table-cell office:value-type="float" office:value="-0.000433971523307" calcext:value-type="float">
            <text:p>-0.0004339715</text:p>
          </table:table-cell>
          <table:table-cell office:value-type="float" office:value="-0.000917130208109" calcext:value-type="float">
            <text:p>-0.0009171302</text:p>
          </table:table-cell>
          <table:table-cell office:value-type="float" office:value="0.000213701860048" calcext:value-type="float">
            <text:p>0.00021370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183919E+018" calcext:value-type="float">
            <text:p>1526878581839190000</text:p>
          </table:table-cell>
          <table:table-cell office:value-type="float" office:value="305" calcext:value-type="float">
            <text:p>305</text:p>
          </table:table-cell>
          <table:table-cell office:value-type="float" office:value="1.52687858183491E+018" calcext:value-type="float">
            <text:p>1526878581834910000</text:p>
          </table:table-cell>
          <table:table-cell office:value-type="string" calcext:value-type="string">
            <text:p>world</text:p>
          </table:table-cell>
          <table:table-cell office:value-type="float" office:value="0.00195916532539" calcext:value-type="float">
            <text:p>0.0019591653</text:p>
          </table:table-cell>
          <table:table-cell office:value-type="float" office:value="0.00113698665518" calcext:value-type="float">
            <text:p>0.0011369867</text:p>
          </table:table-cell>
          <table:table-cell office:value-type="float" office:value="0.00145945022814" calcext:value-type="float">
            <text:p>0.00145945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185956E+018" calcext:value-type="float">
            <text:p>1526878581859560000</text:p>
          </table:table-cell>
          <table:table-cell office:value-type="float" office:value="306" calcext:value-type="float">
            <text:p>306</text:p>
          </table:table-cell>
          <table:table-cell office:value-type="float" office:value="1.52687858185491E+018" calcext:value-type="float">
            <text:p>1526878581854910000</text:p>
          </table:table-cell>
          <table:table-cell office:value-type="string" calcext:value-type="string">
            <text:p>world</text:p>
          </table:table-cell>
          <table:table-cell office:value-type="float" office:value="-0.00038852263242" calcext:value-type="float">
            <text:p>-0.0003885226</text:p>
          </table:table-cell>
          <table:table-cell office:value-type="float" office:value="0.00230132904835" calcext:value-type="float">
            <text:p>0.002301329</text:p>
          </table:table-cell>
          <table:table-cell office:value-type="float" office:value="0.00261563039385" calcext:value-type="float">
            <text:p>0.0026156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187891E+018" calcext:value-type="float">
            <text:p>1526878581878910000</text:p>
          </table:table-cell>
          <table:table-cell office:value-type="float" office:value="307" calcext:value-type="float">
            <text:p>307</text:p>
          </table:table-cell>
          <table:table-cell office:value-type="float" office:value="1.5268785818748E+018" calcext:value-type="float">
            <text:p>1526878581874800000</text:p>
          </table:table-cell>
          <table:table-cell office:value-type="string" calcext:value-type="string">
            <text:p>world</text:p>
          </table:table-cell>
          <table:table-cell office:value-type="float" office:value="0.000197607558221" calcext:value-type="float">
            <text:p>0.0001976076</text:p>
          </table:table-cell>
          <table:table-cell office:value-type="float" office:value="-0.00436481274664" calcext:value-type="float">
            <text:p>-0.0043648127</text:p>
          </table:table-cell>
          <table:table-cell office:value-type="float" office:value="-0.00507808569819" calcext:value-type="float">
            <text:p>-0.00507808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189907E+018" calcext:value-type="float">
            <text:p>1526878581899070000</text:p>
          </table:table-cell>
          <table:table-cell office:value-type="float" office:value="308" calcext:value-type="float">
            <text:p>308</text:p>
          </table:table-cell>
          <table:table-cell office:value-type="float" office:value="1.52687858189462E+018" calcext:value-type="float">
            <text:p>1526878581894620000</text:p>
          </table:table-cell>
          <table:table-cell office:value-type="string" calcext:value-type="string">
            <text:p>world</text:p>
          </table:table-cell>
          <table:table-cell office:value-type="float" office:value="-0.000341053120792" calcext:value-type="float">
            <text:p>-0.0003410531</text:p>
          </table:table-cell>
          <table:table-cell office:value-type="float" office:value="-0.00208123936318" calcext:value-type="float">
            <text:p>-0.0020812394</text:p>
          </table:table-cell>
          <table:table-cell office:value-type="float" office:value="-0.00140998512506" calcext:value-type="float">
            <text:p>-0.00140998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191947E+018" calcext:value-type="float">
            <text:p>1526878581919470000</text:p>
          </table:table-cell>
          <table:table-cell office:value-type="float" office:value="309" calcext:value-type="float">
            <text:p>309</text:p>
          </table:table-cell>
          <table:table-cell office:value-type="float" office:value="1.52687858191441E+018" calcext:value-type="float">
            <text:p>1526878581914410000</text:p>
          </table:table-cell>
          <table:table-cell office:value-type="string" calcext:value-type="string">
            <text:p>world</text:p>
          </table:table-cell>
          <table:table-cell office:value-type="float" office:value="0.000723723205738" calcext:value-type="float">
            <text:p>0.0007237232</text:p>
          </table:table-cell>
          <table:table-cell office:value-type="float" office:value="0.00271669542417" calcext:value-type="float">
            <text:p>0.0027166954</text:p>
          </table:table-cell>
          <table:table-cell office:value-type="float" office:value="0.00367829762399" calcext:value-type="float">
            <text:p>0.00367829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193884E+018" calcext:value-type="float">
            <text:p>1526878581938840000</text:p>
          </table:table-cell>
          <table:table-cell office:value-type="float" office:value="310" calcext:value-type="float">
            <text:p>310</text:p>
          </table:table-cell>
          <table:table-cell office:value-type="float" office:value="1.5268785819354E+018" calcext:value-type="float">
            <text:p>1526878581935400000</text:p>
          </table:table-cell>
          <table:table-cell office:value-type="string" calcext:value-type="string">
            <text:p>world</text:p>
          </table:table-cell>
          <table:table-cell office:value-type="float" office:value="-0.00367109151557" calcext:value-type="float">
            <text:p>-0.0036710915</text:p>
          </table:table-cell>
          <table:table-cell office:value-type="float" office:value="0.0016815996496" calcext:value-type="float">
            <text:p>0.0016815996</text:p>
          </table:table-cell>
          <table:table-cell office:value-type="float" office:value="-0.0020248668734" calcext:value-type="float">
            <text:p>-0.00202486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195918E+018" calcext:value-type="float">
            <text:p>1526878581959180000</text:p>
          </table:table-cell>
          <table:table-cell office:value-type="float" office:value="311" calcext:value-type="float">
            <text:p>311</text:p>
          </table:table-cell>
          <table:table-cell office:value-type="float" office:value="1.52687858195528E+018" calcext:value-type="float">
            <text:p>1526878581955280000</text:p>
          </table:table-cell>
          <table:table-cell office:value-type="string" calcext:value-type="string">
            <text:p>world</text:p>
          </table:table-cell>
          <table:table-cell office:value-type="float" office:value="0.00267957686447" calcext:value-type="float">
            <text:p>0.0026795769</text:p>
          </table:table-cell>
          <table:table-cell office:value-type="float" office:value="0.00030426250305" calcext:value-type="float">
            <text:p>0.0003042625</text:p>
          </table:table-cell>
          <table:table-cell office:value-type="float" office:value="0.00148096249904" calcext:value-type="float">
            <text:p>0.00148096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197965E+018" calcext:value-type="float">
            <text:p>1526878581979650000</text:p>
          </table:table-cell>
          <table:table-cell office:value-type="float" office:value="312" calcext:value-type="float">
            <text:p>312</text:p>
          </table:table-cell>
          <table:table-cell office:value-type="float" office:value="1.52687858197518E+018" calcext:value-type="float">
            <text:p>1526878581975180000</text:p>
          </table:table-cell>
          <table:table-cell office:value-type="string" calcext:value-type="string">
            <text:p>world</text:p>
          </table:table-cell>
          <table:table-cell office:value-type="float" office:value="-0.00351404212415" calcext:value-type="float">
            <text:p>-0.0035140421</text:p>
          </table:table-cell>
          <table:table-cell office:value-type="float" office:value="0.000751928135287" calcext:value-type="float">
            <text:p>0.0007519281</text:p>
          </table:table-cell>
          <table:table-cell office:value-type="float" office:value="-0.000935319752898" calcext:value-type="float">
            <text:p>-0.00093531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199904E+018" calcext:value-type="float">
            <text:p>1526878581999040000</text:p>
          </table:table-cell>
          <table:table-cell office:value-type="float" office:value="313" calcext:value-type="float">
            <text:p>313</text:p>
          </table:table-cell>
          <table:table-cell office:value-type="float" office:value="1.52687858199501E+018" calcext:value-type="float">
            <text:p>1526878581995010000</text:p>
          </table:table-cell>
          <table:table-cell office:value-type="string" calcext:value-type="string">
            <text:p>world</text:p>
          </table:table-cell>
          <table:table-cell office:value-type="float" office:value="-0.0025949892588" calcext:value-type="float">
            <text:p>-0.0025949893</text:p>
          </table:table-cell>
          <table:table-cell office:value-type="float" office:value="0.00105585402343" calcext:value-type="float">
            <text:p>0.001055854</text:p>
          </table:table-cell>
          <table:table-cell office:value-type="float" office:value="0.000222301838221" calcext:value-type="float">
            <text:p>0.00022230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20194E+018" calcext:value-type="float">
            <text:p>1526878582019400000</text:p>
          </table:table-cell>
          <table:table-cell office:value-type="float" office:value="314" calcext:value-type="float">
            <text:p>314</text:p>
          </table:table-cell>
          <table:table-cell office:value-type="float" office:value="1.52687858201507E+018" calcext:value-type="float">
            <text:p>1526878582015070000</text:p>
          </table:table-cell>
          <table:table-cell office:value-type="string" calcext:value-type="string">
            <text:p>world</text:p>
          </table:table-cell>
          <table:table-cell office:value-type="float" office:value="0.000920703401789" calcext:value-type="float">
            <text:p>0.0009207034</text:p>
          </table:table-cell>
          <table:table-cell office:value-type="float" office:value="-0.000472752784844" calcext:value-type="float">
            <text:p>-0.0004727528</text:p>
          </table:table-cell>
          <table:table-cell office:value-type="float" office:value="-0.00293218670413" calcext:value-type="float">
            <text:p>-0.00293218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203856E+018" calcext:value-type="float">
            <text:p>1526878582038560000</text:p>
          </table:table-cell>
          <table:table-cell office:value-type="float" office:value="315" calcext:value-type="float">
            <text:p>315</text:p>
          </table:table-cell>
          <table:table-cell office:value-type="float" office:value="1.52687858203486E+018" calcext:value-type="float">
            <text:p>1526878582034860000</text:p>
          </table:table-cell>
          <table:table-cell office:value-type="string" calcext:value-type="string">
            <text:p>world</text:p>
          </table:table-cell>
          <table:table-cell office:value-type="float" office:value="0.00297741172835" calcext:value-type="float">
            <text:p>0.0029774117</text:p>
          </table:table-cell>
          <table:table-cell office:value-type="float" office:value="-0.000463222560938" calcext:value-type="float">
            <text:p>-0.0004632226</text:p>
          </table:table-cell>
          <table:table-cell office:value-type="float" office:value="0.00567936617881" calcext:value-type="float">
            <text:p>0.00567936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205885E+018" calcext:value-type="float">
            <text:p>1526878582058850000</text:p>
          </table:table-cell>
          <table:table-cell office:value-type="float" office:value="316" calcext:value-type="float">
            <text:p>316</text:p>
          </table:table-cell>
          <table:table-cell office:value-type="float" office:value="1.52687858205464E+018" calcext:value-type="float">
            <text:p>1526878582054640000</text:p>
          </table:table-cell>
          <table:table-cell office:value-type="string" calcext:value-type="string">
            <text:p>world</text:p>
          </table:table-cell>
          <table:table-cell office:value-type="float" office:value="-0.0012585145887" calcext:value-type="float">
            <text:p>-0.0012585146</text:p>
          </table:table-cell>
          <table:table-cell office:value-type="float" office:value="0.0000548635725863" calcext:value-type="float">
            <text:p>5.48635725863E-005</text:p>
          </table:table-cell>
          <table:table-cell office:value-type="float" office:value="-0.0039774090983" calcext:value-type="float">
            <text:p>-0.00397740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20789E+018" calcext:value-type="float">
            <text:p>1526878582078900000</text:p>
          </table:table-cell>
          <table:table-cell office:value-type="float" office:value="317" calcext:value-type="float">
            <text:p>317</text:p>
          </table:table-cell>
          <table:table-cell office:value-type="float" office:value="1.52687858207435E+018" calcext:value-type="float">
            <text:p>1526878582074350000</text:p>
          </table:table-cell>
          <table:table-cell office:value-type="string" calcext:value-type="string">
            <text:p>world</text:p>
          </table:table-cell>
          <table:table-cell office:value-type="float" office:value="-0.00162905675825" calcext:value-type="float">
            <text:p>-0.0016290568</text:p>
          </table:table-cell>
          <table:table-cell office:value-type="float" office:value="0.000848800875247" calcext:value-type="float">
            <text:p>0.0008488009</text:p>
          </table:table-cell>
          <table:table-cell office:value-type="float" office:value="0.000120201380923" calcext:value-type="float">
            <text:p>0.00012020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209928E+018" calcext:value-type="float">
            <text:p>1526878582099280000</text:p>
          </table:table-cell>
          <table:table-cell office:value-type="float" office:value="318" calcext:value-type="float">
            <text:p>318</text:p>
          </table:table-cell>
          <table:table-cell office:value-type="float" office:value="1.52687858209495E+018" calcext:value-type="float">
            <text:p>1526878582094950000</text:p>
          </table:table-cell>
          <table:table-cell office:value-type="string" calcext:value-type="string">
            <text:p>world</text:p>
          </table:table-cell>
          <table:table-cell office:value-type="float" office:value="0.0141144730151" calcext:value-type="float">
            <text:p>0.014114473</text:p>
          </table:table-cell>
          <table:table-cell office:value-type="float" office:value="-0.0115580484271" calcext:value-type="float">
            <text:p>-0.0115580484</text:p>
          </table:table-cell>
          <table:table-cell office:value-type="float" office:value="-0.00930905900896" calcext:value-type="float">
            <text:p>-0.0093090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211875E+018" calcext:value-type="float">
            <text:p>1526878582118750000</text:p>
          </table:table-cell>
          <table:table-cell office:value-type="float" office:value="319" calcext:value-type="float">
            <text:p>319</text:p>
          </table:table-cell>
          <table:table-cell office:value-type="float" office:value="1.52687858211443E+018" calcext:value-type="float">
            <text:p>1526878582114430000</text:p>
          </table:table-cell>
          <table:table-cell office:value-type="string" calcext:value-type="string">
            <text:p>world</text:p>
          </table:table-cell>
          <table:table-cell office:value-type="float" office:value="-0.00828028097749" calcext:value-type="float">
            <text:p>-0.008280281</text:p>
          </table:table-cell>
          <table:table-cell office:value-type="float" office:value="0.00600067898631" calcext:value-type="float">
            <text:p>0.006000679</text:p>
          </table:table-cell>
          <table:table-cell office:value-type="float" office:value="0.00632698368281" calcext:value-type="float">
            <text:p>0.00632698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213903E+018" calcext:value-type="float">
            <text:p>1526878582139030000</text:p>
          </table:table-cell>
          <table:table-cell office:value-type="float" office:value="320" calcext:value-type="float">
            <text:p>320</text:p>
          </table:table-cell>
          <table:table-cell office:value-type="float" office:value="1.52687858213488E+018" calcext:value-type="float">
            <text:p>1526878582134880000</text:p>
          </table:table-cell>
          <table:table-cell office:value-type="string" calcext:value-type="string">
            <text:p>world</text:p>
          </table:table-cell>
          <table:table-cell office:value-type="float" office:value="-0.00845220591873" calcext:value-type="float">
            <text:p>-0.0084522059</text:p>
          </table:table-cell>
          <table:table-cell office:value-type="float" office:value="0.00503308651969" calcext:value-type="float">
            <text:p>0.0050330865</text:p>
          </table:table-cell>
          <table:table-cell office:value-type="float" office:value="0.000306088011712" calcext:value-type="float">
            <text:p>0.000306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215944E+018" calcext:value-type="float">
            <text:p>1526878582159440000</text:p>
          </table:table-cell>
          <table:table-cell office:value-type="float" office:value="321" calcext:value-type="float">
            <text:p>321</text:p>
          </table:table-cell>
          <table:table-cell office:value-type="float" office:value="1.52687858215455E+018" calcext:value-type="float">
            <text:p>1526878582154550000</text:p>
          </table:table-cell>
          <table:table-cell office:value-type="string" calcext:value-type="string">
            <text:p>world</text:p>
          </table:table-cell>
          <table:table-cell office:value-type="float" office:value="0.00332298269495" calcext:value-type="float">
            <text:p>0.0033229827</text:p>
          </table:table-cell>
          <table:table-cell office:value-type="float" office:value="-0.000583187909797" calcext:value-type="float">
            <text:p>-0.0005831879</text:p>
          </table:table-cell>
          <table:table-cell office:value-type="float" office:value="-0.00172680057585" calcext:value-type="float">
            <text:p>-0.00172680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217901E+018" calcext:value-type="float">
            <text:p>1526878582179010000</text:p>
          </table:table-cell>
          <table:table-cell office:value-type="float" office:value="322" calcext:value-type="float">
            <text:p>322</text:p>
          </table:table-cell>
          <table:table-cell office:value-type="float" office:value="1.5268785821744E+018" calcext:value-type="float">
            <text:p>1526878582174400000</text:p>
          </table:table-cell>
          <table:table-cell office:value-type="string" calcext:value-type="string">
            <text:p>world</text:p>
          </table:table-cell>
          <table:table-cell office:value-type="float" office:value="-0.00621092505753" calcext:value-type="float">
            <text:p>-0.0062109251</text:p>
          </table:table-cell>
          <table:table-cell office:value-type="float" office:value="0.00239358330145" calcext:value-type="float">
            <text:p>0.0023935833</text:p>
          </table:table-cell>
          <table:table-cell office:value-type="float" office:value="0.00232255482115" calcext:value-type="float">
            <text:p>0.00232255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219922E+018" calcext:value-type="float">
            <text:p>1526878582199220000</text:p>
          </table:table-cell>
          <table:table-cell office:value-type="float" office:value="323" calcext:value-type="float">
            <text:p>323</text:p>
          </table:table-cell>
          <table:table-cell office:value-type="float" office:value="1.52687858219523E+018" calcext:value-type="float">
            <text:p>1526878582195230000</text:p>
          </table:table-cell>
          <table:table-cell office:value-type="string" calcext:value-type="string">
            <text:p>world</text:p>
          </table:table-cell>
          <table:table-cell office:value-type="float" office:value="0.00268626911566" calcext:value-type="float">
            <text:p>0.0026862691</text:p>
          </table:table-cell>
          <table:table-cell office:value-type="float" office:value="-0.00167131354101" calcext:value-type="float">
            <text:p>-0.0016713135</text:p>
          </table:table-cell>
          <table:table-cell office:value-type="float" office:value="-0.00541395973414" calcext:value-type="float">
            <text:p>-0.00541395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221964E+018" calcext:value-type="float">
            <text:p>1526878582219640000</text:p>
          </table:table-cell>
          <table:table-cell office:value-type="float" office:value="324" calcext:value-type="float">
            <text:p>324</text:p>
          </table:table-cell>
          <table:table-cell office:value-type="float" office:value="1.52687858221489E+018" calcext:value-type="float">
            <text:p>1526878582214890000</text:p>
          </table:table-cell>
          <table:table-cell office:value-type="string" calcext:value-type="string">
            <text:p>world</text:p>
          </table:table-cell>
          <table:table-cell office:value-type="float" office:value="-0.0124279027805" calcext:value-type="float">
            <text:p>-0.0124279028</text:p>
          </table:table-cell>
          <table:table-cell office:value-type="float" office:value="0.0149966403842" calcext:value-type="float">
            <text:p>0.0149966404</text:p>
          </table:table-cell>
          <table:table-cell office:value-type="float" office:value="-0.0168933458626" calcext:value-type="float">
            <text:p>-0.01689334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223965E+018" calcext:value-type="float">
            <text:p>1526878582239650000</text:p>
          </table:table-cell>
          <table:table-cell office:value-type="float" office:value="325" calcext:value-type="float">
            <text:p>325</text:p>
          </table:table-cell>
          <table:table-cell office:value-type="float" office:value="1.52687858223461E+018" calcext:value-type="float">
            <text:p>1526878582234610000</text:p>
          </table:table-cell>
          <table:table-cell office:value-type="string" calcext:value-type="string">
            <text:p>world</text:p>
          </table:table-cell>
          <table:table-cell office:value-type="float" office:value="0.00694201001897" calcext:value-type="float">
            <text:p>0.00694201</text:p>
          </table:table-cell>
          <table:table-cell office:value-type="float" office:value="-0.0155001115054" calcext:value-type="float">
            <text:p>-0.0155001115</text:p>
          </table:table-cell>
          <table:table-cell office:value-type="float" office:value="0.00726273283362" calcext:value-type="float">
            <text:p>0.0072627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225953E+018" calcext:value-type="float">
            <text:p>1526878582259530000</text:p>
          </table:table-cell>
          <table:table-cell office:value-type="float" office:value="326" calcext:value-type="float">
            <text:p>326</text:p>
          </table:table-cell>
          <table:table-cell office:value-type="float" office:value="1.52687858225529E+018" calcext:value-type="float">
            <text:p>1526878582255290000</text:p>
          </table:table-cell>
          <table:table-cell office:value-type="string" calcext:value-type="string">
            <text:p>world</text:p>
          </table:table-cell>
          <table:table-cell office:value-type="float" office:value="0.00638380274177" calcext:value-type="float">
            <text:p>0.0063838027</text:p>
          </table:table-cell>
          <table:table-cell office:value-type="float" office:value="-0.00350820273161" calcext:value-type="float">
            <text:p>-0.0035082027</text:p>
          </table:table-cell>
          <table:table-cell office:value-type="float" office:value="0.00771065521985" calcext:value-type="float">
            <text:p>0.0077106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227877E+018" calcext:value-type="float">
            <text:p>1526878582278770000</text:p>
          </table:table-cell>
          <table:table-cell office:value-type="float" office:value="327" calcext:value-type="float">
            <text:p>327</text:p>
          </table:table-cell>
          <table:table-cell office:value-type="float" office:value="1.52687858227507E+018" calcext:value-type="float">
            <text:p>1526878582275070000</text:p>
          </table:table-cell>
          <table:table-cell office:value-type="string" calcext:value-type="string">
            <text:p>world</text:p>
          </table:table-cell>
          <table:table-cell office:value-type="float" office:value="-0.000666265608743" calcext:value-type="float">
            <text:p>-0.0006662656</text:p>
          </table:table-cell>
          <table:table-cell office:value-type="float" office:value="-0.0000402142759413" calcext:value-type="float">
            <text:p>-4.02142759413E-005</text:p>
          </table:table-cell>
          <table:table-cell office:value-type="float" office:value="-0.0011087958701" calcext:value-type="float">
            <text:p>-0.00110879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229933E+018" calcext:value-type="float">
            <text:p>1526878582299330000</text:p>
          </table:table-cell>
          <table:table-cell office:value-type="float" office:value="328" calcext:value-type="float">
            <text:p>328</text:p>
          </table:table-cell>
          <table:table-cell office:value-type="float" office:value="1.52687858229492E+018" calcext:value-type="float">
            <text:p>1526878582294920000</text:p>
          </table:table-cell>
          <table:table-cell office:value-type="string" calcext:value-type="string">
            <text:p>world</text:p>
          </table:table-cell>
          <table:table-cell office:value-type="float" office:value="-0.00585605017841" calcext:value-type="float">
            <text:p>-0.0058560502</text:p>
          </table:table-cell>
          <table:table-cell office:value-type="float" office:value="0.00385815044865" calcext:value-type="float">
            <text:p>0.0038581504</text:p>
          </table:table-cell>
          <table:table-cell office:value-type="float" office:value="-0.00375083368272" calcext:value-type="float">
            <text:p>-0.00375083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231847E+018" calcext:value-type="float">
            <text:p>1526878582318470000</text:p>
          </table:table-cell>
          <table:table-cell office:value-type="float" office:value="329" calcext:value-type="float">
            <text:p>329</text:p>
          </table:table-cell>
          <table:table-cell office:value-type="float" office:value="1.52687858231485E+018" calcext:value-type="float">
            <text:p>1526878582314850000</text:p>
          </table:table-cell>
          <table:table-cell office:value-type="string" calcext:value-type="string">
            <text:p>world</text:p>
          </table:table-cell>
          <table:table-cell office:value-type="float" office:value="0.00260274251923" calcext:value-type="float">
            <text:p>0.0026027425</text:p>
          </table:table-cell>
          <table:table-cell office:value-type="float" office:value="-0.00120812514797" calcext:value-type="float">
            <text:p>-0.0012081251</text:p>
          </table:table-cell>
          <table:table-cell office:value-type="float" office:value="0.00420697545633" calcext:value-type="float">
            <text:p>0.00420697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233868E+018" calcext:value-type="float">
            <text:p>1526878582338680000</text:p>
          </table:table-cell>
          <table:table-cell office:value-type="float" office:value="330" calcext:value-type="float">
            <text:p>330</text:p>
          </table:table-cell>
          <table:table-cell office:value-type="float" office:value="1.52687858233472E+018" calcext:value-type="float">
            <text:p>1526878582334720000</text:p>
          </table:table-cell>
          <table:table-cell office:value-type="string" calcext:value-type="string">
            <text:p>world</text:p>
          </table:table-cell>
          <table:table-cell office:value-type="float" office:value="0.00571841560304" calcext:value-type="float">
            <text:p>0.0057184156</text:p>
          </table:table-cell>
          <table:table-cell office:value-type="float" office:value="0.00658945180476" calcext:value-type="float">
            <text:p>0.0065894518</text:p>
          </table:table-cell>
          <table:table-cell office:value-type="float" office:value="0.0115073639899" calcext:value-type="float">
            <text:p>0.0115073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235912E+018" calcext:value-type="float">
            <text:p>1526878582359120000</text:p>
          </table:table-cell>
          <table:table-cell office:value-type="float" office:value="331" calcext:value-type="float">
            <text:p>331</text:p>
          </table:table-cell>
          <table:table-cell office:value-type="float" office:value="1.5268785823546E+018" calcext:value-type="float">
            <text:p>1526878582354600000</text:p>
          </table:table-cell>
          <table:table-cell office:value-type="string" calcext:value-type="string">
            <text:p>world</text:p>
          </table:table-cell>
          <table:table-cell office:value-type="float" office:value="-0.000443298136815" calcext:value-type="float">
            <text:p>-0.0004432981</text:p>
          </table:table-cell>
          <table:table-cell office:value-type="float" office:value="-0.00250736996531" calcext:value-type="float">
            <text:p>-0.00250737</text:p>
          </table:table-cell>
          <table:table-cell office:value-type="float" office:value="-0.00271045509726" calcext:value-type="float">
            <text:p>-0.00271045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237952E+018" calcext:value-type="float">
            <text:p>1526878582379520000</text:p>
          </table:table-cell>
          <table:table-cell office:value-type="float" office:value="332" calcext:value-type="float">
            <text:p>332</text:p>
          </table:table-cell>
          <table:table-cell office:value-type="float" office:value="1.52687858237539E+018" calcext:value-type="float">
            <text:p>1526878582375390000</text:p>
          </table:table-cell>
          <table:table-cell office:value-type="string" calcext:value-type="string">
            <text:p>world</text:p>
          </table:table-cell>
          <table:table-cell office:value-type="float" office:value="-0.00195540883578" calcext:value-type="float">
            <text:p>-0.0019554088</text:p>
          </table:table-cell>
          <table:table-cell office:value-type="float" office:value="-0.00450813304633" calcext:value-type="float">
            <text:p>-0.004508133</text:p>
          </table:table-cell>
          <table:table-cell office:value-type="float" office:value="-0.00803797505796" calcext:value-type="float">
            <text:p>-0.00803797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239881E+018" calcext:value-type="float">
            <text:p>1526878582398810000</text:p>
          </table:table-cell>
          <table:table-cell office:value-type="float" office:value="333" calcext:value-type="float">
            <text:p>333</text:p>
          </table:table-cell>
          <table:table-cell office:value-type="float" office:value="1.52687858239519E+018" calcext:value-type="float">
            <text:p>1526878582395190000</text:p>
          </table:table-cell>
          <table:table-cell office:value-type="string" calcext:value-type="string">
            <text:p>world</text:p>
          </table:table-cell>
          <table:table-cell office:value-type="float" office:value="0.00249769585207" calcext:value-type="float">
            <text:p>0.0024976959</text:p>
          </table:table-cell>
          <table:table-cell office:value-type="float" office:value="0.010872989893" calcext:value-type="float">
            <text:p>0.0108729899</text:p>
          </table:table-cell>
          <table:table-cell office:value-type="float" office:value="0.0226386301219" calcext:value-type="float">
            <text:p>0.02263863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241924E+018" calcext:value-type="float">
            <text:p>1526878582419240000</text:p>
          </table:table-cell>
          <table:table-cell office:value-type="float" office:value="334" calcext:value-type="float">
            <text:p>334</text:p>
          </table:table-cell>
          <table:table-cell office:value-type="float" office:value="1.52687858241512E+018" calcext:value-type="float">
            <text:p>1526878582415120000</text:p>
          </table:table-cell>
          <table:table-cell office:value-type="string" calcext:value-type="string">
            <text:p>world</text:p>
          </table:table-cell>
          <table:table-cell office:value-type="float" office:value="-0.00670581776649" calcext:value-type="float">
            <text:p>-0.0067058178</text:p>
          </table:table-cell>
          <table:table-cell office:value-type="float" office:value="-0.00926603190601" calcext:value-type="float">
            <text:p>-0.0092660319</text:p>
          </table:table-cell>
          <table:table-cell office:value-type="float" office:value="-0.00969433784485" calcext:value-type="float">
            <text:p>-0.00969433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243937E+018" calcext:value-type="float">
            <text:p>1526878582439370000</text:p>
          </table:table-cell>
          <table:table-cell office:value-type="float" office:value="335" calcext:value-type="float">
            <text:p>335</text:p>
          </table:table-cell>
          <table:table-cell office:value-type="float" office:value="1.52687858243489E+018" calcext:value-type="float">
            <text:p>1526878582434890000</text:p>
          </table:table-cell>
          <table:table-cell office:value-type="string" calcext:value-type="string">
            <text:p>world</text:p>
          </table:table-cell>
          <table:table-cell office:value-type="float" office:value="-0.00155369204003" calcext:value-type="float">
            <text:p>-0.001553692</text:p>
          </table:table-cell>
          <table:table-cell office:value-type="float" office:value="-0.00627053854987" calcext:value-type="float">
            <text:p>-0.0062705385</text:p>
          </table:table-cell>
          <table:table-cell office:value-type="float" office:value="-0.00666834320873" calcext:value-type="float">
            <text:p>-0.0066683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245875E+018" calcext:value-type="float">
            <text:p>1526878582458750000</text:p>
          </table:table-cell>
          <table:table-cell office:value-type="float" office:value="336" calcext:value-type="float">
            <text:p>336</text:p>
          </table:table-cell>
          <table:table-cell office:value-type="float" office:value="1.5268785824551E+018" calcext:value-type="float">
            <text:p>1526878582455100000</text:p>
          </table:table-cell>
          <table:table-cell office:value-type="string" calcext:value-type="string">
            <text:p>world</text:p>
          </table:table-cell>
          <table:table-cell office:value-type="float" office:value="-0.00396627513692" calcext:value-type="float">
            <text:p>-0.0039662751</text:p>
          </table:table-cell>
          <table:table-cell office:value-type="float" office:value="0.0039468659088" calcext:value-type="float">
            <text:p>0.0039468659</text:p>
          </table:table-cell>
          <table:table-cell office:value-type="float" office:value="0.00482302764431" calcext:value-type="float">
            <text:p>0.00482302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247925E+018" calcext:value-type="float">
            <text:p>1526878582479250000</text:p>
          </table:table-cell>
          <table:table-cell office:value-type="float" office:value="337" calcext:value-type="float">
            <text:p>337</text:p>
          </table:table-cell>
          <table:table-cell office:value-type="float" office:value="1.52687858247495E+018" calcext:value-type="float">
            <text:p>1526878582474950000</text:p>
          </table:table-cell>
          <table:table-cell office:value-type="string" calcext:value-type="string">
            <text:p>world</text:p>
          </table:table-cell>
          <table:table-cell office:value-type="float" office:value="-0.0018867602339" calcext:value-type="float">
            <text:p>-0.0018867602</text:p>
          </table:table-cell>
          <table:table-cell office:value-type="float" office:value="-0.00133844395168" calcext:value-type="float">
            <text:p>-0.001338444</text:p>
          </table:table-cell>
          <table:table-cell office:value-type="float" office:value="-0.00486096180975" calcext:value-type="float">
            <text:p>-0.00486096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249951E+018" calcext:value-type="float">
            <text:p>1526878582499510000</text:p>
          </table:table-cell>
          <table:table-cell office:value-type="float" office:value="338" calcext:value-type="float">
            <text:p>338</text:p>
          </table:table-cell>
          <table:table-cell office:value-type="float" office:value="1.52687858249485E+018" calcext:value-type="float">
            <text:p>1526878582494850000</text:p>
          </table:table-cell>
          <table:table-cell office:value-type="string" calcext:value-type="string">
            <text:p>world</text:p>
          </table:table-cell>
          <table:table-cell office:value-type="float" office:value="0.009436362423" calcext:value-type="float">
            <text:p>0.0094363624</text:p>
          </table:table-cell>
          <table:table-cell office:value-type="float" office:value="0.00119088403881" calcext:value-type="float">
            <text:p>0.001190884</text:p>
          </table:table-cell>
          <table:table-cell office:value-type="float" office:value="-0.00326977693476" calcext:value-type="float">
            <text:p>-0.00326977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251903E+018" calcext:value-type="float">
            <text:p>1526878582519030000</text:p>
          </table:table-cell>
          <table:table-cell office:value-type="float" office:value="339" calcext:value-type="float">
            <text:p>339</text:p>
          </table:table-cell>
          <table:table-cell office:value-type="float" office:value="1.52687858251475E+018" calcext:value-type="float">
            <text:p>1526878582514750000</text:p>
          </table:table-cell>
          <table:table-cell office:value-type="string" calcext:value-type="string">
            <text:p>world</text:p>
          </table:table-cell>
          <table:table-cell office:value-type="float" office:value="-0.00541324308142" calcext:value-type="float">
            <text:p>-0.0054132431</text:p>
          </table:table-cell>
          <table:table-cell office:value-type="float" office:value="0.013369243592" calcext:value-type="float">
            <text:p>0.0133692436</text:p>
          </table:table-cell>
          <table:table-cell office:value-type="float" office:value="-0.0138829713687" calcext:value-type="float">
            <text:p>-0.01388297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253933E+018" calcext:value-type="float">
            <text:p>1526878582539330000</text:p>
          </table:table-cell>
          <table:table-cell office:value-type="float" office:value="340" calcext:value-type="float">
            <text:p>340</text:p>
          </table:table-cell>
          <table:table-cell office:value-type="float" office:value="1.52687858253457E+018" calcext:value-type="float">
            <text:p>1526878582534570000</text:p>
          </table:table-cell>
          <table:table-cell office:value-type="string" calcext:value-type="string">
            <text:p>world</text:p>
          </table:table-cell>
          <table:table-cell office:value-type="float" office:value="0.00423952750862" calcext:value-type="float">
            <text:p>0.0042395275</text:p>
          </table:table-cell>
          <table:table-cell office:value-type="float" office:value="-0.0153139512986" calcext:value-type="float">
            <text:p>-0.0153139513</text:p>
          </table:table-cell>
          <table:table-cell office:value-type="float" office:value="0.00634600175545" calcext:value-type="float">
            <text:p>0.00634600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255853E+018" calcext:value-type="float">
            <text:p>1526878582558530000</text:p>
          </table:table-cell>
          <table:table-cell office:value-type="float" office:value="341" calcext:value-type="float">
            <text:p>341</text:p>
          </table:table-cell>
          <table:table-cell office:value-type="float" office:value="1.52687858255542E+018" calcext:value-type="float">
            <text:p>1526878582555420000</text:p>
          </table:table-cell>
          <table:table-cell office:value-type="string" calcext:value-type="string">
            <text:p>world</text:p>
          </table:table-cell>
          <table:table-cell office:value-type="float" office:value="-0.00513797113672" calcext:value-type="float">
            <text:p>-0.0051379711</text:p>
          </table:table-cell>
          <table:table-cell office:value-type="float" office:value="-0.00563267804682" calcext:value-type="float">
            <text:p>-0.005632678</text:p>
          </table:table-cell>
          <table:table-cell office:value-type="float" office:value="-0.000121613498777" calcext:value-type="float">
            <text:p>-0.00012161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257902E+018" calcext:value-type="float">
            <text:p>1526878582579020000</text:p>
          </table:table-cell>
          <table:table-cell office:value-type="float" office:value="342" calcext:value-type="float">
            <text:p>342</text:p>
          </table:table-cell>
          <table:table-cell office:value-type="float" office:value="1.5268785825752E+018" calcext:value-type="float">
            <text:p>1526878582575200000</text:p>
          </table:table-cell>
          <table:table-cell office:value-type="string" calcext:value-type="string">
            <text:p>world</text:p>
          </table:table-cell>
          <table:table-cell office:value-type="float" office:value="0.00275102886371" calcext:value-type="float">
            <text:p>0.0027510289</text:p>
          </table:table-cell>
          <table:table-cell office:value-type="float" office:value="0.00778155960143" calcext:value-type="float">
            <text:p>0.0077815596</text:p>
          </table:table-cell>
          <table:table-cell office:value-type="float" office:value="0.00429757032543" calcext:value-type="float">
            <text:p>0.00429757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259944E+018" calcext:value-type="float">
            <text:p>1526878582599440000</text:p>
          </table:table-cell>
          <table:table-cell office:value-type="float" office:value="343" calcext:value-type="float">
            <text:p>343</text:p>
          </table:table-cell>
          <table:table-cell office:value-type="float" office:value="1.52687858259507E+018" calcext:value-type="float">
            <text:p>1526878582595070000</text:p>
          </table:table-cell>
          <table:table-cell office:value-type="string" calcext:value-type="string">
            <text:p>world</text:p>
          </table:table-cell>
          <table:table-cell office:value-type="float" office:value="-0.00343977287412" calcext:value-type="float">
            <text:p>-0.0034397729</text:p>
          </table:table-cell>
          <table:table-cell office:value-type="float" office:value="0.00365674402565" calcext:value-type="float">
            <text:p>0.003656744</text:p>
          </table:table-cell>
          <table:table-cell office:value-type="float" office:value="-0.00369845377281" calcext:value-type="float">
            <text:p>-0.00369845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261882E+018" calcext:value-type="float">
            <text:p>1526878582618820000</text:p>
          </table:table-cell>
          <table:table-cell office:value-type="float" office:value="344" calcext:value-type="float">
            <text:p>344</text:p>
          </table:table-cell>
          <table:table-cell office:value-type="float" office:value="1.5268785826148E+018" calcext:value-type="float">
            <text:p>1526878582614800000</text:p>
          </table:table-cell>
          <table:table-cell office:value-type="string" calcext:value-type="string">
            <text:p>world</text:p>
          </table:table-cell>
          <table:table-cell office:value-type="float" office:value="-0.00468802964315" calcext:value-type="float">
            <text:p>-0.0046880296</text:p>
          </table:table-cell>
          <table:table-cell office:value-type="float" office:value="-0.00198627565987" calcext:value-type="float">
            <text:p>-0.0019862757</text:p>
          </table:table-cell>
          <table:table-cell office:value-type="float" office:value="-0.00260240095668" calcext:value-type="float">
            <text:p>-0.0026024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263909E+018" calcext:value-type="float">
            <text:p>1526878582639090000</text:p>
          </table:table-cell>
          <table:table-cell office:value-type="float" office:value="345" calcext:value-type="float">
            <text:p>345</text:p>
          </table:table-cell>
          <table:table-cell office:value-type="float" office:value="1.52687858263466E+018" calcext:value-type="float">
            <text:p>1526878582634660000</text:p>
          </table:table-cell>
          <table:table-cell office:value-type="string" calcext:value-type="string">
            <text:p>world</text:p>
          </table:table-cell>
          <table:table-cell office:value-type="float" office:value="0.00428960565478" calcext:value-type="float">
            <text:p>0.0042896057</text:p>
          </table:table-cell>
          <table:table-cell office:value-type="float" office:value="0.00190961977933" calcext:value-type="float">
            <text:p>0.0019096198</text:p>
          </table:table-cell>
          <table:table-cell office:value-type="float" office:value="0.0111893266439" calcext:value-type="float">
            <text:p>0.01118932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265877E+018" calcext:value-type="float">
            <text:p>1526878582658770000</text:p>
          </table:table-cell>
          <table:table-cell office:value-type="float" office:value="346" calcext:value-type="float">
            <text:p>346</text:p>
          </table:table-cell>
          <table:table-cell office:value-type="float" office:value="1.52687858265471E+018" calcext:value-type="float">
            <text:p>1526878582654710000</text:p>
          </table:table-cell>
          <table:table-cell office:value-type="string" calcext:value-type="string">
            <text:p>world</text:p>
          </table:table-cell>
          <table:table-cell office:value-type="float" office:value="0.00155741977505" calcext:value-type="float">
            <text:p>0.0015574198</text:p>
          </table:table-cell>
          <table:table-cell office:value-type="float" office:value="0.00139762985054" calcext:value-type="float">
            <text:p>0.0013976299</text:p>
          </table:table-cell>
          <table:table-cell office:value-type="float" office:value="0.000630058348179" calcext:value-type="float">
            <text:p>0.00063005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267912E+018" calcext:value-type="float">
            <text:p>1526878582679120000</text:p>
          </table:table-cell>
          <table:table-cell office:value-type="float" office:value="347" calcext:value-type="float">
            <text:p>347</text:p>
          </table:table-cell>
          <table:table-cell office:value-type="float" office:value="1.5268785826747E+018" calcext:value-type="float">
            <text:p>1526878582674700000</text:p>
          </table:table-cell>
          <table:table-cell office:value-type="string" calcext:value-type="string">
            <text:p>world</text:p>
          </table:table-cell>
          <table:table-cell office:value-type="float" office:value="0.0104005197063" calcext:value-type="float">
            <text:p>0.0104005197</text:p>
          </table:table-cell>
          <table:table-cell office:value-type="float" office:value="0.00034858455183" calcext:value-type="float">
            <text:p>0.0003485846</text:p>
          </table:table-cell>
          <table:table-cell office:value-type="float" office:value="0.00827040523291" calcext:value-type="float">
            <text:p>0.00827040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269942E+018" calcext:value-type="float">
            <text:p>1526878582699420000</text:p>
          </table:table-cell>
          <table:table-cell office:value-type="float" office:value="348" calcext:value-type="float">
            <text:p>348</text:p>
          </table:table-cell>
          <table:table-cell office:value-type="float" office:value="1.5268785826946E+018" calcext:value-type="float">
            <text:p>1526878582694600000</text:p>
          </table:table-cell>
          <table:table-cell office:value-type="string" calcext:value-type="string">
            <text:p>world</text:p>
          </table:table-cell>
          <table:table-cell office:value-type="float" office:value="-0.00399367371574" calcext:value-type="float">
            <text:p>-0.0039936737</text:p>
          </table:table-cell>
          <table:table-cell office:value-type="float" office:value="0.00212998106144" calcext:value-type="float">
            <text:p>0.0021299811</text:p>
          </table:table-cell>
          <table:table-cell office:value-type="float" office:value="0.00164627749473" calcext:value-type="float">
            <text:p>0.00164627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271882E+018" calcext:value-type="float">
            <text:p>1526878582718820000</text:p>
          </table:table-cell>
          <table:table-cell office:value-type="float" office:value="349" calcext:value-type="float">
            <text:p>349</text:p>
          </table:table-cell>
          <table:table-cell office:value-type="float" office:value="1.52687858271444E+018" calcext:value-type="float">
            <text:p>1526878582714440000</text:p>
          </table:table-cell>
          <table:table-cell office:value-type="string" calcext:value-type="string">
            <text:p>world</text:p>
          </table:table-cell>
          <table:table-cell office:value-type="float" office:value="-0.00172239623498" calcext:value-type="float">
            <text:p>-0.0017223962</text:p>
          </table:table-cell>
          <table:table-cell office:value-type="float" office:value="-0.00951639190316" calcext:value-type="float">
            <text:p>-0.0095163919</text:p>
          </table:table-cell>
          <table:table-cell office:value-type="float" office:value="-0.00869228132069" calcext:value-type="float">
            <text:p>-0.00869228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273907E+018" calcext:value-type="float">
            <text:p>1526878582739070000</text:p>
          </table:table-cell>
          <table:table-cell office:value-type="float" office:value="350" calcext:value-type="float">
            <text:p>350</text:p>
          </table:table-cell>
          <table:table-cell office:value-type="float" office:value="1.52687858273536E+018" calcext:value-type="float">
            <text:p>1526878582735360000</text:p>
          </table:table-cell>
          <table:table-cell office:value-type="string" calcext:value-type="string">
            <text:p>world</text:p>
          </table:table-cell>
          <table:table-cell office:value-type="float" office:value="0.00522486167029" calcext:value-type="float">
            <text:p>0.0052248617</text:p>
          </table:table-cell>
          <table:table-cell office:value-type="float" office:value="-0.00320592848584" calcext:value-type="float">
            <text:p>-0.0032059285</text:p>
          </table:table-cell>
          <table:table-cell office:value-type="float" office:value="-0.0000130627304316" calcext:value-type="float">
            <text:p>-1.30627304316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275935E+018" calcext:value-type="float">
            <text:p>1526878582759350000</text:p>
          </table:table-cell>
          <table:table-cell office:value-type="float" office:value="351" calcext:value-type="float">
            <text:p>351</text:p>
          </table:table-cell>
          <table:table-cell office:value-type="float" office:value="1.52687858275535E+018" calcext:value-type="float">
            <text:p>1526878582755350000</text:p>
          </table:table-cell>
          <table:table-cell office:value-type="string" calcext:value-type="string">
            <text:p>world</text:p>
          </table:table-cell>
          <table:table-cell office:value-type="float" office:value="-0.00647340156138" calcext:value-type="float">
            <text:p>-0.0064734016</text:p>
          </table:table-cell>
          <table:table-cell office:value-type="float" office:value="0.00540173891932" calcext:value-type="float">
            <text:p>0.0054017389</text:p>
          </table:table-cell>
          <table:table-cell office:value-type="float" office:value="0.00316605111584" calcext:value-type="float">
            <text:p>0.00316605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277874E+018" calcext:value-type="float">
            <text:p>1526878582778740000</text:p>
          </table:table-cell>
          <table:table-cell office:value-type="float" office:value="352" calcext:value-type="float">
            <text:p>352</text:p>
          </table:table-cell>
          <table:table-cell office:value-type="float" office:value="1.52687858277521E+018" calcext:value-type="float">
            <text:p>1526878582775210000</text:p>
          </table:table-cell>
          <table:table-cell office:value-type="string" calcext:value-type="string">
            <text:p>world</text:p>
          </table:table-cell>
          <table:table-cell office:value-type="float" office:value="-0.00608194433153" calcext:value-type="float">
            <text:p>-0.0060819443</text:p>
          </table:table-cell>
          <table:table-cell office:value-type="float" office:value="0.00535540468991" calcext:value-type="float">
            <text:p>0.0053554047</text:p>
          </table:table-cell>
          <table:table-cell office:value-type="float" office:value="-0.00980179291219" calcext:value-type="float">
            <text:p>-0.00980179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27991E+018" calcext:value-type="float">
            <text:p>1526878582799100000</text:p>
          </table:table-cell>
          <table:table-cell office:value-type="float" office:value="353" calcext:value-type="float">
            <text:p>353</text:p>
          </table:table-cell>
          <table:table-cell office:value-type="float" office:value="1.52687858279516E+018" calcext:value-type="float">
            <text:p>1526878582795160000</text:p>
          </table:table-cell>
          <table:table-cell office:value-type="string" calcext:value-type="string">
            <text:p>world</text:p>
          </table:table-cell>
          <table:table-cell office:value-type="float" office:value="0.0000710973981768" calcext:value-type="float">
            <text:p>7.10973981768E-005</text:p>
          </table:table-cell>
          <table:table-cell office:value-type="float" office:value="-0.00737645104527" calcext:value-type="float">
            <text:p>-0.007376451</text:p>
          </table:table-cell>
          <table:table-cell office:value-type="float" office:value="0.000708777457476" calcext:value-type="float">
            <text:p>0.00070877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281951E+018" calcext:value-type="float">
            <text:p>1526878582819510000</text:p>
          </table:table-cell>
          <table:table-cell office:value-type="float" office:value="354" calcext:value-type="float">
            <text:p>354</text:p>
          </table:table-cell>
          <table:table-cell office:value-type="float" office:value="1.52687858281524E+018" calcext:value-type="float">
            <text:p>1526878582815240000</text:p>
          </table:table-cell>
          <table:table-cell office:value-type="string" calcext:value-type="string">
            <text:p>world</text:p>
          </table:table-cell>
          <table:table-cell office:value-type="float" office:value="-0.000920193968341" calcext:value-type="float">
            <text:p>-0.000920194</text:p>
          </table:table-cell>
          <table:table-cell office:value-type="float" office:value="0.0140853635967" calcext:value-type="float">
            <text:p>0.0140853636</text:p>
          </table:table-cell>
          <table:table-cell office:value-type="float" office:value="-0.00961741898209" calcext:value-type="float">
            <text:p>-0.0096174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283875E+018" calcext:value-type="float">
            <text:p>1526878582838750000</text:p>
          </table:table-cell>
          <table:table-cell office:value-type="float" office:value="355" calcext:value-type="float">
            <text:p>355</text:p>
          </table:table-cell>
          <table:table-cell office:value-type="float" office:value="1.52687858283498E+018" calcext:value-type="float">
            <text:p>1526878582834980000</text:p>
          </table:table-cell>
          <table:table-cell office:value-type="string" calcext:value-type="string">
            <text:p>world</text:p>
          </table:table-cell>
          <table:table-cell office:value-type="float" office:value="0.00715533597395" calcext:value-type="float">
            <text:p>0.007155336</text:p>
          </table:table-cell>
          <table:table-cell office:value-type="float" office:value="0.00105538638309" calcext:value-type="float">
            <text:p>0.0010553864</text:p>
          </table:table-cell>
          <table:table-cell office:value-type="float" office:value="0.0172583702952" calcext:value-type="float">
            <text:p>0.01725837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285905E+018" calcext:value-type="float">
            <text:p>1526878582859050000</text:p>
          </table:table-cell>
          <table:table-cell office:value-type="float" office:value="356" calcext:value-type="float">
            <text:p>356</text:p>
          </table:table-cell>
          <table:table-cell office:value-type="float" office:value="1.52687858285478E+018" calcext:value-type="float">
            <text:p>1526878582854780000</text:p>
          </table:table-cell>
          <table:table-cell office:value-type="string" calcext:value-type="string">
            <text:p>world</text:p>
          </table:table-cell>
          <table:table-cell office:value-type="float" office:value="0.00170860765502" calcext:value-type="float">
            <text:p>0.0017086077</text:p>
          </table:table-cell>
          <table:table-cell office:value-type="float" office:value="-0.0125381518155" calcext:value-type="float">
            <text:p>-0.0125381518</text:p>
          </table:table-cell>
          <table:table-cell office:value-type="float" office:value="-0.00365263596177" calcext:value-type="float">
            <text:p>-0.0036526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287959E+018" calcext:value-type="float">
            <text:p>1526878582879590000</text:p>
          </table:table-cell>
          <table:table-cell office:value-type="float" office:value="357" calcext:value-type="float">
            <text:p>357</text:p>
          </table:table-cell>
          <table:table-cell office:value-type="float" office:value="1.52687858287475E+018" calcext:value-type="float">
            <text:p>1526878582874750000</text:p>
          </table:table-cell>
          <table:table-cell office:value-type="string" calcext:value-type="string">
            <text:p>world</text:p>
          </table:table-cell>
          <table:table-cell office:value-type="float" office:value="-0.00749060697854" calcext:value-type="float">
            <text:p>-0.007490607</text:p>
          </table:table-cell>
          <table:table-cell office:value-type="float" office:value="0.0141145149246" calcext:value-type="float">
            <text:p>0.0141145149</text:p>
          </table:table-cell>
          <table:table-cell office:value-type="float" office:value="-0.00715809315443" calcext:value-type="float">
            <text:p>-0.00715809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289891E+018" calcext:value-type="float">
            <text:p>1526878582898910000</text:p>
          </table:table-cell>
          <table:table-cell office:value-type="float" office:value="358" calcext:value-type="float">
            <text:p>358</text:p>
          </table:table-cell>
          <table:table-cell office:value-type="float" office:value="1.52687858289468E+018" calcext:value-type="float">
            <text:p>1526878582894680000</text:p>
          </table:table-cell>
          <table:table-cell office:value-type="string" calcext:value-type="string">
            <text:p>world</text:p>
          </table:table-cell>
          <table:table-cell office:value-type="float" office:value="0.00471483916044" calcext:value-type="float">
            <text:p>0.0047148392</text:p>
          </table:table-cell>
          <table:table-cell office:value-type="float" office:value="-0.0113764125854" calcext:value-type="float">
            <text:p>-0.0113764126</text:p>
          </table:table-cell>
          <table:table-cell office:value-type="float" office:value="0.00418051984161" calcext:value-type="float">
            <text:p>0.00418051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291926E+018" calcext:value-type="float">
            <text:p>1526878582919260000</text:p>
          </table:table-cell>
          <table:table-cell office:value-type="float" office:value="359" calcext:value-type="float">
            <text:p>359</text:p>
          </table:table-cell>
          <table:table-cell office:value-type="float" office:value="1.52687858291549E+018" calcext:value-type="float">
            <text:p>1526878582915490000</text:p>
          </table:table-cell>
          <table:table-cell office:value-type="string" calcext:value-type="string">
            <text:p>world</text:p>
          </table:table-cell>
          <table:table-cell office:value-type="float" office:value="0.00404567969963" calcext:value-type="float">
            <text:p>0.0040456797</text:p>
          </table:table-cell>
          <table:table-cell office:value-type="float" office:value="-0.000693648587912" calcext:value-type="float">
            <text:p>-0.0006936486</text:p>
          </table:table-cell>
          <table:table-cell office:value-type="float" office:value="-0.000520032830536" calcext:value-type="float">
            <text:p>-0.0005200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293961E+018" calcext:value-type="float">
            <text:p>1526878582939610000</text:p>
          </table:table-cell>
          <table:table-cell office:value-type="float" office:value="360" calcext:value-type="float">
            <text:p>360</text:p>
          </table:table-cell>
          <table:table-cell office:value-type="float" office:value="1.52687858293525E+018" calcext:value-type="float">
            <text:p>1526878582935250000</text:p>
          </table:table-cell>
          <table:table-cell office:value-type="string" calcext:value-type="string">
            <text:p>world</text:p>
          </table:table-cell>
          <table:table-cell office:value-type="float" office:value="-0.00242679356597" calcext:value-type="float">
            <text:p>-0.0024267936</text:p>
          </table:table-cell>
          <table:table-cell office:value-type="float" office:value="0.00807895231992" calcext:value-type="float">
            <text:p>0.0080789523</text:p>
          </table:table-cell>
          <table:table-cell office:value-type="float" office:value="0.00302859116346" calcext:value-type="float">
            <text:p>0.0030285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295883E+018" calcext:value-type="float">
            <text:p>1526878582958830000</text:p>
          </table:table-cell>
          <table:table-cell office:value-type="float" office:value="361" calcext:value-type="float">
            <text:p>361</text:p>
          </table:table-cell>
          <table:table-cell office:value-type="float" office:value="1.52687858295515E+018" calcext:value-type="float">
            <text:p>1526878582955150000</text:p>
          </table:table-cell>
          <table:table-cell office:value-type="string" calcext:value-type="string">
            <text:p>world</text:p>
          </table:table-cell>
          <table:table-cell office:value-type="float" office:value="-0.00349390180781" calcext:value-type="float">
            <text:p>-0.0034939018</text:p>
          </table:table-cell>
          <table:table-cell office:value-type="float" office:value="-0.00356528535485" calcext:value-type="float">
            <text:p>-0.0035652854</text:p>
          </table:table-cell>
          <table:table-cell office:value-type="float" office:value="0.00162143469788" calcext:value-type="float">
            <text:p>0.00162143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297923E+018" calcext:value-type="float">
            <text:p>1526878582979230000</text:p>
          </table:table-cell>
          <table:table-cell office:value-type="float" office:value="362" calcext:value-type="float">
            <text:p>362</text:p>
          </table:table-cell>
          <table:table-cell office:value-type="float" office:value="1.52687858297504E+018" calcext:value-type="float">
            <text:p>1526878582975040000</text:p>
          </table:table-cell>
          <table:table-cell office:value-type="string" calcext:value-type="string">
            <text:p>world</text:p>
          </table:table-cell>
          <table:table-cell office:value-type="float" office:value="0.00489125400782" calcext:value-type="float">
            <text:p>0.004891254</text:p>
          </table:table-cell>
          <table:table-cell office:value-type="float" office:value="-0.00943839270622" calcext:value-type="float">
            <text:p>-0.0094383927</text:p>
          </table:table-cell>
          <table:table-cell office:value-type="float" office:value="-0.00140903296415" calcext:value-type="float">
            <text:p>-0.0014090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299967E+018" calcext:value-type="float">
            <text:p>1526878582999670000</text:p>
          </table:table-cell>
          <table:table-cell office:value-type="float" office:value="363" calcext:value-type="float">
            <text:p>363</text:p>
          </table:table-cell>
          <table:table-cell office:value-type="float" office:value="1.52687858299488E+018" calcext:value-type="float">
            <text:p>1526878582994880000</text:p>
          </table:table-cell>
          <table:table-cell office:value-type="string" calcext:value-type="string">
            <text:p>world</text:p>
          </table:table-cell>
          <table:table-cell office:value-type="float" office:value="-0.0056087942794" calcext:value-type="float">
            <text:p>-0.0056087943</text:p>
          </table:table-cell>
          <table:table-cell office:value-type="float" office:value="0.0111863855273" calcext:value-type="float">
            <text:p>0.0111863855</text:p>
          </table:table-cell>
          <table:table-cell office:value-type="float" office:value="-0.0156136229634" calcext:value-type="float">
            <text:p>-0.0156136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301903E+018" calcext:value-type="float">
            <text:p>1526878583019030000</text:p>
          </table:table-cell>
          <table:table-cell office:value-type="float" office:value="364" calcext:value-type="float">
            <text:p>364</text:p>
          </table:table-cell>
          <table:table-cell office:value-type="float" office:value="1.5268785830149E+018" calcext:value-type="float">
            <text:p>1526878583014900000</text:p>
          </table:table-cell>
          <table:table-cell office:value-type="string" calcext:value-type="string">
            <text:p>world</text:p>
          </table:table-cell>
          <table:table-cell office:value-type="float" office:value="0.00657903077081" calcext:value-type="float">
            <text:p>0.0065790308</text:p>
          </table:table-cell>
          <table:table-cell office:value-type="float" office:value="-0.00458911899477" calcext:value-type="float">
            <text:p>-0.004589119</text:p>
          </table:table-cell>
          <table:table-cell office:value-type="float" office:value="0.0104085020721" calcext:value-type="float">
            <text:p>0.01040850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30394E+018" calcext:value-type="float">
            <text:p>1526878583039400000</text:p>
          </table:table-cell>
          <table:table-cell office:value-type="float" office:value="365" calcext:value-type="float">
            <text:p>365</text:p>
          </table:table-cell>
          <table:table-cell office:value-type="float" office:value="1.52687858303487E+018" calcext:value-type="float">
            <text:p>1526878583034870000</text:p>
          </table:table-cell>
          <table:table-cell office:value-type="string" calcext:value-type="string">
            <text:p>world</text:p>
          </table:table-cell>
          <table:table-cell office:value-type="float" office:value="0.00393937528133" calcext:value-type="float">
            <text:p>0.0039393753</text:p>
          </table:table-cell>
          <table:table-cell office:value-type="float" office:value="0.00332585209981" calcext:value-type="float">
            <text:p>0.0033258521</text:p>
          </table:table-cell>
          <table:table-cell office:value-type="float" office:value="0.00568423653021" calcext:value-type="float">
            <text:p>0.0056842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305875E+018" calcext:value-type="float">
            <text:p>1526878583058750000</text:p>
          </table:table-cell>
          <table:table-cell office:value-type="float" office:value="366" calcext:value-type="float">
            <text:p>366</text:p>
          </table:table-cell>
          <table:table-cell office:value-type="float" office:value="1.52687858305463E+018" calcext:value-type="float">
            <text:p>1526878583054630000</text:p>
          </table:table-cell>
          <table:table-cell office:value-type="string" calcext:value-type="string">
            <text:p>world</text:p>
          </table:table-cell>
          <table:table-cell office:value-type="float" office:value="-0.00367441913113" calcext:value-type="float">
            <text:p>-0.0036744191</text:p>
          </table:table-cell>
          <table:table-cell office:value-type="float" office:value="0.00223042094149" calcext:value-type="float">
            <text:p>0.0022304209</text:p>
          </table:table-cell>
          <table:table-cell office:value-type="float" office:value="0.00456802360713" calcext:value-type="float">
            <text:p>0.00456802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307888E+018" calcext:value-type="float">
            <text:p>1526878583078880000</text:p>
          </table:table-cell>
          <table:table-cell office:value-type="float" office:value="367" calcext:value-type="float">
            <text:p>367</text:p>
          </table:table-cell>
          <table:table-cell office:value-type="float" office:value="1.52687858307536E+018" calcext:value-type="float">
            <text:p>1526878583075360000</text:p>
          </table:table-cell>
          <table:table-cell office:value-type="string" calcext:value-type="string">
            <text:p>world</text:p>
          </table:table-cell>
          <table:table-cell office:value-type="float" office:value="-0.00663614179939" calcext:value-type="float">
            <text:p>-0.0066361418</text:p>
          </table:table-cell>
          <table:table-cell office:value-type="float" office:value="0.000750808976591" calcext:value-type="float">
            <text:p>0.000750809</text:p>
          </table:table-cell>
          <table:table-cell office:value-type="float" office:value="0.00499608460814" calcext:value-type="float">
            <text:p>0.00499608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309895E+018" calcext:value-type="float">
            <text:p>1526878583098950000</text:p>
          </table:table-cell>
          <table:table-cell office:value-type="float" office:value="368" calcext:value-type="float">
            <text:p>368</text:p>
          </table:table-cell>
          <table:table-cell office:value-type="float" office:value="1.52687858309503E+018" calcext:value-type="float">
            <text:p>1526878583095030000</text:p>
          </table:table-cell>
          <table:table-cell office:value-type="string" calcext:value-type="string">
            <text:p>world</text:p>
          </table:table-cell>
          <table:table-cell office:value-type="float" office:value="0.0017568571493" calcext:value-type="float">
            <text:p>0.0017568571</text:p>
          </table:table-cell>
          <table:table-cell office:value-type="float" office:value="-0.00534754386172" calcext:value-type="float">
            <text:p>-0.0053475439</text:p>
          </table:table-cell>
          <table:table-cell office:value-type="float" office:value="-0.00270632375032" calcext:value-type="float">
            <text:p>-0.00270632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311934E+018" calcext:value-type="float">
            <text:p>1526878583119340000</text:p>
          </table:table-cell>
          <table:table-cell office:value-type="float" office:value="369" calcext:value-type="float">
            <text:p>369</text:p>
          </table:table-cell>
          <table:table-cell office:value-type="float" office:value="1.5268785831145E+018" calcext:value-type="float">
            <text:p>1526878583114500000</text:p>
          </table:table-cell>
          <table:table-cell office:value-type="string" calcext:value-type="string">
            <text:p>world</text:p>
          </table:table-cell>
          <table:table-cell office:value-type="float" office:value="0.00429983017966" calcext:value-type="float">
            <text:p>0.0042998302</text:p>
          </table:table-cell>
          <table:table-cell office:value-type="float" office:value="-0.00363622466102" calcext:value-type="float">
            <text:p>-0.0036362247</text:p>
          </table:table-cell>
          <table:table-cell office:value-type="float" office:value="0.002525532851" calcext:value-type="float">
            <text:p>0.00252553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313854E+018" calcext:value-type="float">
            <text:p>1526878583138540000</text:p>
          </table:table-cell>
          <table:table-cell office:value-type="float" office:value="370" calcext:value-type="float">
            <text:p>370</text:p>
          </table:table-cell>
          <table:table-cell office:value-type="float" office:value="1.52687858313504E+018" calcext:value-type="float">
            <text:p>1526878583135040000</text:p>
          </table:table-cell>
          <table:table-cell office:value-type="string" calcext:value-type="string">
            <text:p>world</text:p>
          </table:table-cell>
          <table:table-cell office:value-type="float" office:value="0.0000239592045546" calcext:value-type="float">
            <text:p>2.39592045546E-005</text:p>
          </table:table-cell>
          <table:table-cell office:value-type="float" office:value="-0.00296488706954" calcext:value-type="float">
            <text:p>-0.0029648871</text:p>
          </table:table-cell>
          <table:table-cell office:value-type="float" office:value="-0.00305558182299" calcext:value-type="float">
            <text:p>-0.00305558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315896E+018" calcext:value-type="float">
            <text:p>1526878583158960000</text:p>
          </table:table-cell>
          <table:table-cell office:value-type="float" office:value="371" calcext:value-type="float">
            <text:p>371</text:p>
          </table:table-cell>
          <table:table-cell office:value-type="float" office:value="1.52687858315477E+018" calcext:value-type="float">
            <text:p>1526878583154770000</text:p>
          </table:table-cell>
          <table:table-cell office:value-type="string" calcext:value-type="string">
            <text:p>world</text:p>
          </table:table-cell>
          <table:table-cell office:value-type="float" office:value="-0.00145461491775" calcext:value-type="float">
            <text:p>-0.0014546149</text:p>
          </table:table-cell>
          <table:table-cell office:value-type="float" office:value="0.00367121119052" calcext:value-type="float">
            <text:p>0.0036712112</text:p>
          </table:table-cell>
          <table:table-cell office:value-type="float" office:value="0.00266276812181" calcext:value-type="float">
            <text:p>0.00266276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317927E+018" calcext:value-type="float">
            <text:p>1526878583179270000</text:p>
          </table:table-cell>
          <table:table-cell office:value-type="float" office:value="372" calcext:value-type="float">
            <text:p>372</text:p>
          </table:table-cell>
          <table:table-cell office:value-type="float" office:value="1.52687858317443E+018" calcext:value-type="float">
            <text:p>1526878583174430000</text:p>
          </table:table-cell>
          <table:table-cell office:value-type="string" calcext:value-type="string">
            <text:p>world</text:p>
          </table:table-cell>
          <table:table-cell office:value-type="float" office:value="0.00199966691434" calcext:value-type="float">
            <text:p>0.0019996669</text:p>
          </table:table-cell>
          <table:table-cell office:value-type="float" office:value="-0.00152697972953" calcext:value-type="float">
            <text:p>-0.0015269797</text:p>
          </table:table-cell>
          <table:table-cell office:value-type="float" office:value="0.00373194902204" calcext:value-type="float">
            <text:p>0.0037319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319963E+018" calcext:value-type="float">
            <text:p>1526878583199630000</text:p>
          </table:table-cell>
          <table:table-cell office:value-type="float" office:value="373" calcext:value-type="float">
            <text:p>373</text:p>
          </table:table-cell>
          <table:table-cell office:value-type="float" office:value="1.52687858319516E+018" calcext:value-type="float">
            <text:p>1526878583195160000</text:p>
          </table:table-cell>
          <table:table-cell office:value-type="string" calcext:value-type="string">
            <text:p>world</text:p>
          </table:table-cell>
          <table:table-cell office:value-type="float" office:value="0.000189670012332" calcext:value-type="float">
            <text:p>0.00018967</text:p>
          </table:table-cell>
          <table:table-cell office:value-type="float" office:value="-0.00363281881437" calcext:value-type="float">
            <text:p>-0.0036328188</text:p>
          </table:table-cell>
          <table:table-cell office:value-type="float" office:value="-0.00453616911545" calcext:value-type="float">
            <text:p>-0.00453616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321894E+018" calcext:value-type="float">
            <text:p>1526878583218940000</text:p>
          </table:table-cell>
          <table:table-cell office:value-type="float" office:value="374" calcext:value-type="float">
            <text:p>374</text:p>
          </table:table-cell>
          <table:table-cell office:value-type="float" office:value="1.52687858321512E+018" calcext:value-type="float">
            <text:p>1526878583215120000</text:p>
          </table:table-cell>
          <table:table-cell office:value-type="string" calcext:value-type="string">
            <text:p>world</text:p>
          </table:table-cell>
          <table:table-cell office:value-type="float" office:value="-0.000470963714179" calcext:value-type="float">
            <text:p>-0.0004709637</text:p>
          </table:table-cell>
          <table:table-cell office:value-type="float" office:value="0.00235328101553" calcext:value-type="float">
            <text:p>0.002353281</text:p>
          </table:table-cell>
          <table:table-cell office:value-type="float" office:value="-0.000238396925852" calcext:value-type="float">
            <text:p>-0.00023839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323924E+018" calcext:value-type="float">
            <text:p>1526878583239240000</text:p>
          </table:table-cell>
          <table:table-cell office:value-type="float" office:value="375" calcext:value-type="float">
            <text:p>375</text:p>
          </table:table-cell>
          <table:table-cell office:value-type="float" office:value="1.52687858323498E+018" calcext:value-type="float">
            <text:p>1526878583234980000</text:p>
          </table:table-cell>
          <table:table-cell office:value-type="string" calcext:value-type="string">
            <text:p>world</text:p>
          </table:table-cell>
          <table:table-cell office:value-type="float" office:value="-0.00771811930463" calcext:value-type="float">
            <text:p>-0.0077181193</text:p>
          </table:table-cell>
          <table:table-cell office:value-type="float" office:value="0.00198601093143" calcext:value-type="float">
            <text:p>0.0019860109</text:p>
          </table:table-cell>
          <table:table-cell office:value-type="float" office:value="0.000140615331475" calcext:value-type="float">
            <text:p>0.00014061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325857E+018" calcext:value-type="float">
            <text:p>1526878583258570000</text:p>
          </table:table-cell>
          <table:table-cell office:value-type="float" office:value="376" calcext:value-type="float">
            <text:p>376</text:p>
          </table:table-cell>
          <table:table-cell office:value-type="float" office:value="1.52687858325491E+018" calcext:value-type="float">
            <text:p>1526878583254910000</text:p>
          </table:table-cell>
          <table:table-cell office:value-type="string" calcext:value-type="string">
            <text:p>world</text:p>
          </table:table-cell>
          <table:table-cell office:value-type="float" office:value="-0.0071492260322" calcext:value-type="float">
            <text:p>-0.007149226</text:p>
          </table:table-cell>
          <table:table-cell office:value-type="float" office:value="0.00575786083937" calcext:value-type="float">
            <text:p>0.0057578608</text:p>
          </table:table-cell>
          <table:table-cell office:value-type="float" office:value="-0.0133991027251" calcext:value-type="float">
            <text:p>-0.01339910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327893E+018" calcext:value-type="float">
            <text:p>1526878583278930000</text:p>
          </table:table-cell>
          <table:table-cell office:value-type="float" office:value="377" calcext:value-type="float">
            <text:p>377</text:p>
          </table:table-cell>
          <table:table-cell office:value-type="float" office:value="1.52687858327494E+018" calcext:value-type="float">
            <text:p>1526878583274940000</text:p>
          </table:table-cell>
          <table:table-cell office:value-type="string" calcext:value-type="string">
            <text:p>world</text:p>
          </table:table-cell>
          <table:table-cell office:value-type="float" office:value="0.00804513320327" calcext:value-type="float">
            <text:p>0.0080451332</text:p>
          </table:table-cell>
          <table:table-cell office:value-type="float" office:value="0.000691821565852" calcext:value-type="float">
            <text:p>0.0006918216</text:p>
          </table:table-cell>
          <table:table-cell office:value-type="float" office:value="0.0136427730322" calcext:value-type="float">
            <text:p>0.0136427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329919E+018" calcext:value-type="float">
            <text:p>1526878583299190000</text:p>
          </table:table-cell>
          <table:table-cell office:value-type="float" office:value="378" calcext:value-type="float">
            <text:p>378</text:p>
          </table:table-cell>
          <table:table-cell office:value-type="float" office:value="1.52687858329474E+018" calcext:value-type="float">
            <text:p>1526878583294740000</text:p>
          </table:table-cell>
          <table:table-cell office:value-type="string" calcext:value-type="string">
            <text:p>world</text:p>
          </table:table-cell>
          <table:table-cell office:value-type="float" office:value="-0.0021533141844" calcext:value-type="float">
            <text:p>-0.0021533142</text:p>
          </table:table-cell>
          <table:table-cell office:value-type="float" office:value="0.00570655195042" calcext:value-type="float">
            <text:p>0.005706552</text:p>
          </table:table-cell>
          <table:table-cell office:value-type="float" office:value="-0.00664894748479" calcext:value-type="float">
            <text:p>-0.00664894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331965E+018" calcext:value-type="float">
            <text:p>1526878583319650000</text:p>
          </table:table-cell>
          <table:table-cell office:value-type="float" office:value="379" calcext:value-type="float">
            <text:p>379</text:p>
          </table:table-cell>
          <table:table-cell office:value-type="float" office:value="1.52687858331469E+018" calcext:value-type="float">
            <text:p>1526878583314690000</text:p>
          </table:table-cell>
          <table:table-cell office:value-type="string" calcext:value-type="string">
            <text:p>world</text:p>
          </table:table-cell>
          <table:table-cell office:value-type="float" office:value="-0.00607841834426" calcext:value-type="float">
            <text:p>-0.0060784183</text:p>
          </table:table-cell>
          <table:table-cell office:value-type="float" office:value="0.0076143424958" calcext:value-type="float">
            <text:p>0.0076143425</text:p>
          </table:table-cell>
          <table:table-cell office:value-type="float" office:value="-0.000965221552178" calcext:value-type="float">
            <text:p>-0.0009652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333897E+018" calcext:value-type="float">
            <text:p>1526878583338970000</text:p>
          </table:table-cell>
          <table:table-cell office:value-type="float" office:value="380" calcext:value-type="float">
            <text:p>380</text:p>
          </table:table-cell>
          <table:table-cell office:value-type="float" office:value="1.52687858333468E+018" calcext:value-type="float">
            <text:p>1526878583334680000</text:p>
          </table:table-cell>
          <table:table-cell office:value-type="string" calcext:value-type="string">
            <text:p>world</text:p>
          </table:table-cell>
          <table:table-cell office:value-type="float" office:value="0.00104575837031" calcext:value-type="float">
            <text:p>0.0010457584</text:p>
          </table:table-cell>
          <table:table-cell office:value-type="float" office:value="-0.00186878349632" calcext:value-type="float">
            <text:p>-0.0018687835</text:p>
          </table:table-cell>
          <table:table-cell office:value-type="float" office:value="0.00118688924704" calcext:value-type="float">
            <text:p>0.00118688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335931E+018" calcext:value-type="float">
            <text:p>1526878583359310000</text:p>
          </table:table-cell>
          <table:table-cell office:value-type="float" office:value="381" calcext:value-type="float">
            <text:p>381</text:p>
          </table:table-cell>
          <table:table-cell office:value-type="float" office:value="1.52687858335469E+018" calcext:value-type="float">
            <text:p>1526878583354690000</text:p>
          </table:table-cell>
          <table:table-cell office:value-type="string" calcext:value-type="string">
            <text:p>world</text:p>
          </table:table-cell>
          <table:table-cell office:value-type="float" office:value="0.00145446881652" calcext:value-type="float">
            <text:p>0.0014544688</text:p>
          </table:table-cell>
          <table:table-cell office:value-type="float" office:value="-0.00574467564002" calcext:value-type="float">
            <text:p>-0.0057446756</text:p>
          </table:table-cell>
          <table:table-cell office:value-type="float" office:value="0.0036168997176" calcext:value-type="float">
            <text:p>0.00361689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337852E+018" calcext:value-type="float">
            <text:p>1526878583378520000</text:p>
          </table:table-cell>
          <table:table-cell office:value-type="float" office:value="382" calcext:value-type="float">
            <text:p>382</text:p>
          </table:table-cell>
          <table:table-cell office:value-type="float" office:value="1.52687858337454E+018" calcext:value-type="float">
            <text:p>1526878583374540000</text:p>
          </table:table-cell>
          <table:table-cell office:value-type="string" calcext:value-type="string">
            <text:p>world</text:p>
          </table:table-cell>
          <table:table-cell office:value-type="float" office:value="0.00444173300639" calcext:value-type="float">
            <text:p>0.004441733</text:p>
          </table:table-cell>
          <table:table-cell office:value-type="float" office:value="-0.00777125917375" calcext:value-type="float">
            <text:p>-0.0077712592</text:p>
          </table:table-cell>
          <table:table-cell office:value-type="float" office:value="0.00029352447018" calcext:value-type="float">
            <text:p>0.00029352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33987E+018" calcext:value-type="float">
            <text:p>1526878583398700000</text:p>
          </table:table-cell>
          <table:table-cell office:value-type="float" office:value="383" calcext:value-type="float">
            <text:p>383</text:p>
          </table:table-cell>
          <table:table-cell office:value-type="float" office:value="1.52687858339534E+018" calcext:value-type="float">
            <text:p>1526878583395340000</text:p>
          </table:table-cell>
          <table:table-cell office:value-type="string" calcext:value-type="string">
            <text:p>world</text:p>
          </table:table-cell>
          <table:table-cell office:value-type="float" office:value="0.00187396688852" calcext:value-type="float">
            <text:p>0.0018739669</text:p>
          </table:table-cell>
          <table:table-cell office:value-type="float" office:value="0.00067257322371" calcext:value-type="float">
            <text:p>0.0006725732</text:p>
          </table:table-cell>
          <table:table-cell office:value-type="float" office:value="0.00587336253375" calcext:value-type="float">
            <text:p>0.00587336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341908E+018" calcext:value-type="float">
            <text:p>1526878583419080000</text:p>
          </table:table-cell>
          <table:table-cell office:value-type="float" office:value="384" calcext:value-type="float">
            <text:p>384</text:p>
          </table:table-cell>
          <table:table-cell office:value-type="float" office:value="1.52687858341519E+018" calcext:value-type="float">
            <text:p>1526878583415190000</text:p>
          </table:table-cell>
          <table:table-cell office:value-type="string" calcext:value-type="string">
            <text:p>world</text:p>
          </table:table-cell>
          <table:table-cell office:value-type="float" office:value="-0.00343762687407" calcext:value-type="float">
            <text:p>-0.0034376269</text:p>
          </table:table-cell>
          <table:table-cell office:value-type="float" office:value="-0.00222169840708" calcext:value-type="float">
            <text:p>-0.0022216984</text:p>
          </table:table-cell>
          <table:table-cell office:value-type="float" office:value="-0.00485246721655" calcext:value-type="float">
            <text:p>-0.0048524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343936E+018" calcext:value-type="float">
            <text:p>1526878583439360000</text:p>
          </table:table-cell>
          <table:table-cell office:value-type="float" office:value="385" calcext:value-type="float">
            <text:p>385</text:p>
          </table:table-cell>
          <table:table-cell office:value-type="float" office:value="1.52687858343489E+018" calcext:value-type="float">
            <text:p>1526878583434890000</text:p>
          </table:table-cell>
          <table:table-cell office:value-type="string" calcext:value-type="string">
            <text:p>world</text:p>
          </table:table-cell>
          <table:table-cell office:value-type="float" office:value="0.00734390318394" calcext:value-type="float">
            <text:p>0.0073439032</text:p>
          </table:table-cell>
          <table:table-cell office:value-type="float" office:value="-0.00150143285282" calcext:value-type="float">
            <text:p>-0.0015014329</text:p>
          </table:table-cell>
          <table:table-cell office:value-type="float" office:value="0.00186945311725" calcext:value-type="float">
            <text:p>0.00186945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345856E+018" calcext:value-type="float">
            <text:p>1526878583458560000</text:p>
          </table:table-cell>
          <table:table-cell office:value-type="float" office:value="386" calcext:value-type="float">
            <text:p>386</text:p>
          </table:table-cell>
          <table:table-cell office:value-type="float" office:value="1.52687858345518E+018" calcext:value-type="float">
            <text:p>1526878583455180000</text:p>
          </table:table-cell>
          <table:table-cell office:value-type="string" calcext:value-type="string">
            <text:p>world</text:p>
          </table:table-cell>
          <table:table-cell office:value-type="float" office:value="0.00567187694833" calcext:value-type="float">
            <text:p>0.0056718769</text:p>
          </table:table-cell>
          <table:table-cell office:value-type="float" office:value="0.00332211330533" calcext:value-type="float">
            <text:p>0.0033221133</text:p>
          </table:table-cell>
          <table:table-cell office:value-type="float" office:value="0.000198146852199" calcext:value-type="float">
            <text:p>0.00019814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347884E+018" calcext:value-type="float">
            <text:p>1526878583478840000</text:p>
          </table:table-cell>
          <table:table-cell office:value-type="float" office:value="387" calcext:value-type="float">
            <text:p>387</text:p>
          </table:table-cell>
          <table:table-cell office:value-type="float" office:value="1.52687858347494E+018" calcext:value-type="float">
            <text:p>1526878583474940000</text:p>
          </table:table-cell>
          <table:table-cell office:value-type="string" calcext:value-type="string">
            <text:p>world</text:p>
          </table:table-cell>
          <table:table-cell office:value-type="float" office:value="-0.00342661258765" calcext:value-type="float">
            <text:p>-0.0034266126</text:p>
          </table:table-cell>
          <table:table-cell office:value-type="float" office:value="0.00151719118003" calcext:value-type="float">
            <text:p>0.0015171912</text:p>
          </table:table-cell>
          <table:table-cell office:value-type="float" office:value="0.00710205454379" calcext:value-type="float">
            <text:p>0.00710205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349917E+018" calcext:value-type="float">
            <text:p>1526878583499170000</text:p>
          </table:table-cell>
          <table:table-cell office:value-type="float" office:value="388" calcext:value-type="float">
            <text:p>388</text:p>
          </table:table-cell>
          <table:table-cell office:value-type="float" office:value="1.5268785834947E+018" calcext:value-type="float">
            <text:p>1526878583494700000</text:p>
          </table:table-cell>
          <table:table-cell office:value-type="string" calcext:value-type="string">
            <text:p>world</text:p>
          </table:table-cell>
          <table:table-cell office:value-type="float" office:value="-0.0062147481367" calcext:value-type="float">
            <text:p>-0.0062147481</text:p>
          </table:table-cell>
          <table:table-cell office:value-type="float" office:value="-0.000856179569382" calcext:value-type="float">
            <text:p>-0.0008561796</text:p>
          </table:table-cell>
          <table:table-cell office:value-type="float" office:value="-0.00340060144663" calcext:value-type="float">
            <text:p>-0.00340060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351947E+018" calcext:value-type="float">
            <text:p>1526878583519470000</text:p>
          </table:table-cell>
          <table:table-cell office:value-type="float" office:value="389" calcext:value-type="float">
            <text:p>389</text:p>
          </table:table-cell>
          <table:table-cell office:value-type="float" office:value="1.5268785835145E+018" calcext:value-type="float">
            <text:p>1526878583514500000</text:p>
          </table:table-cell>
          <table:table-cell office:value-type="string" calcext:value-type="string">
            <text:p>world</text:p>
          </table:table-cell>
          <table:table-cell office:value-type="float" office:value="-0.00516483001411" calcext:value-type="float">
            <text:p>-0.00516483</text:p>
          </table:table-cell>
          <table:table-cell office:value-type="float" office:value="0.0142441270873" calcext:value-type="float">
            <text:p>0.0142441271</text:p>
          </table:table-cell>
          <table:table-cell office:value-type="float" office:value="-0.00472035538405" calcext:value-type="float">
            <text:p>-0.00472035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353875E+018" calcext:value-type="float">
            <text:p>1526878583538750000</text:p>
          </table:table-cell>
          <table:table-cell office:value-type="float" office:value="390" calcext:value-type="float">
            <text:p>390</text:p>
          </table:table-cell>
          <table:table-cell office:value-type="float" office:value="1.52687858353546E+018" calcext:value-type="float">
            <text:p>1526878583535460000</text:p>
          </table:table-cell>
          <table:table-cell office:value-type="string" calcext:value-type="string">
            <text:p>world</text:p>
          </table:table-cell>
          <table:table-cell office:value-type="float" office:value="0.0115502886474" calcext:value-type="float">
            <text:p>0.0115502886</text:p>
          </table:table-cell>
          <table:table-cell office:value-type="float" office:value="-0.00890848599374" calcext:value-type="float">
            <text:p>-0.008908486</text:p>
          </table:table-cell>
          <table:table-cell office:value-type="float" office:value="0.00982198305428" calcext:value-type="float">
            <text:p>0.00982198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355911E+018" calcext:value-type="float">
            <text:p>1526878583559110000</text:p>
          </table:table-cell>
          <table:table-cell office:value-type="float" office:value="391" calcext:value-type="float">
            <text:p>391</text:p>
          </table:table-cell>
          <table:table-cell office:value-type="float" office:value="1.52687858355532E+018" calcext:value-type="float">
            <text:p>1526878583555320000</text:p>
          </table:table-cell>
          <table:table-cell office:value-type="string" calcext:value-type="string">
            <text:p>world</text:p>
          </table:table-cell>
          <table:table-cell office:value-type="float" office:value="0.000579638406634" calcext:value-type="float">
            <text:p>0.0005796384</text:p>
          </table:table-cell>
          <table:table-cell office:value-type="float" office:value="-0.00748886400834" calcext:value-type="float">
            <text:p>-0.007488864</text:p>
          </table:table-cell>
          <table:table-cell office:value-type="float" office:value="-0.00279696425423" calcext:value-type="float">
            <text:p>-0.00279696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357955E+018" calcext:value-type="float">
            <text:p>1526878583579550000</text:p>
          </table:table-cell>
          <table:table-cell office:value-type="float" office:value="392" calcext:value-type="float">
            <text:p>392</text:p>
          </table:table-cell>
          <table:table-cell office:value-type="float" office:value="1.52687858357519E+018" calcext:value-type="float">
            <text:p>1526878583575190000</text:p>
          </table:table-cell>
          <table:table-cell office:value-type="string" calcext:value-type="string">
            <text:p>world</text:p>
          </table:table-cell>
          <table:table-cell office:value-type="float" office:value="0.00220668292604" calcext:value-type="float">
            <text:p>0.0022066829</text:p>
          </table:table-cell>
          <table:table-cell office:value-type="float" office:value="-0.00190951069817" calcext:value-type="float">
            <text:p>-0.0019095107</text:p>
          </table:table-cell>
          <table:table-cell office:value-type="float" office:value="-0.00612022262067" calcext:value-type="float">
            <text:p>-0.00612022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359889E+018" calcext:value-type="float">
            <text:p>1526878583598890000</text:p>
          </table:table-cell>
          <table:table-cell office:value-type="float" office:value="393" calcext:value-type="float">
            <text:p>393</text:p>
          </table:table-cell>
          <table:table-cell office:value-type="float" office:value="1.52687858359501E+018" calcext:value-type="float">
            <text:p>1526878583595010000</text:p>
          </table:table-cell>
          <table:table-cell office:value-type="string" calcext:value-type="string">
            <text:p>world</text:p>
          </table:table-cell>
          <table:table-cell office:value-type="float" office:value="-0.00281432596967" calcext:value-type="float">
            <text:p>-0.002814326</text:p>
          </table:table-cell>
          <table:table-cell office:value-type="float" office:value="-0.0010622148402" calcext:value-type="float">
            <text:p>-0.0010622148</text:p>
          </table:table-cell>
          <table:table-cell office:value-type="float" office:value="0.00538045121357" calcext:value-type="float">
            <text:p>0.0053804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361917E+018" calcext:value-type="float">
            <text:p>1526878583619170000</text:p>
          </table:table-cell>
          <table:table-cell office:value-type="float" office:value="394" calcext:value-type="float">
            <text:p>394</text:p>
          </table:table-cell>
          <table:table-cell office:value-type="float" office:value="1.52687858361485E+018" calcext:value-type="float">
            <text:p>1526878583614850000</text:p>
          </table:table-cell>
          <table:table-cell office:value-type="string" calcext:value-type="string">
            <text:p>world</text:p>
          </table:table-cell>
          <table:table-cell office:value-type="float" office:value="0.00100076734088" calcext:value-type="float">
            <text:p>0.0010007673</text:p>
          </table:table-cell>
          <table:table-cell office:value-type="float" office:value="0.00172156700864" calcext:value-type="float">
            <text:p>0.001721567</text:p>
          </table:table-cell>
          <table:table-cell office:value-type="float" office:value="-0.00285129132681" calcext:value-type="float">
            <text:p>-0.00285129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363959E+018" calcext:value-type="float">
            <text:p>1526878583639590000</text:p>
          </table:table-cell>
          <table:table-cell office:value-type="float" office:value="395" calcext:value-type="float">
            <text:p>395</text:p>
          </table:table-cell>
          <table:table-cell office:value-type="float" office:value="1.52687858363475E+018" calcext:value-type="float">
            <text:p>1526878583634750000</text:p>
          </table:table-cell>
          <table:table-cell office:value-type="string" calcext:value-type="string">
            <text:p>world</text:p>
          </table:table-cell>
          <table:table-cell office:value-type="float" office:value="0.00212041218765" calcext:value-type="float">
            <text:p>0.0021204122</text:p>
          </table:table-cell>
          <table:table-cell office:value-type="float" office:value="0.00184510461986" calcext:value-type="float">
            <text:p>0.0018451046</text:p>
          </table:table-cell>
          <table:table-cell office:value-type="float" office:value="-0.000742699601687" calcext:value-type="float">
            <text:p>-0.00074269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365893E+018" calcext:value-type="float">
            <text:p>1526878583658930000</text:p>
          </table:table-cell>
          <table:table-cell office:value-type="float" office:value="396" calcext:value-type="float">
            <text:p>396</text:p>
          </table:table-cell>
          <table:table-cell office:value-type="float" office:value="1.52687858365455E+018" calcext:value-type="float">
            <text:p>1526878583654550000</text:p>
          </table:table-cell>
          <table:table-cell office:value-type="string" calcext:value-type="string">
            <text:p>world</text:p>
          </table:table-cell>
          <table:table-cell office:value-type="float" office:value="-0.000309243798256" calcext:value-type="float">
            <text:p>-0.0003092438</text:p>
          </table:table-cell>
          <table:table-cell office:value-type="float" office:value="-0.000393042806536" calcext:value-type="float">
            <text:p>-0.0003930428</text:p>
          </table:table-cell>
          <table:table-cell office:value-type="float" office:value="0.00297187780961" calcext:value-type="float">
            <text:p>0.00297187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367922E+018" calcext:value-type="float">
            <text:p>1526878583679220000</text:p>
          </table:table-cell>
          <table:table-cell office:value-type="float" office:value="397" calcext:value-type="float">
            <text:p>397</text:p>
          </table:table-cell>
          <table:table-cell office:value-type="float" office:value="1.52687858367442E+018" calcext:value-type="float">
            <text:p>1526878583674420000</text:p>
          </table:table-cell>
          <table:table-cell office:value-type="string" calcext:value-type="string">
            <text:p>world</text:p>
          </table:table-cell>
          <table:table-cell office:value-type="float" office:value="-0.00183621642645" calcext:value-type="float">
            <text:p>-0.0018362164</text:p>
          </table:table-cell>
          <table:table-cell office:value-type="float" office:value="-0.00241663726047" calcext:value-type="float">
            <text:p>-0.0024166373</text:p>
          </table:table-cell>
          <table:table-cell office:value-type="float" office:value="0.0035066769924" calcext:value-type="float">
            <text:p>0.0035066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369973E+018" calcext:value-type="float">
            <text:p>1526878583699730000</text:p>
          </table:table-cell>
          <table:table-cell office:value-type="float" office:value="398" calcext:value-type="float">
            <text:p>398</text:p>
          </table:table-cell>
          <table:table-cell office:value-type="float" office:value="1.52687858369528E+018" calcext:value-type="float">
            <text:p>1526878583695280000</text:p>
          </table:table-cell>
          <table:table-cell office:value-type="string" calcext:value-type="string">
            <text:p>world</text:p>
          </table:table-cell>
          <table:table-cell office:value-type="float" office:value="0.000468396872748" calcext:value-type="float">
            <text:p>0.0004683969</text:p>
          </table:table-cell>
          <table:table-cell office:value-type="float" office:value="0.00143041950651" calcext:value-type="float">
            <text:p>0.0014304195</text:p>
          </table:table-cell>
          <table:table-cell office:value-type="float" office:value="0.00303503475152" calcext:value-type="float">
            <text:p>0.00303503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371917E+018" calcext:value-type="float">
            <text:p>1526878583719170000</text:p>
          </table:table-cell>
          <table:table-cell office:value-type="float" office:value="399" calcext:value-type="float">
            <text:p>399</text:p>
          </table:table-cell>
          <table:table-cell office:value-type="float" office:value="1.5268785837154E+018" calcext:value-type="float">
            <text:p>1526878583715400000</text:p>
          </table:table-cell>
          <table:table-cell office:value-type="string" calcext:value-type="string">
            <text:p>world</text:p>
          </table:table-cell>
          <table:table-cell office:value-type="float" office:value="0.00393429165706" calcext:value-type="float">
            <text:p>0.0039342917</text:p>
          </table:table-cell>
          <table:table-cell office:value-type="float" office:value="0.00108767149504" calcext:value-type="float">
            <text:p>0.0010876715</text:p>
          </table:table-cell>
          <table:table-cell office:value-type="float" office:value="0.0111821712926" calcext:value-type="float">
            <text:p>0.01118217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373948E+018" calcext:value-type="float">
            <text:p>1526878583739480000</text:p>
          </table:table-cell>
          <table:table-cell office:value-type="float" office:value="400" calcext:value-type="float">
            <text:p>400</text:p>
          </table:table-cell>
          <table:table-cell office:value-type="float" office:value="1.52687858373524E+018" calcext:value-type="float">
            <text:p>1526878583735240000</text:p>
          </table:table-cell>
          <table:table-cell office:value-type="string" calcext:value-type="string">
            <text:p>world</text:p>
          </table:table-cell>
          <table:table-cell office:value-type="float" office:value="-0.00394914858043" calcext:value-type="float">
            <text:p>-0.0039491486</text:p>
          </table:table-cell>
          <table:table-cell office:value-type="float" office:value="-0.00205880682915" calcext:value-type="float">
            <text:p>-0.0020588068</text:p>
          </table:table-cell>
          <table:table-cell office:value-type="float" office:value="-0.00739542813972" calcext:value-type="float">
            <text:p>-0.00739542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375878E+018" calcext:value-type="float">
            <text:p>1526878583758780000</text:p>
          </table:table-cell>
          <table:table-cell office:value-type="float" office:value="401" calcext:value-type="float">
            <text:p>401</text:p>
          </table:table-cell>
          <table:table-cell office:value-type="float" office:value="1.52687858375505E+018" calcext:value-type="float">
            <text:p>1526878583755050000</text:p>
          </table:table-cell>
          <table:table-cell office:value-type="string" calcext:value-type="string">
            <text:p>world</text:p>
          </table:table-cell>
          <table:table-cell office:value-type="float" office:value="0.00490218773484" calcext:value-type="float">
            <text:p>0.0049021877</text:p>
          </table:table-cell>
          <table:table-cell office:value-type="float" office:value="0.0043554357253" calcext:value-type="float">
            <text:p>0.0043554357</text:p>
          </table:table-cell>
          <table:table-cell office:value-type="float" office:value="-0.00297581241466" calcext:value-type="float">
            <text:p>-0.00297581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377932E+018" calcext:value-type="float">
            <text:p>1526878583779320000</text:p>
          </table:table-cell>
          <table:table-cell office:value-type="float" office:value="402" calcext:value-type="float">
            <text:p>402</text:p>
          </table:table-cell>
          <table:table-cell office:value-type="float" office:value="1.52687858377479E+018" calcext:value-type="float">
            <text:p>1526878583774790000</text:p>
          </table:table-cell>
          <table:table-cell office:value-type="string" calcext:value-type="string">
            <text:p>world</text:p>
          </table:table-cell>
          <table:table-cell office:value-type="float" office:value="-0.00294136535376" calcext:value-type="float">
            <text:p>-0.0029413654</text:p>
          </table:table-cell>
          <table:table-cell office:value-type="float" office:value="0.00171937339474" calcext:value-type="float">
            <text:p>0.0017193734</text:p>
          </table:table-cell>
          <table:table-cell office:value-type="float" office:value="0.00383116351441" calcext:value-type="float">
            <text:p>0.00383116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379961E+018" calcext:value-type="float">
            <text:p>1526878583799610000</text:p>
          </table:table-cell>
          <table:table-cell office:value-type="float" office:value="403" calcext:value-type="float">
            <text:p>403</text:p>
          </table:table-cell>
          <table:table-cell office:value-type="float" office:value="1.52687858379484E+018" calcext:value-type="float">
            <text:p>1526878583794840000</text:p>
          </table:table-cell>
          <table:table-cell office:value-type="string" calcext:value-type="string">
            <text:p>world</text:p>
          </table:table-cell>
          <table:table-cell office:value-type="float" office:value="-0.00165237509646" calcext:value-type="float">
            <text:p>-0.0016523751</text:p>
          </table:table-cell>
          <table:table-cell office:value-type="float" office:value="-0.00334854470566" calcext:value-type="float">
            <text:p>-0.0033485447</text:p>
          </table:table-cell>
          <table:table-cell office:value-type="float" office:value="-0.00103325722739" calcext:value-type="float">
            <text:p>-0.00103325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381915E+018" calcext:value-type="float">
            <text:p>1526878583819150000</text:p>
          </table:table-cell>
          <table:table-cell office:value-type="float" office:value="404" calcext:value-type="float">
            <text:p>404</text:p>
          </table:table-cell>
          <table:table-cell office:value-type="float" office:value="1.52687858381478E+018" calcext:value-type="float">
            <text:p>1526878583814780000</text:p>
          </table:table-cell>
          <table:table-cell office:value-type="string" calcext:value-type="string">
            <text:p>world</text:p>
          </table:table-cell>
          <table:table-cell office:value-type="float" office:value="0.00327402632684" calcext:value-type="float">
            <text:p>0.0032740263</text:p>
          </table:table-cell>
          <table:table-cell office:value-type="float" office:value="-0.00216923118569" calcext:value-type="float">
            <text:p>-0.0021692312</text:p>
          </table:table-cell>
          <table:table-cell office:value-type="float" office:value="0.00147685967386" calcext:value-type="float">
            <text:p>0.00147685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383955E+018" calcext:value-type="float">
            <text:p>1526878583839550000</text:p>
          </table:table-cell>
          <table:table-cell office:value-type="float" office:value="405" calcext:value-type="float">
            <text:p>405</text:p>
          </table:table-cell>
          <table:table-cell office:value-type="float" office:value="1.52687858383455E+018" calcext:value-type="float">
            <text:p>1526878583834550000</text:p>
          </table:table-cell>
          <table:table-cell office:value-type="string" calcext:value-type="string">
            <text:p>world</text:p>
          </table:table-cell>
          <table:table-cell office:value-type="float" office:value="-0.00387625489384" calcext:value-type="float">
            <text:p>-0.0038762549</text:p>
          </table:table-cell>
          <table:table-cell office:value-type="float" office:value="0.00408571492881" calcext:value-type="float">
            <text:p>0.0040857149</text:p>
          </table:table-cell>
          <table:table-cell office:value-type="float" office:value="0.000234238686971" calcext:value-type="float">
            <text:p>0.00023423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385886E+018" calcext:value-type="float">
            <text:p>1526878583858860000</text:p>
          </table:table-cell>
          <table:table-cell office:value-type="float" office:value="406" calcext:value-type="float">
            <text:p>406</text:p>
          </table:table-cell>
          <table:table-cell office:value-type="float" office:value="1.52687858385548E+018" calcext:value-type="float">
            <text:p>1526878583855480000</text:p>
          </table:table-cell>
          <table:table-cell office:value-type="string" calcext:value-type="string">
            <text:p>world</text:p>
          </table:table-cell>
          <table:table-cell office:value-type="float" office:value="0.00580783234909" calcext:value-type="float">
            <text:p>0.0058078323</text:p>
          </table:table-cell>
          <table:table-cell office:value-type="float" office:value="0.00155892700423" calcext:value-type="float">
            <text:p>0.001558927</text:p>
          </table:table-cell>
          <table:table-cell office:value-type="float" office:value="0.00266975653358" calcext:value-type="float">
            <text:p>0.00266975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387925E+018" calcext:value-type="float">
            <text:p>1526878583879250000</text:p>
          </table:table-cell>
          <table:table-cell office:value-type="float" office:value="407" calcext:value-type="float">
            <text:p>407</text:p>
          </table:table-cell>
          <table:table-cell office:value-type="float" office:value="1.52687858387533E+018" calcext:value-type="float">
            <text:p>1526878583875330000</text:p>
          </table:table-cell>
          <table:table-cell office:value-type="string" calcext:value-type="string">
            <text:p>world</text:p>
          </table:table-cell>
          <table:table-cell office:value-type="float" office:value="-0.00175022217445" calcext:value-type="float">
            <text:p>-0.0017502222</text:p>
          </table:table-cell>
          <table:table-cell office:value-type="float" office:value="-0.00130550842732" calcext:value-type="float">
            <text:p>-0.0013055084</text:p>
          </table:table-cell>
          <table:table-cell office:value-type="float" office:value="-0.00462658563629" calcext:value-type="float">
            <text:p>-0.0046265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389956E+018" calcext:value-type="float">
            <text:p>1526878583899560000</text:p>
          </table:table-cell>
          <table:table-cell office:value-type="float" office:value="408" calcext:value-type="float">
            <text:p>408</text:p>
          </table:table-cell>
          <table:table-cell office:value-type="float" office:value="1.52687858389515E+018" calcext:value-type="float">
            <text:p>1526878583895150000</text:p>
          </table:table-cell>
          <table:table-cell office:value-type="string" calcext:value-type="string">
            <text:p>world</text:p>
          </table:table-cell>
          <table:table-cell office:value-type="float" office:value="-0.00141897914" calcext:value-type="float">
            <text:p>-0.0014189791</text:p>
          </table:table-cell>
          <table:table-cell office:value-type="float" office:value="0.00529451714829" calcext:value-type="float">
            <text:p>0.0052945171</text:p>
          </table:table-cell>
          <table:table-cell office:value-type="float" office:value="-0.000722386757843" calcext:value-type="float">
            <text:p>-0.00072238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391883E+018" calcext:value-type="float">
            <text:p>1526878583918830000</text:p>
          </table:table-cell>
          <table:table-cell office:value-type="float" office:value="409" calcext:value-type="float">
            <text:p>409</text:p>
          </table:table-cell>
          <table:table-cell office:value-type="float" office:value="1.52687858391507E+018" calcext:value-type="float">
            <text:p>1526878583915070000</text:p>
          </table:table-cell>
          <table:table-cell office:value-type="string" calcext:value-type="string">
            <text:p>world</text:p>
          </table:table-cell>
          <table:table-cell office:value-type="float" office:value="0.00132117408793" calcext:value-type="float">
            <text:p>0.0013211741</text:p>
          </table:table-cell>
          <table:table-cell office:value-type="float" office:value="-0.00108848349191" calcext:value-type="float">
            <text:p>-0.0010884835</text:p>
          </table:table-cell>
          <table:table-cell office:value-type="float" office:value="-0.000835104845464" calcext:value-type="float">
            <text:p>-0.0008351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393923E+018" calcext:value-type="float">
            <text:p>1526878583939230000</text:p>
          </table:table-cell>
          <table:table-cell office:value-type="float" office:value="410" calcext:value-type="float">
            <text:p>410</text:p>
          </table:table-cell>
          <table:table-cell office:value-type="float" office:value="1.52687858393483E+018" calcext:value-type="float">
            <text:p>1526878583934830000</text:p>
          </table:table-cell>
          <table:table-cell office:value-type="string" calcext:value-type="string">
            <text:p>world</text:p>
          </table:table-cell>
          <table:table-cell office:value-type="float" office:value="-0.000917654891964" calcext:value-type="float">
            <text:p>-0.0009176549</text:p>
          </table:table-cell>
          <table:table-cell office:value-type="float" office:value="-0.00476905144751" calcext:value-type="float">
            <text:p>-0.0047690514</text:p>
          </table:table-cell>
          <table:table-cell office:value-type="float" office:value="-0.00133360142354" calcext:value-type="float">
            <text:p>-0.00133360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395937E+018" calcext:value-type="float">
            <text:p>1526878583959370000</text:p>
          </table:table-cell>
          <table:table-cell office:value-type="float" office:value="411" calcext:value-type="float">
            <text:p>411</text:p>
          </table:table-cell>
          <table:table-cell office:value-type="float" office:value="1.52687858395472E+018" calcext:value-type="float">
            <text:p>1526878583954720000</text:p>
          </table:table-cell>
          <table:table-cell office:value-type="string" calcext:value-type="string">
            <text:p>world</text:p>
          </table:table-cell>
          <table:table-cell office:value-type="float" office:value="-0.00217719189823" calcext:value-type="float">
            <text:p>-0.0021771919</text:p>
          </table:table-cell>
          <table:table-cell office:value-type="float" office:value="0.0000858067069203" calcext:value-type="float">
            <text:p>8.58067069203E-005</text:p>
          </table:table-cell>
          <table:table-cell office:value-type="float" office:value="0.00412947358564" calcext:value-type="float">
            <text:p>0.0041294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397893E+018" calcext:value-type="float">
            <text:p>1526878583978930000</text:p>
          </table:table-cell>
          <table:table-cell office:value-type="float" office:value="412" calcext:value-type="float">
            <text:p>412</text:p>
          </table:table-cell>
          <table:table-cell office:value-type="float" office:value="1.52687858397446E+018" calcext:value-type="float">
            <text:p>1526878583974460000</text:p>
          </table:table-cell>
          <table:table-cell office:value-type="string" calcext:value-type="string">
            <text:p>world</text:p>
          </table:table-cell>
          <table:table-cell office:value-type="float" office:value="-0.00273807556368" calcext:value-type="float">
            <text:p>-0.0027380756</text:p>
          </table:table-cell>
          <table:table-cell office:value-type="float" office:value="0.000789751007687" calcext:value-type="float">
            <text:p>0.000789751</text:p>
          </table:table-cell>
          <table:table-cell office:value-type="float" office:value="0.00253915297799" calcext:value-type="float">
            <text:p>0.0025391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399935E+018" calcext:value-type="float">
            <text:p>1526878583999350000</text:p>
          </table:table-cell>
          <table:table-cell office:value-type="float" office:value="413" calcext:value-type="float">
            <text:p>413</text:p>
          </table:table-cell>
          <table:table-cell office:value-type="float" office:value="1.52687858399539E+018" calcext:value-type="float">
            <text:p>1526878583995390000</text:p>
          </table:table-cell>
          <table:table-cell office:value-type="string" calcext:value-type="string">
            <text:p>world</text:p>
          </table:table-cell>
          <table:table-cell office:value-type="float" office:value="0.00340194348246" calcext:value-type="float">
            <text:p>0.0034019435</text:p>
          </table:table-cell>
          <table:table-cell office:value-type="float" office:value="0.0045392466709" calcext:value-type="float">
            <text:p>0.0045392467</text:p>
          </table:table-cell>
          <table:table-cell office:value-type="float" office:value="0.00378230167553" calcext:value-type="float">
            <text:p>0.00378230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401858E+018" calcext:value-type="float">
            <text:p>1526878584018580000</text:p>
          </table:table-cell>
          <table:table-cell office:value-type="float" office:value="414" calcext:value-type="float">
            <text:p>414</text:p>
          </table:table-cell>
          <table:table-cell office:value-type="float" office:value="1.52687858401533E+018" calcext:value-type="float">
            <text:p>1526878584015330000</text:p>
          </table:table-cell>
          <table:table-cell office:value-type="string" calcext:value-type="string">
            <text:p>world</text:p>
          </table:table-cell>
          <table:table-cell office:value-type="float" office:value="-0.0000341263366863" calcext:value-type="float">
            <text:p>-3.41263366863E-005</text:p>
          </table:table-cell>
          <table:table-cell office:value-type="float" office:value="0.00792033225298" calcext:value-type="float">
            <text:p>0.0079203323</text:p>
          </table:table-cell>
          <table:table-cell office:value-type="float" office:value="0.00797951314598" calcext:value-type="float">
            <text:p>0.00797951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403897E+018" calcext:value-type="float">
            <text:p>1526878584038970000</text:p>
          </table:table-cell>
          <table:table-cell office:value-type="float" office:value="415" calcext:value-type="float">
            <text:p>415</text:p>
          </table:table-cell>
          <table:table-cell office:value-type="float" office:value="1.52687858403514E+018" calcext:value-type="float">
            <text:p>1526878584035140000</text:p>
          </table:table-cell>
          <table:table-cell office:value-type="string" calcext:value-type="string">
            <text:p>world</text:p>
          </table:table-cell>
          <table:table-cell office:value-type="float" office:value="-0.000148599036038" calcext:value-type="float">
            <text:p>-0.000148599</text:p>
          </table:table-cell>
          <table:table-cell office:value-type="float" office:value="-0.00594010017812" calcext:value-type="float">
            <text:p>-0.0059401002</text:p>
          </table:table-cell>
          <table:table-cell office:value-type="float" office:value="-0.00614389451221" calcext:value-type="float">
            <text:p>-0.00614389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405941E+018" calcext:value-type="float">
            <text:p>1526878584059410000</text:p>
          </table:table-cell>
          <table:table-cell office:value-type="float" office:value="416" calcext:value-type="float">
            <text:p>416</text:p>
          </table:table-cell>
          <table:table-cell office:value-type="float" office:value="1.5268785840547E+018" calcext:value-type="float">
            <text:p>1526878584054700000</text:p>
          </table:table-cell>
          <table:table-cell office:value-type="string" calcext:value-type="string">
            <text:p>world</text:p>
          </table:table-cell>
          <table:table-cell office:value-type="float" office:value="-0.00372040178627" calcext:value-type="float">
            <text:p>-0.0037204018</text:p>
          </table:table-cell>
          <table:table-cell office:value-type="float" office:value="0.000237522413954" calcext:value-type="float">
            <text:p>0.0002375224</text:p>
          </table:table-cell>
          <table:table-cell office:value-type="float" office:value="-0.00154644355644" calcext:value-type="float">
            <text:p>-0.00154644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407959E+018" calcext:value-type="float">
            <text:p>1526878584079590000</text:p>
          </table:table-cell>
          <table:table-cell office:value-type="float" office:value="417" calcext:value-type="float">
            <text:p>417</text:p>
          </table:table-cell>
          <table:table-cell office:value-type="float" office:value="1.52687858407439E+018" calcext:value-type="float">
            <text:p>1526878584074390000</text:p>
          </table:table-cell>
          <table:table-cell office:value-type="string" calcext:value-type="string">
            <text:p>world</text:p>
          </table:table-cell>
          <table:table-cell office:value-type="float" office:value="0.00289480341598" calcext:value-type="float">
            <text:p>0.0028948034</text:p>
          </table:table-cell>
          <table:table-cell office:value-type="float" office:value="-0.00108979013748" calcext:value-type="float">
            <text:p>-0.0010897901</text:p>
          </table:table-cell>
          <table:table-cell office:value-type="float" office:value="0.00296967569739" calcext:value-type="float">
            <text:p>0.00296967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409867E+018" calcext:value-type="float">
            <text:p>1526878584098670000</text:p>
          </table:table-cell>
          <table:table-cell office:value-type="float" office:value="418" calcext:value-type="float">
            <text:p>418</text:p>
          </table:table-cell>
          <table:table-cell office:value-type="float" office:value="1.52687858409509E+018" calcext:value-type="float">
            <text:p>1526878584095090000</text:p>
          </table:table-cell>
          <table:table-cell office:value-type="string" calcext:value-type="string">
            <text:p>world</text:p>
          </table:table-cell>
          <table:table-cell office:value-type="float" office:value="-0.00102377310395" calcext:value-type="float">
            <text:p>-0.0010237731</text:p>
          </table:table-cell>
          <table:table-cell office:value-type="float" office:value="-0.000557266408578" calcext:value-type="float">
            <text:p>-0.0005572664</text:p>
          </table:table-cell>
          <table:table-cell office:value-type="float" office:value="-0.0036729471758" calcext:value-type="float">
            <text:p>-0.00367294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411908E+018" calcext:value-type="float">
            <text:p>1526878584119080000</text:p>
          </table:table-cell>
          <table:table-cell office:value-type="float" office:value="419" calcext:value-type="float">
            <text:p>419</text:p>
          </table:table-cell>
          <table:table-cell office:value-type="float" office:value="1.52687858411482E+018" calcext:value-type="float">
            <text:p>1526878584114820000</text:p>
          </table:table-cell>
          <table:table-cell office:value-type="string" calcext:value-type="string">
            <text:p>world</text:p>
          </table:table-cell>
          <table:table-cell office:value-type="float" office:value="0.000199022237211" calcext:value-type="float">
            <text:p>0.0001990222</text:p>
          </table:table-cell>
          <table:table-cell office:value-type="float" office:value="0.00816304329783" calcext:value-type="float">
            <text:p>0.0081630433</text:p>
          </table:table-cell>
          <table:table-cell office:value-type="float" office:value="0.00525707239285" calcext:value-type="float">
            <text:p>0.00525707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413939E+018" calcext:value-type="float">
            <text:p>1526878584139390000</text:p>
          </table:table-cell>
          <table:table-cell office:value-type="float" office:value="420" calcext:value-type="float">
            <text:p>420</text:p>
          </table:table-cell>
          <table:table-cell office:value-type="float" office:value="1.5268785841345E+018" calcext:value-type="float">
            <text:p>1526878584134500000</text:p>
          </table:table-cell>
          <table:table-cell office:value-type="string" calcext:value-type="string">
            <text:p>world</text:p>
          </table:table-cell>
          <table:table-cell office:value-type="float" office:value="0.000184742064448" calcext:value-type="float">
            <text:p>0.0001847421</text:p>
          </table:table-cell>
          <table:table-cell office:value-type="float" office:value="0.00037691462785" calcext:value-type="float">
            <text:p>0.0003769146</text:p>
          </table:table-cell>
          <table:table-cell office:value-type="float" office:value="0.0020487268921" calcext:value-type="float">
            <text:p>0.00204872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41589E+018" calcext:value-type="float">
            <text:p>1526878584158900000</text:p>
          </table:table-cell>
          <table:table-cell office:value-type="float" office:value="421" calcext:value-type="float">
            <text:p>421</text:p>
          </table:table-cell>
          <table:table-cell office:value-type="float" office:value="1.52687858415516E+018" calcext:value-type="float">
            <text:p>1526878584155160000</text:p>
          </table:table-cell>
          <table:table-cell office:value-type="string" calcext:value-type="string">
            <text:p>world</text:p>
          </table:table-cell>
          <table:table-cell office:value-type="float" office:value="0.00205009663478" calcext:value-type="float">
            <text:p>0.0020500966</text:p>
          </table:table-cell>
          <table:table-cell office:value-type="float" office:value="0.00337631255388" calcext:value-type="float">
            <text:p>0.0033763126</text:p>
          </table:table-cell>
          <table:table-cell office:value-type="float" office:value="-0.00167762523051" calcext:value-type="float">
            <text:p>-0.00167762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417912E+018" calcext:value-type="float">
            <text:p>1526878584179120000</text:p>
          </table:table-cell>
          <table:table-cell office:value-type="float" office:value="422" calcext:value-type="float">
            <text:p>422</text:p>
          </table:table-cell>
          <table:table-cell office:value-type="float" office:value="1.52687858417476E+018" calcext:value-type="float">
            <text:p>1526878584174760000</text:p>
          </table:table-cell>
          <table:table-cell office:value-type="string" calcext:value-type="string">
            <text:p>world</text:p>
          </table:table-cell>
          <table:table-cell office:value-type="float" office:value="0.00341607164592" calcext:value-type="float">
            <text:p>0.0034160716</text:p>
          </table:table-cell>
          <table:table-cell office:value-type="float" office:value="0.0112243443727" calcext:value-type="float">
            <text:p>0.0112243444</text:p>
          </table:table-cell>
          <table:table-cell office:value-type="float" office:value="0.00616398174316" calcext:value-type="float">
            <text:p>0.00616398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419948E+018" calcext:value-type="float">
            <text:p>1526878584199480000</text:p>
          </table:table-cell>
          <table:table-cell office:value-type="float" office:value="423" calcext:value-type="float">
            <text:p>423</text:p>
          </table:table-cell>
          <table:table-cell office:value-type="float" office:value="1.52687858419438E+018" calcext:value-type="float">
            <text:p>1526878584194380000</text:p>
          </table:table-cell>
          <table:table-cell office:value-type="string" calcext:value-type="string">
            <text:p>world</text:p>
          </table:table-cell>
          <table:table-cell office:value-type="float" office:value="-0.00309313787147" calcext:value-type="float">
            <text:p>-0.0030931379</text:p>
          </table:table-cell>
          <table:table-cell office:value-type="float" office:value="0.00110321864486" calcext:value-type="float">
            <text:p>0.0011032186</text:p>
          </table:table-cell>
          <table:table-cell office:value-type="float" office:value="-0.00112424138933" calcext:value-type="float">
            <text:p>-0.00112424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421879E+018" calcext:value-type="float">
            <text:p>1526878584218790000</text:p>
          </table:table-cell>
          <table:table-cell office:value-type="float" office:value="424" calcext:value-type="float">
            <text:p>424</text:p>
          </table:table-cell>
          <table:table-cell office:value-type="float" office:value="1.52687858421526E+018" calcext:value-type="float">
            <text:p>1526878584215260000</text:p>
          </table:table-cell>
          <table:table-cell office:value-type="string" calcext:value-type="string">
            <text:p>world</text:p>
          </table:table-cell>
          <table:table-cell office:value-type="float" office:value="0.00220939796418" calcext:value-type="float">
            <text:p>0.002209398</text:p>
          </table:table-cell>
          <table:table-cell office:value-type="float" office:value="-0.00410942872986" calcext:value-type="float">
            <text:p>-0.0041094287</text:p>
          </table:table-cell>
          <table:table-cell office:value-type="float" office:value="0.00035798328463" calcext:value-type="float">
            <text:p>0.00035798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423924E+018" calcext:value-type="float">
            <text:p>1526878584239240000</text:p>
          </table:table-cell>
          <table:table-cell office:value-type="float" office:value="425" calcext:value-type="float">
            <text:p>425</text:p>
          </table:table-cell>
          <table:table-cell office:value-type="float" office:value="1.52687858423532E+018" calcext:value-type="float">
            <text:p>1526878584235320000</text:p>
          </table:table-cell>
          <table:table-cell office:value-type="string" calcext:value-type="string">
            <text:p>world</text:p>
          </table:table-cell>
          <table:table-cell office:value-type="float" office:value="0.00165923731402" calcext:value-type="float">
            <text:p>0.0016592373</text:p>
          </table:table-cell>
          <table:table-cell office:value-type="float" office:value="0.00763797108084" calcext:value-type="float">
            <text:p>0.0076379711</text:p>
          </table:table-cell>
          <table:table-cell office:value-type="float" office:value="0.00617833109573" calcext:value-type="float">
            <text:p>0.00617833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425959E+018" calcext:value-type="float">
            <text:p>1526878584259590000</text:p>
          </table:table-cell>
          <table:table-cell office:value-type="float" office:value="426" calcext:value-type="float">
            <text:p>426</text:p>
          </table:table-cell>
          <table:table-cell office:value-type="float" office:value="1.52687858425515E+018" calcext:value-type="float">
            <text:p>1526878584255150000</text:p>
          </table:table-cell>
          <table:table-cell office:value-type="string" calcext:value-type="string">
            <text:p>world</text:p>
          </table:table-cell>
          <table:table-cell office:value-type="float" office:value="0.00348906917498" calcext:value-type="float">
            <text:p>0.0034890692</text:p>
          </table:table-cell>
          <table:table-cell office:value-type="float" office:value="0.00308057293296" calcext:value-type="float">
            <text:p>0.0030805729</text:p>
          </table:table-cell>
          <table:table-cell office:value-type="float" office:value="0.00630916189402" calcext:value-type="float">
            <text:p>0.00630916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4279E+018" calcext:value-type="float">
            <text:p>1526878584279000000</text:p>
          </table:table-cell>
          <table:table-cell office:value-type="float" office:value="427" calcext:value-type="float">
            <text:p>427</text:p>
          </table:table-cell>
          <table:table-cell office:value-type="float" office:value="1.52687858427488E+018" calcext:value-type="float">
            <text:p>1526878584274880000</text:p>
          </table:table-cell>
          <table:table-cell office:value-type="string" calcext:value-type="string">
            <text:p>world</text:p>
          </table:table-cell>
          <table:table-cell office:value-type="float" office:value="0.00571582093835" calcext:value-type="float">
            <text:p>0.0057158209</text:p>
          </table:table-cell>
          <table:table-cell office:value-type="float" office:value="0.0127486176789" calcext:value-type="float">
            <text:p>0.0127486177</text:p>
          </table:table-cell>
          <table:table-cell office:value-type="float" office:value="0.0102934222668" calcext:value-type="float">
            <text:p>0.01029342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429945E+018" calcext:value-type="float">
            <text:p>1526878584299450000</text:p>
          </table:table-cell>
          <table:table-cell office:value-type="float" office:value="428" calcext:value-type="float">
            <text:p>428</text:p>
          </table:table-cell>
          <table:table-cell office:value-type="float" office:value="1.52687858429471E+018" calcext:value-type="float">
            <text:p>1526878584294710000</text:p>
          </table:table-cell>
          <table:table-cell office:value-type="string" calcext:value-type="string">
            <text:p>world</text:p>
          </table:table-cell>
          <table:table-cell office:value-type="float" office:value="-0.00447820825502" calcext:value-type="float">
            <text:p>-0.0044782083</text:p>
          </table:table-cell>
          <table:table-cell office:value-type="float" office:value="0.00689373165369" calcext:value-type="float">
            <text:p>0.0068937317</text:p>
          </table:table-cell>
          <table:table-cell office:value-type="float" office:value="0.0101372199133" calcext:value-type="float">
            <text:p>0.01013721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431876E+018" calcext:value-type="float">
            <text:p>1526878584318760000</text:p>
          </table:table-cell>
          <table:table-cell office:value-type="float" office:value="429" calcext:value-type="float">
            <text:p>429</text:p>
          </table:table-cell>
          <table:table-cell office:value-type="float" office:value="1.52687858431472E+018" calcext:value-type="float">
            <text:p>1526878584314720000</text:p>
          </table:table-cell>
          <table:table-cell office:value-type="string" calcext:value-type="string">
            <text:p>world</text:p>
          </table:table-cell>
          <table:table-cell office:value-type="float" office:value="-0.00150837143883" calcext:value-type="float">
            <text:p>-0.0015083714</text:p>
          </table:table-cell>
          <table:table-cell office:value-type="float" office:value="0.00533382128924" calcext:value-type="float">
            <text:p>0.0053338213</text:p>
          </table:table-cell>
          <table:table-cell office:value-type="float" office:value="0.013399194926" calcext:value-type="float">
            <text:p>0.01339919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433917E+018" calcext:value-type="float">
            <text:p>1526878584339170000</text:p>
          </table:table-cell>
          <table:table-cell office:value-type="float" office:value="430" calcext:value-type="float">
            <text:p>430</text:p>
          </table:table-cell>
          <table:table-cell office:value-type="float" office:value="1.5268785843347E+018" calcext:value-type="float">
            <text:p>1526878584334700000</text:p>
          </table:table-cell>
          <table:table-cell office:value-type="string" calcext:value-type="string">
            <text:p>world</text:p>
          </table:table-cell>
          <table:table-cell office:value-type="float" office:value="-0.00337195605971" calcext:value-type="float">
            <text:p>-0.0033719561</text:p>
          </table:table-cell>
          <table:table-cell office:value-type="float" office:value="0.0059449672699" calcext:value-type="float">
            <text:p>0.0059449673</text:p>
          </table:table-cell>
          <table:table-cell office:value-type="float" office:value="0.0106593947858" calcext:value-type="float">
            <text:p>0.01065939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435954E+018" calcext:value-type="float">
            <text:p>1526878584359540000</text:p>
          </table:table-cell>
          <table:table-cell office:value-type="float" office:value="431" calcext:value-type="float">
            <text:p>431</text:p>
          </table:table-cell>
          <table:table-cell office:value-type="float" office:value="1.52687858435437E+018" calcext:value-type="float">
            <text:p>1526878584354370000</text:p>
          </table:table-cell>
          <table:table-cell office:value-type="string" calcext:value-type="string">
            <text:p>world</text:p>
          </table:table-cell>
          <table:table-cell office:value-type="float" office:value="0.00767376925796" calcext:value-type="float">
            <text:p>0.0076737693</text:p>
          </table:table-cell>
          <table:table-cell office:value-type="float" office:value="0.00532635301352" calcext:value-type="float">
            <text:p>0.005326353</text:p>
          </table:table-cell>
          <table:table-cell office:value-type="float" office:value="0.0103668682277" calcext:value-type="float">
            <text:p>0.01036686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437888E+018" calcext:value-type="float">
            <text:p>1526878584378880000</text:p>
          </table:table-cell>
          <table:table-cell office:value-type="float" office:value="432" calcext:value-type="float">
            <text:p>432</text:p>
          </table:table-cell>
          <table:table-cell office:value-type="float" office:value="1.52687858437514E+018" calcext:value-type="float">
            <text:p>1526878584375140000</text:p>
          </table:table-cell>
          <table:table-cell office:value-type="string" calcext:value-type="string">
            <text:p>world</text:p>
          </table:table-cell>
          <table:table-cell office:value-type="float" office:value="-0.00306452205405" calcext:value-type="float">
            <text:p>-0.0030645221</text:p>
          </table:table-cell>
          <table:table-cell office:value-type="float" office:value="0.0160586684942" calcext:value-type="float">
            <text:p>0.0160586685</text:p>
          </table:table-cell>
          <table:table-cell office:value-type="float" office:value="0.0238200183958" calcext:value-type="float">
            <text:p>0.0238200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439923E+018" calcext:value-type="float">
            <text:p>1526878584399230000</text:p>
          </table:table-cell>
          <table:table-cell office:value-type="float" office:value="433" calcext:value-type="float">
            <text:p>433</text:p>
          </table:table-cell>
          <table:table-cell office:value-type="float" office:value="1.52687858439501E+018" calcext:value-type="float">
            <text:p>1526878584395010000</text:p>
          </table:table-cell>
          <table:table-cell office:value-type="string" calcext:value-type="string">
            <text:p>world</text:p>
          </table:table-cell>
          <table:table-cell office:value-type="float" office:value="-0.00069010653533" calcext:value-type="float">
            <text:p>-0.0006901065</text:p>
          </table:table-cell>
          <table:table-cell office:value-type="float" office:value="0.0141100995243" calcext:value-type="float">
            <text:p>0.0141100995</text:p>
          </table:table-cell>
          <table:table-cell office:value-type="float" office:value="0.0131103713065" calcext:value-type="float">
            <text:p>0.01311037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441955E+018" calcext:value-type="float">
            <text:p>1526878584419550000</text:p>
          </table:table-cell>
          <table:table-cell office:value-type="float" office:value="434" calcext:value-type="float">
            <text:p>434</text:p>
          </table:table-cell>
          <table:table-cell office:value-type="float" office:value="1.52687858441493E+018" calcext:value-type="float">
            <text:p>1526878584414930000</text:p>
          </table:table-cell>
          <table:table-cell office:value-type="string" calcext:value-type="string">
            <text:p>world</text:p>
          </table:table-cell>
          <table:table-cell office:value-type="float" office:value="0.003076471854" calcext:value-type="float">
            <text:p>0.0030764719</text:p>
          </table:table-cell>
          <table:table-cell office:value-type="float" office:value="0.0198806375265" calcext:value-type="float">
            <text:p>0.0198806375</text:p>
          </table:table-cell>
          <table:table-cell office:value-type="float" office:value="0.0197720900178" calcext:value-type="float">
            <text:p>0.019772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443878E+018" calcext:value-type="float">
            <text:p>1526878584438780000</text:p>
          </table:table-cell>
          <table:table-cell office:value-type="float" office:value="435" calcext:value-type="float">
            <text:p>435</text:p>
          </table:table-cell>
          <table:table-cell office:value-type="float" office:value="1.52687858443473E+018" calcext:value-type="float">
            <text:p>1526878584434730000</text:p>
          </table:table-cell>
          <table:table-cell office:value-type="string" calcext:value-type="string">
            <text:p>world</text:p>
          </table:table-cell>
          <table:table-cell office:value-type="float" office:value="0.00479109911248" calcext:value-type="float">
            <text:p>0.0047910991</text:p>
          </table:table-cell>
          <table:table-cell office:value-type="float" office:value="0.0215992480516" calcext:value-type="float">
            <text:p>0.0215992481</text:p>
          </table:table-cell>
          <table:table-cell office:value-type="float" office:value="0.0171544998884" calcext:value-type="float">
            <text:p>0.01715449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445928E+018" calcext:value-type="float">
            <text:p>1526878584459280000</text:p>
          </table:table-cell>
          <table:table-cell office:value-type="float" office:value="436" calcext:value-type="float">
            <text:p>436</text:p>
          </table:table-cell>
          <table:table-cell office:value-type="float" office:value="1.52687858445482E+018" calcext:value-type="float">
            <text:p>1526878584454820000</text:p>
          </table:table-cell>
          <table:table-cell office:value-type="string" calcext:value-type="string">
            <text:p>world</text:p>
          </table:table-cell>
          <table:table-cell office:value-type="float" office:value="0.0088720060885" calcext:value-type="float">
            <text:p>0.0088720061</text:p>
          </table:table-cell>
          <table:table-cell office:value-type="float" office:value="0.0278094597161" calcext:value-type="float">
            <text:p>0.0278094597</text:p>
          </table:table-cell>
          <table:table-cell office:value-type="float" office:value="0.0195885058492" calcext:value-type="float">
            <text:p>0.01958850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447948E+018" calcext:value-type="float">
            <text:p>1526878584479480000</text:p>
          </table:table-cell>
          <table:table-cell office:value-type="float" office:value="437" calcext:value-type="float">
            <text:p>437</text:p>
          </table:table-cell>
          <table:table-cell office:value-type="float" office:value="1.52687858447472E+018" calcext:value-type="float">
            <text:p>1526878584474720000</text:p>
          </table:table-cell>
          <table:table-cell office:value-type="string" calcext:value-type="string">
            <text:p>world</text:p>
          </table:table-cell>
          <table:table-cell office:value-type="float" office:value="0.00944140180945" calcext:value-type="float">
            <text:p>0.0094414018</text:p>
          </table:table-cell>
          <table:table-cell office:value-type="float" office:value="0.0311287585646" calcext:value-type="float">
            <text:p>0.0311287586</text:p>
          </table:table-cell>
          <table:table-cell office:value-type="float" office:value="0.0254182443023" calcext:value-type="float">
            <text:p>0.02541824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449894E+018" calcext:value-type="float">
            <text:p>1526878584498940000</text:p>
          </table:table-cell>
          <table:table-cell office:value-type="float" office:value="438" calcext:value-type="float">
            <text:p>438</text:p>
          </table:table-cell>
          <table:table-cell office:value-type="float" office:value="1.5268785844945E+018" calcext:value-type="float">
            <text:p>1526878584494500000</text:p>
          </table:table-cell>
          <table:table-cell office:value-type="string" calcext:value-type="string">
            <text:p>world</text:p>
          </table:table-cell>
          <table:table-cell office:value-type="float" office:value="0.00994674302638" calcext:value-type="float">
            <text:p>0.009946743</text:p>
          </table:table-cell>
          <table:table-cell office:value-type="float" office:value="0.0185057539493" calcext:value-type="float">
            <text:p>0.0185057539</text:p>
          </table:table-cell>
          <table:table-cell office:value-type="float" office:value="0.0180435292423" calcext:value-type="float">
            <text:p>0.01804352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451931E+018" calcext:value-type="float">
            <text:p>1526878584519310000</text:p>
          </table:table-cell>
          <table:table-cell office:value-type="float" office:value="439" calcext:value-type="float">
            <text:p>439</text:p>
          </table:table-cell>
          <table:table-cell office:value-type="float" office:value="1.52687858451541E+018" calcext:value-type="float">
            <text:p>1526878584515410000</text:p>
          </table:table-cell>
          <table:table-cell office:value-type="string" calcext:value-type="string">
            <text:p>world</text:p>
          </table:table-cell>
          <table:table-cell office:value-type="float" office:value="0.00664720311761" calcext:value-type="float">
            <text:p>0.0066472031</text:p>
          </table:table-cell>
          <table:table-cell office:value-type="float" office:value="0.0371985249221" calcext:value-type="float">
            <text:p>0.0371985249</text:p>
          </table:table-cell>
          <table:table-cell office:value-type="float" office:value="0.0299929324538" calcext:value-type="float">
            <text:p>0.02999293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453963E+018" calcext:value-type="float">
            <text:p>1526878584539630000</text:p>
          </table:table-cell>
          <table:table-cell office:value-type="float" office:value="440" calcext:value-type="float">
            <text:p>440</text:p>
          </table:table-cell>
          <table:table-cell office:value-type="float" office:value="1.52687858453515E+018" calcext:value-type="float">
            <text:p>1526878584535150000</text:p>
          </table:table-cell>
          <table:table-cell office:value-type="string" calcext:value-type="string">
            <text:p>world</text:p>
          </table:table-cell>
          <table:table-cell office:value-type="float" office:value="0.00734909251332" calcext:value-type="float">
            <text:p>0.0073490925</text:p>
          </table:table-cell>
          <table:table-cell office:value-type="float" office:value="0.0346953570843" calcext:value-type="float">
            <text:p>0.0346953571</text:p>
          </table:table-cell>
          <table:table-cell office:value-type="float" office:value="0.0309168882668" calcext:value-type="float">
            <text:p>0.03091688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455878E+018" calcext:value-type="float">
            <text:p>1526878584558780000</text:p>
          </table:table-cell>
          <table:table-cell office:value-type="float" office:value="441" calcext:value-type="float">
            <text:p>441</text:p>
          </table:table-cell>
          <table:table-cell office:value-type="float" office:value="1.52687858455498E+018" calcext:value-type="float">
            <text:p>1526878584554980000</text:p>
          </table:table-cell>
          <table:table-cell office:value-type="string" calcext:value-type="string">
            <text:p>world</text:p>
          </table:table-cell>
          <table:table-cell office:value-type="float" office:value="-0.0024640886113" calcext:value-type="float">
            <text:p>-0.0024640886</text:p>
          </table:table-cell>
          <table:table-cell office:value-type="float" office:value="0.0342807769775" calcext:value-type="float">
            <text:p>0.034280777</text:p>
          </table:table-cell>
          <table:table-cell office:value-type="float" office:value="0.0278640855104" calcext:value-type="float">
            <text:p>0.02786408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457917E+018" calcext:value-type="float">
            <text:p>1526878584579170000</text:p>
          </table:table-cell>
          <table:table-cell office:value-type="float" office:value="442" calcext:value-type="float">
            <text:p>442</text:p>
          </table:table-cell>
          <table:table-cell office:value-type="float" office:value="1.52687858457493E+018" calcext:value-type="float">
            <text:p>1526878584574930000</text:p>
          </table:table-cell>
          <table:table-cell office:value-type="string" calcext:value-type="string">
            <text:p>world</text:p>
          </table:table-cell>
          <table:table-cell office:value-type="float" office:value="-0.00953032448888" calcext:value-type="float">
            <text:p>-0.0095303245</text:p>
          </table:table-cell>
          <table:table-cell office:value-type="float" office:value="0.0406428799033" calcext:value-type="float">
            <text:p>0.0406428799</text:p>
          </table:table-cell>
          <table:table-cell office:value-type="float" office:value="0.0318484343588" calcext:value-type="float">
            <text:p>0.0318484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459948E+018" calcext:value-type="float">
            <text:p>1526878584599480000</text:p>
          </table:table-cell>
          <table:table-cell office:value-type="float" office:value="443" calcext:value-type="float">
            <text:p>443</text:p>
          </table:table-cell>
          <table:table-cell office:value-type="float" office:value="1.5268785845949E+018" calcext:value-type="float">
            <text:p>1526878584594900000</text:p>
          </table:table-cell>
          <table:table-cell office:value-type="string" calcext:value-type="string">
            <text:p>world</text:p>
          </table:table-cell>
          <table:table-cell office:value-type="float" office:value="-0.0134202493355" calcext:value-type="float">
            <text:p>-0.0134202493</text:p>
          </table:table-cell>
          <table:table-cell office:value-type="float" office:value="0.045151270926" calcext:value-type="float">
            <text:p>0.0451512709</text:p>
          </table:table-cell>
          <table:table-cell office:value-type="float" office:value="0.028379842639" calcext:value-type="float">
            <text:p>0.02837984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461897E+018" calcext:value-type="float">
            <text:p>1526878584618970000</text:p>
          </table:table-cell>
          <table:table-cell office:value-type="float" office:value="444" calcext:value-type="float">
            <text:p>444</text:p>
          </table:table-cell>
          <table:table-cell office:value-type="float" office:value="1.52687858461472E+018" calcext:value-type="float">
            <text:p>1526878584614720000</text:p>
          </table:table-cell>
          <table:table-cell office:value-type="string" calcext:value-type="string">
            <text:p>world</text:p>
          </table:table-cell>
          <table:table-cell office:value-type="float" office:value="-0.0432886891067" calcext:value-type="float">
            <text:p>-0.0432886891</text:p>
          </table:table-cell>
          <table:table-cell office:value-type="float" office:value="0.0725070163608" calcext:value-type="float">
            <text:p>0.0725070164</text:p>
          </table:table-cell>
          <table:table-cell office:value-type="float" office:value="0.0285986103117" calcext:value-type="float">
            <text:p>0.02859861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463924E+018" calcext:value-type="float">
            <text:p>1526878584639240000</text:p>
          </table:table-cell>
          <table:table-cell office:value-type="float" office:value="445" calcext:value-type="float">
            <text:p>445</text:p>
          </table:table-cell>
          <table:table-cell office:value-type="float" office:value="1.52687858463459E+018" calcext:value-type="float">
            <text:p>1526878584634590000</text:p>
          </table:table-cell>
          <table:table-cell office:value-type="string" calcext:value-type="string">
            <text:p>world</text:p>
          </table:table-cell>
          <table:table-cell office:value-type="float" office:value="-0.0491052120924" calcext:value-type="float">
            <text:p>-0.0491052121</text:p>
          </table:table-cell>
          <table:table-cell office:value-type="float" office:value="0.0778656303883" calcext:value-type="float">
            <text:p>0.0778656304</text:p>
          </table:table-cell>
          <table:table-cell office:value-type="float" office:value="0.0184791106731" calcext:value-type="float">
            <text:p>0.01847911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465861E+018" calcext:value-type="float">
            <text:p>1526878584658610000</text:p>
          </table:table-cell>
          <table:table-cell office:value-type="float" office:value="446" calcext:value-type="float">
            <text:p>446</text:p>
          </table:table-cell>
          <table:table-cell office:value-type="float" office:value="1.52687858465452E+018" calcext:value-type="float">
            <text:p>1526878584654520000</text:p>
          </table:table-cell>
          <table:table-cell office:value-type="string" calcext:value-type="string">
            <text:p>world</text:p>
          </table:table-cell>
          <table:table-cell office:value-type="float" office:value="-0.0619557835162" calcext:value-type="float">
            <text:p>-0.0619557835</text:p>
          </table:table-cell>
          <table:table-cell office:value-type="float" office:value="0.0692870467901" calcext:value-type="float">
            <text:p>0.0692870468</text:p>
          </table:table-cell>
          <table:table-cell office:value-type="float" office:value="0.019441306591" calcext:value-type="float">
            <text:p>0.01944130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467891E+018" calcext:value-type="float">
            <text:p>1526878584678910000</text:p>
          </table:table-cell>
          <table:table-cell office:value-type="float" office:value="447" calcext:value-type="float">
            <text:p>447</text:p>
          </table:table-cell>
          <table:table-cell office:value-type="float" office:value="1.5268785846744E+018" calcext:value-type="float">
            <text:p>1526878584674400000</text:p>
          </table:table-cell>
          <table:table-cell office:value-type="string" calcext:value-type="string">
            <text:p>world</text:p>
          </table:table-cell>
          <table:table-cell office:value-type="float" office:value="-0.0994951501489" calcext:value-type="float">
            <text:p>-0.0994951501</text:p>
          </table:table-cell>
          <table:table-cell office:value-type="float" office:value="0.0955229848623" calcext:value-type="float">
            <text:p>0.0955229849</text:p>
          </table:table-cell>
          <table:table-cell office:value-type="float" office:value="0.0284401681274" calcext:value-type="float">
            <text:p>0.02844016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469936E+018" calcext:value-type="float">
            <text:p>1526878584699360000</text:p>
          </table:table-cell>
          <table:table-cell office:value-type="float" office:value="448" calcext:value-type="float">
            <text:p>448</text:p>
          </table:table-cell>
          <table:table-cell office:value-type="float" office:value="1.52687858469523E+018" calcext:value-type="float">
            <text:p>1526878584695230000</text:p>
          </table:table-cell>
          <table:table-cell office:value-type="string" calcext:value-type="string">
            <text:p>world</text:p>
          </table:table-cell>
          <table:table-cell office:value-type="float" office:value="-0.10051959753" calcext:value-type="float">
            <text:p>-0.1005195975</text:p>
          </table:table-cell>
          <table:table-cell office:value-type="float" office:value="0.0916066095233" calcext:value-type="float">
            <text:p>0.0916066095</text:p>
          </table:table-cell>
          <table:table-cell office:value-type="float" office:value="0.0204781014472" calcext:value-type="float">
            <text:p>0.02047810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471871E+018" calcext:value-type="float">
            <text:p>1526878584718710000</text:p>
          </table:table-cell>
          <table:table-cell office:value-type="float" office:value="449" calcext:value-type="float">
            <text:p>449</text:p>
          </table:table-cell>
          <table:table-cell office:value-type="float" office:value="1.52687858471512E+018" calcext:value-type="float">
            <text:p>1526878584715120000</text:p>
          </table:table-cell>
          <table:table-cell office:value-type="string" calcext:value-type="string">
            <text:p>world</text:p>
          </table:table-cell>
          <table:table-cell office:value-type="float" office:value="-0.151173099875" calcext:value-type="float">
            <text:p>-0.1511730999</text:p>
          </table:table-cell>
          <table:table-cell office:value-type="float" office:value="0.127458974719" calcext:value-type="float">
            <text:p>0.1274589747</text:p>
          </table:table-cell>
          <table:table-cell office:value-type="float" office:value="0.0259251669049" calcext:value-type="float">
            <text:p>0.02592516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473897E+018" calcext:value-type="float">
            <text:p>1526878584738970000</text:p>
          </table:table-cell>
          <table:table-cell office:value-type="float" office:value="450" calcext:value-type="float">
            <text:p>450</text:p>
          </table:table-cell>
          <table:table-cell office:value-type="float" office:value="1.526878584735E+018" calcext:value-type="float">
            <text:p>1526878584735000000</text:p>
          </table:table-cell>
          <table:table-cell office:value-type="string" calcext:value-type="string">
            <text:p>world</text:p>
          </table:table-cell>
          <table:table-cell office:value-type="float" office:value="-0.14653415978" calcext:value-type="float">
            <text:p>-0.1465341598</text:p>
          </table:table-cell>
          <table:table-cell office:value-type="float" office:value="0.116626471281" calcext:value-type="float">
            <text:p>0.1166264713</text:p>
          </table:table-cell>
          <table:table-cell office:value-type="float" office:value="0.0127007896081" calcext:value-type="float">
            <text:p>0.0127007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475939E+018" calcext:value-type="float">
            <text:p>1526878584759390000</text:p>
          </table:table-cell>
          <table:table-cell office:value-type="float" office:value="451" calcext:value-type="float">
            <text:p>451</text:p>
          </table:table-cell>
          <table:table-cell office:value-type="float" office:value="1.52687858475493E+018" calcext:value-type="float">
            <text:p>1526878584754930000</text:p>
          </table:table-cell>
          <table:table-cell office:value-type="string" calcext:value-type="string">
            <text:p>world</text:p>
          </table:table-cell>
          <table:table-cell office:value-type="float" office:value="-0.151760280132" calcext:value-type="float">
            <text:p>-0.1517602801</text:p>
          </table:table-cell>
          <table:table-cell office:value-type="float" office:value="0.114547133446" calcext:value-type="float">
            <text:p>0.1145471334</text:p>
          </table:table-cell>
          <table:table-cell office:value-type="float" office:value="0.00847655162215" calcext:value-type="float">
            <text:p>0.00847655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477855E+018" calcext:value-type="float">
            <text:p>1526878584778550000</text:p>
          </table:table-cell>
          <table:table-cell office:value-type="float" office:value="452" calcext:value-type="float">
            <text:p>452</text:p>
          </table:table-cell>
          <table:table-cell office:value-type="float" office:value="1.52687858477501E+018" calcext:value-type="float">
            <text:p>1526878584775010000</text:p>
          </table:table-cell>
          <table:table-cell office:value-type="string" calcext:value-type="string">
            <text:p>world</text:p>
          </table:table-cell>
          <table:table-cell office:value-type="float" office:value="-0.222525343299" calcext:value-type="float">
            <text:p>-0.2225253433</text:p>
          </table:table-cell>
          <table:table-cell office:value-type="float" office:value="0.165247753263" calcext:value-type="float">
            <text:p>0.1652477533</text:p>
          </table:table-cell>
          <table:table-cell office:value-type="float" office:value="0.00923729687929" calcext:value-type="float">
            <text:p>0.00923729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479886E+018" calcext:value-type="float">
            <text:p>1526878584798860000</text:p>
          </table:table-cell>
          <table:table-cell office:value-type="float" office:value="453" calcext:value-type="float">
            <text:p>453</text:p>
          </table:table-cell>
          <table:table-cell office:value-type="float" office:value="1.52687858479488E+018" calcext:value-type="float">
            <text:p>1526878584794880000</text:p>
          </table:table-cell>
          <table:table-cell office:value-type="string" calcext:value-type="string">
            <text:p>world</text:p>
          </table:table-cell>
          <table:table-cell office:value-type="float" office:value="-0.214964941144" calcext:value-type="float">
            <text:p>-0.2149649411</text:p>
          </table:table-cell>
          <table:table-cell office:value-type="float" office:value="0.15806388855" calcext:value-type="float">
            <text:p>0.1580638886</text:p>
          </table:table-cell>
          <table:table-cell office:value-type="float" office:value="0.0058085815981" calcext:value-type="float">
            <text:p>0.0058085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481918E+018" calcext:value-type="float">
            <text:p>1526878584819180000</text:p>
          </table:table-cell>
          <table:table-cell office:value-type="float" office:value="454" calcext:value-type="float">
            <text:p>454</text:p>
          </table:table-cell>
          <table:table-cell office:value-type="float" office:value="1.52687858481474E+018" calcext:value-type="float">
            <text:p>1526878584814740000</text:p>
          </table:table-cell>
          <table:table-cell office:value-type="string" calcext:value-type="string">
            <text:p>world</text:p>
          </table:table-cell>
          <table:table-cell office:value-type="float" office:value="-0.284044921398" calcext:value-type="float">
            <text:p>-0.2840449214</text:p>
          </table:table-cell>
          <table:table-cell office:value-type="float" office:value="0.198472708464" calcext:value-type="float">
            <text:p>0.1984727085</text:p>
          </table:table-cell>
          <table:table-cell office:value-type="float" office:value="0.00121244159527" calcext:value-type="float">
            <text:p>0.0012124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483969E+018" calcext:value-type="float">
            <text:p>1526878584839690000</text:p>
          </table:table-cell>
          <table:table-cell office:value-type="float" office:value="455" calcext:value-type="float">
            <text:p>455</text:p>
          </table:table-cell>
          <table:table-cell office:value-type="float" office:value="1.5268785848344E+018" calcext:value-type="float">
            <text:p>1526878584834400000</text:p>
          </table:table-cell>
          <table:table-cell office:value-type="string" calcext:value-type="string">
            <text:p>world</text:p>
          </table:table-cell>
          <table:table-cell office:value-type="float" office:value="-0.270415365696" calcext:value-type="float">
            <text:p>-0.2704153657</text:p>
          </table:table-cell>
          <table:table-cell office:value-type="float" office:value="0.190256088972" calcext:value-type="float">
            <text:p>0.190256089</text:p>
          </table:table-cell>
          <table:table-cell office:value-type="float" office:value="0.00652481988072" calcext:value-type="float">
            <text:p>0.00652481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485891E+018" calcext:value-type="float">
            <text:p>1526878584858910000</text:p>
          </table:table-cell>
          <table:table-cell office:value-type="float" office:value="456" calcext:value-type="float">
            <text:p>456</text:p>
          </table:table-cell>
          <table:table-cell office:value-type="float" office:value="1.5268785848554E+018" calcext:value-type="float">
            <text:p>1526878584855400000</text:p>
          </table:table-cell>
          <table:table-cell office:value-type="string" calcext:value-type="string">
            <text:p>world</text:p>
          </table:table-cell>
          <table:table-cell office:value-type="float" office:value="-0.278321504593" calcext:value-type="float">
            <text:p>-0.2783215046</text:p>
          </table:table-cell>
          <table:table-cell office:value-type="float" office:value="0.190912276506" calcext:value-type="float">
            <text:p>0.1909122765</text:p>
          </table:table-cell>
          <table:table-cell office:value-type="float" office:value="0.00369583838619" calcext:value-type="float">
            <text:p>0.0036958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487933E+018" calcext:value-type="float">
            <text:p>1526878584879330000</text:p>
          </table:table-cell>
          <table:table-cell office:value-type="float" office:value="457" calcext:value-type="float">
            <text:p>457</text:p>
          </table:table-cell>
          <table:table-cell office:value-type="float" office:value="1.5268785848752E+018" calcext:value-type="float">
            <text:p>1526878584875200000</text:p>
          </table:table-cell>
          <table:table-cell office:value-type="string" calcext:value-type="string">
            <text:p>world</text:p>
          </table:table-cell>
          <table:table-cell office:value-type="float" office:value="-0.360488474369" calcext:value-type="float">
            <text:p>-0.3604884744</text:p>
          </table:table-cell>
          <table:table-cell office:value-type="float" office:value="0.23568919301" calcext:value-type="float">
            <text:p>0.235689193</text:p>
          </table:table-cell>
          <table:table-cell office:value-type="float" office:value="0.00753196515143" calcext:value-type="float">
            <text:p>0.00753196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489861E+018" calcext:value-type="float">
            <text:p>1526878584898610000</text:p>
          </table:table-cell>
          <table:table-cell office:value-type="float" office:value="458" calcext:value-type="float">
            <text:p>458</text:p>
          </table:table-cell>
          <table:table-cell office:value-type="float" office:value="1.52687858489522E+018" calcext:value-type="float">
            <text:p>1526878584895220000</text:p>
          </table:table-cell>
          <table:table-cell office:value-type="string" calcext:value-type="string">
            <text:p>world</text:p>
          </table:table-cell>
          <table:table-cell office:value-type="float" office:value="-0.352647691965" calcext:value-type="float">
            <text:p>-0.352647692</text:p>
          </table:table-cell>
          <table:table-cell office:value-type="float" office:value="0.235842734575" calcext:value-type="float">
            <text:p>0.2358427346</text:p>
          </table:table-cell>
          <table:table-cell office:value-type="float" office:value="0.0233813673258" calcext:value-type="float">
            <text:p>0.02338136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491887E+018" calcext:value-type="float">
            <text:p>1526878584918870000</text:p>
          </table:table-cell>
          <table:table-cell office:value-type="float" office:value="459" calcext:value-type="float">
            <text:p>459</text:p>
          </table:table-cell>
          <table:table-cell office:value-type="float" office:value="1.52687858491528E+018" calcext:value-type="float">
            <text:p>1526878584915280000</text:p>
          </table:table-cell>
          <table:table-cell office:value-type="string" calcext:value-type="string">
            <text:p>world</text:p>
          </table:table-cell>
          <table:table-cell office:value-type="float" office:value="-0.425766050816" calcext:value-type="float">
            <text:p>-0.4257660508</text:p>
          </table:table-cell>
          <table:table-cell office:value-type="float" office:value="0.276298105717" calcext:value-type="float">
            <text:p>0.2762981057</text:p>
          </table:table-cell>
          <table:table-cell office:value-type="float" office:value="0.0265230797231" calcext:value-type="float">
            <text:p>0.02652307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493939E+018" calcext:value-type="float">
            <text:p>1526878584939390000</text:p>
          </table:table-cell>
          <table:table-cell office:value-type="float" office:value="460" calcext:value-type="float">
            <text:p>460</text:p>
          </table:table-cell>
          <table:table-cell office:value-type="float" office:value="1.52687858493523E+018" calcext:value-type="float">
            <text:p>1526878584935230000</text:p>
          </table:table-cell>
          <table:table-cell office:value-type="string" calcext:value-type="string">
            <text:p>world</text:p>
          </table:table-cell>
          <table:table-cell office:value-type="float" office:value="-0.395629554987" calcext:value-type="float">
            <text:p>-0.395629555</text:p>
          </table:table-cell>
          <table:table-cell office:value-type="float" office:value="0.255629599094" calcext:value-type="float">
            <text:p>0.2556295991</text:p>
          </table:table-cell>
          <table:table-cell office:value-type="float" office:value="0.0315897837281" calcext:value-type="float">
            <text:p>0.03158978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495876E+018" calcext:value-type="float">
            <text:p>1526878584958760000</text:p>
          </table:table-cell>
          <table:table-cell office:value-type="float" office:value="461" calcext:value-type="float">
            <text:p>461</text:p>
          </table:table-cell>
          <table:table-cell office:value-type="float" office:value="1.52687858495524E+018" calcext:value-type="float">
            <text:p>1526878584955240000</text:p>
          </table:table-cell>
          <table:table-cell office:value-type="string" calcext:value-type="string">
            <text:p>world</text:p>
          </table:table-cell>
          <table:table-cell office:value-type="float" office:value="-0.396209895611" calcext:value-type="float">
            <text:p>-0.3962098956</text:p>
          </table:table-cell>
          <table:table-cell office:value-type="float" office:value="0.255497276783" calcext:value-type="float">
            <text:p>0.2554972768</text:p>
          </table:table-cell>
          <table:table-cell office:value-type="float" office:value="0.0409753248096" calcext:value-type="float">
            <text:p>0.0409753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497924E+018" calcext:value-type="float">
            <text:p>1526878584979240000</text:p>
          </table:table-cell>
          <table:table-cell office:value-type="float" office:value="462" calcext:value-type="float">
            <text:p>462</text:p>
          </table:table-cell>
          <table:table-cell office:value-type="float" office:value="1.52687858497519E+018" calcext:value-type="float">
            <text:p>1526878584975190000</text:p>
          </table:table-cell>
          <table:table-cell office:value-type="string" calcext:value-type="string">
            <text:p>world</text:p>
          </table:table-cell>
          <table:table-cell office:value-type="float" office:value="-0.487315773964" calcext:value-type="float">
            <text:p>-0.487315774</text:p>
          </table:table-cell>
          <table:table-cell office:value-type="float" office:value="0.311397254467" calcext:value-type="float">
            <text:p>0.3113972545</text:p>
          </table:table-cell>
          <table:table-cell office:value-type="float" office:value="0.0537699609995" calcext:value-type="float">
            <text:p>0.0537699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499967E+018" calcext:value-type="float">
            <text:p>1526878584999670000</text:p>
          </table:table-cell>
          <table:table-cell office:value-type="float" office:value="463" calcext:value-type="float">
            <text:p>463</text:p>
          </table:table-cell>
          <table:table-cell office:value-type="float" office:value="1.52687858499512E+018" calcext:value-type="float">
            <text:p>1526878584995120000</text:p>
          </table:table-cell>
          <table:table-cell office:value-type="string" calcext:value-type="string">
            <text:p>world</text:p>
          </table:table-cell>
          <table:table-cell office:value-type="float" office:value="-0.452192991972" calcext:value-type="float">
            <text:p>-0.452192992</text:p>
          </table:table-cell>
          <table:table-cell office:value-type="float" office:value="0.287444621325" calcext:value-type="float">
            <text:p>0.2874446213</text:p>
          </table:table-cell>
          <table:table-cell office:value-type="float" office:value="0.0658969730139" calcext:value-type="float">
            <text:p>0.0658969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501917E+018" calcext:value-type="float">
            <text:p>1526878585019170000</text:p>
          </table:table-cell>
          <table:table-cell office:value-type="float" office:value="464" calcext:value-type="float">
            <text:p>464</text:p>
          </table:table-cell>
          <table:table-cell office:value-type="float" office:value="1.52687858501502E+018" calcext:value-type="float">
            <text:p>1526878585015020000</text:p>
          </table:table-cell>
          <table:table-cell office:value-type="string" calcext:value-type="string">
            <text:p>world</text:p>
          </table:table-cell>
          <table:table-cell office:value-type="float" office:value="-0.553846240044" calcext:value-type="float">
            <text:p>-0.55384624</text:p>
          </table:table-cell>
          <table:table-cell office:value-type="float" office:value="0.35110193491" calcext:value-type="float">
            <text:p>0.3511019349</text:p>
          </table:table-cell>
          <table:table-cell office:value-type="float" office:value="0.0879583358765" calcext:value-type="float">
            <text:p>0.08795833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503945E+018" calcext:value-type="float">
            <text:p>1526878585039450000</text:p>
          </table:table-cell>
          <table:table-cell office:value-type="float" office:value="465" calcext:value-type="float">
            <text:p>465</text:p>
          </table:table-cell>
          <table:table-cell office:value-type="float" office:value="1.52687858503494E+018" calcext:value-type="float">
            <text:p>1526878585034940000</text:p>
          </table:table-cell>
          <table:table-cell office:value-type="string" calcext:value-type="string">
            <text:p>world</text:p>
          </table:table-cell>
          <table:table-cell office:value-type="float" office:value="-0.507914185524" calcext:value-type="float">
            <text:p>-0.5079141855</text:p>
          </table:table-cell>
          <table:table-cell office:value-type="float" office:value="0.323801487684" calcext:value-type="float">
            <text:p>0.3238014877</text:p>
          </table:table-cell>
          <table:table-cell office:value-type="float" office:value="0.0775454938412" calcext:value-type="float">
            <text:p>0.07754549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505876E+018" calcext:value-type="float">
            <text:p>1526878585058760000</text:p>
          </table:table-cell>
          <table:table-cell office:value-type="float" office:value="466" calcext:value-type="float">
            <text:p>466</text:p>
          </table:table-cell>
          <table:table-cell office:value-type="float" office:value="1.52687858505492E+018" calcext:value-type="float">
            <text:p>1526878585054920000</text:p>
          </table:table-cell>
          <table:table-cell office:value-type="string" calcext:value-type="string">
            <text:p>world</text:p>
          </table:table-cell>
          <table:table-cell office:value-type="float" office:value="-0.622178554535" calcext:value-type="float">
            <text:p>-0.6221785545</text:p>
          </table:table-cell>
          <table:table-cell office:value-type="float" office:value="0.407867610455" calcext:value-type="float">
            <text:p>0.4078676105</text:p>
          </table:table-cell>
          <table:table-cell office:value-type="float" office:value="0.0945219025016" calcext:value-type="float">
            <text:p>0.09452190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507894E+018" calcext:value-type="float">
            <text:p>1526878585078940000</text:p>
          </table:table-cell>
          <table:table-cell office:value-type="float" office:value="467" calcext:value-type="float">
            <text:p>467</text:p>
          </table:table-cell>
          <table:table-cell office:value-type="float" office:value="1.52687858507476E+018" calcext:value-type="float">
            <text:p>1526878585074760000</text:p>
          </table:table-cell>
          <table:table-cell office:value-type="string" calcext:value-type="string">
            <text:p>world</text:p>
          </table:table-cell>
          <table:table-cell office:value-type="float" office:value="-0.532223761082" calcext:value-type="float">
            <text:p>-0.5322237611</text:p>
          </table:table-cell>
          <table:table-cell office:value-type="float" office:value="0.329830348492" calcext:value-type="float">
            <text:p>0.3298303485</text:p>
          </table:table-cell>
          <table:table-cell office:value-type="float" office:value="0.145609974861" calcext:value-type="float">
            <text:p>0.14560997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509913E+018" calcext:value-type="float">
            <text:p>1526878585099130000</text:p>
          </table:table-cell>
          <table:table-cell office:value-type="float" office:value="468" calcext:value-type="float">
            <text:p>468</text:p>
          </table:table-cell>
          <table:table-cell office:value-type="float" office:value="1.52687858509436E+018" calcext:value-type="float">
            <text:p>1526878585094360000</text:p>
          </table:table-cell>
          <table:table-cell office:value-type="string" calcext:value-type="string">
            <text:p>world</text:p>
          </table:table-cell>
          <table:table-cell office:value-type="float" office:value="-0.514829516411" calcext:value-type="float">
            <text:p>-0.5148295164</text:p>
          </table:table-cell>
          <table:table-cell office:value-type="float" office:value="0.325562238693" calcext:value-type="float">
            <text:p>0.3255622387</text:p>
          </table:table-cell>
          <table:table-cell office:value-type="float" office:value="0.123564735055" calcext:value-type="float">
            <text:p>0.12356473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51194E+018" calcext:value-type="float">
            <text:p>1526878585119400000</text:p>
          </table:table-cell>
          <table:table-cell office:value-type="float" office:value="469" calcext:value-type="float">
            <text:p>469</text:p>
          </table:table-cell>
          <table:table-cell office:value-type="float" office:value="1.52687858511507E+018" calcext:value-type="float">
            <text:p>1526878585115070000</text:p>
          </table:table-cell>
          <table:table-cell office:value-type="string" calcext:value-type="string">
            <text:p>world</text:p>
          </table:table-cell>
          <table:table-cell office:value-type="float" office:value="-0.623452305794" calcext:value-type="float">
            <text:p>-0.6234523058</text:p>
          </table:table-cell>
          <table:table-cell office:value-type="float" office:value="0.385257393122" calcext:value-type="float">
            <text:p>0.3852573931</text:p>
          </table:table-cell>
          <table:table-cell office:value-type="float" office:value="0.178889036179" calcext:value-type="float">
            <text:p>0.17888903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513858E+018" calcext:value-type="float">
            <text:p>1526878585138580000</text:p>
          </table:table-cell>
          <table:table-cell office:value-type="float" office:value="470" calcext:value-type="float">
            <text:p>470</text:p>
          </table:table-cell>
          <table:table-cell office:value-type="float" office:value="1.52687858513473E+018" calcext:value-type="float">
            <text:p>1526878585134730000</text:p>
          </table:table-cell>
          <table:table-cell office:value-type="string" calcext:value-type="string">
            <text:p>world</text:p>
          </table:table-cell>
          <table:table-cell office:value-type="float" office:value="-0.583205342293" calcext:value-type="float">
            <text:p>-0.5832053423</text:p>
          </table:table-cell>
          <table:table-cell office:value-type="float" office:value="0.374012708664" calcext:value-type="float">
            <text:p>0.3740127087</text:p>
          </table:table-cell>
          <table:table-cell office:value-type="float" office:value="0.168909847736" calcext:value-type="float">
            <text:p>0.16890984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515897E+018" calcext:value-type="float">
            <text:p>1526878585158970000</text:p>
          </table:table-cell>
          <table:table-cell office:value-type="float" office:value="471" calcext:value-type="float">
            <text:p>471</text:p>
          </table:table-cell>
          <table:table-cell office:value-type="float" office:value="1.52687858515526E+018" calcext:value-type="float">
            <text:p>1526878585155260000</text:p>
          </table:table-cell>
          <table:table-cell office:value-type="string" calcext:value-type="string">
            <text:p>world</text:p>
          </table:table-cell>
          <table:table-cell office:value-type="float" office:value="-0.563046216965" calcext:value-type="float">
            <text:p>-0.563046217</text:p>
          </table:table-cell>
          <table:table-cell office:value-type="float" office:value="0.354328334332" calcext:value-type="float">
            <text:p>0.3543283343</text:p>
          </table:table-cell>
          <table:table-cell office:value-type="float" office:value="0.160262033343" calcext:value-type="float">
            <text:p>0.16026203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51791E+018" calcext:value-type="float">
            <text:p>1526878585179100000</text:p>
          </table:table-cell>
          <table:table-cell office:value-type="float" office:value="472" calcext:value-type="float">
            <text:p>472</text:p>
          </table:table-cell>
          <table:table-cell office:value-type="float" office:value="1.5268785851751E+018" calcext:value-type="float">
            <text:p>1526878585175100000</text:p>
          </table:table-cell>
          <table:table-cell office:value-type="string" calcext:value-type="string">
            <text:p>world</text:p>
          </table:table-cell>
          <table:table-cell office:value-type="float" office:value="-0.678862452507" calcext:value-type="float">
            <text:p>-0.6788624525</text:p>
          </table:table-cell>
          <table:table-cell office:value-type="float" office:value="0.433057755232" calcext:value-type="float">
            <text:p>0.4330577552</text:p>
          </table:table-cell>
          <table:table-cell office:value-type="float" office:value="0.233144432306" calcext:value-type="float">
            <text:p>0.23314443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519953E+018" calcext:value-type="float">
            <text:p>1526878585199530000</text:p>
          </table:table-cell>
          <table:table-cell office:value-type="float" office:value="473" calcext:value-type="float">
            <text:p>473</text:p>
          </table:table-cell>
          <table:table-cell office:value-type="float" office:value="1.5268785851948E+018" calcext:value-type="float">
            <text:p>1526878585194800000</text:p>
          </table:table-cell>
          <table:table-cell office:value-type="string" calcext:value-type="string">
            <text:p>world</text:p>
          </table:table-cell>
          <table:table-cell office:value-type="float" office:value="-0.612264096737" calcext:value-type="float">
            <text:p>-0.6122640967</text:p>
          </table:table-cell>
          <table:table-cell office:value-type="float" office:value="0.396734803915" calcext:value-type="float">
            <text:p>0.3967348039</text:p>
          </table:table-cell>
          <table:table-cell office:value-type="float" office:value="0.214466452599" calcext:value-type="float">
            <text:p>0.21446645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52188E+018" calcext:value-type="float">
            <text:p>1526878585218800000</text:p>
          </table:table-cell>
          <table:table-cell office:value-type="float" office:value="474" calcext:value-type="float">
            <text:p>474</text:p>
          </table:table-cell>
          <table:table-cell office:value-type="float" office:value="1.52687858521508E+018" calcext:value-type="float">
            <text:p>1526878585215080000</text:p>
          </table:table-cell>
          <table:table-cell office:value-type="string" calcext:value-type="string">
            <text:p>world</text:p>
          </table:table-cell>
          <table:table-cell office:value-type="float" office:value="-0.749588489532" calcext:value-type="float">
            <text:p>-0.7495884895</text:p>
          </table:table-cell>
          <table:table-cell office:value-type="float" office:value="0.479810059071" calcext:value-type="float">
            <text:p>0.4798100591</text:p>
          </table:table-cell>
          <table:table-cell office:value-type="float" office:value="0.267228066921" calcext:value-type="float">
            <text:p>0.26722806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523896E+018" calcext:value-type="float">
            <text:p>1526878585238960000</text:p>
          </table:table-cell>
          <table:table-cell office:value-type="float" office:value="475" calcext:value-type="float">
            <text:p>475</text:p>
          </table:table-cell>
          <table:table-cell office:value-type="float" office:value="1.52687858523496E+018" calcext:value-type="float">
            <text:p>1526878585234960000</text:p>
          </table:table-cell>
          <table:table-cell office:value-type="string" calcext:value-type="string">
            <text:p>world</text:p>
          </table:table-cell>
          <table:table-cell office:value-type="float" office:value="-0.664173662663" calcext:value-type="float">
            <text:p>-0.6641736627</text:p>
          </table:table-cell>
          <table:table-cell office:value-type="float" office:value="0.430973887444" calcext:value-type="float">
            <text:p>0.4309738874</text:p>
          </table:table-cell>
          <table:table-cell office:value-type="float" office:value="0.251656472683" calcext:value-type="float">
            <text:p>0.25165647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525938E+018" calcext:value-type="float">
            <text:p>1526878585259380000</text:p>
          </table:table-cell>
          <table:table-cell office:value-type="float" office:value="476" calcext:value-type="float">
            <text:p>476</text:p>
          </table:table-cell>
          <table:table-cell office:value-type="float" office:value="1.52687858525479E+018" calcext:value-type="float">
            <text:p>1526878585254790000</text:p>
          </table:table-cell>
          <table:table-cell office:value-type="string" calcext:value-type="string">
            <text:p>world</text:p>
          </table:table-cell>
          <table:table-cell office:value-type="float" office:value="-0.623940587044" calcext:value-type="float">
            <text:p>-0.623940587</text:p>
          </table:table-cell>
          <table:table-cell office:value-type="float" office:value="0.409388720989" calcext:value-type="float">
            <text:p>0.409388721</text:p>
          </table:table-cell>
          <table:table-cell office:value-type="float" office:value="0.23804025352" calcext:value-type="float">
            <text:p>0.23804025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527884E+018" calcext:value-type="float">
            <text:p>1526878585278840000</text:p>
          </table:table-cell>
          <table:table-cell office:value-type="float" office:value="477" calcext:value-type="float">
            <text:p>477</text:p>
          </table:table-cell>
          <table:table-cell office:value-type="float" office:value="1.5268785852747E+018" calcext:value-type="float">
            <text:p>1526878585274700000</text:p>
          </table:table-cell>
          <table:table-cell office:value-type="string" calcext:value-type="string">
            <text:p>world</text:p>
          </table:table-cell>
          <table:table-cell office:value-type="float" office:value="-0.776658177376" calcext:value-type="float">
            <text:p>-0.7766581774</text:p>
          </table:table-cell>
          <table:table-cell office:value-type="float" office:value="0.505191326141" calcext:value-type="float">
            <text:p>0.5051913261</text:p>
          </table:table-cell>
          <table:table-cell office:value-type="float" office:value="0.315588772297" calcext:value-type="float">
            <text:p>0.31558877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529923E+018" calcext:value-type="float">
            <text:p>1526878585299230000</text:p>
          </table:table-cell>
          <table:table-cell office:value-type="float" office:value="478" calcext:value-type="float">
            <text:p>478</text:p>
          </table:table-cell>
          <table:table-cell office:value-type="float" office:value="1.52687858529436E+018" calcext:value-type="float">
            <text:p>1526878585294360000</text:p>
          </table:table-cell>
          <table:table-cell office:value-type="string" calcext:value-type="string">
            <text:p>world</text:p>
          </table:table-cell>
          <table:table-cell office:value-type="float" office:value="-0.688721179962" calcext:value-type="float">
            <text:p>-0.68872118</text:p>
          </table:table-cell>
          <table:table-cell office:value-type="float" office:value="0.447011530399" calcext:value-type="float">
            <text:p>0.4470115304</text:p>
          </table:table-cell>
          <table:table-cell office:value-type="float" office:value="0.295642226934" calcext:value-type="float">
            <text:p>0.29564222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531958E+018" calcext:value-type="float">
            <text:p>1526878585319580000</text:p>
          </table:table-cell>
          <table:table-cell office:value-type="float" office:value="479" calcext:value-type="float">
            <text:p>479</text:p>
          </table:table-cell>
          <table:table-cell office:value-type="float" office:value="1.52687858531522E+018" calcext:value-type="float">
            <text:p>1526878585315220000</text:p>
          </table:table-cell>
          <table:table-cell office:value-type="string" calcext:value-type="string">
            <text:p>world</text:p>
          </table:table-cell>
          <table:table-cell office:value-type="float" office:value="-0.79987090826" calcext:value-type="float">
            <text:p>-0.7998709083</text:p>
          </table:table-cell>
          <table:table-cell office:value-type="float" office:value="0.536127209663" calcext:value-type="float">
            <text:p>0.5361272097</text:p>
          </table:table-cell>
          <table:table-cell office:value-type="float" office:value="0.366338461637" calcext:value-type="float">
            <text:p>0.36633846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533894E+018" calcext:value-type="float">
            <text:p>1526878585338940000</text:p>
          </table:table-cell>
          <table:table-cell office:value-type="float" office:value="480" calcext:value-type="float">
            <text:p>480</text:p>
          </table:table-cell>
          <table:table-cell office:value-type="float" office:value="1.52687858533509E+018" calcext:value-type="float">
            <text:p>1526878585335090000</text:p>
          </table:table-cell>
          <table:table-cell office:value-type="string" calcext:value-type="string">
            <text:p>world</text:p>
          </table:table-cell>
          <table:table-cell office:value-type="float" office:value="-0.710573971272" calcext:value-type="float">
            <text:p>-0.7105739713</text:p>
          </table:table-cell>
          <table:table-cell office:value-type="float" office:value="0.472125709057" calcext:value-type="float">
            <text:p>0.4721257091</text:p>
          </table:table-cell>
          <table:table-cell office:value-type="float" office:value="0.365423023701" calcext:value-type="float">
            <text:p>0.36542302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535917E+018" calcext:value-type="float">
            <text:p>1526878585359170000</text:p>
          </table:table-cell>
          <table:table-cell office:value-type="float" office:value="481" calcext:value-type="float">
            <text:p>481</text:p>
          </table:table-cell>
          <table:table-cell office:value-type="float" office:value="1.52687858535492E+018" calcext:value-type="float">
            <text:p>1526878585354920000</text:p>
          </table:table-cell>
          <table:table-cell office:value-type="string" calcext:value-type="string">
            <text:p>world</text:p>
          </table:table-cell>
          <table:table-cell office:value-type="float" office:value="-0.809420824051" calcext:value-type="float">
            <text:p>-0.8094208241</text:p>
          </table:table-cell>
          <table:table-cell office:value-type="float" office:value="0.548121809959" calcext:value-type="float">
            <text:p>0.54812181</text:p>
          </table:table-cell>
          <table:table-cell office:value-type="float" office:value="0.460810780525" calcext:value-type="float">
            <text:p>0.46081078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537957E+018" calcext:value-type="float">
            <text:p>1526878585379570000</text:p>
          </table:table-cell>
          <table:table-cell office:value-type="float" office:value="482" calcext:value-type="float">
            <text:p>482</text:p>
          </table:table-cell>
          <table:table-cell office:value-type="float" office:value="1.52687858537484E+018" calcext:value-type="float">
            <text:p>1526878585374840000</text:p>
          </table:table-cell>
          <table:table-cell office:value-type="string" calcext:value-type="string">
            <text:p>world</text:p>
          </table:table-cell>
          <table:table-cell office:value-type="float" office:value="-0.698742449284" calcext:value-type="float">
            <text:p>-0.6987424493</text:p>
          </table:table-cell>
          <table:table-cell office:value-type="float" office:value="0.489850282669" calcext:value-type="float">
            <text:p>0.4898502827</text:p>
          </table:table-cell>
          <table:table-cell office:value-type="float" office:value="0.425625830889" calcext:value-type="float">
            <text:p>0.42562583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539897E+018" calcext:value-type="float">
            <text:p>1526878585398970000</text:p>
          </table:table-cell>
          <table:table-cell office:value-type="float" office:value="483" calcext:value-type="float">
            <text:p>483</text:p>
          </table:table-cell>
          <table:table-cell office:value-type="float" office:value="1.5268785853946E+018" calcext:value-type="float">
            <text:p>1526878585394600000</text:p>
          </table:table-cell>
          <table:table-cell office:value-type="string" calcext:value-type="string">
            <text:p>world</text:p>
          </table:table-cell>
          <table:table-cell office:value-type="float" office:value="-0.648951172829" calcext:value-type="float">
            <text:p>-0.6489511728</text:p>
          </table:table-cell>
          <table:table-cell office:value-type="float" office:value="0.458893239498" calcext:value-type="float">
            <text:p>0.4588932395</text:p>
          </table:table-cell>
          <table:table-cell office:value-type="float" office:value="0.444840013981" calcext:value-type="float">
            <text:p>0.4448400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541947E+018" calcext:value-type="float">
            <text:p>1526878585419470000</text:p>
          </table:table-cell>
          <table:table-cell office:value-type="float" office:value="484" calcext:value-type="float">
            <text:p>484</text:p>
          </table:table-cell>
          <table:table-cell office:value-type="float" office:value="1.52687858541554E+018" calcext:value-type="float">
            <text:p>1526878585415540000</text:p>
          </table:table-cell>
          <table:table-cell office:value-type="string" calcext:value-type="string">
            <text:p>world</text:p>
          </table:table-cell>
          <table:table-cell office:value-type="float" office:value="-0.73125398159" calcext:value-type="float">
            <text:p>-0.7312539816</text:p>
          </table:table-cell>
          <table:table-cell office:value-type="float" office:value="0.511339902878" calcext:value-type="float">
            <text:p>0.5113399029</text:p>
          </table:table-cell>
          <table:table-cell office:value-type="float" office:value="0.591141283512" calcext:value-type="float">
            <text:p>0.59114128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543867E+018" calcext:value-type="float">
            <text:p>1526878585438670000</text:p>
          </table:table-cell>
          <table:table-cell office:value-type="float" office:value="485" calcext:value-type="float">
            <text:p>485</text:p>
          </table:table-cell>
          <table:table-cell office:value-type="float" office:value="1.52687858543441E+018" calcext:value-type="float">
            <text:p>1526878585434410000</text:p>
          </table:table-cell>
          <table:table-cell office:value-type="string" calcext:value-type="string">
            <text:p>world</text:p>
          </table:table-cell>
          <table:table-cell office:value-type="float" office:value="-0.650698065758" calcext:value-type="float">
            <text:p>-0.6506980658</text:p>
          </table:table-cell>
          <table:table-cell office:value-type="float" office:value="0.463632196188" calcext:value-type="float">
            <text:p>0.4636321962</text:p>
          </table:table-cell>
          <table:table-cell office:value-type="float" office:value="0.567433714867" calcext:value-type="float">
            <text:p>0.56743371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545905E+018" calcext:value-type="float">
            <text:p>1526878585459050000</text:p>
          </table:table-cell>
          <table:table-cell office:value-type="float" office:value="486" calcext:value-type="float">
            <text:p>486</text:p>
          </table:table-cell>
          <table:table-cell office:value-type="float" office:value="1.52687858545468E+018" calcext:value-type="float">
            <text:p>1526878585454680000</text:p>
          </table:table-cell>
          <table:table-cell office:value-type="string" calcext:value-type="string">
            <text:p>world</text:p>
          </table:table-cell>
          <table:table-cell office:value-type="float" office:value="-0.580622911453" calcext:value-type="float">
            <text:p>-0.5806229115</text:p>
          </table:table-cell>
          <table:table-cell office:value-type="float" office:value="0.404540717602" calcext:value-type="float">
            <text:p>0.4045407176</text:p>
          </table:table-cell>
          <table:table-cell office:value-type="float" office:value="0.567745804787" calcext:value-type="float">
            <text:p>0.5677458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547938E+018" calcext:value-type="float">
            <text:p>1526878585479380000</text:p>
          </table:table-cell>
          <table:table-cell office:value-type="float" office:value="487" calcext:value-type="float">
            <text:p>487</text:p>
          </table:table-cell>
          <table:table-cell office:value-type="float" office:value="1.52687858547438E+018" calcext:value-type="float">
            <text:p>1526878585474380000</text:p>
          </table:table-cell>
          <table:table-cell office:value-type="string" calcext:value-type="string">
            <text:p>world</text:p>
          </table:table-cell>
          <table:table-cell office:value-type="float" office:value="-0.653520464897" calcext:value-type="float">
            <text:p>-0.6535204649</text:p>
          </table:table-cell>
          <table:table-cell office:value-type="float" office:value="0.457996726036" calcext:value-type="float">
            <text:p>0.457996726</text:p>
          </table:table-cell>
          <table:table-cell office:value-type="float" office:value="0.731398820877" calcext:value-type="float">
            <text:p>0.73139882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549874E+018" calcext:value-type="float">
            <text:p>1526878585498740000</text:p>
          </table:table-cell>
          <table:table-cell office:value-type="float" office:value="488" calcext:value-type="float">
            <text:p>488</text:p>
          </table:table-cell>
          <table:table-cell office:value-type="float" office:value="1.52687858549519E+018" calcext:value-type="float">
            <text:p>1526878585495190000</text:p>
          </table:table-cell>
          <table:table-cell office:value-type="string" calcext:value-type="string">
            <text:p>world</text:p>
          </table:table-cell>
          <table:table-cell office:value-type="float" office:value="-0.574879407883" calcext:value-type="float">
            <text:p>-0.5748794079</text:p>
          </table:table-cell>
          <table:table-cell office:value-type="float" office:value="0.417798727751" calcext:value-type="float">
            <text:p>0.4177987278</text:p>
          </table:table-cell>
          <table:table-cell office:value-type="float" office:value="0.695969820023" calcext:value-type="float">
            <text:p>0.695969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551916E+018" calcext:value-type="float">
            <text:p>1526878585519160000</text:p>
          </table:table-cell>
          <table:table-cell office:value-type="float" office:value="489" calcext:value-type="float">
            <text:p>489</text:p>
          </table:table-cell>
          <table:table-cell office:value-type="float" office:value="1.52687858551526E+018" calcext:value-type="float">
            <text:p>1526878585515260000</text:p>
          </table:table-cell>
          <table:table-cell office:value-type="string" calcext:value-type="string">
            <text:p>world</text:p>
          </table:table-cell>
          <table:table-cell office:value-type="float" office:value="-0.618420064449" calcext:value-type="float">
            <text:p>-0.6184200644</text:p>
          </table:table-cell>
          <table:table-cell office:value-type="float" office:value="0.443992316723" calcext:value-type="float">
            <text:p>0.4439923167</text:p>
          </table:table-cell>
          <table:table-cell office:value-type="float" office:value="0.848063826561" calcext:value-type="float">
            <text:p>0.84806382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553961E+018" calcext:value-type="float">
            <text:p>1526878585539610000</text:p>
          </table:table-cell>
          <table:table-cell office:value-type="float" office:value="490" calcext:value-type="float">
            <text:p>490</text:p>
          </table:table-cell>
          <table:table-cell office:value-type="float" office:value="1.5268785855351E+018" calcext:value-type="float">
            <text:p>1526878585535100000</text:p>
          </table:table-cell>
          <table:table-cell office:value-type="string" calcext:value-type="string">
            <text:p>world</text:p>
          </table:table-cell>
          <table:table-cell office:value-type="float" office:value="-0.515982925892" calcext:value-type="float">
            <text:p>-0.5159829259</text:p>
          </table:table-cell>
          <table:table-cell office:value-type="float" office:value="0.393249988556" calcext:value-type="float">
            <text:p>0.3932499886</text:p>
          </table:table-cell>
          <table:table-cell office:value-type="float" office:value="0.764442324638" calcext:value-type="float">
            <text:p>0.76444232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555901E+018" calcext:value-type="float">
            <text:p>1526878585559010000</text:p>
          </table:table-cell>
          <table:table-cell office:value-type="float" office:value="491" calcext:value-type="float">
            <text:p>491</text:p>
          </table:table-cell>
          <table:table-cell office:value-type="float" office:value="1.52687858555493E+018" calcext:value-type="float">
            <text:p>1526878585554930000</text:p>
          </table:table-cell>
          <table:table-cell office:value-type="string" calcext:value-type="string">
            <text:p>world</text:p>
          </table:table-cell>
          <table:table-cell office:value-type="float" office:value="-0.572349846363" calcext:value-type="float">
            <text:p>-0.5723498464</text:p>
          </table:table-cell>
          <table:table-cell office:value-type="float" office:value="0.460627943277" calcext:value-type="float">
            <text:p>0.4606279433</text:p>
          </table:table-cell>
          <table:table-cell office:value-type="float" office:value="0.925212025642" calcext:value-type="float">
            <text:p>0.9252120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55795E+018" calcext:value-type="float">
            <text:p>1526878585579500000</text:p>
          </table:table-cell>
          <table:table-cell office:value-type="float" office:value="492" calcext:value-type="float">
            <text:p>492</text:p>
          </table:table-cell>
          <table:table-cell office:value-type="float" office:value="1.52687858557486E+018" calcext:value-type="float">
            <text:p>1526878585574860000</text:p>
          </table:table-cell>
          <table:table-cell office:value-type="string" calcext:value-type="string">
            <text:p>world</text:p>
          </table:table-cell>
          <table:table-cell office:value-type="float" office:value="-0.478652328253" calcext:value-type="float">
            <text:p>-0.4786523283</text:p>
          </table:table-cell>
          <table:table-cell office:value-type="float" office:value="0.38217869401" calcext:value-type="float">
            <text:p>0.382178694</text:p>
          </table:table-cell>
          <table:table-cell office:value-type="float" office:value="0.822015523911" calcext:value-type="float">
            <text:p>0.82201552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55989E+018" calcext:value-type="float">
            <text:p>1526878585598900000</text:p>
          </table:table-cell>
          <table:table-cell office:value-type="float" office:value="493" calcext:value-type="float">
            <text:p>493</text:p>
          </table:table-cell>
          <table:table-cell office:value-type="float" office:value="1.52687858559488E+018" calcext:value-type="float">
            <text:p>1526878585594880000</text:p>
          </table:table-cell>
          <table:table-cell office:value-type="string" calcext:value-type="string">
            <text:p>world</text:p>
          </table:table-cell>
          <table:table-cell office:value-type="float" office:value="-0.433560401201" calcext:value-type="float">
            <text:p>-0.4335604012</text:p>
          </table:table-cell>
          <table:table-cell office:value-type="float" office:value="0.351115047932" calcext:value-type="float">
            <text:p>0.3511150479</text:p>
          </table:table-cell>
          <table:table-cell office:value-type="float" office:value="0.783361554146" calcext:value-type="float">
            <text:p>0.78336155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561929E+018" calcext:value-type="float">
            <text:p>1526878585619290000</text:p>
          </table:table-cell>
          <table:table-cell office:value-type="float" office:value="494" calcext:value-type="float">
            <text:p>494</text:p>
          </table:table-cell>
          <table:table-cell office:value-type="float" office:value="1.52687858561481E+018" calcext:value-type="float">
            <text:p>1526878585614810000</text:p>
          </table:table-cell>
          <table:table-cell office:value-type="string" calcext:value-type="string">
            <text:p>world</text:p>
          </table:table-cell>
          <table:table-cell office:value-type="float" office:value="-0.471082925797" calcext:value-type="float">
            <text:p>-0.4710829258</text:p>
          </table:table-cell>
          <table:table-cell office:value-type="float" office:value="0.391742169857" calcext:value-type="float">
            <text:p>0.3917421699</text:p>
          </table:table-cell>
          <table:table-cell office:value-type="float" office:value="0.926313817501" calcext:value-type="float">
            <text:p>0.92631381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563853E+018" calcext:value-type="float">
            <text:p>1526878585638530000</text:p>
          </table:table-cell>
          <table:table-cell office:value-type="float" office:value="495" calcext:value-type="float">
            <text:p>495</text:p>
          </table:table-cell>
          <table:table-cell office:value-type="float" office:value="1.5268785856348E+018" calcext:value-type="float">
            <text:p>1526878585634800000</text:p>
          </table:table-cell>
          <table:table-cell office:value-type="string" calcext:value-type="string">
            <text:p>world</text:p>
          </table:table-cell>
          <table:table-cell office:value-type="float" office:value="-0.399714112282" calcext:value-type="float">
            <text:p>-0.3997141123</text:p>
          </table:table-cell>
          <table:table-cell office:value-type="float" office:value="0.342320978642" calcext:value-type="float">
            <text:p>0.3423209786</text:p>
          </table:table-cell>
          <table:table-cell office:value-type="float" office:value="0.857627391815" calcext:value-type="float">
            <text:p>0.85762739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565903E+018" calcext:value-type="float">
            <text:p>1526878585659030000</text:p>
          </table:table-cell>
          <table:table-cell office:value-type="float" office:value="496" calcext:value-type="float">
            <text:p>496</text:p>
          </table:table-cell>
          <table:table-cell office:value-type="float" office:value="1.52687858565481E+018" calcext:value-type="float">
            <text:p>1526878585654810000</text:p>
          </table:table-cell>
          <table:table-cell office:value-type="string" calcext:value-type="string">
            <text:p>world</text:p>
          </table:table-cell>
          <table:table-cell office:value-type="float" office:value="-0.338074684143" calcext:value-type="float">
            <text:p>-0.3380746841</text:p>
          </table:table-cell>
          <table:table-cell office:value-type="float" office:value="0.304244697094" calcext:value-type="float">
            <text:p>0.3042446971</text:p>
          </table:table-cell>
          <table:table-cell office:value-type="float" office:value="0.800723195076" calcext:value-type="float">
            <text:p>0.80072319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567943E+018" calcext:value-type="float">
            <text:p>1526878585679430000</text:p>
          </table:table-cell>
          <table:table-cell office:value-type="float" office:value="497" calcext:value-type="float">
            <text:p>497</text:p>
          </table:table-cell>
          <table:table-cell office:value-type="float" office:value="1.52687858567478E+018" calcext:value-type="float">
            <text:p>1526878585674780000</text:p>
          </table:table-cell>
          <table:table-cell office:value-type="string" calcext:value-type="string">
            <text:p>world</text:p>
          </table:table-cell>
          <table:table-cell office:value-type="float" office:value="-0.36304795742" calcext:value-type="float">
            <text:p>-0.3630479574</text:p>
          </table:table-cell>
          <table:table-cell office:value-type="float" office:value="0.347264170647" calcext:value-type="float">
            <text:p>0.3472641706</text:p>
          </table:table-cell>
          <table:table-cell office:value-type="float" office:value="0.962942838669" calcext:value-type="float">
            <text:p>0.96294283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569879E+018" calcext:value-type="float">
            <text:p>1526878585698790000</text:p>
          </table:table-cell>
          <table:table-cell office:value-type="float" office:value="498" calcext:value-type="float">
            <text:p>498</text:p>
          </table:table-cell>
          <table:table-cell office:value-type="float" office:value="1.52687858569468E+018" calcext:value-type="float">
            <text:p>1526878585694680000</text:p>
          </table:table-cell>
          <table:table-cell office:value-type="string" calcext:value-type="string">
            <text:p>world</text:p>
          </table:table-cell>
          <table:table-cell office:value-type="float" office:value="-0.308471649885" calcext:value-type="float">
            <text:p>-0.3084716499</text:p>
          </table:table-cell>
          <table:table-cell office:value-type="float" office:value="0.302966237068" calcext:value-type="float">
            <text:p>0.3029662371</text:p>
          </table:table-cell>
          <table:table-cell office:value-type="float" office:value="0.881621658802" calcext:value-type="float">
            <text:p>0.88162165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57192E+018" calcext:value-type="float">
            <text:p>1526878585719200000</text:p>
          </table:table-cell>
          <table:table-cell office:value-type="float" office:value="499" calcext:value-type="float">
            <text:p>499</text:p>
          </table:table-cell>
          <table:table-cell office:value-type="float" office:value="1.52687858571474E+018" calcext:value-type="float">
            <text:p>1526878585714740000</text:p>
          </table:table-cell>
          <table:table-cell office:value-type="string" calcext:value-type="string">
            <text:p>world</text:p>
          </table:table-cell>
          <table:table-cell office:value-type="float" office:value="-0.308315813541" calcext:value-type="float">
            <text:p>-0.3083158135</text:p>
          </table:table-cell>
          <table:table-cell office:value-type="float" office:value="0.320615381002" calcext:value-type="float">
            <text:p>0.320615381</text:p>
          </table:table-cell>
          <table:table-cell office:value-type="float" office:value="1.03939008713" calcext:value-type="float">
            <text:p>1.03939008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57395E+018" calcext:value-type="float">
            <text:p>1526878585739500000</text:p>
          </table:table-cell>
          <table:table-cell office:value-type="float" office:value="500" calcext:value-type="float">
            <text:p>500</text:p>
          </table:table-cell>
          <table:table-cell office:value-type="float" office:value="1.52687858573465E+018" calcext:value-type="float">
            <text:p>1526878585734650000</text:p>
          </table:table-cell>
          <table:table-cell office:value-type="string" calcext:value-type="string">
            <text:p>world</text:p>
          </table:table-cell>
          <table:table-cell office:value-type="float" office:value="-0.240582406521" calcext:value-type="float">
            <text:p>-0.2405824065</text:p>
          </table:table-cell>
          <table:table-cell office:value-type="float" office:value="0.270263582468" calcext:value-type="float">
            <text:p>0.2702635825</text:p>
          </table:table-cell>
          <table:table-cell office:value-type="float" office:value="0.919724106789" calcext:value-type="float">
            <text:p>0.91972410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575919E+018" calcext:value-type="float">
            <text:p>1526878585759190000</text:p>
          </table:table-cell>
          <table:table-cell office:value-type="float" office:value="501" calcext:value-type="float">
            <text:p>501</text:p>
          </table:table-cell>
          <table:table-cell office:value-type="float" office:value="1.52687858575551E+018" calcext:value-type="float">
            <text:p>1526878585755510000</text:p>
          </table:table-cell>
          <table:table-cell office:value-type="string" calcext:value-type="string">
            <text:p>world</text:p>
          </table:table-cell>
          <table:table-cell office:value-type="float" office:value="-0.250517368317" calcext:value-type="float">
            <text:p>-0.2505173683</text:p>
          </table:table-cell>
          <table:table-cell office:value-type="float" office:value="0.284864366055" calcext:value-type="float">
            <text:p>0.2848643661</text:p>
          </table:table-cell>
          <table:table-cell office:value-type="float" office:value="1.08635210991" calcext:value-type="float">
            <text:p>1.08635210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577937E+018" calcext:value-type="float">
            <text:p>1526878585779370000</text:p>
          </table:table-cell>
          <table:table-cell office:value-type="float" office:value="502" calcext:value-type="float">
            <text:p>502</text:p>
          </table:table-cell>
          <table:table-cell office:value-type="float" office:value="1.52687858577532E+018" calcext:value-type="float">
            <text:p>1526878585775320000</text:p>
          </table:table-cell>
          <table:table-cell office:value-type="string" calcext:value-type="string">
            <text:p>world</text:p>
          </table:table-cell>
          <table:table-cell office:value-type="float" office:value="-0.185539186001" calcext:value-type="float">
            <text:p>-0.185539186</text:p>
          </table:table-cell>
          <table:table-cell office:value-type="float" office:value="0.235962867737" calcext:value-type="float">
            <text:p>0.2359628677</text:p>
          </table:table-cell>
          <table:table-cell office:value-type="float" office:value="0.946149408817" calcext:value-type="float">
            <text:p>0.9461494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579873E+018" calcext:value-type="float">
            <text:p>1526878585798730000</text:p>
          </table:table-cell>
          <table:table-cell office:value-type="float" office:value="503" calcext:value-type="float">
            <text:p>503</text:p>
          </table:table-cell>
          <table:table-cell office:value-type="float" office:value="1.52687858579534E+018" calcext:value-type="float">
            <text:p>1526878585795340000</text:p>
          </table:table-cell>
          <table:table-cell office:value-type="string" calcext:value-type="string">
            <text:p>world</text:p>
          </table:table-cell>
          <table:table-cell office:value-type="float" office:value="-0.148313850164" calcext:value-type="float">
            <text:p>-0.1483138502</text:p>
          </table:table-cell>
          <table:table-cell office:value-type="float" office:value="0.203467205167" calcext:value-type="float">
            <text:p>0.2034672052</text:p>
          </table:table-cell>
          <table:table-cell office:value-type="float" office:value="0.895747303963" calcext:value-type="float">
            <text:p>0.895747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581913E+018" calcext:value-type="float">
            <text:p>1526878585819130000</text:p>
          </table:table-cell>
          <table:table-cell office:value-type="float" office:value="504" calcext:value-type="float">
            <text:p>504</text:p>
          </table:table-cell>
          <table:table-cell office:value-type="float" office:value="1.52687858581517E+018" calcext:value-type="float">
            <text:p>1526878585815170000</text:p>
          </table:table-cell>
          <table:table-cell office:value-type="string" calcext:value-type="string">
            <text:p>world</text:p>
          </table:table-cell>
          <table:table-cell office:value-type="float" office:value="-0.132167160511" calcext:value-type="float">
            <text:p>-0.1321671605</text:p>
          </table:table-cell>
          <table:table-cell office:value-type="float" office:value="0.218314468861" calcext:value-type="float">
            <text:p>0.2183144689</text:p>
          </table:table-cell>
          <table:table-cell office:value-type="float" office:value="1.05029857159" calcext:value-type="float">
            <text:p>1.05029857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583944E+018" calcext:value-type="float">
            <text:p>1526878585839440000</text:p>
          </table:table-cell>
          <table:table-cell office:value-type="float" office:value="505" calcext:value-type="float">
            <text:p>505</text:p>
          </table:table-cell>
          <table:table-cell office:value-type="float" office:value="1.52687858583511E+018" calcext:value-type="float">
            <text:p>1526878585835110000</text:p>
          </table:table-cell>
          <table:table-cell office:value-type="string" calcext:value-type="string">
            <text:p>world</text:p>
          </table:table-cell>
          <table:table-cell office:value-type="float" office:value="-0.0929277837276" calcext:value-type="float">
            <text:p>-0.0929277837</text:p>
          </table:table-cell>
          <table:table-cell office:value-type="float" office:value="0.176729157567" calcext:value-type="float">
            <text:p>0.1767291576</text:p>
          </table:table-cell>
          <table:table-cell office:value-type="float" office:value="0.922941803932" calcext:value-type="float">
            <text:p>0.92294180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585878E+018" calcext:value-type="float">
            <text:p>1526878585858780000</text:p>
          </table:table-cell>
          <table:table-cell office:value-type="float" office:value="506" calcext:value-type="float">
            <text:p>506</text:p>
          </table:table-cell>
          <table:table-cell office:value-type="float" office:value="1.52687858585489E+018" calcext:value-type="float">
            <text:p>1526878585854890000</text:p>
          </table:table-cell>
          <table:table-cell office:value-type="string" calcext:value-type="string">
            <text:p>world</text:p>
          </table:table-cell>
          <table:table-cell office:value-type="float" office:value="-0.0661417990923" calcext:value-type="float">
            <text:p>-0.0661417991</text:p>
          </table:table-cell>
          <table:table-cell office:value-type="float" office:value="0.164878308773" calcext:value-type="float">
            <text:p>0.1648783088</text:p>
          </table:table-cell>
          <table:table-cell office:value-type="float" office:value="0.865379333496" calcext:value-type="float">
            <text:p>0.86537933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587921E+018" calcext:value-type="float">
            <text:p>1526878585879210000</text:p>
          </table:table-cell>
          <table:table-cell office:value-type="float" office:value="507" calcext:value-type="float">
            <text:p>507</text:p>
          </table:table-cell>
          <table:table-cell office:value-type="float" office:value="1.52687858587501E+018" calcext:value-type="float">
            <text:p>1526878585875010000</text:p>
          </table:table-cell>
          <table:table-cell office:value-type="string" calcext:value-type="string">
            <text:p>world</text:p>
          </table:table-cell>
          <table:table-cell office:value-type="float" office:value="-0.0424369946122" calcext:value-type="float">
            <text:p>-0.0424369946</text:p>
          </table:table-cell>
          <table:table-cell office:value-type="float" office:value="0.154023498297" calcext:value-type="float">
            <text:p>0.1540234983</text:p>
          </table:table-cell>
          <table:table-cell office:value-type="float" office:value="1.02016103268" calcext:value-type="float">
            <text:p>1.02016103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58996E+018" calcext:value-type="float">
            <text:p>1526878585899600000</text:p>
          </table:table-cell>
          <table:table-cell office:value-type="float" office:value="508" calcext:value-type="float">
            <text:p>508</text:p>
          </table:table-cell>
          <table:table-cell office:value-type="float" office:value="1.52687858589496E+018" calcext:value-type="float">
            <text:p>1526878585894960000</text:p>
          </table:table-cell>
          <table:table-cell office:value-type="string" calcext:value-type="string">
            <text:p>world</text:p>
          </table:table-cell>
          <table:table-cell office:value-type="float" office:value="-0.00866007246077" calcext:value-type="float">
            <text:p>-0.0086600725</text:p>
          </table:table-cell>
          <table:table-cell office:value-type="float" office:value="0.10498265177" calcext:value-type="float">
            <text:p>0.1049826518</text:p>
          </table:table-cell>
          <table:table-cell office:value-type="float" office:value="0.921419322491" calcext:value-type="float">
            <text:p>0.92141932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591889E+018" calcext:value-type="float">
            <text:p>1526878585918890000</text:p>
          </table:table-cell>
          <table:table-cell office:value-type="float" office:value="509" calcext:value-type="float">
            <text:p>509</text:p>
          </table:table-cell>
          <table:table-cell office:value-type="float" office:value="1.52687858591491E+018" calcext:value-type="float">
            <text:p>1526878585914910000</text:p>
          </table:table-cell>
          <table:table-cell office:value-type="string" calcext:value-type="string">
            <text:p>world</text:p>
          </table:table-cell>
          <table:table-cell office:value-type="float" office:value="0.0358065329492" calcext:value-type="float">
            <text:p>0.0358065329</text:p>
          </table:table-cell>
          <table:table-cell office:value-type="float" office:value="0.107576459646" calcext:value-type="float">
            <text:p>0.1075764596</text:p>
          </table:table-cell>
          <table:table-cell office:value-type="float" office:value="1.0777592659" calcext:value-type="float">
            <text:p>1.07775926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593934E+018" calcext:value-type="float">
            <text:p>1526878585939340000</text:p>
          </table:table-cell>
          <table:table-cell office:value-type="float" office:value="510" calcext:value-type="float">
            <text:p>510</text:p>
          </table:table-cell>
          <table:table-cell office:value-type="float" office:value="1.5268785859348E+018" calcext:value-type="float">
            <text:p>1526878585934800000</text:p>
          </table:table-cell>
          <table:table-cell office:value-type="string" calcext:value-type="string">
            <text:p>world</text:p>
          </table:table-cell>
          <table:table-cell office:value-type="float" office:value="0.0497088655829" calcext:value-type="float">
            <text:p>0.0497088656</text:p>
          </table:table-cell>
          <table:table-cell office:value-type="float" office:value="0.0932393223047" calcext:value-type="float">
            <text:p>0.0932393223</text:p>
          </table:table-cell>
          <table:table-cell office:value-type="float" office:value="0.911188483238" calcext:value-type="float">
            <text:p>0.9111884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595855E+018" calcext:value-type="float">
            <text:p>1526878585958550000</text:p>
          </table:table-cell>
          <table:table-cell office:value-type="float" office:value="511" calcext:value-type="float">
            <text:p>511</text:p>
          </table:table-cell>
          <table:table-cell office:value-type="float" office:value="1.52687858595462E+018" calcext:value-type="float">
            <text:p>1526878585954620000</text:p>
          </table:table-cell>
          <table:table-cell office:value-type="string" calcext:value-type="string">
            <text:p>world</text:p>
          </table:table-cell>
          <table:table-cell office:value-type="float" office:value="0.0739627927542" calcext:value-type="float">
            <text:p>0.0739627928</text:p>
          </table:table-cell>
          <table:table-cell office:value-type="float" office:value="0.0641906708479" calcext:value-type="float">
            <text:p>0.0641906708</text:p>
          </table:table-cell>
          <table:table-cell office:value-type="float" office:value="0.858683347702" calcext:value-type="float">
            <text:p>0.85868334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597885E+018" calcext:value-type="float">
            <text:p>1526878585978850000</text:p>
          </table:table-cell>
          <table:table-cell office:value-type="float" office:value="512" calcext:value-type="float">
            <text:p>512</text:p>
          </table:table-cell>
          <table:table-cell office:value-type="float" office:value="1.52687858597442E+018" calcext:value-type="float">
            <text:p>1526878585974420000</text:p>
          </table:table-cell>
          <table:table-cell office:value-type="string" calcext:value-type="string">
            <text:p>world</text:p>
          </table:table-cell>
          <table:table-cell office:value-type="float" office:value="0.0934870988131" calcext:value-type="float">
            <text:p>0.0934870988</text:p>
          </table:table-cell>
          <table:table-cell office:value-type="float" office:value="0.0816308557987" calcext:value-type="float">
            <text:p>0.0816308558</text:p>
          </table:table-cell>
          <table:table-cell office:value-type="float" office:value="0.941217005253" calcext:value-type="float">
            <text:p>0.94121700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599915E+018" calcext:value-type="float">
            <text:p>1526878585999150000</text:p>
          </table:table-cell>
          <table:table-cell office:value-type="float" office:value="513" calcext:value-type="float">
            <text:p>513</text:p>
          </table:table-cell>
          <table:table-cell office:value-type="float" office:value="1.52687858599538E+018" calcext:value-type="float">
            <text:p>1526878585995380000</text:p>
          </table:table-cell>
          <table:table-cell office:value-type="string" calcext:value-type="string">
            <text:p>world</text:p>
          </table:table-cell>
          <table:table-cell office:value-type="float" office:value="0.121714137495" calcext:value-type="float">
            <text:p>0.1217141375</text:p>
          </table:table-cell>
          <table:table-cell office:value-type="float" office:value="0.0497282408178" calcext:value-type="float">
            <text:p>0.0497282408</text:p>
          </table:table-cell>
          <table:table-cell office:value-type="float" office:value="0.83771198988" calcext:value-type="float">
            <text:p>0.83771198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601939E+018" calcext:value-type="float">
            <text:p>1526878586019390000</text:p>
          </table:table-cell>
          <table:table-cell office:value-type="float" office:value="514" calcext:value-type="float">
            <text:p>514</text:p>
          </table:table-cell>
          <table:table-cell office:value-type="float" office:value="1.5268785860153E+018" calcext:value-type="float">
            <text:p>1526878586015300000</text:p>
          </table:table-cell>
          <table:table-cell office:value-type="string" calcext:value-type="string">
            <text:p>world</text:p>
          </table:table-cell>
          <table:table-cell office:value-type="float" office:value="0.181114539504" calcext:value-type="float">
            <text:p>0.1811145395</text:p>
          </table:table-cell>
          <table:table-cell office:value-type="float" office:value="0.0212286747992" calcext:value-type="float">
            <text:p>0.0212286748</text:p>
          </table:table-cell>
          <table:table-cell office:value-type="float" office:value="0.96148443222" calcext:value-type="float">
            <text:p>0.96148443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60387E+018" calcext:value-type="float">
            <text:p>1526878586038700000</text:p>
          </table:table-cell>
          <table:table-cell office:value-type="float" office:value="515" calcext:value-type="float">
            <text:p>515</text:p>
          </table:table-cell>
          <table:table-cell office:value-type="float" office:value="1.52687858603519E+018" calcext:value-type="float">
            <text:p>1526878586035190000</text:p>
          </table:table-cell>
          <table:table-cell office:value-type="string" calcext:value-type="string">
            <text:p>world</text:p>
          </table:table-cell>
          <table:table-cell office:value-type="float" office:value="0.165920436382" calcext:value-type="float">
            <text:p>0.1659204364</text:p>
          </table:table-cell>
          <table:table-cell office:value-type="float" office:value="0.019624043256" calcext:value-type="float">
            <text:p>0.0196240433</text:p>
          </table:table-cell>
          <table:table-cell office:value-type="float" office:value="0.801639199257" calcext:value-type="float">
            <text:p>0.80163919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605901E+018" calcext:value-type="float">
            <text:p>1526878586059010000</text:p>
          </table:table-cell>
          <table:table-cell office:value-type="float" office:value="516" calcext:value-type="float">
            <text:p>516</text:p>
          </table:table-cell>
          <table:table-cell office:value-type="float" office:value="1.52687858605504E+018" calcext:value-type="float">
            <text:p>1526878586055040000</text:p>
          </table:table-cell>
          <table:table-cell office:value-type="string" calcext:value-type="string">
            <text:p>world</text:p>
          </table:table-cell>
          <table:table-cell office:value-type="float" office:value="0.189882576466" calcext:value-type="float">
            <text:p>0.1898825765</text:p>
          </table:table-cell>
          <table:table-cell office:value-type="float" office:value="-0.00440096110106" calcext:value-type="float">
            <text:p>-0.0044009611</text:p>
          </table:table-cell>
          <table:table-cell office:value-type="float" office:value="0.741281151772" calcext:value-type="float">
            <text:p>0.74128115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607927E+018" calcext:value-type="float">
            <text:p>1526878586079270000</text:p>
          </table:table-cell>
          <table:table-cell office:value-type="float" office:value="517" calcext:value-type="float">
            <text:p>517</text:p>
          </table:table-cell>
          <table:table-cell office:value-type="float" office:value="1.5268785860751E+018" calcext:value-type="float">
            <text:p>1526878586075100000</text:p>
          </table:table-cell>
          <table:table-cell office:value-type="string" calcext:value-type="string">
            <text:p>world</text:p>
          </table:table-cell>
          <table:table-cell office:value-type="float" office:value="0.257137298584" calcext:value-type="float">
            <text:p>0.2571372986</text:p>
          </table:table-cell>
          <table:table-cell office:value-type="float" office:value="-0.0336067341268" calcext:value-type="float">
            <text:p>-0.0336067341</text:p>
          </table:table-cell>
          <table:table-cell office:value-type="float" office:value="0.854749202728" calcext:value-type="float">
            <text:p>0.85474920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60995E+018" calcext:value-type="float">
            <text:p>1526878586099500000</text:p>
          </table:table-cell>
          <table:table-cell office:value-type="float" office:value="518" calcext:value-type="float">
            <text:p>518</text:p>
          </table:table-cell>
          <table:table-cell office:value-type="float" office:value="1.5268785860947E+018" calcext:value-type="float">
            <text:p>1526878586094700000</text:p>
          </table:table-cell>
          <table:table-cell office:value-type="string" calcext:value-type="string">
            <text:p>world</text:p>
          </table:table-cell>
          <table:table-cell office:value-type="float" office:value="0.246363386512" calcext:value-type="float">
            <text:p>0.2463633865</text:p>
          </table:table-cell>
          <table:table-cell office:value-type="float" office:value="-0.041822090745" calcext:value-type="float">
            <text:p>-0.0418220907</text:p>
          </table:table-cell>
          <table:table-cell office:value-type="float" office:value="0.718830108643" calcext:value-type="float">
            <text:p>0.71883010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611892E+018" calcext:value-type="float">
            <text:p>1526878586118920000</text:p>
          </table:table-cell>
          <table:table-cell office:value-type="float" office:value="519" calcext:value-type="float">
            <text:p>519</text:p>
          </table:table-cell>
          <table:table-cell office:value-type="float" office:value="1.52687858611546E+018" calcext:value-type="float">
            <text:p>1526878586115460000</text:p>
          </table:table-cell>
          <table:table-cell office:value-type="string" calcext:value-type="string">
            <text:p>world</text:p>
          </table:table-cell>
          <table:table-cell office:value-type="float" office:value="0.318184763193" calcext:value-type="float">
            <text:p>0.3181847632</text:p>
          </table:table-cell>
          <table:table-cell office:value-type="float" office:value="-0.0634357184172" calcext:value-type="float">
            <text:p>-0.0634357184</text:p>
          </table:table-cell>
          <table:table-cell office:value-type="float" office:value="0.818713307381" calcext:value-type="float">
            <text:p>0.81871330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613936E+018" calcext:value-type="float">
            <text:p>1526878586139360000</text:p>
          </table:table-cell>
          <table:table-cell office:value-type="float" office:value="520" calcext:value-type="float">
            <text:p>520</text:p>
          </table:table-cell>
          <table:table-cell office:value-type="float" office:value="1.5268785861353E+018" calcext:value-type="float">
            <text:p>1526878586135300000</text:p>
          </table:table-cell>
          <table:table-cell office:value-type="string" calcext:value-type="string">
            <text:p>world</text:p>
          </table:table-cell>
          <table:table-cell office:value-type="float" office:value="0.296344935894" calcext:value-type="float">
            <text:p>0.2963449359</text:p>
          </table:table-cell>
          <table:table-cell office:value-type="float" office:value="-0.054913841188" calcext:value-type="float">
            <text:p>-0.0549138412</text:p>
          </table:table-cell>
          <table:table-cell office:value-type="float" office:value="0.690763473511" calcext:value-type="float">
            <text:p>0.69076347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615956E+018" calcext:value-type="float">
            <text:p>1526878586159560000</text:p>
          </table:table-cell>
          <table:table-cell office:value-type="float" office:value="521" calcext:value-type="float">
            <text:p>521</text:p>
          </table:table-cell>
          <table:table-cell office:value-type="float" office:value="1.5268785861552E+018" calcext:value-type="float">
            <text:p>1526878586155200000</text:p>
          </table:table-cell>
          <table:table-cell office:value-type="string" calcext:value-type="string">
            <text:p>world</text:p>
          </table:table-cell>
          <table:table-cell office:value-type="float" office:value="0.303926706314" calcext:value-type="float">
            <text:p>0.3039267063</text:p>
          </table:table-cell>
          <table:table-cell office:value-type="float" office:value="-0.0711188167334" calcext:value-type="float">
            <text:p>-0.0711188167</text:p>
          </table:table-cell>
          <table:table-cell office:value-type="float" office:value="0.636318683624" calcext:value-type="float">
            <text:p>0.63631868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617888E+018" calcext:value-type="float">
            <text:p>1526878586178880000</text:p>
          </table:table-cell>
          <table:table-cell office:value-type="float" office:value="522" calcext:value-type="float">
            <text:p>522</text:p>
          </table:table-cell>
          <table:table-cell office:value-type="float" office:value="1.52687858617504E+018" calcext:value-type="float">
            <text:p>1526878586175040000</text:p>
          </table:table-cell>
          <table:table-cell office:value-type="string" calcext:value-type="string">
            <text:p>world</text:p>
          </table:table-cell>
          <table:table-cell office:value-type="float" office:value="0.383251070976" calcext:value-type="float">
            <text:p>0.383251071</text:p>
          </table:table-cell>
          <table:table-cell office:value-type="float" office:value="-0.0867831856012" calcext:value-type="float">
            <text:p>-0.0867831856</text:p>
          </table:table-cell>
          <table:table-cell office:value-type="float" office:value="0.712579667568" calcext:value-type="float">
            <text:p>0.71257966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619909E+018" calcext:value-type="float">
            <text:p>1526878586199090000</text:p>
          </table:table-cell>
          <table:table-cell office:value-type="float" office:value="523" calcext:value-type="float">
            <text:p>523</text:p>
          </table:table-cell>
          <table:table-cell office:value-type="float" office:value="1.52687858619512E+018" calcext:value-type="float">
            <text:p>1526878586195120000</text:p>
          </table:table-cell>
          <table:table-cell office:value-type="string" calcext:value-type="string">
            <text:p>world</text:p>
          </table:table-cell>
          <table:table-cell office:value-type="float" office:value="0.353255361319" calcext:value-type="float">
            <text:p>0.3532553613</text:p>
          </table:table-cell>
          <table:table-cell office:value-type="float" office:value="-0.102439105511" calcext:value-type="float">
            <text:p>-0.1024391055</text:p>
          </table:table-cell>
          <table:table-cell office:value-type="float" office:value="0.632568061352" calcext:value-type="float">
            <text:p>0.63256806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621949E+018" calcext:value-type="float">
            <text:p>1526878586219490000</text:p>
          </table:table-cell>
          <table:table-cell office:value-type="float" office:value="524" calcext:value-type="float">
            <text:p>524</text:p>
          </table:table-cell>
          <table:table-cell office:value-type="float" office:value="1.52687858621499E+018" calcext:value-type="float">
            <text:p>1526878586214990000</text:p>
          </table:table-cell>
          <table:table-cell office:value-type="string" calcext:value-type="string">
            <text:p>world</text:p>
          </table:table-cell>
          <table:table-cell office:value-type="float" office:value="0.40977782011" calcext:value-type="float">
            <text:p>0.4097778201</text:p>
          </table:table-cell>
          <table:table-cell office:value-type="float" office:value="-0.13081741333" calcext:value-type="float">
            <text:p>-0.1308174133</text:p>
          </table:table-cell>
          <table:table-cell office:value-type="float" office:value="0.660475552082" calcext:value-type="float">
            <text:p>0.66047555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623872E+018" calcext:value-type="float">
            <text:p>1526878586238720000</text:p>
          </table:table-cell>
          <table:table-cell office:value-type="float" office:value="525" calcext:value-type="float">
            <text:p>525</text:p>
          </table:table-cell>
          <table:table-cell office:value-type="float" office:value="1.52687858623482E+018" calcext:value-type="float">
            <text:p>1526878586234820000</text:p>
          </table:table-cell>
          <table:table-cell office:value-type="string" calcext:value-type="string">
            <text:p>world</text:p>
          </table:table-cell>
          <table:table-cell office:value-type="float" office:value="0.379587560892" calcext:value-type="float">
            <text:p>0.3795875609</text:p>
          </table:table-cell>
          <table:table-cell office:value-type="float" office:value="-0.137597411871" calcext:value-type="float">
            <text:p>-0.1375974119</text:p>
          </table:table-cell>
          <table:table-cell office:value-type="float" office:value="0.555002093315" calcext:value-type="float">
            <text:p>0.55500209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625914E+018" calcext:value-type="float">
            <text:p>1526878586259140000</text:p>
          </table:table-cell>
          <table:table-cell office:value-type="float" office:value="526" calcext:value-type="float">
            <text:p>526</text:p>
          </table:table-cell>
          <table:table-cell office:value-type="float" office:value="1.52687858625482E+018" calcext:value-type="float">
            <text:p>1526878586254820000</text:p>
          </table:table-cell>
          <table:table-cell office:value-type="string" calcext:value-type="string">
            <text:p>world</text:p>
          </table:table-cell>
          <table:table-cell office:value-type="float" office:value="0.354974538088" calcext:value-type="float">
            <text:p>0.3549745381</text:p>
          </table:table-cell>
          <table:table-cell office:value-type="float" office:value="-0.128076642752" calcext:value-type="float">
            <text:p>-0.1280766428</text:p>
          </table:table-cell>
          <table:table-cell office:value-type="float" office:value="0.464949905872" calcext:value-type="float">
            <text:p>0.46494990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627951E+018" calcext:value-type="float">
            <text:p>1526878586279510000</text:p>
          </table:table-cell>
          <table:table-cell office:value-type="float" office:value="527" calcext:value-type="float">
            <text:p>527</text:p>
          </table:table-cell>
          <table:table-cell office:value-type="float" office:value="1.52687858627482E+018" calcext:value-type="float">
            <text:p>1526878586274820000</text:p>
          </table:table-cell>
          <table:table-cell office:value-type="string" calcext:value-type="string">
            <text:p>world</text:p>
          </table:table-cell>
          <table:table-cell office:value-type="float" office:value="0.44707763195" calcext:value-type="float">
            <text:p>0.447077632</text:p>
          </table:table-cell>
          <table:table-cell office:value-type="float" office:value="-0.174701482058" calcext:value-type="float">
            <text:p>-0.1747014821</text:p>
          </table:table-cell>
          <table:table-cell office:value-type="float" office:value="0.53857833147" calcext:value-type="float">
            <text:p>0.53857833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62989E+018" calcext:value-type="float">
            <text:p>1526878586298900000</text:p>
          </table:table-cell>
          <table:table-cell office:value-type="float" office:value="528" calcext:value-type="float">
            <text:p>528</text:p>
          </table:table-cell>
          <table:table-cell office:value-type="float" office:value="1.52687858629447E+018" calcext:value-type="float">
            <text:p>1526878586294470000</text:p>
          </table:table-cell>
          <table:table-cell office:value-type="string" calcext:value-type="string">
            <text:p>world</text:p>
          </table:table-cell>
          <table:table-cell office:value-type="float" office:value="0.417475581169" calcext:value-type="float">
            <text:p>0.4174755812</text:p>
          </table:table-cell>
          <table:table-cell office:value-type="float" office:value="-0.161764651537" calcext:value-type="float">
            <text:p>-0.1617646515</text:p>
          </table:table-cell>
          <table:table-cell office:value-type="float" office:value="0.446031451225" calcext:value-type="float">
            <text:p>0.4460314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631925E+018" calcext:value-type="float">
            <text:p>1526878586319250000</text:p>
          </table:table-cell>
          <table:table-cell office:value-type="float" office:value="529" calcext:value-type="float">
            <text:p>529</text:p>
          </table:table-cell>
          <table:table-cell office:value-type="float" office:value="1.52687858631441E+018" calcext:value-type="float">
            <text:p>1526878586314410000</text:p>
          </table:table-cell>
          <table:table-cell office:value-type="string" calcext:value-type="string">
            <text:p>world</text:p>
          </table:table-cell>
          <table:table-cell office:value-type="float" office:value="0.5040756464" calcext:value-type="float">
            <text:p>0.5040756464</text:p>
          </table:table-cell>
          <table:table-cell office:value-type="float" office:value="-0.219108313322" calcext:value-type="float">
            <text:p>-0.2191083133</text:p>
          </table:table-cell>
          <table:table-cell office:value-type="float" office:value="0.50689458847" calcext:value-type="float">
            <text:p>0.50689458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633945E+018" calcext:value-type="float">
            <text:p>1526878586339450000</text:p>
          </table:table-cell>
          <table:table-cell office:value-type="float" office:value="530" calcext:value-type="float">
            <text:p>530</text:p>
          </table:table-cell>
          <table:table-cell office:value-type="float" office:value="1.52687858633527E+018" calcext:value-type="float">
            <text:p>1526878586335270000</text:p>
          </table:table-cell>
          <table:table-cell office:value-type="string" calcext:value-type="string">
            <text:p>world</text:p>
          </table:table-cell>
          <table:table-cell office:value-type="float" office:value="0.45344376564" calcext:value-type="float">
            <text:p>0.4534437656</text:p>
          </table:table-cell>
          <table:table-cell office:value-type="float" office:value="-0.190804809332" calcext:value-type="float">
            <text:p>-0.1908048093</text:p>
          </table:table-cell>
          <table:table-cell office:value-type="float" office:value="0.434965968132" calcext:value-type="float">
            <text:p>0.43496596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635883E+018" calcext:value-type="float">
            <text:p>1526878586358830000</text:p>
          </table:table-cell>
          <table:table-cell office:value-type="float" office:value="531" calcext:value-type="float">
            <text:p>531</text:p>
          </table:table-cell>
          <table:table-cell office:value-type="float" office:value="1.52687858635522E+018" calcext:value-type="float">
            <text:p>1526878586355220000</text:p>
          </table:table-cell>
          <table:table-cell office:value-type="string" calcext:value-type="string">
            <text:p>world</text:p>
          </table:table-cell>
          <table:table-cell office:value-type="float" office:value="0.549139142036" calcext:value-type="float">
            <text:p>0.549139142</text:p>
          </table:table-cell>
          <table:table-cell office:value-type="float" office:value="-0.254092931747" calcext:value-type="float">
            <text:p>-0.2540929317</text:p>
          </table:table-cell>
          <table:table-cell office:value-type="float" office:value="0.479664742947" calcext:value-type="float">
            <text:p>0.47966474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637915E+018" calcext:value-type="float">
            <text:p>1526878586379150000</text:p>
          </table:table-cell>
          <table:table-cell office:value-type="float" office:value="532" calcext:value-type="float">
            <text:p>532</text:p>
          </table:table-cell>
          <table:table-cell office:value-type="float" office:value="1.526878586375E+018" calcext:value-type="float">
            <text:p>1526878586375000000</text:p>
          </table:table-cell>
          <table:table-cell office:value-type="string" calcext:value-type="string">
            <text:p>world</text:p>
          </table:table-cell>
          <table:table-cell office:value-type="float" office:value="0.478017479181" calcext:value-type="float">
            <text:p>0.4780174792</text:p>
          </table:table-cell>
          <table:table-cell office:value-type="float" office:value="-0.22690397501" calcext:value-type="float">
            <text:p>-0.226903975</text:p>
          </table:table-cell>
          <table:table-cell office:value-type="float" office:value="0.392722994089" calcext:value-type="float">
            <text:p>0.39272299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639947E+018" calcext:value-type="float">
            <text:p>1526878586399470000</text:p>
          </table:table-cell>
          <table:table-cell office:value-type="float" office:value="533" calcext:value-type="float">
            <text:p>533</text:p>
          </table:table-cell>
          <table:table-cell office:value-type="float" office:value="1.52687858639491E+018" calcext:value-type="float">
            <text:p>1526878586394910000</text:p>
          </table:table-cell>
          <table:table-cell office:value-type="string" calcext:value-type="string">
            <text:p>world</text:p>
          </table:table-cell>
          <table:table-cell office:value-type="float" office:value="0.460092067719" calcext:value-type="float">
            <text:p>0.4600920677</text:p>
          </table:table-cell>
          <table:table-cell office:value-type="float" office:value="-0.228959038854" calcext:value-type="float">
            <text:p>-0.2289590389</text:p>
          </table:table-cell>
          <table:table-cell office:value-type="float" office:value="0.374033212662" calcext:value-type="float">
            <text:p>0.37403321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641884E+018" calcext:value-type="float">
            <text:p>1526878586418840000</text:p>
          </table:table-cell>
          <table:table-cell office:value-type="float" office:value="534" calcext:value-type="float">
            <text:p>534</text:p>
          </table:table-cell>
          <table:table-cell office:value-type="float" office:value="1.52687858641482E+018" calcext:value-type="float">
            <text:p>1526878586414820000</text:p>
          </table:table-cell>
          <table:table-cell office:value-type="string" calcext:value-type="string">
            <text:p>world</text:p>
          </table:table-cell>
          <table:table-cell office:value-type="float" office:value="0.5723310709" calcext:value-type="float">
            <text:p>0.5723310709</text:p>
          </table:table-cell>
          <table:table-cell office:value-type="float" office:value="-0.29262766242" calcext:value-type="float">
            <text:p>-0.2926276624</text:p>
          </table:table-cell>
          <table:table-cell office:value-type="float" office:value="0.425221472979" calcext:value-type="float">
            <text:p>0.4252214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643909E+018" calcext:value-type="float">
            <text:p>1526878586439090000</text:p>
          </table:table-cell>
          <table:table-cell office:value-type="float" office:value="535" calcext:value-type="float">
            <text:p>535</text:p>
          </table:table-cell>
          <table:table-cell office:value-type="float" office:value="1.52687858643468E+018" calcext:value-type="float">
            <text:p>1526878586434680000</text:p>
          </table:table-cell>
          <table:table-cell office:value-type="string" calcext:value-type="string">
            <text:p>world</text:p>
          </table:table-cell>
          <table:table-cell office:value-type="float" office:value="0.514841079712" calcext:value-type="float">
            <text:p>0.5148410797</text:p>
          </table:table-cell>
          <table:table-cell office:value-type="float" office:value="-0.27124479413" calcext:value-type="float">
            <text:p>-0.2712447941</text:p>
          </table:table-cell>
          <table:table-cell office:value-type="float" office:value="0.373027652502" calcext:value-type="float">
            <text:p>0.37302765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645946E+018" calcext:value-type="float">
            <text:p>1526878586459460000</text:p>
          </table:table-cell>
          <table:table-cell office:value-type="float" office:value="536" calcext:value-type="float">
            <text:p>536</text:p>
          </table:table-cell>
          <table:table-cell office:value-type="float" office:value="1.52687858645474E+018" calcext:value-type="float">
            <text:p>1526878586454740000</text:p>
          </table:table-cell>
          <table:table-cell office:value-type="string" calcext:value-type="string">
            <text:p>world</text:p>
          </table:table-cell>
          <table:table-cell office:value-type="float" office:value="0.489560067654" calcext:value-type="float">
            <text:p>0.4895600677</text:p>
          </table:table-cell>
          <table:table-cell office:value-type="float" office:value="-0.251185119152" calcext:value-type="float">
            <text:p>-0.2511851192</text:p>
          </table:table-cell>
          <table:table-cell office:value-type="float" office:value="0.321950525045" calcext:value-type="float">
            <text:p>0.3219505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647883E+018" calcext:value-type="float">
            <text:p>1526878586478830000</text:p>
          </table:table-cell>
          <table:table-cell office:value-type="float" office:value="537" calcext:value-type="float">
            <text:p>537</text:p>
          </table:table-cell>
          <table:table-cell office:value-type="float" office:value="1.52687858647469E+018" calcext:value-type="float">
            <text:p>1526878586474690000</text:p>
          </table:table-cell>
          <table:table-cell office:value-type="string" calcext:value-type="string">
            <text:p>world</text:p>
          </table:table-cell>
          <table:table-cell office:value-type="float" office:value="0.622718632221" calcext:value-type="float">
            <text:p>0.6227186322</text:p>
          </table:table-cell>
          <table:table-cell office:value-type="float" office:value="-0.33570098877" calcext:value-type="float">
            <text:p>-0.3357009888</text:p>
          </table:table-cell>
          <table:table-cell office:value-type="float" office:value="0.403594821692" calcext:value-type="float">
            <text:p>0.40359482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649912E+018" calcext:value-type="float">
            <text:p>1526878586499120000</text:p>
          </table:table-cell>
          <table:table-cell office:value-type="float" office:value="538" calcext:value-type="float">
            <text:p>538</text:p>
          </table:table-cell>
          <table:table-cell office:value-type="float" office:value="1.52687858649459E+018" calcext:value-type="float">
            <text:p>1526878586494590000</text:p>
          </table:table-cell>
          <table:table-cell office:value-type="string" calcext:value-type="string">
            <text:p>world</text:p>
          </table:table-cell>
          <table:table-cell office:value-type="float" office:value="0.560728132725" calcext:value-type="float">
            <text:p>0.5607281327</text:p>
          </table:table-cell>
          <table:table-cell office:value-type="float" office:value="-0.302762717009" calcext:value-type="float">
            <text:p>-0.302762717</text:p>
          </table:table-cell>
          <table:table-cell office:value-type="float" office:value="0.340277910233" calcext:value-type="float">
            <text:p>0.34027791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651951E+018" calcext:value-type="float">
            <text:p>1526878586519510000</text:p>
          </table:table-cell>
          <table:table-cell office:value-type="float" office:value="539" calcext:value-type="float">
            <text:p>539</text:p>
          </table:table-cell>
          <table:table-cell office:value-type="float" office:value="1.52687858651468E+018" calcext:value-type="float">
            <text:p>1526878586514680000</text:p>
          </table:table-cell>
          <table:table-cell office:value-type="string" calcext:value-type="string">
            <text:p>world</text:p>
          </table:table-cell>
          <table:table-cell office:value-type="float" office:value="0.652439713478" calcext:value-type="float">
            <text:p>0.6524397135</text:p>
          </table:table-cell>
          <table:table-cell office:value-type="float" office:value="-0.359289884567" calcext:value-type="float">
            <text:p>-0.3592898846</text:p>
          </table:table-cell>
          <table:table-cell office:value-type="float" office:value="0.377607613802" calcext:value-type="float">
            <text:p>0.37760761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653874E+018" calcext:value-type="float">
            <text:p>1526878586538740000</text:p>
          </table:table-cell>
          <table:table-cell office:value-type="float" office:value="540" calcext:value-type="float">
            <text:p>540</text:p>
          </table:table-cell>
          <table:table-cell office:value-type="float" office:value="1.5268785865355E+018" calcext:value-type="float">
            <text:p>1526878586535500000</text:p>
          </table:table-cell>
          <table:table-cell office:value-type="string" calcext:value-type="string">
            <text:p>world</text:p>
          </table:table-cell>
          <table:table-cell office:value-type="float" office:value="0.594598770142" calcext:value-type="float">
            <text:p>0.5945987701</text:p>
          </table:table-cell>
          <table:table-cell office:value-type="float" office:value="-0.334824919701" calcext:value-type="float">
            <text:p>-0.3348249197</text:p>
          </table:table-cell>
          <table:table-cell office:value-type="float" office:value="0.321810364723" calcext:value-type="float">
            <text:p>0.32181036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655903E+018" calcext:value-type="float">
            <text:p>1526878586559030000</text:p>
          </table:table-cell>
          <table:table-cell office:value-type="float" office:value="541" calcext:value-type="float">
            <text:p>541</text:p>
          </table:table-cell>
          <table:table-cell office:value-type="float" office:value="1.52687858655543E+018" calcext:value-type="float">
            <text:p>1526878586555430000</text:p>
          </table:table-cell>
          <table:table-cell office:value-type="string" calcext:value-type="string">
            <text:p>world</text:p>
          </table:table-cell>
          <table:table-cell office:value-type="float" office:value="0.678059339523" calcext:value-type="float">
            <text:p>0.6780593395</text:p>
          </table:table-cell>
          <table:table-cell office:value-type="float" office:value="-0.389251410961" calcext:value-type="float">
            <text:p>-0.389251411</text:p>
          </table:table-cell>
          <table:table-cell office:value-type="float" office:value="0.353230655193" calcext:value-type="float">
            <text:p>0.3532306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657928E+018" calcext:value-type="float">
            <text:p>1526878586579280000</text:p>
          </table:table-cell>
          <table:table-cell office:value-type="float" office:value="542" calcext:value-type="float">
            <text:p>542</text:p>
          </table:table-cell>
          <table:table-cell office:value-type="float" office:value="1.52687858657516E+018" calcext:value-type="float">
            <text:p>1526878586575160000</text:p>
          </table:table-cell>
          <table:table-cell office:value-type="string" calcext:value-type="string">
            <text:p>world</text:p>
          </table:table-cell>
          <table:table-cell office:value-type="float" office:value="0.588650763035" calcext:value-type="float">
            <text:p>0.588650763</text:p>
          </table:table-cell>
          <table:table-cell office:value-type="float" office:value="-0.347466289997" calcext:value-type="float">
            <text:p>-0.34746629</text:p>
          </table:table-cell>
          <table:table-cell office:value-type="float" office:value="0.293980002403" calcext:value-type="float">
            <text:p>0.2939800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659952E+018" calcext:value-type="float">
            <text:p>1526878586599520000</text:p>
          </table:table-cell>
          <table:table-cell office:value-type="float" office:value="543" calcext:value-type="float">
            <text:p>543</text:p>
          </table:table-cell>
          <table:table-cell office:value-type="float" office:value="1.52687858659508E+018" calcext:value-type="float">
            <text:p>1526878586595080000</text:p>
          </table:table-cell>
          <table:table-cell office:value-type="string" calcext:value-type="string">
            <text:p>world</text:p>
          </table:table-cell>
          <table:table-cell office:value-type="float" office:value="0.554102003574" calcext:value-type="float">
            <text:p>0.5541020036</text:p>
          </table:table-cell>
          <table:table-cell office:value-type="float" office:value="-0.327366769314" calcext:value-type="float">
            <text:p>-0.3273667693</text:p>
          </table:table-cell>
          <table:table-cell office:value-type="float" office:value="0.271115660667" calcext:value-type="float">
            <text:p>0.27111566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661894E+018" calcext:value-type="float">
            <text:p>1526878586618940000</text:p>
          </table:table-cell>
          <table:table-cell office:value-type="float" office:value="544" calcext:value-type="float">
            <text:p>544</text:p>
          </table:table-cell>
          <table:table-cell office:value-type="float" office:value="1.52687858661476E+018" calcext:value-type="float">
            <text:p>1526878586614760000</text:p>
          </table:table-cell>
          <table:table-cell office:value-type="string" calcext:value-type="string">
            <text:p>world</text:p>
          </table:table-cell>
          <table:table-cell office:value-type="float" office:value="0.677255988121" calcext:value-type="float">
            <text:p>0.6772559881</text:p>
          </table:table-cell>
          <table:table-cell office:value-type="float" office:value="-0.417845487595" calcext:value-type="float">
            <text:p>-0.4178454876</text:p>
          </table:table-cell>
          <table:table-cell office:value-type="float" office:value="0.299463093281" calcext:value-type="float">
            <text:p>0.29946309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663916E+018" calcext:value-type="float">
            <text:p>1526878586639160000</text:p>
          </table:table-cell>
          <table:table-cell office:value-type="float" office:value="545" calcext:value-type="float">
            <text:p>545</text:p>
          </table:table-cell>
          <table:table-cell office:value-type="float" office:value="1.5268785866346E+018" calcext:value-type="float">
            <text:p>1526878586634600000</text:p>
          </table:table-cell>
          <table:table-cell office:value-type="string" calcext:value-type="string">
            <text:p>world</text:p>
          </table:table-cell>
          <table:table-cell office:value-type="float" office:value="0.593146681786" calcext:value-type="float">
            <text:p>0.5931466818</text:p>
          </table:table-cell>
          <table:table-cell office:value-type="float" office:value="-0.360706686974" calcext:value-type="float">
            <text:p>-0.360706687</text:p>
          </table:table-cell>
          <table:table-cell office:value-type="float" office:value="0.246029540896" calcext:value-type="float">
            <text:p>0.24602954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66596E+018" calcext:value-type="float">
            <text:p>1526878586659600000</text:p>
          </table:table-cell>
          <table:table-cell office:value-type="float" office:value="546" calcext:value-type="float">
            <text:p>546</text:p>
          </table:table-cell>
          <table:table-cell office:value-type="float" office:value="1.52687858665545E+018" calcext:value-type="float">
            <text:p>1526878586655450000</text:p>
          </table:table-cell>
          <table:table-cell office:value-type="string" calcext:value-type="string">
            <text:p>world</text:p>
          </table:table-cell>
          <table:table-cell office:value-type="float" office:value="0.552397072315" calcext:value-type="float">
            <text:p>0.5523970723</text:p>
          </table:table-cell>
          <table:table-cell office:value-type="float" office:value="-0.340117514133" calcext:value-type="float">
            <text:p>-0.3401175141</text:p>
          </table:table-cell>
          <table:table-cell office:value-type="float" office:value="0.216235503554" calcext:value-type="float">
            <text:p>0.21623550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667887E+018" calcext:value-type="float">
            <text:p>1526878586678870000</text:p>
          </table:table-cell>
          <table:table-cell office:value-type="float" office:value="547" calcext:value-type="float">
            <text:p>547</text:p>
          </table:table-cell>
          <table:table-cell office:value-type="float" office:value="1.52687858667546E+018" calcext:value-type="float">
            <text:p>1526878586675460000</text:p>
          </table:table-cell>
          <table:table-cell office:value-type="string" calcext:value-type="string">
            <text:p>world</text:p>
          </table:table-cell>
          <table:table-cell office:value-type="float" office:value="0.677730679512" calcext:value-type="float">
            <text:p>0.6777306795</text:p>
          </table:table-cell>
          <table:table-cell office:value-type="float" office:value="-0.432059645653" calcext:value-type="float">
            <text:p>-0.4320596457</text:p>
          </table:table-cell>
          <table:table-cell office:value-type="float" office:value="0.254759222269" calcext:value-type="float">
            <text:p>0.25475922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669912E+018" calcext:value-type="float">
            <text:p>1526878586699120000</text:p>
          </table:table-cell>
          <table:table-cell office:value-type="float" office:value="548" calcext:value-type="float">
            <text:p>548</text:p>
          </table:table-cell>
          <table:table-cell office:value-type="float" office:value="1.5268785866953E+018" calcext:value-type="float">
            <text:p>1526878586695300000</text:p>
          </table:table-cell>
          <table:table-cell office:value-type="string" calcext:value-type="string">
            <text:p>world</text:p>
          </table:table-cell>
          <table:table-cell office:value-type="float" office:value="0.590859532356" calcext:value-type="float">
            <text:p>0.5908595324</text:p>
          </table:table-cell>
          <table:table-cell office:value-type="float" office:value="-0.387807965279" calcext:value-type="float">
            <text:p>-0.3878079653</text:p>
          </table:table-cell>
          <table:table-cell office:value-type="float" office:value="0.212494373322" calcext:value-type="float">
            <text:p>0.21249437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671942E+018" calcext:value-type="float">
            <text:p>1526878586719420000</text:p>
          </table:table-cell>
          <table:table-cell office:value-type="float" office:value="549" calcext:value-type="float">
            <text:p>549</text:p>
          </table:table-cell>
          <table:table-cell office:value-type="float" office:value="1.52687858671519E+018" calcext:value-type="float">
            <text:p>1526878586715190000</text:p>
          </table:table-cell>
          <table:table-cell office:value-type="string" calcext:value-type="string">
            <text:p>world</text:p>
          </table:table-cell>
          <table:table-cell office:value-type="float" office:value="0.668077468872" calcext:value-type="float">
            <text:p>0.6680774689</text:p>
          </table:table-cell>
          <table:table-cell office:value-type="float" office:value="-0.443197697401" calcext:value-type="float">
            <text:p>-0.4431976974</text:p>
          </table:table-cell>
          <table:table-cell office:value-type="float" office:value="0.223356127739" calcext:value-type="float">
            <text:p>0.22335612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673875E+018" calcext:value-type="float">
            <text:p>1526878586738750000</text:p>
          </table:table-cell>
          <table:table-cell office:value-type="float" office:value="550" calcext:value-type="float">
            <text:p>550</text:p>
          </table:table-cell>
          <table:table-cell office:value-type="float" office:value="1.52687858673514E+018" calcext:value-type="float">
            <text:p>1526878586735140000</text:p>
          </table:table-cell>
          <table:table-cell office:value-type="string" calcext:value-type="string">
            <text:p>world</text:p>
          </table:table-cell>
          <table:table-cell office:value-type="float" office:value="0.590769171715" calcext:value-type="float">
            <text:p>0.5907691717</text:p>
          </table:table-cell>
          <table:table-cell office:value-type="float" office:value="-0.406778901815" calcext:value-type="float">
            <text:p>-0.4067789018</text:p>
          </table:table-cell>
          <table:table-cell office:value-type="float" office:value="0.192902356386" calcext:value-type="float">
            <text:p>0.19290235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67591E+018" calcext:value-type="float">
            <text:p>1526878586759100000</text:p>
          </table:table-cell>
          <table:table-cell office:value-type="float" office:value="551" calcext:value-type="float">
            <text:p>551</text:p>
          </table:table-cell>
          <table:table-cell office:value-type="float" office:value="1.52687858675496E+018" calcext:value-type="float">
            <text:p>1526878586754960000</text:p>
          </table:table-cell>
          <table:table-cell office:value-type="string" calcext:value-type="string">
            <text:p>world</text:p>
          </table:table-cell>
          <table:table-cell office:value-type="float" office:value="0.537002265453" calcext:value-type="float">
            <text:p>0.5370022655</text:p>
          </table:table-cell>
          <table:table-cell office:value-type="float" office:value="-0.370793759823" calcext:value-type="float">
            <text:p>-0.3707937598</text:p>
          </table:table-cell>
          <table:table-cell office:value-type="float" office:value="0.174024239182" calcext:value-type="float">
            <text:p>0.1740242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677954E+018" calcext:value-type="float">
            <text:p>1526878586779540000</text:p>
          </table:table-cell>
          <table:table-cell office:value-type="float" office:value="552" calcext:value-type="float">
            <text:p>552</text:p>
          </table:table-cell>
          <table:table-cell office:value-type="float" office:value="1.52687858677491E+018" calcext:value-type="float">
            <text:p>1526878586774910000</text:p>
          </table:table-cell>
          <table:table-cell office:value-type="string" calcext:value-type="string">
            <text:p>world</text:p>
          </table:table-cell>
          <table:table-cell office:value-type="float" office:value="0.624696731567" calcext:value-type="float">
            <text:p>0.6246967316</text:p>
          </table:table-cell>
          <table:table-cell office:value-type="float" office:value="-0.45363971591" calcext:value-type="float">
            <text:p>-0.4536397159</text:p>
          </table:table-cell>
          <table:table-cell office:value-type="float" office:value="0.194114968181" calcext:value-type="float">
            <text:p>0.19411496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679885E+018" calcext:value-type="float">
            <text:p>1526878586798850000</text:p>
          </table:table-cell>
          <table:table-cell office:value-type="float" office:value="553" calcext:value-type="float">
            <text:p>553</text:p>
          </table:table-cell>
          <table:table-cell office:value-type="float" office:value="1.52687858679474E+018" calcext:value-type="float">
            <text:p>1526878586794740000</text:p>
          </table:table-cell>
          <table:table-cell office:value-type="string" calcext:value-type="string">
            <text:p>world</text:p>
          </table:table-cell>
          <table:table-cell office:value-type="float" office:value="0.55360776186" calcext:value-type="float">
            <text:p>0.5536077619</text:p>
          </table:table-cell>
          <table:table-cell office:value-type="float" office:value="-0.404743164778" calcext:value-type="float">
            <text:p>-0.4047431648</text:p>
          </table:table-cell>
          <table:table-cell office:value-type="float" office:value="0.175991207361" calcext:value-type="float">
            <text:p>0.17599120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681913E+018" calcext:value-type="float">
            <text:p>1526878586819130000</text:p>
          </table:table-cell>
          <table:table-cell office:value-type="float" office:value="554" calcext:value-type="float">
            <text:p>554</text:p>
          </table:table-cell>
          <table:table-cell office:value-type="float" office:value="1.52687858681447E+018" calcext:value-type="float">
            <text:p>1526878586814470000</text:p>
          </table:table-cell>
          <table:table-cell office:value-type="string" calcext:value-type="string">
            <text:p>world</text:p>
          </table:table-cell>
          <table:table-cell office:value-type="float" office:value="0.625564515591" calcext:value-type="float">
            <text:p>0.6255645156</text:p>
          </table:table-cell>
          <table:table-cell office:value-type="float" office:value="-0.473169624805" calcext:value-type="float">
            <text:p>-0.4731696248</text:p>
          </table:table-cell>
          <table:table-cell office:value-type="float" office:value="0.199223339558" calcext:value-type="float">
            <text:p>0.19922333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683933E+018" calcext:value-type="float">
            <text:p>1526878586839330000</text:p>
          </table:table-cell>
          <table:table-cell office:value-type="float" office:value="555" calcext:value-type="float">
            <text:p>555</text:p>
          </table:table-cell>
          <table:table-cell office:value-type="float" office:value="1.52687858683544E+018" calcext:value-type="float">
            <text:p>1526878586835440000</text:p>
          </table:table-cell>
          <table:table-cell office:value-type="string" calcext:value-type="string">
            <text:p>world</text:p>
          </table:table-cell>
          <table:table-cell office:value-type="float" office:value="0.533512055874" calcext:value-type="float">
            <text:p>0.5335120559</text:p>
          </table:table-cell>
          <table:table-cell office:value-type="float" office:value="-0.403475791216" calcext:value-type="float">
            <text:p>-0.4034757912</text:p>
          </table:table-cell>
          <table:table-cell office:value-type="float" office:value="0.165750205517" calcext:value-type="float">
            <text:p>0.16575020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685883E+018" calcext:value-type="float">
            <text:p>1526878586858830000</text:p>
          </table:table-cell>
          <table:table-cell office:value-type="float" office:value="556" calcext:value-type="float">
            <text:p>556</text:p>
          </table:table-cell>
          <table:table-cell office:value-type="float" office:value="1.52687858685532E+018" calcext:value-type="float">
            <text:p>1526878586855320000</text:p>
          </table:table-cell>
          <table:table-cell office:value-type="string" calcext:value-type="string">
            <text:p>world</text:p>
          </table:table-cell>
          <table:table-cell office:value-type="float" office:value="0.489135026932" calcext:value-type="float">
            <text:p>0.4891350269</text:p>
          </table:table-cell>
          <table:table-cell office:value-type="float" office:value="-0.400094926357" calcext:value-type="float">
            <text:p>-0.4000949264</text:p>
          </table:table-cell>
          <table:table-cell office:value-type="float" office:value="0.148532539606" calcext:value-type="float">
            <text:p>0.14853253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687917E+018" calcext:value-type="float">
            <text:p>1526878586879170000</text:p>
          </table:table-cell>
          <table:table-cell office:value-type="float" office:value="557" calcext:value-type="float">
            <text:p>557</text:p>
          </table:table-cell>
          <table:table-cell office:value-type="float" office:value="1.52687858687515E+018" calcext:value-type="float">
            <text:p>1526878586875150000</text:p>
          </table:table-cell>
          <table:table-cell office:value-type="string" calcext:value-type="string">
            <text:p>world</text:p>
          </table:table-cell>
          <table:table-cell office:value-type="float" office:value="0.558990299702" calcext:value-type="float">
            <text:p>0.5589902997</text:p>
          </table:table-cell>
          <table:table-cell office:value-type="float" office:value="-0.453477144241" calcext:value-type="float">
            <text:p>-0.4534771442</text:p>
          </table:table-cell>
          <table:table-cell office:value-type="float" office:value="0.144007831812" calcext:value-type="float">
            <text:p>0.14400783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689956E+018" calcext:value-type="float">
            <text:p>1526878586899560000</text:p>
          </table:table-cell>
          <table:table-cell office:value-type="float" office:value="558" calcext:value-type="float">
            <text:p>558</text:p>
          </table:table-cell>
          <table:table-cell office:value-type="float" office:value="1.52687858689484E+018" calcext:value-type="float">
            <text:p>1526878586894840000</text:p>
          </table:table-cell>
          <table:table-cell office:value-type="string" calcext:value-type="string">
            <text:p>world</text:p>
          </table:table-cell>
          <table:table-cell office:value-type="float" office:value="0.477529346943" calcext:value-type="float">
            <text:p>0.4775293469</text:p>
          </table:table-cell>
          <table:table-cell office:value-type="float" office:value="-0.408077955246" calcext:value-type="float">
            <text:p>-0.4080779552</text:p>
          </table:table-cell>
          <table:table-cell office:value-type="float" office:value="0.0940707325935" calcext:value-type="float">
            <text:p>0.09407073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691887E+018" calcext:value-type="float">
            <text:p>1526878586918870000</text:p>
          </table:table-cell>
          <table:table-cell office:value-type="float" office:value="559" calcext:value-type="float">
            <text:p>559</text:p>
          </table:table-cell>
          <table:table-cell office:value-type="float" office:value="1.52687858691469E+018" calcext:value-type="float">
            <text:p>1526878586914690000</text:p>
          </table:table-cell>
          <table:table-cell office:value-type="string" calcext:value-type="string">
            <text:p>world</text:p>
          </table:table-cell>
          <table:table-cell office:value-type="float" office:value="0.545206546783" calcext:value-type="float">
            <text:p>0.5452065468</text:p>
          </table:table-cell>
          <table:table-cell office:value-type="float" office:value="-0.468747407198" calcext:value-type="float">
            <text:p>-0.4687474072</text:p>
          </table:table-cell>
          <table:table-cell office:value-type="float" office:value="0.0491189584136" calcext:value-type="float">
            <text:p>0.0491189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693924E+018" calcext:value-type="float">
            <text:p>1526878586939240000</text:p>
          </table:table-cell>
          <table:table-cell office:value-type="float" office:value="560" calcext:value-type="float">
            <text:p>560</text:p>
          </table:table-cell>
          <table:table-cell office:value-type="float" office:value="1.52687858693442E+018" calcext:value-type="float">
            <text:p>1526878586934420000</text:p>
          </table:table-cell>
          <table:table-cell office:value-type="string" calcext:value-type="string">
            <text:p>world</text:p>
          </table:table-cell>
          <table:table-cell office:value-type="float" office:value="0.459366977215" calcext:value-type="float">
            <text:p>0.4593669772</text:p>
          </table:table-cell>
          <table:table-cell office:value-type="float" office:value="-0.419596046209" calcext:value-type="float">
            <text:p>-0.4195960462</text:p>
          </table:table-cell>
          <table:table-cell office:value-type="float" office:value="0.0146065093577" calcext:value-type="float">
            <text:p>0.01460650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695954E+018" calcext:value-type="float">
            <text:p>1526878586959540000</text:p>
          </table:table-cell>
          <table:table-cell office:value-type="float" office:value="561" calcext:value-type="float">
            <text:p>561</text:p>
          </table:table-cell>
          <table:table-cell office:value-type="float" office:value="1.52687858695529E+018" calcext:value-type="float">
            <text:p>1526878586955290000</text:p>
          </table:table-cell>
          <table:table-cell office:value-type="string" calcext:value-type="string">
            <text:p>world</text:p>
          </table:table-cell>
          <table:table-cell office:value-type="float" office:value="0.414220869541" calcext:value-type="float">
            <text:p>0.4142208695</text:p>
          </table:table-cell>
          <table:table-cell office:value-type="float" office:value="-0.36917963624" calcext:value-type="float">
            <text:p>-0.3691796362</text:p>
          </table:table-cell>
          <table:table-cell office:value-type="float" office:value="-0.0172588191926" calcext:value-type="float">
            <text:p>-0.0172588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69789E+018" calcext:value-type="float">
            <text:p>1526878586978900000</text:p>
          </table:table-cell>
          <table:table-cell office:value-type="float" office:value="562" calcext:value-type="float">
            <text:p>562</text:p>
          </table:table-cell>
          <table:table-cell office:value-type="float" office:value="1.52687858697546E+018" calcext:value-type="float">
            <text:p>1526878586975460000</text:p>
          </table:table-cell>
          <table:table-cell office:value-type="string" calcext:value-type="string">
            <text:p>world</text:p>
          </table:table-cell>
          <table:table-cell office:value-type="float" office:value="0.497125476599" calcext:value-type="float">
            <text:p>0.4971254766</text:p>
          </table:table-cell>
          <table:table-cell office:value-type="float" office:value="-0.437748789787" calcext:value-type="float">
            <text:p>-0.4377487898</text:p>
          </table:table-cell>
          <table:table-cell office:value-type="float" office:value="-0.0307162292302" calcext:value-type="float">
            <text:p>-0.03071622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69992E+018" calcext:value-type="float">
            <text:p>1526878586999200000</text:p>
          </table:table-cell>
          <table:table-cell office:value-type="float" office:value="563" calcext:value-type="float">
            <text:p>563</text:p>
          </table:table-cell>
          <table:table-cell office:value-type="float" office:value="1.52687858699543E+018" calcext:value-type="float">
            <text:p>1526878586995430000</text:p>
          </table:table-cell>
          <table:table-cell office:value-type="string" calcext:value-type="string">
            <text:p>world</text:p>
          </table:table-cell>
          <table:table-cell office:value-type="float" office:value="0.430363595486" calcext:value-type="float">
            <text:p>0.4303635955</text:p>
          </table:table-cell>
          <table:table-cell office:value-type="float" office:value="-0.381103157997" calcext:value-type="float">
            <text:p>-0.381103158</text:p>
          </table:table-cell>
          <table:table-cell office:value-type="float" office:value="-0.0252388194203" calcext:value-type="float">
            <text:p>-0.02523881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701957E+018" calcext:value-type="float">
            <text:p>1526878587019570000</text:p>
          </table:table-cell>
          <table:table-cell office:value-type="float" office:value="564" calcext:value-type="float">
            <text:p>564</text:p>
          </table:table-cell>
          <table:table-cell office:value-type="float" office:value="1.52687858701537E+018" calcext:value-type="float">
            <text:p>1526878587015370000</text:p>
          </table:table-cell>
          <table:table-cell office:value-type="string" calcext:value-type="string">
            <text:p>world</text:p>
          </table:table-cell>
          <table:table-cell office:value-type="float" office:value="0.485937356949" calcext:value-type="float">
            <text:p>0.4859373569</text:p>
          </table:table-cell>
          <table:table-cell office:value-type="float" office:value="-0.41160851717" calcext:value-type="float">
            <text:p>-0.4116085172</text:p>
          </table:table-cell>
          <table:table-cell office:value-type="float" office:value="0.000966942869127" calcext:value-type="float">
            <text:p>0.00096694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703893E+018" calcext:value-type="float">
            <text:p>1526878587038930000</text:p>
          </table:table-cell>
          <table:table-cell office:value-type="float" office:value="565" calcext:value-type="float">
            <text:p>565</text:p>
          </table:table-cell>
          <table:table-cell office:value-type="float" office:value="1.52687858703534E+018" calcext:value-type="float">
            <text:p>1526878587035340000</text:p>
          </table:table-cell>
          <table:table-cell office:value-type="string" calcext:value-type="string">
            <text:p>world</text:p>
          </table:table-cell>
          <table:table-cell office:value-type="float" office:value="0.43632671237" calcext:value-type="float">
            <text:p>0.4363267124</text:p>
          </table:table-cell>
          <table:table-cell office:value-type="float" office:value="-0.353173226118" calcext:value-type="float">
            <text:p>-0.3531732261</text:p>
          </table:table-cell>
          <table:table-cell office:value-type="float" office:value="0.0302543286234" calcext:value-type="float">
            <text:p>0.03025432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705924E+018" calcext:value-type="float">
            <text:p>1526878587059240000</text:p>
          </table:table-cell>
          <table:table-cell office:value-type="float" office:value="566" calcext:value-type="float">
            <text:p>566</text:p>
          </table:table-cell>
          <table:table-cell office:value-type="float" office:value="1.52687858705511E+018" calcext:value-type="float">
            <text:p>1526878587055110000</text:p>
          </table:table-cell>
          <table:table-cell office:value-type="string" calcext:value-type="string">
            <text:p>world</text:p>
          </table:table-cell>
          <table:table-cell office:value-type="float" office:value="0.406713068485" calcext:value-type="float">
            <text:p>0.4067130685</text:p>
          </table:table-cell>
          <table:table-cell office:value-type="float" office:value="-0.308322936296" calcext:value-type="float">
            <text:p>-0.3083229363</text:p>
          </table:table-cell>
          <table:table-cell office:value-type="float" office:value="0.0592458434403" calcext:value-type="float">
            <text:p>0.05924584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707933E+018" calcext:value-type="float">
            <text:p>1526878587079330000</text:p>
          </table:table-cell>
          <table:table-cell office:value-type="float" office:value="567" calcext:value-type="float">
            <text:p>567</text:p>
          </table:table-cell>
          <table:table-cell office:value-type="float" office:value="1.52687858707495E+018" calcext:value-type="float">
            <text:p>1526878587074950000</text:p>
          </table:table-cell>
          <table:table-cell office:value-type="string" calcext:value-type="string">
            <text:p>world</text:p>
          </table:table-cell>
          <table:table-cell office:value-type="float" office:value="0.492115408182" calcext:value-type="float">
            <text:p>0.4921154082</text:p>
          </table:table-cell>
          <table:table-cell office:value-type="float" office:value="-0.334397852421" calcext:value-type="float">
            <text:p>-0.3343978524</text:p>
          </table:table-cell>
          <table:table-cell office:value-type="float" office:value="0.131865024567" calcext:value-type="float">
            <text:p>0.13186502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709855E+018" calcext:value-type="float">
            <text:p>1526878587098550000</text:p>
          </table:table-cell>
          <table:table-cell office:value-type="float" office:value="568" calcext:value-type="float">
            <text:p>568</text:p>
          </table:table-cell>
          <table:table-cell office:value-type="float" office:value="1.52687858709461E+018" calcext:value-type="float">
            <text:p>1526878587094610000</text:p>
          </table:table-cell>
          <table:table-cell office:value-type="string" calcext:value-type="string">
            <text:p>world</text:p>
          </table:table-cell>
          <table:table-cell office:value-type="float" office:value="0.449293732643" calcext:value-type="float">
            <text:p>0.4492937326</text:p>
          </table:table-cell>
          <table:table-cell office:value-type="float" office:value="-0.286823153496" calcext:value-type="float">
            <text:p>-0.2868231535</text:p>
          </table:table-cell>
          <table:table-cell office:value-type="float" office:value="0.161407664418" calcext:value-type="float">
            <text:p>0.16140766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711901E+018" calcext:value-type="float">
            <text:p>1526878587119010000</text:p>
          </table:table-cell>
          <table:table-cell office:value-type="float" office:value="569" calcext:value-type="float">
            <text:p>569</text:p>
          </table:table-cell>
          <table:table-cell office:value-type="float" office:value="1.5268785871154E+018" calcext:value-type="float">
            <text:p>1526878587115400000</text:p>
          </table:table-cell>
          <table:table-cell office:value-type="string" calcext:value-type="string">
            <text:p>world</text:p>
          </table:table-cell>
          <table:table-cell office:value-type="float" office:value="0.522641181946" calcext:value-type="float">
            <text:p>0.5226411819</text:p>
          </table:table-cell>
          <table:table-cell office:value-type="float" office:value="-0.289959698915" calcext:value-type="float">
            <text:p>-0.2899596989</text:p>
          </table:table-cell>
          <table:table-cell office:value-type="float" office:value="0.257574737072" calcext:value-type="float">
            <text:p>0.25757473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713924E+018" calcext:value-type="float">
            <text:p>1526878587139240000</text:p>
          </table:table-cell>
          <table:table-cell office:value-type="float" office:value="570" calcext:value-type="float">
            <text:p>570</text:p>
          </table:table-cell>
          <table:table-cell office:value-type="float" office:value="1.52687858713518E+018" calcext:value-type="float">
            <text:p>1526878587135180000</text:p>
          </table:table-cell>
          <table:table-cell office:value-type="string" calcext:value-type="string">
            <text:p>world</text:p>
          </table:table-cell>
          <table:table-cell office:value-type="float" office:value="0.468981295824" calcext:value-type="float">
            <text:p>0.4689812958</text:p>
          </table:table-cell>
          <table:table-cell office:value-type="float" office:value="-0.229270100594" calcext:value-type="float">
            <text:p>-0.2292701006</text:p>
          </table:table-cell>
          <table:table-cell office:value-type="float" office:value="0.267291337252" calcext:value-type="float">
            <text:p>0.26729133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715856E+018" calcext:value-type="float">
            <text:p>1526878587158560000</text:p>
          </table:table-cell>
          <table:table-cell office:value-type="float" office:value="571" calcext:value-type="float">
            <text:p>571</text:p>
          </table:table-cell>
          <table:table-cell office:value-type="float" office:value="1.52687858715503E+018" calcext:value-type="float">
            <text:p>1526878587155030000</text:p>
          </table:table-cell>
          <table:table-cell office:value-type="string" calcext:value-type="string">
            <text:p>world</text:p>
          </table:table-cell>
          <table:table-cell office:value-type="float" office:value="0.443864524364" calcext:value-type="float">
            <text:p>0.4438645244</text:p>
          </table:table-cell>
          <table:table-cell office:value-type="float" office:value="-0.186106860638" calcext:value-type="float">
            <text:p>-0.1861068606</text:p>
          </table:table-cell>
          <table:table-cell office:value-type="float" office:value="0.292328804731" calcext:value-type="float">
            <text:p>0.29232880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717895E+018" calcext:value-type="float">
            <text:p>1526878587178950000</text:p>
          </table:table-cell>
          <table:table-cell office:value-type="float" office:value="572" calcext:value-type="float">
            <text:p>572</text:p>
          </table:table-cell>
          <table:table-cell office:value-type="float" office:value="1.52687858717519E+018" calcext:value-type="float">
            <text:p>1526878587175190000</text:p>
          </table:table-cell>
          <table:table-cell office:value-type="string" calcext:value-type="string">
            <text:p>world</text:p>
          </table:table-cell>
          <table:table-cell office:value-type="float" office:value="0.530942618847" calcext:value-type="float">
            <text:p>0.5309426188</text:p>
          </table:table-cell>
          <table:table-cell office:value-type="float" office:value="-0.199530676007" calcext:value-type="float">
            <text:p>-0.199530676</text:p>
          </table:table-cell>
          <table:table-cell office:value-type="float" office:value="0.391257941723" calcext:value-type="float">
            <text:p>0.39125794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71992E+018" calcext:value-type="float">
            <text:p>1526878587199200000</text:p>
          </table:table-cell>
          <table:table-cell office:value-type="float" office:value="573" calcext:value-type="float">
            <text:p>573</text:p>
          </table:table-cell>
          <table:table-cell office:value-type="float" office:value="1.52687858719536E+018" calcext:value-type="float">
            <text:p>1526878587195360000</text:p>
          </table:table-cell>
          <table:table-cell office:value-type="string" calcext:value-type="string">
            <text:p>world</text:p>
          </table:table-cell>
          <table:table-cell office:value-type="float" office:value="0.472778975964" calcext:value-type="float">
            <text:p>0.472778976</text:p>
          </table:table-cell>
          <table:table-cell office:value-type="float" office:value="-0.146082296968" calcext:value-type="float">
            <text:p>-0.146082297</text:p>
          </table:table-cell>
          <table:table-cell office:value-type="float" office:value="0.369677960873" calcext:value-type="float">
            <text:p>0.36967796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721968E+018" calcext:value-type="float">
            <text:p>1526878587219680000</text:p>
          </table:table-cell>
          <table:table-cell office:value-type="float" office:value="574" calcext:value-type="float">
            <text:p>574</text:p>
          </table:table-cell>
          <table:table-cell office:value-type="float" office:value="1.52687858721514E+018" calcext:value-type="float">
            <text:p>1526878587215140000</text:p>
          </table:table-cell>
          <table:table-cell office:value-type="string" calcext:value-type="string">
            <text:p>world</text:p>
          </table:table-cell>
          <table:table-cell office:value-type="float" office:value="0.556442856789" calcext:value-type="float">
            <text:p>0.5564428568</text:p>
          </table:table-cell>
          <table:table-cell office:value-type="float" office:value="-0.131771028042" calcext:value-type="float">
            <text:p>-0.131771028</text:p>
          </table:table-cell>
          <table:table-cell office:value-type="float" office:value="0.456389605999" calcext:value-type="float">
            <text:p>0.4563896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723901E+018" calcext:value-type="float">
            <text:p>1526878587239010000</text:p>
          </table:table-cell>
          <table:table-cell office:value-type="float" office:value="575" calcext:value-type="float">
            <text:p>575</text:p>
          </table:table-cell>
          <table:table-cell office:value-type="float" office:value="1.52687858723483E+018" calcext:value-type="float">
            <text:p>1526878587234830000</text:p>
          </table:table-cell>
          <table:table-cell office:value-type="string" calcext:value-type="string">
            <text:p>world</text:p>
          </table:table-cell>
          <table:table-cell office:value-type="float" office:value="0.511131644249" calcext:value-type="float">
            <text:p>0.5111316442</text:p>
          </table:table-cell>
          <table:table-cell office:value-type="float" office:value="-0.106739550829" calcext:value-type="float">
            <text:p>-0.1067395508</text:p>
          </table:table-cell>
          <table:table-cell office:value-type="float" office:value="0.431451678276" calcext:value-type="float">
            <text:p>0.43145167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725931E+018" calcext:value-type="float">
            <text:p>1526878587259310000</text:p>
          </table:table-cell>
          <table:table-cell office:value-type="float" office:value="576" calcext:value-type="float">
            <text:p>576</text:p>
          </table:table-cell>
          <table:table-cell office:value-type="float" office:value="1.52687858725474E+018" calcext:value-type="float">
            <text:p>1526878587254740000</text:p>
          </table:table-cell>
          <table:table-cell office:value-type="string" calcext:value-type="string">
            <text:p>world</text:p>
          </table:table-cell>
          <table:table-cell office:value-type="float" office:value="0.477708041668" calcext:value-type="float">
            <text:p>0.4777080417</text:p>
          </table:table-cell>
          <table:table-cell office:value-type="float" office:value="-0.0757962018251" calcext:value-type="float">
            <text:p>-0.0757962018</text:p>
          </table:table-cell>
          <table:table-cell office:value-type="float" office:value="0.397482693195" calcext:value-type="float">
            <text:p>0.39748269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727859E+018" calcext:value-type="float">
            <text:p>1526878587278590000</text:p>
          </table:table-cell>
          <table:table-cell office:value-type="float" office:value="577" calcext:value-type="float">
            <text:p>577</text:p>
          </table:table-cell>
          <table:table-cell office:value-type="float" office:value="1.52687858727433E+018" calcext:value-type="float">
            <text:p>1526878587274330000</text:p>
          </table:table-cell>
          <table:table-cell office:value-type="string" calcext:value-type="string">
            <text:p>world</text:p>
          </table:table-cell>
          <table:table-cell office:value-type="float" office:value="0.605130255222" calcext:value-type="float">
            <text:p>0.6051302552</text:p>
          </table:table-cell>
          <table:table-cell office:value-type="float" office:value="-0.071573510766" calcext:value-type="float">
            <text:p>-0.0715735108</text:p>
          </table:table-cell>
          <table:table-cell office:value-type="float" office:value="0.512984514236" calcext:value-type="float">
            <text:p>0.51298451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729894E+018" calcext:value-type="float">
            <text:p>1526878587298940000</text:p>
          </table:table-cell>
          <table:table-cell office:value-type="float" office:value="578" calcext:value-type="float">
            <text:p>578</text:p>
          </table:table-cell>
          <table:table-cell office:value-type="float" office:value="1.52687858729508E+018" calcext:value-type="float">
            <text:p>1526878587295080000</text:p>
          </table:table-cell>
          <table:table-cell office:value-type="string" calcext:value-type="string">
            <text:p>world</text:p>
          </table:table-cell>
          <table:table-cell office:value-type="float" office:value="0.534952104092" calcext:value-type="float">
            <text:p>0.5349521041</text:p>
          </table:table-cell>
          <table:table-cell office:value-type="float" office:value="-0.0375644862652" calcext:value-type="float">
            <text:p>-0.0375644863</text:p>
          </table:table-cell>
          <table:table-cell office:value-type="float" office:value="0.45807403326" calcext:value-type="float">
            <text:p>0.45807403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73191E+018" calcext:value-type="float">
            <text:p>1526878587319100000</text:p>
          </table:table-cell>
          <table:table-cell office:value-type="float" office:value="579" calcext:value-type="float">
            <text:p>579</text:p>
          </table:table-cell>
          <table:table-cell office:value-type="float" office:value="1.52687858731468E+018" calcext:value-type="float">
            <text:p>1526878587314680000</text:p>
          </table:table-cell>
          <table:table-cell office:value-type="string" calcext:value-type="string">
            <text:p>world</text:p>
          </table:table-cell>
          <table:table-cell office:value-type="float" office:value="0.639981865883" calcext:value-type="float">
            <text:p>0.6399818659</text:p>
          </table:table-cell>
          <table:table-cell office:value-type="float" office:value="-0.0218550842255" calcext:value-type="float">
            <text:p>-0.0218550842</text:p>
          </table:table-cell>
          <table:table-cell office:value-type="float" office:value="0.552773416042" calcext:value-type="float">
            <text:p>0.552773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733852E+018" calcext:value-type="float">
            <text:p>1526878587338520000</text:p>
          </table:table-cell>
          <table:table-cell office:value-type="float" office:value="580" calcext:value-type="float">
            <text:p>580</text:p>
          </table:table-cell>
          <table:table-cell office:value-type="float" office:value="1.52687858733523E+018" calcext:value-type="float">
            <text:p>1526878587335230000</text:p>
          </table:table-cell>
          <table:table-cell office:value-type="string" calcext:value-type="string">
            <text:p>world</text:p>
          </table:table-cell>
          <table:table-cell office:value-type="float" office:value="0.577261567116" calcext:value-type="float">
            <text:p>0.5772615671</text:p>
          </table:table-cell>
          <table:table-cell office:value-type="float" office:value="-0.0014579622075" calcext:value-type="float">
            <text:p>-0.0014579622</text:p>
          </table:table-cell>
          <table:table-cell office:value-type="float" office:value="0.502860665321" calcext:value-type="float">
            <text:p>0.50286066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735876E+018" calcext:value-type="float">
            <text:p>1526878587358760000</text:p>
          </table:table-cell>
          <table:table-cell office:value-type="float" office:value="581" calcext:value-type="float">
            <text:p>581</text:p>
          </table:table-cell>
          <table:table-cell office:value-type="float" office:value="1.52687858735497E+018" calcext:value-type="float">
            <text:p>1526878587354970000</text:p>
          </table:table-cell>
          <table:table-cell office:value-type="string" calcext:value-type="string">
            <text:p>world</text:p>
          </table:table-cell>
          <table:table-cell office:value-type="float" office:value="0.667031049728" calcext:value-type="float">
            <text:p>0.6670310497</text:p>
          </table:table-cell>
          <table:table-cell office:value-type="float" office:value="0.0243982709944" calcext:value-type="float">
            <text:p>0.024398271</text:p>
          </table:table-cell>
          <table:table-cell office:value-type="float" office:value="0.570326030254" calcext:value-type="float">
            <text:p>0.57032603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73791E+018" calcext:value-type="float">
            <text:p>1526878587379100000</text:p>
          </table:table-cell>
          <table:table-cell office:value-type="float" office:value="582" calcext:value-type="float">
            <text:p>582</text:p>
          </table:table-cell>
          <table:table-cell office:value-type="float" office:value="1.52687858737477E+018" calcext:value-type="float">
            <text:p>1526878587374770000</text:p>
          </table:table-cell>
          <table:table-cell office:value-type="string" calcext:value-type="string">
            <text:p>world</text:p>
          </table:table-cell>
          <table:table-cell office:value-type="float" office:value="0.591982126236" calcext:value-type="float">
            <text:p>0.5919821262</text:p>
          </table:table-cell>
          <table:table-cell office:value-type="float" office:value="0.0319105759263" calcext:value-type="float">
            <text:p>0.0319105759</text:p>
          </table:table-cell>
          <table:table-cell office:value-type="float" office:value="0.49526488781" calcext:value-type="float">
            <text:p>0.49526488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73994E+018" calcext:value-type="float">
            <text:p>1526878587399400000</text:p>
          </table:table-cell>
          <table:table-cell office:value-type="float" office:value="583" calcext:value-type="float">
            <text:p>583</text:p>
          </table:table-cell>
          <table:table-cell office:value-type="float" office:value="1.5268785873944E+018" calcext:value-type="float">
            <text:p>1526878587394400000</text:p>
          </table:table-cell>
          <table:table-cell office:value-type="string" calcext:value-type="string">
            <text:p>world</text:p>
          </table:table-cell>
          <table:table-cell office:value-type="float" office:value="0.560665547848" calcext:value-type="float">
            <text:p>0.5606655478</text:p>
          </table:table-cell>
          <table:table-cell office:value-type="float" office:value="0.0475061796606" calcext:value-type="float">
            <text:p>0.0475061797</text:p>
          </table:table-cell>
          <table:table-cell office:value-type="float" office:value="0.445288062096" calcext:value-type="float">
            <text:p>0.44528806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741881E+018" calcext:value-type="float">
            <text:p>1526878587418810000</text:p>
          </table:table-cell>
          <table:table-cell office:value-type="float" office:value="584" calcext:value-type="float">
            <text:p>584</text:p>
          </table:table-cell>
          <table:table-cell office:value-type="float" office:value="1.52687858741519E+018" calcext:value-type="float">
            <text:p>1526878587415190000</text:p>
          </table:table-cell>
          <table:table-cell office:value-type="string" calcext:value-type="string">
            <text:p>world</text:p>
          </table:table-cell>
          <table:table-cell office:value-type="float" office:value="0.692077875137" calcext:value-type="float">
            <text:p>0.6920778751</text:p>
          </table:table-cell>
          <table:table-cell office:value-type="float" office:value="0.0788107067347" calcext:value-type="float">
            <text:p>0.0788107067</text:p>
          </table:table-cell>
          <table:table-cell office:value-type="float" office:value="0.514201819897" calcext:value-type="float">
            <text:p>0.51420181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743907E+018" calcext:value-type="float">
            <text:p>1526878587439070000</text:p>
          </table:table-cell>
          <table:table-cell office:value-type="float" office:value="585" calcext:value-type="float">
            <text:p>585</text:p>
          </table:table-cell>
          <table:table-cell office:value-type="float" office:value="1.52687858743541E+018" calcext:value-type="float">
            <text:p>1526878587435410000</text:p>
          </table:table-cell>
          <table:table-cell office:value-type="string" calcext:value-type="string">
            <text:p>world</text:p>
          </table:table-cell>
          <table:table-cell office:value-type="float" office:value="0.621811032295" calcext:value-type="float">
            <text:p>0.6218110323</text:p>
          </table:table-cell>
          <table:table-cell office:value-type="float" office:value="0.0803563296795" calcext:value-type="float">
            <text:p>0.0803563297</text:p>
          </table:table-cell>
          <table:table-cell office:value-type="float" office:value="0.440405726433" calcext:value-type="float">
            <text:p>0.4404057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745937E+018" calcext:value-type="float">
            <text:p>1526878587459370000</text:p>
          </table:table-cell>
          <table:table-cell office:value-type="float" office:value="586" calcext:value-type="float">
            <text:p>586</text:p>
          </table:table-cell>
          <table:table-cell office:value-type="float" office:value="1.52687858745532E+018" calcext:value-type="float">
            <text:p>1526878587455320000</text:p>
          </table:table-cell>
          <table:table-cell office:value-type="string" calcext:value-type="string">
            <text:p>world</text:p>
          </table:table-cell>
          <table:table-cell office:value-type="float" office:value="0.728481888771" calcext:value-type="float">
            <text:p>0.7284818888</text:p>
          </table:table-cell>
          <table:table-cell office:value-type="float" office:value="0.111146114767" calcext:value-type="float">
            <text:p>0.1111461148</text:p>
          </table:table-cell>
          <table:table-cell office:value-type="float" office:value="0.473897486925" calcext:value-type="float">
            <text:p>0.47389748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747869E+018" calcext:value-type="float">
            <text:p>1526878587478690000</text:p>
          </table:table-cell>
          <table:table-cell office:value-type="float" office:value="587" calcext:value-type="float">
            <text:p>587</text:p>
          </table:table-cell>
          <table:table-cell office:value-type="float" office:value="1.52687858747502E+018" calcext:value-type="float">
            <text:p>1526878587475020000</text:p>
          </table:table-cell>
          <table:table-cell office:value-type="string" calcext:value-type="string">
            <text:p>world</text:p>
          </table:table-cell>
          <table:table-cell office:value-type="float" office:value="0.663857936859" calcext:value-type="float">
            <text:p>0.6638579369</text:p>
          </table:table-cell>
          <table:table-cell office:value-type="float" office:value="0.107932880521" calcext:value-type="float">
            <text:p>0.1079328805</text:p>
          </table:table-cell>
          <table:table-cell office:value-type="float" office:value="0.413381963968" calcext:value-type="float">
            <text:p>0.4133819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749916E+018" calcext:value-type="float">
            <text:p>1526878587499160000</text:p>
          </table:table-cell>
          <table:table-cell office:value-type="float" office:value="588" calcext:value-type="float">
            <text:p>588</text:p>
          </table:table-cell>
          <table:table-cell office:value-type="float" office:value="1.52687858749474E+018" calcext:value-type="float">
            <text:p>1526878587494740000</text:p>
          </table:table-cell>
          <table:table-cell office:value-type="string" calcext:value-type="string">
            <text:p>world</text:p>
          </table:table-cell>
          <table:table-cell office:value-type="float" office:value="0.612484693527" calcext:value-type="float">
            <text:p>0.6124846935</text:p>
          </table:table-cell>
          <table:table-cell office:value-type="float" office:value="0.116425514221" calcext:value-type="float">
            <text:p>0.1164255142</text:p>
          </table:table-cell>
          <table:table-cell office:value-type="float" office:value="0.349155545235" calcext:value-type="float">
            <text:p>0.34915554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751944E+018" calcext:value-type="float">
            <text:p>1526878587519440000</text:p>
          </table:table-cell>
          <table:table-cell office:value-type="float" office:value="589" calcext:value-type="float">
            <text:p>589</text:p>
          </table:table-cell>
          <table:table-cell office:value-type="float" office:value="1.52687858751468E+018" calcext:value-type="float">
            <text:p>1526878587514680000</text:p>
          </table:table-cell>
          <table:table-cell office:value-type="string" calcext:value-type="string">
            <text:p>world</text:p>
          </table:table-cell>
          <table:table-cell office:value-type="float" office:value="0.739592850208" calcext:value-type="float">
            <text:p>0.7395928502</text:p>
          </table:table-cell>
          <table:table-cell office:value-type="float" office:value="0.154140114784" calcext:value-type="float">
            <text:p>0.1541401148</text:p>
          </table:table-cell>
          <table:table-cell office:value-type="float" office:value="0.389232546091" calcext:value-type="float">
            <text:p>0.38923254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753864E+018" calcext:value-type="float">
            <text:p>1526878587538640000</text:p>
          </table:table-cell>
          <table:table-cell office:value-type="float" office:value="590" calcext:value-type="float">
            <text:p>590</text:p>
          </table:table-cell>
          <table:table-cell office:value-type="float" office:value="1.52687858753447E+018" calcext:value-type="float">
            <text:p>1526878587534470000</text:p>
          </table:table-cell>
          <table:table-cell office:value-type="string" calcext:value-type="string">
            <text:p>world</text:p>
          </table:table-cell>
          <table:table-cell office:value-type="float" office:value="0.681926012039" calcext:value-type="float">
            <text:p>0.681926012</text:p>
          </table:table-cell>
          <table:table-cell office:value-type="float" office:value="0.156569257379" calcext:value-type="float">
            <text:p>0.1565692574</text:p>
          </table:table-cell>
          <table:table-cell office:value-type="float" office:value="0.338014245033" calcext:value-type="float">
            <text:p>0.3380142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755917E+018" calcext:value-type="float">
            <text:p>1526878587559170000</text:p>
          </table:table-cell>
          <table:table-cell office:value-type="float" office:value="591" calcext:value-type="float">
            <text:p>591</text:p>
          </table:table-cell>
          <table:table-cell office:value-type="float" office:value="1.5268785875552E+018" calcext:value-type="float">
            <text:p>1526878587555200000</text:p>
          </table:table-cell>
          <table:table-cell office:value-type="string" calcext:value-type="string">
            <text:p>world</text:p>
          </table:table-cell>
          <table:table-cell office:value-type="float" office:value="0.637360572815" calcext:value-type="float">
            <text:p>0.6373605728</text:p>
          </table:table-cell>
          <table:table-cell office:value-type="float" office:value="0.146540418267" calcext:value-type="float">
            <text:p>0.1465404183</text:p>
          </table:table-cell>
          <table:table-cell office:value-type="float" office:value="0.288320124149" calcext:value-type="float">
            <text:p>0.28832012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757953E+018" calcext:value-type="float">
            <text:p>1526878587579530000</text:p>
          </table:table-cell>
          <table:table-cell office:value-type="float" office:value="592" calcext:value-type="float">
            <text:p>592</text:p>
          </table:table-cell>
          <table:table-cell office:value-type="float" office:value="1.52687858757495E+018" calcext:value-type="float">
            <text:p>1526878587574950000</text:p>
          </table:table-cell>
          <table:table-cell office:value-type="string" calcext:value-type="string">
            <text:p>world</text:p>
          </table:table-cell>
          <table:table-cell office:value-type="float" office:value="0.767729341984" calcext:value-type="float">
            <text:p>0.767729342</text:p>
          </table:table-cell>
          <table:table-cell office:value-type="float" office:value="0.203979223967" calcext:value-type="float">
            <text:p>0.203979224</text:p>
          </table:table-cell>
          <table:table-cell office:value-type="float" office:value="0.311078429222" calcext:value-type="float">
            <text:p>0.31107842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759879E+018" calcext:value-type="float">
            <text:p>1526878587598790000</text:p>
          </table:table-cell>
          <table:table-cell office:value-type="float" office:value="593" calcext:value-type="float">
            <text:p>593</text:p>
          </table:table-cell>
          <table:table-cell office:value-type="float" office:value="1.52687858759483E+018" calcext:value-type="float">
            <text:p>1526878587594830000</text:p>
          </table:table-cell>
          <table:table-cell office:value-type="string" calcext:value-type="string">
            <text:p>world</text:p>
          </table:table-cell>
          <table:table-cell office:value-type="float" office:value="0.706871747971" calcext:value-type="float">
            <text:p>0.706871748</text:p>
          </table:table-cell>
          <table:table-cell office:value-type="float" office:value="0.195876508951" calcext:value-type="float">
            <text:p>0.195876509</text:p>
          </table:table-cell>
          <table:table-cell office:value-type="float" office:value="0.268956243992" calcext:value-type="float">
            <text:p>0.2689562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761913E+018" calcext:value-type="float">
            <text:p>1526878587619130000</text:p>
          </table:table-cell>
          <table:table-cell office:value-type="float" office:value="594" calcext:value-type="float">
            <text:p>594</text:p>
          </table:table-cell>
          <table:table-cell office:value-type="float" office:value="1.52687858761468E+018" calcext:value-type="float">
            <text:p>1526878587614680000</text:p>
          </table:table-cell>
          <table:table-cell office:value-type="string" calcext:value-type="string">
            <text:p>world</text:p>
          </table:table-cell>
          <table:table-cell office:value-type="float" office:value="0.816840589046" calcext:value-type="float">
            <text:p>0.816840589</text:p>
          </table:table-cell>
          <table:table-cell office:value-type="float" office:value="0.238850459456" calcext:value-type="float">
            <text:p>0.2388504595</text:p>
          </table:table-cell>
          <table:table-cell office:value-type="float" office:value="0.266833484173" calcext:value-type="float">
            <text:p>0.26683348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763945E+018" calcext:value-type="float">
            <text:p>1526878587639450000</text:p>
          </table:table-cell>
          <table:table-cell office:value-type="float" office:value="595" calcext:value-type="float">
            <text:p>595</text:p>
          </table:table-cell>
          <table:table-cell office:value-type="float" office:value="1.52687858763457E+018" calcext:value-type="float">
            <text:p>1526878587634570000</text:p>
          </table:table-cell>
          <table:table-cell office:value-type="string" calcext:value-type="string">
            <text:p>world</text:p>
          </table:table-cell>
          <table:table-cell office:value-type="float" office:value="0.724986374378" calcext:value-type="float">
            <text:p>0.7249863744</text:p>
          </table:table-cell>
          <table:table-cell office:value-type="float" office:value="0.221630290151" calcext:value-type="float">
            <text:p>0.2216302902</text:p>
          </table:table-cell>
          <table:table-cell office:value-type="float" office:value="0.22124671936" calcext:value-type="float">
            <text:p>0.22124671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765875E+018" calcext:value-type="float">
            <text:p>1526878587658750000</text:p>
          </table:table-cell>
          <table:table-cell office:value-type="float" office:value="596" calcext:value-type="float">
            <text:p>596</text:p>
          </table:table-cell>
          <table:table-cell office:value-type="float" office:value="1.52687858765554E+018" calcext:value-type="float">
            <text:p>1526878587655540000</text:p>
          </table:table-cell>
          <table:table-cell office:value-type="string" calcext:value-type="string">
            <text:p>world</text:p>
          </table:table-cell>
          <table:table-cell office:value-type="float" office:value="0.858030796051" calcext:value-type="float">
            <text:p>0.8580307961</text:p>
          </table:table-cell>
          <table:table-cell office:value-type="float" office:value="0.280480921268" calcext:value-type="float">
            <text:p>0.2804809213</text:p>
          </table:table-cell>
          <table:table-cell office:value-type="float" office:value="0.230830743909" calcext:value-type="float">
            <text:p>0.23083074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767903E+018" calcext:value-type="float">
            <text:p>1526878587679030000</text:p>
          </table:table-cell>
          <table:table-cell office:value-type="float" office:value="597" calcext:value-type="float">
            <text:p>597</text:p>
          </table:table-cell>
          <table:table-cell office:value-type="float" office:value="1.52687858767527E+018" calcext:value-type="float">
            <text:p>1526878587675270000</text:p>
          </table:table-cell>
          <table:table-cell office:value-type="string" calcext:value-type="string">
            <text:p>world</text:p>
          </table:table-cell>
          <table:table-cell office:value-type="float" office:value="0.758348822594" calcext:value-type="float">
            <text:p>0.7583488226</text:p>
          </table:table-cell>
          <table:table-cell office:value-type="float" office:value="0.255473315716" calcext:value-type="float">
            <text:p>0.2554733157</text:p>
          </table:table-cell>
          <table:table-cell office:value-type="float" office:value="0.184237450361" calcext:value-type="float">
            <text:p>0.1842374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769939E+018" calcext:value-type="float">
            <text:p>1526878587699390000</text:p>
          </table:table-cell>
          <table:table-cell office:value-type="float" office:value="598" calcext:value-type="float">
            <text:p>598</text:p>
          </table:table-cell>
          <table:table-cell office:value-type="float" office:value="1.52687858769505E+018" calcext:value-type="float">
            <text:p>1526878587695050000</text:p>
          </table:table-cell>
          <table:table-cell office:value-type="string" calcext:value-type="string">
            <text:p>world</text:p>
          </table:table-cell>
          <table:table-cell office:value-type="float" office:value="0.703135371208" calcext:value-type="float">
            <text:p>0.7031353712</text:p>
          </table:table-cell>
          <table:table-cell office:value-type="float" office:value="0.240404725075" calcext:value-type="float">
            <text:p>0.2404047251</text:p>
          </table:table-cell>
          <table:table-cell office:value-type="float" office:value="0.16473723948" calcext:value-type="float">
            <text:p>0.16473723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771867E+018" calcext:value-type="float">
            <text:p>1526878587718670000</text:p>
          </table:table-cell>
          <table:table-cell office:value-type="float" office:value="599" calcext:value-type="float">
            <text:p>599</text:p>
          </table:table-cell>
          <table:table-cell office:value-type="float" office:value="1.5268785877147E+018" calcext:value-type="float">
            <text:p>1526878587714700000</text:p>
          </table:table-cell>
          <table:table-cell office:value-type="string" calcext:value-type="string">
            <text:p>world</text:p>
          </table:table-cell>
          <table:table-cell office:value-type="float" office:value="0.870805203915" calcext:value-type="float">
            <text:p>0.8708052039</text:p>
          </table:table-cell>
          <table:table-cell office:value-type="float" office:value="0.323275446892" calcext:value-type="float">
            <text:p>0.3232754469</text:p>
          </table:table-cell>
          <table:table-cell office:value-type="float" office:value="0.184405595064" calcext:value-type="float">
            <text:p>0.18440559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773884E+018" calcext:value-type="float">
            <text:p>1526878587738840000</text:p>
          </table:table-cell>
          <table:table-cell office:value-type="float" office:value="600" calcext:value-type="float">
            <text:p>600</text:p>
          </table:table-cell>
          <table:table-cell office:value-type="float" office:value="1.526878587735E+018" calcext:value-type="float">
            <text:p>1526878587735000000</text:p>
          </table:table-cell>
          <table:table-cell office:value-type="string" calcext:value-type="string">
            <text:p>world</text:p>
          </table:table-cell>
          <table:table-cell office:value-type="float" office:value="0.767930030823" calcext:value-type="float">
            <text:p>0.7679300308</text:p>
          </table:table-cell>
          <table:table-cell office:value-type="float" office:value="0.294347047806" calcext:value-type="float">
            <text:p>0.2943470478</text:p>
          </table:table-cell>
          <table:table-cell office:value-type="float" office:value="0.146078199148" calcext:value-type="float">
            <text:p>0.14607819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775924E+018" calcext:value-type="float">
            <text:p>1526878587759240000</text:p>
          </table:table-cell>
          <table:table-cell office:value-type="float" office:value="601" calcext:value-type="float">
            <text:p>601</text:p>
          </table:table-cell>
          <table:table-cell office:value-type="float" office:value="1.52687858775462E+018" calcext:value-type="float">
            <text:p>1526878587754620000</text:p>
          </table:table-cell>
          <table:table-cell office:value-type="string" calcext:value-type="string">
            <text:p>world</text:p>
          </table:table-cell>
          <table:table-cell office:value-type="float" office:value="0.720442712307" calcext:value-type="float">
            <text:p>0.7204427123</text:p>
          </table:table-cell>
          <table:table-cell office:value-type="float" office:value="0.289647817612" calcext:value-type="float">
            <text:p>0.2896478176</text:p>
          </table:table-cell>
          <table:table-cell office:value-type="float" office:value="0.12730525434" calcext:value-type="float">
            <text:p>0.12730525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77786E+018" calcext:value-type="float">
            <text:p>1526878587778600000</text:p>
          </table:table-cell>
          <table:table-cell office:value-type="float" office:value="602" calcext:value-type="float">
            <text:p>602</text:p>
          </table:table-cell>
          <table:table-cell office:value-type="float" office:value="1.52687858777536E+018" calcext:value-type="float">
            <text:p>1526878587775360000</text:p>
          </table:table-cell>
          <table:table-cell office:value-type="string" calcext:value-type="string">
            <text:p>world</text:p>
          </table:table-cell>
          <table:table-cell office:value-type="float" office:value="0.894576787949" calcext:value-type="float">
            <text:p>0.8945767879</text:p>
          </table:table-cell>
          <table:table-cell office:value-type="float" office:value="0.373301506042" calcext:value-type="float">
            <text:p>0.373301506</text:p>
          </table:table-cell>
          <table:table-cell office:value-type="float" office:value="0.1421289891" calcext:value-type="float">
            <text:p>0.14212898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779889E+018" calcext:value-type="float">
            <text:p>1526878587798890000</text:p>
          </table:table-cell>
          <table:table-cell office:value-type="float" office:value="603" calcext:value-type="float">
            <text:p>603</text:p>
          </table:table-cell>
          <table:table-cell office:value-type="float" office:value="1.52687858779505E+018" calcext:value-type="float">
            <text:p>1526878587795050000</text:p>
          </table:table-cell>
          <table:table-cell office:value-type="string" calcext:value-type="string">
            <text:p>world</text:p>
          </table:table-cell>
          <table:table-cell office:value-type="float" office:value="0.792131781578" calcext:value-type="float">
            <text:p>0.7921317816</text:p>
          </table:table-cell>
          <table:table-cell office:value-type="float" office:value="0.33513751626" calcext:value-type="float">
            <text:p>0.3351375163</text:p>
          </table:table-cell>
          <table:table-cell office:value-type="float" office:value="0.113378345966" calcext:value-type="float">
            <text:p>0.1133783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781914E+018" calcext:value-type="float">
            <text:p>1526878587819140000</text:p>
          </table:table-cell>
          <table:table-cell office:value-type="float" office:value="604" calcext:value-type="float">
            <text:p>604</text:p>
          </table:table-cell>
          <table:table-cell office:value-type="float" office:value="1.52687858781481E+018" calcext:value-type="float">
            <text:p>1526878587814810000</text:p>
          </table:table-cell>
          <table:table-cell office:value-type="string" calcext:value-type="string">
            <text:p>world</text:p>
          </table:table-cell>
          <table:table-cell office:value-type="float" office:value="0.915812492371" calcext:value-type="float">
            <text:p>0.9158124924</text:p>
          </table:table-cell>
          <table:table-cell office:value-type="float" office:value="0.400756061077" calcext:value-type="float">
            <text:p>0.4007560611</text:p>
          </table:table-cell>
          <table:table-cell office:value-type="float" office:value="0.126873791218" calcext:value-type="float">
            <text:p>0.1268737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783958E+018" calcext:value-type="float">
            <text:p>1526878587839580000</text:p>
          </table:table-cell>
          <table:table-cell office:value-type="float" office:value="605" calcext:value-type="float">
            <text:p>605</text:p>
          </table:table-cell>
          <table:table-cell office:value-type="float" office:value="1.52687858783457E+018" calcext:value-type="float">
            <text:p>1526878587834570000</text:p>
          </table:table-cell>
          <table:table-cell office:value-type="string" calcext:value-type="string">
            <text:p>world</text:p>
          </table:table-cell>
          <table:table-cell office:value-type="float" office:value="0.809121251106" calcext:value-type="float">
            <text:p>0.8091212511</text:p>
          </table:table-cell>
          <table:table-cell office:value-type="float" office:value="0.367385387421" calcext:value-type="float">
            <text:p>0.3673853874</text:p>
          </table:table-cell>
          <table:table-cell office:value-type="float" office:value="0.110666170716" calcext:value-type="float">
            <text:p>0.11066617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785875E+018" calcext:value-type="float">
            <text:p>1526878587858750000</text:p>
          </table:table-cell>
          <table:table-cell office:value-type="float" office:value="606" calcext:value-type="float">
            <text:p>606</text:p>
          </table:table-cell>
          <table:table-cell office:value-type="float" office:value="1.52687858785528E+018" calcext:value-type="float">
            <text:p>1526878587855280000</text:p>
          </table:table-cell>
          <table:table-cell office:value-type="string" calcext:value-type="string">
            <text:p>world</text:p>
          </table:table-cell>
          <table:table-cell office:value-type="float" office:value="0.967658221722" calcext:value-type="float">
            <text:p>0.9676582217</text:p>
          </table:table-cell>
          <table:table-cell office:value-type="float" office:value="0.452717244625" calcext:value-type="float">
            <text:p>0.4527172446</text:p>
          </table:table-cell>
          <table:table-cell office:value-type="float" office:value="0.120822660625" calcext:value-type="float">
            <text:p>0.12082266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787908E+018" calcext:value-type="float">
            <text:p>1526878587879080000</text:p>
          </table:table-cell>
          <table:table-cell office:value-type="float" office:value="607" calcext:value-type="float">
            <text:p>607</text:p>
          </table:table-cell>
          <table:table-cell office:value-type="float" office:value="1.52687858787493E+018" calcext:value-type="float">
            <text:p>1526878587874930000</text:p>
          </table:table-cell>
          <table:table-cell office:value-type="string" calcext:value-type="string">
            <text:p>world</text:p>
          </table:table-cell>
          <table:table-cell office:value-type="float" office:value="0.84684574604" calcext:value-type="float">
            <text:p>0.846845746</text:p>
          </table:table-cell>
          <table:table-cell office:value-type="float" office:value="0.403633058071" calcext:value-type="float">
            <text:p>0.4036330581</text:p>
          </table:table-cell>
          <table:table-cell office:value-type="float" office:value="0.100975692272" calcext:value-type="float">
            <text:p>0.10097569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789954E+018" calcext:value-type="float">
            <text:p>1526878587899540000</text:p>
          </table:table-cell>
          <table:table-cell office:value-type="float" office:value="608" calcext:value-type="float">
            <text:p>608</text:p>
          </table:table-cell>
          <table:table-cell office:value-type="float" office:value="1.52687858789469E+018" calcext:value-type="float">
            <text:p>1526878587894690000</text:p>
          </table:table-cell>
          <table:table-cell office:value-type="string" calcext:value-type="string">
            <text:p>world</text:p>
          </table:table-cell>
          <table:table-cell office:value-type="float" office:value="0.783238887787" calcext:value-type="float">
            <text:p>0.7832388878</text:p>
          </table:table-cell>
          <table:table-cell office:value-type="float" office:value="0.382143944502" calcext:value-type="float">
            <text:p>0.3821439445</text:p>
          </table:table-cell>
          <table:table-cell office:value-type="float" office:value="0.0947217196226" calcext:value-type="float">
            <text:p>0.09472171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791887E+018" calcext:value-type="float">
            <text:p>1526878587918870000</text:p>
          </table:table-cell>
          <table:table-cell office:value-type="float" office:value="609" calcext:value-type="float">
            <text:p>609</text:p>
          </table:table-cell>
          <table:table-cell office:value-type="float" office:value="1.52687858791455E+018" calcext:value-type="float">
            <text:p>1526878587914550000</text:p>
          </table:table-cell>
          <table:table-cell office:value-type="string" calcext:value-type="string">
            <text:p>world</text:p>
          </table:table-cell>
          <table:table-cell office:value-type="float" office:value="0.972165048122" calcext:value-type="float">
            <text:p>0.9721650481</text:p>
          </table:table-cell>
          <table:table-cell office:value-type="float" office:value="0.488446772099" calcext:value-type="float">
            <text:p>0.4884467721</text:p>
          </table:table-cell>
          <table:table-cell office:value-type="float" office:value="0.116163864732" calcext:value-type="float">
            <text:p>0.11616386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79395E+018" calcext:value-type="float">
            <text:p>1526878587939500000</text:p>
          </table:table-cell>
          <table:table-cell office:value-type="float" office:value="610" calcext:value-type="float">
            <text:p>610</text:p>
          </table:table-cell>
          <table:table-cell office:value-type="float" office:value="1.52687858793532E+018" calcext:value-type="float">
            <text:p>1526878587935320000</text:p>
          </table:table-cell>
          <table:table-cell office:value-type="string" calcext:value-type="string">
            <text:p>world</text:p>
          </table:table-cell>
          <table:table-cell office:value-type="float" office:value="0.855443000793" calcext:value-type="float">
            <text:p>0.8554430008</text:p>
          </table:table-cell>
          <table:table-cell office:value-type="float" office:value="0.441150039434" calcext:value-type="float">
            <text:p>0.4411500394</text:p>
          </table:table-cell>
          <table:table-cell office:value-type="float" office:value="0.100369475782" calcext:value-type="float">
            <text:p>0.10036947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795861E+018" calcext:value-type="float">
            <text:p>1526878587958610000</text:p>
          </table:table-cell>
          <table:table-cell office:value-type="float" office:value="611" calcext:value-type="float">
            <text:p>611</text:p>
          </table:table-cell>
          <table:table-cell office:value-type="float" office:value="1.52687858795527E+018" calcext:value-type="float">
            <text:p>1526878587955270000</text:p>
          </table:table-cell>
          <table:table-cell office:value-type="string" calcext:value-type="string">
            <text:p>world</text:p>
          </table:table-cell>
          <table:table-cell office:value-type="float" office:value="1.0269203186" calcext:value-type="float">
            <text:p>1.0269203186</text:p>
          </table:table-cell>
          <table:table-cell office:value-type="float" office:value="0.539821386337" calcext:value-type="float">
            <text:p>0.5398213863</text:p>
          </table:table-cell>
          <table:table-cell office:value-type="float" office:value="0.133903548121" calcext:value-type="float">
            <text:p>0.13390354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797905E+018" calcext:value-type="float">
            <text:p>1526878587979050000</text:p>
          </table:table-cell>
          <table:table-cell office:value-type="float" office:value="612" calcext:value-type="float">
            <text:p>612</text:p>
          </table:table-cell>
          <table:table-cell office:value-type="float" office:value="1.5268785879751E+018" calcext:value-type="float">
            <text:p>1526878587975100000</text:p>
          </table:table-cell>
          <table:table-cell office:value-type="string" calcext:value-type="string">
            <text:p>world</text:p>
          </table:table-cell>
          <table:table-cell office:value-type="float" office:value="0.893771767616" calcext:value-type="float">
            <text:p>0.8937717676</text:p>
          </table:table-cell>
          <table:table-cell office:value-type="float" office:value="0.482536375523" calcext:value-type="float">
            <text:p>0.4825363755</text:p>
          </table:table-cell>
          <table:table-cell office:value-type="float" office:value="0.121094077826" calcext:value-type="float">
            <text:p>0.12109407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799936E+018" calcext:value-type="float">
            <text:p>1526878587999360000</text:p>
          </table:table-cell>
          <table:table-cell office:value-type="float" office:value="613" calcext:value-type="float">
            <text:p>613</text:p>
          </table:table-cell>
          <table:table-cell office:value-type="float" office:value="1.52687858799488E+018" calcext:value-type="float">
            <text:p>1526878587994880000</text:p>
          </table:table-cell>
          <table:table-cell office:value-type="string" calcext:value-type="string">
            <text:p>world</text:p>
          </table:table-cell>
          <table:table-cell office:value-type="float" office:value="0.829837918282" calcext:value-type="float">
            <text:p>0.8298379183</text:p>
          </table:table-cell>
          <table:table-cell office:value-type="float" office:value="0.452817976475" calcext:value-type="float">
            <text:p>0.4528179765</text:p>
          </table:table-cell>
          <table:table-cell office:value-type="float" office:value="0.111051738262" calcext:value-type="float">
            <text:p>0.11105173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80186E+018" calcext:value-type="float">
            <text:p>1526878588018600000</text:p>
          </table:table-cell>
          <table:table-cell office:value-type="float" office:value="614" calcext:value-type="float">
            <text:p>614</text:p>
          </table:table-cell>
          <table:table-cell office:value-type="float" office:value="1.52687858801501E+018" calcext:value-type="float">
            <text:p>1526878588015010000</text:p>
          </table:table-cell>
          <table:table-cell office:value-type="string" calcext:value-type="string">
            <text:p>world</text:p>
          </table:table-cell>
          <table:table-cell office:value-type="float" office:value="1.02962255478" calcext:value-type="float">
            <text:p>1.0296225548</text:p>
          </table:table-cell>
          <table:table-cell office:value-type="float" office:value="0.574333310127" calcext:value-type="float">
            <text:p>0.5743333101</text:p>
          </table:table-cell>
          <table:table-cell office:value-type="float" office:value="0.145452708006" calcext:value-type="float">
            <text:p>0.1454527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803918E+018" calcext:value-type="float">
            <text:p>1526878588039180000</text:p>
          </table:table-cell>
          <table:table-cell office:value-type="float" office:value="615" calcext:value-type="float">
            <text:p>615</text:p>
          </table:table-cell>
          <table:table-cell office:value-type="float" office:value="1.52687858803484E+018" calcext:value-type="float">
            <text:p>1526878588034840000</text:p>
          </table:table-cell>
          <table:table-cell office:value-type="string" calcext:value-type="string">
            <text:p>world</text:p>
          </table:table-cell>
          <table:table-cell office:value-type="float" office:value="0.908413648605" calcext:value-type="float">
            <text:p>0.9084136486</text:p>
          </table:table-cell>
          <table:table-cell office:value-type="float" office:value="0.51837348938" calcext:value-type="float">
            <text:p>0.5183734894</text:p>
          </table:table-cell>
          <table:table-cell office:value-type="float" office:value="0.125251412392" calcext:value-type="float">
            <text:p>0.12525141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805929E+018" calcext:value-type="float">
            <text:p>1526878588059290000</text:p>
          </table:table-cell>
          <table:table-cell office:value-type="float" office:value="616" calcext:value-type="float">
            <text:p>616</text:p>
          </table:table-cell>
          <table:table-cell office:value-type="float" office:value="1.52687858805482E+018" calcext:value-type="float">
            <text:p>1526878588054820000</text:p>
          </table:table-cell>
          <table:table-cell office:value-type="string" calcext:value-type="string">
            <text:p>world</text:p>
          </table:table-cell>
          <table:table-cell office:value-type="float" office:value="1.04318034649" calcext:value-type="float">
            <text:p>1.0431803465</text:p>
          </table:table-cell>
          <table:table-cell office:value-type="float" office:value="0.611622154713" calcext:value-type="float">
            <text:p>0.6116221547</text:p>
          </table:table-cell>
          <table:table-cell office:value-type="float" office:value="0.136858299375" calcext:value-type="float">
            <text:p>0.13685829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80794E+018" calcext:value-type="float">
            <text:p>1526878588079400000</text:p>
          </table:table-cell>
          <table:table-cell office:value-type="float" office:value="617" calcext:value-type="float">
            <text:p>617</text:p>
          </table:table-cell>
          <table:table-cell office:value-type="float" office:value="1.52687858807457E+018" calcext:value-type="float">
            <text:p>1526878588074570000</text:p>
          </table:table-cell>
          <table:table-cell office:value-type="string" calcext:value-type="string">
            <text:p>world</text:p>
          </table:table-cell>
          <table:table-cell office:value-type="float" office:value="0.925570368767" calcext:value-type="float">
            <text:p>0.9255703688</text:p>
          </table:table-cell>
          <table:table-cell office:value-type="float" office:value="0.546426951885" calcext:value-type="float">
            <text:p>0.5464269519</text:p>
          </table:table-cell>
          <table:table-cell office:value-type="float" office:value="0.12649269402" calcext:value-type="float">
            <text:p>0.1264926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809853E+018" calcext:value-type="float">
            <text:p>1526878588098530000</text:p>
          </table:table-cell>
          <table:table-cell office:value-type="float" office:value="618" calcext:value-type="float">
            <text:p>618</text:p>
          </table:table-cell>
          <table:table-cell office:value-type="float" office:value="1.52687858809512E+018" calcext:value-type="float">
            <text:p>1526878588095120000</text:p>
          </table:table-cell>
          <table:table-cell office:value-type="string" calcext:value-type="string">
            <text:p>world</text:p>
          </table:table-cell>
          <table:table-cell office:value-type="float" office:value="0.891090393066" calcext:value-type="float">
            <text:p>0.8910903931</text:p>
          </table:table-cell>
          <table:table-cell office:value-type="float" office:value="0.530079245567" calcext:value-type="float">
            <text:p>0.5300792456</text:p>
          </table:table-cell>
          <table:table-cell office:value-type="float" office:value="0.115682125092" calcext:value-type="float">
            <text:p>0.11568212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811883E+018" calcext:value-type="float">
            <text:p>1526878588118830000</text:p>
          </table:table-cell>
          <table:table-cell office:value-type="float" office:value="619" calcext:value-type="float">
            <text:p>619</text:p>
          </table:table-cell>
          <table:table-cell office:value-type="float" office:value="1.52687858811477E+018" calcext:value-type="float">
            <text:p>1526878588114770000</text:p>
          </table:table-cell>
          <table:table-cell office:value-type="string" calcext:value-type="string">
            <text:p>world</text:p>
          </table:table-cell>
          <table:table-cell office:value-type="float" office:value="1.06367254257" calcext:value-type="float">
            <text:p>1.0636725426</text:p>
          </table:table-cell>
          <table:table-cell office:value-type="float" office:value="0.644427061081" calcext:value-type="float">
            <text:p>0.6444270611</text:p>
          </table:table-cell>
          <table:table-cell office:value-type="float" office:value="0.129834637046" calcext:value-type="float">
            <text:p>0.1298346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813911E+018" calcext:value-type="float">
            <text:p>1526878588139110000</text:p>
          </table:table-cell>
          <table:table-cell office:value-type="float" office:value="620" calcext:value-type="float">
            <text:p>620</text:p>
          </table:table-cell>
          <table:table-cell office:value-type="float" office:value="1.5268785881353E+018" calcext:value-type="float">
            <text:p>1526878588135300000</text:p>
          </table:table-cell>
          <table:table-cell office:value-type="string" calcext:value-type="string">
            <text:p>world</text:p>
          </table:table-cell>
          <table:table-cell office:value-type="float" office:value="0.947062194347" calcext:value-type="float">
            <text:p>0.9470621943</text:p>
          </table:table-cell>
          <table:table-cell office:value-type="float" office:value="0.580457925797" calcext:value-type="float">
            <text:p>0.5804579258</text:p>
          </table:table-cell>
          <table:table-cell office:value-type="float" office:value="0.117450803518" calcext:value-type="float">
            <text:p>0.11745080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815938E+018" calcext:value-type="float">
            <text:p>1526878588159380000</text:p>
          </table:table-cell>
          <table:table-cell office:value-type="float" office:value="621" calcext:value-type="float">
            <text:p>621</text:p>
          </table:table-cell>
          <table:table-cell office:value-type="float" office:value="1.52687858815488E+018" calcext:value-type="float">
            <text:p>1526878588154880000</text:p>
          </table:table-cell>
          <table:table-cell office:value-type="string" calcext:value-type="string">
            <text:p>world</text:p>
          </table:table-cell>
          <table:table-cell office:value-type="float" office:value="0.894088506699" calcext:value-type="float">
            <text:p>0.8940885067</text:p>
          </table:table-cell>
          <table:table-cell office:value-type="float" office:value="0.551429510117" calcext:value-type="float">
            <text:p>0.5514295101</text:p>
          </table:table-cell>
          <table:table-cell office:value-type="float" office:value="0.093749910593" calcext:value-type="float">
            <text:p>0.09374991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817873E+018" calcext:value-type="float">
            <text:p>1526878588178730000</text:p>
          </table:table-cell>
          <table:table-cell office:value-type="float" office:value="622" calcext:value-type="float">
            <text:p>622</text:p>
          </table:table-cell>
          <table:table-cell office:value-type="float" office:value="1.52687858817524E+018" calcext:value-type="float">
            <text:p>1526878588175240000</text:p>
          </table:table-cell>
          <table:table-cell office:value-type="string" calcext:value-type="string">
            <text:p>world</text:p>
          </table:table-cell>
          <table:table-cell office:value-type="float" office:value="1.10920190811" calcext:value-type="float">
            <text:p>1.1092019081</text:p>
          </table:table-cell>
          <table:table-cell office:value-type="float" office:value="0.696978449821" calcext:value-type="float">
            <text:p>0.6969784498</text:p>
          </table:table-cell>
          <table:table-cell office:value-type="float" office:value="0.101980619133" calcext:value-type="float">
            <text:p>0.10198061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819899E+018" calcext:value-type="float">
            <text:p>1526878588198990000</text:p>
          </table:table-cell>
          <table:table-cell office:value-type="float" office:value="623" calcext:value-type="float">
            <text:p>623</text:p>
          </table:table-cell>
          <table:table-cell office:value-type="float" office:value="1.52687858819519E+018" calcext:value-type="float">
            <text:p>1526878588195190000</text:p>
          </table:table-cell>
          <table:table-cell office:value-type="string" calcext:value-type="string">
            <text:p>world</text:p>
          </table:table-cell>
          <table:table-cell office:value-type="float" office:value="0.975483953953" calcext:value-type="float">
            <text:p>0.975483954</text:p>
          </table:table-cell>
          <table:table-cell office:value-type="float" office:value="0.621627211571" calcext:value-type="float">
            <text:p>0.6216272116</text:p>
          </table:table-cell>
          <table:table-cell office:value-type="float" office:value="0.0802981853485" calcext:value-type="float">
            <text:p>0.08029818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821954E+018" calcext:value-type="float">
            <text:p>1526878588219540000</text:p>
          </table:table-cell>
          <table:table-cell office:value-type="float" office:value="624" calcext:value-type="float">
            <text:p>624</text:p>
          </table:table-cell>
          <table:table-cell office:value-type="float" office:value="1.526878588215E+018" calcext:value-type="float">
            <text:p>1526878588215000000</text:p>
          </table:table-cell>
          <table:table-cell office:value-type="string" calcext:value-type="string">
            <text:p>world</text:p>
          </table:table-cell>
          <table:table-cell office:value-type="float" office:value="1.12517023087" calcext:value-type="float">
            <text:p>1.1251702309</text:p>
          </table:table-cell>
          <table:table-cell office:value-type="float" office:value="0.725630402565" calcext:value-type="float">
            <text:p>0.7256304026</text:p>
          </table:table-cell>
          <table:table-cell office:value-type="float" office:value="0.0790021568537" calcext:value-type="float">
            <text:p>0.07900215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823876E+018" calcext:value-type="float">
            <text:p>1526878588238760000</text:p>
          </table:table-cell>
          <table:table-cell office:value-type="float" office:value="625" calcext:value-type="float">
            <text:p>625</text:p>
          </table:table-cell>
          <table:table-cell office:value-type="float" office:value="1.52687858823496E+018" calcext:value-type="float">
            <text:p>1526878588234960000</text:p>
          </table:table-cell>
          <table:table-cell office:value-type="string" calcext:value-type="string">
            <text:p>world</text:p>
          </table:table-cell>
          <table:table-cell office:value-type="float" office:value="1.01342201233" calcext:value-type="float">
            <text:p>1.0134220123</text:p>
          </table:table-cell>
          <table:table-cell office:value-type="float" office:value="0.661694288254" calcext:value-type="float">
            <text:p>0.6616942883</text:p>
          </table:table-cell>
          <table:table-cell office:value-type="float" office:value="0.0553168058395" calcext:value-type="float">
            <text:p>0.05531680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825928E+018" calcext:value-type="float">
            <text:p>1526878588259280000</text:p>
          </table:table-cell>
          <table:table-cell office:value-type="float" office:value="626" calcext:value-type="float">
            <text:p>626</text:p>
          </table:table-cell>
          <table:table-cell office:value-type="float" office:value="1.52687858825483E+018" calcext:value-type="float">
            <text:p>1526878588254830000</text:p>
          </table:table-cell>
          <table:table-cell office:value-type="string" calcext:value-type="string">
            <text:p>world</text:p>
          </table:table-cell>
          <table:table-cell office:value-type="float" office:value="0.930078744888" calcext:value-type="float">
            <text:p>0.9300787449</text:p>
          </table:table-cell>
          <table:table-cell office:value-type="float" office:value="0.615239143372" calcext:value-type="float">
            <text:p>0.6152391434</text:p>
          </table:table-cell>
          <table:table-cell office:value-type="float" office:value="0.0359641760588" calcext:value-type="float">
            <text:p>0.03596417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827854E+018" calcext:value-type="float">
            <text:p>1526878588278540000</text:p>
          </table:table-cell>
          <table:table-cell office:value-type="float" office:value="627" calcext:value-type="float">
            <text:p>627</text:p>
          </table:table-cell>
          <table:table-cell office:value-type="float" office:value="1.52687858827477E+018" calcext:value-type="float">
            <text:p>1526878588274770000</text:p>
          </table:table-cell>
          <table:table-cell office:value-type="string" calcext:value-type="string">
            <text:p>world</text:p>
          </table:table-cell>
          <table:table-cell office:value-type="float" office:value="1.15362453461" calcext:value-type="float">
            <text:p>1.1536245346</text:p>
          </table:table-cell>
          <table:table-cell office:value-type="float" office:value="0.772845625877" calcext:value-type="float">
            <text:p>0.7728456259</text:p>
          </table:table-cell>
          <table:table-cell office:value-type="float" office:value="0.0309249516577" calcext:value-type="float">
            <text:p>0.03092495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829897E+018" calcext:value-type="float">
            <text:p>1526878588298970000</text:p>
          </table:table-cell>
          <table:table-cell office:value-type="float" office:value="628" calcext:value-type="float">
            <text:p>628</text:p>
          </table:table-cell>
          <table:table-cell office:value-type="float" office:value="1.52687858829462E+018" calcext:value-type="float">
            <text:p>1526878588294620000</text:p>
          </table:table-cell>
          <table:table-cell office:value-type="string" calcext:value-type="string">
            <text:p>world</text:p>
          </table:table-cell>
          <table:table-cell office:value-type="float" office:value="1.01259410381" calcext:value-type="float">
            <text:p>1.0125941038</text:p>
          </table:table-cell>
          <table:table-cell office:value-type="float" office:value="0.684748530388" calcext:value-type="float">
            <text:p>0.6847485304</text:p>
          </table:table-cell>
          <table:table-cell office:value-type="float" office:value="0.0168525539339" calcext:value-type="float">
            <text:p>0.01685255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83192E+018" calcext:value-type="float">
            <text:p>1526878588319200000</text:p>
          </table:table-cell>
          <table:table-cell office:value-type="float" office:value="629" calcext:value-type="float">
            <text:p>629</text:p>
          </table:table-cell>
          <table:table-cell office:value-type="float" office:value="1.52687858831446E+018" calcext:value-type="float">
            <text:p>1526878588314460000</text:p>
          </table:table-cell>
          <table:table-cell office:value-type="string" calcext:value-type="string">
            <text:p>world</text:p>
          </table:table-cell>
          <table:table-cell office:value-type="float" office:value="1.17210578918" calcext:value-type="float">
            <text:p>1.1721057892</text:p>
          </table:table-cell>
          <table:table-cell office:value-type="float" office:value="0.802428841591" calcext:value-type="float">
            <text:p>0.8024288416</text:p>
          </table:table-cell>
          <table:table-cell office:value-type="float" office:value="0.0141727300361" calcext:value-type="float">
            <text:p>0.014172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833948E+018" calcext:value-type="float">
            <text:p>1526878588339480000</text:p>
          </table:table-cell>
          <table:table-cell office:value-type="float" office:value="630" calcext:value-type="float">
            <text:p>630</text:p>
          </table:table-cell>
          <table:table-cell office:value-type="float" office:value="1.52687858833532E+018" calcext:value-type="float">
            <text:p>1526878588335320000</text:p>
          </table:table-cell>
          <table:table-cell office:value-type="string" calcext:value-type="string">
            <text:p>world</text:p>
          </table:table-cell>
          <table:table-cell office:value-type="float" office:value="1.03402280807" calcext:value-type="float">
            <text:p>1.0340228081</text:p>
          </table:table-cell>
          <table:table-cell office:value-type="float" office:value="0.712865531445" calcext:value-type="float">
            <text:p>0.7128655314</text:p>
          </table:table-cell>
          <table:table-cell office:value-type="float" office:value="0.00617364561185" calcext:value-type="float">
            <text:p>0.0061736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835875E+018" calcext:value-type="float">
            <text:p>1526878588358750000</text:p>
          </table:table-cell>
          <table:table-cell office:value-type="float" office:value="631" calcext:value-type="float">
            <text:p>631</text:p>
          </table:table-cell>
          <table:table-cell office:value-type="float" office:value="1.52687858835516E+018" calcext:value-type="float">
            <text:p>1526878588355160000</text:p>
          </table:table-cell>
          <table:table-cell office:value-type="string" calcext:value-type="string">
            <text:p>world</text:p>
          </table:table-cell>
          <table:table-cell office:value-type="float" office:value="0.981786310673" calcext:value-type="float">
            <text:p>0.9817863107</text:p>
          </table:table-cell>
          <table:table-cell office:value-type="float" office:value="0.684264719486" calcext:value-type="float">
            <text:p>0.6842647195</text:p>
          </table:table-cell>
          <table:table-cell office:value-type="float" office:value="-0.00715717580169" calcext:value-type="float">
            <text:p>-0.00715717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837907E+018" calcext:value-type="float">
            <text:p>1526878588379070000</text:p>
          </table:table-cell>
          <table:table-cell office:value-type="float" office:value="632" calcext:value-type="float">
            <text:p>632</text:p>
          </table:table-cell>
          <table:table-cell office:value-type="float" office:value="1.52687858837497E+018" calcext:value-type="float">
            <text:p>1526878588374970000</text:p>
          </table:table-cell>
          <table:table-cell office:value-type="string" calcext:value-type="string">
            <text:p>world</text:p>
          </table:table-cell>
          <table:table-cell office:value-type="float" office:value="1.16602671146" calcext:value-type="float">
            <text:p>1.1660267115</text:p>
          </table:table-cell>
          <table:table-cell office:value-type="float" office:value="0.82182854414" calcext:value-type="float">
            <text:p>0.8218285441</text:p>
          </table:table-cell>
          <table:table-cell office:value-type="float" office:value="-0.0195726454258" calcext:value-type="float">
            <text:p>-0.01957264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839925E+018" calcext:value-type="float">
            <text:p>1526878588399250000</text:p>
          </table:table-cell>
          <table:table-cell office:value-type="float" office:value="633" calcext:value-type="float">
            <text:p>633</text:p>
          </table:table-cell>
          <table:table-cell office:value-type="float" office:value="1.52687858839461E+018" calcext:value-type="float">
            <text:p>1526878588394610000</text:p>
          </table:table-cell>
          <table:table-cell office:value-type="string" calcext:value-type="string">
            <text:p>world</text:p>
          </table:table-cell>
          <table:table-cell office:value-type="float" office:value="1.04100215435" calcext:value-type="float">
            <text:p>1.0410021544</text:p>
          </table:table-cell>
          <table:table-cell office:value-type="float" office:value="0.739297747612" calcext:value-type="float">
            <text:p>0.7392977476</text:p>
          </table:table-cell>
          <table:table-cell office:value-type="float" office:value="-0.0277695432305" calcext:value-type="float">
            <text:p>-0.0277695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841847E+018" calcext:value-type="float">
            <text:p>1526878588418470000</text:p>
          </table:table-cell>
          <table:table-cell office:value-type="float" office:value="634" calcext:value-type="float">
            <text:p>634</text:p>
          </table:table-cell>
          <table:table-cell office:value-type="float" office:value="1.52687858841525E+018" calcext:value-type="float">
            <text:p>1526878588415250000</text:p>
          </table:table-cell>
          <table:table-cell office:value-type="string" calcext:value-type="string">
            <text:p>world</text:p>
          </table:table-cell>
          <table:table-cell office:value-type="float" office:value="1.2431281805" calcext:value-type="float">
            <text:p>1.2431281805</text:p>
          </table:table-cell>
          <table:table-cell office:value-type="float" office:value="0.893352925777" calcext:value-type="float">
            <text:p>0.8933529258</text:p>
          </table:table-cell>
          <table:table-cell office:value-type="float" office:value="-0.0369809269905" calcext:value-type="float">
            <text:p>-0.0369809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84387E+018" calcext:value-type="float">
            <text:p>1526878588438700000</text:p>
          </table:table-cell>
          <table:table-cell office:value-type="float" office:value="635" calcext:value-type="float">
            <text:p>635</text:p>
          </table:table-cell>
          <table:table-cell office:value-type="float" office:value="1.5268785884351E+018" calcext:value-type="float">
            <text:p>1526878588435100000</text:p>
          </table:table-cell>
          <table:table-cell office:value-type="string" calcext:value-type="string">
            <text:p>world</text:p>
          </table:table-cell>
          <table:table-cell office:value-type="float" office:value="1.07786560059" calcext:value-type="float">
            <text:p>1.0778656006</text:p>
          </table:table-cell>
          <table:table-cell office:value-type="float" office:value="0.783531665802" calcext:value-type="float">
            <text:p>0.7835316658</text:p>
          </table:table-cell>
          <table:table-cell office:value-type="float" office:value="-0.0375778824091" calcext:value-type="float">
            <text:p>-0.0375778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845904E+018" calcext:value-type="float">
            <text:p>1526878588459040000</text:p>
          </table:table-cell>
          <table:table-cell office:value-type="float" office:value="636" calcext:value-type="float">
            <text:p>636</text:p>
          </table:table-cell>
          <table:table-cell office:value-type="float" office:value="1.52687858845496E+018" calcext:value-type="float">
            <text:p>1526878588454960000</text:p>
          </table:table-cell>
          <table:table-cell office:value-type="string" calcext:value-type="string">
            <text:p>world</text:p>
          </table:table-cell>
          <table:table-cell office:value-type="float" office:value="1.2325501442" calcext:value-type="float">
            <text:p>1.2325501442</text:p>
          </table:table-cell>
          <table:table-cell office:value-type="float" office:value="0.90502512455" calcext:value-type="float">
            <text:p>0.9050251246</text:p>
          </table:table-cell>
          <table:table-cell office:value-type="float" office:value="-0.0597810633481" calcext:value-type="float">
            <text:p>-0.05978106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847948E+018" calcext:value-type="float">
            <text:p>1526878588479480000</text:p>
          </table:table-cell>
          <table:table-cell office:value-type="float" office:value="637" calcext:value-type="float">
            <text:p>637</text:p>
          </table:table-cell>
          <table:table-cell office:value-type="float" office:value="1.52687858847463E+018" calcext:value-type="float">
            <text:p>1526878588474630000</text:p>
          </table:table-cell>
          <table:table-cell office:value-type="string" calcext:value-type="string">
            <text:p>world</text:p>
          </table:table-cell>
          <table:table-cell office:value-type="float" office:value="1.07482647896" calcext:value-type="float">
            <text:p>1.074826479</text:p>
          </table:table-cell>
          <table:table-cell office:value-type="float" office:value="0.798420608044" calcext:value-type="float">
            <text:p>0.798420608</text:p>
          </table:table-cell>
          <table:table-cell office:value-type="float" office:value="-0.0584438070655" calcext:value-type="float">
            <text:p>-0.05844380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849864E+018" calcext:value-type="float">
            <text:p>1526878588498640000</text:p>
          </table:table-cell>
          <table:table-cell office:value-type="float" office:value="638" calcext:value-type="float">
            <text:p>638</text:p>
          </table:table-cell>
          <table:table-cell office:value-type="float" office:value="1.52687858849542E+018" calcext:value-type="float">
            <text:p>1526878588495420000</text:p>
          </table:table-cell>
          <table:table-cell office:value-type="string" calcext:value-type="string">
            <text:p>world</text:p>
          </table:table-cell>
          <table:table-cell office:value-type="float" office:value="1.0327603817" calcext:value-type="float">
            <text:p>1.0327603817</text:p>
          </table:table-cell>
          <table:table-cell office:value-type="float" office:value="0.771918416023" calcext:value-type="float">
            <text:p>0.771918416</text:p>
          </table:table-cell>
          <table:table-cell office:value-type="float" office:value="-0.0574475079775" calcext:value-type="float">
            <text:p>-0.0574475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851903E+018" calcext:value-type="float">
            <text:p>1526878588519030000</text:p>
          </table:table-cell>
          <table:table-cell office:value-type="float" office:value="639" calcext:value-type="float">
            <text:p>639</text:p>
          </table:table-cell>
          <table:table-cell office:value-type="float" office:value="1.52687858851515E+018" calcext:value-type="float">
            <text:p>1526878588515150000</text:p>
          </table:table-cell>
          <table:table-cell office:value-type="string" calcext:value-type="string">
            <text:p>world</text:p>
          </table:table-cell>
          <table:table-cell office:value-type="float" office:value="1.21852517128" calcext:value-type="float">
            <text:p>1.2185251713</text:p>
          </table:table-cell>
          <table:table-cell office:value-type="float" office:value="0.921630978584" calcext:value-type="float">
            <text:p>0.9216309786</text:p>
          </table:table-cell>
          <table:table-cell office:value-type="float" office:value="-0.0714800879359" calcext:value-type="float">
            <text:p>-0.07148008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853943E+018" calcext:value-type="float">
            <text:p>1526878588539430000</text:p>
          </table:table-cell>
          <table:table-cell office:value-type="float" office:value="640" calcext:value-type="float">
            <text:p>640</text:p>
          </table:table-cell>
          <table:table-cell office:value-type="float" office:value="1.52687858853485E+018" calcext:value-type="float">
            <text:p>1526878588534850000</text:p>
          </table:table-cell>
          <table:table-cell office:value-type="string" calcext:value-type="string">
            <text:p>world</text:p>
          </table:table-cell>
          <table:table-cell office:value-type="float" office:value="1.0772550106" calcext:value-type="float">
            <text:p>1.0772550106</text:p>
          </table:table-cell>
          <table:table-cell office:value-type="float" office:value="0.824931442738" calcext:value-type="float">
            <text:p>0.8249314427</text:p>
          </table:table-cell>
          <table:table-cell office:value-type="float" office:value="-0.0716825351119" calcext:value-type="float">
            <text:p>-0.07168253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855871E+018" calcext:value-type="float">
            <text:p>1526878588558710000</text:p>
          </table:table-cell>
          <table:table-cell office:value-type="float" office:value="641" calcext:value-type="float">
            <text:p>641</text:p>
          </table:table-cell>
          <table:table-cell office:value-type="float" office:value="1.52687858855467E+018" calcext:value-type="float">
            <text:p>1526878588554670000</text:p>
          </table:table-cell>
          <table:table-cell office:value-type="string" calcext:value-type="string">
            <text:p>world</text:p>
          </table:table-cell>
          <table:table-cell office:value-type="float" office:value="1.03730511665" calcext:value-type="float">
            <text:p>1.0373051167</text:p>
          </table:table-cell>
          <table:table-cell office:value-type="float" office:value="0.801953196526" calcext:value-type="float">
            <text:p>0.8019531965</text:p>
          </table:table-cell>
          <table:table-cell office:value-type="float" office:value="-0.0716937407851" calcext:value-type="float">
            <text:p>-0.0716937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857904E+018" calcext:value-type="float">
            <text:p>1526878588579040000</text:p>
          </table:table-cell>
          <table:table-cell office:value-type="float" office:value="642" calcext:value-type="float">
            <text:p>642</text:p>
          </table:table-cell>
          <table:table-cell office:value-type="float" office:value="1.52687858857446E+018" calcext:value-type="float">
            <text:p>1526878588574460000</text:p>
          </table:table-cell>
          <table:table-cell office:value-type="string" calcext:value-type="string">
            <text:p>world</text:p>
          </table:table-cell>
          <table:table-cell office:value-type="float" office:value="1.22655320168" calcext:value-type="float">
            <text:p>1.2265532017</text:p>
          </table:table-cell>
          <table:table-cell office:value-type="float" office:value="0.95903801918" calcext:value-type="float">
            <text:p>0.9590380192</text:p>
          </table:table-cell>
          <table:table-cell office:value-type="float" office:value="-0.0929842889309" calcext:value-type="float">
            <text:p>-0.09298428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859943E+018" calcext:value-type="float">
            <text:p>1526878588599430000</text:p>
          </table:table-cell>
          <table:table-cell office:value-type="float" office:value="643" calcext:value-type="float">
            <text:p>643</text:p>
          </table:table-cell>
          <table:table-cell office:value-type="float" office:value="1.52687858859522E+018" calcext:value-type="float">
            <text:p>1526878588595220000</text:p>
          </table:table-cell>
          <table:table-cell office:value-type="string" calcext:value-type="string">
            <text:p>world</text:p>
          </table:table-cell>
          <table:table-cell office:value-type="float" office:value="1.08927130699" calcext:value-type="float">
            <text:p>1.089271307</text:p>
          </table:table-cell>
          <table:table-cell office:value-type="float" office:value="0.859957575798" calcext:value-type="float">
            <text:p>0.8599575758</text:p>
          </table:table-cell>
          <table:table-cell office:value-type="float" office:value="-0.0875578597188" calcext:value-type="float">
            <text:p>-0.08755785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861867E+018" calcext:value-type="float">
            <text:p>1526878588618670000</text:p>
          </table:table-cell>
          <table:table-cell office:value-type="float" office:value="644" calcext:value-type="float">
            <text:p>644</text:p>
          </table:table-cell>
          <table:table-cell office:value-type="float" office:value="1.52687858861524E+018" calcext:value-type="float">
            <text:p>1526878588615240000</text:p>
          </table:table-cell>
          <table:table-cell office:value-type="string" calcext:value-type="string">
            <text:p>world</text:p>
          </table:table-cell>
          <table:table-cell office:value-type="float" office:value="1.30010807514" calcext:value-type="float">
            <text:p>1.3001080751</text:p>
          </table:table-cell>
          <table:table-cell office:value-type="float" office:value="1.03658366203" calcext:value-type="float">
            <text:p>1.036583662</text:p>
          </table:table-cell>
          <table:table-cell office:value-type="float" office:value="-0.101638510823" calcext:value-type="float">
            <text:p>-0.10163851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863912E+018" calcext:value-type="float">
            <text:p>1526878588639120000</text:p>
          </table:table-cell>
          <table:table-cell office:value-type="float" office:value="645" calcext:value-type="float">
            <text:p>645</text:p>
          </table:table-cell>
          <table:table-cell office:value-type="float" office:value="1.52687858863513E+018" calcext:value-type="float">
            <text:p>1526878588635130000</text:p>
          </table:table-cell>
          <table:table-cell office:value-type="string" calcext:value-type="string">
            <text:p>world</text:p>
          </table:table-cell>
          <table:table-cell office:value-type="float" office:value="1.13442182541" calcext:value-type="float">
            <text:p>1.1344218254</text:p>
          </table:table-cell>
          <table:table-cell office:value-type="float" office:value="0.907832145691" calcext:value-type="float">
            <text:p>0.9078321457</text:p>
          </table:table-cell>
          <table:table-cell office:value-type="float" office:value="-0.0915286019444" calcext:value-type="float">
            <text:p>-0.09152860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865948E+018" calcext:value-type="float">
            <text:p>1526878588659480000</text:p>
          </table:table-cell>
          <table:table-cell office:value-type="float" office:value="646" calcext:value-type="float">
            <text:p>646</text:p>
          </table:table-cell>
          <table:table-cell office:value-type="float" office:value="1.52687858865507E+018" calcext:value-type="float">
            <text:p>1526878588655070000</text:p>
          </table:table-cell>
          <table:table-cell office:value-type="string" calcext:value-type="string">
            <text:p>world</text:p>
          </table:table-cell>
          <table:table-cell office:value-type="float" office:value="1.28010928631" calcext:value-type="float">
            <text:p>1.2801092863</text:p>
          </table:table-cell>
          <table:table-cell office:value-type="float" office:value="1.04616093636" calcext:value-type="float">
            <text:p>1.0461609364</text:p>
          </table:table-cell>
          <table:table-cell office:value-type="float" office:value="-0.111890032887" calcext:value-type="float">
            <text:p>-0.11189003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867878E+018" calcext:value-type="float">
            <text:p>1526878588678780000</text:p>
          </table:table-cell>
          <table:table-cell office:value-type="float" office:value="647" calcext:value-type="float">
            <text:p>647</text:p>
          </table:table-cell>
          <table:table-cell office:value-type="float" office:value="1.52687858867476E+018" calcext:value-type="float">
            <text:p>1526878588674760000</text:p>
          </table:table-cell>
          <table:table-cell office:value-type="string" calcext:value-type="string">
            <text:p>world</text:p>
          </table:table-cell>
          <table:table-cell office:value-type="float" office:value="1.13807606697" calcext:value-type="float">
            <text:p>1.138076067</text:p>
          </table:table-cell>
          <table:table-cell office:value-type="float" office:value="0.945227384567" calcext:value-type="float">
            <text:p>0.9452273846</text:p>
          </table:table-cell>
          <table:table-cell office:value-type="float" office:value="-0.100269772112" calcext:value-type="float">
            <text:p>-0.10026977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869904E+018" calcext:value-type="float">
            <text:p>1526878588699040000</text:p>
          </table:table-cell>
          <table:table-cell office:value-type="float" office:value="648" calcext:value-type="float">
            <text:p>648</text:p>
          </table:table-cell>
          <table:table-cell office:value-type="float" office:value="1.52687858869459E+018" calcext:value-type="float">
            <text:p>1526878588694590000</text:p>
          </table:table-cell>
          <table:table-cell office:value-type="string" calcext:value-type="string">
            <text:p>world</text:p>
          </table:table-cell>
          <table:table-cell office:value-type="float" office:value="1.04324197769" calcext:value-type="float">
            <text:p>1.0432419777</text:p>
          </table:table-cell>
          <table:table-cell office:value-type="float" office:value="0.880505144596" calcext:value-type="float">
            <text:p>0.8805051446</text:p>
          </table:table-cell>
          <table:table-cell office:value-type="float" office:value="-0.101429834962" calcext:value-type="float">
            <text:p>-0.1014298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871933E+018" calcext:value-type="float">
            <text:p>1526878588719330000</text:p>
          </table:table-cell>
          <table:table-cell office:value-type="float" office:value="649" calcext:value-type="float">
            <text:p>649</text:p>
          </table:table-cell>
          <table:table-cell office:value-type="float" office:value="1.52687858871552E+018" calcext:value-type="float">
            <text:p>1526878588715520000</text:p>
          </table:table-cell>
          <table:table-cell office:value-type="string" calcext:value-type="string">
            <text:p>world</text:p>
          </table:table-cell>
          <table:table-cell office:value-type="float" office:value="1.21443617344" calcext:value-type="float">
            <text:p>1.2144361734</text:p>
          </table:table-cell>
          <table:table-cell office:value-type="float" office:value="1.05516052246" calcext:value-type="float">
            <text:p>1.0551605225</text:p>
          </table:table-cell>
          <table:table-cell office:value-type="float" office:value="-0.124292649329" calcext:value-type="float">
            <text:p>-0.12429264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873858E+018" calcext:value-type="float">
            <text:p>1526878588738580000</text:p>
          </table:table-cell>
          <table:table-cell office:value-type="float" office:value="650" calcext:value-type="float">
            <text:p>650</text:p>
          </table:table-cell>
          <table:table-cell office:value-type="float" office:value="1.52687858873528E+018" calcext:value-type="float">
            <text:p>1526878588735280000</text:p>
          </table:table-cell>
          <table:table-cell office:value-type="string" calcext:value-type="string">
            <text:p>world</text:p>
          </table:table-cell>
          <table:table-cell office:value-type="float" office:value="1.08617818356" calcext:value-type="float">
            <text:p>1.0861781836</text:p>
          </table:table-cell>
          <table:table-cell office:value-type="float" office:value="0.961513340473" calcext:value-type="float">
            <text:p>0.9615133405</text:p>
          </table:table-cell>
          <table:table-cell office:value-type="float" office:value="-0.104803368449" calcext:value-type="float">
            <text:p>-0.10480336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875882E+018" calcext:value-type="float">
            <text:p>1526878588758820000</text:p>
          </table:table-cell>
          <table:table-cell office:value-type="float" office:value="651" calcext:value-type="float">
            <text:p>651</text:p>
          </table:table-cell>
          <table:table-cell office:value-type="float" office:value="1.52687858875519E+018" calcext:value-type="float">
            <text:p>1526878588755190000</text:p>
          </table:table-cell>
          <table:table-cell office:value-type="string" calcext:value-type="string">
            <text:p>world</text:p>
          </table:table-cell>
          <table:table-cell office:value-type="float" office:value="0.989689826965" calcext:value-type="float">
            <text:p>0.989689827</text:p>
          </table:table-cell>
          <table:table-cell office:value-type="float" office:value="0.896114706993" calcext:value-type="float">
            <text:p>0.896114707</text:p>
          </table:table-cell>
          <table:table-cell office:value-type="float" office:value="-0.101290225983" calcext:value-type="float">
            <text:p>-0.1012902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877931E+018" calcext:value-type="float">
            <text:p>1526878588779310000</text:p>
          </table:table-cell>
          <table:table-cell office:value-type="float" office:value="652" calcext:value-type="float">
            <text:p>652</text:p>
          </table:table-cell>
          <table:table-cell office:value-type="float" office:value="1.52687858877543E+018" calcext:value-type="float">
            <text:p>1526878588775430000</text:p>
          </table:table-cell>
          <table:table-cell office:value-type="string" calcext:value-type="string">
            <text:p>world</text:p>
          </table:table-cell>
          <table:table-cell office:value-type="float" office:value="1.14514350891" calcext:value-type="float">
            <text:p>1.1451435089</text:p>
          </table:table-cell>
          <table:table-cell office:value-type="float" office:value="1.08386778831" calcext:value-type="float">
            <text:p>1.0838677883</text:p>
          </table:table-cell>
          <table:table-cell office:value-type="float" office:value="-0.121278911829" calcext:value-type="float">
            <text:p>-0.12127891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879857E+018" calcext:value-type="float">
            <text:p>1526878588798570000</text:p>
          </table:table-cell>
          <table:table-cell office:value-type="float" office:value="653" calcext:value-type="float">
            <text:p>653</text:p>
          </table:table-cell>
          <table:table-cell office:value-type="float" office:value="1.52687858879535E+018" calcext:value-type="float">
            <text:p>1526878588795350000</text:p>
          </table:table-cell>
          <table:table-cell office:value-type="string" calcext:value-type="string">
            <text:p>world</text:p>
          </table:table-cell>
          <table:table-cell office:value-type="float" office:value="1.03034472466" calcext:value-type="float">
            <text:p>1.0303447247</text:p>
          </table:table-cell>
          <table:table-cell office:value-type="float" office:value="0.99040979147" calcext:value-type="float">
            <text:p>0.9904097915</text:p>
          </table:table-cell>
          <table:table-cell office:value-type="float" office:value="-0.091826826334" calcext:value-type="float">
            <text:p>-0.09182682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88189E+018" calcext:value-type="float">
            <text:p>1526878588818900000</text:p>
          </table:table-cell>
          <table:table-cell office:value-type="float" office:value="654" calcext:value-type="float">
            <text:p>654</text:p>
          </table:table-cell>
          <table:table-cell office:value-type="float" office:value="1.52687858881516E+018" calcext:value-type="float">
            <text:p>1526878588815160000</text:p>
          </table:table-cell>
          <table:table-cell office:value-type="string" calcext:value-type="string">
            <text:p>world</text:p>
          </table:table-cell>
          <table:table-cell office:value-type="float" office:value="1.13229656219" calcext:value-type="float">
            <text:p>1.1322965622</text:p>
          </table:table-cell>
          <table:table-cell office:value-type="float" office:value="1.13975667953" calcext:value-type="float">
            <text:p>1.1397566795</text:p>
          </table:table-cell>
          <table:table-cell office:value-type="float" office:value="-0.105290710926" calcext:value-type="float">
            <text:p>-0.10529071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883933E+018" calcext:value-type="float">
            <text:p>1526878588839330000</text:p>
          </table:table-cell>
          <table:table-cell office:value-type="float" office:value="655" calcext:value-type="float">
            <text:p>655</text:p>
          </table:table-cell>
          <table:table-cell office:value-type="float" office:value="1.5268785888348E+018" calcext:value-type="float">
            <text:p>1526878588834800000</text:p>
          </table:table-cell>
          <table:table-cell office:value-type="string" calcext:value-type="string">
            <text:p>world</text:p>
          </table:table-cell>
          <table:table-cell office:value-type="float" office:value="0.973576962948" calcext:value-type="float">
            <text:p>0.9735769629</text:p>
          </table:table-cell>
          <table:table-cell office:value-type="float" office:value="1.0075751543" calcext:value-type="float">
            <text:p>1.0075751543</text:p>
          </table:table-cell>
          <table:table-cell office:value-type="float" office:value="-0.0827474594116" calcext:value-type="float">
            <text:p>-0.08274745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885956E+018" calcext:value-type="float">
            <text:p>1526878588859560000</text:p>
          </table:table-cell>
          <table:table-cell office:value-type="float" office:value="656" calcext:value-type="float">
            <text:p>656</text:p>
          </table:table-cell>
          <table:table-cell office:value-type="float" office:value="1.52687858885465E+018" calcext:value-type="float">
            <text:p>1526878588854650000</text:p>
          </table:table-cell>
          <table:table-cell office:value-type="string" calcext:value-type="string">
            <text:p>world</text:p>
          </table:table-cell>
          <table:table-cell office:value-type="float" office:value="0.892089426517" calcext:value-type="float">
            <text:p>0.8920894265</text:p>
          </table:table-cell>
          <table:table-cell office:value-type="float" office:value="0.943758130074" calcext:value-type="float">
            <text:p>0.9437581301</text:p>
          </table:table-cell>
          <table:table-cell office:value-type="float" office:value="-0.0662201121449" calcext:value-type="float">
            <text:p>-0.06622011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887875E+018" calcext:value-type="float">
            <text:p>1526878588878750000</text:p>
          </table:table-cell>
          <table:table-cell office:value-type="float" office:value="657" calcext:value-type="float">
            <text:p>657</text:p>
          </table:table-cell>
          <table:table-cell office:value-type="float" office:value="1.52687858887623E+018" calcext:value-type="float">
            <text:p>1526878588876230000</text:p>
          </table:table-cell>
          <table:table-cell office:value-type="string" calcext:value-type="string">
            <text:p>world</text:p>
          </table:table-cell>
          <table:table-cell office:value-type="float" office:value="1.06187951565" calcext:value-type="float">
            <text:p>1.0618795157</text:p>
          </table:table-cell>
          <table:table-cell office:value-type="float" office:value="1.1794321537" calcext:value-type="float">
            <text:p>1.1794321537</text:p>
          </table:table-cell>
          <table:table-cell office:value-type="float" office:value="-0.0828085690737" calcext:value-type="float">
            <text:p>-0.08280856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889922E+018" calcext:value-type="float">
            <text:p>1526878588899220000</text:p>
          </table:table-cell>
          <table:table-cell office:value-type="float" office:value="658" calcext:value-type="float">
            <text:p>658</text:p>
          </table:table-cell>
          <table:table-cell office:value-type="float" office:value="1.52687858889516E+018" calcext:value-type="float">
            <text:p>1526878588895160000</text:p>
          </table:table-cell>
          <table:table-cell office:value-type="string" calcext:value-type="string">
            <text:p>world</text:p>
          </table:table-cell>
          <table:table-cell office:value-type="float" office:value="0.903299450874" calcext:value-type="float">
            <text:p>0.9032994509</text:p>
          </table:table-cell>
          <table:table-cell office:value-type="float" office:value="1.03727507591" calcext:value-type="float">
            <text:p>1.0372750759</text:p>
          </table:table-cell>
          <table:table-cell office:value-type="float" office:value="-0.0640893429518" calcext:value-type="float">
            <text:p>-0.0640893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891946E+018" calcext:value-type="float">
            <text:p>1526878588919460000</text:p>
          </table:table-cell>
          <table:table-cell office:value-type="float" office:value="659" calcext:value-type="float">
            <text:p>659</text:p>
          </table:table-cell>
          <table:table-cell office:value-type="float" office:value="1.52687858891507E+018" calcext:value-type="float">
            <text:p>1526878588915070000</text:p>
          </table:table-cell>
          <table:table-cell office:value-type="string" calcext:value-type="string">
            <text:p>world</text:p>
          </table:table-cell>
          <table:table-cell office:value-type="float" office:value="0.999832034111" calcext:value-type="float">
            <text:p>0.9998320341</text:p>
          </table:table-cell>
          <table:table-cell office:value-type="float" office:value="1.20421886444" calcext:value-type="float">
            <text:p>1.2042188644</text:p>
          </table:table-cell>
          <table:table-cell office:value-type="float" office:value="-0.0635497421026" calcext:value-type="float">
            <text:p>-0.06354974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893884E+018" calcext:value-type="float">
            <text:p>1526878588938840000</text:p>
          </table:table-cell>
          <table:table-cell office:value-type="float" office:value="660" calcext:value-type="float">
            <text:p>660</text:p>
          </table:table-cell>
          <table:table-cell office:value-type="float" office:value="1.52687858893485E+018" calcext:value-type="float">
            <text:p>1526878588934850000</text:p>
          </table:table-cell>
          <table:table-cell office:value-type="string" calcext:value-type="string">
            <text:p>world</text:p>
          </table:table-cell>
          <table:table-cell office:value-type="float" office:value="0.871500611305" calcext:value-type="float">
            <text:p>0.8715006113</text:p>
          </table:table-cell>
          <table:table-cell office:value-type="float" office:value="1.08412122726" calcext:value-type="float">
            <text:p>1.0841212273</text:p>
          </table:table-cell>
          <table:table-cell office:value-type="float" office:value="-0.0553219988942" calcext:value-type="float">
            <text:p>-0.05532199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895926E+018" calcext:value-type="float">
            <text:p>1526878588959260000</text:p>
          </table:table-cell>
          <table:table-cell office:value-type="float" office:value="661" calcext:value-type="float">
            <text:p>661</text:p>
          </table:table-cell>
          <table:table-cell office:value-type="float" office:value="1.52687858895482E+018" calcext:value-type="float">
            <text:p>1526878588954820000</text:p>
          </table:table-cell>
          <table:table-cell office:value-type="string" calcext:value-type="string">
            <text:p>world</text:p>
          </table:table-cell>
          <table:table-cell office:value-type="float" office:value="0.940167665482" calcext:value-type="float">
            <text:p>0.9401676655</text:p>
          </table:table-cell>
          <table:table-cell office:value-type="float" office:value="1.2319778204" calcext:value-type="float">
            <text:p>1.2319778204</text:p>
          </table:table-cell>
          <table:table-cell office:value-type="float" office:value="-0.0567464381456" calcext:value-type="float">
            <text:p>-0.05674643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897975E+018" calcext:value-type="float">
            <text:p>1526878588979750000</text:p>
          </table:table-cell>
          <table:table-cell office:value-type="float" office:value="662" calcext:value-type="float">
            <text:p>662</text:p>
          </table:table-cell>
          <table:table-cell office:value-type="float" office:value="1.52687858897466E+018" calcext:value-type="float">
            <text:p>1526878588974660000</text:p>
          </table:table-cell>
          <table:table-cell office:value-type="string" calcext:value-type="string">
            <text:p>world</text:p>
          </table:table-cell>
          <table:table-cell office:value-type="float" office:value="0.800450563431" calcext:value-type="float">
            <text:p>0.8004505634</text:p>
          </table:table-cell>
          <table:table-cell office:value-type="float" office:value="1.08399927616" calcext:value-type="float">
            <text:p>1.0839992762</text:p>
          </table:table-cell>
          <table:table-cell office:value-type="float" office:value="-0.0354748927057" calcext:value-type="float">
            <text:p>-0.03547489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8999E+018" calcext:value-type="float">
            <text:p>1526878588999000000</text:p>
          </table:table-cell>
          <table:table-cell office:value-type="float" office:value="663" calcext:value-type="float">
            <text:p>663</text:p>
          </table:table-cell>
          <table:table-cell office:value-type="float" office:value="1.52687858899469E+018" calcext:value-type="float">
            <text:p>1526878588994690000</text:p>
          </table:table-cell>
          <table:table-cell office:value-type="string" calcext:value-type="string">
            <text:p>world</text:p>
          </table:table-cell>
          <table:table-cell office:value-type="float" office:value="0.733273744583" calcext:value-type="float">
            <text:p>0.7332737446</text:p>
          </table:table-cell>
          <table:table-cell office:value-type="float" office:value="1.03200125694" calcext:value-type="float">
            <text:p>1.0320012569</text:p>
          </table:table-cell>
          <table:table-cell office:value-type="float" office:value="-0.0285189263523" calcext:value-type="float">
            <text:p>-0.0285189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901933E+018" calcext:value-type="float">
            <text:p>1526878589019330000</text:p>
          </table:table-cell>
          <table:table-cell office:value-type="float" office:value="664" calcext:value-type="float">
            <text:p>664</text:p>
          </table:table-cell>
          <table:table-cell office:value-type="float" office:value="1.52687858901454E+018" calcext:value-type="float">
            <text:p>1526878589014540000</text:p>
          </table:table-cell>
          <table:table-cell office:value-type="string" calcext:value-type="string">
            <text:p>world</text:p>
          </table:table-cell>
          <table:table-cell office:value-type="float" office:value="0.80841088295" calcext:value-type="float">
            <text:p>0.808410883</text:p>
          </table:table-cell>
          <table:table-cell office:value-type="float" office:value="1.21368515491" calcext:value-type="float">
            <text:p>1.2136851549</text:p>
          </table:table-cell>
          <table:table-cell office:value-type="float" office:value="-0.0238447189331" calcext:value-type="float">
            <text:p>-0.02384471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903857E+018" calcext:value-type="float">
            <text:p>1526878589038570000</text:p>
          </table:table-cell>
          <table:table-cell office:value-type="float" office:value="665" calcext:value-type="float">
            <text:p>665</text:p>
          </table:table-cell>
          <table:table-cell office:value-type="float" office:value="1.52687858903542E+018" calcext:value-type="float">
            <text:p>1526878589035420000</text:p>
          </table:table-cell>
          <table:table-cell office:value-type="string" calcext:value-type="string">
            <text:p>world</text:p>
          </table:table-cell>
          <table:table-cell office:value-type="float" office:value="0.702047169209" calcext:value-type="float">
            <text:p>0.7020471692</text:p>
          </table:table-cell>
          <table:table-cell office:value-type="float" office:value="1.09029793739" calcext:value-type="float">
            <text:p>1.0902979374</text:p>
          </table:table-cell>
          <table:table-cell office:value-type="float" office:value="-0.00947931222618" calcext:value-type="float">
            <text:p>-0.00947931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905905E+018" calcext:value-type="float">
            <text:p>1526878589059050000</text:p>
          </table:table-cell>
          <table:table-cell office:value-type="float" office:value="666" calcext:value-type="float">
            <text:p>666</text:p>
          </table:table-cell>
          <table:table-cell office:value-type="float" office:value="1.52687858905538E+018" calcext:value-type="float">
            <text:p>1526878589055380000</text:p>
          </table:table-cell>
          <table:table-cell office:value-type="string" calcext:value-type="string">
            <text:p>world</text:p>
          </table:table-cell>
          <table:table-cell office:value-type="float" office:value="0.752496004105" calcext:value-type="float">
            <text:p>0.7524960041</text:p>
          </table:table-cell>
          <table:table-cell office:value-type="float" office:value="1.21745467186" calcext:value-type="float">
            <text:p>1.2174546719</text:p>
          </table:table-cell>
          <table:table-cell office:value-type="float" office:value="-0.0013076919131" calcext:value-type="float">
            <text:p>-0.00130769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907908E+018" calcext:value-type="float">
            <text:p>1526878589079080000</text:p>
          </table:table-cell>
          <table:table-cell office:value-type="float" office:value="667" calcext:value-type="float">
            <text:p>667</text:p>
          </table:table-cell>
          <table:table-cell office:value-type="float" office:value="1.5268785890751E+018" calcext:value-type="float">
            <text:p>1526878589075100000</text:p>
          </table:table-cell>
          <table:table-cell office:value-type="string" calcext:value-type="string">
            <text:p>world</text:p>
          </table:table-cell>
          <table:table-cell office:value-type="float" office:value="0.627986311913" calcext:value-type="float">
            <text:p>0.6279863119</text:p>
          </table:table-cell>
          <table:table-cell office:value-type="float" office:value="1.04849767685" calcext:value-type="float">
            <text:p>1.0484976769</text:p>
          </table:table-cell>
          <table:table-cell office:value-type="float" office:value="0.00478304456919" calcext:value-type="float">
            <text:p>0.00478304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909953E+018" calcext:value-type="float">
            <text:p>1526878589099530000</text:p>
          </table:table-cell>
          <table:table-cell office:value-type="float" office:value="668" calcext:value-type="float">
            <text:p>668</text:p>
          </table:table-cell>
          <table:table-cell office:value-type="float" office:value="1.52687858909466E+018" calcext:value-type="float">
            <text:p>1526878589094660000</text:p>
          </table:table-cell>
          <table:table-cell office:value-type="string" calcext:value-type="string">
            <text:p>world</text:p>
          </table:table-cell>
          <table:table-cell office:value-type="float" office:value="0.555719196796" calcext:value-type="float">
            <text:p>0.5557191968</text:p>
          </table:table-cell>
          <table:table-cell office:value-type="float" office:value="0.955318510532" calcext:value-type="float">
            <text:p>0.9553185105</text:p>
          </table:table-cell>
          <table:table-cell office:value-type="float" office:value="0.010719768703" calcext:value-type="float">
            <text:p>0.01071976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911868E+018" calcext:value-type="float">
            <text:p>1526878589118680000</text:p>
          </table:table-cell>
          <table:table-cell office:value-type="float" office:value="669" calcext:value-type="float">
            <text:p>669</text:p>
          </table:table-cell>
          <table:table-cell office:value-type="float" office:value="1.52687858911533E+018" calcext:value-type="float">
            <text:p>1526878589115330000</text:p>
          </table:table-cell>
          <table:table-cell office:value-type="string" calcext:value-type="string">
            <text:p>world</text:p>
          </table:table-cell>
          <table:table-cell office:value-type="float" office:value="0.635048508644" calcext:value-type="float">
            <text:p>0.6350485086</text:p>
          </table:table-cell>
          <table:table-cell office:value-type="float" office:value="1.13926625252" calcext:value-type="float">
            <text:p>1.1392662525</text:p>
          </table:table-cell>
          <table:table-cell office:value-type="float" office:value="0.01369784493" calcext:value-type="float">
            <text:p>0.01369784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913889E+018" calcext:value-type="float">
            <text:p>1526878589138890000</text:p>
          </table:table-cell>
          <table:table-cell office:value-type="float" office:value="670" calcext:value-type="float">
            <text:p>670</text:p>
          </table:table-cell>
          <table:table-cell office:value-type="float" office:value="1.52687858913496E+018" calcext:value-type="float">
            <text:p>1526878589134960000</text:p>
          </table:table-cell>
          <table:table-cell office:value-type="string" calcext:value-type="string">
            <text:p>world</text:p>
          </table:table-cell>
          <table:table-cell office:value-type="float" office:value="0.526940345764" calcext:value-type="float">
            <text:p>0.5269403458</text:p>
          </table:table-cell>
          <table:table-cell office:value-type="float" office:value="0.976966619492" calcext:value-type="float">
            <text:p>0.9769666195</text:p>
          </table:table-cell>
          <table:table-cell office:value-type="float" office:value="0.0172089487314" calcext:value-type="float">
            <text:p>0.01720894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915958E+018" calcext:value-type="float">
            <text:p>1526878589159580000</text:p>
          </table:table-cell>
          <table:table-cell office:value-type="float" office:value="671" calcext:value-type="float">
            <text:p>671</text:p>
          </table:table-cell>
          <table:table-cell office:value-type="float" office:value="1.52687858915482E+018" calcext:value-type="float">
            <text:p>1526878589154820000</text:p>
          </table:table-cell>
          <table:table-cell office:value-type="string" calcext:value-type="string">
            <text:p>world</text:p>
          </table:table-cell>
          <table:table-cell office:value-type="float" office:value="0.553558349609" calcext:value-type="float">
            <text:p>0.5535583496</text:p>
          </table:table-cell>
          <table:table-cell office:value-type="float" office:value="1.08214497566" calcext:value-type="float">
            <text:p>1.0821449757</text:p>
          </table:table-cell>
          <table:table-cell office:value-type="float" office:value="0.021845061332" calcext:value-type="float">
            <text:p>0.02184506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917882E+018" calcext:value-type="float">
            <text:p>1526878589178820000</text:p>
          </table:table-cell>
          <table:table-cell office:value-type="float" office:value="672" calcext:value-type="float">
            <text:p>672</text:p>
          </table:table-cell>
          <table:table-cell office:value-type="float" office:value="1.52687858917471E+018" calcext:value-type="float">
            <text:p>1526878589174710000</text:p>
          </table:table-cell>
          <table:table-cell office:value-type="string" calcext:value-type="string">
            <text:p>world</text:p>
          </table:table-cell>
          <table:table-cell office:value-type="float" office:value="0.470009595156" calcext:value-type="float">
            <text:p>0.4700095952</text:p>
          </table:table-cell>
          <table:table-cell office:value-type="float" office:value="0.936218857765" calcext:value-type="float">
            <text:p>0.9362188578</text:p>
          </table:table-cell>
          <table:table-cell office:value-type="float" office:value="0.0266235787421" calcext:value-type="float">
            <text:p>0.02662357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919915E+018" calcext:value-type="float">
            <text:p>1526878589199150000</text:p>
          </table:table-cell>
          <table:table-cell office:value-type="float" office:value="673" calcext:value-type="float">
            <text:p>673</text:p>
          </table:table-cell>
          <table:table-cell office:value-type="float" office:value="1.52687858919464E+018" calcext:value-type="float">
            <text:p>1526878589194640000</text:p>
          </table:table-cell>
          <table:table-cell office:value-type="string" calcext:value-type="string">
            <text:p>world</text:p>
          </table:table-cell>
          <table:table-cell office:value-type="float" office:value="0.403330087662" calcext:value-type="float">
            <text:p>0.4033300877</text:p>
          </table:table-cell>
          <table:table-cell office:value-type="float" office:value="0.840678751469" calcext:value-type="float">
            <text:p>0.8406787515</text:p>
          </table:table-cell>
          <table:table-cell office:value-type="float" office:value="0.0344129987061" calcext:value-type="float">
            <text:p>0.03441299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921958E+018" calcext:value-type="float">
            <text:p>1526878589219580000</text:p>
          </table:table-cell>
          <table:table-cell office:value-type="float" office:value="674" calcext:value-type="float">
            <text:p>674</text:p>
          </table:table-cell>
          <table:table-cell office:value-type="float" office:value="1.52687858921459E+018" calcext:value-type="float">
            <text:p>1526878589214590000</text:p>
          </table:table-cell>
          <table:table-cell office:value-type="string" calcext:value-type="string">
            <text:p>world</text:p>
          </table:table-cell>
          <table:table-cell office:value-type="float" office:value="0.418340682983" calcext:value-type="float">
            <text:p>0.418340683</text:p>
          </table:table-cell>
          <table:table-cell office:value-type="float" office:value="0.952625155449" calcext:value-type="float">
            <text:p>0.9526251554</text:p>
          </table:table-cell>
          <table:table-cell office:value-type="float" office:value="0.0471803024411" calcext:value-type="float">
            <text:p>0.0471803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923887E+018" calcext:value-type="float">
            <text:p>1526878589238870000</text:p>
          </table:table-cell>
          <table:table-cell office:value-type="float" office:value="675" calcext:value-type="float">
            <text:p>675</text:p>
          </table:table-cell>
          <table:table-cell office:value-type="float" office:value="1.5268785892355E+018" calcext:value-type="float">
            <text:p>1526878589235500000</text:p>
          </table:table-cell>
          <table:table-cell office:value-type="string" calcext:value-type="string">
            <text:p>world</text:p>
          </table:table-cell>
          <table:table-cell office:value-type="float" office:value="0.349098026752" calcext:value-type="float">
            <text:p>0.3490980268</text:p>
          </table:table-cell>
          <table:table-cell office:value-type="float" office:value="0.83470594883" calcext:value-type="float">
            <text:p>0.8347059488</text:p>
          </table:table-cell>
          <table:table-cell office:value-type="float" office:value="0.0518675521016" calcext:value-type="float">
            <text:p>0.05186755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925917E+018" calcext:value-type="float">
            <text:p>1526878589259170000</text:p>
          </table:table-cell>
          <table:table-cell office:value-type="float" office:value="676" calcext:value-type="float">
            <text:p>676</text:p>
          </table:table-cell>
          <table:table-cell office:value-type="float" office:value="1.52687858925526E+018" calcext:value-type="float">
            <text:p>1526878589255260000</text:p>
          </table:table-cell>
          <table:table-cell office:value-type="string" calcext:value-type="string">
            <text:p>world</text:p>
          </table:table-cell>
          <table:table-cell office:value-type="float" office:value="0.291916191578" calcext:value-type="float">
            <text:p>0.2919161916</text:p>
          </table:table-cell>
          <table:table-cell office:value-type="float" office:value="0.742931008339" calcext:value-type="float">
            <text:p>0.7429310083</text:p>
          </table:table-cell>
          <table:table-cell office:value-type="float" office:value="0.0664065331221" calcext:value-type="float">
            <text:p>0.06640653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927944E+018" calcext:value-type="float">
            <text:p>1526878589279440000</text:p>
          </table:table-cell>
          <table:table-cell office:value-type="float" office:value="677" calcext:value-type="float">
            <text:p>677</text:p>
          </table:table-cell>
          <table:table-cell office:value-type="float" office:value="1.52687858927531E+018" calcext:value-type="float">
            <text:p>1526878589275310000</text:p>
          </table:table-cell>
          <table:table-cell office:value-type="string" calcext:value-type="string">
            <text:p>world</text:p>
          </table:table-cell>
          <table:table-cell office:value-type="float" office:value="0.299083977938" calcext:value-type="float">
            <text:p>0.2990839779</text:p>
          </table:table-cell>
          <table:table-cell office:value-type="float" office:value="0.839371681213" calcext:value-type="float">
            <text:p>0.8393716812</text:p>
          </table:table-cell>
          <table:table-cell office:value-type="float" office:value="0.0982942134142" calcext:value-type="float">
            <text:p>0.09829421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929888E+018" calcext:value-type="float">
            <text:p>1526878589298880000</text:p>
          </table:table-cell>
          <table:table-cell office:value-type="float" office:value="678" calcext:value-type="float">
            <text:p>678</text:p>
          </table:table-cell>
          <table:table-cell office:value-type="float" office:value="1.52687858929515E+018" calcext:value-type="float">
            <text:p>1526878589295150000</text:p>
          </table:table-cell>
          <table:table-cell office:value-type="string" calcext:value-type="string">
            <text:p>world</text:p>
          </table:table-cell>
          <table:table-cell office:value-type="float" office:value="0.239655524492" calcext:value-type="float">
            <text:p>0.2396555245</text:p>
          </table:table-cell>
          <table:table-cell office:value-type="float" office:value="0.732809603214" calcext:value-type="float">
            <text:p>0.7328096032</text:p>
          </table:table-cell>
          <table:table-cell office:value-type="float" office:value="0.0985533297062" calcext:value-type="float">
            <text:p>0.09855332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931923E+018" calcext:value-type="float">
            <text:p>1526878589319230000</text:p>
          </table:table-cell>
          <table:table-cell office:value-type="float" office:value="679" calcext:value-type="float">
            <text:p>679</text:p>
          </table:table-cell>
          <table:table-cell office:value-type="float" office:value="1.52687858931517E+018" calcext:value-type="float">
            <text:p>1526878589315170000</text:p>
          </table:table-cell>
          <table:table-cell office:value-type="string" calcext:value-type="string">
            <text:p>world</text:p>
          </table:table-cell>
          <table:table-cell office:value-type="float" office:value="0.224246919155" calcext:value-type="float">
            <text:p>0.2242469192</text:p>
          </table:table-cell>
          <table:table-cell office:value-type="float" office:value="0.782473444939" calcext:value-type="float">
            <text:p>0.7824734449</text:p>
          </table:table-cell>
          <table:table-cell office:value-type="float" office:value="0.130184710026" calcext:value-type="float">
            <text:p>0.130184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933951E+018" calcext:value-type="float">
            <text:p>1526878589339510000</text:p>
          </table:table-cell>
          <table:table-cell office:value-type="float" office:value="680" calcext:value-type="float">
            <text:p>680</text:p>
          </table:table-cell>
          <table:table-cell office:value-type="float" office:value="1.52687858933504E+018" calcext:value-type="float">
            <text:p>1526878589335040000</text:p>
          </table:table-cell>
          <table:table-cell office:value-type="string" calcext:value-type="string">
            <text:p>world</text:p>
          </table:table-cell>
          <table:table-cell office:value-type="float" office:value="0.166303634644" calcext:value-type="float">
            <text:p>0.1663036346</text:p>
          </table:table-cell>
          <table:table-cell office:value-type="float" office:value="0.655764818192" calcext:value-type="float">
            <text:p>0.6557648182</text:p>
          </table:table-cell>
          <table:table-cell office:value-type="float" office:value="0.120790831745" calcext:value-type="float">
            <text:p>0.12079083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9359E+018" calcext:value-type="float">
            <text:p>1526878589359000000</text:p>
          </table:table-cell>
          <table:table-cell office:value-type="float" office:value="681" calcext:value-type="float">
            <text:p>681</text:p>
          </table:table-cell>
          <table:table-cell office:value-type="float" office:value="1.52687858935493E+018" calcext:value-type="float">
            <text:p>1526878589354930000</text:p>
          </table:table-cell>
          <table:table-cell office:value-type="string" calcext:value-type="string">
            <text:p>world</text:p>
          </table:table-cell>
          <table:table-cell office:value-type="float" office:value="0.143526226282" calcext:value-type="float">
            <text:p>0.1435262263</text:p>
          </table:table-cell>
          <table:table-cell office:value-type="float" office:value="0.719354152679" calcext:value-type="float">
            <text:p>0.7193541527</text:p>
          </table:table-cell>
          <table:table-cell office:value-type="float" office:value="0.153850451112" calcext:value-type="float">
            <text:p>0.15385045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937918E+018" calcext:value-type="float">
            <text:p>1526878589379180000</text:p>
          </table:table-cell>
          <table:table-cell office:value-type="float" office:value="682" calcext:value-type="float">
            <text:p>682</text:p>
          </table:table-cell>
          <table:table-cell office:value-type="float" office:value="1.5268785893748E+018" calcext:value-type="float">
            <text:p>1526878589374800000</text:p>
          </table:table-cell>
          <table:table-cell office:value-type="string" calcext:value-type="string">
            <text:p>world</text:p>
          </table:table-cell>
          <table:table-cell office:value-type="float" office:value="0.0924777537584" calcext:value-type="float">
            <text:p>0.0924777538</text:p>
          </table:table-cell>
          <table:table-cell office:value-type="float" office:value="0.594686210155" calcext:value-type="float">
            <text:p>0.5946862102</text:p>
          </table:table-cell>
          <table:table-cell office:value-type="float" office:value="0.131777405739" calcext:value-type="float">
            <text:p>0.13177740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939949E+018" calcext:value-type="float">
            <text:p>1526878589399490000</text:p>
          </table:table-cell>
          <table:table-cell office:value-type="float" office:value="683" calcext:value-type="float">
            <text:p>683</text:p>
          </table:table-cell>
          <table:table-cell office:value-type="float" office:value="1.52687858939463E+018" calcext:value-type="float">
            <text:p>1526878589394630000</text:p>
          </table:table-cell>
          <table:table-cell office:value-type="string" calcext:value-type="string">
            <text:p>world</text:p>
          </table:table-cell>
          <table:table-cell office:value-type="float" office:value="0.067733861506" calcext:value-type="float">
            <text:p>0.0677338615</text:p>
          </table:table-cell>
          <table:table-cell office:value-type="float" office:value="0.514107048512" calcext:value-type="float">
            <text:p>0.5141070485</text:p>
          </table:table-cell>
          <table:table-cell office:value-type="float" office:value="0.131885647774" calcext:value-type="float">
            <text:p>0.13188564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941892E+018" calcext:value-type="float">
            <text:p>1526878589418920000</text:p>
          </table:table-cell>
          <table:table-cell office:value-type="float" office:value="684" calcext:value-type="float">
            <text:p>684</text:p>
          </table:table-cell>
          <table:table-cell office:value-type="float" office:value="1.52687858941453E+018" calcext:value-type="float">
            <text:p>1526878589414530000</text:p>
          </table:table-cell>
          <table:table-cell office:value-type="string" calcext:value-type="string">
            <text:p>world</text:p>
          </table:table-cell>
          <table:table-cell office:value-type="float" office:value="0.024466091767" calcext:value-type="float">
            <text:p>0.0244660918</text:p>
          </table:table-cell>
          <table:table-cell office:value-type="float" office:value="0.579315304756" calcext:value-type="float">
            <text:p>0.5793153048</text:p>
          </table:table-cell>
          <table:table-cell office:value-type="float" office:value="0.167109057307" calcext:value-type="float">
            <text:p>0.16710905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943952E+018" calcext:value-type="float">
            <text:p>1526878589439520000</text:p>
          </table:table-cell>
          <table:table-cell office:value-type="float" office:value="685" calcext:value-type="float">
            <text:p>685</text:p>
          </table:table-cell>
          <table:table-cell office:value-type="float" office:value="1.52687858943538E+018" calcext:value-type="float">
            <text:p>1526878589435380000</text:p>
          </table:table-cell>
          <table:table-cell office:value-type="string" calcext:value-type="string">
            <text:p>world</text:p>
          </table:table-cell>
          <table:table-cell office:value-type="float" office:value="0.000990521162748" calcext:value-type="float">
            <text:p>0.0009905212</text:p>
          </table:table-cell>
          <table:table-cell office:value-type="float" office:value="0.477407813072" calcext:value-type="float">
            <text:p>0.4774078131</text:p>
          </table:table-cell>
          <table:table-cell office:value-type="float" office:value="0.161181762815" calcext:value-type="float">
            <text:p>0.16118176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945855E+018" calcext:value-type="float">
            <text:p>1526878589458550000</text:p>
          </table:table-cell>
          <table:table-cell office:value-type="float" office:value="686" calcext:value-type="float">
            <text:p>686</text:p>
          </table:table-cell>
          <table:table-cell office:value-type="float" office:value="1.52687858945519E+018" calcext:value-type="float">
            <text:p>1526878589455190000</text:p>
          </table:table-cell>
          <table:table-cell office:value-type="string" calcext:value-type="string">
            <text:p>world</text:p>
          </table:table-cell>
          <table:table-cell office:value-type="float" office:value="-0.0262139029801" calcext:value-type="float">
            <text:p>-0.026213903</text:p>
          </table:table-cell>
          <table:table-cell office:value-type="float" office:value="0.424003362656" calcext:value-type="float">
            <text:p>0.4240033627</text:p>
          </table:table-cell>
          <table:table-cell office:value-type="float" office:value="0.152719214559" calcext:value-type="float">
            <text:p>0.15271921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947882E+018" calcext:value-type="float">
            <text:p>1526878589478820000</text:p>
          </table:table-cell>
          <table:table-cell office:value-type="float" office:value="687" calcext:value-type="float">
            <text:p>687</text:p>
          </table:table-cell>
          <table:table-cell office:value-type="float" office:value="1.52687858947484E+018" calcext:value-type="float">
            <text:p>1526878589474840000</text:p>
          </table:table-cell>
          <table:table-cell office:value-type="string" calcext:value-type="string">
            <text:p>world</text:p>
          </table:table-cell>
          <table:table-cell office:value-type="float" office:value="-0.10055463016" calcext:value-type="float">
            <text:p>-0.1005546302</text:p>
          </table:table-cell>
          <table:table-cell office:value-type="float" office:value="0.453317910433" calcext:value-type="float">
            <text:p>0.4533179104</text:p>
          </table:table-cell>
          <table:table-cell office:value-type="float" office:value="0.15951757133" calcext:value-type="float">
            <text:p>0.15951757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949911E+018" calcext:value-type="float">
            <text:p>1526878589499110000</text:p>
          </table:table-cell>
          <table:table-cell office:value-type="float" office:value="688" calcext:value-type="float">
            <text:p>688</text:p>
          </table:table-cell>
          <table:table-cell office:value-type="float" office:value="1.5268785894946E+018" calcext:value-type="float">
            <text:p>1526878589494600000</text:p>
          </table:table-cell>
          <table:table-cell office:value-type="string" calcext:value-type="string">
            <text:p>world</text:p>
          </table:table-cell>
          <table:table-cell office:value-type="float" office:value="-0.0965453237295" calcext:value-type="float">
            <text:p>-0.0965453237</text:p>
          </table:table-cell>
          <table:table-cell office:value-type="float" office:value="0.375164568424" calcext:value-type="float">
            <text:p>0.3751645684</text:p>
          </table:table-cell>
          <table:table-cell office:value-type="float" office:value="0.159692287445" calcext:value-type="float">
            <text:p>0.15969228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95195E+018" calcext:value-type="float">
            <text:p>1526878589519500000</text:p>
          </table:table-cell>
          <table:table-cell office:value-type="float" office:value="689" calcext:value-type="float">
            <text:p>689</text:p>
          </table:table-cell>
          <table:table-cell office:value-type="float" office:value="1.52687858951531E+018" calcext:value-type="float">
            <text:p>1526878589515310000</text:p>
          </table:table-cell>
          <table:table-cell office:value-type="string" calcext:value-type="string">
            <text:p>world</text:p>
          </table:table-cell>
          <table:table-cell office:value-type="float" office:value="-0.163540571928" calcext:value-type="float">
            <text:p>-0.1635405719</text:p>
          </table:table-cell>
          <table:table-cell office:value-type="float" office:value="0.379879355431" calcext:value-type="float">
            <text:p>0.3798793554</text:p>
          </table:table-cell>
          <table:table-cell office:value-type="float" office:value="0.171347990632" calcext:value-type="float">
            <text:p>0.17134799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953879E+018" calcext:value-type="float">
            <text:p>1526878589538790000</text:p>
          </table:table-cell>
          <table:table-cell office:value-type="float" office:value="690" calcext:value-type="float">
            <text:p>690</text:p>
          </table:table-cell>
          <table:table-cell office:value-type="float" office:value="1.52687858953515E+018" calcext:value-type="float">
            <text:p>1526878589535150000</text:p>
          </table:table-cell>
          <table:table-cell office:value-type="string" calcext:value-type="string">
            <text:p>world</text:p>
          </table:table-cell>
          <table:table-cell office:value-type="float" office:value="-0.18766528368" calcext:value-type="float">
            <text:p>-0.1876652837</text:p>
          </table:table-cell>
          <table:table-cell office:value-type="float" office:value="0.317551851273" calcext:value-type="float">
            <text:p>0.3175518513</text:p>
          </table:table-cell>
          <table:table-cell office:value-type="float" office:value="0.139933750033" calcext:value-type="float">
            <text:p>0.139933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955908E+018" calcext:value-type="float">
            <text:p>1526878589559080000</text:p>
          </table:table-cell>
          <table:table-cell office:value-type="float" office:value="691" calcext:value-type="float">
            <text:p>691</text:p>
          </table:table-cell>
          <table:table-cell office:value-type="float" office:value="1.52687858955505E+018" calcext:value-type="float">
            <text:p>1526878589555050000</text:p>
          </table:table-cell>
          <table:table-cell office:value-type="string" calcext:value-type="string">
            <text:p>world</text:p>
          </table:table-cell>
          <table:table-cell office:value-type="float" office:value="-0.255235016346" calcext:value-type="float">
            <text:p>-0.2552350163</text:p>
          </table:table-cell>
          <table:table-cell office:value-type="float" office:value="0.315269112587" calcext:value-type="float">
            <text:p>0.3152691126</text:p>
          </table:table-cell>
          <table:table-cell office:value-type="float" office:value="0.152313262224" calcext:value-type="float">
            <text:p>0.15231326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957934E+018" calcext:value-type="float">
            <text:p>1526878589579340000</text:p>
          </table:table-cell>
          <table:table-cell office:value-type="float" office:value="692" calcext:value-type="float">
            <text:p>692</text:p>
          </table:table-cell>
          <table:table-cell office:value-type="float" office:value="1.52687858957485E+018" calcext:value-type="float">
            <text:p>1526878589574850000</text:p>
          </table:table-cell>
          <table:table-cell office:value-type="string" calcext:value-type="string">
            <text:p>world</text:p>
          </table:table-cell>
          <table:table-cell office:value-type="float" office:value="-0.243473276496" calcext:value-type="float">
            <text:p>-0.2434732765</text:p>
          </table:table-cell>
          <table:table-cell office:value-type="float" office:value="0.242386445403" calcext:value-type="float">
            <text:p>0.2423864454</text:p>
          </table:table-cell>
          <table:table-cell office:value-type="float" office:value="0.139465764165" calcext:value-type="float">
            <text:p>0.13946576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959866E+018" calcext:value-type="float">
            <text:p>1526878589598660000</text:p>
          </table:table-cell>
          <table:table-cell office:value-type="float" office:value="693" calcext:value-type="float">
            <text:p>693</text:p>
          </table:table-cell>
          <table:table-cell office:value-type="float" office:value="1.52687858959464E+018" calcext:value-type="float">
            <text:p>1526878589594640000</text:p>
          </table:table-cell>
          <table:table-cell office:value-type="string" calcext:value-type="string">
            <text:p>world</text:p>
          </table:table-cell>
          <table:table-cell office:value-type="float" office:value="-0.263196408749" calcext:value-type="float">
            <text:p>-0.2631964087</text:p>
          </table:table-cell>
          <table:table-cell office:value-type="float" office:value="0.200430691242" calcext:value-type="float">
            <text:p>0.2004306912</text:p>
          </table:table-cell>
          <table:table-cell office:value-type="float" office:value="0.123719125986" calcext:value-type="float">
            <text:p>0.1237191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961918E+018" calcext:value-type="float">
            <text:p>1526878589619180000</text:p>
          </table:table-cell>
          <table:table-cell office:value-type="float" office:value="694" calcext:value-type="float">
            <text:p>694</text:p>
          </table:table-cell>
          <table:table-cell office:value-type="float" office:value="1.52687858961479E+018" calcext:value-type="float">
            <text:p>1526878589614790000</text:p>
          </table:table-cell>
          <table:table-cell office:value-type="string" calcext:value-type="string">
            <text:p>world</text:p>
          </table:table-cell>
          <table:table-cell office:value-type="float" office:value="-0.355356037617" calcext:value-type="float">
            <text:p>-0.3553560376</text:p>
          </table:table-cell>
          <table:table-cell office:value-type="float" office:value="0.198777705431" calcext:value-type="float">
            <text:p>0.1987777054</text:p>
          </table:table-cell>
          <table:table-cell office:value-type="float" office:value="0.136569529772" calcext:value-type="float">
            <text:p>0.13656952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963939E+018" calcext:value-type="float">
            <text:p>1526878589639390000</text:p>
          </table:table-cell>
          <table:table-cell office:value-type="float" office:value="695" calcext:value-type="float">
            <text:p>695</text:p>
          </table:table-cell>
          <table:table-cell office:value-type="float" office:value="1.52687858963468E+018" calcext:value-type="float">
            <text:p>1526878589634680000</text:p>
          </table:table-cell>
          <table:table-cell office:value-type="string" calcext:value-type="string">
            <text:p>world</text:p>
          </table:table-cell>
          <table:table-cell office:value-type="float" office:value="-0.3285831213" calcext:value-type="float">
            <text:p>-0.3285831213</text:p>
          </table:table-cell>
          <table:table-cell office:value-type="float" office:value="0.1429233253" calcext:value-type="float">
            <text:p>0.1429233253</text:p>
          </table:table-cell>
          <table:table-cell office:value-type="float" office:value="0.130011752248" calcext:value-type="float">
            <text:p>0.13001175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965866E+018" calcext:value-type="float">
            <text:p>1526878589658660000</text:p>
          </table:table-cell>
          <table:table-cell office:value-type="float" office:value="696" calcext:value-type="float">
            <text:p>696</text:p>
          </table:table-cell>
          <table:table-cell office:value-type="float" office:value="1.52687858965457E+018" calcext:value-type="float">
            <text:p>1526878589654570000</text:p>
          </table:table-cell>
          <table:table-cell office:value-type="string" calcext:value-type="string">
            <text:p>world</text:p>
          </table:table-cell>
          <table:table-cell office:value-type="float" office:value="-0.368784159422" calcext:value-type="float">
            <text:p>-0.3687841594</text:p>
          </table:table-cell>
          <table:table-cell office:value-type="float" office:value="0.117264479399" calcext:value-type="float">
            <text:p>0.1172644794</text:p>
          </table:table-cell>
          <table:table-cell office:value-type="float" office:value="0.0944625884295" calcext:value-type="float">
            <text:p>0.09446258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967902E+018" calcext:value-type="float">
            <text:p>1526878589679020000</text:p>
          </table:table-cell>
          <table:table-cell office:value-type="float" office:value="697" calcext:value-type="float">
            <text:p>697</text:p>
          </table:table-cell>
          <table:table-cell office:value-type="float" office:value="1.5268785896745E+018" calcext:value-type="float">
            <text:p>1526878589674500000</text:p>
          </table:table-cell>
          <table:table-cell office:value-type="string" calcext:value-type="string">
            <text:p>world</text:p>
          </table:table-cell>
          <table:table-cell office:value-type="float" office:value="-0.455304503441" calcext:value-type="float">
            <text:p>-0.4553045034</text:p>
          </table:table-cell>
          <table:table-cell office:value-type="float" office:value="0.0978701561689" calcext:value-type="float">
            <text:p>0.0978701562</text:p>
          </table:table-cell>
          <table:table-cell office:value-type="float" office:value="0.119068354368" calcext:value-type="float">
            <text:p>0.1190683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969945E+018" calcext:value-type="float">
            <text:p>1526878589699450000</text:p>
          </table:table-cell>
          <table:table-cell office:value-type="float" office:value="698" calcext:value-type="float">
            <text:p>698</text:p>
          </table:table-cell>
          <table:table-cell office:value-type="float" office:value="1.52687858969538E+018" calcext:value-type="float">
            <text:p>1526878589695380000</text:p>
          </table:table-cell>
          <table:table-cell office:value-type="string" calcext:value-type="string">
            <text:p>world</text:p>
          </table:table-cell>
          <table:table-cell office:value-type="float" office:value="-0.4212025702" calcext:value-type="float">
            <text:p>-0.4212025702</text:p>
          </table:table-cell>
          <table:table-cell office:value-type="float" office:value="0.0585220046341" calcext:value-type="float">
            <text:p>0.0585220046</text:p>
          </table:table-cell>
          <table:table-cell office:value-type="float" office:value="0.103464990854" calcext:value-type="float">
            <text:p>0.10346499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971887E+018" calcext:value-type="float">
            <text:p>1526878589718870000</text:p>
          </table:table-cell>
          <table:table-cell office:value-type="float" office:value="699" calcext:value-type="float">
            <text:p>699</text:p>
          </table:table-cell>
          <table:table-cell office:value-type="float" office:value="1.52687858971535E+018" calcext:value-type="float">
            <text:p>1526878589715350000</text:p>
          </table:table-cell>
          <table:table-cell office:value-type="string" calcext:value-type="string">
            <text:p>world</text:p>
          </table:table-cell>
          <table:table-cell office:value-type="float" office:value="-0.551459848881" calcext:value-type="float">
            <text:p>-0.5514598489</text:p>
          </table:table-cell>
          <table:table-cell office:value-type="float" office:value="0.0372513867915" calcext:value-type="float">
            <text:p>0.0372513868</text:p>
          </table:table-cell>
          <table:table-cell office:value-type="float" office:value="0.082306265831" calcext:value-type="float">
            <text:p>0.08230626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973917E+018" calcext:value-type="float">
            <text:p>1526878589739170000</text:p>
          </table:table-cell>
          <table:table-cell office:value-type="float" office:value="700" calcext:value-type="float">
            <text:p>700</text:p>
          </table:table-cell>
          <table:table-cell office:value-type="float" office:value="1.52687858973514E+018" calcext:value-type="float">
            <text:p>1526878589735140000</text:p>
          </table:table-cell>
          <table:table-cell office:value-type="string" calcext:value-type="string">
            <text:p>world</text:p>
          </table:table-cell>
          <table:table-cell office:value-type="float" office:value="-0.507907688618" calcext:value-type="float">
            <text:p>-0.5079076886</text:p>
          </table:table-cell>
          <table:table-cell office:value-type="float" office:value="0.0105577800423" calcext:value-type="float">
            <text:p>0.01055778</text:p>
          </table:table-cell>
          <table:table-cell office:value-type="float" office:value="0.0484809502959" calcext:value-type="float">
            <text:p>0.04848095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975947E+018" calcext:value-type="float">
            <text:p>1526878589759470000</text:p>
          </table:table-cell>
          <table:table-cell office:value-type="float" office:value="701" calcext:value-type="float">
            <text:p>701</text:p>
          </table:table-cell>
          <table:table-cell office:value-type="float" office:value="1.52687858975496E+018" calcext:value-type="float">
            <text:p>1526878589754960000</text:p>
          </table:table-cell>
          <table:table-cell office:value-type="string" calcext:value-type="string">
            <text:p>world</text:p>
          </table:table-cell>
          <table:table-cell office:value-type="float" office:value="-0.592008888721" calcext:value-type="float">
            <text:p>-0.5920088887</text:p>
          </table:table-cell>
          <table:table-cell office:value-type="float" office:value="-0.0285124145448" calcext:value-type="float">
            <text:p>-0.0285124145</text:p>
          </table:table-cell>
          <table:table-cell office:value-type="float" office:value="0.043642655015" calcext:value-type="float">
            <text:p>0.0436426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977877E+018" calcext:value-type="float">
            <text:p>1526878589778770000</text:p>
          </table:table-cell>
          <table:table-cell office:value-type="float" office:value="702" calcext:value-type="float">
            <text:p>702</text:p>
          </table:table-cell>
          <table:table-cell office:value-type="float" office:value="1.52687858977484E+018" calcext:value-type="float">
            <text:p>1526878589774840000</text:p>
          </table:table-cell>
          <table:table-cell office:value-type="string" calcext:value-type="string">
            <text:p>world</text:p>
          </table:table-cell>
          <table:table-cell office:value-type="float" office:value="-0.561956644058" calcext:value-type="float">
            <text:p>-0.5619566441</text:p>
          </table:table-cell>
          <table:table-cell office:value-type="float" office:value="-0.0437855049968" calcext:value-type="float">
            <text:p>-0.043785505</text:p>
          </table:table-cell>
          <table:table-cell office:value-type="float" office:value="0.00638060551137" calcext:value-type="float">
            <text:p>0.00638060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97993E+018" calcext:value-type="float">
            <text:p>1526878589799300000</text:p>
          </table:table-cell>
          <table:table-cell office:value-type="float" office:value="703" calcext:value-type="float">
            <text:p>703</text:p>
          </table:table-cell>
          <table:table-cell office:value-type="float" office:value="1.52687858979454E+018" calcext:value-type="float">
            <text:p>1526878589794540000</text:p>
          </table:table-cell>
          <table:table-cell office:value-type="string" calcext:value-type="string">
            <text:p>world</text:p>
          </table:table-cell>
          <table:table-cell office:value-type="float" office:value="-0.539324045181" calcext:value-type="float">
            <text:p>-0.5393240452</text:p>
          </table:table-cell>
          <table:table-cell office:value-type="float" office:value="-0.0635992735624" calcext:value-type="float">
            <text:p>-0.0635992736</text:p>
          </table:table-cell>
          <table:table-cell office:value-type="float" office:value="-0.00907666608691" calcext:value-type="float">
            <text:p>-0.00907666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981857E+018" calcext:value-type="float">
            <text:p>1526878589818570000</text:p>
          </table:table-cell>
          <table:table-cell office:value-type="float" office:value="704" calcext:value-type="float">
            <text:p>704</text:p>
          </table:table-cell>
          <table:table-cell office:value-type="float" office:value="1.52687858981448E+018" calcext:value-type="float">
            <text:p>1526878589814480000</text:p>
          </table:table-cell>
          <table:table-cell office:value-type="string" calcext:value-type="string">
            <text:p>world</text:p>
          </table:table-cell>
          <table:table-cell office:value-type="float" office:value="-0.698753237724" calcext:value-type="float">
            <text:p>-0.6987532377</text:p>
          </table:table-cell>
          <table:table-cell office:value-type="float" office:value="-0.117766320705" calcext:value-type="float">
            <text:p>-0.1177663207</text:p>
          </table:table-cell>
          <table:table-cell office:value-type="float" office:value="-0.049848087132" calcext:value-type="float">
            <text:p>-0.04984808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983885E+018" calcext:value-type="float">
            <text:p>1526878589838850000</text:p>
          </table:table-cell>
          <table:table-cell office:value-type="float" office:value="705" calcext:value-type="float">
            <text:p>705</text:p>
          </table:table-cell>
          <table:table-cell office:value-type="float" office:value="1.5268785898354E+018" calcext:value-type="float">
            <text:p>1526878589835400000</text:p>
          </table:table-cell>
          <table:table-cell office:value-type="string" calcext:value-type="string">
            <text:p>world</text:p>
          </table:table-cell>
          <table:table-cell office:value-type="float" office:value="-0.61811041832" calcext:value-type="float">
            <text:p>-0.6181104183</text:p>
          </table:table-cell>
          <table:table-cell office:value-type="float" office:value="-0.125227808952" calcext:value-type="float">
            <text:p>-0.125227809</text:p>
          </table:table-cell>
          <table:table-cell office:value-type="float" office:value="-0.0470247417688" calcext:value-type="float">
            <text:p>-0.04702474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985912E+018" calcext:value-type="float">
            <text:p>1526878589859120000</text:p>
          </table:table-cell>
          <table:table-cell office:value-type="float" office:value="706" calcext:value-type="float">
            <text:p>706</text:p>
          </table:table-cell>
          <table:table-cell office:value-type="float" office:value="1.52687858985522E+018" calcext:value-type="float">
            <text:p>1526878589855220000</text:p>
          </table:table-cell>
          <table:table-cell office:value-type="string" calcext:value-type="string">
            <text:p>world</text:p>
          </table:table-cell>
          <table:table-cell office:value-type="float" office:value="-0.737962007523" calcext:value-type="float">
            <text:p>-0.7379620075</text:p>
          </table:table-cell>
          <table:table-cell office:value-type="float" office:value="-0.178099229932" calcext:value-type="float">
            <text:p>-0.1780992299</text:p>
          </table:table-cell>
          <table:table-cell office:value-type="float" office:value="-0.0783918499947" calcext:value-type="float">
            <text:p>-0.078391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987954E+018" calcext:value-type="float">
            <text:p>1526878589879540000</text:p>
          </table:table-cell>
          <table:table-cell office:value-type="float" office:value="707" calcext:value-type="float">
            <text:p>707</text:p>
          </table:table-cell>
          <table:table-cell office:value-type="float" office:value="1.52687858987509E+018" calcext:value-type="float">
            <text:p>1526878589875090000</text:p>
          </table:table-cell>
          <table:table-cell office:value-type="string" calcext:value-type="string">
            <text:p>world</text:p>
          </table:table-cell>
          <table:table-cell office:value-type="float" office:value="-0.662568211555" calcext:value-type="float">
            <text:p>-0.6625682116</text:p>
          </table:table-cell>
          <table:table-cell office:value-type="float" office:value="-0.179836779833" calcext:value-type="float">
            <text:p>-0.1798367798</text:p>
          </table:table-cell>
          <table:table-cell office:value-type="float" office:value="-0.0848951041698" calcext:value-type="float">
            <text:p>-0.08489510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989907E+018" calcext:value-type="float">
            <text:p>1526878589899070000</text:p>
          </table:table-cell>
          <table:table-cell office:value-type="float" office:value="708" calcext:value-type="float">
            <text:p>708</text:p>
          </table:table-cell>
          <table:table-cell office:value-type="float" office:value="1.52687858989482E+018" calcext:value-type="float">
            <text:p>1526878589894820000</text:p>
          </table:table-cell>
          <table:table-cell office:value-type="string" calcext:value-type="string">
            <text:p>world</text:p>
          </table:table-cell>
          <table:table-cell office:value-type="float" office:value="-0.655640244484" calcext:value-type="float">
            <text:p>-0.6556402445</text:p>
          </table:table-cell>
          <table:table-cell office:value-type="float" office:value="-0.188420057297" calcext:value-type="float">
            <text:p>-0.1884200573</text:p>
          </table:table-cell>
          <table:table-cell office:value-type="float" office:value="-0.0984624326229" calcext:value-type="float">
            <text:p>-0.09846243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991933E+018" calcext:value-type="float">
            <text:p>1526878589919330000</text:p>
          </table:table-cell>
          <table:table-cell office:value-type="float" office:value="709" calcext:value-type="float">
            <text:p>709</text:p>
          </table:table-cell>
          <table:table-cell office:value-type="float" office:value="1.5268785899147E+018" calcext:value-type="float">
            <text:p>1526878589914700000</text:p>
          </table:table-cell>
          <table:table-cell office:value-type="string" calcext:value-type="string">
            <text:p>world</text:p>
          </table:table-cell>
          <table:table-cell office:value-type="float" office:value="-0.777871847153" calcext:value-type="float">
            <text:p>-0.7778718472</text:p>
          </table:table-cell>
          <table:table-cell office:value-type="float" office:value="-0.255317628384" calcext:value-type="float">
            <text:p>-0.2553176284</text:p>
          </table:table-cell>
          <table:table-cell office:value-type="float" office:value="-0.129992306232" calcext:value-type="float">
            <text:p>-0.12999230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993872E+018" calcext:value-type="float">
            <text:p>1526878589938720000</text:p>
          </table:table-cell>
          <table:table-cell office:value-type="float" office:value="710" calcext:value-type="float">
            <text:p>710</text:p>
          </table:table-cell>
          <table:table-cell office:value-type="float" office:value="1.52687858993454E+018" calcext:value-type="float">
            <text:p>1526878589934540000</text:p>
          </table:table-cell>
          <table:table-cell office:value-type="string" calcext:value-type="string">
            <text:p>world</text:p>
          </table:table-cell>
          <table:table-cell office:value-type="float" office:value="-0.721369206905" calcext:value-type="float">
            <text:p>-0.7213692069</text:p>
          </table:table-cell>
          <table:table-cell office:value-type="float" office:value="-0.252760469913" calcext:value-type="float">
            <text:p>-0.2527604699</text:p>
          </table:table-cell>
          <table:table-cell office:value-type="float" office:value="-0.141035556793" calcext:value-type="float">
            <text:p>-0.1410355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995904E+018" calcext:value-type="float">
            <text:p>1526878589959040000</text:p>
          </table:table-cell>
          <table:table-cell office:value-type="float" office:value="711" calcext:value-type="float">
            <text:p>711</text:p>
          </table:table-cell>
          <table:table-cell office:value-type="float" office:value="1.52687858995528E+018" calcext:value-type="float">
            <text:p>1526878589955280000</text:p>
          </table:table-cell>
          <table:table-cell office:value-type="string" calcext:value-type="string">
            <text:p>world</text:p>
          </table:table-cell>
          <table:table-cell office:value-type="float" office:value="-0.675028800964" calcext:value-type="float">
            <text:p>-0.675028801</text:p>
          </table:table-cell>
          <table:table-cell office:value-type="float" office:value="-0.252076864243" calcext:value-type="float">
            <text:p>-0.2520768642</text:p>
          </table:table-cell>
          <table:table-cell office:value-type="float" office:value="-0.15014949441" calcext:value-type="float">
            <text:p>-0.15014949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997942E+018" calcext:value-type="float">
            <text:p>1526878589979420000</text:p>
          </table:table-cell>
          <table:table-cell office:value-type="float" office:value="712" calcext:value-type="float">
            <text:p>712</text:p>
          </table:table-cell>
          <table:table-cell office:value-type="float" office:value="1.52687858997511E+018" calcext:value-type="float">
            <text:p>1526878589975110000</text:p>
          </table:table-cell>
          <table:table-cell office:value-type="string" calcext:value-type="string">
            <text:p>world</text:p>
          </table:table-cell>
          <table:table-cell office:value-type="float" office:value="-0.805424571037" calcext:value-type="float">
            <text:p>-0.805424571</text:p>
          </table:table-cell>
          <table:table-cell office:value-type="float" office:value="-0.325837105513" calcext:value-type="float">
            <text:p>-0.3258371055</text:p>
          </table:table-cell>
          <table:table-cell office:value-type="float" office:value="-0.197698682547" calcext:value-type="float">
            <text:p>-0.19769868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8999874E+018" calcext:value-type="float">
            <text:p>1526878589998740000</text:p>
          </table:table-cell>
          <table:table-cell office:value-type="float" office:value="713" calcext:value-type="float">
            <text:p>713</text:p>
          </table:table-cell>
          <table:table-cell office:value-type="float" office:value="1.52687858999485E+018" calcext:value-type="float">
            <text:p>1526878589994850000</text:p>
          </table:table-cell>
          <table:table-cell office:value-type="string" calcext:value-type="string">
            <text:p>world</text:p>
          </table:table-cell>
          <table:table-cell office:value-type="float" office:value="-0.740369081497" calcext:value-type="float">
            <text:p>-0.7403690815</text:p>
          </table:table-cell>
          <table:table-cell office:value-type="float" office:value="-0.315208852291" calcext:value-type="float">
            <text:p>-0.3152088523</text:p>
          </table:table-cell>
          <table:table-cell office:value-type="float" office:value="-0.211738452315" calcext:value-type="float">
            <text:p>-0.21173845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001907E+018" calcext:value-type="float">
            <text:p>1526878590019070000</text:p>
          </table:table-cell>
          <table:table-cell office:value-type="float" office:value="714" calcext:value-type="float">
            <text:p>714</text:p>
          </table:table-cell>
          <table:table-cell office:value-type="float" office:value="1.52687859001474E+018" calcext:value-type="float">
            <text:p>1526878590014740000</text:p>
          </table:table-cell>
          <table:table-cell office:value-type="string" calcext:value-type="string">
            <text:p>world</text:p>
          </table:table-cell>
          <table:table-cell office:value-type="float" office:value="-0.84827041626" calcext:value-type="float">
            <text:p>-0.8482704163</text:p>
          </table:table-cell>
          <table:table-cell office:value-type="float" office:value="-0.381107091904" calcext:value-type="float">
            <text:p>-0.3811070919</text:p>
          </table:table-cell>
          <table:table-cell office:value-type="float" office:value="-0.27783408761" calcext:value-type="float">
            <text:p>-0.27783408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003931E+018" calcext:value-type="float">
            <text:p>1526878590039310000</text:p>
          </table:table-cell>
          <table:table-cell office:value-type="float" office:value="715" calcext:value-type="float">
            <text:p>715</text:p>
          </table:table-cell>
          <table:table-cell office:value-type="float" office:value="1.52687859003454E+018" calcext:value-type="float">
            <text:p>1526878590034540000</text:p>
          </table:table-cell>
          <table:table-cell office:value-type="string" calcext:value-type="string">
            <text:p>world</text:p>
          </table:table-cell>
          <table:table-cell office:value-type="float" office:value="-0.746661901474" calcext:value-type="float">
            <text:p>-0.7466619015</text:p>
          </table:table-cell>
          <table:table-cell office:value-type="float" office:value="-0.347938299179" calcext:value-type="float">
            <text:p>-0.3479382992</text:p>
          </table:table-cell>
          <table:table-cell office:value-type="float" office:value="-0.260640114546" calcext:value-type="float">
            <text:p>-0.26064011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005859E+018" calcext:value-type="float">
            <text:p>1526878590058590000</text:p>
          </table:table-cell>
          <table:table-cell office:value-type="float" office:value="716" calcext:value-type="float">
            <text:p>716</text:p>
          </table:table-cell>
          <table:table-cell office:value-type="float" office:value="1.52687859005535E+018" calcext:value-type="float">
            <text:p>1526878590055350000</text:p>
          </table:table-cell>
          <table:table-cell office:value-type="string" calcext:value-type="string">
            <text:p>world</text:p>
          </table:table-cell>
          <table:table-cell office:value-type="float" office:value="-0.871707439423" calcext:value-type="float">
            <text:p>-0.8717074394</text:p>
          </table:table-cell>
          <table:table-cell office:value-type="float" office:value="-0.427849322557" calcext:value-type="float">
            <text:p>-0.4278493226</text:p>
          </table:table-cell>
          <table:table-cell office:value-type="float" office:value="-0.336164176464" calcext:value-type="float">
            <text:p>-0.33616417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007881E+018" calcext:value-type="float">
            <text:p>1526878590078810000</text:p>
          </table:table-cell>
          <table:table-cell office:value-type="float" office:value="717" calcext:value-type="float">
            <text:p>717</text:p>
          </table:table-cell>
          <table:table-cell office:value-type="float" office:value="1.526878590075E+018" calcext:value-type="float">
            <text:p>1526878590075000000</text:p>
          </table:table-cell>
          <table:table-cell office:value-type="string" calcext:value-type="string">
            <text:p>world</text:p>
          </table:table-cell>
          <table:table-cell office:value-type="float" office:value="-0.756850242615" calcext:value-type="float">
            <text:p>-0.7568502426</text:p>
          </table:table-cell>
          <table:table-cell office:value-type="float" office:value="-0.383589804173" calcext:value-type="float">
            <text:p>-0.3835898042</text:p>
          </table:table-cell>
          <table:table-cell office:value-type="float" office:value="-0.303396224976" calcext:value-type="float">
            <text:p>-0.3033962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00991E+018" calcext:value-type="float">
            <text:p>1526878590099100000</text:p>
          </table:table-cell>
          <table:table-cell office:value-type="float" office:value="718" calcext:value-type="float">
            <text:p>718</text:p>
          </table:table-cell>
          <table:table-cell office:value-type="float" office:value="1.52687859009463E+018" calcext:value-type="float">
            <text:p>1526878590094630000</text:p>
          </table:table-cell>
          <table:table-cell office:value-type="string" calcext:value-type="string">
            <text:p>world</text:p>
          </table:table-cell>
          <table:table-cell office:value-type="float" office:value="-0.6855905056" calcext:value-type="float">
            <text:p>-0.6855905056</text:p>
          </table:table-cell>
          <table:table-cell office:value-type="float" office:value="-0.362622052431" calcext:value-type="float">
            <text:p>-0.3626220524</text:p>
          </table:table-cell>
          <table:table-cell office:value-type="float" office:value="-0.292671024799" calcext:value-type="float">
            <text:p>-0.2926710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011964E+018" calcext:value-type="float">
            <text:p>1526878590119640000</text:p>
          </table:table-cell>
          <table:table-cell office:value-type="float" office:value="719" calcext:value-type="float">
            <text:p>719</text:p>
          </table:table-cell>
          <table:table-cell office:value-type="float" office:value="1.52687859011537E+018" calcext:value-type="float">
            <text:p>1526878590115370000</text:p>
          </table:table-cell>
          <table:table-cell office:value-type="string" calcext:value-type="string">
            <text:p>world</text:p>
          </table:table-cell>
          <table:table-cell office:value-type="float" office:value="-0.802350282669" calcext:value-type="float">
            <text:p>-0.8023502827</text:p>
          </table:table-cell>
          <table:table-cell office:value-type="float" office:value="-0.44326120615" calcext:value-type="float">
            <text:p>-0.4432612062</text:p>
          </table:table-cell>
          <table:table-cell office:value-type="float" office:value="-0.369924128056" calcext:value-type="float">
            <text:p>-0.36992412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013901E+018" calcext:value-type="float">
            <text:p>1526878590139010000</text:p>
          </table:table-cell>
          <table:table-cell office:value-type="float" office:value="720" calcext:value-type="float">
            <text:p>720</text:p>
          </table:table-cell>
          <table:table-cell office:value-type="float" office:value="1.52687859013526E+018" calcext:value-type="float">
            <text:p>1526878590135260000</text:p>
          </table:table-cell>
          <table:table-cell office:value-type="string" calcext:value-type="string">
            <text:p>world</text:p>
          </table:table-cell>
          <table:table-cell office:value-type="float" office:value="-0.722389101982" calcext:value-type="float">
            <text:p>-0.722389102</text:p>
          </table:table-cell>
          <table:table-cell office:value-type="float" office:value="-0.405975848436" calcext:value-type="float">
            <text:p>-0.4059758484</text:p>
          </table:table-cell>
          <table:table-cell office:value-type="float" office:value="-0.347600758076" calcext:value-type="float">
            <text:p>-0.34760075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015925E+018" calcext:value-type="float">
            <text:p>1526878590159250000</text:p>
          </table:table-cell>
          <table:table-cell office:value-type="float" office:value="721" calcext:value-type="float">
            <text:p>721</text:p>
          </table:table-cell>
          <table:table-cell office:value-type="float" office:value="1.52687859015511E+018" calcext:value-type="float">
            <text:p>1526878590155110000</text:p>
          </table:table-cell>
          <table:table-cell office:value-type="string" calcext:value-type="string">
            <text:p>world</text:p>
          </table:table-cell>
          <table:table-cell office:value-type="float" office:value="-0.813794136047" calcext:value-type="float">
            <text:p>-0.813794136</text:p>
          </table:table-cell>
          <table:table-cell office:value-type="float" office:value="-0.471015095711" calcext:value-type="float">
            <text:p>-0.4710150957</text:p>
          </table:table-cell>
          <table:table-cell office:value-type="float" office:value="-0.419441640377" calcext:value-type="float">
            <text:p>-0.41944164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017963E+018" calcext:value-type="float">
            <text:p>1526878590179630000</text:p>
          </table:table-cell>
          <table:table-cell office:value-type="float" office:value="722" calcext:value-type="float">
            <text:p>722</text:p>
          </table:table-cell>
          <table:table-cell office:value-type="float" office:value="1.52687859017494E+018" calcext:value-type="float">
            <text:p>1526878590174940000</text:p>
          </table:table-cell>
          <table:table-cell office:value-type="string" calcext:value-type="string">
            <text:p>world</text:p>
          </table:table-cell>
          <table:table-cell office:value-type="float" office:value="-0.693331599236" calcext:value-type="float">
            <text:p>-0.6933315992</text:p>
          </table:table-cell>
          <table:table-cell office:value-type="float" office:value="-0.413965642452" calcext:value-type="float">
            <text:p>-0.4139656425</text:p>
          </table:table-cell>
          <table:table-cell office:value-type="float" office:value="-0.369061291218" calcext:value-type="float">
            <text:p>-0.3690612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019892E+018" calcext:value-type="float">
            <text:p>1526878590198920000</text:p>
          </table:table-cell>
          <table:table-cell office:value-type="float" office:value="723" calcext:value-type="float">
            <text:p>723</text:p>
          </table:table-cell>
          <table:table-cell office:value-type="float" office:value="1.52687859019479E+018" calcext:value-type="float">
            <text:p>1526878590194790000</text:p>
          </table:table-cell>
          <table:table-cell office:value-type="string" calcext:value-type="string">
            <text:p>world</text:p>
          </table:table-cell>
          <table:table-cell office:value-type="float" office:value="-0.644698143005" calcext:value-type="float">
            <text:p>-0.644698143</text:p>
          </table:table-cell>
          <table:table-cell office:value-type="float" office:value="-0.391556322575" calcext:value-type="float">
            <text:p>-0.3915563226</text:p>
          </table:table-cell>
          <table:table-cell office:value-type="float" office:value="-0.345378190279" calcext:value-type="float">
            <text:p>-0.34537819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021932E+018" calcext:value-type="float">
            <text:p>1526878590219320000</text:p>
          </table:table-cell>
          <table:table-cell office:value-type="float" office:value="724" calcext:value-type="float">
            <text:p>724</text:p>
          </table:table-cell>
          <table:table-cell office:value-type="float" office:value="1.52687859021483E+018" calcext:value-type="float">
            <text:p>1526878590214830000</text:p>
          </table:table-cell>
          <table:table-cell office:value-type="string" calcext:value-type="string">
            <text:p>world</text:p>
          </table:table-cell>
          <table:table-cell office:value-type="float" office:value="-0.739111304283" calcext:value-type="float">
            <text:p>-0.7391113043</text:p>
          </table:table-cell>
          <table:table-cell office:value-type="float" office:value="-0.463005453348" calcext:value-type="float">
            <text:p>-0.4630054533</text:p>
          </table:table-cell>
          <table:table-cell office:value-type="float" office:value="-0.429186701775" calcext:value-type="float">
            <text:p>-0.42918670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023865E+018" calcext:value-type="float">
            <text:p>1526878590238650000</text:p>
          </table:table-cell>
          <table:table-cell office:value-type="float" office:value="725" calcext:value-type="float">
            <text:p>725</text:p>
          </table:table-cell>
          <table:table-cell office:value-type="float" office:value="1.52687859023482E+018" calcext:value-type="float">
            <text:p>1526878590234820000</text:p>
          </table:table-cell>
          <table:table-cell office:value-type="string" calcext:value-type="string">
            <text:p>world</text:p>
          </table:table-cell>
          <table:table-cell office:value-type="float" office:value="-0.65386235714" calcext:value-type="float">
            <text:p>-0.6538623571</text:p>
          </table:table-cell>
          <table:table-cell office:value-type="float" office:value="-0.41720828414" calcext:value-type="float">
            <text:p>-0.4172082841</text:p>
          </table:table-cell>
          <table:table-cell office:value-type="float" office:value="-0.382115185261" calcext:value-type="float">
            <text:p>-0.38211518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025884E+018" calcext:value-type="float">
            <text:p>1526878590258840000</text:p>
          </table:table-cell>
          <table:table-cell office:value-type="float" office:value="726" calcext:value-type="float">
            <text:p>726</text:p>
          </table:table-cell>
          <table:table-cell office:value-type="float" office:value="1.52687859025471E+018" calcext:value-type="float">
            <text:p>1526878590254710000</text:p>
          </table:table-cell>
          <table:table-cell office:value-type="string" calcext:value-type="string">
            <text:p>world</text:p>
          </table:table-cell>
          <table:table-cell office:value-type="float" office:value="-0.595705389977" calcext:value-type="float">
            <text:p>-0.59570539</text:p>
          </table:table-cell>
          <table:table-cell office:value-type="float" office:value="-0.382422924042" calcext:value-type="float">
            <text:p>-0.382422924</text:p>
          </table:table-cell>
          <table:table-cell office:value-type="float" office:value="-0.35103905201" calcext:value-type="float">
            <text:p>-0.3510390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027905E+018" calcext:value-type="float">
            <text:p>1526878590279050000</text:p>
          </table:table-cell>
          <table:table-cell office:value-type="float" office:value="727" calcext:value-type="float">
            <text:p>727</text:p>
          </table:table-cell>
          <table:table-cell office:value-type="float" office:value="1.52687859027536E+018" calcext:value-type="float">
            <text:p>1526878590275360000</text:p>
          </table:table-cell>
          <table:table-cell office:value-type="string" calcext:value-type="string">
            <text:p>world</text:p>
          </table:table-cell>
          <table:table-cell office:value-type="float" office:value="-0.686745643616" calcext:value-type="float">
            <text:p>-0.6867456436</text:p>
          </table:table-cell>
          <table:table-cell office:value-type="float" office:value="-0.447429805994" calcext:value-type="float">
            <text:p>-0.447429806</text:p>
          </table:table-cell>
          <table:table-cell office:value-type="float" office:value="-0.414677292109" calcext:value-type="float">
            <text:p>-0.41467729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029933E+018" calcext:value-type="float">
            <text:p>1526878590299330000</text:p>
          </table:table-cell>
          <table:table-cell office:value-type="float" office:value="728" calcext:value-type="float">
            <text:p>728</text:p>
          </table:table-cell>
          <table:table-cell office:value-type="float" office:value="1.52687859029506E+018" calcext:value-type="float">
            <text:p>1526878590295060000</text:p>
          </table:table-cell>
          <table:table-cell office:value-type="string" calcext:value-type="string">
            <text:p>world</text:p>
          </table:table-cell>
          <table:table-cell office:value-type="float" office:value="-0.592902719975" calcext:value-type="float">
            <text:p>-0.59290272</text:p>
          </table:table-cell>
          <table:table-cell office:value-type="float" office:value="-0.391452968121" calcext:value-type="float">
            <text:p>-0.3914529681</text:p>
          </table:table-cell>
          <table:table-cell office:value-type="float" office:value="-0.357325136662" calcext:value-type="float">
            <text:p>-0.35732513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031881E+018" calcext:value-type="float">
            <text:p>1526878590318810000</text:p>
          </table:table-cell>
          <table:table-cell office:value-type="float" office:value="729" calcext:value-type="float">
            <text:p>729</text:p>
          </table:table-cell>
          <table:table-cell office:value-type="float" office:value="1.5268785903148E+018" calcext:value-type="float">
            <text:p>1526878590314800000</text:p>
          </table:table-cell>
          <table:table-cell office:value-type="string" calcext:value-type="string">
            <text:p>world</text:p>
          </table:table-cell>
          <table:table-cell office:value-type="float" office:value="-0.683714568615" calcext:value-type="float">
            <text:p>-0.6837145686</text:p>
          </table:table-cell>
          <table:table-cell office:value-type="float" office:value="-0.455935776234" calcext:value-type="float">
            <text:p>-0.4559357762</text:p>
          </table:table-cell>
          <table:table-cell office:value-type="float" office:value="-0.407118022442" calcext:value-type="float">
            <text:p>-0.4071180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033907E+018" calcext:value-type="float">
            <text:p>1526878590339070000</text:p>
          </table:table-cell>
          <table:table-cell office:value-type="float" office:value="730" calcext:value-type="float">
            <text:p>730</text:p>
          </table:table-cell>
          <table:table-cell office:value-type="float" office:value="1.52687859033463E+018" calcext:value-type="float">
            <text:p>1526878590334630000</text:p>
          </table:table-cell>
          <table:table-cell office:value-type="string" calcext:value-type="string">
            <text:p>world</text:p>
          </table:table-cell>
          <table:table-cell office:value-type="float" office:value="-0.580432116985" calcext:value-type="float">
            <text:p>-0.580432117</text:p>
          </table:table-cell>
          <table:table-cell office:value-type="float" office:value="-0.387301534414" calcext:value-type="float">
            <text:p>-0.3873015344</text:p>
          </table:table-cell>
          <table:table-cell office:value-type="float" office:value="-0.341146707535" calcext:value-type="float">
            <text:p>-0.34114670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035927E+018" calcext:value-type="float">
            <text:p>1526878590359270000</text:p>
          </table:table-cell>
          <table:table-cell office:value-type="float" office:value="731" calcext:value-type="float">
            <text:p>731</text:p>
          </table:table-cell>
          <table:table-cell office:value-type="float" office:value="1.52687859035447E+018" calcext:value-type="float">
            <text:p>1526878590354470000</text:p>
          </table:table-cell>
          <table:table-cell office:value-type="string" calcext:value-type="string">
            <text:p>world</text:p>
          </table:table-cell>
          <table:table-cell office:value-type="float" office:value="-0.528722167015" calcext:value-type="float">
            <text:p>-0.528722167</text:p>
          </table:table-cell>
          <table:table-cell office:value-type="float" office:value="-0.348209500313" calcext:value-type="float">
            <text:p>-0.3482095003</text:p>
          </table:table-cell>
          <table:table-cell office:value-type="float" office:value="-0.300037324429" calcext:value-type="float">
            <text:p>-0.30003732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037958E+018" calcext:value-type="float">
            <text:p>1526878590379580000</text:p>
          </table:table-cell>
          <table:table-cell office:value-type="float" office:value="732" calcext:value-type="float">
            <text:p>732</text:p>
          </table:table-cell>
          <table:table-cell office:value-type="float" office:value="1.52687859037542E+018" calcext:value-type="float">
            <text:p>1526878590375420000</text:p>
          </table:table-cell>
          <table:table-cell office:value-type="string" calcext:value-type="string">
            <text:p>world</text:p>
          </table:table-cell>
          <table:table-cell office:value-type="float" office:value="-0.61239862442" calcext:value-type="float">
            <text:p>-0.6123986244</text:p>
          </table:table-cell>
          <table:table-cell office:value-type="float" office:value="-0.400831252337" calcext:value-type="float">
            <text:p>-0.4008312523</text:p>
          </table:table-cell>
          <table:table-cell office:value-type="float" office:value="-0.333631038666" calcext:value-type="float">
            <text:p>-0.33363103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039887E+018" calcext:value-type="float">
            <text:p>1526878590398870000</text:p>
          </table:table-cell>
          <table:table-cell office:value-type="float" office:value="733" calcext:value-type="float">
            <text:p>733</text:p>
          </table:table-cell>
          <table:table-cell office:value-type="float" office:value="1.5268785903953E+018" calcext:value-type="float">
            <text:p>1526878590395300000</text:p>
          </table:table-cell>
          <table:table-cell office:value-type="string" calcext:value-type="string">
            <text:p>world</text:p>
          </table:table-cell>
          <table:table-cell office:value-type="float" office:value="-0.531060755253" calcext:value-type="float">
            <text:p>-0.5310607553</text:p>
          </table:table-cell>
          <table:table-cell office:value-type="float" office:value="-0.355002522469" calcext:value-type="float">
            <text:p>-0.3550025225</text:p>
          </table:table-cell>
          <table:table-cell office:value-type="float" office:value="-0.266198933125" calcext:value-type="float">
            <text:p>-0.26619893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041912E+018" calcext:value-type="float">
            <text:p>1526878590419120000</text:p>
          </table:table-cell>
          <table:table-cell office:value-type="float" office:value="734" calcext:value-type="float">
            <text:p>734</text:p>
          </table:table-cell>
          <table:table-cell office:value-type="float" office:value="1.52687859041517E+018" calcext:value-type="float">
            <text:p>1526878590415170000</text:p>
          </table:table-cell>
          <table:table-cell office:value-type="string" calcext:value-type="string">
            <text:p>world</text:p>
          </table:table-cell>
          <table:table-cell office:value-type="float" office:value="-0.589677333832" calcext:value-type="float">
            <text:p>-0.5896773338</text:p>
          </table:table-cell>
          <table:table-cell office:value-type="float" office:value="-0.388314306736" calcext:value-type="float">
            <text:p>-0.3883143067</text:p>
          </table:table-cell>
          <table:table-cell office:value-type="float" office:value="-0.276936709881" calcext:value-type="float">
            <text:p>-0.27693670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043945E+018" calcext:value-type="float">
            <text:p>1526878590439450000</text:p>
          </table:table-cell>
          <table:table-cell office:value-type="float" office:value="735" calcext:value-type="float">
            <text:p>735</text:p>
          </table:table-cell>
          <table:table-cell office:value-type="float" office:value="1.52687859043508E+018" calcext:value-type="float">
            <text:p>1526878590435080000</text:p>
          </table:table-cell>
          <table:table-cell office:value-type="string" calcext:value-type="string">
            <text:p>world</text:p>
          </table:table-cell>
          <table:table-cell office:value-type="float" office:value="-0.514032304287" calcext:value-type="float">
            <text:p>-0.5140323043</text:p>
          </table:table-cell>
          <table:table-cell office:value-type="float" office:value="-0.331573843956" calcext:value-type="float">
            <text:p>-0.331573844</text:p>
          </table:table-cell>
          <table:table-cell office:value-type="float" office:value="-0.231134921312" calcext:value-type="float">
            <text:p>-0.23113492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045877E+018" calcext:value-type="float">
            <text:p>1526878590458770000</text:p>
          </table:table-cell>
          <table:table-cell office:value-type="float" office:value="736" calcext:value-type="float">
            <text:p>736</text:p>
          </table:table-cell>
          <table:table-cell office:value-type="float" office:value="1.52687859045496E+018" calcext:value-type="float">
            <text:p>1526878590454960000</text:p>
          </table:table-cell>
          <table:table-cell office:value-type="string" calcext:value-type="string">
            <text:p>world</text:p>
          </table:table-cell>
          <table:table-cell office:value-type="float" office:value="-0.465343445539" calcext:value-type="float">
            <text:p>-0.4653434455</text:p>
          </table:table-cell>
          <table:table-cell office:value-type="float" office:value="-0.305357813835" calcext:value-type="float">
            <text:p>-0.3053578138</text:p>
          </table:table-cell>
          <table:table-cell office:value-type="float" office:value="-0.195514306426" calcext:value-type="float">
            <text:p>-0.19551430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047902E+018" calcext:value-type="float">
            <text:p>1526878590479020000</text:p>
          </table:table-cell>
          <table:table-cell office:value-type="float" office:value="737" calcext:value-type="float">
            <text:p>737</text:p>
          </table:table-cell>
          <table:table-cell office:value-type="float" office:value="1.52687859047486E+018" calcext:value-type="float">
            <text:p>1526878590474860000</text:p>
          </table:table-cell>
          <table:table-cell office:value-type="string" calcext:value-type="string">
            <text:p>world</text:p>
          </table:table-cell>
          <table:table-cell office:value-type="float" office:value="-0.525315880775" calcext:value-type="float">
            <text:p>-0.5253158808</text:p>
          </table:table-cell>
          <table:table-cell office:value-type="float" office:value="-0.345536708832" calcext:value-type="float">
            <text:p>-0.3455367088</text:p>
          </table:table-cell>
          <table:table-cell office:value-type="float" office:value="-0.201127260923" calcext:value-type="float">
            <text:p>-0.20112726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049936E+018" calcext:value-type="float">
            <text:p>1526878590499360000</text:p>
          </table:table-cell>
          <table:table-cell office:value-type="float" office:value="738" calcext:value-type="float">
            <text:p>738</text:p>
          </table:table-cell>
          <table:table-cell office:value-type="float" office:value="1.52687859049469E+018" calcext:value-type="float">
            <text:p>1526878590494690000</text:p>
          </table:table-cell>
          <table:table-cell office:value-type="string" calcext:value-type="string">
            <text:p>world</text:p>
          </table:table-cell>
          <table:table-cell office:value-type="float" office:value="-0.444565922022" calcext:value-type="float">
            <text:p>-0.444565922</text:p>
          </table:table-cell>
          <table:table-cell office:value-type="float" office:value="-0.294550120831" calcext:value-type="float">
            <text:p>-0.2945501208</text:p>
          </table:table-cell>
          <table:table-cell office:value-type="float" office:value="-0.154886156321" calcext:value-type="float">
            <text:p>-0.15488615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051859E+018" calcext:value-type="float">
            <text:p>1526878590518590000</text:p>
          </table:table-cell>
          <table:table-cell office:value-type="float" office:value="739" calcext:value-type="float">
            <text:p>739</text:p>
          </table:table-cell>
          <table:table-cell office:value-type="float" office:value="1.52687859051448E+018" calcext:value-type="float">
            <text:p>1526878590514480000</text:p>
          </table:table-cell>
          <table:table-cell office:value-type="string" calcext:value-type="string">
            <text:p>world</text:p>
          </table:table-cell>
          <table:table-cell office:value-type="float" office:value="-0.500870645046" calcext:value-type="float">
            <text:p>-0.500870645</text:p>
          </table:table-cell>
          <table:table-cell office:value-type="float" office:value="-0.335040152073" calcext:value-type="float">
            <text:p>-0.3350401521</text:p>
          </table:table-cell>
          <table:table-cell office:value-type="float" office:value="-0.159068956971" calcext:value-type="float">
            <text:p>-0.1590689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053886E+018" calcext:value-type="float">
            <text:p>1526878590538860000</text:p>
          </table:table-cell>
          <table:table-cell office:value-type="float" office:value="740" calcext:value-type="float">
            <text:p>740</text:p>
          </table:table-cell>
          <table:table-cell office:value-type="float" office:value="1.52687859053538E+018" calcext:value-type="float">
            <text:p>1526878590535380000</text:p>
          </table:table-cell>
          <table:table-cell office:value-type="string" calcext:value-type="string">
            <text:p>world</text:p>
          </table:table-cell>
          <table:table-cell office:value-type="float" office:value="-0.425203561783" calcext:value-type="float">
            <text:p>-0.4252035618</text:p>
          </table:table-cell>
          <table:table-cell office:value-type="float" office:value="-0.278487443924" calcext:value-type="float">
            <text:p>-0.2784874439</text:p>
          </table:table-cell>
          <table:table-cell office:value-type="float" office:value="-0.12821854651" calcext:value-type="float">
            <text:p>-0.12821854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055924E+018" calcext:value-type="float">
            <text:p>1526878590559240000</text:p>
          </table:table-cell>
          <table:table-cell office:value-type="float" office:value="741" calcext:value-type="float">
            <text:p>741</text:p>
          </table:table-cell>
          <table:table-cell office:value-type="float" office:value="1.52687859055544E+018" calcext:value-type="float">
            <text:p>1526878590555440000</text:p>
          </table:table-cell>
          <table:table-cell office:value-type="string" calcext:value-type="string">
            <text:p>world</text:p>
          </table:table-cell>
          <table:table-cell office:value-type="float" office:value="-0.452739745378" calcext:value-type="float">
            <text:p>-0.4527397454</text:p>
          </table:table-cell>
          <table:table-cell office:value-type="float" office:value="-0.307509958744" calcext:value-type="float">
            <text:p>-0.3075099587</text:p>
          </table:table-cell>
          <table:table-cell office:value-type="float" office:value="-0.118599906564" calcext:value-type="float">
            <text:p>-0.11859990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057955E+018" calcext:value-type="float">
            <text:p>1526878590579550000</text:p>
          </table:table-cell>
          <table:table-cell office:value-type="float" office:value="742" calcext:value-type="float">
            <text:p>742</text:p>
          </table:table-cell>
          <table:table-cell office:value-type="float" office:value="1.52687859057525E+018" calcext:value-type="float">
            <text:p>1526878590575250000</text:p>
          </table:table-cell>
          <table:table-cell office:value-type="string" calcext:value-type="string">
            <text:p>world</text:p>
          </table:table-cell>
          <table:table-cell office:value-type="float" office:value="-0.381909310818" calcext:value-type="float">
            <text:p>-0.3819093108</text:p>
          </table:table-cell>
          <table:table-cell office:value-type="float" office:value="-0.258745342493" calcext:value-type="float">
            <text:p>-0.2587453425</text:p>
          </table:table-cell>
          <table:table-cell office:value-type="float" office:value="-0.0918876379728" calcext:value-type="float">
            <text:p>-0.0918876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059917E+018" calcext:value-type="float">
            <text:p>1526878590599170000</text:p>
          </table:table-cell>
          <table:table-cell office:value-type="float" office:value="743" calcext:value-type="float">
            <text:p>743</text:p>
          </table:table-cell>
          <table:table-cell office:value-type="float" office:value="1.52687859059517E+018" calcext:value-type="float">
            <text:p>1526878590595170000</text:p>
          </table:table-cell>
          <table:table-cell office:value-type="string" calcext:value-type="string">
            <text:p>world</text:p>
          </table:table-cell>
          <table:table-cell office:value-type="float" office:value="-0.339905977249" calcext:value-type="float">
            <text:p>-0.3399059772</text:p>
          </table:table-cell>
          <table:table-cell office:value-type="float" office:value="-0.238588064909" calcext:value-type="float">
            <text:p>-0.2385880649</text:p>
          </table:table-cell>
          <table:table-cell office:value-type="float" office:value="-0.0763081610203" calcext:value-type="float">
            <text:p>-0.0763081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061943E+018" calcext:value-type="float">
            <text:p>1526878590619430000</text:p>
          </table:table-cell>
          <table:table-cell office:value-type="float" office:value="744" calcext:value-type="float">
            <text:p>744</text:p>
          </table:table-cell>
          <table:table-cell office:value-type="float" office:value="1.52687859061506E+018" calcext:value-type="float">
            <text:p>1526878590615060000</text:p>
          </table:table-cell>
          <table:table-cell office:value-type="string" calcext:value-type="string">
            <text:p>world</text:p>
          </table:table-cell>
          <table:table-cell office:value-type="float" office:value="-0.377939432859" calcext:value-type="float">
            <text:p>-0.3779394329</text:p>
          </table:table-cell>
          <table:table-cell office:value-type="float" office:value="-0.270460784435" calcext:value-type="float">
            <text:p>-0.2704607844</text:p>
          </table:table-cell>
          <table:table-cell office:value-type="float" office:value="-0.0685629621148" calcext:value-type="float">
            <text:p>-0.06856296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063874E+018" calcext:value-type="float">
            <text:p>1526878590638740000</text:p>
          </table:table-cell>
          <table:table-cell office:value-type="float" office:value="745" calcext:value-type="float">
            <text:p>745</text:p>
          </table:table-cell>
          <table:table-cell office:value-type="float" office:value="1.52687859063478E+018" calcext:value-type="float">
            <text:p>1526878590634780000</text:p>
          </table:table-cell>
          <table:table-cell office:value-type="string" calcext:value-type="string">
            <text:p>world</text:p>
          </table:table-cell>
          <table:table-cell office:value-type="float" office:value="-0.316553115845" calcext:value-type="float">
            <text:p>-0.3165531158</text:p>
          </table:table-cell>
          <table:table-cell office:value-type="float" office:value="-0.239312827587" calcext:value-type="float">
            <text:p>-0.2393128276</text:p>
          </table:table-cell>
          <table:table-cell office:value-type="float" office:value="-0.0506340004504" calcext:value-type="float">
            <text:p>-0.0506340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065906E+018" calcext:value-type="float">
            <text:p>1526878590659060000</text:p>
          </table:table-cell>
          <table:table-cell office:value-type="float" office:value="746" calcext:value-type="float">
            <text:p>746</text:p>
          </table:table-cell>
          <table:table-cell office:value-type="float" office:value="1.52687859065464E+018" calcext:value-type="float">
            <text:p>1526878590654640000</text:p>
          </table:table-cell>
          <table:table-cell office:value-type="string" calcext:value-type="string">
            <text:p>world</text:p>
          </table:table-cell>
          <table:table-cell office:value-type="float" office:value="-0.276184350252" calcext:value-type="float">
            <text:p>-0.2761843503</text:p>
          </table:table-cell>
          <table:table-cell office:value-type="float" office:value="-0.215057685971" calcext:value-type="float">
            <text:p>-0.215057686</text:p>
          </table:table-cell>
          <table:table-cell office:value-type="float" office:value="-0.0288906544447" calcext:value-type="float">
            <text:p>-0.0288906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067939E+018" calcext:value-type="float">
            <text:p>1526878590679390000</text:p>
          </table:table-cell>
          <table:table-cell office:value-type="float" office:value="747" calcext:value-type="float">
            <text:p>747</text:p>
          </table:table-cell>
          <table:table-cell office:value-type="float" office:value="1.52687859067457E+018" calcext:value-type="float">
            <text:p>1526878590674570000</text:p>
          </table:table-cell>
          <table:table-cell office:value-type="string" calcext:value-type="string">
            <text:p>world</text:p>
          </table:table-cell>
          <table:table-cell office:value-type="float" office:value="-0.309561252594" calcext:value-type="float">
            <text:p>-0.3095612526</text:p>
          </table:table-cell>
          <table:table-cell office:value-type="float" office:value="-0.247158110142" calcext:value-type="float">
            <text:p>-0.2471581101</text:p>
          </table:table-cell>
          <table:table-cell office:value-type="float" office:value="-0.0248391870409" calcext:value-type="float">
            <text:p>-0.0248391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069888E+018" calcext:value-type="float">
            <text:p>1526878590698880000</text:p>
          </table:table-cell>
          <table:table-cell office:value-type="float" office:value="748" calcext:value-type="float">
            <text:p>748</text:p>
          </table:table-cell>
          <table:table-cell office:value-type="float" office:value="1.5268785906954E+018" calcext:value-type="float">
            <text:p>1526878590695400000</text:p>
          </table:table-cell>
          <table:table-cell office:value-type="string" calcext:value-type="string">
            <text:p>world</text:p>
          </table:table-cell>
          <table:table-cell office:value-type="float" office:value="-0.265646606684" calcext:value-type="float">
            <text:p>-0.2656466067</text:p>
          </table:table-cell>
          <table:table-cell office:value-type="float" office:value="-0.21922750771" calcext:value-type="float">
            <text:p>-0.2192275077</text:p>
          </table:table-cell>
          <table:table-cell office:value-type="float" office:value="-0.016355201602" calcext:value-type="float">
            <text:p>-0.0163552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071913E+018" calcext:value-type="float">
            <text:p>1526878590719130000</text:p>
          </table:table-cell>
          <table:table-cell office:value-type="float" office:value="749" calcext:value-type="float">
            <text:p>749</text:p>
          </table:table-cell>
          <table:table-cell office:value-type="float" office:value="1.52687859071531E+018" calcext:value-type="float">
            <text:p>1526878590715310000</text:p>
          </table:table-cell>
          <table:table-cell office:value-type="string" calcext:value-type="string">
            <text:p>world</text:p>
          </table:table-cell>
          <table:table-cell office:value-type="float" office:value="-0.276918113232" calcext:value-type="float">
            <text:p>-0.2769181132</text:p>
          </table:table-cell>
          <table:table-cell office:value-type="float" office:value="-0.24614572525" calcext:value-type="float">
            <text:p>-0.2461457253</text:p>
          </table:table-cell>
          <table:table-cell office:value-type="float" office:value="-0.0121720945463" calcext:value-type="float">
            <text:p>-0.01217209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07395E+018" calcext:value-type="float">
            <text:p>1526878590739500000</text:p>
          </table:table-cell>
          <table:table-cell office:value-type="float" office:value="750" calcext:value-type="float">
            <text:p>750</text:p>
          </table:table-cell>
          <table:table-cell office:value-type="float" office:value="1.52687859073527E+018" calcext:value-type="float">
            <text:p>1526878590735270000</text:p>
          </table:table-cell>
          <table:table-cell office:value-type="string" calcext:value-type="string">
            <text:p>world</text:p>
          </table:table-cell>
          <table:table-cell office:value-type="float" office:value="-0.239608705044" calcext:value-type="float">
            <text:p>-0.239608705</text:p>
          </table:table-cell>
          <table:table-cell office:value-type="float" office:value="-0.211135625839" calcext:value-type="float">
            <text:p>-0.2111356258</text:p>
          </table:table-cell>
          <table:table-cell office:value-type="float" office:value="-0.0107681797817" calcext:value-type="float">
            <text:p>-0.01076817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075862E+018" calcext:value-type="float">
            <text:p>1526878590758620000</text:p>
          </table:table-cell>
          <table:table-cell office:value-type="float" office:value="751" calcext:value-type="float">
            <text:p>751</text:p>
          </table:table-cell>
          <table:table-cell office:value-type="float" office:value="1.52687859075515E+018" calcext:value-type="float">
            <text:p>1526878590755150000</text:p>
          </table:table-cell>
          <table:table-cell office:value-type="string" calcext:value-type="string">
            <text:p>world</text:p>
          </table:table-cell>
          <table:table-cell office:value-type="float" office:value="-0.255922079086" calcext:value-type="float">
            <text:p>-0.2559220791</text:p>
          </table:table-cell>
          <table:table-cell office:value-type="float" office:value="-0.245112881064" calcext:value-type="float">
            <text:p>-0.2451128811</text:p>
          </table:table-cell>
          <table:table-cell office:value-type="float" office:value="0.000711046624929" calcext:value-type="float">
            <text:p>0.00071104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077893E+018" calcext:value-type="float">
            <text:p>1526878590778930000</text:p>
          </table:table-cell>
          <table:table-cell office:value-type="float" office:value="752" calcext:value-type="float">
            <text:p>752</text:p>
          </table:table-cell>
          <table:table-cell office:value-type="float" office:value="1.52687859077488E+018" calcext:value-type="float">
            <text:p>1526878590774880000</text:p>
          </table:table-cell>
          <table:table-cell office:value-type="string" calcext:value-type="string">
            <text:p>world</text:p>
          </table:table-cell>
          <table:table-cell office:value-type="float" office:value="-0.195937544107" calcext:value-type="float">
            <text:p>-0.1959375441</text:p>
          </table:table-cell>
          <table:table-cell office:value-type="float" office:value="-0.205309167504" calcext:value-type="float">
            <text:p>-0.2053091675</text:p>
          </table:table-cell>
          <table:table-cell office:value-type="float" office:value="0.00669342000037" calcext:value-type="float">
            <text:p>0.006693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079948E+018" calcext:value-type="float">
            <text:p>1526878590799480000</text:p>
          </table:table-cell>
          <table:table-cell office:value-type="float" office:value="753" calcext:value-type="float">
            <text:p>753</text:p>
          </table:table-cell>
          <table:table-cell office:value-type="float" office:value="1.52687859079474E+018" calcext:value-type="float">
            <text:p>1526878590794740000</text:p>
          </table:table-cell>
          <table:table-cell office:value-type="string" calcext:value-type="string">
            <text:p>world</text:p>
          </table:table-cell>
          <table:table-cell office:value-type="float" office:value="-0.181662917137" calcext:value-type="float">
            <text:p>-0.1816629171</text:p>
          </table:table-cell>
          <table:table-cell office:value-type="float" office:value="-0.186459749937" calcext:value-type="float">
            <text:p>-0.1864597499</text:p>
          </table:table-cell>
          <table:table-cell office:value-type="float" office:value="-0.0013132719323" calcext:value-type="float">
            <text:p>-0.00131327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081857E+018" calcext:value-type="float">
            <text:p>1526878590818570000</text:p>
          </table:table-cell>
          <table:table-cell office:value-type="float" office:value="754" calcext:value-type="float">
            <text:p>754</text:p>
          </table:table-cell>
          <table:table-cell office:value-type="float" office:value="1.52687859081466E+018" calcext:value-type="float">
            <text:p>1526878590814660000</text:p>
          </table:table-cell>
          <table:table-cell office:value-type="string" calcext:value-type="string">
            <text:p>world</text:p>
          </table:table-cell>
          <table:table-cell office:value-type="float" office:value="-0.202015146613" calcext:value-type="float">
            <text:p>-0.2020151466</text:p>
          </table:table-cell>
          <table:table-cell office:value-type="float" office:value="-0.225273683667" calcext:value-type="float">
            <text:p>-0.2252736837</text:p>
          </table:table-cell>
          <table:table-cell office:value-type="float" office:value="0.0146885216236" calcext:value-type="float">
            <text:p>0.0146885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083875E+018" calcext:value-type="float">
            <text:p>1526878590838750000</text:p>
          </table:table-cell>
          <table:table-cell office:value-type="float" office:value="755" calcext:value-type="float">
            <text:p>755</text:p>
          </table:table-cell>
          <table:table-cell office:value-type="float" office:value="1.52687859083457E+018" calcext:value-type="float">
            <text:p>1526878590834570000</text:p>
          </table:table-cell>
          <table:table-cell office:value-type="string" calcext:value-type="string">
            <text:p>world</text:p>
          </table:table-cell>
          <table:table-cell office:value-type="float" office:value="-0.168460682034" calcext:value-type="float">
            <text:p>-0.168460682</text:p>
          </table:table-cell>
          <table:table-cell office:value-type="float" office:value="-0.194077908993" calcext:value-type="float">
            <text:p>-0.194077909</text:p>
          </table:table-cell>
          <table:table-cell office:value-type="float" office:value="0.00569138303399" calcext:value-type="float">
            <text:p>0.0056913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085916E+018" calcext:value-type="float">
            <text:p>1526878590859160000</text:p>
          </table:table-cell>
          <table:table-cell office:value-type="float" office:value="756" calcext:value-type="float">
            <text:p>756</text:p>
          </table:table-cell>
          <table:table-cell office:value-type="float" office:value="1.52687859085542E+018" calcext:value-type="float">
            <text:p>1526878590855420000</text:p>
          </table:table-cell>
          <table:table-cell office:value-type="string" calcext:value-type="string">
            <text:p>world</text:p>
          </table:table-cell>
          <table:table-cell office:value-type="float" office:value="-0.185098737478" calcext:value-type="float">
            <text:p>-0.1850987375</text:p>
          </table:table-cell>
          <table:table-cell office:value-type="float" office:value="-0.215090841055" calcext:value-type="float">
            <text:p>-0.2150908411</text:p>
          </table:table-cell>
          <table:table-cell office:value-type="float" office:value="0.000685001956299" calcext:value-type="float">
            <text:p>0.000685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087932E+018" calcext:value-type="float">
            <text:p>1526878590879320000</text:p>
          </table:table-cell>
          <table:table-cell office:value-type="float" office:value="757" calcext:value-type="float">
            <text:p>757</text:p>
          </table:table-cell>
          <table:table-cell office:value-type="float" office:value="1.52687859087527E+018" calcext:value-type="float">
            <text:p>1526878590875270000</text:p>
          </table:table-cell>
          <table:table-cell office:value-type="string" calcext:value-type="string">
            <text:p>world</text:p>
          </table:table-cell>
          <table:table-cell office:value-type="float" office:value="-0.146656766534" calcext:value-type="float">
            <text:p>-0.1466567665</text:p>
          </table:table-cell>
          <table:table-cell office:value-type="float" office:value="-0.182626068592" calcext:value-type="float">
            <text:p>-0.1826260686</text:p>
          </table:table-cell>
          <table:table-cell office:value-type="float" office:value="0.00346232345328" calcext:value-type="float">
            <text:p>0.00346232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089861E+018" calcext:value-type="float">
            <text:p>1526878590898610000</text:p>
          </table:table-cell>
          <table:table-cell office:value-type="float" office:value="758" calcext:value-type="float">
            <text:p>758</text:p>
          </table:table-cell>
          <table:table-cell office:value-type="float" office:value="1.52687859089543E+018" calcext:value-type="float">
            <text:p>1526878590895430000</text:p>
          </table:table-cell>
          <table:table-cell office:value-type="string" calcext:value-type="string">
            <text:p>world</text:p>
          </table:table-cell>
          <table:table-cell office:value-type="float" office:value="-0.132846713066" calcext:value-type="float">
            <text:p>-0.1328467131</text:p>
          </table:table-cell>
          <table:table-cell office:value-type="float" office:value="-0.172790527344" calcext:value-type="float">
            <text:p>-0.1727905273</text:p>
          </table:table-cell>
          <table:table-cell office:value-type="float" office:value="0.00215916428715" calcext:value-type="float">
            <text:p>0.00215916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091886E+018" calcext:value-type="float">
            <text:p>1526878590918860000</text:p>
          </table:table-cell>
          <table:table-cell office:value-type="float" office:value="759" calcext:value-type="float">
            <text:p>759</text:p>
          </table:table-cell>
          <table:table-cell office:value-type="float" office:value="1.52687859091526E+018" calcext:value-type="float">
            <text:p>1526878590915260000</text:p>
          </table:table-cell>
          <table:table-cell office:value-type="string" calcext:value-type="string">
            <text:p>world</text:p>
          </table:table-cell>
          <table:table-cell office:value-type="float" office:value="-0.151309579611" calcext:value-type="float">
            <text:p>-0.1513095796</text:p>
          </table:table-cell>
          <table:table-cell office:value-type="float" office:value="-0.194535523653" calcext:value-type="float">
            <text:p>-0.1945355237</text:p>
          </table:table-cell>
          <table:table-cell office:value-type="float" office:value="-0.0107238143682" calcext:value-type="float">
            <text:p>-0.0107238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093909E+018" calcext:value-type="float">
            <text:p>1526878590939090000</text:p>
          </table:table-cell>
          <table:table-cell office:value-type="float" office:value="760" calcext:value-type="float">
            <text:p>760</text:p>
          </table:table-cell>
          <table:table-cell office:value-type="float" office:value="1.52687859093504E+018" calcext:value-type="float">
            <text:p>1526878590935040000</text:p>
          </table:table-cell>
          <table:table-cell office:value-type="string" calcext:value-type="string">
            <text:p>world</text:p>
          </table:table-cell>
          <table:table-cell office:value-type="float" office:value="-0.125833123922" calcext:value-type="float">
            <text:p>-0.1258331239</text:p>
          </table:table-cell>
          <table:table-cell office:value-type="float" office:value="-0.170322775841" calcext:value-type="float">
            <text:p>-0.1703227758</text:p>
          </table:table-cell>
          <table:table-cell office:value-type="float" office:value="-0.00701909605414" calcext:value-type="float">
            <text:p>-0.00701909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095943E+018" calcext:value-type="float">
            <text:p>1526878590959430000</text:p>
          </table:table-cell>
          <table:table-cell office:value-type="float" office:value="761" calcext:value-type="float">
            <text:p>761</text:p>
          </table:table-cell>
          <table:table-cell office:value-type="float" office:value="1.526878590955E+018" calcext:value-type="float">
            <text:p>1526878590955000000</text:p>
          </table:table-cell>
          <table:table-cell office:value-type="string" calcext:value-type="string">
            <text:p>world</text:p>
          </table:table-cell>
          <table:table-cell office:value-type="float" office:value="-0.126252293587" calcext:value-type="float">
            <text:p>-0.1262522936</text:p>
          </table:table-cell>
          <table:table-cell office:value-type="float" office:value="-0.186744555831" calcext:value-type="float">
            <text:p>-0.1867445558</text:p>
          </table:table-cell>
          <table:table-cell office:value-type="float" office:value="-0.00278628244996" calcext:value-type="float">
            <text:p>-0.0027862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097861E+018" calcext:value-type="float">
            <text:p>1526878590978610000</text:p>
          </table:table-cell>
          <table:table-cell office:value-type="float" office:value="762" calcext:value-type="float">
            <text:p>762</text:p>
          </table:table-cell>
          <table:table-cell office:value-type="float" office:value="1.52687859097486E+018" calcext:value-type="float">
            <text:p>1526878590974860000</text:p>
          </table:table-cell>
          <table:table-cell office:value-type="string" calcext:value-type="string">
            <text:p>world</text:p>
          </table:table-cell>
          <table:table-cell office:value-type="float" office:value="-0.112226977944" calcext:value-type="float">
            <text:p>-0.1122269779</text:p>
          </table:table-cell>
          <table:table-cell office:value-type="float" office:value="-0.160706669092" calcext:value-type="float">
            <text:p>-0.1607066691</text:p>
          </table:table-cell>
          <table:table-cell office:value-type="float" office:value="-0.0141245648265" calcext:value-type="float">
            <text:p>-0.0141245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099883E+018" calcext:value-type="float">
            <text:p>1526878590998830000</text:p>
          </table:table-cell>
          <table:table-cell office:value-type="float" office:value="763" calcext:value-type="float">
            <text:p>763</text:p>
          </table:table-cell>
          <table:table-cell office:value-type="float" office:value="1.52687859099484E+018" calcext:value-type="float">
            <text:p>1526878590994840000</text:p>
          </table:table-cell>
          <table:table-cell office:value-type="string" calcext:value-type="string">
            <text:p>world</text:p>
          </table:table-cell>
          <table:table-cell office:value-type="float" office:value="-0.0935286656022" calcext:value-type="float">
            <text:p>-0.0935286656</text:p>
          </table:table-cell>
          <table:table-cell office:value-type="float" office:value="-0.145962357521" calcext:value-type="float">
            <text:p>-0.1459623575</text:p>
          </table:table-cell>
          <table:table-cell office:value-type="float" office:value="-0.0107782799751" calcext:value-type="float">
            <text:p>-0.010778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101918E+018" calcext:value-type="float">
            <text:p>1526878591019180000</text:p>
          </table:table-cell>
          <table:table-cell office:value-type="float" office:value="764" calcext:value-type="float">
            <text:p>764</text:p>
          </table:table-cell>
          <table:table-cell office:value-type="float" office:value="1.52687859101487E+018" calcext:value-type="float">
            <text:p>1526878591014870000</text:p>
          </table:table-cell>
          <table:table-cell office:value-type="string" calcext:value-type="string">
            <text:p>world</text:p>
          </table:table-cell>
          <table:table-cell office:value-type="float" office:value="-0.0945823043585" calcext:value-type="float">
            <text:p>-0.0945823044</text:p>
          </table:table-cell>
          <table:table-cell office:value-type="float" office:value="-0.163562268019" calcext:value-type="float">
            <text:p>-0.163562268</text:p>
          </table:table-cell>
          <table:table-cell office:value-type="float" office:value="-0.00395726552233" calcext:value-type="float">
            <text:p>-0.00395726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103962E+018" calcext:value-type="float">
            <text:p>1526878591039620000</text:p>
          </table:table-cell>
          <table:table-cell office:value-type="float" office:value="765" calcext:value-type="float">
            <text:p>765</text:p>
          </table:table-cell>
          <table:table-cell office:value-type="float" office:value="1.52687859103487E+018" calcext:value-type="float">
            <text:p>1526878591034870000</text:p>
          </table:table-cell>
          <table:table-cell office:value-type="string" calcext:value-type="string">
            <text:p>world</text:p>
          </table:table-cell>
          <table:table-cell office:value-type="float" office:value="-0.0753365755081" calcext:value-type="float">
            <text:p>-0.0753365755</text:p>
          </table:table-cell>
          <table:table-cell office:value-type="float" office:value="-0.141227036715" calcext:value-type="float">
            <text:p>-0.1412270367</text:p>
          </table:table-cell>
          <table:table-cell office:value-type="float" office:value="-0.003207314061" calcext:value-type="float">
            <text:p>-0.00320731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105877E+018" calcext:value-type="float">
            <text:p>1526878591058770000</text:p>
          </table:table-cell>
          <table:table-cell office:value-type="float" office:value="766" calcext:value-type="float">
            <text:p>766</text:p>
          </table:table-cell>
          <table:table-cell office:value-type="float" office:value="1.52687859105468E+018" calcext:value-type="float">
            <text:p>1526878591054680000</text:p>
          </table:table-cell>
          <table:table-cell office:value-type="string" calcext:value-type="string">
            <text:p>world</text:p>
          </table:table-cell>
          <table:table-cell office:value-type="float" office:value="-0.0731648206711" calcext:value-type="float">
            <text:p>-0.0731648207</text:p>
          </table:table-cell>
          <table:table-cell office:value-type="float" office:value="-0.128442913294" calcext:value-type="float">
            <text:p>-0.1284429133</text:p>
          </table:table-cell>
          <table:table-cell office:value-type="float" office:value="-0.022008664906" calcext:value-type="float">
            <text:p>-0.02200866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107885E+018" calcext:value-type="float">
            <text:p>1526878591078850000</text:p>
          </table:table-cell>
          <table:table-cell office:value-type="float" office:value="767" calcext:value-type="float">
            <text:p>767</text:p>
          </table:table-cell>
          <table:table-cell office:value-type="float" office:value="1.52687859107434E+018" calcext:value-type="float">
            <text:p>1526878591074340000</text:p>
          </table:table-cell>
          <table:table-cell office:value-type="string" calcext:value-type="string">
            <text:p>world</text:p>
          </table:table-cell>
          <table:table-cell office:value-type="float" office:value="-0.0658430159092" calcext:value-type="float">
            <text:p>-0.0658430159</text:p>
          </table:table-cell>
          <table:table-cell office:value-type="float" office:value="-0.141451269388" calcext:value-type="float">
            <text:p>-0.1414512694</text:p>
          </table:table-cell>
          <table:table-cell office:value-type="float" office:value="-0.0138477478176" calcext:value-type="float">
            <text:p>-0.01384774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109923E+018" calcext:value-type="float">
            <text:p>1526878591099230000</text:p>
          </table:table-cell>
          <table:table-cell office:value-type="float" office:value="768" calcext:value-type="float">
            <text:p>768</text:p>
          </table:table-cell>
          <table:table-cell office:value-type="float" office:value="1.52687859109496E+018" calcext:value-type="float">
            <text:p>1526878591094960000</text:p>
          </table:table-cell>
          <table:table-cell office:value-type="string" calcext:value-type="string">
            <text:p>world</text:p>
          </table:table-cell>
          <table:table-cell office:value-type="float" office:value="-0.0688403993845" calcext:value-type="float">
            <text:p>-0.0688403994</text:p>
          </table:table-cell>
          <table:table-cell office:value-type="float" office:value="-0.118296444416" calcext:value-type="float">
            <text:p>-0.1182964444</text:p>
          </table:table-cell>
          <table:table-cell office:value-type="float" office:value="-0.0303843356669" calcext:value-type="float">
            <text:p>-0.03038433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111868E+018" calcext:value-type="float">
            <text:p>1526878591118680000</text:p>
          </table:table-cell>
          <table:table-cell office:value-type="float" office:value="769" calcext:value-type="float">
            <text:p>769</text:p>
          </table:table-cell>
          <table:table-cell office:value-type="float" office:value="1.52687859111476E+018" calcext:value-type="float">
            <text:p>1526878591114760000</text:p>
          </table:table-cell>
          <table:table-cell office:value-type="string" calcext:value-type="string">
            <text:p>world</text:p>
          </table:table-cell>
          <table:table-cell office:value-type="float" office:value="-0.0538502410054" calcext:value-type="float">
            <text:p>-0.053850241</text:p>
          </table:table-cell>
          <table:table-cell office:value-type="float" office:value="-0.131462216377" calcext:value-type="float">
            <text:p>-0.1314622164</text:p>
          </table:table-cell>
          <table:table-cell office:value-type="float" office:value="-0.0208715870976" calcext:value-type="float">
            <text:p>-0.02087158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113877E+018" calcext:value-type="float">
            <text:p>1526878591138770000</text:p>
          </table:table-cell>
          <table:table-cell office:value-type="float" office:value="770" calcext:value-type="float">
            <text:p>770</text:p>
          </table:table-cell>
          <table:table-cell office:value-type="float" office:value="1.52687859113458E+018" calcext:value-type="float">
            <text:p>1526878591134580000</text:p>
          </table:table-cell>
          <table:table-cell office:value-type="string" calcext:value-type="string">
            <text:p>world</text:p>
          </table:table-cell>
          <table:table-cell office:value-type="float" office:value="-0.0472331345081" calcext:value-type="float">
            <text:p>-0.0472331345</text:p>
          </table:table-cell>
          <table:table-cell office:value-type="float" office:value="-0.105852261186" calcext:value-type="float">
            <text:p>-0.1058522612</text:p>
          </table:table-cell>
          <table:table-cell office:value-type="float" office:value="-0.0293171983212" calcext:value-type="float">
            <text:p>-0.02931719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115931E+018" calcext:value-type="float">
            <text:p>1526878591159310000</text:p>
          </table:table-cell>
          <table:table-cell office:value-type="float" office:value="771" calcext:value-type="float">
            <text:p>771</text:p>
          </table:table-cell>
          <table:table-cell office:value-type="float" office:value="1.52687859115549E+018" calcext:value-type="float">
            <text:p>1526878591155490000</text:p>
          </table:table-cell>
          <table:table-cell office:value-type="string" calcext:value-type="string">
            <text:p>world</text:p>
          </table:table-cell>
          <table:table-cell office:value-type="float" office:value="-0.047702178359" calcext:value-type="float">
            <text:p>-0.0477021784</text:p>
          </table:table-cell>
          <table:table-cell office:value-type="float" office:value="-0.10475204885" calcext:value-type="float">
            <text:p>-0.1047520489</text:p>
          </table:table-cell>
          <table:table-cell office:value-type="float" office:value="-0.0341620221734" calcext:value-type="float">
            <text:p>-0.03416202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117862E+018" calcext:value-type="float">
            <text:p>1526878591178620000</text:p>
          </table:table-cell>
          <table:table-cell office:value-type="float" office:value="772" calcext:value-type="float">
            <text:p>772</text:p>
          </table:table-cell>
          <table:table-cell office:value-type="float" office:value="1.52687859117538E+018" calcext:value-type="float">
            <text:p>1526878591175380000</text:p>
          </table:table-cell>
          <table:table-cell office:value-type="string" calcext:value-type="string">
            <text:p>world</text:p>
          </table:table-cell>
          <table:table-cell office:value-type="float" office:value="-0.0328231714666" calcext:value-type="float">
            <text:p>-0.0328231715</text:p>
          </table:table-cell>
          <table:table-cell office:value-type="float" office:value="-0.0857060849667" calcext:value-type="float">
            <text:p>-0.085706085</text:p>
          </table:table-cell>
          <table:table-cell office:value-type="float" office:value="-0.0274330414832" calcext:value-type="float">
            <text:p>-0.02743304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119882E+018" calcext:value-type="float">
            <text:p>1526878591198820000</text:p>
          </table:table-cell>
          <table:table-cell office:value-type="float" office:value="773" calcext:value-type="float">
            <text:p>773</text:p>
          </table:table-cell>
          <table:table-cell office:value-type="float" office:value="1.52687859119511E+018" calcext:value-type="float">
            <text:p>1526878591195110000</text:p>
          </table:table-cell>
          <table:table-cell office:value-type="string" calcext:value-type="string">
            <text:p>world</text:p>
          </table:table-cell>
          <table:table-cell office:value-type="float" office:value="-0.0235355123878" calcext:value-type="float">
            <text:p>-0.0235355124</text:p>
          </table:table-cell>
          <table:table-cell office:value-type="float" office:value="-0.074510410428" calcext:value-type="float">
            <text:p>-0.0745104104</text:p>
          </table:table-cell>
          <table:table-cell office:value-type="float" office:value="-0.0220869444311" calcext:value-type="float">
            <text:p>-0.02208694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121914E+018" calcext:value-type="float">
            <text:p>1526878591219140000</text:p>
          </table:table-cell>
          <table:table-cell office:value-type="float" office:value="774" calcext:value-type="float">
            <text:p>774</text:p>
          </table:table-cell>
          <table:table-cell office:value-type="float" office:value="1.52687859121482E+018" calcext:value-type="float">
            <text:p>1526878591214820000</text:p>
          </table:table-cell>
          <table:table-cell office:value-type="string" calcext:value-type="string">
            <text:p>world</text:p>
          </table:table-cell>
          <table:table-cell office:value-type="float" office:value="-0.0290366243571" calcext:value-type="float">
            <text:p>-0.0290366244</text:p>
          </table:table-cell>
          <table:table-cell office:value-type="float" office:value="-0.0727579146624" calcext:value-type="float">
            <text:p>-0.0727579147</text:p>
          </table:table-cell>
          <table:table-cell office:value-type="float" office:value="-0.0367937386036" calcext:value-type="float">
            <text:p>-0.03679373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123946E+018" calcext:value-type="float">
            <text:p>1526878591239460000</text:p>
          </table:table-cell>
          <table:table-cell office:value-type="float" office:value="775" calcext:value-type="float">
            <text:p>775</text:p>
          </table:table-cell>
          <table:table-cell office:value-type="float" office:value="1.52687859123449E+018" calcext:value-type="float">
            <text:p>1526878591234490000</text:p>
          </table:table-cell>
          <table:table-cell office:value-type="string" calcext:value-type="string">
            <text:p>world</text:p>
          </table:table-cell>
          <table:table-cell office:value-type="float" office:value="-0.0196134001017" calcext:value-type="float">
            <text:p>-0.0196134001</text:p>
          </table:table-cell>
          <table:table-cell office:value-type="float" office:value="-0.0574908182025" calcext:value-type="float">
            <text:p>-0.0574908182</text:p>
          </table:table-cell>
          <table:table-cell office:value-type="float" office:value="-0.0363195613027" calcext:value-type="float">
            <text:p>-0.03631956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125869E+018" calcext:value-type="float">
            <text:p>1526878591258690000</text:p>
          </table:table-cell>
          <table:table-cell office:value-type="float" office:value="776" calcext:value-type="float">
            <text:p>776</text:p>
          </table:table-cell>
          <table:table-cell office:value-type="float" office:value="1.52687859125527E+018" calcext:value-type="float">
            <text:p>1526878591255270000</text:p>
          </table:table-cell>
          <table:table-cell office:value-type="string" calcext:value-type="string">
            <text:p>world</text:p>
          </table:table-cell>
          <table:table-cell office:value-type="float" office:value="0.00187640916556" calcext:value-type="float">
            <text:p>0.0018764092</text:p>
          </table:table-cell>
          <table:table-cell office:value-type="float" office:value="-0.0628695189953" calcext:value-type="float">
            <text:p>-0.062869519</text:p>
          </table:table-cell>
          <table:table-cell office:value-type="float" office:value="-0.0260644555092" calcext:value-type="float">
            <text:p>-0.02606445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127907E+018" calcext:value-type="float">
            <text:p>1526878591279070000</text:p>
          </table:table-cell>
          <table:table-cell office:value-type="float" office:value="777" calcext:value-type="float">
            <text:p>777</text:p>
          </table:table-cell>
          <table:table-cell office:value-type="float" office:value="1.52687859127495E+018" calcext:value-type="float">
            <text:p>1526878591274950000</text:p>
          </table:table-cell>
          <table:table-cell office:value-type="string" calcext:value-type="string">
            <text:p>world</text:p>
          </table:table-cell>
          <table:table-cell office:value-type="float" office:value="-0.011633887887" calcext:value-type="float">
            <text:p>-0.0116338879</text:p>
          </table:table-cell>
          <table:table-cell office:value-type="float" office:value="-0.0492810085416" calcext:value-type="float">
            <text:p>-0.0492810085</text:p>
          </table:table-cell>
          <table:table-cell office:value-type="float" office:value="-0.0365416929126" calcext:value-type="float">
            <text:p>-0.03654169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129934E+018" calcext:value-type="float">
            <text:p>1526878591299340000</text:p>
          </table:table-cell>
          <table:table-cell office:value-type="float" office:value="778" calcext:value-type="float">
            <text:p>778</text:p>
          </table:table-cell>
          <table:table-cell office:value-type="float" office:value="1.52687859129454E+018" calcext:value-type="float">
            <text:p>1526878591294540000</text:p>
          </table:table-cell>
          <table:table-cell office:value-type="string" calcext:value-type="string">
            <text:p>world</text:p>
          </table:table-cell>
          <table:table-cell office:value-type="float" office:value="-0.0015425812453" calcext:value-type="float">
            <text:p>-0.0015425812</text:p>
          </table:table-cell>
          <table:table-cell office:value-type="float" office:value="-0.0381279587746" calcext:value-type="float">
            <text:p>-0.0381279588</text:p>
          </table:table-cell>
          <table:table-cell office:value-type="float" office:value="-0.0341744981706" calcext:value-type="float">
            <text:p>-0.03417449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131858E+018" calcext:value-type="float">
            <text:p>1526878591318580000</text:p>
          </table:table-cell>
          <table:table-cell office:value-type="float" office:value="779" calcext:value-type="float">
            <text:p>779</text:p>
          </table:table-cell>
          <table:table-cell office:value-type="float" office:value="1.52687859131535E+018" calcext:value-type="float">
            <text:p>1526878591315350000</text:p>
          </table:table-cell>
          <table:table-cell office:value-type="string" calcext:value-type="string">
            <text:p>world</text:p>
          </table:table-cell>
          <table:table-cell office:value-type="float" office:value="0.0184146277606" calcext:value-type="float">
            <text:p>0.0184146278</text:p>
          </table:table-cell>
          <table:table-cell office:value-type="float" office:value="-0.0398576930165" calcext:value-type="float">
            <text:p>-0.039857693</text:p>
          </table:table-cell>
          <table:table-cell office:value-type="float" office:value="-0.0291820187122" calcext:value-type="float">
            <text:p>-0.02918201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133898E+018" calcext:value-type="float">
            <text:p>1526878591338980000</text:p>
          </table:table-cell>
          <table:table-cell office:value-type="float" office:value="780" calcext:value-type="float">
            <text:p>780</text:p>
          </table:table-cell>
          <table:table-cell office:value-type="float" office:value="1.52687859133538E+018" calcext:value-type="float">
            <text:p>1526878591335380000</text:p>
          </table:table-cell>
          <table:table-cell office:value-type="string" calcext:value-type="string">
            <text:p>world</text:p>
          </table:table-cell>
          <table:table-cell office:value-type="float" office:value="0.000851103104651" calcext:value-type="float">
            <text:p>0.0008511031</text:p>
          </table:table-cell>
          <table:table-cell office:value-type="float" office:value="-0.0235224012285" calcext:value-type="float">
            <text:p>-0.0235224012</text:p>
          </table:table-cell>
          <table:table-cell office:value-type="float" office:value="-0.0420267172158" calcext:value-type="float">
            <text:p>-0.04202671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135936E+018" calcext:value-type="float">
            <text:p>1526878591359360000</text:p>
          </table:table-cell>
          <table:table-cell office:value-type="float" office:value="781" calcext:value-type="float">
            <text:p>781</text:p>
          </table:table-cell>
          <table:table-cell office:value-type="float" office:value="1.52687859135517E+018" calcext:value-type="float">
            <text:p>1526878591355170000</text:p>
          </table:table-cell>
          <table:table-cell office:value-type="string" calcext:value-type="string">
            <text:p>world</text:p>
          </table:table-cell>
          <table:table-cell office:value-type="float" office:value="0.02432766743" calcext:value-type="float">
            <text:p>0.0243276674</text:p>
          </table:table-cell>
          <table:table-cell office:value-type="float" office:value="-0.0230999812484" calcext:value-type="float">
            <text:p>-0.0230999812</text:p>
          </table:table-cell>
          <table:table-cell office:value-type="float" office:value="-0.0308755151927" calcext:value-type="float">
            <text:p>-0.0308755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137886E+018" calcext:value-type="float">
            <text:p>1526878591378860000</text:p>
          </table:table-cell>
          <table:table-cell office:value-type="float" office:value="782" calcext:value-type="float">
            <text:p>782</text:p>
          </table:table-cell>
          <table:table-cell office:value-type="float" office:value="1.526878591375E+018" calcext:value-type="float">
            <text:p>1526878591375000000</text:p>
          </table:table-cell>
          <table:table-cell office:value-type="string" calcext:value-type="string">
            <text:p>world</text:p>
          </table:table-cell>
          <table:table-cell office:value-type="float" office:value="0.0410945080221" calcext:value-type="float">
            <text:p>0.041094508</text:p>
          </table:table-cell>
          <table:table-cell office:value-type="float" office:value="-0.0179263558239" calcext:value-type="float">
            <text:p>-0.0179263558</text:p>
          </table:table-cell>
          <table:table-cell office:value-type="float" office:value="-0.0157640594989" calcext:value-type="float">
            <text:p>-0.01576405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139907E+018" calcext:value-type="float">
            <text:p>1526878591399070000</text:p>
          </table:table-cell>
          <table:table-cell office:value-type="float" office:value="783" calcext:value-type="float">
            <text:p>783</text:p>
          </table:table-cell>
          <table:table-cell office:value-type="float" office:value="1.5268785913949E+018" calcext:value-type="float">
            <text:p>1526878591394900000</text:p>
          </table:table-cell>
          <table:table-cell office:value-type="string" calcext:value-type="string">
            <text:p>world</text:p>
          </table:table-cell>
          <table:table-cell office:value-type="float" office:value="0.0211553536355" calcext:value-type="float">
            <text:p>0.0211553536</text:p>
          </table:table-cell>
          <table:table-cell office:value-type="float" office:value="-0.00836884509772" calcext:value-type="float">
            <text:p>-0.0083688451</text:p>
          </table:table-cell>
          <table:table-cell office:value-type="float" office:value="-0.0281987339258" calcext:value-type="float">
            <text:p>-0.02819873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141944E+018" calcext:value-type="float">
            <text:p>1526878591419440000</text:p>
          </table:table-cell>
          <table:table-cell office:value-type="float" office:value="784" calcext:value-type="float">
            <text:p>784</text:p>
          </table:table-cell>
          <table:table-cell office:value-type="float" office:value="1.52687859141474E+018" calcext:value-type="float">
            <text:p>1526878591414740000</text:p>
          </table:table-cell>
          <table:table-cell office:value-type="string" calcext:value-type="string">
            <text:p>world</text:p>
          </table:table-cell>
          <table:table-cell office:value-type="float" office:value="0.0269149243832" calcext:value-type="float">
            <text:p>0.0269149244</text:p>
          </table:table-cell>
          <table:table-cell office:value-type="float" office:value="0.00499597610906" calcext:value-type="float">
            <text:p>0.0049959761</text:p>
          </table:table-cell>
          <table:table-cell office:value-type="float" office:value="-0.040206193924" calcext:value-type="float">
            <text:p>-0.04020619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143876E+018" calcext:value-type="float">
            <text:p>1526878591438760000</text:p>
          </table:table-cell>
          <table:table-cell office:value-type="float" office:value="785" calcext:value-type="float">
            <text:p>785</text:p>
          </table:table-cell>
          <table:table-cell office:value-type="float" office:value="1.52687859143455E+018" calcext:value-type="float">
            <text:p>1526878591434550000</text:p>
          </table:table-cell>
          <table:table-cell office:value-type="string" calcext:value-type="string">
            <text:p>world</text:p>
          </table:table-cell>
          <table:table-cell office:value-type="float" office:value="0.0521329045296" calcext:value-type="float">
            <text:p>0.0521329045</text:p>
          </table:table-cell>
          <table:table-cell office:value-type="float" office:value="-0.00108154141344" calcext:value-type="float">
            <text:p>-0.0010815414</text:p>
          </table:table-cell>
          <table:table-cell office:value-type="float" office:value="-0.0122074838728" calcext:value-type="float">
            <text:p>-0.01220748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145914E+018" calcext:value-type="float">
            <text:p>1526878591459140000</text:p>
          </table:table-cell>
          <table:table-cell office:value-type="float" office:value="786" calcext:value-type="float">
            <text:p>786</text:p>
          </table:table-cell>
          <table:table-cell office:value-type="float" office:value="1.52687859145474E+018" calcext:value-type="float">
            <text:p>1526878591454740000</text:p>
          </table:table-cell>
          <table:table-cell office:value-type="string" calcext:value-type="string">
            <text:p>world</text:p>
          </table:table-cell>
          <table:table-cell office:value-type="float" office:value="0.0277861300856" calcext:value-type="float">
            <text:p>0.0277861301</text:p>
          </table:table-cell>
          <table:table-cell office:value-type="float" office:value="0.00954263750464" calcext:value-type="float">
            <text:p>0.0095426375</text:p>
          </table:table-cell>
          <table:table-cell office:value-type="float" office:value="-0.0329420678318" calcext:value-type="float">
            <text:p>-0.03294206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14797E+018" calcext:value-type="float">
            <text:p>1526878591479700000</text:p>
          </table:table-cell>
          <table:table-cell office:value-type="float" office:value="787" calcext:value-type="float">
            <text:p>787</text:p>
          </table:table-cell>
          <table:table-cell office:value-type="float" office:value="1.52687859147478E+018" calcext:value-type="float">
            <text:p>1526878591474780000</text:p>
          </table:table-cell>
          <table:table-cell office:value-type="string" calcext:value-type="string">
            <text:p>world</text:p>
          </table:table-cell>
          <table:table-cell office:value-type="float" office:value="0.0500246919692" calcext:value-type="float">
            <text:p>0.050024692</text:p>
          </table:table-cell>
          <table:table-cell office:value-type="float" office:value="0.0141168963164" calcext:value-type="float">
            <text:p>0.0141168963</text:p>
          </table:table-cell>
          <table:table-cell office:value-type="float" office:value="-0.0308561772108" calcext:value-type="float">
            <text:p>-0.03085617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149914E+018" calcext:value-type="float">
            <text:p>1526878591499140000</text:p>
          </table:table-cell>
          <table:table-cell office:value-type="float" office:value="788" calcext:value-type="float">
            <text:p>788</text:p>
          </table:table-cell>
          <table:table-cell office:value-type="float" office:value="1.52687859149496E+018" calcext:value-type="float">
            <text:p>1526878591494960000</text:p>
          </table:table-cell>
          <table:table-cell office:value-type="string" calcext:value-type="string">
            <text:p>world</text:p>
          </table:table-cell>
          <table:table-cell office:value-type="float" office:value="0.0527641475201" calcext:value-type="float">
            <text:p>0.0527641475</text:p>
          </table:table-cell>
          <table:table-cell office:value-type="float" office:value="0.0185985267162" calcext:value-type="float">
            <text:p>0.0185985267</text:p>
          </table:table-cell>
          <table:table-cell office:value-type="float" office:value="-0.0286365412176" calcext:value-type="float">
            <text:p>-0.02863654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151942E+018" calcext:value-type="float">
            <text:p>1526878591519420000</text:p>
          </table:table-cell>
          <table:table-cell office:value-type="float" office:value="789" calcext:value-type="float">
            <text:p>789</text:p>
          </table:table-cell>
          <table:table-cell office:value-type="float" office:value="1.52687859151523E+018" calcext:value-type="float">
            <text:p>1526878591515230000</text:p>
          </table:table-cell>
          <table:table-cell office:value-type="string" calcext:value-type="string">
            <text:p>world</text:p>
          </table:table-cell>
          <table:table-cell office:value-type="float" office:value="0.0513877086341" calcext:value-type="float">
            <text:p>0.0513877086</text:p>
          </table:table-cell>
          <table:table-cell office:value-type="float" office:value="0.0266102086753" calcext:value-type="float">
            <text:p>0.0266102087</text:p>
          </table:table-cell>
          <table:table-cell office:value-type="float" office:value="-0.0387879014015" calcext:value-type="float">
            <text:p>-0.03878790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153875E+018" calcext:value-type="float">
            <text:p>1526878591538750000</text:p>
          </table:table-cell>
          <table:table-cell office:value-type="float" office:value="790" calcext:value-type="float">
            <text:p>790</text:p>
          </table:table-cell>
          <table:table-cell office:value-type="float" office:value="1.52687859153506E+018" calcext:value-type="float">
            <text:p>1526878591535060000</text:p>
          </table:table-cell>
          <table:table-cell office:value-type="string" calcext:value-type="string">
            <text:p>world</text:p>
          </table:table-cell>
          <table:table-cell office:value-type="float" office:value="0.0579354092479" calcext:value-type="float">
            <text:p>0.0579354092</text:p>
          </table:table-cell>
          <table:table-cell office:value-type="float" office:value="0.0237865783274" calcext:value-type="float">
            <text:p>0.0237865783</text:p>
          </table:table-cell>
          <table:table-cell office:value-type="float" office:value="-0.0241802018136" calcext:value-type="float">
            <text:p>-0.02418020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155921E+018" calcext:value-type="float">
            <text:p>1526878591559210000</text:p>
          </table:table-cell>
          <table:table-cell office:value-type="float" office:value="791" calcext:value-type="float">
            <text:p>791</text:p>
          </table:table-cell>
          <table:table-cell office:value-type="float" office:value="1.52687859155473E+018" calcext:value-type="float">
            <text:p>1526878591554730000</text:p>
          </table:table-cell>
          <table:table-cell office:value-type="string" calcext:value-type="string">
            <text:p>world</text:p>
          </table:table-cell>
          <table:table-cell office:value-type="float" office:value="0.0688338279724" calcext:value-type="float">
            <text:p>0.068833828</text:p>
          </table:table-cell>
          <table:table-cell office:value-type="float" office:value="0.0313810259104" calcext:value-type="float">
            <text:p>0.0313810259</text:p>
          </table:table-cell>
          <table:table-cell office:value-type="float" office:value="-0.0280995070934" calcext:value-type="float">
            <text:p>-0.02809950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157946E+018" calcext:value-type="float">
            <text:p>1526878591579460000</text:p>
          </table:table-cell>
          <table:table-cell office:value-type="float" office:value="792" calcext:value-type="float">
            <text:p>792</text:p>
          </table:table-cell>
          <table:table-cell office:value-type="float" office:value="1.52687859157463E+018" calcext:value-type="float">
            <text:p>1526878591574630000</text:p>
          </table:table-cell>
          <table:table-cell office:value-type="string" calcext:value-type="string">
            <text:p>world</text:p>
          </table:table-cell>
          <table:table-cell office:value-type="float" office:value="0.0555375479162" calcext:value-type="float">
            <text:p>0.0555375479</text:p>
          </table:table-cell>
          <table:table-cell office:value-type="float" office:value="0.0326982215047" calcext:value-type="float">
            <text:p>0.0326982215</text:p>
          </table:table-cell>
          <table:table-cell office:value-type="float" office:value="-0.027191741392" calcext:value-type="float">
            <text:p>-0.02719174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159882E+018" calcext:value-type="float">
            <text:p>1526878591598820000</text:p>
          </table:table-cell>
          <table:table-cell office:value-type="float" office:value="793" calcext:value-type="float">
            <text:p>793</text:p>
          </table:table-cell>
          <table:table-cell office:value-type="float" office:value="1.52687859159488E+018" calcext:value-type="float">
            <text:p>1526878591594880000</text:p>
          </table:table-cell>
          <table:table-cell office:value-type="string" calcext:value-type="string">
            <text:p>world</text:p>
          </table:table-cell>
          <table:table-cell office:value-type="float" office:value="0.0498160198331" calcext:value-type="float">
            <text:p>0.0498160198</text:p>
          </table:table-cell>
          <table:table-cell office:value-type="float" office:value="0.0351786836982" calcext:value-type="float">
            <text:p>0.0351786837</text:p>
          </table:table-cell>
          <table:table-cell office:value-type="float" office:value="-0.0510955639184" calcext:value-type="float">
            <text:p>-0.05109556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161917E+018" calcext:value-type="float">
            <text:p>1526878591619170000</text:p>
          </table:table-cell>
          <table:table-cell office:value-type="float" office:value="794" calcext:value-type="float">
            <text:p>794</text:p>
          </table:table-cell>
          <table:table-cell office:value-type="float" office:value="1.52687859161472E+018" calcext:value-type="float">
            <text:p>1526878591614720000</text:p>
          </table:table-cell>
          <table:table-cell office:value-type="string" calcext:value-type="string">
            <text:p>world</text:p>
          </table:table-cell>
          <table:table-cell office:value-type="float" office:value="0.0673422515392" calcext:value-type="float">
            <text:p>0.0673422515</text:p>
          </table:table-cell>
          <table:table-cell office:value-type="float" office:value="0.0379659831524" calcext:value-type="float">
            <text:p>0.0379659832</text:p>
          </table:table-cell>
          <table:table-cell office:value-type="float" office:value="-0.0215391423553" calcext:value-type="float">
            <text:p>-0.0215391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163947E+018" calcext:value-type="float">
            <text:p>1526878591639470000</text:p>
          </table:table-cell>
          <table:table-cell office:value-type="float" office:value="795" calcext:value-type="float">
            <text:p>795</text:p>
          </table:table-cell>
          <table:table-cell office:value-type="float" office:value="1.52687859163455E+018" calcext:value-type="float">
            <text:p>1526878591634550000</text:p>
          </table:table-cell>
          <table:table-cell office:value-type="string" calcext:value-type="string">
            <text:p>world</text:p>
          </table:table-cell>
          <table:table-cell office:value-type="float" office:value="0.0651994198561" calcext:value-type="float">
            <text:p>0.0651994199</text:p>
          </table:table-cell>
          <table:table-cell office:value-type="float" office:value="0.0311365202069" calcext:value-type="float">
            <text:p>0.0311365202</text:p>
          </table:table-cell>
          <table:table-cell office:value-type="float" office:value="-0.0166275054216" calcext:value-type="float">
            <text:p>-0.01662750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165879E+018" calcext:value-type="float">
            <text:p>1526878591658790000</text:p>
          </table:table-cell>
          <table:table-cell office:value-type="float" office:value="796" calcext:value-type="float">
            <text:p>796</text:p>
          </table:table-cell>
          <table:table-cell office:value-type="float" office:value="1.52687859165537E+018" calcext:value-type="float">
            <text:p>1526878591655370000</text:p>
          </table:table-cell>
          <table:table-cell office:value-type="string" calcext:value-type="string">
            <text:p>world</text:p>
          </table:table-cell>
          <table:table-cell office:value-type="float" office:value="0.07665784657" calcext:value-type="float">
            <text:p>0.0766578466</text:p>
          </table:table-cell>
          <table:table-cell office:value-type="float" office:value="0.0413414239883" calcext:value-type="float">
            <text:p>0.041341424</text:p>
          </table:table-cell>
          <table:table-cell office:value-type="float" office:value="-0.0212820600718" calcext:value-type="float">
            <text:p>-0.02128206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167909E+018" calcext:value-type="float">
            <text:p>1526878591679090000</text:p>
          </table:table-cell>
          <table:table-cell office:value-type="float" office:value="797" calcext:value-type="float">
            <text:p>797</text:p>
          </table:table-cell>
          <table:table-cell office:value-type="float" office:value="1.52687859167524E+018" calcext:value-type="float">
            <text:p>1526878591675240000</text:p>
          </table:table-cell>
          <table:table-cell office:value-type="string" calcext:value-type="string">
            <text:p>world</text:p>
          </table:table-cell>
          <table:table-cell office:value-type="float" office:value="0.0757941454649" calcext:value-type="float">
            <text:p>0.0757941455</text:p>
          </table:table-cell>
          <table:table-cell office:value-type="float" office:value="0.0332924947143" calcext:value-type="float">
            <text:p>0.0332924947</text:p>
          </table:table-cell>
          <table:table-cell office:value-type="float" office:value="-0.0218290518969" calcext:value-type="float">
            <text:p>-0.02182905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169939E+018" calcext:value-type="float">
            <text:p>1526878591699390000</text:p>
          </table:table-cell>
          <table:table-cell office:value-type="float" office:value="798" calcext:value-type="float">
            <text:p>798</text:p>
          </table:table-cell>
          <table:table-cell office:value-type="float" office:value="1.52687859169513E+018" calcext:value-type="float">
            <text:p>1526878591695130000</text:p>
          </table:table-cell>
          <table:table-cell office:value-type="string" calcext:value-type="string">
            <text:p>world</text:p>
          </table:table-cell>
          <table:table-cell office:value-type="float" office:value="0.0590625815094" calcext:value-type="float">
            <text:p>0.0590625815</text:p>
          </table:table-cell>
          <table:table-cell office:value-type="float" office:value="0.0307961478829" calcext:value-type="float">
            <text:p>0.0307961479</text:p>
          </table:table-cell>
          <table:table-cell office:value-type="float" office:value="-0.0243006832898" calcext:value-type="float">
            <text:p>-0.02430068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171917E+018" calcext:value-type="float">
            <text:p>1526878591719170000</text:p>
          </table:table-cell>
          <table:table-cell office:value-type="float" office:value="799" calcext:value-type="float">
            <text:p>799</text:p>
          </table:table-cell>
          <table:table-cell office:value-type="float" office:value="1.52687859171488E+018" calcext:value-type="float">
            <text:p>1526878591714880000</text:p>
          </table:table-cell>
          <table:table-cell office:value-type="string" calcext:value-type="string">
            <text:p>world</text:p>
          </table:table-cell>
          <table:table-cell office:value-type="float" office:value="0.0679367631674" calcext:value-type="float">
            <text:p>0.0679367632</text:p>
          </table:table-cell>
          <table:table-cell office:value-type="float" office:value="0.0386495217681" calcext:value-type="float">
            <text:p>0.0386495218</text:p>
          </table:table-cell>
          <table:table-cell office:value-type="float" office:value="-0.0393991693854" calcext:value-type="float">
            <text:p>-0.03939916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173941E+018" calcext:value-type="float">
            <text:p>1526878591739410000</text:p>
          </table:table-cell>
          <table:table-cell office:value-type="float" office:value="800" calcext:value-type="float">
            <text:p>800</text:p>
          </table:table-cell>
          <table:table-cell office:value-type="float" office:value="1.52687859173468E+018" calcext:value-type="float">
            <text:p>1526878591734680000</text:p>
          </table:table-cell>
          <table:table-cell office:value-type="string" calcext:value-type="string">
            <text:p>world</text:p>
          </table:table-cell>
          <table:table-cell office:value-type="float" office:value="0.0753452032804" calcext:value-type="float">
            <text:p>0.0753452033</text:p>
          </table:table-cell>
          <table:table-cell office:value-type="float" office:value="0.0326455384493" calcext:value-type="float">
            <text:p>0.0326455384</text:p>
          </table:table-cell>
          <table:table-cell office:value-type="float" office:value="-0.0262094195932" calcext:value-type="float">
            <text:p>-0.02620941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175857E+018" calcext:value-type="float">
            <text:p>1526878591758570000</text:p>
          </table:table-cell>
          <table:table-cell office:value-type="float" office:value="801" calcext:value-type="float">
            <text:p>801</text:p>
          </table:table-cell>
          <table:table-cell office:value-type="float" office:value="1.52687859175446E+018" calcext:value-type="float">
            <text:p>1526878591754460000</text:p>
          </table:table-cell>
          <table:table-cell office:value-type="string" calcext:value-type="string">
            <text:p>world</text:p>
          </table:table-cell>
          <table:table-cell office:value-type="float" office:value="0.0587487183511" calcext:value-type="float">
            <text:p>0.0587487184</text:p>
          </table:table-cell>
          <table:table-cell office:value-type="float" office:value="0.031825311482" calcext:value-type="float">
            <text:p>0.0318253115</text:p>
          </table:table-cell>
          <table:table-cell office:value-type="float" office:value="-0.0291234366596" calcext:value-type="float">
            <text:p>-0.02912343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177898E+018" calcext:value-type="float">
            <text:p>1526878591778980000</text:p>
          </table:table-cell>
          <table:table-cell office:value-type="float" office:value="802" calcext:value-type="float">
            <text:p>802</text:p>
          </table:table-cell>
          <table:table-cell office:value-type="float" office:value="1.52687859177464E+018" calcext:value-type="float">
            <text:p>1526878591774640000</text:p>
          </table:table-cell>
          <table:table-cell office:value-type="string" calcext:value-type="string">
            <text:p>world</text:p>
          </table:table-cell>
          <table:table-cell office:value-type="float" office:value="0.0876186564565" calcext:value-type="float">
            <text:p>0.0876186565</text:p>
          </table:table-cell>
          <table:table-cell office:value-type="float" office:value="0.036520358175" calcext:value-type="float">
            <text:p>0.0365203582</text:p>
          </table:table-cell>
          <table:table-cell office:value-type="float" office:value="-0.0249455925077" calcext:value-type="float">
            <text:p>-0.02494559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180041E+018" calcext:value-type="float">
            <text:p>1526878591800410000</text:p>
          </table:table-cell>
          <table:table-cell office:value-type="float" office:value="803" calcext:value-type="float">
            <text:p>803</text:p>
          </table:table-cell>
          <table:table-cell office:value-type="float" office:value="1.52687859179441E+018" calcext:value-type="float">
            <text:p>1526878591794410000</text:p>
          </table:table-cell>
          <table:table-cell office:value-type="string" calcext:value-type="string">
            <text:p>world</text:p>
          </table:table-cell>
          <table:table-cell office:value-type="float" office:value="0.0717542618513" calcext:value-type="float">
            <text:p>0.0717542619</text:p>
          </table:table-cell>
          <table:table-cell office:value-type="float" office:value="0.0308212451637" calcext:value-type="float">
            <text:p>0.0308212452</text:p>
          </table:table-cell>
          <table:table-cell office:value-type="float" office:value="-0.0263526048511" calcext:value-type="float">
            <text:p>-0.02635260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181862E+018" calcext:value-type="float">
            <text:p>1526878591818620000</text:p>
          </table:table-cell>
          <table:table-cell office:value-type="float" office:value="804" calcext:value-type="float">
            <text:p>804</text:p>
          </table:table-cell>
          <table:table-cell office:value-type="float" office:value="1.52687859181539E+018" calcext:value-type="float">
            <text:p>1526878591815390000</text:p>
          </table:table-cell>
          <table:table-cell office:value-type="string" calcext:value-type="string">
            <text:p>world</text:p>
          </table:table-cell>
          <table:table-cell office:value-type="float" office:value="0.08917529881" calcext:value-type="float">
            <text:p>0.0891752988</text:p>
          </table:table-cell>
          <table:table-cell office:value-type="float" office:value="0.0346824303269" calcext:value-type="float">
            <text:p>0.0346824303</text:p>
          </table:table-cell>
          <table:table-cell office:value-type="float" office:value="-0.0260203033686" calcext:value-type="float">
            <text:p>-0.02602030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183901E+018" calcext:value-type="float">
            <text:p>1526878591839010000</text:p>
          </table:table-cell>
          <table:table-cell office:value-type="float" office:value="805" calcext:value-type="float">
            <text:p>805</text:p>
          </table:table-cell>
          <table:table-cell office:value-type="float" office:value="1.52687859183528E+018" calcext:value-type="float">
            <text:p>1526878591835280000</text:p>
          </table:table-cell>
          <table:table-cell office:value-type="string" calcext:value-type="string">
            <text:p>world</text:p>
          </table:table-cell>
          <table:table-cell office:value-type="float" office:value="0.0698332488537" calcext:value-type="float">
            <text:p>0.0698332489</text:p>
          </table:table-cell>
          <table:table-cell office:value-type="float" office:value="0.0327775999904" calcext:value-type="float">
            <text:p>0.0327776</text:p>
          </table:table-cell>
          <table:table-cell office:value-type="float" office:value="-0.0353748165071" calcext:value-type="float">
            <text:p>-0.03537481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185913E+018" calcext:value-type="float">
            <text:p>1526878591859130000</text:p>
          </table:table-cell>
          <table:table-cell office:value-type="float" office:value="806" calcext:value-type="float">
            <text:p>806</text:p>
          </table:table-cell>
          <table:table-cell office:value-type="float" office:value="1.52687859185533E+018" calcext:value-type="float">
            <text:p>1526878591855330000</text:p>
          </table:table-cell>
          <table:table-cell office:value-type="string" calcext:value-type="string">
            <text:p>world</text:p>
          </table:table-cell>
          <table:table-cell office:value-type="float" office:value="0.0860336273909" calcext:value-type="float">
            <text:p>0.0860336274</text:p>
          </table:table-cell>
          <table:table-cell office:value-type="float" office:value="0.0357842855155" calcext:value-type="float">
            <text:p>0.0357842855</text:p>
          </table:table-cell>
          <table:table-cell office:value-type="float" office:value="-0.0319668166339" calcext:value-type="float">
            <text:p>-0.03196681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187971E+018" calcext:value-type="float">
            <text:p>1526878591879710000</text:p>
          </table:table-cell>
          <table:table-cell office:value-type="float" office:value="807" calcext:value-type="float">
            <text:p>807</text:p>
          </table:table-cell>
          <table:table-cell office:value-type="float" office:value="1.52687859187525E+018" calcext:value-type="float">
            <text:p>1526878591875250000</text:p>
          </table:table-cell>
          <table:table-cell office:value-type="string" calcext:value-type="string">
            <text:p>world</text:p>
          </table:table-cell>
          <table:table-cell office:value-type="float" office:value="0.0698916316032" calcext:value-type="float">
            <text:p>0.0698916316</text:p>
          </table:table-cell>
          <table:table-cell office:value-type="float" office:value="0.0256864912808" calcext:value-type="float">
            <text:p>0.0256864913</text:p>
          </table:table-cell>
          <table:table-cell office:value-type="float" office:value="-0.0309245027602" calcext:value-type="float">
            <text:p>-0.03092450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18987E+018" calcext:value-type="float">
            <text:p>1526878591898700000</text:p>
          </table:table-cell>
          <table:table-cell office:value-type="float" office:value="808" calcext:value-type="float">
            <text:p>808</text:p>
          </table:table-cell>
          <table:table-cell office:value-type="float" office:value="1.52687859189491E+018" calcext:value-type="float">
            <text:p>1526878591894910000</text:p>
          </table:table-cell>
          <table:table-cell office:value-type="string" calcext:value-type="string">
            <text:p>world</text:p>
          </table:table-cell>
          <table:table-cell office:value-type="float" office:value="0.0771544873714" calcext:value-type="float">
            <text:p>0.0771544874</text:p>
          </table:table-cell>
          <table:table-cell office:value-type="float" office:value="0.0264349393547" calcext:value-type="float">
            <text:p>0.0264349394</text:p>
          </table:table-cell>
          <table:table-cell office:value-type="float" office:value="-0.0245012268424" calcext:value-type="float">
            <text:p>-0.02450122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191908E+018" calcext:value-type="float">
            <text:p>1526878591919080000</text:p>
          </table:table-cell>
          <table:table-cell office:value-type="float" office:value="809" calcext:value-type="float">
            <text:p>809</text:p>
          </table:table-cell>
          <table:table-cell office:value-type="float" office:value="1.52687859191485E+018" calcext:value-type="float">
            <text:p>1526878591914850000</text:p>
          </table:table-cell>
          <table:table-cell office:value-type="string" calcext:value-type="string">
            <text:p>world</text:p>
          </table:table-cell>
          <table:table-cell office:value-type="float" office:value="0.0807571858168" calcext:value-type="float">
            <text:p>0.0807571858</text:p>
          </table:table-cell>
          <table:table-cell office:value-type="float" office:value="0.0280723758042" calcext:value-type="float">
            <text:p>0.0280723758</text:p>
          </table:table-cell>
          <table:table-cell office:value-type="float" office:value="-0.032249905169" calcext:value-type="float">
            <text:p>-0.03224990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193952E+018" calcext:value-type="float">
            <text:p>1526878591939520000</text:p>
          </table:table-cell>
          <table:table-cell office:value-type="float" office:value="810" calcext:value-type="float">
            <text:p>810</text:p>
          </table:table-cell>
          <table:table-cell office:value-type="float" office:value="1.5268785919346E+018" calcext:value-type="float">
            <text:p>1526878591934600000</text:p>
          </table:table-cell>
          <table:table-cell office:value-type="string" calcext:value-type="string">
            <text:p>world</text:p>
          </table:table-cell>
          <table:table-cell office:value-type="float" office:value="0.0748998820782" calcext:value-type="float">
            <text:p>0.0748998821</text:p>
          </table:table-cell>
          <table:table-cell office:value-type="float" office:value="0.0253458432853" calcext:value-type="float">
            <text:p>0.0253458433</text:p>
          </table:table-cell>
          <table:table-cell office:value-type="float" office:value="-0.0204446893185" calcext:value-type="float">
            <text:p>-0.02044468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195881E+018" calcext:value-type="float">
            <text:p>1526878591958810000</text:p>
          </table:table-cell>
          <table:table-cell office:value-type="float" office:value="811" calcext:value-type="float">
            <text:p>811</text:p>
          </table:table-cell>
          <table:table-cell office:value-type="float" office:value="1.52687859195549E+018" calcext:value-type="float">
            <text:p>1526878591955490000</text:p>
          </table:table-cell>
          <table:table-cell office:value-type="string" calcext:value-type="string">
            <text:p>world</text:p>
          </table:table-cell>
          <table:table-cell office:value-type="float" office:value="0.0956125855446" calcext:value-type="float">
            <text:p>0.0956125855</text:p>
          </table:table-cell>
          <table:table-cell office:value-type="float" office:value="0.0290281157941" calcext:value-type="float">
            <text:p>0.0290281158</text:p>
          </table:table-cell>
          <table:table-cell office:value-type="float" office:value="-0.0287769585848" calcext:value-type="float">
            <text:p>-0.02877695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197916E+018" calcext:value-type="float">
            <text:p>1526878591979160000</text:p>
          </table:table-cell>
          <table:table-cell office:value-type="float" office:value="812" calcext:value-type="float">
            <text:p>812</text:p>
          </table:table-cell>
          <table:table-cell office:value-type="float" office:value="1.52687859197529E+018" calcext:value-type="float">
            <text:p>1526878591975290000</text:p>
          </table:table-cell>
          <table:table-cell office:value-type="string" calcext:value-type="string">
            <text:p>world</text:p>
          </table:table-cell>
          <table:table-cell office:value-type="float" office:value="0.0690440535545" calcext:value-type="float">
            <text:p>0.0690440536</text:p>
          </table:table-cell>
          <table:table-cell office:value-type="float" office:value="0.0229104161263" calcext:value-type="float">
            <text:p>0.0229104161</text:p>
          </table:table-cell>
          <table:table-cell office:value-type="float" office:value="-0.0341845750809" calcext:value-type="float">
            <text:p>-0.03418457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19995E+018" calcext:value-type="float">
            <text:p>1526878591999500000</text:p>
          </table:table-cell>
          <table:table-cell office:value-type="float" office:value="813" calcext:value-type="float">
            <text:p>813</text:p>
          </table:table-cell>
          <table:table-cell office:value-type="float" office:value="1.52687859199515E+018" calcext:value-type="float">
            <text:p>1526878591995150000</text:p>
          </table:table-cell>
          <table:table-cell office:value-type="string" calcext:value-type="string">
            <text:p>world</text:p>
          </table:table-cell>
          <table:table-cell office:value-type="float" office:value="0.067909784615" calcext:value-type="float">
            <text:p>0.0679097846</text:p>
          </table:table-cell>
          <table:table-cell office:value-type="float" office:value="0.0220326557755" calcext:value-type="float">
            <text:p>0.0220326558</text:p>
          </table:table-cell>
          <table:table-cell office:value-type="float" office:value="-0.0185894872993" calcext:value-type="float">
            <text:p>-0.01858948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201884E+018" calcext:value-type="float">
            <text:p>1526878592018840000</text:p>
          </table:table-cell>
          <table:table-cell office:value-type="float" office:value="814" calcext:value-type="float">
            <text:p>814</text:p>
          </table:table-cell>
          <table:table-cell office:value-type="float" office:value="1.52687859201507E+018" calcext:value-type="float">
            <text:p>1526878592015070000</text:p>
          </table:table-cell>
          <table:table-cell office:value-type="string" calcext:value-type="string">
            <text:p>world</text:p>
          </table:table-cell>
          <table:table-cell office:value-type="float" office:value="0.085190936923" calcext:value-type="float">
            <text:p>0.0851909369</text:p>
          </table:table-cell>
          <table:table-cell office:value-type="float" office:value="0.0244917459786" calcext:value-type="float">
            <text:p>0.024491746</text:p>
          </table:table-cell>
          <table:table-cell office:value-type="float" office:value="-0.031770221889" calcext:value-type="float">
            <text:p>-0.03177022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20391E+018" calcext:value-type="float">
            <text:p>1526878592039100000</text:p>
          </table:table-cell>
          <table:table-cell office:value-type="float" office:value="815" calcext:value-type="float">
            <text:p>815</text:p>
          </table:table-cell>
          <table:table-cell office:value-type="float" office:value="1.52687859203478E+018" calcext:value-type="float">
            <text:p>1526878592034780000</text:p>
          </table:table-cell>
          <table:table-cell office:value-type="string" calcext:value-type="string">
            <text:p>world</text:p>
          </table:table-cell>
          <table:table-cell office:value-type="float" office:value="0.0654822587967" calcext:value-type="float">
            <text:p>0.0654822588</text:p>
          </table:table-cell>
          <table:table-cell office:value-type="float" office:value="0.0150665305555" calcext:value-type="float">
            <text:p>0.0150665306</text:p>
          </table:table-cell>
          <table:table-cell office:value-type="float" office:value="-0.0310729835182" calcext:value-type="float">
            <text:p>-0.03107298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205965E+018" calcext:value-type="float">
            <text:p>1526878592059650000</text:p>
          </table:table-cell>
          <table:table-cell office:value-type="float" office:value="816" calcext:value-type="float">
            <text:p>816</text:p>
          </table:table-cell>
          <table:table-cell office:value-type="float" office:value="1.52687859205544E+018" calcext:value-type="float">
            <text:p>1526878592055440000</text:p>
          </table:table-cell>
          <table:table-cell office:value-type="string" calcext:value-type="string">
            <text:p>world</text:p>
          </table:table-cell>
          <table:table-cell office:value-type="float" office:value="0.078715801239" calcext:value-type="float">
            <text:p>0.0787158012</text:p>
          </table:table-cell>
          <table:table-cell office:value-type="float" office:value="0.0196560379118" calcext:value-type="float">
            <text:p>0.0196560379</text:p>
          </table:table-cell>
          <table:table-cell office:value-type="float" office:value="-0.0339279584587" calcext:value-type="float">
            <text:p>-0.03392795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207885E+018" calcext:value-type="float">
            <text:p>1526878592078850000</text:p>
          </table:table-cell>
          <table:table-cell office:value-type="float" office:value="817" calcext:value-type="float">
            <text:p>817</text:p>
          </table:table-cell>
          <table:table-cell office:value-type="float" office:value="1.52687859207518E+018" calcext:value-type="float">
            <text:p>1526878592075180000</text:p>
          </table:table-cell>
          <table:table-cell office:value-type="string" calcext:value-type="string">
            <text:p>world</text:p>
          </table:table-cell>
          <table:table-cell office:value-type="float" office:value="0.062578253448" calcext:value-type="float">
            <text:p>0.0625782534</text:p>
          </table:table-cell>
          <table:table-cell office:value-type="float" office:value="0.0146574871615" calcext:value-type="float">
            <text:p>0.0146574872</text:p>
          </table:table-cell>
          <table:table-cell office:value-type="float" office:value="-0.0376060083508" calcext:value-type="float">
            <text:p>-0.03760600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209908E+018" calcext:value-type="float">
            <text:p>1526878592099080000</text:p>
          </table:table-cell>
          <table:table-cell office:value-type="float" office:value="818" calcext:value-type="float">
            <text:p>818</text:p>
          </table:table-cell>
          <table:table-cell office:value-type="float" office:value="1.52687859209497E+018" calcext:value-type="float">
            <text:p>1526878592094970000</text:p>
          </table:table-cell>
          <table:table-cell office:value-type="string" calcext:value-type="string">
            <text:p>world</text:p>
          </table:table-cell>
          <table:table-cell office:value-type="float" office:value="0.0561182163656" calcext:value-type="float">
            <text:p>0.0561182164</text:p>
          </table:table-cell>
          <table:table-cell office:value-type="float" office:value="0.011907662265" calcext:value-type="float">
            <text:p>0.0119076623</text:p>
          </table:table-cell>
          <table:table-cell office:value-type="float" office:value="-0.0295627657324" calcext:value-type="float">
            <text:p>-0.02956276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211937E+018" calcext:value-type="float">
            <text:p>1526878592119370000</text:p>
          </table:table-cell>
          <table:table-cell office:value-type="float" office:value="819" calcext:value-type="float">
            <text:p>819</text:p>
          </table:table-cell>
          <table:table-cell office:value-type="float" office:value="1.52687859211478E+018" calcext:value-type="float">
            <text:p>1526878592114780000</text:p>
          </table:table-cell>
          <table:table-cell office:value-type="string" calcext:value-type="string">
            <text:p>world</text:p>
          </table:table-cell>
          <table:table-cell office:value-type="float" office:value="0.0695135816932" calcext:value-type="float">
            <text:p>0.0695135817</text:p>
          </table:table-cell>
          <table:table-cell office:value-type="float" office:value="0.0138595420867" calcext:value-type="float">
            <text:p>0.0138595421</text:p>
          </table:table-cell>
          <table:table-cell office:value-type="float" office:value="-0.0343028530478" calcext:value-type="float">
            <text:p>-0.0343028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213894E+018" calcext:value-type="float">
            <text:p>1526878592138940000</text:p>
          </table:table-cell>
          <table:table-cell office:value-type="float" office:value="820" calcext:value-type="float">
            <text:p>820</text:p>
          </table:table-cell>
          <table:table-cell office:value-type="float" office:value="1.52687859213441E+018" calcext:value-type="float">
            <text:p>1526878592134410000</text:p>
          </table:table-cell>
          <table:table-cell office:value-type="string" calcext:value-type="string">
            <text:p>world</text:p>
          </table:table-cell>
          <table:table-cell office:value-type="float" office:value="0.0574177727103" calcext:value-type="float">
            <text:p>0.0574177727</text:p>
          </table:table-cell>
          <table:table-cell office:value-type="float" office:value="0.0126799475402" calcext:value-type="float">
            <text:p>0.0126799475</text:p>
          </table:table-cell>
          <table:table-cell office:value-type="float" office:value="-0.03856959939" calcext:value-type="float">
            <text:p>-0.03856959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21592E+018" calcext:value-type="float">
            <text:p>1526878592159200000</text:p>
          </table:table-cell>
          <table:table-cell office:value-type="float" office:value="821" calcext:value-type="float">
            <text:p>821</text:p>
          </table:table-cell>
          <table:table-cell office:value-type="float" office:value="1.52687859215512E+018" calcext:value-type="float">
            <text:p>1526878592155120000</text:p>
          </table:table-cell>
          <table:table-cell office:value-type="string" calcext:value-type="string">
            <text:p>world</text:p>
          </table:table-cell>
          <table:table-cell office:value-type="float" office:value="0.0696000903845" calcext:value-type="float">
            <text:p>0.0696000904</text:p>
          </table:table-cell>
          <table:table-cell office:value-type="float" office:value="0.00998180732131" calcext:value-type="float">
            <text:p>0.0099818073</text:p>
          </table:table-cell>
          <table:table-cell office:value-type="float" office:value="-0.0364361181855" calcext:value-type="float">
            <text:p>-0.03643611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217946E+018" calcext:value-type="float">
            <text:p>1526878592179460000</text:p>
          </table:table-cell>
          <table:table-cell office:value-type="float" office:value="822" calcext:value-type="float">
            <text:p>822</text:p>
          </table:table-cell>
          <table:table-cell office:value-type="float" office:value="1.52687859217496E+018" calcext:value-type="float">
            <text:p>1526878592174960000</text:p>
          </table:table-cell>
          <table:table-cell office:value-type="string" calcext:value-type="string">
            <text:p>world</text:p>
          </table:table-cell>
          <table:table-cell office:value-type="float" office:value="0.0483677536249" calcext:value-type="float">
            <text:p>0.0483677536</text:p>
          </table:table-cell>
          <table:table-cell office:value-type="float" office:value="0.00971452705562" calcext:value-type="float">
            <text:p>0.0097145271</text:p>
          </table:table-cell>
          <table:table-cell office:value-type="float" office:value="-0.0407087802887" calcext:value-type="float">
            <text:p>-0.04070878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219882E+018" calcext:value-type="float">
            <text:p>1526878592198820000</text:p>
          </table:table-cell>
          <table:table-cell office:value-type="float" office:value="823" calcext:value-type="float">
            <text:p>823</text:p>
          </table:table-cell>
          <table:table-cell office:value-type="float" office:value="1.52687859219483E+018" calcext:value-type="float">
            <text:p>1526878592194830000</text:p>
          </table:table-cell>
          <table:table-cell office:value-type="string" calcext:value-type="string">
            <text:p>world</text:p>
          </table:table-cell>
          <table:table-cell office:value-type="float" office:value="0.0596430525184" calcext:value-type="float">
            <text:p>0.0596430525</text:p>
          </table:table-cell>
          <table:table-cell office:value-type="float" office:value="0.00933638960123" calcext:value-type="float">
            <text:p>0.0093363896</text:p>
          </table:table-cell>
          <table:table-cell office:value-type="float" office:value="-0.0213214308023" calcext:value-type="float">
            <text:p>-0.02132143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221902E+018" calcext:value-type="float">
            <text:p>1526878592219020000</text:p>
          </table:table-cell>
          <table:table-cell office:value-type="float" office:value="824" calcext:value-type="float">
            <text:p>824</text:p>
          </table:table-cell>
          <table:table-cell office:value-type="float" office:value="1.52687859221458E+018" calcext:value-type="float">
            <text:p>1526878592214580000</text:p>
          </table:table-cell>
          <table:table-cell office:value-type="string" calcext:value-type="string">
            <text:p>world</text:p>
          </table:table-cell>
          <table:table-cell office:value-type="float" office:value="0.0542312636971" calcext:value-type="float">
            <text:p>0.0542312637</text:p>
          </table:table-cell>
          <table:table-cell office:value-type="float" office:value="0.00914674624801" calcext:value-type="float">
            <text:p>0.0091467462</text:p>
          </table:table-cell>
          <table:table-cell office:value-type="float" office:value="-0.0459692776203" calcext:value-type="float">
            <text:p>-0.0459692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223936E+018" calcext:value-type="float">
            <text:p>1526878592239360000</text:p>
          </table:table-cell>
          <table:table-cell office:value-type="float" office:value="825" calcext:value-type="float">
            <text:p>825</text:p>
          </table:table-cell>
          <table:table-cell office:value-type="float" office:value="1.52687859223532E+018" calcext:value-type="float">
            <text:p>1526878592235320000</text:p>
          </table:table-cell>
          <table:table-cell office:value-type="string" calcext:value-type="string">
            <text:p>world</text:p>
          </table:table-cell>
          <table:table-cell office:value-type="float" office:value="0.0522574558854" calcext:value-type="float">
            <text:p>0.0522574559</text:p>
          </table:table-cell>
          <table:table-cell office:value-type="float" office:value="0.00566100003198" calcext:value-type="float">
            <text:p>0.005661</text:p>
          </table:table-cell>
          <table:table-cell office:value-type="float" office:value="-0.0292247012258" calcext:value-type="float">
            <text:p>-0.02922470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225867E+018" calcext:value-type="float">
            <text:p>1526878592258670000</text:p>
          </table:table-cell>
          <table:table-cell office:value-type="float" office:value="826" calcext:value-type="float">
            <text:p>826</text:p>
          </table:table-cell>
          <table:table-cell office:value-type="float" office:value="1.52687859225512E+018" calcext:value-type="float">
            <text:p>1526878592255120000</text:p>
          </table:table-cell>
          <table:table-cell office:value-type="string" calcext:value-type="string">
            <text:p>world</text:p>
          </table:table-cell>
          <table:table-cell office:value-type="float" office:value="0.0641106963158" calcext:value-type="float">
            <text:p>0.0641106963</text:p>
          </table:table-cell>
          <table:table-cell office:value-type="float" office:value="0.010395959951" calcext:value-type="float">
            <text:p>0.01039596</text:p>
          </table:table-cell>
          <table:table-cell office:value-type="float" office:value="-0.0326228886843" calcext:value-type="float">
            <text:p>-0.03262288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227895E+018" calcext:value-type="float">
            <text:p>1526878592278950000</text:p>
          </table:table-cell>
          <table:table-cell office:value-type="float" office:value="827" calcext:value-type="float">
            <text:p>827</text:p>
          </table:table-cell>
          <table:table-cell office:value-type="float" office:value="1.52687859227484E+018" calcext:value-type="float">
            <text:p>1526878592274840000</text:p>
          </table:table-cell>
          <table:table-cell office:value-type="string" calcext:value-type="string">
            <text:p>world</text:p>
          </table:table-cell>
          <table:table-cell office:value-type="float" office:value="0.0404584668577" calcext:value-type="float">
            <text:p>0.0404584669</text:p>
          </table:table-cell>
          <table:table-cell office:value-type="float" office:value="0.00553195877001" calcext:value-type="float">
            <text:p>0.0055319588</text:p>
          </table:table-cell>
          <table:table-cell office:value-type="float" office:value="-0.0428563468158" calcext:value-type="float">
            <text:p>-0.04285634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229933E+018" calcext:value-type="float">
            <text:p>1526878592299330000</text:p>
          </table:table-cell>
          <table:table-cell office:value-type="float" office:value="828" calcext:value-type="float">
            <text:p>828</text:p>
          </table:table-cell>
          <table:table-cell office:value-type="float" office:value="1.52687859229457E+018" calcext:value-type="float">
            <text:p>1526878592294570000</text:p>
          </table:table-cell>
          <table:table-cell office:value-type="string" calcext:value-type="string">
            <text:p>world</text:p>
          </table:table-cell>
          <table:table-cell office:value-type="float" office:value="0.0474169552326" calcext:value-type="float">
            <text:p>0.0474169552</text:p>
          </table:table-cell>
          <table:table-cell office:value-type="float" office:value="0.00734383706003" calcext:value-type="float">
            <text:p>0.0073438371</text:p>
          </table:table-cell>
          <table:table-cell office:value-type="float" office:value="-0.0237017013133" calcext:value-type="float">
            <text:p>-0.02370170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231851E+018" calcext:value-type="float">
            <text:p>1526878592318510000</text:p>
          </table:table-cell>
          <table:table-cell office:value-type="float" office:value="829" calcext:value-type="float">
            <text:p>829</text:p>
          </table:table-cell>
          <table:table-cell office:value-type="float" office:value="1.52687859231535E+018" calcext:value-type="float">
            <text:p>1526878592315350000</text:p>
          </table:table-cell>
          <table:table-cell office:value-type="string" calcext:value-type="string">
            <text:p>world</text:p>
          </table:table-cell>
          <table:table-cell office:value-type="float" office:value="0.042232863605" calcext:value-type="float">
            <text:p>0.0422328636</text:p>
          </table:table-cell>
          <table:table-cell office:value-type="float" office:value="0.00418333522975" calcext:value-type="float">
            <text:p>0.0041833352</text:p>
          </table:table-cell>
          <table:table-cell office:value-type="float" office:value="-0.0551655441523" calcext:value-type="float">
            <text:p>-0.05516554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233877E+018" calcext:value-type="float">
            <text:p>1526878592338770000</text:p>
          </table:table-cell>
          <table:table-cell office:value-type="float" office:value="830" calcext:value-type="float">
            <text:p>830</text:p>
          </table:table-cell>
          <table:table-cell office:value-type="float" office:value="1.52687859233508E+018" calcext:value-type="float">
            <text:p>1526878592335080000</text:p>
          </table:table-cell>
          <table:table-cell office:value-type="string" calcext:value-type="string">
            <text:p>world</text:p>
          </table:table-cell>
          <table:table-cell office:value-type="float" office:value="0.0368511974812" calcext:value-type="float">
            <text:p>0.0368511975</text:p>
          </table:table-cell>
          <table:table-cell office:value-type="float" office:value="0.00704143801704" calcext:value-type="float">
            <text:p>0.007041438</text:p>
          </table:table-cell>
          <table:table-cell office:value-type="float" office:value="-0.0405060350895" calcext:value-type="float">
            <text:p>-0.04050603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235912E+018" calcext:value-type="float">
            <text:p>1526878592359120000</text:p>
          </table:table-cell>
          <table:table-cell office:value-type="float" office:value="831" calcext:value-type="float">
            <text:p>831</text:p>
          </table:table-cell>
          <table:table-cell office:value-type="float" office:value="1.52687859235465E+018" calcext:value-type="float">
            <text:p>1526878592354650000</text:p>
          </table:table-cell>
          <table:table-cell office:value-type="string" calcext:value-type="string">
            <text:p>world</text:p>
          </table:table-cell>
          <table:table-cell office:value-type="float" office:value="0.0282138176262" calcext:value-type="float">
            <text:p>0.0282138176</text:p>
          </table:table-cell>
          <table:table-cell office:value-type="float" office:value="0.00325649115257" calcext:value-type="float">
            <text:p>0.0032564912</text:p>
          </table:table-cell>
          <table:table-cell office:value-type="float" office:value="-0.040200188756" calcext:value-type="float">
            <text:p>-0.0402001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237934E+018" calcext:value-type="float">
            <text:p>1526878592379340000</text:p>
          </table:table-cell>
          <table:table-cell office:value-type="float" office:value="832" calcext:value-type="float">
            <text:p>832</text:p>
          </table:table-cell>
          <table:table-cell office:value-type="float" office:value="1.52687859237535E+018" calcext:value-type="float">
            <text:p>1526878592375350000</text:p>
          </table:table-cell>
          <table:table-cell office:value-type="string" calcext:value-type="string">
            <text:p>world</text:p>
          </table:table-cell>
          <table:table-cell office:value-type="float" office:value="0.0453131385148" calcext:value-type="float">
            <text:p>0.0453131385</text:p>
          </table:table-cell>
          <table:table-cell office:value-type="float" office:value="0.00443832529709" calcext:value-type="float">
            <text:p>0.0044383253</text:p>
          </table:table-cell>
          <table:table-cell office:value-type="float" office:value="-0.0310755893588" calcext:value-type="float">
            <text:p>-0.03107558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239854E+018" calcext:value-type="float">
            <text:p>1526878592398540000</text:p>
          </table:table-cell>
          <table:table-cell office:value-type="float" office:value="833" calcext:value-type="float">
            <text:p>833</text:p>
          </table:table-cell>
          <table:table-cell office:value-type="float" office:value="1.52687859239516E+018" calcext:value-type="float">
            <text:p>1526878592395160000</text:p>
          </table:table-cell>
          <table:table-cell office:value-type="string" calcext:value-type="string">
            <text:p>world</text:p>
          </table:table-cell>
          <table:table-cell office:value-type="float" office:value="0.0272492263466" calcext:value-type="float">
            <text:p>0.0272492263</text:p>
          </table:table-cell>
          <table:table-cell office:value-type="float" office:value="0.00345672108233" calcext:value-type="float">
            <text:p>0.0034567211</text:p>
          </table:table-cell>
          <table:table-cell office:value-type="float" office:value="-0.0396389663219" calcext:value-type="float">
            <text:p>-0.03963896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24189E+018" calcext:value-type="float">
            <text:p>1526878592418900000</text:p>
          </table:table-cell>
          <table:table-cell office:value-type="float" office:value="834" calcext:value-type="float">
            <text:p>834</text:p>
          </table:table-cell>
          <table:table-cell office:value-type="float" office:value="1.52687859241479E+018" calcext:value-type="float">
            <text:p>1526878592414790000</text:p>
          </table:table-cell>
          <table:table-cell office:value-type="string" calcext:value-type="string">
            <text:p>world</text:p>
          </table:table-cell>
          <table:table-cell office:value-type="float" office:value="0.033991292119" calcext:value-type="float">
            <text:p>0.0339912921</text:p>
          </table:table-cell>
          <table:table-cell office:value-type="float" office:value="0.00379008823074" calcext:value-type="float">
            <text:p>0.0037900882</text:p>
          </table:table-cell>
          <table:table-cell office:value-type="float" office:value="-0.0448027253151" calcext:value-type="float">
            <text:p>-0.04480272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243919E+018" calcext:value-type="float">
            <text:p>1526878592439190000</text:p>
          </table:table-cell>
          <table:table-cell office:value-type="float" office:value="835" calcext:value-type="float">
            <text:p>835</text:p>
          </table:table-cell>
          <table:table-cell office:value-type="float" office:value="1.52687859243438E+018" calcext:value-type="float">
            <text:p>1526878592434380000</text:p>
          </table:table-cell>
          <table:table-cell office:value-type="string" calcext:value-type="string">
            <text:p>world</text:p>
          </table:table-cell>
          <table:table-cell office:value-type="float" office:value="0.0285735018551" calcext:value-type="float">
            <text:p>0.0285735019</text:p>
          </table:table-cell>
          <table:table-cell office:value-type="float" office:value="0.00680337892845" calcext:value-type="float">
            <text:p>0.0068033789</text:p>
          </table:table-cell>
          <table:table-cell office:value-type="float" office:value="-0.0420347005129" calcext:value-type="float">
            <text:p>-0.0420347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245938E+018" calcext:value-type="float">
            <text:p>1526878592459380000</text:p>
          </table:table-cell>
          <table:table-cell office:value-type="float" office:value="836" calcext:value-type="float">
            <text:p>836</text:p>
          </table:table-cell>
          <table:table-cell office:value-type="float" office:value="1.52687859245435E+018" calcext:value-type="float">
            <text:p>1526878592454350000</text:p>
          </table:table-cell>
          <table:table-cell office:value-type="string" calcext:value-type="string">
            <text:p>world</text:p>
          </table:table-cell>
          <table:table-cell office:value-type="float" office:value="0.0190015342087" calcext:value-type="float">
            <text:p>0.0190015342</text:p>
          </table:table-cell>
          <table:table-cell office:value-type="float" office:value="0.00552776968107" calcext:value-type="float">
            <text:p>0.0055277697</text:p>
          </table:table-cell>
          <table:table-cell office:value-type="float" office:value="-0.0382435247302" calcext:value-type="float">
            <text:p>-0.03824352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247885E+018" calcext:value-type="float">
            <text:p>1526878592478850000</text:p>
          </table:table-cell>
          <table:table-cell office:value-type="float" office:value="837" calcext:value-type="float">
            <text:p>837</text:p>
          </table:table-cell>
          <table:table-cell office:value-type="float" office:value="1.52687859247504E+018" calcext:value-type="float">
            <text:p>1526878592475040000</text:p>
          </table:table-cell>
          <table:table-cell office:value-type="string" calcext:value-type="string">
            <text:p>world</text:p>
          </table:table-cell>
          <table:table-cell office:value-type="float" office:value="0.0166695155203" calcext:value-type="float">
            <text:p>0.0166695155</text:p>
          </table:table-cell>
          <table:table-cell office:value-type="float" office:value="0.00278698257171" calcext:value-type="float">
            <text:p>0.0027869826</text:p>
          </table:table-cell>
          <table:table-cell office:value-type="float" office:value="-0.0539900138974" calcext:value-type="float">
            <text:p>-0.05399001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249911E+018" calcext:value-type="float">
            <text:p>1526878592499110000</text:p>
          </table:table-cell>
          <table:table-cell office:value-type="float" office:value="838" calcext:value-type="float">
            <text:p>838</text:p>
          </table:table-cell>
          <table:table-cell office:value-type="float" office:value="1.52687859249461E+018" calcext:value-type="float">
            <text:p>1526878592494610000</text:p>
          </table:table-cell>
          <table:table-cell office:value-type="string" calcext:value-type="string">
            <text:p>world</text:p>
          </table:table-cell>
          <table:table-cell office:value-type="float" office:value="0.0220763646066" calcext:value-type="float">
            <text:p>0.0220763646</text:p>
          </table:table-cell>
          <table:table-cell office:value-type="float" office:value="0.00597683433443" calcext:value-type="float">
            <text:p>0.0059768343</text:p>
          </table:table-cell>
          <table:table-cell office:value-type="float" office:value="-0.0379361510277" calcext:value-type="float">
            <text:p>-0.0379361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25194E+018" calcext:value-type="float">
            <text:p>1526878592519400000</text:p>
          </table:table-cell>
          <table:table-cell office:value-type="float" office:value="839" calcext:value-type="float">
            <text:p>839</text:p>
          </table:table-cell>
          <table:table-cell office:value-type="float" office:value="1.52687859251541E+018" calcext:value-type="float">
            <text:p>1526878592515410000</text:p>
          </table:table-cell>
          <table:table-cell office:value-type="string" calcext:value-type="string">
            <text:p>world</text:p>
          </table:table-cell>
          <table:table-cell office:value-type="float" office:value="0.0144702037796" calcext:value-type="float">
            <text:p>0.0144702038</text:p>
          </table:table-cell>
          <table:table-cell office:value-type="float" office:value="0.00221416656859" calcext:value-type="float">
            <text:p>0.0022141666</text:p>
          </table:table-cell>
          <table:table-cell office:value-type="float" office:value="-0.0498265475035" calcext:value-type="float">
            <text:p>-0.04982654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253868E+018" calcext:value-type="float">
            <text:p>1526878592538680000</text:p>
          </table:table-cell>
          <table:table-cell office:value-type="float" office:value="840" calcext:value-type="float">
            <text:p>840</text:p>
          </table:table-cell>
          <table:table-cell office:value-type="float" office:value="1.52687859253503E+018" calcext:value-type="float">
            <text:p>1526878592535030000</text:p>
          </table:table-cell>
          <table:table-cell office:value-type="string" calcext:value-type="string">
            <text:p>world</text:p>
          </table:table-cell>
          <table:table-cell office:value-type="float" office:value="0.0164351947606" calcext:value-type="float">
            <text:p>0.0164351948</text:p>
          </table:table-cell>
          <table:table-cell office:value-type="float" office:value="0.0034276987426" calcext:value-type="float">
            <text:p>0.0034276987</text:p>
          </table:table-cell>
          <table:table-cell office:value-type="float" office:value="-0.0456220880151" calcext:value-type="float">
            <text:p>-0.045622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255907E+018" calcext:value-type="float">
            <text:p>1526878592559070000</text:p>
          </table:table-cell>
          <table:table-cell office:value-type="float" office:value="841" calcext:value-type="float">
            <text:p>841</text:p>
          </table:table-cell>
          <table:table-cell office:value-type="float" office:value="1.52687859255485E+018" calcext:value-type="float">
            <text:p>1526878592554850000</text:p>
          </table:table-cell>
          <table:table-cell office:value-type="string" calcext:value-type="string">
            <text:p>world</text:p>
          </table:table-cell>
          <table:table-cell office:value-type="float" office:value="0.0181522406638" calcext:value-type="float">
            <text:p>0.0181522407</text:p>
          </table:table-cell>
          <table:table-cell office:value-type="float" office:value="0.00291433883831" calcext:value-type="float">
            <text:p>0.0029143388</text:p>
          </table:table-cell>
          <table:table-cell office:value-type="float" office:value="-0.0348327495158" calcext:value-type="float">
            <text:p>-0.03483274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257936E+018" calcext:value-type="float">
            <text:p>1526878592579360000</text:p>
          </table:table-cell>
          <table:table-cell office:value-type="float" office:value="842" calcext:value-type="float">
            <text:p>842</text:p>
          </table:table-cell>
          <table:table-cell office:value-type="float" office:value="1.52687859257472E+018" calcext:value-type="float">
            <text:p>1526878592574720000</text:p>
          </table:table-cell>
          <table:table-cell office:value-type="string" calcext:value-type="string">
            <text:p>world</text:p>
          </table:table-cell>
          <table:table-cell office:value-type="float" office:value="0.0118996566162" calcext:value-type="float">
            <text:p>0.0118996566</text:p>
          </table:table-cell>
          <table:table-cell office:value-type="float" office:value="-0.000107296742499" calcext:value-type="float">
            <text:p>-0.0001072967</text:p>
          </table:table-cell>
          <table:table-cell office:value-type="float" office:value="-0.0355328693986" calcext:value-type="float">
            <text:p>-0.03553286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259871E+018" calcext:value-type="float">
            <text:p>1526878592598710000</text:p>
          </table:table-cell>
          <table:table-cell office:value-type="float" office:value="843" calcext:value-type="float">
            <text:p>843</text:p>
          </table:table-cell>
          <table:table-cell office:value-type="float" office:value="1.52687859259541E+018" calcext:value-type="float">
            <text:p>1526878592595410000</text:p>
          </table:table-cell>
          <table:table-cell office:value-type="string" calcext:value-type="string">
            <text:p>world</text:p>
          </table:table-cell>
          <table:table-cell office:value-type="float" office:value="0.0150988176465" calcext:value-type="float">
            <text:p>0.0150988176</text:p>
          </table:table-cell>
          <table:table-cell office:value-type="float" office:value="-0.000448944105301" calcext:value-type="float">
            <text:p>-0.0004489441</text:p>
          </table:table-cell>
          <table:table-cell office:value-type="float" office:value="-0.0402152128518" calcext:value-type="float">
            <text:p>-0.04021521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261897E+018" calcext:value-type="float">
            <text:p>1526878592618970000</text:p>
          </table:table-cell>
          <table:table-cell office:value-type="float" office:value="844" calcext:value-type="float">
            <text:p>844</text:p>
          </table:table-cell>
          <table:table-cell office:value-type="float" office:value="1.52687859261514E+018" calcext:value-type="float">
            <text:p>1526878592615140000</text:p>
          </table:table-cell>
          <table:table-cell office:value-type="string" calcext:value-type="string">
            <text:p>world</text:p>
          </table:table-cell>
          <table:table-cell office:value-type="float" office:value="0.0156298018992" calcext:value-type="float">
            <text:p>0.0156298019</text:p>
          </table:table-cell>
          <table:table-cell office:value-type="float" office:value="-0.000809333752841" calcext:value-type="float">
            <text:p>-0.0008093338</text:p>
          </table:table-cell>
          <table:table-cell office:value-type="float" office:value="-0.041298866272" calcext:value-type="float">
            <text:p>-0.04129886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263932E+018" calcext:value-type="float">
            <text:p>1526878592639320000</text:p>
          </table:table-cell>
          <table:table-cell office:value-type="float" office:value="845" calcext:value-type="float">
            <text:p>845</text:p>
          </table:table-cell>
          <table:table-cell office:value-type="float" office:value="1.5268785926348E+018" calcext:value-type="float">
            <text:p>1526878592634800000</text:p>
          </table:table-cell>
          <table:table-cell office:value-type="string" calcext:value-type="string">
            <text:p>world</text:p>
          </table:table-cell>
          <table:table-cell office:value-type="float" office:value="0.00516594946384" calcext:value-type="float">
            <text:p>0.0051659495</text:p>
          </table:table-cell>
          <table:table-cell office:value-type="float" office:value="0.00152307737153" calcext:value-type="float">
            <text:p>0.0015230774</text:p>
          </table:table-cell>
          <table:table-cell office:value-type="float" office:value="-0.0357338935137" calcext:value-type="float">
            <text:p>-0.03573389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265851E+018" calcext:value-type="float">
            <text:p>1526878592658510000</text:p>
          </table:table-cell>
          <table:table-cell office:value-type="float" office:value="846" calcext:value-type="float">
            <text:p>846</text:p>
          </table:table-cell>
          <table:table-cell office:value-type="float" office:value="1.52687859265452E+018" calcext:value-type="float">
            <text:p>1526878592654520000</text:p>
          </table:table-cell>
          <table:table-cell office:value-type="string" calcext:value-type="string">
            <text:p>world</text:p>
          </table:table-cell>
          <table:table-cell office:value-type="float" office:value="0.0131400711834" calcext:value-type="float">
            <text:p>0.0131400712</text:p>
          </table:table-cell>
          <table:table-cell office:value-type="float" office:value="0.00252753216773" calcext:value-type="float">
            <text:p>0.0025275322</text:p>
          </table:table-cell>
          <table:table-cell office:value-type="float" office:value="-0.0266347303987" calcext:value-type="float">
            <text:p>-0.0266347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267873E+018" calcext:value-type="float">
            <text:p>1526878592678730000</text:p>
          </table:table-cell>
          <table:table-cell office:value-type="float" office:value="847" calcext:value-type="float">
            <text:p>847</text:p>
          </table:table-cell>
          <table:table-cell office:value-type="float" office:value="1.52687859267519E+018" calcext:value-type="float">
            <text:p>1526878592675190000</text:p>
          </table:table-cell>
          <table:table-cell office:value-type="string" calcext:value-type="string">
            <text:p>world</text:p>
          </table:table-cell>
          <table:table-cell office:value-type="float" office:value="-0.00261524599046" calcext:value-type="float">
            <text:p>-0.002615246</text:p>
          </table:table-cell>
          <table:table-cell office:value-type="float" office:value="-0.00401260377839" calcext:value-type="float">
            <text:p>-0.0040126038</text:p>
          </table:table-cell>
          <table:table-cell office:value-type="float" office:value="-0.0479072667658" calcext:value-type="float">
            <text:p>-0.04790726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269918E+018" calcext:value-type="float">
            <text:p>1526878592699180000</text:p>
          </table:table-cell>
          <table:table-cell office:value-type="float" office:value="848" calcext:value-type="float">
            <text:p>848</text:p>
          </table:table-cell>
          <table:table-cell office:value-type="float" office:value="1.52687859269494E+018" calcext:value-type="float">
            <text:p>1526878592694940000</text:p>
          </table:table-cell>
          <table:table-cell office:value-type="string" calcext:value-type="string">
            <text:p>world</text:p>
          </table:table-cell>
          <table:table-cell office:value-type="float" office:value="-0.00354533060454" calcext:value-type="float">
            <text:p>-0.0035453306</text:p>
          </table:table-cell>
          <table:table-cell office:value-type="float" office:value="-0.000925852684304" calcext:value-type="float">
            <text:p>-0.0009258527</text:p>
          </table:table-cell>
          <table:table-cell office:value-type="float" office:value="-0.0395407751203" calcext:value-type="float">
            <text:p>-0.03954077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271939E+018" calcext:value-type="float">
            <text:p>1526878592719390000</text:p>
          </table:table-cell>
          <table:table-cell office:value-type="float" office:value="849" calcext:value-type="float">
            <text:p>849</text:p>
          </table:table-cell>
          <table:table-cell office:value-type="float" office:value="1.52687859271459E+018" calcext:value-type="float">
            <text:p>1526878592714590000</text:p>
          </table:table-cell>
          <table:table-cell office:value-type="string" calcext:value-type="string">
            <text:p>world</text:p>
          </table:table-cell>
          <table:table-cell office:value-type="float" office:value="0.00300577608868" calcext:value-type="float">
            <text:p>0.0030057761</text:p>
          </table:table-cell>
          <table:table-cell office:value-type="float" office:value="0.00188819516916" calcext:value-type="float">
            <text:p>0.0018881952</text:p>
          </table:table-cell>
          <table:table-cell office:value-type="float" office:value="-0.0366475135088" calcext:value-type="float">
            <text:p>-0.03664751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273877E+018" calcext:value-type="float">
            <text:p>1526878592738770000</text:p>
          </table:table-cell>
          <table:table-cell office:value-type="float" office:value="850" calcext:value-type="float">
            <text:p>850</text:p>
          </table:table-cell>
          <table:table-cell office:value-type="float" office:value="1.52687859273527E+018" calcext:value-type="float">
            <text:p>1526878592735270000</text:p>
          </table:table-cell>
          <table:table-cell office:value-type="string" calcext:value-type="string">
            <text:p>world</text:p>
          </table:table-cell>
          <table:table-cell office:value-type="float" office:value="0.0021225111559" calcext:value-type="float">
            <text:p>0.0021225112</text:p>
          </table:table-cell>
          <table:table-cell office:value-type="float" office:value="-0.00239402032457" calcext:value-type="float">
            <text:p>-0.0023940203</text:p>
          </table:table-cell>
          <table:table-cell office:value-type="float" office:value="-0.0353362746537" calcext:value-type="float">
            <text:p>-0.03533627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275919E+018" calcext:value-type="float">
            <text:p>1526878592759190000</text:p>
          </table:table-cell>
          <table:table-cell office:value-type="float" office:value="851" calcext:value-type="float">
            <text:p>851</text:p>
          </table:table-cell>
          <table:table-cell office:value-type="float" office:value="1.52687859275507E+018" calcext:value-type="float">
            <text:p>1526878592755070000</text:p>
          </table:table-cell>
          <table:table-cell office:value-type="string" calcext:value-type="string">
            <text:p>world</text:p>
          </table:table-cell>
          <table:table-cell office:value-type="float" office:value="-0.0082940440625" calcext:value-type="float">
            <text:p>-0.0082940441</text:p>
          </table:table-cell>
          <table:table-cell office:value-type="float" office:value="0.00341357337311" calcext:value-type="float">
            <text:p>0.0034135734</text:p>
          </table:table-cell>
          <table:table-cell office:value-type="float" office:value="-0.0450034365058" calcext:value-type="float">
            <text:p>-0.0450034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277946E+018" calcext:value-type="float">
            <text:p>1526878592779460000</text:p>
          </table:table-cell>
          <table:table-cell office:value-type="float" office:value="852" calcext:value-type="float">
            <text:p>852</text:p>
          </table:table-cell>
          <table:table-cell office:value-type="float" office:value="1.52687859277475E+018" calcext:value-type="float">
            <text:p>1526878592774750000</text:p>
          </table:table-cell>
          <table:table-cell office:value-type="string" calcext:value-type="string">
            <text:p>world</text:p>
          </table:table-cell>
          <table:table-cell office:value-type="float" office:value="0.00290423352271" calcext:value-type="float">
            <text:p>0.0029042335</text:p>
          </table:table-cell>
          <table:table-cell office:value-type="float" office:value="0.000783556199167" calcext:value-type="float">
            <text:p>0.0007835562</text:p>
          </table:table-cell>
          <table:table-cell office:value-type="float" office:value="-0.0289592072368" calcext:value-type="float">
            <text:p>-0.0289592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279878E+018" calcext:value-type="float">
            <text:p>1526878592798780000</text:p>
          </table:table-cell>
          <table:table-cell office:value-type="float" office:value="853" calcext:value-type="float">
            <text:p>853</text:p>
          </table:table-cell>
          <table:table-cell office:value-type="float" office:value="1.52687859279444E+018" calcext:value-type="float">
            <text:p>1526878592794440000</text:p>
          </table:table-cell>
          <table:table-cell office:value-type="string" calcext:value-type="string">
            <text:p>world</text:p>
          </table:table-cell>
          <table:table-cell office:value-type="float" office:value="-0.00955335609615" calcext:value-type="float">
            <text:p>-0.0095533561</text:p>
          </table:table-cell>
          <table:table-cell office:value-type="float" office:value="-0.00354840094224" calcext:value-type="float">
            <text:p>-0.0035484009</text:p>
          </table:table-cell>
          <table:table-cell office:value-type="float" office:value="-0.0444102883339" calcext:value-type="float">
            <text:p>-0.04441028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2819E+018" calcext:value-type="float">
            <text:p>1526878592819000000</text:p>
          </table:table-cell>
          <table:table-cell office:value-type="float" office:value="854" calcext:value-type="float">
            <text:p>854</text:p>
          </table:table-cell>
          <table:table-cell office:value-type="float" office:value="1.52687859281514E+018" calcext:value-type="float">
            <text:p>1526878592815140000</text:p>
          </table:table-cell>
          <table:table-cell office:value-type="string" calcext:value-type="string">
            <text:p>world</text:p>
          </table:table-cell>
          <table:table-cell office:value-type="float" office:value="-0.00263986317441" calcext:value-type="float">
            <text:p>-0.0026398632</text:p>
          </table:table-cell>
          <table:table-cell office:value-type="float" office:value="-0.00352865364403" calcext:value-type="float">
            <text:p>-0.0035286536</text:p>
          </table:table-cell>
          <table:table-cell office:value-type="float" office:value="-0.0451439172029" calcext:value-type="float">
            <text:p>-0.04514391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283945E+018" calcext:value-type="float">
            <text:p>1526878592839450000</text:p>
          </table:table-cell>
          <table:table-cell office:value-type="float" office:value="855" calcext:value-type="float">
            <text:p>855</text:p>
          </table:table-cell>
          <table:table-cell office:value-type="float" office:value="1.52687859283508E+018" calcext:value-type="float">
            <text:p>1526878592835080000</text:p>
          </table:table-cell>
          <table:table-cell office:value-type="string" calcext:value-type="string">
            <text:p>world</text:p>
          </table:table-cell>
          <table:table-cell office:value-type="float" office:value="-0.000320343882777" calcext:value-type="float">
            <text:p>-0.0003203439</text:p>
          </table:table-cell>
          <table:table-cell office:value-type="float" office:value="-0.00270726508461" calcext:value-type="float">
            <text:p>-0.0027072651</text:p>
          </table:table-cell>
          <table:table-cell office:value-type="float" office:value="-0.0340684950352" calcext:value-type="float">
            <text:p>-0.0340684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285864E+018" calcext:value-type="float">
            <text:p>1526878592858640000</text:p>
          </table:table-cell>
          <table:table-cell office:value-type="float" office:value="856" calcext:value-type="float">
            <text:p>856</text:p>
          </table:table-cell>
          <table:table-cell office:value-type="float" office:value="1.52687859285497E+018" calcext:value-type="float">
            <text:p>1526878592854970000</text:p>
          </table:table-cell>
          <table:table-cell office:value-type="string" calcext:value-type="string">
            <text:p>world</text:p>
          </table:table-cell>
          <table:table-cell office:value-type="float" office:value="-0.00621982431039" calcext:value-type="float">
            <text:p>-0.0062198243</text:p>
          </table:table-cell>
          <table:table-cell office:value-type="float" office:value="0.00232338393107" calcext:value-type="float">
            <text:p>0.0023233839</text:p>
          </table:table-cell>
          <table:table-cell office:value-type="float" office:value="-0.0453953817487" calcext:value-type="float">
            <text:p>-0.04539538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287901E+018" calcext:value-type="float">
            <text:p>1526878592879010000</text:p>
          </table:table-cell>
          <table:table-cell office:value-type="float" office:value="857" calcext:value-type="float">
            <text:p>857</text:p>
          </table:table-cell>
          <table:table-cell office:value-type="float" office:value="1.52687859287462E+018" calcext:value-type="float">
            <text:p>1526878592874620000</text:p>
          </table:table-cell>
          <table:table-cell office:value-type="string" calcext:value-type="string">
            <text:p>world</text:p>
          </table:table-cell>
          <table:table-cell office:value-type="float" office:value="-0.00987201556563" calcext:value-type="float">
            <text:p>-0.0098720156</text:p>
          </table:table-cell>
          <table:table-cell office:value-type="float" office:value="0.000618829682935" calcext:value-type="float">
            <text:p>0.0006188297</text:p>
          </table:table-cell>
          <table:table-cell office:value-type="float" office:value="-0.036853954196" calcext:value-type="float">
            <text:p>-0.03685395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289926E+018" calcext:value-type="float">
            <text:p>1526878592899260000</text:p>
          </table:table-cell>
          <table:table-cell office:value-type="float" office:value="858" calcext:value-type="float">
            <text:p>858</text:p>
          </table:table-cell>
          <table:table-cell office:value-type="float" office:value="1.52687859289437E+018" calcext:value-type="float">
            <text:p>1526878592894370000</text:p>
          </table:table-cell>
          <table:table-cell office:value-type="string" calcext:value-type="string">
            <text:p>world</text:p>
          </table:table-cell>
          <table:table-cell office:value-type="float" office:value="-0.00423492118716" calcext:value-type="float">
            <text:p>-0.0042349212</text:p>
          </table:table-cell>
          <table:table-cell office:value-type="float" office:value="-0.000468875659863" calcext:value-type="float">
            <text:p>-0.0004688757</text:p>
          </table:table-cell>
          <table:table-cell office:value-type="float" office:value="-0.0415881946683" calcext:value-type="float">
            <text:p>-0.04158819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291945E+018" calcext:value-type="float">
            <text:p>1526878592919450000</text:p>
          </table:table-cell>
          <table:table-cell office:value-type="float" office:value="859" calcext:value-type="float">
            <text:p>859</text:p>
          </table:table-cell>
          <table:table-cell office:value-type="float" office:value="1.52687859291506E+018" calcext:value-type="float">
            <text:p>1526878592915060000</text:p>
          </table:table-cell>
          <table:table-cell office:value-type="string" calcext:value-type="string">
            <text:p>world</text:p>
          </table:table-cell>
          <table:table-cell office:value-type="float" office:value="-0.00949812680483" calcext:value-type="float">
            <text:p>-0.0094981268</text:p>
          </table:table-cell>
          <table:table-cell office:value-type="float" office:value="0.00264948629774" calcext:value-type="float">
            <text:p>0.0026494863</text:p>
          </table:table-cell>
          <table:table-cell office:value-type="float" office:value="-0.0478570312262" calcext:value-type="float">
            <text:p>-0.0478570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29389E+018" calcext:value-type="float">
            <text:p>1526878592938900000</text:p>
          </table:table-cell>
          <table:table-cell office:value-type="float" office:value="860" calcext:value-type="float">
            <text:p>860</text:p>
          </table:table-cell>
          <table:table-cell office:value-type="float" office:value="1.5268785929347E+018" calcext:value-type="float">
            <text:p>1526878592934700000</text:p>
          </table:table-cell>
          <table:table-cell office:value-type="string" calcext:value-type="string">
            <text:p>world</text:p>
          </table:table-cell>
          <table:table-cell office:value-type="float" office:value="-0.00948472786695" calcext:value-type="float">
            <text:p>-0.0094847279</text:p>
          </table:table-cell>
          <table:table-cell office:value-type="float" office:value="-0.000289460760541" calcext:value-type="float">
            <text:p>-0.0002894608</text:p>
          </table:table-cell>
          <table:table-cell office:value-type="float" office:value="-0.0497526973486" calcext:value-type="float">
            <text:p>-0.04975269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295918E+018" calcext:value-type="float">
            <text:p>1526878592959180000</text:p>
          </table:table-cell>
          <table:table-cell office:value-type="float" office:value="861" calcext:value-type="float">
            <text:p>861</text:p>
          </table:table-cell>
          <table:table-cell office:value-type="float" office:value="1.52687859295545E+018" calcext:value-type="float">
            <text:p>1526878592955450000</text:p>
          </table:table-cell>
          <table:table-cell office:value-type="string" calcext:value-type="string">
            <text:p>world</text:p>
          </table:table-cell>
          <table:table-cell office:value-type="float" office:value="-0.000698103569448" calcext:value-type="float">
            <text:p>-0.0006981036</text:p>
          </table:table-cell>
          <table:table-cell office:value-type="float" office:value="0.00122086401097" calcext:value-type="float">
            <text:p>0.001220864</text:p>
          </table:table-cell>
          <table:table-cell office:value-type="float" office:value="-0.0850212723017" calcext:value-type="float">
            <text:p>-0.08502127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297863E+018" calcext:value-type="float">
            <text:p>1526878592978630000</text:p>
          </table:table-cell>
          <table:table-cell office:value-type="float" office:value="862" calcext:value-type="float">
            <text:p>862</text:p>
          </table:table-cell>
          <table:table-cell office:value-type="float" office:value="1.52687859297518E+018" calcext:value-type="float">
            <text:p>1526878592975180000</text:p>
          </table:table-cell>
          <table:table-cell office:value-type="string" calcext:value-type="string">
            <text:p>world</text:p>
          </table:table-cell>
          <table:table-cell office:value-type="float" office:value="0.00175280193798" calcext:value-type="float">
            <text:p>0.0017528019</text:p>
          </table:table-cell>
          <table:table-cell office:value-type="float" office:value="0.000335322256433" calcext:value-type="float">
            <text:p>0.0003353223</text:p>
          </table:table-cell>
          <table:table-cell office:value-type="float" office:value="-0.0972613245249" calcext:value-type="float">
            <text:p>-0.09726132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299893E+018" calcext:value-type="float">
            <text:p>1526878592998930000</text:p>
          </table:table-cell>
          <table:table-cell office:value-type="float" office:value="863" calcext:value-type="float">
            <text:p>863</text:p>
          </table:table-cell>
          <table:table-cell office:value-type="float" office:value="1.52687859299493E+018" calcext:value-type="float">
            <text:p>1526878592994930000</text:p>
          </table:table-cell>
          <table:table-cell office:value-type="string" calcext:value-type="string">
            <text:p>world</text:p>
          </table:table-cell>
          <table:table-cell office:value-type="float" office:value="0.00353921484202" calcext:value-type="float">
            <text:p>0.0035392148</text:p>
          </table:table-cell>
          <table:table-cell office:value-type="float" office:value="0.00537507981062" calcext:value-type="float">
            <text:p>0.0053750798</text:p>
          </table:table-cell>
          <table:table-cell office:value-type="float" office:value="-0.12136837095" calcext:value-type="float">
            <text:p>-0.1213683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301941E+018" calcext:value-type="float">
            <text:p>1526878593019410000</text:p>
          </table:table-cell>
          <table:table-cell office:value-type="float" office:value="864" calcext:value-type="float">
            <text:p>864</text:p>
          </table:table-cell>
          <table:table-cell office:value-type="float" office:value="1.52687859301495E+018" calcext:value-type="float">
            <text:p>1526878593014950000</text:p>
          </table:table-cell>
          <table:table-cell office:value-type="string" calcext:value-type="string">
            <text:p>world</text:p>
          </table:table-cell>
          <table:table-cell office:value-type="float" office:value="0.000742295174859" calcext:value-type="float">
            <text:p>0.0007422952</text:p>
          </table:table-cell>
          <table:table-cell office:value-type="float" office:value="0.00383601291105" calcext:value-type="float">
            <text:p>0.0038360129</text:p>
          </table:table-cell>
          <table:table-cell office:value-type="float" office:value="-0.206383705139" calcext:value-type="float">
            <text:p>-0.20638370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303878E+018" calcext:value-type="float">
            <text:p>1526878593038780000</text:p>
          </table:table-cell>
          <table:table-cell office:value-type="float" office:value="865" calcext:value-type="float">
            <text:p>865</text:p>
          </table:table-cell>
          <table:table-cell office:value-type="float" office:value="1.5268785930349E+018" calcext:value-type="float">
            <text:p>1526878593034900000</text:p>
          </table:table-cell>
          <table:table-cell office:value-type="string" calcext:value-type="string">
            <text:p>world</text:p>
          </table:table-cell>
          <table:table-cell office:value-type="float" office:value="0.0010684619192" calcext:value-type="float">
            <text:p>0.0010684619</text:p>
          </table:table-cell>
          <table:table-cell office:value-type="float" office:value="0.00618682708591" calcext:value-type="float">
            <text:p>0.0061868271</text:p>
          </table:table-cell>
          <table:table-cell office:value-type="float" office:value="-0.231717988849" calcext:value-type="float">
            <text:p>-0.2317179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305897E+018" calcext:value-type="float">
            <text:p>1526878593058970000</text:p>
          </table:table-cell>
          <table:table-cell office:value-type="float" office:value="866" calcext:value-type="float">
            <text:p>866</text:p>
          </table:table-cell>
          <table:table-cell office:value-type="float" office:value="1.52687859305492E+018" calcext:value-type="float">
            <text:p>1526878593054920000</text:p>
          </table:table-cell>
          <table:table-cell office:value-type="string" calcext:value-type="string">
            <text:p>world</text:p>
          </table:table-cell>
          <table:table-cell office:value-type="float" office:value="-0.00621353741735" calcext:value-type="float">
            <text:p>-0.0062135374</text:p>
          </table:table-cell>
          <table:table-cell office:value-type="float" office:value="0.0122818872333" calcext:value-type="float">
            <text:p>0.0122818872</text:p>
          </table:table-cell>
          <table:table-cell office:value-type="float" office:value="-0.32550367713" calcext:value-type="float">
            <text:p>-0.32550367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307926E+018" calcext:value-type="float">
            <text:p>1526878593079260000</text:p>
          </table:table-cell>
          <table:table-cell office:value-type="float" office:value="867" calcext:value-type="float">
            <text:p>867</text:p>
          </table:table-cell>
          <table:table-cell office:value-type="float" office:value="1.52687859307478E+018" calcext:value-type="float">
            <text:p>1526878593074780000</text:p>
          </table:table-cell>
          <table:table-cell office:value-type="string" calcext:value-type="string">
            <text:p>world</text:p>
          </table:table-cell>
          <table:table-cell office:value-type="float" office:value="0.000894847325981" calcext:value-type="float">
            <text:p>0.0008948473</text:p>
          </table:table-cell>
          <table:table-cell office:value-type="float" office:value="0.013408428058" calcext:value-type="float">
            <text:p>0.0134084281</text:p>
          </table:table-cell>
          <table:table-cell office:value-type="float" office:value="-0.319872021675" calcext:value-type="float">
            <text:p>-0.31987202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309944E+018" calcext:value-type="float">
            <text:p>1526878593099440000</text:p>
          </table:table-cell>
          <table:table-cell office:value-type="float" office:value="868" calcext:value-type="float">
            <text:p>868</text:p>
          </table:table-cell>
          <table:table-cell office:value-type="float" office:value="1.52687859309446E+018" calcext:value-type="float">
            <text:p>1526878593094460000</text:p>
          </table:table-cell>
          <table:table-cell office:value-type="string" calcext:value-type="string">
            <text:p>world</text:p>
          </table:table-cell>
          <table:table-cell office:value-type="float" office:value="-0.00824893638492" calcext:value-type="float">
            <text:p>-0.0082489364</text:p>
          </table:table-cell>
          <table:table-cell office:value-type="float" office:value="0.0172529779375" calcext:value-type="float">
            <text:p>0.0172529779</text:p>
          </table:table-cell>
          <table:table-cell office:value-type="float" office:value="-0.338763833046" calcext:value-type="float">
            <text:p>-0.3387638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311863E+018" calcext:value-type="float">
            <text:p>1526878593118630000</text:p>
          </table:table-cell>
          <table:table-cell office:value-type="float" office:value="869" calcext:value-type="float">
            <text:p>869</text:p>
          </table:table-cell>
          <table:table-cell office:value-type="float" office:value="1.52687859311512E+018" calcext:value-type="float">
            <text:p>1526878593115120000</text:p>
          </table:table-cell>
          <table:table-cell office:value-type="string" calcext:value-type="string">
            <text:p>world</text:p>
          </table:table-cell>
          <table:table-cell office:value-type="float" office:value="0.0060302419588" calcext:value-type="float">
            <text:p>0.006030242</text:p>
          </table:table-cell>
          <table:table-cell office:value-type="float" office:value="0.0260201785713" calcext:value-type="float">
            <text:p>0.0260201786</text:p>
          </table:table-cell>
          <table:table-cell office:value-type="float" office:value="-0.467418670654" calcext:value-type="float">
            <text:p>-0.46741867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313885E+018" calcext:value-type="float">
            <text:p>1526878593138850000</text:p>
          </table:table-cell>
          <table:table-cell office:value-type="float" office:value="870" calcext:value-type="float">
            <text:p>870</text:p>
          </table:table-cell>
          <table:table-cell office:value-type="float" office:value="1.52687859313461E+018" calcext:value-type="float">
            <text:p>1526878593134610000</text:p>
          </table:table-cell>
          <table:table-cell office:value-type="string" calcext:value-type="string">
            <text:p>world</text:p>
          </table:table-cell>
          <table:table-cell office:value-type="float" office:value="0.00510320439935" calcext:value-type="float">
            <text:p>0.0051032044</text:p>
          </table:table-cell>
          <table:table-cell office:value-type="float" office:value="0.0310659557581" calcext:value-type="float">
            <text:p>0.0310659558</text:p>
          </table:table-cell>
          <table:table-cell office:value-type="float" office:value="-0.441439688206" calcext:value-type="float">
            <text:p>-0.44143968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315931E+018" calcext:value-type="float">
            <text:p>1526878593159310000</text:p>
          </table:table-cell>
          <table:table-cell office:value-type="float" office:value="871" calcext:value-type="float">
            <text:p>871</text:p>
          </table:table-cell>
          <table:table-cell office:value-type="float" office:value="1.52687859315545E+018" calcext:value-type="float">
            <text:p>1526878593155450000</text:p>
          </table:table-cell>
          <table:table-cell office:value-type="string" calcext:value-type="string">
            <text:p>world</text:p>
          </table:table-cell>
          <table:table-cell office:value-type="float" office:value="-0.0138510186225" calcext:value-type="float">
            <text:p>-0.0138510186</text:p>
          </table:table-cell>
          <table:table-cell office:value-type="float" office:value="0.040640104562" calcext:value-type="float">
            <text:p>0.0406401046</text:p>
          </table:table-cell>
          <table:table-cell office:value-type="float" office:value="-0.556786775589" calcext:value-type="float">
            <text:p>-0.55678677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317868E+018" calcext:value-type="float">
            <text:p>1526878593178680000</text:p>
          </table:table-cell>
          <table:table-cell office:value-type="float" office:value="872" calcext:value-type="float">
            <text:p>872</text:p>
          </table:table-cell>
          <table:table-cell office:value-type="float" office:value="1.52687859317529E+018" calcext:value-type="float">
            <text:p>1526878593175290000</text:p>
          </table:table-cell>
          <table:table-cell office:value-type="string" calcext:value-type="string">
            <text:p>world</text:p>
          </table:table-cell>
          <table:table-cell office:value-type="float" office:value="-0.0126830320805" calcext:value-type="float">
            <text:p>-0.0126830321</text:p>
          </table:table-cell>
          <table:table-cell office:value-type="float" office:value="0.0440910607576" calcext:value-type="float">
            <text:p>0.0440910608</text:p>
          </table:table-cell>
          <table:table-cell office:value-type="float" office:value="-0.516798079014" calcext:value-type="float">
            <text:p>-0.5167980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319915E+018" calcext:value-type="float">
            <text:p>1526878593199150000</text:p>
          </table:table-cell>
          <table:table-cell office:value-type="float" office:value="873" calcext:value-type="float">
            <text:p>873</text:p>
          </table:table-cell>
          <table:table-cell office:value-type="float" office:value="1.52687859319498E+018" calcext:value-type="float">
            <text:p>1526878593194980000</text:p>
          </table:table-cell>
          <table:table-cell office:value-type="string" calcext:value-type="string">
            <text:p>world</text:p>
          </table:table-cell>
          <table:table-cell office:value-type="float" office:value="-0.0197378546" calcext:value-type="float">
            <text:p>-0.0197378546</text:p>
          </table:table-cell>
          <table:table-cell office:value-type="float" office:value="0.042368248105" calcext:value-type="float">
            <text:p>0.0423682481</text:p>
          </table:table-cell>
          <table:table-cell office:value-type="float" office:value="-0.508111000061" calcext:value-type="float">
            <text:p>-0.508111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321944E+018" calcext:value-type="float">
            <text:p>1526878593219440000</text:p>
          </table:table-cell>
          <table:table-cell office:value-type="float" office:value="874" calcext:value-type="float">
            <text:p>874</text:p>
          </table:table-cell>
          <table:table-cell office:value-type="float" office:value="1.52687859321478E+018" calcext:value-type="float">
            <text:p>1526878593214780000</text:p>
          </table:table-cell>
          <table:table-cell office:value-type="string" calcext:value-type="string">
            <text:p>world</text:p>
          </table:table-cell>
          <table:table-cell office:value-type="float" office:value="-0.0373258553445" calcext:value-type="float">
            <text:p>-0.0373258553</text:p>
          </table:table-cell>
          <table:table-cell office:value-type="float" office:value="0.0594193451107" calcext:value-type="float">
            <text:p>0.0594193451</text:p>
          </table:table-cell>
          <table:table-cell office:value-type="float" office:value="-0.638388156891" calcext:value-type="float">
            <text:p>-0.63838815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323885E+018" calcext:value-type="float">
            <text:p>1526878593238850000</text:p>
          </table:table-cell>
          <table:table-cell office:value-type="float" office:value="875" calcext:value-type="float">
            <text:p>875</text:p>
          </table:table-cell>
          <table:table-cell office:value-type="float" office:value="1.5268785932348E+018" calcext:value-type="float">
            <text:p>1526878593234800000</text:p>
          </table:table-cell>
          <table:table-cell office:value-type="string" calcext:value-type="string">
            <text:p>world</text:p>
          </table:table-cell>
          <table:table-cell office:value-type="float" office:value="-0.0455019176006" calcext:value-type="float">
            <text:p>-0.0455019176</text:p>
          </table:table-cell>
          <table:table-cell office:value-type="float" office:value="0.0564823970199" calcext:value-type="float">
            <text:p>0.056482397</text:p>
          </table:table-cell>
          <table:table-cell office:value-type="float" office:value="-0.599868059158" calcext:value-type="float">
            <text:p>-0.59986805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325914E+018" calcext:value-type="float">
            <text:p>1526878593259140000</text:p>
          </table:table-cell>
          <table:table-cell office:value-type="float" office:value="876" calcext:value-type="float">
            <text:p>876</text:p>
          </table:table-cell>
          <table:table-cell office:value-type="float" office:value="1.52687859325476E+018" calcext:value-type="float">
            <text:p>1526878593254760000</text:p>
          </table:table-cell>
          <table:table-cell office:value-type="string" calcext:value-type="string">
            <text:p>world</text:p>
          </table:table-cell>
          <table:table-cell office:value-type="float" office:value="-0.0459781810641" calcext:value-type="float">
            <text:p>-0.0459781811</text:p>
          </table:table-cell>
          <table:table-cell office:value-type="float" office:value="0.0565762221813" calcext:value-type="float">
            <text:p>0.0565762222</text:p>
          </table:table-cell>
          <table:table-cell office:value-type="float" office:value="-0.580004692078" calcext:value-type="float">
            <text:p>-0.58000469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327948E+018" calcext:value-type="float">
            <text:p>1526878593279480000</text:p>
          </table:table-cell>
          <table:table-cell office:value-type="float" office:value="877" calcext:value-type="float">
            <text:p>877</text:p>
          </table:table-cell>
          <table:table-cell office:value-type="float" office:value="1.52687859327466E+018" calcext:value-type="float">
            <text:p>1526878593274660000</text:p>
          </table:table-cell>
          <table:table-cell office:value-type="string" calcext:value-type="string">
            <text:p>world</text:p>
          </table:table-cell>
          <table:table-cell office:value-type="float" office:value="-0.0733572244644" calcext:value-type="float">
            <text:p>-0.0733572245</text:p>
          </table:table-cell>
          <table:table-cell office:value-type="float" office:value="0.0701806768775" calcext:value-type="float">
            <text:p>0.0701806769</text:p>
          </table:table-cell>
          <table:table-cell office:value-type="float" office:value="-0.70508402586" calcext:value-type="float">
            <text:p>-0.70508402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329876E+018" calcext:value-type="float">
            <text:p>1526878593298760000</text:p>
          </table:table-cell>
          <table:table-cell office:value-type="float" office:value="878" calcext:value-type="float">
            <text:p>878</text:p>
          </table:table-cell>
          <table:table-cell office:value-type="float" office:value="1.52687859329463E+018" calcext:value-type="float">
            <text:p>1526878593294630000</text:p>
          </table:table-cell>
          <table:table-cell office:value-type="string" calcext:value-type="string">
            <text:p>world</text:p>
          </table:table-cell>
          <table:table-cell office:value-type="float" office:value="-0.0797495394945" calcext:value-type="float">
            <text:p>-0.0797495395</text:p>
          </table:table-cell>
          <table:table-cell office:value-type="float" office:value="0.0607268810272" calcext:value-type="float">
            <text:p>0.060726881</text:p>
          </table:table-cell>
          <table:table-cell office:value-type="float" office:value="-0.660223662853" calcext:value-type="float">
            <text:p>-0.66022366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331921E+018" calcext:value-type="float">
            <text:p>1526878593319210000</text:p>
          </table:table-cell>
          <table:table-cell office:value-type="float" office:value="879" calcext:value-type="float">
            <text:p>879</text:p>
          </table:table-cell>
          <table:table-cell office:value-type="float" office:value="1.52687859331464E+018" calcext:value-type="float">
            <text:p>1526878593314640000</text:p>
          </table:table-cell>
          <table:table-cell office:value-type="string" calcext:value-type="string">
            <text:p>world</text:p>
          </table:table-cell>
          <table:table-cell office:value-type="float" office:value="-0.113302558661" calcext:value-type="float">
            <text:p>-0.1133025587</text:p>
          </table:table-cell>
          <table:table-cell office:value-type="float" office:value="0.0647287368774" calcext:value-type="float">
            <text:p>0.0647287369</text:p>
          </table:table-cell>
          <table:table-cell office:value-type="float" office:value="-0.775265157223" calcext:value-type="float">
            <text:p>-0.77526515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333947E+018" calcext:value-type="float">
            <text:p>1526878593339470000</text:p>
          </table:table-cell>
          <table:table-cell office:value-type="float" office:value="880" calcext:value-type="float">
            <text:p>880</text:p>
          </table:table-cell>
          <table:table-cell office:value-type="float" office:value="1.52687859333439E+018" calcext:value-type="float">
            <text:p>1526878593334390000</text:p>
          </table:table-cell>
          <table:table-cell office:value-type="string" calcext:value-type="string">
            <text:p>world</text:p>
          </table:table-cell>
          <table:table-cell office:value-type="float" office:value="-0.112784393132" calcext:value-type="float">
            <text:p>-0.1127843931</text:p>
          </table:table-cell>
          <table:table-cell office:value-type="float" office:value="0.0562684759498" calcext:value-type="float">
            <text:p>0.0562684759</text:p>
          </table:table-cell>
          <table:table-cell office:value-type="float" office:value="-0.6862885952" calcext:value-type="float">
            <text:p>-0.68628859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335888E+018" calcext:value-type="float">
            <text:p>1526878593358880000</text:p>
          </table:table-cell>
          <table:table-cell office:value-type="float" office:value="881" calcext:value-type="float">
            <text:p>881</text:p>
          </table:table-cell>
          <table:table-cell office:value-type="float" office:value="1.52687859335534E+018" calcext:value-type="float">
            <text:p>1526878593355340000</text:p>
          </table:table-cell>
          <table:table-cell office:value-type="string" calcext:value-type="string">
            <text:p>world</text:p>
          </table:table-cell>
          <table:table-cell office:value-type="float" office:value="-0.122074902058" calcext:value-type="float">
            <text:p>-0.1220749021</text:p>
          </table:table-cell>
          <table:table-cell office:value-type="float" office:value="0.0429933741689" calcext:value-type="float">
            <text:p>0.0429933742</text:p>
          </table:table-cell>
          <table:table-cell office:value-type="float" office:value="-0.664485394955" calcext:value-type="float">
            <text:p>-0.6644853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338058E+018" calcext:value-type="float">
            <text:p>1526878593380580000</text:p>
          </table:table-cell>
          <table:table-cell office:value-type="float" office:value="882" calcext:value-type="float">
            <text:p>882</text:p>
          </table:table-cell>
          <table:table-cell office:value-type="float" office:value="1.52687859337536E+018" calcext:value-type="float">
            <text:p>1526878593375360000</text:p>
          </table:table-cell>
          <table:table-cell office:value-type="string" calcext:value-type="string">
            <text:p>world</text:p>
          </table:table-cell>
          <table:table-cell office:value-type="float" office:value="-0.151126146317" calcext:value-type="float">
            <text:p>-0.1511261463</text:p>
          </table:table-cell>
          <table:table-cell office:value-type="float" office:value="0.0411564446986" calcext:value-type="float">
            <text:p>0.0411564447</text:p>
          </table:table-cell>
          <table:table-cell office:value-type="float" office:value="-0.764544963837" calcext:value-type="float">
            <text:p>-0.76454496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339894E+018" calcext:value-type="float">
            <text:p>1526878593398940000</text:p>
          </table:table-cell>
          <table:table-cell office:value-type="float" office:value="883" calcext:value-type="float">
            <text:p>883</text:p>
          </table:table-cell>
          <table:table-cell office:value-type="float" office:value="1.52687859339519E+018" calcext:value-type="float">
            <text:p>1526878593395190000</text:p>
          </table:table-cell>
          <table:table-cell office:value-type="string" calcext:value-type="string">
            <text:p>world</text:p>
          </table:table-cell>
          <table:table-cell office:value-type="float" office:value="-0.146243274212" calcext:value-type="float">
            <text:p>-0.1462432742</text:p>
          </table:table-cell>
          <table:table-cell office:value-type="float" office:value="0.0284290537238" calcext:value-type="float">
            <text:p>0.0284290537</text:p>
          </table:table-cell>
          <table:table-cell office:value-type="float" office:value="-0.720273196697" calcext:value-type="float">
            <text:p>-0.72027319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341922E+018" calcext:value-type="float">
            <text:p>1526878593419220000</text:p>
          </table:table-cell>
          <table:table-cell office:value-type="float" office:value="884" calcext:value-type="float">
            <text:p>884</text:p>
          </table:table-cell>
          <table:table-cell office:value-type="float" office:value="1.52687859341518E+018" calcext:value-type="float">
            <text:p>1526878593415180000</text:p>
          </table:table-cell>
          <table:table-cell office:value-type="string" calcext:value-type="string">
            <text:p>world</text:p>
          </table:table-cell>
          <table:table-cell office:value-type="float" office:value="-0.166974335909" calcext:value-type="float">
            <text:p>-0.1669743359</text:p>
          </table:table-cell>
          <table:table-cell office:value-type="float" office:value="0.021269582212" calcext:value-type="float">
            <text:p>0.0212695822</text:p>
          </table:table-cell>
          <table:table-cell office:value-type="float" office:value="-0.833520054817" calcext:value-type="float">
            <text:p>-0.83352005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343851E+018" calcext:value-type="float">
            <text:p>1526878593438510000</text:p>
          </table:table-cell>
          <table:table-cell office:value-type="float" office:value="885" calcext:value-type="float">
            <text:p>885</text:p>
          </table:table-cell>
          <table:table-cell office:value-type="float" office:value="1.52687859343497E+018" calcext:value-type="float">
            <text:p>1526878593434970000</text:p>
          </table:table-cell>
          <table:table-cell office:value-type="string" calcext:value-type="string">
            <text:p>world</text:p>
          </table:table-cell>
          <table:table-cell office:value-type="float" office:value="-0.142984509468" calcext:value-type="float">
            <text:p>-0.1429845095</text:p>
          </table:table-cell>
          <table:table-cell office:value-type="float" office:value="0.00459266221151" calcext:value-type="float">
            <text:p>0.0045926622</text:p>
          </table:table-cell>
          <table:table-cell office:value-type="float" office:value="-0.750916898251" calcext:value-type="float">
            <text:p>-0.75091689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345883E+018" calcext:value-type="float">
            <text:p>1526878593458830000</text:p>
          </table:table-cell>
          <table:table-cell office:value-type="float" office:value="886" calcext:value-type="float">
            <text:p>886</text:p>
          </table:table-cell>
          <table:table-cell office:value-type="float" office:value="1.52687859345509E+018" calcext:value-type="float">
            <text:p>1526878593455090000</text:p>
          </table:table-cell>
          <table:table-cell office:value-type="string" calcext:value-type="string">
            <text:p>world</text:p>
          </table:table-cell>
          <table:table-cell office:value-type="float" office:value="-0.150483310223" calcext:value-type="float">
            <text:p>-0.1504833102</text:p>
          </table:table-cell>
          <table:table-cell office:value-type="float" office:value="-0.00387958134525" calcext:value-type="float">
            <text:p>-0.0038795813</text:p>
          </table:table-cell>
          <table:table-cell office:value-type="float" office:value="-0.845690131187" calcext:value-type="float">
            <text:p>-0.8456901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347908E+018" calcext:value-type="float">
            <text:p>1526878593479080000</text:p>
          </table:table-cell>
          <table:table-cell office:value-type="float" office:value="887" calcext:value-type="float">
            <text:p>887</text:p>
          </table:table-cell>
          <table:table-cell office:value-type="float" office:value="1.52687859347481E+018" calcext:value-type="float">
            <text:p>1526878593474810000</text:p>
          </table:table-cell>
          <table:table-cell office:value-type="string" calcext:value-type="string">
            <text:p>world</text:p>
          </table:table-cell>
          <table:table-cell office:value-type="float" office:value="-0.120361939073" calcext:value-type="float">
            <text:p>-0.1203619391</text:p>
          </table:table-cell>
          <table:table-cell office:value-type="float" office:value="-0.0171800665557" calcext:value-type="float">
            <text:p>-0.0171800666</text:p>
          </table:table-cell>
          <table:table-cell office:value-type="float" office:value="-0.738597273827" calcext:value-type="float">
            <text:p>-0.73859727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34995E+018" calcext:value-type="float">
            <text:p>1526878593499500000</text:p>
          </table:table-cell>
          <table:table-cell office:value-type="float" office:value="888" calcext:value-type="float">
            <text:p>888</text:p>
          </table:table-cell>
          <table:table-cell office:value-type="float" office:value="1.52687859349476E+018" calcext:value-type="float">
            <text:p>1526878593494760000</text:p>
          </table:table-cell>
          <table:table-cell office:value-type="string" calcext:value-type="string">
            <text:p>world</text:p>
          </table:table-cell>
          <table:table-cell office:value-type="float" office:value="-0.0959433093667" calcext:value-type="float">
            <text:p>-0.0959433094</text:p>
          </table:table-cell>
          <table:table-cell office:value-type="float" office:value="-0.0247995052487" calcext:value-type="float">
            <text:p>-0.0247995052</text:p>
          </table:table-cell>
          <table:table-cell office:value-type="float" office:value="-0.679678678513" calcext:value-type="float">
            <text:p>-0.67967867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351881E+018" calcext:value-type="float">
            <text:p>1526878593518810000</text:p>
          </table:table-cell>
          <table:table-cell office:value-type="float" office:value="889" calcext:value-type="float">
            <text:p>889</text:p>
          </table:table-cell>
          <table:table-cell office:value-type="float" office:value="1.52687859351485E+018" calcext:value-type="float">
            <text:p>1526878593514850000</text:p>
          </table:table-cell>
          <table:table-cell office:value-type="string" calcext:value-type="string">
            <text:p>world</text:p>
          </table:table-cell>
          <table:table-cell office:value-type="float" office:value="-0.0927648544312" calcext:value-type="float">
            <text:p>-0.0927648544</text:p>
          </table:table-cell>
          <table:table-cell office:value-type="float" office:value="-0.0479083098471" calcext:value-type="float">
            <text:p>-0.0479083098</text:p>
          </table:table-cell>
          <table:table-cell office:value-type="float" office:value="-0.822241544724" calcext:value-type="float">
            <text:p>-0.82224154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353904E+018" calcext:value-type="float">
            <text:p>1526878593539040000</text:p>
          </table:table-cell>
          <table:table-cell office:value-type="float" office:value="890" calcext:value-type="float">
            <text:p>890</text:p>
          </table:table-cell>
          <table:table-cell office:value-type="float" office:value="1.52687859353477E+018" calcext:value-type="float">
            <text:p>1526878593534770000</text:p>
          </table:table-cell>
          <table:table-cell office:value-type="string" calcext:value-type="string">
            <text:p>world</text:p>
          </table:table-cell>
          <table:table-cell office:value-type="float" office:value="-0.0629081875086" calcext:value-type="float">
            <text:p>-0.0629081875</text:p>
          </table:table-cell>
          <table:table-cell office:value-type="float" office:value="-0.0484844259918" calcext:value-type="float">
            <text:p>-0.048484426</text:p>
          </table:table-cell>
          <table:table-cell office:value-type="float" office:value="-0.711086273193" calcext:value-type="float">
            <text:p>-0.71108627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355933E+018" calcext:value-type="float">
            <text:p>1526878593559330000</text:p>
          </table:table-cell>
          <table:table-cell office:value-type="float" office:value="891" calcext:value-type="float">
            <text:p>891</text:p>
          </table:table-cell>
          <table:table-cell office:value-type="float" office:value="1.52687859355471E+018" calcext:value-type="float">
            <text:p>1526878593554710000</text:p>
          </table:table-cell>
          <table:table-cell office:value-type="string" calcext:value-type="string">
            <text:p>world</text:p>
          </table:table-cell>
          <table:table-cell office:value-type="float" office:value="-0.0475075691938" calcext:value-type="float">
            <text:p>-0.0475075692</text:p>
          </table:table-cell>
          <table:table-cell office:value-type="float" office:value="-0.0556485876441" calcext:value-type="float">
            <text:p>-0.0556485876</text:p>
          </table:table-cell>
          <table:table-cell office:value-type="float" office:value="-0.663447856903" calcext:value-type="float">
            <text:p>-0.66344785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357865E+018" calcext:value-type="float">
            <text:p>1526878593578650000</text:p>
          </table:table-cell>
          <table:table-cell office:value-type="float" office:value="892" calcext:value-type="float">
            <text:p>892</text:p>
          </table:table-cell>
          <table:table-cell office:value-type="float" office:value="1.52687859357517E+018" calcext:value-type="float">
            <text:p>1526878593575170000</text:p>
          </table:table-cell>
          <table:table-cell office:value-type="string" calcext:value-type="string">
            <text:p>world</text:p>
          </table:table-cell>
          <table:table-cell office:value-type="float" office:value="-0.0284561626613" calcext:value-type="float">
            <text:p>-0.0284561627</text:p>
          </table:table-cell>
          <table:table-cell office:value-type="float" office:value="-0.077265843749" calcext:value-type="float">
            <text:p>-0.0772658437</text:p>
          </table:table-cell>
          <table:table-cell office:value-type="float" office:value="-0.792576014996" calcext:value-type="float">
            <text:p>-0.7925760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359897E+018" calcext:value-type="float">
            <text:p>1526878593598970000</text:p>
          </table:table-cell>
          <table:table-cell office:value-type="float" office:value="893" calcext:value-type="float">
            <text:p>893</text:p>
          </table:table-cell>
          <table:table-cell office:value-type="float" office:value="1.52687859359536E+018" calcext:value-type="float">
            <text:p>1526878593595360000</text:p>
          </table:table-cell>
          <table:table-cell office:value-type="string" calcext:value-type="string">
            <text:p>world</text:p>
          </table:table-cell>
          <table:table-cell office:value-type="float" office:value="-0.00775820109993" calcext:value-type="float">
            <text:p>-0.0077582011</text:p>
          </table:table-cell>
          <table:table-cell office:value-type="float" office:value="-0.0713805183768" calcext:value-type="float">
            <text:p>-0.0713805184</text:p>
          </table:table-cell>
          <table:table-cell office:value-type="float" office:value="-0.687629044056" calcext:value-type="float">
            <text:p>-0.68762904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36193E+018" calcext:value-type="float">
            <text:p>1526878593619300000</text:p>
          </table:table-cell>
          <table:table-cell office:value-type="float" office:value="894" calcext:value-type="float">
            <text:p>894</text:p>
          </table:table-cell>
          <table:table-cell office:value-type="float" office:value="1.52687859361518E+018" calcext:value-type="float">
            <text:p>1526878593615180000</text:p>
          </table:table-cell>
          <table:table-cell office:value-type="string" calcext:value-type="string">
            <text:p>world</text:p>
          </table:table-cell>
          <table:table-cell office:value-type="float" office:value="0.0129274558276" calcext:value-type="float">
            <text:p>0.0129274558</text:p>
          </table:table-cell>
          <table:table-cell office:value-type="float" office:value="-0.0913308113813" calcext:value-type="float">
            <text:p>-0.0913308114</text:p>
          </table:table-cell>
          <table:table-cell office:value-type="float" office:value="-0.782851755619" calcext:value-type="float">
            <text:p>-0.78285175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363964E+018" calcext:value-type="float">
            <text:p>1526878593639640000</text:p>
          </table:table-cell>
          <table:table-cell office:value-type="float" office:value="895" calcext:value-type="float">
            <text:p>895</text:p>
          </table:table-cell>
          <table:table-cell office:value-type="float" office:value="1.52687859363503E+018" calcext:value-type="float">
            <text:p>1526878593635030000</text:p>
          </table:table-cell>
          <table:table-cell office:value-type="string" calcext:value-type="string">
            <text:p>world</text:p>
          </table:table-cell>
          <table:table-cell office:value-type="float" office:value="0.0187061168253" calcext:value-type="float">
            <text:p>0.0187061168</text:p>
          </table:table-cell>
          <table:table-cell office:value-type="float" office:value="-0.0775792375207" calcext:value-type="float">
            <text:p>-0.0775792375</text:p>
          </table:table-cell>
          <table:table-cell office:value-type="float" office:value="-0.676457166672" calcext:value-type="float">
            <text:p>-0.67645716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365889E+018" calcext:value-type="float">
            <text:p>1526878593658890000</text:p>
          </table:table-cell>
          <table:table-cell office:value-type="float" office:value="896" calcext:value-type="float">
            <text:p>896</text:p>
          </table:table-cell>
          <table:table-cell office:value-type="float" office:value="1.52687859365497E+018" calcext:value-type="float">
            <text:p>1526878593654970000</text:p>
          </table:table-cell>
          <table:table-cell office:value-type="string" calcext:value-type="string">
            <text:p>world</text:p>
          </table:table-cell>
          <table:table-cell office:value-type="float" office:value="0.0381198041141" calcext:value-type="float">
            <text:p>0.0381198041</text:p>
          </table:table-cell>
          <table:table-cell office:value-type="float" office:value="-0.0664705559611" calcext:value-type="float">
            <text:p>-0.066470556</text:p>
          </table:table-cell>
          <table:table-cell office:value-type="float" office:value="-0.636123538017" calcext:value-type="float">
            <text:p>-0.6361235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367936E+018" calcext:value-type="float">
            <text:p>1526878593679360000</text:p>
          </table:table-cell>
          <table:table-cell office:value-type="float" office:value="897" calcext:value-type="float">
            <text:p>897</text:p>
          </table:table-cell>
          <table:table-cell office:value-type="float" office:value="1.52687859367491E+018" calcext:value-type="float">
            <text:p>1526878593674910000</text:p>
          </table:table-cell>
          <table:table-cell office:value-type="string" calcext:value-type="string">
            <text:p>world</text:p>
          </table:table-cell>
          <table:table-cell office:value-type="float" office:value="0.0497701913118" calcext:value-type="float">
            <text:p>0.0497701913</text:p>
          </table:table-cell>
          <table:table-cell office:value-type="float" office:value="-0.0740388035774" calcext:value-type="float">
            <text:p>-0.0740388036</text:p>
          </table:table-cell>
          <table:table-cell office:value-type="float" office:value="-0.751559972763" calcext:value-type="float">
            <text:p>-0.7515599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369856E+018" calcext:value-type="float">
            <text:p>1526878593698560000</text:p>
          </table:table-cell>
          <table:table-cell office:value-type="float" office:value="898" calcext:value-type="float">
            <text:p>898</text:p>
          </table:table-cell>
          <table:table-cell office:value-type="float" office:value="1.52687859369481E+018" calcext:value-type="float">
            <text:p>1526878593694810000</text:p>
          </table:table-cell>
          <table:table-cell office:value-type="string" calcext:value-type="string">
            <text:p>world</text:p>
          </table:table-cell>
          <table:table-cell office:value-type="float" office:value="0.0460777059197" calcext:value-type="float">
            <text:p>0.0460777059</text:p>
          </table:table-cell>
          <table:table-cell office:value-type="float" office:value="-0.0623443201184" calcext:value-type="float">
            <text:p>-0.0623443201</text:p>
          </table:table-cell>
          <table:table-cell office:value-type="float" office:value="-0.678105890751" calcext:value-type="float">
            <text:p>-0.67810589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371896E+018" calcext:value-type="float">
            <text:p>1526878593718960000</text:p>
          </table:table-cell>
          <table:table-cell office:value-type="float" office:value="899" calcext:value-type="float">
            <text:p>899</text:p>
          </table:table-cell>
          <table:table-cell office:value-type="float" office:value="1.52687859371464E+018" calcext:value-type="float">
            <text:p>1526878593714640000</text:p>
          </table:table-cell>
          <table:table-cell office:value-type="string" calcext:value-type="string">
            <text:p>world</text:p>
          </table:table-cell>
          <table:table-cell office:value-type="float" office:value="0.0585045032203" calcext:value-type="float">
            <text:p>0.0585045032</text:p>
          </table:table-cell>
          <table:table-cell office:value-type="float" office:value="-0.0618505626917" calcext:value-type="float">
            <text:p>-0.0618505627</text:p>
          </table:table-cell>
          <table:table-cell office:value-type="float" office:value="-0.76454102993" calcext:value-type="float">
            <text:p>-0.76454102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373926E+018" calcext:value-type="float">
            <text:p>1526878593739260000</text:p>
          </table:table-cell>
          <table:table-cell office:value-type="float" office:value="900" calcext:value-type="float">
            <text:p>900</text:p>
          </table:table-cell>
          <table:table-cell office:value-type="float" office:value="1.52687859373444E+018" calcext:value-type="float">
            <text:p>1526878593734440000</text:p>
          </table:table-cell>
          <table:table-cell office:value-type="string" calcext:value-type="string">
            <text:p>world</text:p>
          </table:table-cell>
          <table:table-cell office:value-type="float" office:value="0.0563035532832" calcext:value-type="float">
            <text:p>0.0563035533</text:p>
          </table:table-cell>
          <table:table-cell office:value-type="float" office:value="-0.0438044518232" calcext:value-type="float">
            <text:p>-0.0438044518</text:p>
          </table:table-cell>
          <table:table-cell office:value-type="float" office:value="-0.658551514149" calcext:value-type="float">
            <text:p>-0.65855151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375862E+018" calcext:value-type="float">
            <text:p>1526878593758620000</text:p>
          </table:table-cell>
          <table:table-cell office:value-type="float" office:value="901" calcext:value-type="float">
            <text:p>901</text:p>
          </table:table-cell>
          <table:table-cell office:value-type="float" office:value="1.52687859375547E+018" calcext:value-type="float">
            <text:p>1526878593755470000</text:p>
          </table:table-cell>
          <table:table-cell office:value-type="string" calcext:value-type="string">
            <text:p>world</text:p>
          </table:table-cell>
          <table:table-cell office:value-type="float" office:value="0.0466917492449" calcext:value-type="float">
            <text:p>0.0466917492</text:p>
          </table:table-cell>
          <table:table-cell office:value-type="float" office:value="-0.0478398315609" calcext:value-type="float">
            <text:p>-0.0478398316</text:p>
          </table:table-cell>
          <table:table-cell office:value-type="float" office:value="-0.791864156723" calcext:value-type="float">
            <text:p>-0.79186415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377907E+018" calcext:value-type="float">
            <text:p>1526878593779070000</text:p>
          </table:table-cell>
          <table:table-cell office:value-type="float" office:value="902" calcext:value-type="float">
            <text:p>902</text:p>
          </table:table-cell>
          <table:table-cell office:value-type="float" office:value="1.52687859377523E+018" calcext:value-type="float">
            <text:p>1526878593775230000</text:p>
          </table:table-cell>
          <table:table-cell office:value-type="string" calcext:value-type="string">
            <text:p>world</text:p>
          </table:table-cell>
          <table:table-cell office:value-type="float" office:value="0.0342807993293" calcext:value-type="float">
            <text:p>0.0342807993</text:p>
          </table:table-cell>
          <table:table-cell office:value-type="float" office:value="-0.0341595858335" calcext:value-type="float">
            <text:p>-0.0341595858</text:p>
          </table:table-cell>
          <table:table-cell office:value-type="float" office:value="-0.681844711304" calcext:value-type="float">
            <text:p>-0.68184471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379922E+018" calcext:value-type="float">
            <text:p>1526878593799220000</text:p>
          </table:table-cell>
          <table:table-cell office:value-type="float" office:value="903" calcext:value-type="float">
            <text:p>903</text:p>
          </table:table-cell>
          <table:table-cell office:value-type="float" office:value="1.52687859379522E+018" calcext:value-type="float">
            <text:p>1526878593795220000</text:p>
          </table:table-cell>
          <table:table-cell office:value-type="string" calcext:value-type="string">
            <text:p>world</text:p>
          </table:table-cell>
          <table:table-cell office:value-type="float" office:value="0.0317651852965" calcext:value-type="float">
            <text:p>0.0317651853</text:p>
          </table:table-cell>
          <table:table-cell office:value-type="float" office:value="-0.0195210836828" calcext:value-type="float">
            <text:p>-0.0195210837</text:p>
          </table:table-cell>
          <table:table-cell office:value-type="float" office:value="-0.61792242527" calcext:value-type="float">
            <text:p>-0.61792242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381966E+018" calcext:value-type="float">
            <text:p>1526878593819660000</text:p>
          </table:table-cell>
          <table:table-cell office:value-type="float" office:value="904" calcext:value-type="float">
            <text:p>904</text:p>
          </table:table-cell>
          <table:table-cell office:value-type="float" office:value="1.52687859381505E+018" calcext:value-type="float">
            <text:p>1526878593815050000</text:p>
          </table:table-cell>
          <table:table-cell office:value-type="string" calcext:value-type="string">
            <text:p>world</text:p>
          </table:table-cell>
          <table:table-cell office:value-type="float" office:value="0.0104493685067" calcext:value-type="float">
            <text:p>0.0104493685</text:p>
          </table:table-cell>
          <table:table-cell office:value-type="float" office:value="-0.0149908158928" calcext:value-type="float">
            <text:p>-0.0149908159</text:p>
          </table:table-cell>
          <table:table-cell office:value-type="float" office:value="-0.73875272274" calcext:value-type="float">
            <text:p>-0.73875272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383893E+018" calcext:value-type="float">
            <text:p>1526878593838930000</text:p>
          </table:table-cell>
          <table:table-cell office:value-type="float" office:value="905" calcext:value-type="float">
            <text:p>905</text:p>
          </table:table-cell>
          <table:table-cell office:value-type="float" office:value="1.52687859383497E+018" calcext:value-type="float">
            <text:p>1526878593834970000</text:p>
          </table:table-cell>
          <table:table-cell office:value-type="string" calcext:value-type="string">
            <text:p>world</text:p>
          </table:table-cell>
          <table:table-cell office:value-type="float" office:value="-0.00150857819244" calcext:value-type="float">
            <text:p>-0.0015085782</text:p>
          </table:table-cell>
          <table:table-cell office:value-type="float" office:value="-0.00981808453798" calcext:value-type="float">
            <text:p>-0.0098180845</text:p>
          </table:table-cell>
          <table:table-cell office:value-type="float" office:value="-0.65750670433" calcext:value-type="float">
            <text:p>-0.65750670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38595E+018" calcext:value-type="float">
            <text:p>1526878593859500000</text:p>
          </table:table-cell>
          <table:table-cell office:value-type="float" office:value="906" calcext:value-type="float">
            <text:p>906</text:p>
          </table:table-cell>
          <table:table-cell office:value-type="float" office:value="1.52687859385489E+018" calcext:value-type="float">
            <text:p>1526878593854890000</text:p>
          </table:table-cell>
          <table:table-cell office:value-type="string" calcext:value-type="string">
            <text:p>world</text:p>
          </table:table-cell>
          <table:table-cell office:value-type="float" office:value="-0.0194959472865" calcext:value-type="float">
            <text:p>-0.0194959473</text:p>
          </table:table-cell>
          <table:table-cell office:value-type="float" office:value="0.000579274725169" calcext:value-type="float">
            <text:p>0.0005792747</text:p>
          </table:table-cell>
          <table:table-cell office:value-type="float" office:value="-0.738601386547" calcext:value-type="float">
            <text:p>-0.73860138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387885E+018" calcext:value-type="float">
            <text:p>1526878593878850000</text:p>
          </table:table-cell>
          <table:table-cell office:value-type="float" office:value="907" calcext:value-type="float">
            <text:p>907</text:p>
          </table:table-cell>
          <table:table-cell office:value-type="float" office:value="1.52687859387482E+018" calcext:value-type="float">
            <text:p>1526878593874820000</text:p>
          </table:table-cell>
          <table:table-cell office:value-type="string" calcext:value-type="string">
            <text:p>world</text:p>
          </table:table-cell>
          <table:table-cell office:value-type="float" office:value="-0.0398177094758" calcext:value-type="float">
            <text:p>-0.0398177095</text:p>
          </table:table-cell>
          <table:table-cell office:value-type="float" office:value="0.00625135842711" calcext:value-type="float">
            <text:p>0.0062513584</text:p>
          </table:table-cell>
          <table:table-cell office:value-type="float" office:value="-0.660548329353" calcext:value-type="float">
            <text:p>-0.66054832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389916E+018" calcext:value-type="float">
            <text:p>1526878593899160000</text:p>
          </table:table-cell>
          <table:table-cell office:value-type="float" office:value="908" calcext:value-type="float">
            <text:p>908</text:p>
          </table:table-cell>
          <table:table-cell office:value-type="float" office:value="1.52687859389483E+018" calcext:value-type="float">
            <text:p>1526878593894830000</text:p>
          </table:table-cell>
          <table:table-cell office:value-type="string" calcext:value-type="string">
            <text:p>world</text:p>
          </table:table-cell>
          <table:table-cell office:value-type="float" office:value="-0.0408543199301" calcext:value-type="float">
            <text:p>-0.0408543199</text:p>
          </table:table-cell>
          <table:table-cell office:value-type="float" office:value="0.0133498217911" calcext:value-type="float">
            <text:p>0.0133498218</text:p>
          </table:table-cell>
          <table:table-cell office:value-type="float" office:value="-0.589332163334" calcext:value-type="float">
            <text:p>-0.58933216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391949E+018" calcext:value-type="float">
            <text:p>1526878593919490000</text:p>
          </table:table-cell>
          <table:table-cell office:value-type="float" office:value="909" calcext:value-type="float">
            <text:p>909</text:p>
          </table:table-cell>
          <table:table-cell office:value-type="float" office:value="1.52687859391497E+018" calcext:value-type="float">
            <text:p>1526878593914970000</text:p>
          </table:table-cell>
          <table:table-cell office:value-type="string" calcext:value-type="string">
            <text:p>world</text:p>
          </table:table-cell>
          <table:table-cell office:value-type="float" office:value="-0.0735256373882" calcext:value-type="float">
            <text:p>-0.0735256374</text:p>
          </table:table-cell>
          <table:table-cell office:value-type="float" office:value="0.0215943939984" calcext:value-type="float">
            <text:p>0.021594394</text:p>
          </table:table-cell>
          <table:table-cell office:value-type="float" office:value="-0.698552846909" calcext:value-type="float">
            <text:p>-0.69855284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393883E+018" calcext:value-type="float">
            <text:p>1526878593938830000</text:p>
          </table:table-cell>
          <table:table-cell office:value-type="float" office:value="910" calcext:value-type="float">
            <text:p>910</text:p>
          </table:table-cell>
          <table:table-cell office:value-type="float" office:value="1.52687859393485E+018" calcext:value-type="float">
            <text:p>1526878593934850000</text:p>
          </table:table-cell>
          <table:table-cell office:value-type="string" calcext:value-type="string">
            <text:p>world</text:p>
          </table:table-cell>
          <table:table-cell office:value-type="float" office:value="-0.0734119266272" calcext:value-type="float">
            <text:p>-0.0734119266</text:p>
          </table:table-cell>
          <table:table-cell office:value-type="float" office:value="0.0267509762198" calcext:value-type="float">
            <text:p>0.0267509762</text:p>
          </table:table-cell>
          <table:table-cell office:value-type="float" office:value="-0.610036492348" calcext:value-type="float">
            <text:p>-0.61003649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395929E+018" calcext:value-type="float">
            <text:p>1526878593959290000</text:p>
          </table:table-cell>
          <table:table-cell office:value-type="float" office:value="911" calcext:value-type="float">
            <text:p>911</text:p>
          </table:table-cell>
          <table:table-cell office:value-type="float" office:value="1.52687859395445E+018" calcext:value-type="float">
            <text:p>1526878593954450000</text:p>
          </table:table-cell>
          <table:table-cell office:value-type="string" calcext:value-type="string">
            <text:p>world</text:p>
          </table:table-cell>
          <table:table-cell office:value-type="float" office:value="-0.0787295401096" calcext:value-type="float">
            <text:p>-0.0787295401</text:p>
          </table:table-cell>
          <table:table-cell office:value-type="float" office:value="0.0262806974351" calcext:value-type="float">
            <text:p>0.0262806974</text:p>
          </table:table-cell>
          <table:table-cell office:value-type="float" office:value="-0.558475613594" calcext:value-type="float">
            <text:p>-0.5584756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397856E+018" calcext:value-type="float">
            <text:p>1526878593978560000</text:p>
          </table:table-cell>
          <table:table-cell office:value-type="float" office:value="912" calcext:value-type="float">
            <text:p>912</text:p>
          </table:table-cell>
          <table:table-cell office:value-type="float" office:value="1.52687859397512E+018" calcext:value-type="float">
            <text:p>1526878593975120000</text:p>
          </table:table-cell>
          <table:table-cell office:value-type="string" calcext:value-type="string">
            <text:p>world</text:p>
          </table:table-cell>
          <table:table-cell office:value-type="float" office:value="-0.102835349739" calcext:value-type="float">
            <text:p>-0.1028353497</text:p>
          </table:table-cell>
          <table:table-cell office:value-type="float" office:value="0.0394980832934" calcext:value-type="float">
            <text:p>0.0394980833</text:p>
          </table:table-cell>
          <table:table-cell office:value-type="float" office:value="-0.665380001068" calcext:value-type="float">
            <text:p>-0.66538000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399896E+018" calcext:value-type="float">
            <text:p>1526878593998960000</text:p>
          </table:table-cell>
          <table:table-cell office:value-type="float" office:value="913" calcext:value-type="float">
            <text:p>913</text:p>
          </table:table-cell>
          <table:table-cell office:value-type="float" office:value="1.526878593995E+018" calcext:value-type="float">
            <text:p>1526878593995000000</text:p>
          </table:table-cell>
          <table:table-cell office:value-type="string" calcext:value-type="string">
            <text:p>world</text:p>
          </table:table-cell>
          <table:table-cell office:value-type="float" office:value="-0.0852558091283" calcext:value-type="float">
            <text:p>-0.0852558091</text:p>
          </table:table-cell>
          <table:table-cell office:value-type="float" office:value="0.0346389301121" calcext:value-type="float">
            <text:p>0.0346389301</text:p>
          </table:table-cell>
          <table:table-cell office:value-type="float" office:value="-0.551661610603" calcext:value-type="float">
            <text:p>-0.55166161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401933E+018" calcext:value-type="float">
            <text:p>1526878594019330000</text:p>
          </table:table-cell>
          <table:table-cell office:value-type="float" office:value="914" calcext:value-type="float">
            <text:p>914</text:p>
          </table:table-cell>
          <table:table-cell office:value-type="float" office:value="1.52687859401482E+018" calcext:value-type="float">
            <text:p>1526878594014820000</text:p>
          </table:table-cell>
          <table:table-cell office:value-type="string" calcext:value-type="string">
            <text:p>world</text:p>
          </table:table-cell>
          <table:table-cell office:value-type="float" office:value="-0.103981763124" calcext:value-type="float">
            <text:p>-0.1039817631</text:p>
          </table:table-cell>
          <table:table-cell office:value-type="float" office:value="0.040686018765" calcext:value-type="float">
            <text:p>0.0406860188</text:p>
          </table:table-cell>
          <table:table-cell office:value-type="float" office:value="-0.622731029987" calcext:value-type="float">
            <text:p>-0.622731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403854E+018" calcext:value-type="float">
            <text:p>1526878594038540000</text:p>
          </table:table-cell>
          <table:table-cell office:value-type="float" office:value="915" calcext:value-type="float">
            <text:p>915</text:p>
          </table:table-cell>
          <table:table-cell office:value-type="float" office:value="1.52687859403464E+018" calcext:value-type="float">
            <text:p>1526878594034640000</text:p>
          </table:table-cell>
          <table:table-cell office:value-type="string" calcext:value-type="string">
            <text:p>world</text:p>
          </table:table-cell>
          <table:table-cell office:value-type="float" office:value="-0.0789356231689" calcext:value-type="float">
            <text:p>-0.0789356232</text:p>
          </table:table-cell>
          <table:table-cell office:value-type="float" office:value="0.037320882082" calcext:value-type="float">
            <text:p>0.0373208821</text:p>
          </table:table-cell>
          <table:table-cell office:value-type="float" office:value="-0.530981481075" calcext:value-type="float">
            <text:p>-0.53098148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405892E+018" calcext:value-type="float">
            <text:p>1526878594058920000</text:p>
          </table:table-cell>
          <table:table-cell office:value-type="float" office:value="916" calcext:value-type="float">
            <text:p>916</text:p>
          </table:table-cell>
          <table:table-cell office:value-type="float" office:value="1.5268785940554E+018" calcext:value-type="float">
            <text:p>1526878594055400000</text:p>
          </table:table-cell>
          <table:table-cell office:value-type="string" calcext:value-type="string">
            <text:p>world</text:p>
          </table:table-cell>
          <table:table-cell office:value-type="float" office:value="-0.0833627134562" calcext:value-type="float">
            <text:p>-0.0833627135</text:p>
          </table:table-cell>
          <table:table-cell office:value-type="float" office:value="0.0436313301325" calcext:value-type="float">
            <text:p>0.0436313301</text:p>
          </table:table-cell>
          <table:table-cell office:value-type="float" office:value="-0.57590174675" calcext:value-type="float">
            <text:p>-0.57590174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407924E+018" calcext:value-type="float">
            <text:p>1526878594079240000</text:p>
          </table:table-cell>
          <table:table-cell office:value-type="float" office:value="917" calcext:value-type="float">
            <text:p>917</text:p>
          </table:table-cell>
          <table:table-cell office:value-type="float" office:value="1.5268785940751E+018" calcext:value-type="float">
            <text:p>1526878594075100000</text:p>
          </table:table-cell>
          <table:table-cell office:value-type="string" calcext:value-type="string">
            <text:p>world</text:p>
          </table:table-cell>
          <table:table-cell office:value-type="float" office:value="-0.0716666132212" calcext:value-type="float">
            <text:p>-0.0716666132</text:p>
          </table:table-cell>
          <table:table-cell office:value-type="float" office:value="0.0349544137716" calcext:value-type="float">
            <text:p>0.0349544138</text:p>
          </table:table-cell>
          <table:table-cell office:value-type="float" office:value="-0.491567909718" calcext:value-type="float">
            <text:p>-0.49156790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409842E+018" calcext:value-type="float">
            <text:p>1526878594098420000</text:p>
          </table:table-cell>
          <table:table-cell office:value-type="float" office:value="918" calcext:value-type="float">
            <text:p>918</text:p>
          </table:table-cell>
          <table:table-cell office:value-type="float" office:value="1.52687859409485E+018" calcext:value-type="float">
            <text:p>1526878594094850000</text:p>
          </table:table-cell>
          <table:table-cell office:value-type="string" calcext:value-type="string">
            <text:p>world</text:p>
          </table:table-cell>
          <table:table-cell office:value-type="float" office:value="-0.0574239641428" calcext:value-type="float">
            <text:p>-0.0574239641</text:p>
          </table:table-cell>
          <table:table-cell office:value-type="float" office:value="0.0337952449918" calcext:value-type="float">
            <text:p>0.033795245</text:p>
          </table:table-cell>
          <table:table-cell office:value-type="float" office:value="-0.451465904713" calcext:value-type="float">
            <text:p>-0.45146590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41187E+018" calcext:value-type="float">
            <text:p>1526878594118700000</text:p>
          </table:table-cell>
          <table:table-cell office:value-type="float" office:value="919" calcext:value-type="float">
            <text:p>919</text:p>
          </table:table-cell>
          <table:table-cell office:value-type="float" office:value="1.52687859411463E+018" calcext:value-type="float">
            <text:p>1526878594114630000</text:p>
          </table:table-cell>
          <table:table-cell office:value-type="string" calcext:value-type="string">
            <text:p>world</text:p>
          </table:table-cell>
          <table:table-cell office:value-type="float" office:value="-0.053812995553" calcext:value-type="float">
            <text:p>-0.0538129956</text:p>
          </table:table-cell>
          <table:table-cell office:value-type="float" office:value="0.0352670252323" calcext:value-type="float">
            <text:p>0.0352670252</text:p>
          </table:table-cell>
          <table:table-cell office:value-type="float" office:value="-0.502253592014" calcext:value-type="float">
            <text:p>-0.5022535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413894E+018" calcext:value-type="float">
            <text:p>1526878594138940000</text:p>
          </table:table-cell>
          <table:table-cell office:value-type="float" office:value="920" calcext:value-type="float">
            <text:p>920</text:p>
          </table:table-cell>
          <table:table-cell office:value-type="float" office:value="1.52687859413524E+018" calcext:value-type="float">
            <text:p>1526878594135240000</text:p>
          </table:table-cell>
          <table:table-cell office:value-type="string" calcext:value-type="string">
            <text:p>world</text:p>
          </table:table-cell>
          <table:table-cell office:value-type="float" office:value="-0.0431294180453" calcext:value-type="float">
            <text:p>-0.043129418</text:p>
          </table:table-cell>
          <table:table-cell office:value-type="float" office:value="0.0288454517722" calcext:value-type="float">
            <text:p>0.0288454518</text:p>
          </table:table-cell>
          <table:table-cell office:value-type="float" office:value="-0.437454432249" calcext:value-type="float">
            <text:p>-0.43745443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415943E+018" calcext:value-type="float">
            <text:p>1526878594159430000</text:p>
          </table:table-cell>
          <table:table-cell office:value-type="float" office:value="921" calcext:value-type="float">
            <text:p>921</text:p>
          </table:table-cell>
          <table:table-cell office:value-type="float" office:value="1.52687859415487E+018" calcext:value-type="float">
            <text:p>1526878594154870000</text:p>
          </table:table-cell>
          <table:table-cell office:value-type="string" calcext:value-type="string">
            <text:p>world</text:p>
          </table:table-cell>
          <table:table-cell office:value-type="float" office:value="-0.0312891975045" calcext:value-type="float">
            <text:p>-0.0312891975</text:p>
          </table:table-cell>
          <table:table-cell office:value-type="float" office:value="0.0283315852284" calcext:value-type="float">
            <text:p>0.0283315852</text:p>
          </table:table-cell>
          <table:table-cell office:value-type="float" office:value="-0.394403129816" calcext:value-type="float">
            <text:p>-0.39440312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417881E+018" calcext:value-type="float">
            <text:p>1526878594178810000</text:p>
          </table:table-cell>
          <table:table-cell office:value-type="float" office:value="922" calcext:value-type="float">
            <text:p>922</text:p>
          </table:table-cell>
          <table:table-cell office:value-type="float" office:value="1.52687859417485E+018" calcext:value-type="float">
            <text:p>1526878594174850000</text:p>
          </table:table-cell>
          <table:table-cell office:value-type="string" calcext:value-type="string">
            <text:p>world</text:p>
          </table:table-cell>
          <table:table-cell office:value-type="float" office:value="-0.0248033255339" calcext:value-type="float">
            <text:p>-0.0248033255</text:p>
          </table:table-cell>
          <table:table-cell office:value-type="float" office:value="0.0373457595706" calcext:value-type="float">
            <text:p>0.0373457596</text:p>
          </table:table-cell>
          <table:table-cell office:value-type="float" office:value="-0.458002984524" calcext:value-type="float">
            <text:p>-0.45800298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419911E+018" calcext:value-type="float">
            <text:p>1526878594199110000</text:p>
          </table:table-cell>
          <table:table-cell office:value-type="float" office:value="923" calcext:value-type="float">
            <text:p>923</text:p>
          </table:table-cell>
          <table:table-cell office:value-type="float" office:value="1.52687859419476E+018" calcext:value-type="float">
            <text:p>1526878594194760000</text:p>
          </table:table-cell>
          <table:table-cell office:value-type="string" calcext:value-type="string">
            <text:p>world</text:p>
          </table:table-cell>
          <table:table-cell office:value-type="float" office:value="-0.0162464547902" calcext:value-type="float">
            <text:p>-0.0162464548</text:p>
          </table:table-cell>
          <table:table-cell office:value-type="float" office:value="0.0318367928267" calcext:value-type="float">
            <text:p>0.0318367928</text:p>
          </table:table-cell>
          <table:table-cell office:value-type="float" office:value="-0.397894412279" calcext:value-type="float">
            <text:p>-0.39789441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42195E+018" calcext:value-type="float">
            <text:p>1526878594219500000</text:p>
          </table:table-cell>
          <table:table-cell office:value-type="float" office:value="924" calcext:value-type="float">
            <text:p>924</text:p>
          </table:table-cell>
          <table:table-cell office:value-type="float" office:value="1.52687859421483E+018" calcext:value-type="float">
            <text:p>1526878594214830000</text:p>
          </table:table-cell>
          <table:table-cell office:value-type="string" calcext:value-type="string">
            <text:p>world</text:p>
          </table:table-cell>
          <table:table-cell office:value-type="float" office:value="-0.00932233780622" calcext:value-type="float">
            <text:p>-0.0093223378</text:p>
          </table:table-cell>
          <table:table-cell office:value-type="float" office:value="0.0407432839274" calcext:value-type="float">
            <text:p>0.0407432839</text:p>
          </table:table-cell>
          <table:table-cell office:value-type="float" office:value="-0.431346595287" calcext:value-type="float">
            <text:p>-0.43134659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423882E+018" calcext:value-type="float">
            <text:p>1526878594238820000</text:p>
          </table:table-cell>
          <table:table-cell office:value-type="float" office:value="925" calcext:value-type="float">
            <text:p>925</text:p>
          </table:table-cell>
          <table:table-cell office:value-type="float" office:value="1.5268785942349E+018" calcext:value-type="float">
            <text:p>1526878594234900000</text:p>
          </table:table-cell>
          <table:table-cell office:value-type="string" calcext:value-type="string">
            <text:p>world</text:p>
          </table:table-cell>
          <table:table-cell office:value-type="float" office:value="-0.00259410287254" calcext:value-type="float">
            <text:p>-0.0025941029</text:p>
          </table:table-cell>
          <table:table-cell office:value-type="float" office:value="0.0342916473746" calcext:value-type="float">
            <text:p>0.0342916474</text:p>
          </table:table-cell>
          <table:table-cell office:value-type="float" office:value="-0.374188542366" calcext:value-type="float">
            <text:p>-0.3741885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425925E+018" calcext:value-type="float">
            <text:p>1526878594259250000</text:p>
          </table:table-cell>
          <table:table-cell office:value-type="float" office:value="926" calcext:value-type="float">
            <text:p>926</text:p>
          </table:table-cell>
          <table:table-cell office:value-type="float" office:value="1.52687859425486E+018" calcext:value-type="float">
            <text:p>1526878594254860000</text:p>
          </table:table-cell>
          <table:table-cell office:value-type="string" calcext:value-type="string">
            <text:p>world</text:p>
          </table:table-cell>
          <table:table-cell office:value-type="float" office:value="0.00654081394896" calcext:value-type="float">
            <text:p>0.0065408139</text:p>
          </table:table-cell>
          <table:table-cell office:value-type="float" office:value="0.0419598296285" calcext:value-type="float">
            <text:p>0.0419598296</text:p>
          </table:table-cell>
          <table:table-cell office:value-type="float" office:value="-0.404930353165" calcext:value-type="float">
            <text:p>-0.40493035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427865E+018" calcext:value-type="float">
            <text:p>1526878594278650000</text:p>
          </table:table-cell>
          <table:table-cell office:value-type="float" office:value="927" calcext:value-type="float">
            <text:p>927</text:p>
          </table:table-cell>
          <table:table-cell office:value-type="float" office:value="1.52687859427464E+018" calcext:value-type="float">
            <text:p>1526878594274640000</text:p>
          </table:table-cell>
          <table:table-cell office:value-type="string" calcext:value-type="string">
            <text:p>world</text:p>
          </table:table-cell>
          <table:table-cell office:value-type="float" office:value="0.0136458799243" calcext:value-type="float">
            <text:p>0.0136458799</text:p>
          </table:table-cell>
          <table:table-cell office:value-type="float" office:value="0.0407314263284" calcext:value-type="float">
            <text:p>0.0407314263</text:p>
          </table:table-cell>
          <table:table-cell office:value-type="float" office:value="-0.354882597923" calcext:value-type="float">
            <text:p>-0.35488259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429903E+018" calcext:value-type="float">
            <text:p>1526878594299030000</text:p>
          </table:table-cell>
          <table:table-cell office:value-type="float" office:value="928" calcext:value-type="float">
            <text:p>928</text:p>
          </table:table-cell>
          <table:table-cell office:value-type="float" office:value="1.5268785942944E+018" calcext:value-type="float">
            <text:p>1526878594294400000</text:p>
          </table:table-cell>
          <table:table-cell office:value-type="string" calcext:value-type="string">
            <text:p>world</text:p>
          </table:table-cell>
          <table:table-cell office:value-type="float" office:value="0.0132766682655" calcext:value-type="float">
            <text:p>0.0132766683</text:p>
          </table:table-cell>
          <table:table-cell office:value-type="float" office:value="0.0387945920229" calcext:value-type="float">
            <text:p>0.038794592</text:p>
          </table:table-cell>
          <table:table-cell office:value-type="float" office:value="-0.313772410154" calcext:value-type="float">
            <text:p>-0.31377241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431935E+018" calcext:value-type="float">
            <text:p>1526878594319350000</text:p>
          </table:table-cell>
          <table:table-cell office:value-type="float" office:value="929" calcext:value-type="float">
            <text:p>929</text:p>
          </table:table-cell>
          <table:table-cell office:value-type="float" office:value="1.52687859431537E+018" calcext:value-type="float">
            <text:p>1526878594315370000</text:p>
          </table:table-cell>
          <table:table-cell office:value-type="string" calcext:value-type="string">
            <text:p>world</text:p>
          </table:table-cell>
          <table:table-cell office:value-type="float" office:value="0.0223609358072" calcext:value-type="float">
            <text:p>0.0223609358</text:p>
          </table:table-cell>
          <table:table-cell office:value-type="float" office:value="0.0520389862359" calcext:value-type="float">
            <text:p>0.0520389862</text:p>
          </table:table-cell>
          <table:table-cell office:value-type="float" office:value="-0.367072939873" calcext:value-type="float">
            <text:p>-0.36707293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433892E+018" calcext:value-type="float">
            <text:p>1526878594338920000</text:p>
          </table:table-cell>
          <table:table-cell office:value-type="float" office:value="930" calcext:value-type="float">
            <text:p>930</text:p>
          </table:table-cell>
          <table:table-cell office:value-type="float" office:value="1.52687859433519E+018" calcext:value-type="float">
            <text:p>1526878594335190000</text:p>
          </table:table-cell>
          <table:table-cell office:value-type="string" calcext:value-type="string">
            <text:p>world</text:p>
          </table:table-cell>
          <table:table-cell office:value-type="float" office:value="0.0283138025552" calcext:value-type="float">
            <text:p>0.0283138026</text:p>
          </table:table-cell>
          <table:table-cell office:value-type="float" office:value="0.0475378036499" calcext:value-type="float">
            <text:p>0.0475378036</text:p>
          </table:table-cell>
          <table:table-cell office:value-type="float" office:value="-0.321393430233" calcext:value-type="float">
            <text:p>-0.32139343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435914E+018" calcext:value-type="float">
            <text:p>1526878594359140000</text:p>
          </table:table-cell>
          <table:table-cell office:value-type="float" office:value="931" calcext:value-type="float">
            <text:p>931</text:p>
          </table:table-cell>
          <table:table-cell office:value-type="float" office:value="1.52687859435501E+018" calcext:value-type="float">
            <text:p>1526878594355010000</text:p>
          </table:table-cell>
          <table:table-cell office:value-type="string" calcext:value-type="string">
            <text:p>world</text:p>
          </table:table-cell>
          <table:table-cell office:value-type="float" office:value="0.0298214666545" calcext:value-type="float">
            <text:p>0.0298214667</text:p>
          </table:table-cell>
          <table:table-cell office:value-type="float" office:value="0.0649420246482" calcext:value-type="float">
            <text:p>0.0649420246</text:p>
          </table:table-cell>
          <table:table-cell office:value-type="float" office:value="-0.366726845503" calcext:value-type="float">
            <text:p>-0.36672684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437938E+018" calcext:value-type="float">
            <text:p>1526878594379380000</text:p>
          </table:table-cell>
          <table:table-cell office:value-type="float" office:value="932" calcext:value-type="float">
            <text:p>932</text:p>
          </table:table-cell>
          <table:table-cell office:value-type="float" office:value="1.52687859437484E+018" calcext:value-type="float">
            <text:p>1526878594374840000</text:p>
          </table:table-cell>
          <table:table-cell office:value-type="string" calcext:value-type="string">
            <text:p>world</text:p>
          </table:table-cell>
          <table:table-cell office:value-type="float" office:value="0.029289348051" calcext:value-type="float">
            <text:p>0.0292893481</text:p>
          </table:table-cell>
          <table:table-cell office:value-type="float" office:value="0.0611955486238" calcext:value-type="float">
            <text:p>0.0611955486</text:p>
          </table:table-cell>
          <table:table-cell office:value-type="float" office:value="-0.319677501917" calcext:value-type="float">
            <text:p>-0.31967750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43987E+018" calcext:value-type="float">
            <text:p>1526878594398700000</text:p>
          </table:table-cell>
          <table:table-cell office:value-type="float" office:value="933" calcext:value-type="float">
            <text:p>933</text:p>
          </table:table-cell>
          <table:table-cell office:value-type="float" office:value="1.52687859439473E+018" calcext:value-type="float">
            <text:p>1526878594394730000</text:p>
          </table:table-cell>
          <table:table-cell office:value-type="string" calcext:value-type="string">
            <text:p>world</text:p>
          </table:table-cell>
          <table:table-cell office:value-type="float" office:value="0.035784561187" calcext:value-type="float">
            <text:p>0.0357845612</text:p>
          </table:table-cell>
          <table:table-cell office:value-type="float" office:value="0.0574231147766" calcext:value-type="float">
            <text:p>0.0574231148</text:p>
          </table:table-cell>
          <table:table-cell office:value-type="float" office:value="-0.290682405233" calcext:value-type="float">
            <text:p>-0.29068240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441904E+018" calcext:value-type="float">
            <text:p>1526878594419040000</text:p>
          </table:table-cell>
          <table:table-cell office:value-type="float" office:value="934" calcext:value-type="float">
            <text:p>934</text:p>
          </table:table-cell>
          <table:table-cell office:value-type="float" office:value="1.52687859441457E+018" calcext:value-type="float">
            <text:p>1526878594414570000</text:p>
          </table:table-cell>
          <table:table-cell office:value-type="string" calcext:value-type="string">
            <text:p>world</text:p>
          </table:table-cell>
          <table:table-cell office:value-type="float" office:value="0.0384210459888" calcext:value-type="float">
            <text:p>0.038421046</text:p>
          </table:table-cell>
          <table:table-cell office:value-type="float" office:value="0.064204916358" calcext:value-type="float">
            <text:p>0.0642049164</text:p>
          </table:table-cell>
          <table:table-cell office:value-type="float" office:value="-0.336116373539" calcext:value-type="float">
            <text:p>-0.33611637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443933E+018" calcext:value-type="float">
            <text:p>1526878594439330000</text:p>
          </table:table-cell>
          <table:table-cell office:value-type="float" office:value="935" calcext:value-type="float">
            <text:p>935</text:p>
          </table:table-cell>
          <table:table-cell office:value-type="float" office:value="1.52687859443531E+018" calcext:value-type="float">
            <text:p>1526878594435310000</text:p>
          </table:table-cell>
          <table:table-cell office:value-type="string" calcext:value-type="string">
            <text:p>world</text:p>
          </table:table-cell>
          <table:table-cell office:value-type="float" office:value="0.0382263213396" calcext:value-type="float">
            <text:p>0.0382263213</text:p>
          </table:table-cell>
          <table:table-cell office:value-type="float" office:value="0.0569004900753" calcext:value-type="float">
            <text:p>0.0569004901</text:p>
          </table:table-cell>
          <table:table-cell office:value-type="float" office:value="-0.300457835197" calcext:value-type="float">
            <text:p>-0.3004578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445866E+018" calcext:value-type="float">
            <text:p>1526878594458660000</text:p>
          </table:table-cell>
          <table:table-cell office:value-type="float" office:value="936" calcext:value-type="float">
            <text:p>936</text:p>
          </table:table-cell>
          <table:table-cell office:value-type="float" office:value="1.52687859445542E+018" calcext:value-type="float">
            <text:p>1526878594455420000</text:p>
          </table:table-cell>
          <table:table-cell office:value-type="string" calcext:value-type="string">
            <text:p>world</text:p>
          </table:table-cell>
          <table:table-cell office:value-type="float" office:value="0.0535694099963" calcext:value-type="float">
            <text:p>0.05356941</text:p>
          </table:table-cell>
          <table:table-cell office:value-type="float" office:value="0.0691422596574" calcext:value-type="float">
            <text:p>0.0691422597</text:p>
          </table:table-cell>
          <table:table-cell office:value-type="float" office:value="-0.352432578802" calcext:value-type="float">
            <text:p>-0.35243257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447893E+018" calcext:value-type="float">
            <text:p>1526878594478930000</text:p>
          </table:table-cell>
          <table:table-cell office:value-type="float" office:value="937" calcext:value-type="float">
            <text:p>937</text:p>
          </table:table-cell>
          <table:table-cell office:value-type="float" office:value="1.52687859447529E+018" calcext:value-type="float">
            <text:p>1526878594475290000</text:p>
          </table:table-cell>
          <table:table-cell office:value-type="string" calcext:value-type="string">
            <text:p>world</text:p>
          </table:table-cell>
          <table:table-cell office:value-type="float" office:value="0.0481397211552" calcext:value-type="float">
            <text:p>0.0481397212</text:p>
          </table:table-cell>
          <table:table-cell office:value-type="float" office:value="0.058238517493" calcext:value-type="float">
            <text:p>0.0582385175</text:p>
          </table:table-cell>
          <table:table-cell office:value-type="float" office:value="-0.303658187389" calcext:value-type="float">
            <text:p>-0.30365818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449934E+018" calcext:value-type="float">
            <text:p>1526878594499340000</text:p>
          </table:table-cell>
          <table:table-cell office:value-type="float" office:value="938" calcext:value-type="float">
            <text:p>938</text:p>
          </table:table-cell>
          <table:table-cell office:value-type="float" office:value="1.52687859449514E+018" calcext:value-type="float">
            <text:p>1526878594495140000</text:p>
          </table:table-cell>
          <table:table-cell office:value-type="string" calcext:value-type="string">
            <text:p>world</text:p>
          </table:table-cell>
          <table:table-cell office:value-type="float" office:value="0.0476326793432" calcext:value-type="float">
            <text:p>0.0476326793</text:p>
          </table:table-cell>
          <table:table-cell office:value-type="float" office:value="0.0499440208077" calcext:value-type="float">
            <text:p>0.0499440208</text:p>
          </table:table-cell>
          <table:table-cell office:value-type="float" office:value="-0.276659429073" calcext:value-type="float">
            <text:p>-0.27665942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451867E+018" calcext:value-type="float">
            <text:p>1526878594518670000</text:p>
          </table:table-cell>
          <table:table-cell office:value-type="float" office:value="939" calcext:value-type="float">
            <text:p>939</text:p>
          </table:table-cell>
          <table:table-cell office:value-type="float" office:value="1.5268785945151E+018" calcext:value-type="float">
            <text:p>1526878594515100000</text:p>
          </table:table-cell>
          <table:table-cell office:value-type="string" calcext:value-type="string">
            <text:p>world</text:p>
          </table:table-cell>
          <table:table-cell office:value-type="float" office:value="0.056957770139" calcext:value-type="float">
            <text:p>0.0569577701</text:p>
          </table:table-cell>
          <table:table-cell office:value-type="float" office:value="0.0600299462676" calcext:value-type="float">
            <text:p>0.0600299463</text:p>
          </table:table-cell>
          <table:table-cell office:value-type="float" office:value="-0.330673724413" calcext:value-type="float">
            <text:p>-0.33067372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453901E+018" calcext:value-type="float">
            <text:p>1526878594539010000</text:p>
          </table:table-cell>
          <table:table-cell office:value-type="float" office:value="940" calcext:value-type="float">
            <text:p>940</text:p>
          </table:table-cell>
          <table:table-cell office:value-type="float" office:value="1.52687859453485E+018" calcext:value-type="float">
            <text:p>1526878594534850000</text:p>
          </table:table-cell>
          <table:table-cell office:value-type="string" calcext:value-type="string">
            <text:p>world</text:p>
          </table:table-cell>
          <table:table-cell office:value-type="float" office:value="0.046126767993" calcext:value-type="float">
            <text:p>0.046126768</text:p>
          </table:table-cell>
          <table:table-cell office:value-type="float" office:value="0.0437402874231" calcext:value-type="float">
            <text:p>0.0437402874</text:p>
          </table:table-cell>
          <table:table-cell office:value-type="float" office:value="-0.287825405598" calcext:value-type="float">
            <text:p>-0.2878254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455942E+018" calcext:value-type="float">
            <text:p>1526878594559420000</text:p>
          </table:table-cell>
          <table:table-cell office:value-type="float" office:value="941" calcext:value-type="float">
            <text:p>941</text:p>
          </table:table-cell>
          <table:table-cell office:value-type="float" office:value="1.52687859455511E+018" calcext:value-type="float">
            <text:p>1526878594555110000</text:p>
          </table:table-cell>
          <table:table-cell office:value-type="string" calcext:value-type="string">
            <text:p>world</text:p>
          </table:table-cell>
          <table:table-cell office:value-type="float" office:value="0.0599407926202" calcext:value-type="float">
            <text:p>0.0599407926</text:p>
          </table:table-cell>
          <table:table-cell office:value-type="float" office:value="0.0358678661287" calcext:value-type="float">
            <text:p>0.0358678661</text:p>
          </table:table-cell>
          <table:table-cell office:value-type="float" office:value="-0.323769360781" calcext:value-type="float">
            <text:p>-0.3237693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457879E+018" calcext:value-type="float">
            <text:p>1526878594578790000</text:p>
          </table:table-cell>
          <table:table-cell office:value-type="float" office:value="942" calcext:value-type="float">
            <text:p>942</text:p>
          </table:table-cell>
          <table:table-cell office:value-type="float" office:value="1.52687859457497E+018" calcext:value-type="float">
            <text:p>1526878594574970000</text:p>
          </table:table-cell>
          <table:table-cell office:value-type="string" calcext:value-type="string">
            <text:p>world</text:p>
          </table:table-cell>
          <table:table-cell office:value-type="float" office:value="0.0577082410455" calcext:value-type="float">
            <text:p>0.057708241</text:p>
          </table:table-cell>
          <table:table-cell office:value-type="float" office:value="0.0365017652512" calcext:value-type="float">
            <text:p>0.0365017653</text:p>
          </table:table-cell>
          <table:table-cell office:value-type="float" office:value="-0.284100294113" calcext:value-type="float">
            <text:p>-0.28410029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45992E+018" calcext:value-type="float">
            <text:p>1526878594599200000</text:p>
          </table:table-cell>
          <table:table-cell office:value-type="float" office:value="943" calcext:value-type="float">
            <text:p>943</text:p>
          </table:table-cell>
          <table:table-cell office:value-type="float" office:value="1.52687859459481E+018" calcext:value-type="float">
            <text:p>1526878594594810000</text:p>
          </table:table-cell>
          <table:table-cell office:value-type="string" calcext:value-type="string">
            <text:p>world</text:p>
          </table:table-cell>
          <table:table-cell office:value-type="float" office:value="0.0484833046794" calcext:value-type="float">
            <text:p>0.0484833047</text:p>
          </table:table-cell>
          <table:table-cell office:value-type="float" office:value="0.0240731611848" calcext:value-type="float">
            <text:p>0.0240731612</text:p>
          </table:table-cell>
          <table:table-cell office:value-type="float" office:value="-0.256276369095" calcext:value-type="float">
            <text:p>-0.25627636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461954E+018" calcext:value-type="float">
            <text:p>1526878594619540000</text:p>
          </table:table-cell>
          <table:table-cell office:value-type="float" office:value="944" calcext:value-type="float">
            <text:p>944</text:p>
          </table:table-cell>
          <table:table-cell office:value-type="float" office:value="1.52687859461471E+018" calcext:value-type="float">
            <text:p>1526878594614710000</text:p>
          </table:table-cell>
          <table:table-cell office:value-type="string" calcext:value-type="string">
            <text:p>world</text:p>
          </table:table-cell>
          <table:table-cell office:value-type="float" office:value="0.0596098154783" calcext:value-type="float">
            <text:p>0.0596098155</text:p>
          </table:table-cell>
          <table:table-cell office:value-type="float" office:value="0.015698146075" calcext:value-type="float">
            <text:p>0.0156981461</text:p>
          </table:table-cell>
          <table:table-cell office:value-type="float" office:value="-0.3064455688" calcext:value-type="float">
            <text:p>-0.3064455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4639E+018" calcext:value-type="float">
            <text:p>1526878594639000000</text:p>
          </table:table-cell>
          <table:table-cell office:value-type="float" office:value="945" calcext:value-type="float">
            <text:p>945</text:p>
          </table:table-cell>
          <table:table-cell office:value-type="float" office:value="1.5268785946347E+018" calcext:value-type="float">
            <text:p>1526878594634700000</text:p>
          </table:table-cell>
          <table:table-cell office:value-type="string" calcext:value-type="string">
            <text:p>world</text:p>
          </table:table-cell>
          <table:table-cell office:value-type="float" office:value="0.0534122511744" calcext:value-type="float">
            <text:p>0.0534122512</text:p>
          </table:table-cell>
          <table:table-cell office:value-type="float" office:value="0.0109670637175" calcext:value-type="float">
            <text:p>0.0109670637</text:p>
          </table:table-cell>
          <table:table-cell office:value-type="float" office:value="-0.278071045876" calcext:value-type="float">
            <text:p>-0.27807104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465933E+018" calcext:value-type="float">
            <text:p>1526878594659330000</text:p>
          </table:table-cell>
          <table:table-cell office:value-type="float" office:value="946" calcext:value-type="float">
            <text:p>946</text:p>
          </table:table-cell>
          <table:table-cell office:value-type="float" office:value="1.52687859465442E+018" calcext:value-type="float">
            <text:p>1526878594654420000</text:p>
          </table:table-cell>
          <table:table-cell office:value-type="string" calcext:value-type="string">
            <text:p>world</text:p>
          </table:table-cell>
          <table:table-cell office:value-type="float" office:value="0.0445438176394" calcext:value-type="float">
            <text:p>0.0445438176</text:p>
          </table:table-cell>
          <table:table-cell office:value-type="float" office:value="0.000186685938388" calcext:value-type="float">
            <text:p>0.0001866859</text:p>
          </table:table-cell>
          <table:table-cell office:value-type="float" office:value="-0.24999551475" calcext:value-type="float">
            <text:p>-0.24999551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467858E+018" calcext:value-type="float">
            <text:p>1526878594678580000</text:p>
          </table:table-cell>
          <table:table-cell office:value-type="float" office:value="947" calcext:value-type="float">
            <text:p>947</text:p>
          </table:table-cell>
          <table:table-cell office:value-type="float" office:value="1.52687859467529E+018" calcext:value-type="float">
            <text:p>1526878594675290000</text:p>
          </table:table-cell>
          <table:table-cell office:value-type="string" calcext:value-type="string">
            <text:p>world</text:p>
          </table:table-cell>
          <table:table-cell office:value-type="float" office:value="0.0541526302695" calcext:value-type="float">
            <text:p>0.0541526303</text:p>
          </table:table-cell>
          <table:table-cell office:value-type="float" office:value="-0.00785367470235" calcext:value-type="float">
            <text:p>-0.0078536747</text:p>
          </table:table-cell>
          <table:table-cell office:value-type="float" office:value="-0.308142781258" calcext:value-type="float">
            <text:p>-0.30814278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469881E+018" calcext:value-type="float">
            <text:p>1526878594698810000</text:p>
          </table:table-cell>
          <table:table-cell office:value-type="float" office:value="948" calcext:value-type="float">
            <text:p>948</text:p>
          </table:table-cell>
          <table:table-cell office:value-type="float" office:value="1.52687859469521E+018" calcext:value-type="float">
            <text:p>1526878594695210000</text:p>
          </table:table-cell>
          <table:table-cell office:value-type="string" calcext:value-type="string">
            <text:p>world</text:p>
          </table:table-cell>
          <table:table-cell office:value-type="float" office:value="0.0500145852566" calcext:value-type="float">
            <text:p>0.0500145853</text:p>
          </table:table-cell>
          <table:table-cell office:value-type="float" office:value="-0.0141690038145" calcext:value-type="float">
            <text:p>-0.0141690038</text:p>
          </table:table-cell>
          <table:table-cell office:value-type="float" office:value="-0.260423153639" calcext:value-type="float">
            <text:p>-0.26042315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471928E+018" calcext:value-type="float">
            <text:p>1526878594719280000</text:p>
          </table:table-cell>
          <table:table-cell office:value-type="float" office:value="949" calcext:value-type="float">
            <text:p>949</text:p>
          </table:table-cell>
          <table:table-cell office:value-type="float" office:value="1.52687859471518E+018" calcext:value-type="float">
            <text:p>1526878594715180000</text:p>
          </table:table-cell>
          <table:table-cell office:value-type="string" calcext:value-type="string">
            <text:p>world</text:p>
          </table:table-cell>
          <table:table-cell office:value-type="float" office:value="0.0492968820035" calcext:value-type="float">
            <text:p>0.049296882</text:p>
          </table:table-cell>
          <table:table-cell office:value-type="float" office:value="-0.0275916978717" calcext:value-type="float">
            <text:p>-0.0275916979</text:p>
          </table:table-cell>
          <table:table-cell office:value-type="float" office:value="-0.296155035496" calcext:value-type="float">
            <text:p>-0.29615503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473861E+018" calcext:value-type="float">
            <text:p>1526878594738610000</text:p>
          </table:table-cell>
          <table:table-cell office:value-type="float" office:value="950" calcext:value-type="float">
            <text:p>950</text:p>
          </table:table-cell>
          <table:table-cell office:value-type="float" office:value="1.52687859473511E+018" calcext:value-type="float">
            <text:p>1526878594735110000</text:p>
          </table:table-cell>
          <table:table-cell office:value-type="string" calcext:value-type="string">
            <text:p>world</text:p>
          </table:table-cell>
          <table:table-cell office:value-type="float" office:value="0.0450492911041" calcext:value-type="float">
            <text:p>0.0450492911</text:p>
          </table:table-cell>
          <table:table-cell office:value-type="float" office:value="-0.0325945802033" calcext:value-type="float">
            <text:p>-0.0325945802</text:p>
          </table:table-cell>
          <table:table-cell office:value-type="float" office:value="-0.264717847109" calcext:value-type="float">
            <text:p>-0.26471784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475921E+018" calcext:value-type="float">
            <text:p>1526878594759210000</text:p>
          </table:table-cell>
          <table:table-cell office:value-type="float" office:value="951" calcext:value-type="float">
            <text:p>951</text:p>
          </table:table-cell>
          <table:table-cell office:value-type="float" office:value="1.52687859475501E+018" calcext:value-type="float">
            <text:p>1526878594755010000</text:p>
          </table:table-cell>
          <table:table-cell office:value-type="string" calcext:value-type="string">
            <text:p>world</text:p>
          </table:table-cell>
          <table:table-cell office:value-type="float" office:value="0.0472010970116" calcext:value-type="float">
            <text:p>0.047201097</text:p>
          </table:table-cell>
          <table:table-cell office:value-type="float" office:value="-0.0453686453402" calcext:value-type="float">
            <text:p>-0.0453686453</text:p>
          </table:table-cell>
          <table:table-cell office:value-type="float" office:value="-0.283809781075" calcext:value-type="float">
            <text:p>-0.28380978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477944E+018" calcext:value-type="float">
            <text:p>1526878594779440000</text:p>
          </table:table-cell>
          <table:table-cell office:value-type="float" office:value="952" calcext:value-type="float">
            <text:p>952</text:p>
          </table:table-cell>
          <table:table-cell office:value-type="float" office:value="1.526878594775E+018" calcext:value-type="float">
            <text:p>1526878594775000000</text:p>
          </table:table-cell>
          <table:table-cell office:value-type="string" calcext:value-type="string">
            <text:p>world</text:p>
          </table:table-cell>
          <table:table-cell office:value-type="float" office:value="0.0328079126775" calcext:value-type="float">
            <text:p>0.0328079127</text:p>
          </table:table-cell>
          <table:table-cell office:value-type="float" office:value="-0.047298938036" calcext:value-type="float">
            <text:p>-0.047298938</text:p>
          </table:table-cell>
          <table:table-cell office:value-type="float" office:value="-0.246904626489" calcext:value-type="float">
            <text:p>-0.24690462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47987E+018" calcext:value-type="float">
            <text:p>1526878594798700000</text:p>
          </table:table-cell>
          <table:table-cell office:value-type="float" office:value="953" calcext:value-type="float">
            <text:p>953</text:p>
          </table:table-cell>
          <table:table-cell office:value-type="float" office:value="1.52687859479488E+018" calcext:value-type="float">
            <text:p>1526878594794880000</text:p>
          </table:table-cell>
          <table:table-cell office:value-type="string" calcext:value-type="string">
            <text:p>world</text:p>
          </table:table-cell>
          <table:table-cell office:value-type="float" office:value="0.0291422232985" calcext:value-type="float">
            <text:p>0.0291422233</text:p>
          </table:table-cell>
          <table:table-cell office:value-type="float" office:value="-0.0503419190645" calcext:value-type="float">
            <text:p>-0.0503419191</text:p>
          </table:table-cell>
          <table:table-cell office:value-type="float" office:value="-0.235593110323" calcext:value-type="float">
            <text:p>-0.23559311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481897E+018" calcext:value-type="float">
            <text:p>1526878594818970000</text:p>
          </table:table-cell>
          <table:table-cell office:value-type="float" office:value="954" calcext:value-type="float">
            <text:p>954</text:p>
          </table:table-cell>
          <table:table-cell office:value-type="float" office:value="1.52687859481482E+018" calcext:value-type="float">
            <text:p>1526878594814820000</text:p>
          </table:table-cell>
          <table:table-cell office:value-type="string" calcext:value-type="string">
            <text:p>world</text:p>
          </table:table-cell>
          <table:table-cell office:value-type="float" office:value="0.0299831163138" calcext:value-type="float">
            <text:p>0.0299831163</text:p>
          </table:table-cell>
          <table:table-cell office:value-type="float" office:value="-0.074771605432" calcext:value-type="float">
            <text:p>-0.0747716054</text:p>
          </table:table-cell>
          <table:table-cell office:value-type="float" office:value="-0.269775629044" calcext:value-type="float">
            <text:p>-0.2697756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483928E+018" calcext:value-type="float">
            <text:p>1526878594839280000</text:p>
          </table:table-cell>
          <table:table-cell office:value-type="float" office:value="955" calcext:value-type="float">
            <text:p>955</text:p>
          </table:table-cell>
          <table:table-cell office:value-type="float" office:value="1.52687859483484E+018" calcext:value-type="float">
            <text:p>1526878594834840000</text:p>
          </table:table-cell>
          <table:table-cell office:value-type="string" calcext:value-type="string">
            <text:p>world</text:p>
          </table:table-cell>
          <table:table-cell office:value-type="float" office:value="0.0188154652715" calcext:value-type="float">
            <text:p>0.0188154653</text:p>
          </table:table-cell>
          <table:table-cell office:value-type="float" office:value="-0.0679301545024" calcext:value-type="float">
            <text:p>-0.0679301545</text:p>
          </table:table-cell>
          <table:table-cell office:value-type="float" office:value="-0.232188761234" calcext:value-type="float">
            <text:p>-0.23218876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485854E+018" calcext:value-type="float">
            <text:p>1526878594858540000</text:p>
          </table:table-cell>
          <table:table-cell office:value-type="float" office:value="956" calcext:value-type="float">
            <text:p>956</text:p>
          </table:table-cell>
          <table:table-cell office:value-type="float" office:value="1.52687859485476E+018" calcext:value-type="float">
            <text:p>1526878594854760000</text:p>
          </table:table-cell>
          <table:table-cell office:value-type="string" calcext:value-type="string">
            <text:p>world</text:p>
          </table:table-cell>
          <table:table-cell office:value-type="float" office:value="0.0158823095262" calcext:value-type="float">
            <text:p>0.0158823095</text:p>
          </table:table-cell>
          <table:table-cell office:value-type="float" office:value="-0.073568880558" calcext:value-type="float">
            <text:p>-0.0735688806</text:p>
          </table:table-cell>
          <table:table-cell office:value-type="float" office:value="-0.223593637347" calcext:value-type="float">
            <text:p>-0.22359363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487876E+018" calcext:value-type="float">
            <text:p>1526878594878760000</text:p>
          </table:table-cell>
          <table:table-cell office:value-type="float" office:value="957" calcext:value-type="float">
            <text:p>957</text:p>
          </table:table-cell>
          <table:table-cell office:value-type="float" office:value="1.52687859487475E+018" calcext:value-type="float">
            <text:p>1526878594874750000</text:p>
          </table:table-cell>
          <table:table-cell office:value-type="string" calcext:value-type="string">
            <text:p>world</text:p>
          </table:table-cell>
          <table:table-cell office:value-type="float" office:value="0.0150041282177" calcext:value-type="float">
            <text:p>0.0150041282</text:p>
          </table:table-cell>
          <table:table-cell office:value-type="float" office:value="-0.0938158109784" calcext:value-type="float">
            <text:p>-0.093815811</text:p>
          </table:table-cell>
          <table:table-cell office:value-type="float" office:value="-0.266244411469" calcext:value-type="float">
            <text:p>-0.26624441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489914E+018" calcext:value-type="float">
            <text:p>1526878594899140000</text:p>
          </table:table-cell>
          <table:table-cell office:value-type="float" office:value="958" calcext:value-type="float">
            <text:p>958</text:p>
          </table:table-cell>
          <table:table-cell office:value-type="float" office:value="1.52687859489463E+018" calcext:value-type="float">
            <text:p>1526878594894630000</text:p>
          </table:table-cell>
          <table:table-cell office:value-type="string" calcext:value-type="string">
            <text:p>world</text:p>
          </table:table-cell>
          <table:table-cell office:value-type="float" office:value="0.00128027098253" calcext:value-type="float">
            <text:p>0.001280271</text:p>
          </table:table-cell>
          <table:table-cell office:value-type="float" office:value="-0.095567509532" calcext:value-type="float">
            <text:p>-0.0955675095</text:p>
          </table:table-cell>
          <table:table-cell office:value-type="float" office:value="-0.231909200549" calcext:value-type="float">
            <text:p>-0.2319092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49195E+018" calcext:value-type="float">
            <text:p>1526878594919500000</text:p>
          </table:table-cell>
          <table:table-cell office:value-type="float" office:value="959" calcext:value-type="float">
            <text:p>959</text:p>
          </table:table-cell>
          <table:table-cell office:value-type="float" office:value="1.52687859491464E+018" calcext:value-type="float">
            <text:p>1526878594914640000</text:p>
          </table:table-cell>
          <table:table-cell office:value-type="string" calcext:value-type="string">
            <text:p>world</text:p>
          </table:table-cell>
          <table:table-cell office:value-type="float" office:value="-0.000741566414945" calcext:value-type="float">
            <text:p>-0.0007415664</text:p>
          </table:table-cell>
          <table:table-cell office:value-type="float" office:value="-0.11229673028" calcext:value-type="float">
            <text:p>-0.1122967303</text:p>
          </table:table-cell>
          <table:table-cell office:value-type="float" office:value="-0.263938903809" calcext:value-type="float">
            <text:p>-0.26393890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493877E+018" calcext:value-type="float">
            <text:p>1526878594938770000</text:p>
          </table:table-cell>
          <table:table-cell office:value-type="float" office:value="960" calcext:value-type="float">
            <text:p>960</text:p>
          </table:table-cell>
          <table:table-cell office:value-type="float" office:value="1.5268785949354E+018" calcext:value-type="float">
            <text:p>1526878594935400000</text:p>
          </table:table-cell>
          <table:table-cell office:value-type="string" calcext:value-type="string">
            <text:p>world</text:p>
          </table:table-cell>
          <table:table-cell office:value-type="float" office:value="-0.00171467824839" calcext:value-type="float">
            <text:p>-0.0017146782</text:p>
          </table:table-cell>
          <table:table-cell office:value-type="float" office:value="-0.106317877769" calcext:value-type="float">
            <text:p>-0.1063178778</text:p>
          </table:table-cell>
          <table:table-cell office:value-type="float" office:value="-0.236091226339" calcext:value-type="float">
            <text:p>-0.23609122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495922E+018" calcext:value-type="float">
            <text:p>1526878594959220000</text:p>
          </table:table-cell>
          <table:table-cell office:value-type="float" office:value="961" calcext:value-type="float">
            <text:p>961</text:p>
          </table:table-cell>
          <table:table-cell office:value-type="float" office:value="1.5268785949555E+018" calcext:value-type="float">
            <text:p>1526878594955500000</text:p>
          </table:table-cell>
          <table:table-cell office:value-type="string" calcext:value-type="string">
            <text:p>world</text:p>
          </table:table-cell>
          <table:table-cell office:value-type="float" office:value="-0.0116962520406" calcext:value-type="float">
            <text:p>-0.011696252</text:p>
          </table:table-cell>
          <table:table-cell office:value-type="float" office:value="-0.122052311897" calcext:value-type="float">
            <text:p>-0.1220523119</text:p>
          </table:table-cell>
          <table:table-cell office:value-type="float" office:value="-0.25979590416" calcext:value-type="float">
            <text:p>-0.25979590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497966E+018" calcext:value-type="float">
            <text:p>1526878594979660000</text:p>
          </table:table-cell>
          <table:table-cell office:value-type="float" office:value="962" calcext:value-type="float">
            <text:p>962</text:p>
          </table:table-cell>
          <table:table-cell office:value-type="float" office:value="1.52687859497538E+018" calcext:value-type="float">
            <text:p>1526878594975380000</text:p>
          </table:table-cell>
          <table:table-cell office:value-type="string" calcext:value-type="string">
            <text:p>world</text:p>
          </table:table-cell>
          <table:table-cell office:value-type="float" office:value="-0.00906483270228" calcext:value-type="float">
            <text:p>-0.0090648327</text:p>
          </table:table-cell>
          <table:table-cell office:value-type="float" office:value="-0.112050130963" calcext:value-type="float">
            <text:p>-0.112050131</text:p>
          </table:table-cell>
          <table:table-cell office:value-type="float" office:value="-0.221995383501" calcext:value-type="float">
            <text:p>-0.22199538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499894E+018" calcext:value-type="float">
            <text:p>1526878594998940000</text:p>
          </table:table-cell>
          <table:table-cell office:value-type="float" office:value="963" calcext:value-type="float">
            <text:p>963</text:p>
          </table:table-cell>
          <table:table-cell office:value-type="float" office:value="1.52687859499545E+018" calcext:value-type="float">
            <text:p>1526878594995450000</text:p>
          </table:table-cell>
          <table:table-cell office:value-type="string" calcext:value-type="string">
            <text:p>world</text:p>
          </table:table-cell>
          <table:table-cell office:value-type="float" office:value="-0.0140992738307" calcext:value-type="float">
            <text:p>-0.0140992738</text:p>
          </table:table-cell>
          <table:table-cell office:value-type="float" office:value="-0.107715949416" calcext:value-type="float">
            <text:p>-0.1077159494</text:p>
          </table:table-cell>
          <table:table-cell office:value-type="float" office:value="-0.210242211819" calcext:value-type="float">
            <text:p>-0.21024221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501934E+018" calcext:value-type="float">
            <text:p>1526878595019340000</text:p>
          </table:table-cell>
          <table:table-cell office:value-type="float" office:value="964" calcext:value-type="float">
            <text:p>964</text:p>
          </table:table-cell>
          <table:table-cell office:value-type="float" office:value="1.52687859501537E+018" calcext:value-type="float">
            <text:p>1526878595015370000</text:p>
          </table:table-cell>
          <table:table-cell office:value-type="string" calcext:value-type="string">
            <text:p>world</text:p>
          </table:table-cell>
          <table:table-cell office:value-type="float" office:value="-0.0226504504681" calcext:value-type="float">
            <text:p>-0.0226504505</text:p>
          </table:table-cell>
          <table:table-cell office:value-type="float" office:value="-0.133384272456" calcext:value-type="float">
            <text:p>-0.1333842725</text:p>
          </table:table-cell>
          <table:table-cell office:value-type="float" office:value="-0.246349647641" calcext:value-type="float">
            <text:p>-0.24634964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503857E+018" calcext:value-type="float">
            <text:p>1526878595038570000</text:p>
          </table:table-cell>
          <table:table-cell office:value-type="float" office:value="965" calcext:value-type="float">
            <text:p>965</text:p>
          </table:table-cell>
          <table:table-cell office:value-type="float" office:value="1.52687859503535E+018" calcext:value-type="float">
            <text:p>1526878595035350000</text:p>
          </table:table-cell>
          <table:table-cell office:value-type="string" calcext:value-type="string">
            <text:p>world</text:p>
          </table:table-cell>
          <table:table-cell office:value-type="float" office:value="-0.0225911922753" calcext:value-type="float">
            <text:p>-0.0225911923</text:p>
          </table:table-cell>
          <table:table-cell office:value-type="float" office:value="-0.120511882007" calcext:value-type="float">
            <text:p>-0.120511882</text:p>
          </table:table-cell>
          <table:table-cell office:value-type="float" office:value="-0.215002566576" calcext:value-type="float">
            <text:p>-0.21500256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505901E+018" calcext:value-type="float">
            <text:p>1526878595059010000</text:p>
          </table:table-cell>
          <table:table-cell office:value-type="float" office:value="966" calcext:value-type="float">
            <text:p>966</text:p>
          </table:table-cell>
          <table:table-cell office:value-type="float" office:value="1.5268785950553E+018" calcext:value-type="float">
            <text:p>1526878595055300000</text:p>
          </table:table-cell>
          <table:table-cell office:value-type="string" calcext:value-type="string">
            <text:p>world</text:p>
          </table:table-cell>
          <table:table-cell office:value-type="float" office:value="-0.0349324420094" calcext:value-type="float">
            <text:p>-0.034932442</text:p>
          </table:table-cell>
          <table:table-cell office:value-type="float" office:value="-0.141352713108" calcext:value-type="float">
            <text:p>-0.1413527131</text:p>
          </table:table-cell>
          <table:table-cell office:value-type="float" office:value="-0.251342177391" calcext:value-type="float">
            <text:p>-0.25134217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507933E+018" calcext:value-type="float">
            <text:p>1526878595079330000</text:p>
          </table:table-cell>
          <table:table-cell office:value-type="float" office:value="967" calcext:value-type="float">
            <text:p>967</text:p>
          </table:table-cell>
          <table:table-cell office:value-type="float" office:value="1.52687859507514E+018" calcext:value-type="float">
            <text:p>1526878595075140000</text:p>
          </table:table-cell>
          <table:table-cell office:value-type="string" calcext:value-type="string">
            <text:p>world</text:p>
          </table:table-cell>
          <table:table-cell office:value-type="float" office:value="-0.0374993011355" calcext:value-type="float">
            <text:p>-0.0374993011</text:p>
          </table:table-cell>
          <table:table-cell office:value-type="float" office:value="-0.127078816295" calcext:value-type="float">
            <text:p>-0.1270788163</text:p>
          </table:table-cell>
          <table:table-cell office:value-type="float" office:value="-0.216885894537" calcext:value-type="float">
            <text:p>-0.21688589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50986E+018" calcext:value-type="float">
            <text:p>1526878595098600000</text:p>
          </table:table-cell>
          <table:table-cell office:value-type="float" office:value="968" calcext:value-type="float">
            <text:p>968</text:p>
          </table:table-cell>
          <table:table-cell office:value-type="float" office:value="1.52687859509473E+018" calcext:value-type="float">
            <text:p>1526878595094730000</text:p>
          </table:table-cell>
          <table:table-cell office:value-type="string" calcext:value-type="string">
            <text:p>world</text:p>
          </table:table-cell>
          <table:table-cell office:value-type="float" office:value="-0.0349795892835" calcext:value-type="float">
            <text:p>-0.0349795893</text:p>
          </table:table-cell>
          <table:table-cell office:value-type="float" office:value="-0.11847011745" calcext:value-type="float">
            <text:p>-0.1184701175</text:p>
          </table:table-cell>
          <table:table-cell office:value-type="float" office:value="-0.207105055451" calcext:value-type="float">
            <text:p>-0.20710505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511898E+018" calcext:value-type="float">
            <text:p>1526878595118980000</text:p>
          </table:table-cell>
          <table:table-cell office:value-type="float" office:value="969" calcext:value-type="float">
            <text:p>969</text:p>
          </table:table-cell>
          <table:table-cell office:value-type="float" office:value="1.52687859511448E+018" calcext:value-type="float">
            <text:p>1526878595114480000</text:p>
          </table:table-cell>
          <table:table-cell office:value-type="string" calcext:value-type="string">
            <text:p>world</text:p>
          </table:table-cell>
          <table:table-cell office:value-type="float" office:value="-0.0453292876482" calcext:value-type="float">
            <text:p>-0.0453292876</text:p>
          </table:table-cell>
          <table:table-cell office:value-type="float" office:value="-0.137852504849" calcext:value-type="float">
            <text:p>-0.1378525048</text:p>
          </table:table-cell>
          <table:table-cell office:value-type="float" office:value="-0.240024864674" calcext:value-type="float">
            <text:p>-0.24002486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51393E+018" calcext:value-type="float">
            <text:p>1526878595139300000</text:p>
          </table:table-cell>
          <table:table-cell office:value-type="float" office:value="970" calcext:value-type="float">
            <text:p>970</text:p>
          </table:table-cell>
          <table:table-cell office:value-type="float" office:value="1.52687859513523E+018" calcext:value-type="float">
            <text:p>1526878595135230000</text:p>
          </table:table-cell>
          <table:table-cell office:value-type="string" calcext:value-type="string">
            <text:p>world</text:p>
          </table:table-cell>
          <table:table-cell office:value-type="float" office:value="-0.0445898808539" calcext:value-type="float">
            <text:p>-0.0445898809</text:p>
          </table:table-cell>
          <table:table-cell office:value-type="float" office:value="-0.119514331222" calcext:value-type="float">
            <text:p>-0.1195143312</text:p>
          </table:table-cell>
          <table:table-cell office:value-type="float" office:value="-0.207098811865" calcext:value-type="float">
            <text:p>-0.20709881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51587E+018" calcext:value-type="float">
            <text:p>1526878595158700000</text:p>
          </table:table-cell>
          <table:table-cell office:value-type="float" office:value="971" calcext:value-type="float">
            <text:p>971</text:p>
          </table:table-cell>
          <table:table-cell office:value-type="float" office:value="1.5268785951551E+018" calcext:value-type="float">
            <text:p>1526878595155100000</text:p>
          </table:table-cell>
          <table:table-cell office:value-type="string" calcext:value-type="string">
            <text:p>world</text:p>
          </table:table-cell>
          <table:table-cell office:value-type="float" office:value="-0.0562364161015" calcext:value-type="float">
            <text:p>-0.0562364161</text:p>
          </table:table-cell>
          <table:table-cell office:value-type="float" office:value="-0.139590844512" calcext:value-type="float">
            <text:p>-0.1395908445</text:p>
          </table:table-cell>
          <table:table-cell office:value-type="float" office:value="-0.241393759847" calcext:value-type="float">
            <text:p>-0.24139375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517914E+018" calcext:value-type="float">
            <text:p>1526878595179140000</text:p>
          </table:table-cell>
          <table:table-cell office:value-type="float" office:value="972" calcext:value-type="float">
            <text:p>972</text:p>
          </table:table-cell>
          <table:table-cell office:value-type="float" office:value="1.52687859517478E+018" calcext:value-type="float">
            <text:p>1526878595174780000</text:p>
          </table:table-cell>
          <table:table-cell office:value-type="string" calcext:value-type="string">
            <text:p>world</text:p>
          </table:table-cell>
          <table:table-cell office:value-type="float" office:value="-0.0517035461962" calcext:value-type="float">
            <text:p>-0.0517035462</text:p>
          </table:table-cell>
          <table:table-cell office:value-type="float" office:value="-0.118124559522" calcext:value-type="float">
            <text:p>-0.1181245595</text:p>
          </table:table-cell>
          <table:table-cell office:value-type="float" office:value="-0.210035771132" calcext:value-type="float">
            <text:p>-0.21003577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51992E+018" calcext:value-type="float">
            <text:p>1526878595199200000</text:p>
          </table:table-cell>
          <table:table-cell office:value-type="float" office:value="973" calcext:value-type="float">
            <text:p>973</text:p>
          </table:table-cell>
          <table:table-cell office:value-type="float" office:value="1.52687859519477E+018" calcext:value-type="float">
            <text:p>1526878595194770000</text:p>
          </table:table-cell>
          <table:table-cell office:value-type="string" calcext:value-type="string">
            <text:p>world</text:p>
          </table:table-cell>
          <table:table-cell office:value-type="float" office:value="-0.0520340278745" calcext:value-type="float">
            <text:p>-0.0520340279</text:p>
          </table:table-cell>
          <table:table-cell office:value-type="float" office:value="-0.105222970247" calcext:value-type="float">
            <text:p>-0.1052229702</text:p>
          </table:table-cell>
          <table:table-cell office:value-type="float" office:value="-0.189154356718" calcext:value-type="float">
            <text:p>-0.18915435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521965E+018" calcext:value-type="float">
            <text:p>1526878595219650000</text:p>
          </table:table-cell>
          <table:table-cell office:value-type="float" office:value="974" calcext:value-type="float">
            <text:p>974</text:p>
          </table:table-cell>
          <table:table-cell office:value-type="float" office:value="1.52687859521475E+018" calcext:value-type="float">
            <text:p>1526878595214750000</text:p>
          </table:table-cell>
          <table:table-cell office:value-type="string" calcext:value-type="string">
            <text:p>world</text:p>
          </table:table-cell>
          <table:table-cell office:value-type="float" office:value="-0.0688414573669" calcext:value-type="float">
            <text:p>-0.0688414574</text:p>
          </table:table-cell>
          <table:table-cell office:value-type="float" office:value="-0.118749260902" calcext:value-type="float">
            <text:p>-0.1187492609</text:p>
          </table:table-cell>
          <table:table-cell office:value-type="float" office:value="-0.219298630953" calcext:value-type="float">
            <text:p>-0.2192986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52389E+018" calcext:value-type="float">
            <text:p>1526878595238900000</text:p>
          </table:table-cell>
          <table:table-cell office:value-type="float" office:value="975" calcext:value-type="float">
            <text:p>975</text:p>
          </table:table-cell>
          <table:table-cell office:value-type="float" office:value="1.52687859523468E+018" calcext:value-type="float">
            <text:p>1526878595234680000</text:p>
          </table:table-cell>
          <table:table-cell office:value-type="string" calcext:value-type="string">
            <text:p>world</text:p>
          </table:table-cell>
          <table:table-cell office:value-type="float" office:value="-0.063829280436" calcext:value-type="float">
            <text:p>-0.0638292804</text:p>
          </table:table-cell>
          <table:table-cell office:value-type="float" office:value="-0.105191454291" calcext:value-type="float">
            <text:p>-0.1051914543</text:p>
          </table:table-cell>
          <table:table-cell office:value-type="float" office:value="-0.201502889395" calcext:value-type="float">
            <text:p>-0.20150288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525921E+018" calcext:value-type="float">
            <text:p>1526878595259210000</text:p>
          </table:table-cell>
          <table:table-cell office:value-type="float" office:value="976" calcext:value-type="float">
            <text:p>976</text:p>
          </table:table-cell>
          <table:table-cell office:value-type="float" office:value="1.52687859525445E+018" calcext:value-type="float">
            <text:p>1526878595254450000</text:p>
          </table:table-cell>
          <table:table-cell office:value-type="string" calcext:value-type="string">
            <text:p>world</text:p>
          </table:table-cell>
          <table:table-cell office:value-type="float" office:value="-0.0852679461241" calcext:value-type="float">
            <text:p>-0.0852679461</text:p>
          </table:table-cell>
          <table:table-cell office:value-type="float" office:value="-0.11555365473" calcext:value-type="float">
            <text:p>-0.1155536547</text:p>
          </table:table-cell>
          <table:table-cell office:value-type="float" office:value="-0.223816156387" calcext:value-type="float">
            <text:p>-0.22381615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527955E+018" calcext:value-type="float">
            <text:p>1526878595279550000</text:p>
          </table:table-cell>
          <table:table-cell office:value-type="float" office:value="977" calcext:value-type="float">
            <text:p>977</text:p>
          </table:table-cell>
          <table:table-cell office:value-type="float" office:value="1.52687859527539E+018" calcext:value-type="float">
            <text:p>1526878595275390000</text:p>
          </table:table-cell>
          <table:table-cell office:value-type="string" calcext:value-type="string">
            <text:p>world</text:p>
          </table:table-cell>
          <table:table-cell office:value-type="float" office:value="-0.0730963945389" calcext:value-type="float">
            <text:p>-0.0730963945</text:p>
          </table:table-cell>
          <table:table-cell office:value-type="float" office:value="-0.0957539230585" calcext:value-type="float">
            <text:p>-0.0957539231</text:p>
          </table:table-cell>
          <table:table-cell office:value-type="float" office:value="-0.215586051345" calcext:value-type="float">
            <text:p>-0.2155860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529892E+018" calcext:value-type="float">
            <text:p>1526878595298920000</text:p>
          </table:table-cell>
          <table:table-cell office:value-type="float" office:value="978" calcext:value-type="float">
            <text:p>978</text:p>
          </table:table-cell>
          <table:table-cell office:value-type="float" office:value="1.52687859529529E+018" calcext:value-type="float">
            <text:p>1526878595295290000</text:p>
          </table:table-cell>
          <table:table-cell office:value-type="string" calcext:value-type="string">
            <text:p>world</text:p>
          </table:table-cell>
          <table:table-cell office:value-type="float" office:value="-0.0737250298262" calcext:value-type="float">
            <text:p>-0.0737250298</text:p>
          </table:table-cell>
          <table:table-cell office:value-type="float" office:value="-0.0873924195766" calcext:value-type="float">
            <text:p>-0.0873924196</text:p>
          </table:table-cell>
          <table:table-cell office:value-type="float" office:value="-0.244923770428" calcext:value-type="float">
            <text:p>-0.2449237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531931E+018" calcext:value-type="float">
            <text:p>1526878595319310000</text:p>
          </table:table-cell>
          <table:table-cell office:value-type="float" office:value="979" calcext:value-type="float">
            <text:p>979</text:p>
          </table:table-cell>
          <table:table-cell office:value-type="float" office:value="1.5268785953154E+018" calcext:value-type="float">
            <text:p>1526878595315400000</text:p>
          </table:table-cell>
          <table:table-cell office:value-type="string" calcext:value-type="string">
            <text:p>world</text:p>
          </table:table-cell>
          <table:table-cell office:value-type="float" office:value="-0.0892601460218" calcext:value-type="float">
            <text:p>-0.089260146</text:p>
          </table:table-cell>
          <table:table-cell office:value-type="float" office:value="-0.0926218628883" calcext:value-type="float">
            <text:p>-0.0926218629</text:p>
          </table:table-cell>
          <table:table-cell office:value-type="float" office:value="-0.371214926243" calcext:value-type="float">
            <text:p>-0.37121492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533958E+018" calcext:value-type="float">
            <text:p>1526878595339580000</text:p>
          </table:table-cell>
          <table:table-cell office:value-type="float" office:value="980" calcext:value-type="float">
            <text:p>980</text:p>
          </table:table-cell>
          <table:table-cell office:value-type="float" office:value="1.52687859533528E+018" calcext:value-type="float">
            <text:p>1526878595335280000</text:p>
          </table:table-cell>
          <table:table-cell office:value-type="string" calcext:value-type="string">
            <text:p>world</text:p>
          </table:table-cell>
          <table:table-cell office:value-type="float" office:value="-0.0773847028613" calcext:value-type="float">
            <text:p>-0.0773847029</text:p>
          </table:table-cell>
          <table:table-cell office:value-type="float" office:value="-0.0820362865925" calcext:value-type="float">
            <text:p>-0.0820362866</text:p>
          </table:table-cell>
          <table:table-cell office:value-type="float" office:value="-0.400775313377" calcext:value-type="float">
            <text:p>-0.40077531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535892E+018" calcext:value-type="float">
            <text:p>1526878595358920000</text:p>
          </table:table-cell>
          <table:table-cell office:value-type="float" office:value="981" calcext:value-type="float">
            <text:p>981</text:p>
          </table:table-cell>
          <table:table-cell office:value-type="float" office:value="1.52687859535521E+018" calcext:value-type="float">
            <text:p>1526878595355210000</text:p>
          </table:table-cell>
          <table:table-cell office:value-type="string" calcext:value-type="string">
            <text:p>world</text:p>
          </table:table-cell>
          <table:table-cell office:value-type="float" office:value="-0.0905560702085" calcext:value-type="float">
            <text:p>-0.0905560702</text:p>
          </table:table-cell>
          <table:table-cell office:value-type="float" office:value="-0.0925541892648" calcext:value-type="float">
            <text:p>-0.0925541893</text:p>
          </table:table-cell>
          <table:table-cell office:value-type="float" office:value="-0.56524181366" calcext:value-type="float">
            <text:p>-0.56524181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537932E+018" calcext:value-type="float">
            <text:p>1526878595379320000</text:p>
          </table:table-cell>
          <table:table-cell office:value-type="float" office:value="982" calcext:value-type="float">
            <text:p>982</text:p>
          </table:table-cell>
          <table:table-cell office:value-type="float" office:value="1.52687859537529E+018" calcext:value-type="float">
            <text:p>1526878595375290000</text:p>
          </table:table-cell>
          <table:table-cell office:value-type="string" calcext:value-type="string">
            <text:p>world</text:p>
          </table:table-cell>
          <table:table-cell office:value-type="float" office:value="-0.00564340129495" calcext:value-type="float">
            <text:p>-0.0056434013</text:p>
          </table:table-cell>
          <table:table-cell office:value-type="float" office:value="-0.052727881819" calcext:value-type="float">
            <text:p>-0.0527278818</text:p>
          </table:table-cell>
          <table:table-cell office:value-type="float" office:value="-0.195101454854" calcext:value-type="float">
            <text:p>-0.19510145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539853E+018" calcext:value-type="float">
            <text:p>1526878595398530000</text:p>
          </table:table-cell>
          <table:table-cell office:value-type="float" office:value="983" calcext:value-type="float">
            <text:p>983</text:p>
          </table:table-cell>
          <table:table-cell office:value-type="float" office:value="1.52687859539524E+018" calcext:value-type="float">
            <text:p>1526878595395240000</text:p>
          </table:table-cell>
          <table:table-cell office:value-type="string" calcext:value-type="string">
            <text:p>world</text:p>
          </table:table-cell>
          <table:table-cell office:value-type="float" office:value="0.0373156741261" calcext:value-type="float">
            <text:p>0.0373156741</text:p>
          </table:table-cell>
          <table:table-cell office:value-type="float" office:value="-0.0264270771295" calcext:value-type="float">
            <text:p>-0.0264270771</text:p>
          </table:table-cell>
          <table:table-cell office:value-type="float" office:value="-0.0317491218448" calcext:value-type="float">
            <text:p>-0.03174912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541885E+018" calcext:value-type="float">
            <text:p>1526878595418850000</text:p>
          </table:table-cell>
          <table:table-cell office:value-type="float" office:value="984" calcext:value-type="float">
            <text:p>984</text:p>
          </table:table-cell>
          <table:table-cell office:value-type="float" office:value="1.52687859541521E+018" calcext:value-type="float">
            <text:p>1526878595415210000</text:p>
          </table:table-cell>
          <table:table-cell office:value-type="string" calcext:value-type="string">
            <text:p>world</text:p>
          </table:table-cell>
          <table:table-cell office:value-type="float" office:value="0.0690504536033" calcext:value-type="float">
            <text:p>0.0690504536</text:p>
          </table:table-cell>
          <table:table-cell office:value-type="float" office:value="-0.00860611721873" calcext:value-type="float">
            <text:p>-0.0086061172</text:p>
          </table:table-cell>
          <table:table-cell office:value-type="float" office:value="-0.0200873538852" calcext:value-type="float">
            <text:p>-0.02008735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543918E+018" calcext:value-type="float">
            <text:p>1526878595439180000</text:p>
          </table:table-cell>
          <table:table-cell office:value-type="float" office:value="985" calcext:value-type="float">
            <text:p>985</text:p>
          </table:table-cell>
          <table:table-cell office:value-type="float" office:value="1.52687859543518E+018" calcext:value-type="float">
            <text:p>1526878595435180000</text:p>
          </table:table-cell>
          <table:table-cell office:value-type="string" calcext:value-type="string">
            <text:p>world</text:p>
          </table:table-cell>
          <table:table-cell office:value-type="float" office:value="0.0519645363092" calcext:value-type="float">
            <text:p>0.0519645363</text:p>
          </table:table-cell>
          <table:table-cell office:value-type="float" office:value="-0.000573446508497" calcext:value-type="float">
            <text:p>-0.0005734465</text:p>
          </table:table-cell>
          <table:table-cell office:value-type="float" office:value="-0.0622864216566" calcext:value-type="float">
            <text:p>-0.06228642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545963E+018" calcext:value-type="float">
            <text:p>1526878595459630000</text:p>
          </table:table-cell>
          <table:table-cell office:value-type="float" office:value="986" calcext:value-type="float">
            <text:p>986</text:p>
          </table:table-cell>
          <table:table-cell office:value-type="float" office:value="1.52687859545543E+018" calcext:value-type="float">
            <text:p>1526878595455430000</text:p>
          </table:table-cell>
          <table:table-cell office:value-type="string" calcext:value-type="string">
            <text:p>world</text:p>
          </table:table-cell>
          <table:table-cell office:value-type="float" office:value="0.0363195948303" calcext:value-type="float">
            <text:p>0.0363195948</text:p>
          </table:table-cell>
          <table:table-cell office:value-type="float" office:value="0.00655575934798" calcext:value-type="float">
            <text:p>0.0065557593</text:p>
          </table:table-cell>
          <table:table-cell office:value-type="float" office:value="-0.101570695639" calcext:value-type="float">
            <text:p>-0.10157069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547886E+018" calcext:value-type="float">
            <text:p>1526878595478860000</text:p>
          </table:table-cell>
          <table:table-cell office:value-type="float" office:value="987" calcext:value-type="float">
            <text:p>987</text:p>
          </table:table-cell>
          <table:table-cell office:value-type="float" office:value="1.52687859547524E+018" calcext:value-type="float">
            <text:p>1526878595475240000</text:p>
          </table:table-cell>
          <table:table-cell office:value-type="string" calcext:value-type="string">
            <text:p>world</text:p>
          </table:table-cell>
          <table:table-cell office:value-type="float" office:value="0.00296143069863" calcext:value-type="float">
            <text:p>0.0029614307</text:p>
          </table:table-cell>
          <table:table-cell office:value-type="float" office:value="0.0168503280729" calcext:value-type="float">
            <text:p>0.0168503281</text:p>
          </table:table-cell>
          <table:table-cell office:value-type="float" office:value="-0.0385771840811" calcext:value-type="float">
            <text:p>-0.03857718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549911E+018" calcext:value-type="float">
            <text:p>1526878595499110000</text:p>
          </table:table-cell>
          <table:table-cell office:value-type="float" office:value="988" calcext:value-type="float">
            <text:p>988</text:p>
          </table:table-cell>
          <table:table-cell office:value-type="float" office:value="1.5268785954951E+018" calcext:value-type="float">
            <text:p>1526878595495100000</text:p>
          </table:table-cell>
          <table:table-cell office:value-type="string" calcext:value-type="string">
            <text:p>world</text:p>
          </table:table-cell>
          <table:table-cell office:value-type="float" office:value="-0.00966122094542" calcext:value-type="float">
            <text:p>-0.0096612209</text:p>
          </table:table-cell>
          <table:table-cell office:value-type="float" office:value="0.00747714843601" calcext:value-type="float">
            <text:p>0.0074771484</text:p>
          </table:table-cell>
          <table:table-cell office:value-type="float" office:value="-0.0339920595288" calcext:value-type="float">
            <text:p>-0.03399205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551956E+018" calcext:value-type="float">
            <text:p>1526878595519560000</text:p>
          </table:table-cell>
          <table:table-cell office:value-type="float" office:value="989" calcext:value-type="float">
            <text:p>989</text:p>
          </table:table-cell>
          <table:table-cell office:value-type="float" office:value="1.52687859551472E+018" calcext:value-type="float">
            <text:p>1526878595514720000</text:p>
          </table:table-cell>
          <table:table-cell office:value-type="string" calcext:value-type="string">
            <text:p>world</text:p>
          </table:table-cell>
          <table:table-cell office:value-type="float" office:value="0.00150870345533" calcext:value-type="float">
            <text:p>0.0015087035</text:p>
          </table:table-cell>
          <table:table-cell office:value-type="float" office:value="-0.00645434996113" calcext:value-type="float">
            <text:p>-0.00645435</text:p>
          </table:table-cell>
          <table:table-cell office:value-type="float" office:value="-0.0274359509349" calcext:value-type="float">
            <text:p>-0.02743595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553884E+018" calcext:value-type="float">
            <text:p>1526878595538840000</text:p>
          </table:table-cell>
          <table:table-cell office:value-type="float" office:value="990" calcext:value-type="float">
            <text:p>990</text:p>
          </table:table-cell>
          <table:table-cell office:value-type="float" office:value="1.52687859553437E+018" calcext:value-type="float">
            <text:p>1526878595534370000</text:p>
          </table:table-cell>
          <table:table-cell office:value-type="string" calcext:value-type="string">
            <text:p>world</text:p>
          </table:table-cell>
          <table:table-cell office:value-type="float" office:value="0.000264583912212" calcext:value-type="float">
            <text:p>0.0002645839</text:p>
          </table:table-cell>
          <table:table-cell office:value-type="float" office:value="0.00743447151035" calcext:value-type="float">
            <text:p>0.0074344715</text:p>
          </table:table-cell>
          <table:table-cell office:value-type="float" office:value="-0.00390971451998" calcext:value-type="float">
            <text:p>-0.00390971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555914E+018" calcext:value-type="float">
            <text:p>1526878595559140000</text:p>
          </table:table-cell>
          <table:table-cell office:value-type="float" office:value="991" calcext:value-type="float">
            <text:p>991</text:p>
          </table:table-cell>
          <table:table-cell office:value-type="float" office:value="1.52687859555522E+018" calcext:value-type="float">
            <text:p>1526878595555220000</text:p>
          </table:table-cell>
          <table:table-cell office:value-type="string" calcext:value-type="string">
            <text:p>world</text:p>
          </table:table-cell>
          <table:table-cell office:value-type="float" office:value="0.00477808853611" calcext:value-type="float">
            <text:p>0.0047780885</text:p>
          </table:table-cell>
          <table:table-cell office:value-type="float" office:value="0.00534421950579" calcext:value-type="float">
            <text:p>0.0053442195</text:p>
          </table:table-cell>
          <table:table-cell office:value-type="float" office:value="-0.00443216832355" calcext:value-type="float">
            <text:p>-0.00443216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557947E+018" calcext:value-type="float">
            <text:p>1526878595579470000</text:p>
          </table:table-cell>
          <table:table-cell office:value-type="float" office:value="992" calcext:value-type="float">
            <text:p>992</text:p>
          </table:table-cell>
          <table:table-cell office:value-type="float" office:value="1.52687859557507E+018" calcext:value-type="float">
            <text:p>1526878595575070000</text:p>
          </table:table-cell>
          <table:table-cell office:value-type="string" calcext:value-type="string">
            <text:p>world</text:p>
          </table:table-cell>
          <table:table-cell office:value-type="float" office:value="-0.000586300157011" calcext:value-type="float">
            <text:p>-0.0005863002</text:p>
          </table:table-cell>
          <table:table-cell office:value-type="float" office:value="-0.000796530395746" calcext:value-type="float">
            <text:p>-0.0007965304</text:p>
          </table:table-cell>
          <table:table-cell office:value-type="float" office:value="-0.019272794947" calcext:value-type="float">
            <text:p>-0.01927279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55988E+018" calcext:value-type="float">
            <text:p>1526878595598800000</text:p>
          </table:table-cell>
          <table:table-cell office:value-type="float" office:value="993" calcext:value-type="float">
            <text:p>993</text:p>
          </table:table-cell>
          <table:table-cell office:value-type="float" office:value="1.5268785955948E+018" calcext:value-type="float">
            <text:p>1526878595594800000</text:p>
          </table:table-cell>
          <table:table-cell office:value-type="string" calcext:value-type="string">
            <text:p>world</text:p>
          </table:table-cell>
          <table:table-cell office:value-type="float" office:value="-0.0019363311585" calcext:value-type="float">
            <text:p>-0.0019363312</text:p>
          </table:table-cell>
          <table:table-cell office:value-type="float" office:value="-0.00213708123192" calcext:value-type="float">
            <text:p>-0.0021370812</text:p>
          </table:table-cell>
          <table:table-cell office:value-type="float" office:value="0.00822558905929" calcext:value-type="float">
            <text:p>0.00822558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561912E+018" calcext:value-type="float">
            <text:p>1526878595619120000</text:p>
          </table:table-cell>
          <table:table-cell office:value-type="float" office:value="994" calcext:value-type="float">
            <text:p>994</text:p>
          </table:table-cell>
          <table:table-cell office:value-type="float" office:value="1.52687859561465E+018" calcext:value-type="float">
            <text:p>1526878595614650000</text:p>
          </table:table-cell>
          <table:table-cell office:value-type="string" calcext:value-type="string">
            <text:p>world</text:p>
          </table:table-cell>
          <table:table-cell office:value-type="float" office:value="0.000975512783043" calcext:value-type="float">
            <text:p>0.0009755128</text:p>
          </table:table-cell>
          <table:table-cell office:value-type="float" office:value="0.00396833475679" calcext:value-type="float">
            <text:p>0.0039683348</text:p>
          </table:table-cell>
          <table:table-cell office:value-type="float" office:value="0.00690397294238" calcext:value-type="float">
            <text:p>0.00690397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563945E+018" calcext:value-type="float">
            <text:p>1526878595639450000</text:p>
          </table:table-cell>
          <table:table-cell office:value-type="float" office:value="995" calcext:value-type="float">
            <text:p>995</text:p>
          </table:table-cell>
          <table:table-cell office:value-type="float" office:value="1.52687859563529E+018" calcext:value-type="float">
            <text:p>1526878595635290000</text:p>
          </table:table-cell>
          <table:table-cell office:value-type="string" calcext:value-type="string">
            <text:p>world</text:p>
          </table:table-cell>
          <table:table-cell office:value-type="float" office:value="0.00149716390297" calcext:value-type="float">
            <text:p>0.0014971639</text:p>
          </table:table-cell>
          <table:table-cell office:value-type="float" office:value="0.00098900264129" calcext:value-type="float">
            <text:p>0.0009890026</text:p>
          </table:table-cell>
          <table:table-cell office:value-type="float" office:value="0.00321173178963" calcext:value-type="float">
            <text:p>0.00321173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565878E+018" calcext:value-type="float">
            <text:p>1526878595658780000</text:p>
          </table:table-cell>
          <table:table-cell office:value-type="float" office:value="996" calcext:value-type="float">
            <text:p>996</text:p>
          </table:table-cell>
          <table:table-cell office:value-type="float" office:value="1.52687859565507E+018" calcext:value-type="float">
            <text:p>1526878595655070000</text:p>
          </table:table-cell>
          <table:table-cell office:value-type="string" calcext:value-type="string">
            <text:p>world</text:p>
          </table:table-cell>
          <table:table-cell office:value-type="float" office:value="-0.00433229561895" calcext:value-type="float">
            <text:p>-0.0043322956</text:p>
          </table:table-cell>
          <table:table-cell office:value-type="float" office:value="-0.00947096012533" calcext:value-type="float">
            <text:p>-0.0094709601</text:p>
          </table:table-cell>
          <table:table-cell office:value-type="float" office:value="-0.00494258478284" calcext:value-type="float">
            <text:p>-0.0049425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56792E+018" calcext:value-type="float">
            <text:p>1526878595679200000</text:p>
          </table:table-cell>
          <table:table-cell office:value-type="float" office:value="997" calcext:value-type="float">
            <text:p>997</text:p>
          </table:table-cell>
          <table:table-cell office:value-type="float" office:value="1.52687859567476E+018" calcext:value-type="float">
            <text:p>1526878595674760000</text:p>
          </table:table-cell>
          <table:table-cell office:value-type="string" calcext:value-type="string">
            <text:p>world</text:p>
          </table:table-cell>
          <table:table-cell office:value-type="float" office:value="0.00500974012539" calcext:value-type="float">
            <text:p>0.0050097401</text:p>
          </table:table-cell>
          <table:table-cell office:value-type="float" office:value="0.00112874526531" calcext:value-type="float">
            <text:p>0.0011287453</text:p>
          </table:table-cell>
          <table:table-cell office:value-type="float" office:value="0.00111898523755" calcext:value-type="float">
            <text:p>0.00111898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569947E+018" calcext:value-type="float">
            <text:p>1526878595699470000</text:p>
          </table:table-cell>
          <table:table-cell office:value-type="float" office:value="998" calcext:value-type="float">
            <text:p>998</text:p>
          </table:table-cell>
          <table:table-cell office:value-type="float" office:value="1.52687859569461E+018" calcext:value-type="float">
            <text:p>1526878595694610000</text:p>
          </table:table-cell>
          <table:table-cell office:value-type="string" calcext:value-type="string">
            <text:p>world</text:p>
          </table:table-cell>
          <table:table-cell office:value-type="float" office:value="-0.00651650410146" calcext:value-type="float">
            <text:p>-0.0065165041</text:p>
          </table:table-cell>
          <table:table-cell office:value-type="float" office:value="-0.00143544841558" calcext:value-type="float">
            <text:p>-0.0014354484</text:p>
          </table:table-cell>
          <table:table-cell office:value-type="float" office:value="-0.000067169952672" calcext:value-type="float">
            <text:p>-0.000067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571894E+018" calcext:value-type="float">
            <text:p>1526878595718940000</text:p>
          </table:table-cell>
          <table:table-cell office:value-type="float" office:value="999" calcext:value-type="float">
            <text:p>999</text:p>
          </table:table-cell>
          <table:table-cell office:value-type="float" office:value="1.52687859571469E+018" calcext:value-type="float">
            <text:p>1526878595714690000</text:p>
          </table:table-cell>
          <table:table-cell office:value-type="string" calcext:value-type="string">
            <text:p>world</text:p>
          </table:table-cell>
          <table:table-cell office:value-type="float" office:value="0.00476232869551" calcext:value-type="float">
            <text:p>0.0047623287</text:p>
          </table:table-cell>
          <table:table-cell office:value-type="float" office:value="0.0028850461822" calcext:value-type="float">
            <text:p>0.0028850462</text:p>
          </table:table-cell>
          <table:table-cell office:value-type="float" office:value="0.00000333573916578" calcext:value-type="float">
            <text:p>3.33573916578E-0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57392E+018" calcext:value-type="float">
            <text:p>15268785957392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.52687859573459E+018" calcext:value-type="float">
            <text:p>1526878595734590000</text:p>
          </table:table-cell>
          <table:table-cell office:value-type="string" calcext:value-type="string">
            <text:p>world</text:p>
          </table:table-cell>
          <table:table-cell office:value-type="float" office:value="-0.00200540549122" calcext:value-type="float">
            <text:p>-0.0020054055</text:p>
          </table:table-cell>
          <table:table-cell office:value-type="float" office:value="-0.000123480218463" calcext:value-type="float">
            <text:p>-0.0001234802</text:p>
          </table:table-cell>
          <table:table-cell office:value-type="float" office:value="0.000750600011088" calcext:value-type="float">
            <text:p>0.00075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575971E+018" calcext:value-type="float">
            <text:p>1526878595759710000</text:p>
          </table:table-cell>
          <table:table-cell office:value-type="float" office:value="1001" calcext:value-type="float">
            <text:p>1001</text:p>
          </table:table-cell>
          <table:table-cell office:value-type="float" office:value="1.52687859575539E+018" calcext:value-type="float">
            <text:p>1526878595755390000</text:p>
          </table:table-cell>
          <table:table-cell office:value-type="string" calcext:value-type="string">
            <text:p>world</text:p>
          </table:table-cell>
          <table:table-cell office:value-type="float" office:value="0.00134896568488" calcext:value-type="float">
            <text:p>0.0013489657</text:p>
          </table:table-cell>
          <table:table-cell office:value-type="float" office:value="0.00620998255908" calcext:value-type="float">
            <text:p>0.0062099826</text:p>
          </table:table-cell>
          <table:table-cell office:value-type="float" office:value="0.00397661142051" calcext:value-type="float">
            <text:p>0.00397661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577925E+018" calcext:value-type="float">
            <text:p>1526878595779250000</text:p>
          </table:table-cell>
          <table:table-cell office:value-type="float" office:value="1002" calcext:value-type="float">
            <text:p>1002</text:p>
          </table:table-cell>
          <table:table-cell office:value-type="float" office:value="1.52687859577518E+018" calcext:value-type="float">
            <text:p>1526878595775180000</text:p>
          </table:table-cell>
          <table:table-cell office:value-type="string" calcext:value-type="string">
            <text:p>world</text:p>
          </table:table-cell>
          <table:table-cell office:value-type="float" office:value="-0.00193166965619" calcext:value-type="float">
            <text:p>-0.0019316697</text:p>
          </table:table-cell>
          <table:table-cell office:value-type="float" office:value="-0.00638139620423" calcext:value-type="float">
            <text:p>-0.0063813962</text:p>
          </table:table-cell>
          <table:table-cell office:value-type="float" office:value="-0.0080344080925" calcext:value-type="float">
            <text:p>-0.00803440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579947E+018" calcext:value-type="float">
            <text:p>1526878595799470000</text:p>
          </table:table-cell>
          <table:table-cell office:value-type="float" office:value="1003" calcext:value-type="float">
            <text:p>1003</text:p>
          </table:table-cell>
          <table:table-cell office:value-type="float" office:value="1.52687859579522E+018" calcext:value-type="float">
            <text:p>1526878595795220000</text:p>
          </table:table-cell>
          <table:table-cell office:value-type="string" calcext:value-type="string">
            <text:p>world</text:p>
          </table:table-cell>
          <table:table-cell office:value-type="float" office:value="0.00765318237245" calcext:value-type="float">
            <text:p>0.0076531824</text:p>
          </table:table-cell>
          <table:table-cell office:value-type="float" office:value="-0.000611087772995" calcext:value-type="float">
            <text:p>-0.0006110878</text:p>
          </table:table-cell>
          <table:table-cell office:value-type="float" office:value="-0.00403980817646" calcext:value-type="float">
            <text:p>-0.00403980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581872E+018" calcext:value-type="float">
            <text:p>1526878595818720000</text:p>
          </table:table-cell>
          <table:table-cell office:value-type="float" office:value="1004" calcext:value-type="float">
            <text:p>1004</text:p>
          </table:table-cell>
          <table:table-cell office:value-type="float" office:value="1.52687859581513E+018" calcext:value-type="float">
            <text:p>1526878595815130000</text:p>
          </table:table-cell>
          <table:table-cell office:value-type="string" calcext:value-type="string">
            <text:p>world</text:p>
          </table:table-cell>
          <table:table-cell office:value-type="float" office:value="0.000774001935497" calcext:value-type="float">
            <text:p>0.0007740019</text:p>
          </table:table-cell>
          <table:table-cell office:value-type="float" office:value="0.00477169454098" calcext:value-type="float">
            <text:p>0.0047716945</text:p>
          </table:table-cell>
          <table:table-cell office:value-type="float" office:value="0.0106622502208" calcext:value-type="float">
            <text:p>0.01066225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583914E+018" calcext:value-type="float">
            <text:p>1526878595839140000</text:p>
          </table:table-cell>
          <table:table-cell office:value-type="float" office:value="1005" calcext:value-type="float">
            <text:p>1005</text:p>
          </table:table-cell>
          <table:table-cell office:value-type="float" office:value="1.52687859583492E+018" calcext:value-type="float">
            <text:p>1526878595834920000</text:p>
          </table:table-cell>
          <table:table-cell office:value-type="string" calcext:value-type="string">
            <text:p>world</text:p>
          </table:table-cell>
          <table:table-cell office:value-type="float" office:value="0.00174054887611" calcext:value-type="float">
            <text:p>0.0017405489</text:p>
          </table:table-cell>
          <table:table-cell office:value-type="float" office:value="0.00192833051551" calcext:value-type="float">
            <text:p>0.0019283305</text:p>
          </table:table-cell>
          <table:table-cell office:value-type="float" office:value="0.000557438936085" calcext:value-type="float">
            <text:p>0.00055743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585953E+018" calcext:value-type="float">
            <text:p>1526878595859530000</text:p>
          </table:table-cell>
          <table:table-cell office:value-type="float" office:value="1006" calcext:value-type="float">
            <text:p>1006</text:p>
          </table:table-cell>
          <table:table-cell office:value-type="float" office:value="1.5268785958549E+018" calcext:value-type="float">
            <text:p>1526878595854900000</text:p>
          </table:table-cell>
          <table:table-cell office:value-type="string" calcext:value-type="string">
            <text:p>world</text:p>
          </table:table-cell>
          <table:table-cell office:value-type="float" office:value="-0.00355235347524" calcext:value-type="float">
            <text:p>-0.0035523535</text:p>
          </table:table-cell>
          <table:table-cell office:value-type="float" office:value="-0.000121966178995" calcext:value-type="float">
            <text:p>-0.0001219662</text:p>
          </table:table-cell>
          <table:table-cell office:value-type="float" office:value="0.00175586366095" calcext:value-type="float">
            <text:p>0.00175586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58788E+018" calcext:value-type="float">
            <text:p>1526878595878800000</text:p>
          </table:table-cell>
          <table:table-cell office:value-type="float" office:value="1007" calcext:value-type="float">
            <text:p>1007</text:p>
          </table:table-cell>
          <table:table-cell office:value-type="float" office:value="1.52687859587476E+018" calcext:value-type="float">
            <text:p>1526878595874760000</text:p>
          </table:table-cell>
          <table:table-cell office:value-type="string" calcext:value-type="string">
            <text:p>world</text:p>
          </table:table-cell>
          <table:table-cell office:value-type="float" office:value="-0.002675851807" calcext:value-type="float">
            <text:p>-0.0026758518</text:p>
          </table:table-cell>
          <table:table-cell office:value-type="float" office:value="0.000618599820882" calcext:value-type="float">
            <text:p>0.0006185998</text:p>
          </table:table-cell>
          <table:table-cell office:value-type="float" office:value="-0.00835450086743" calcext:value-type="float">
            <text:p>-0.00835450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589927E+018" calcext:value-type="float">
            <text:p>1526878595899270000</text:p>
          </table:table-cell>
          <table:table-cell office:value-type="float" office:value="1008" calcext:value-type="float">
            <text:p>1008</text:p>
          </table:table-cell>
          <table:table-cell office:value-type="float" office:value="1.52687859589463E+018" calcext:value-type="float">
            <text:p>1526878595894630000</text:p>
          </table:table-cell>
          <table:table-cell office:value-type="string" calcext:value-type="string">
            <text:p>world</text:p>
          </table:table-cell>
          <table:table-cell office:value-type="float" office:value="-0.00637101987377" calcext:value-type="float">
            <text:p>-0.0063710199</text:p>
          </table:table-cell>
          <table:table-cell office:value-type="float" office:value="-0.00177860748954" calcext:value-type="float">
            <text:p>-0.0017786075</text:p>
          </table:table-cell>
          <table:table-cell office:value-type="float" office:value="0.00113444123417" calcext:value-type="float">
            <text:p>0.00113444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591955E+018" calcext:value-type="float">
            <text:p>1526878595919550000</text:p>
          </table:table-cell>
          <table:table-cell office:value-type="float" office:value="1009" calcext:value-type="float">
            <text:p>1009</text:p>
          </table:table-cell>
          <table:table-cell office:value-type="float" office:value="1.52687859591442E+018" calcext:value-type="float">
            <text:p>1526878595914420000</text:p>
          </table:table-cell>
          <table:table-cell office:value-type="string" calcext:value-type="string">
            <text:p>world</text:p>
          </table:table-cell>
          <table:table-cell office:value-type="float" office:value="0.000941834645346" calcext:value-type="float">
            <text:p>0.0009418346</text:p>
          </table:table-cell>
          <table:table-cell office:value-type="float" office:value="0.00124172016513" calcext:value-type="float">
            <text:p>0.0012417202</text:p>
          </table:table-cell>
          <table:table-cell office:value-type="float" office:value="0.00464735506102" calcext:value-type="float">
            <text:p>0.00464735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593893E+018" calcext:value-type="float">
            <text:p>1526878595938930000</text:p>
          </table:table-cell>
          <table:table-cell office:value-type="float" office:value="1010" calcext:value-type="float">
            <text:p>1010</text:p>
          </table:table-cell>
          <table:table-cell office:value-type="float" office:value="1.52687859593522E+018" calcext:value-type="float">
            <text:p>1526878595935220000</text:p>
          </table:table-cell>
          <table:table-cell office:value-type="string" calcext:value-type="string">
            <text:p>world</text:p>
          </table:table-cell>
          <table:table-cell office:value-type="float" office:value="0.00343213649467" calcext:value-type="float">
            <text:p>0.0034321365</text:p>
          </table:table-cell>
          <table:table-cell office:value-type="float" office:value="0.002171699889" calcext:value-type="float">
            <text:p>0.0021716999</text:p>
          </table:table-cell>
          <table:table-cell office:value-type="float" office:value="0.00158688426018" calcext:value-type="float">
            <text:p>0.00158688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59592E+018" calcext:value-type="float">
            <text:p>1526878595959200000</text:p>
          </table:table-cell>
          <table:table-cell office:value-type="float" office:value="1011" calcext:value-type="float">
            <text:p>1011</text:p>
          </table:table-cell>
          <table:table-cell office:value-type="float" office:value="1.52687859595515E+018" calcext:value-type="float">
            <text:p>1526878595955150000</text:p>
          </table:table-cell>
          <table:table-cell office:value-type="string" calcext:value-type="string">
            <text:p>world</text:p>
          </table:table-cell>
          <table:table-cell office:value-type="float" office:value="0.0017312427517" calcext:value-type="float">
            <text:p>0.0017312428</text:p>
          </table:table-cell>
          <table:table-cell office:value-type="float" office:value="-0.00123420590535" calcext:value-type="float">
            <text:p>-0.0012342059</text:p>
          </table:table-cell>
          <table:table-cell office:value-type="float" office:value="-0.00629602884874" calcext:value-type="float">
            <text:p>-0.0062960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597853E+018" calcext:value-type="float">
            <text:p>1526878595978530000</text:p>
          </table:table-cell>
          <table:table-cell office:value-type="float" office:value="1012" calcext:value-type="float">
            <text:p>1012</text:p>
          </table:table-cell>
          <table:table-cell office:value-type="float" office:value="1.52687859597495E+018" calcext:value-type="float">
            <text:p>1526878595974950000</text:p>
          </table:table-cell>
          <table:table-cell office:value-type="string" calcext:value-type="string">
            <text:p>world</text:p>
          </table:table-cell>
          <table:table-cell office:value-type="float" office:value="-0.000608343747444" calcext:value-type="float">
            <text:p>-0.0006083437</text:p>
          </table:table-cell>
          <table:table-cell office:value-type="float" office:value="-0.00278189219534" calcext:value-type="float">
            <text:p>-0.0027818922</text:p>
          </table:table-cell>
          <table:table-cell office:value-type="float" office:value="0.00153361889534" calcext:value-type="float">
            <text:p>0.00153361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599875E+018" calcext:value-type="float">
            <text:p>1526878595998750000</text:p>
          </table:table-cell>
          <table:table-cell office:value-type="float" office:value="1013" calcext:value-type="float">
            <text:p>1013</text:p>
          </table:table-cell>
          <table:table-cell office:value-type="float" office:value="1.52687859599472E+018" calcext:value-type="float">
            <text:p>1526878595994720000</text:p>
          </table:table-cell>
          <table:table-cell office:value-type="string" calcext:value-type="string">
            <text:p>world</text:p>
          </table:table-cell>
          <table:table-cell office:value-type="float" office:value="-0.00322489021346" calcext:value-type="float">
            <text:p>-0.0032248902</text:p>
          </table:table-cell>
          <table:table-cell office:value-type="float" office:value="-0.00559241091833" calcext:value-type="float">
            <text:p>-0.0055924109</text:p>
          </table:table-cell>
          <table:table-cell office:value-type="float" office:value="-0.00626382650807" calcext:value-type="float">
            <text:p>-0.00626382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601925E+018" calcext:value-type="float">
            <text:p>1526878596019250000</text:p>
          </table:table-cell>
          <table:table-cell office:value-type="float" office:value="1014" calcext:value-type="float">
            <text:p>1014</text:p>
          </table:table-cell>
          <table:table-cell office:value-type="float" office:value="1.5268785960144E+018" calcext:value-type="float">
            <text:p>1526878596014400000</text:p>
          </table:table-cell>
          <table:table-cell office:value-type="string" calcext:value-type="string">
            <text:p>world</text:p>
          </table:table-cell>
          <table:table-cell office:value-type="float" office:value="0.00324486312456" calcext:value-type="float">
            <text:p>0.0032448631</text:p>
          </table:table-cell>
          <table:table-cell office:value-type="float" office:value="0.00323865958489" calcext:value-type="float">
            <text:p>0.0032386596</text:p>
          </table:table-cell>
          <table:table-cell office:value-type="float" office:value="-0.000153301283717" calcext:value-type="float">
            <text:p>-0.00015330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603859E+018" calcext:value-type="float">
            <text:p>1526878596038590000</text:p>
          </table:table-cell>
          <table:table-cell office:value-type="float" office:value="1015" calcext:value-type="float">
            <text:p>1015</text:p>
          </table:table-cell>
          <table:table-cell office:value-type="float" office:value="1.52687859603523E+018" calcext:value-type="float">
            <text:p>1526878596035230000</text:p>
          </table:table-cell>
          <table:table-cell office:value-type="string" calcext:value-type="string">
            <text:p>world</text:p>
          </table:table-cell>
          <table:table-cell office:value-type="float" office:value="-0.00158097024541" calcext:value-type="float">
            <text:p>-0.0015809702</text:p>
          </table:table-cell>
          <table:table-cell office:value-type="float" office:value="-0.00596891669556" calcext:value-type="float">
            <text:p>-0.0059689167</text:p>
          </table:table-cell>
          <table:table-cell office:value-type="float" office:value="-0.000378396536689" calcext:value-type="float">
            <text:p>-0.00037839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605887E+018" calcext:value-type="float">
            <text:p>1526878596058870000</text:p>
          </table:table-cell>
          <table:table-cell office:value-type="float" office:value="1016" calcext:value-type="float">
            <text:p>1016</text:p>
          </table:table-cell>
          <table:table-cell office:value-type="float" office:value="1.52687859605513E+018" calcext:value-type="float">
            <text:p>1526878596055130000</text:p>
          </table:table-cell>
          <table:table-cell office:value-type="string" calcext:value-type="string">
            <text:p>world</text:p>
          </table:table-cell>
          <table:table-cell office:value-type="float" office:value="-0.002482076874" calcext:value-type="float">
            <text:p>-0.0024820769</text:p>
          </table:table-cell>
          <table:table-cell office:value-type="float" office:value="-0.000475205713883" calcext:value-type="float">
            <text:p>-0.0004752057</text:p>
          </table:table-cell>
          <table:table-cell office:value-type="float" office:value="0.00337393092923" calcext:value-type="float">
            <text:p>0.00337393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607925E+018" calcext:value-type="float">
            <text:p>1526878596079250000</text:p>
          </table:table-cell>
          <table:table-cell office:value-type="float" office:value="1017" calcext:value-type="float">
            <text:p>1017</text:p>
          </table:table-cell>
          <table:table-cell office:value-type="float" office:value="1.5268785960747E+018" calcext:value-type="float">
            <text:p>1526878596074700000</text:p>
          </table:table-cell>
          <table:table-cell office:value-type="string" calcext:value-type="string">
            <text:p>world</text:p>
          </table:table-cell>
          <table:table-cell office:value-type="float" office:value="-0.00077021936886" calcext:value-type="float">
            <text:p>-0.0007702194</text:p>
          </table:table-cell>
          <table:table-cell office:value-type="float" office:value="0.00140339147765" calcext:value-type="float">
            <text:p>0.0014033915</text:p>
          </table:table-cell>
          <table:table-cell office:value-type="float" office:value="-0.00682713510469" calcext:value-type="float">
            <text:p>-0.00682713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609943E+018" calcext:value-type="float">
            <text:p>1526878596099430000</text:p>
          </table:table-cell>
          <table:table-cell office:value-type="float" office:value="1018" calcext:value-type="float">
            <text:p>1018</text:p>
          </table:table-cell>
          <table:table-cell office:value-type="float" office:value="1.52687859609438E+018" calcext:value-type="float">
            <text:p>1526878596094380000</text:p>
          </table:table-cell>
          <table:table-cell office:value-type="string" calcext:value-type="string">
            <text:p>world</text:p>
          </table:table-cell>
          <table:table-cell office:value-type="float" office:value="-0.00335973501205" calcext:value-type="float">
            <text:p>-0.003359735</text:p>
          </table:table-cell>
          <table:table-cell office:value-type="float" office:value="0.0041865799576" calcext:value-type="float">
            <text:p>0.00418658</text:p>
          </table:table-cell>
          <table:table-cell office:value-type="float" office:value="0.000109987799078" calcext:value-type="float">
            <text:p>0.00010998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611872E+018" calcext:value-type="float">
            <text:p>1526878596118720000</text:p>
          </table:table-cell>
          <table:table-cell office:value-type="float" office:value="1019" calcext:value-type="float">
            <text:p>1019</text:p>
          </table:table-cell>
          <table:table-cell office:value-type="float" office:value="1.52687859611515E+018" calcext:value-type="float">
            <text:p>1526878596115150000</text:p>
          </table:table-cell>
          <table:table-cell office:value-type="string" calcext:value-type="string">
            <text:p>world</text:p>
          </table:table-cell>
          <table:table-cell office:value-type="float" office:value="0.00381828285754" calcext:value-type="float">
            <text:p>0.0038182829</text:p>
          </table:table-cell>
          <table:table-cell office:value-type="float" office:value="-0.000760552473366" calcext:value-type="float">
            <text:p>-0.0007605525</text:p>
          </table:table-cell>
          <table:table-cell office:value-type="float" office:value="0.00637209694833" calcext:value-type="float">
            <text:p>0.00637209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613923E+018" calcext:value-type="float">
            <text:p>1526878596139230000</text:p>
          </table:table-cell>
          <table:table-cell office:value-type="float" office:value="1020" calcext:value-type="float">
            <text:p>1020</text:p>
          </table:table-cell>
          <table:table-cell office:value-type="float" office:value="1.52687859613464E+018" calcext:value-type="float">
            <text:p>1526878596134640000</text:p>
          </table:table-cell>
          <table:table-cell office:value-type="string" calcext:value-type="string">
            <text:p>world</text:p>
          </table:table-cell>
          <table:table-cell office:value-type="float" office:value="0.00496757496148" calcext:value-type="float">
            <text:p>0.004967575</text:p>
          </table:table-cell>
          <table:table-cell office:value-type="float" office:value="0.00187215069309" calcext:value-type="float">
            <text:p>0.0018721507</text:p>
          </table:table-cell>
          <table:table-cell office:value-type="float" office:value="0.000479064881802" calcext:value-type="float">
            <text:p>0.00047906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615953E+018" calcext:value-type="float">
            <text:p>1526878596159530000</text:p>
          </table:table-cell>
          <table:table-cell office:value-type="float" office:value="1021" calcext:value-type="float">
            <text:p>1021</text:p>
          </table:table-cell>
          <table:table-cell office:value-type="float" office:value="1.52687859615527E+018" calcext:value-type="float">
            <text:p>1526878596155270000</text:p>
          </table:table-cell>
          <table:table-cell office:value-type="string" calcext:value-type="string">
            <text:p>world</text:p>
          </table:table-cell>
          <table:table-cell office:value-type="float" office:value="-0.00399184832349" calcext:value-type="float">
            <text:p>-0.0039918483</text:p>
          </table:table-cell>
          <table:table-cell office:value-type="float" office:value="0.000922120001633" calcext:value-type="float">
            <text:p>0.00092212</text:p>
          </table:table-cell>
          <table:table-cell office:value-type="float" office:value="-0.00352298701182" calcext:value-type="float">
            <text:p>-0.0035229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617869E+018" calcext:value-type="float">
            <text:p>1526878596178690000</text:p>
          </table:table-cell>
          <table:table-cell office:value-type="float" office:value="1022" calcext:value-type="float">
            <text:p>1022</text:p>
          </table:table-cell>
          <table:table-cell office:value-type="float" office:value="1.5268785961751E+018" calcext:value-type="float">
            <text:p>1526878596175100000</text:p>
          </table:table-cell>
          <table:table-cell office:value-type="string" calcext:value-type="string">
            <text:p>world</text:p>
          </table:table-cell>
          <table:table-cell office:value-type="float" office:value="0.00636292528361" calcext:value-type="float">
            <text:p>0.0063629253</text:p>
          </table:table-cell>
          <table:table-cell office:value-type="float" office:value="-0.00319939525798" calcext:value-type="float">
            <text:p>-0.0031993953</text:p>
          </table:table-cell>
          <table:table-cell office:value-type="float" office:value="0.00264478172176" calcext:value-type="float">
            <text:p>0.00264478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619907E+018" calcext:value-type="float">
            <text:p>1526878596199070000</text:p>
          </table:table-cell>
          <table:table-cell office:value-type="float" office:value="1023" calcext:value-type="float">
            <text:p>1023</text:p>
          </table:table-cell>
          <table:table-cell office:value-type="float" office:value="1.52687859619487E+018" calcext:value-type="float">
            <text:p>1526878596194870000</text:p>
          </table:table-cell>
          <table:table-cell office:value-type="string" calcext:value-type="string">
            <text:p>world</text:p>
          </table:table-cell>
          <table:table-cell office:value-type="float" office:value="-0.00285445246845" calcext:value-type="float">
            <text:p>-0.0028544525</text:p>
          </table:table-cell>
          <table:table-cell office:value-type="float" office:value="0.00378743675537" calcext:value-type="float">
            <text:p>0.0037874368</text:p>
          </table:table-cell>
          <table:table-cell office:value-type="float" office:value="0.00604154169559" calcext:value-type="float">
            <text:p>0.00604154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621959E+018" calcext:value-type="float">
            <text:p>1526878596219590000</text:p>
          </table:table-cell>
          <table:table-cell office:value-type="float" office:value="1024" calcext:value-type="float">
            <text:p>1024</text:p>
          </table:table-cell>
          <table:table-cell office:value-type="float" office:value="1.52687859621483E+018" calcext:value-type="float">
            <text:p>1526878596214830000</text:p>
          </table:table-cell>
          <table:table-cell office:value-type="string" calcext:value-type="string">
            <text:p>world</text:p>
          </table:table-cell>
          <table:table-cell office:value-type="float" office:value="0.00220803311095" calcext:value-type="float">
            <text:p>0.0022080331</text:p>
          </table:table-cell>
          <table:table-cell office:value-type="float" office:value="-0.00550874508917" calcext:value-type="float">
            <text:p>-0.0055087451</text:p>
          </table:table-cell>
          <table:table-cell office:value-type="float" office:value="-0.00365943321958" calcext:value-type="float">
            <text:p>-0.00365943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623887E+018" calcext:value-type="float">
            <text:p>1526878596238870000</text:p>
          </table:table-cell>
          <table:table-cell office:value-type="float" office:value="1025" calcext:value-type="float">
            <text:p>1025</text:p>
          </table:table-cell>
          <table:table-cell office:value-type="float" office:value="1.52687859623481E+018" calcext:value-type="float">
            <text:p>1526878596234810000</text:p>
          </table:table-cell>
          <table:table-cell office:value-type="string" calcext:value-type="string">
            <text:p>world</text:p>
          </table:table-cell>
          <table:table-cell office:value-type="float" office:value="-0.00395595096052" calcext:value-type="float">
            <text:p>-0.003955951</text:p>
          </table:table-cell>
          <table:table-cell office:value-type="float" office:value="0.000271985307336" calcext:value-type="float">
            <text:p>0.0002719853</text:p>
          </table:table-cell>
          <table:table-cell office:value-type="float" office:value="-0.00224510277621" calcext:value-type="float">
            <text:p>-0.00224510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625927E+018" calcext:value-type="float">
            <text:p>1526878596259270000</text:p>
          </table:table-cell>
          <table:table-cell office:value-type="float" office:value="1026" calcext:value-type="float">
            <text:p>1026</text:p>
          </table:table-cell>
          <table:table-cell office:value-type="float" office:value="1.52687859625479E+018" calcext:value-type="float">
            <text:p>1526878596254790000</text:p>
          </table:table-cell>
          <table:table-cell office:value-type="string" calcext:value-type="string">
            <text:p>world</text:p>
          </table:table-cell>
          <table:table-cell office:value-type="float" office:value="0.000685281120241" calcext:value-type="float">
            <text:p>0.0006852811</text:p>
          </table:table-cell>
          <table:table-cell office:value-type="float" office:value="-0.00111349509098" calcext:value-type="float">
            <text:p>-0.0011134951</text:p>
          </table:table-cell>
          <table:table-cell office:value-type="float" office:value="-0.0037133176811" calcext:value-type="float">
            <text:p>-0.00371331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627949E+018" calcext:value-type="float">
            <text:p>1526878596279490000</text:p>
          </table:table-cell>
          <table:table-cell office:value-type="float" office:value="1027" calcext:value-type="float">
            <text:p>1027</text:p>
          </table:table-cell>
          <table:table-cell office:value-type="float" office:value="1.52687859627453E+018" calcext:value-type="float">
            <text:p>1526878596274530000</text:p>
          </table:table-cell>
          <table:table-cell office:value-type="string" calcext:value-type="string">
            <text:p>world</text:p>
          </table:table-cell>
          <table:table-cell office:value-type="float" office:value="0.00205855886452" calcext:value-type="float">
            <text:p>0.0020585589</text:p>
          </table:table-cell>
          <table:table-cell office:value-type="float" office:value="-0.00395477283746" calcext:value-type="float">
            <text:p>-0.0039547728</text:p>
          </table:table-cell>
          <table:table-cell office:value-type="float" office:value="0.00653449073434" calcext:value-type="float">
            <text:p>0.00653449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629884E+018" calcext:value-type="float">
            <text:p>1526878596298840000</text:p>
          </table:table-cell>
          <table:table-cell office:value-type="float" office:value="1028" calcext:value-type="float">
            <text:p>1028</text:p>
          </table:table-cell>
          <table:table-cell office:value-type="float" office:value="1.52687859629543E+018" calcext:value-type="float">
            <text:p>1526878596295430000</text:p>
          </table:table-cell>
          <table:table-cell office:value-type="string" calcext:value-type="string">
            <text:p>world</text:p>
          </table:table-cell>
          <table:table-cell office:value-type="float" office:value="-0.000815489678644" calcext:value-type="float">
            <text:p>-0.0008154897</text:p>
          </table:table-cell>
          <table:table-cell office:value-type="float" office:value="0.00221920805052" calcext:value-type="float">
            <text:p>0.0022192081</text:p>
          </table:table-cell>
          <table:table-cell office:value-type="float" office:value="0.00557922245935" calcext:value-type="float">
            <text:p>0.00557922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631914E+018" calcext:value-type="float">
            <text:p>1526878596319140000</text:p>
          </table:table-cell>
          <table:table-cell office:value-type="float" office:value="1029" calcext:value-type="float">
            <text:p>1029</text:p>
          </table:table-cell>
          <table:table-cell office:value-type="float" office:value="1.52687859631544E+018" calcext:value-type="float">
            <text:p>1526878596315440000</text:p>
          </table:table-cell>
          <table:table-cell office:value-type="string" calcext:value-type="string">
            <text:p>world</text:p>
          </table:table-cell>
          <table:table-cell office:value-type="float" office:value="0.00386577169411" calcext:value-type="float">
            <text:p>0.0038657717</text:p>
          </table:table-cell>
          <table:table-cell office:value-type="float" office:value="0.00370774976909" calcext:value-type="float">
            <text:p>0.0037077498</text:p>
          </table:table-cell>
          <table:table-cell office:value-type="float" office:value="-0.00453867018223" calcext:value-type="float">
            <text:p>-0.00453867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633942E+018" calcext:value-type="float">
            <text:p>1526878596339420000</text:p>
          </table:table-cell>
          <table:table-cell office:value-type="float" office:value="1030" calcext:value-type="float">
            <text:p>1030</text:p>
          </table:table-cell>
          <table:table-cell office:value-type="float" office:value="1.52687859633535E+018" calcext:value-type="float">
            <text:p>1526878596335350000</text:p>
          </table:table-cell>
          <table:table-cell office:value-type="string" calcext:value-type="string">
            <text:p>world</text:p>
          </table:table-cell>
          <table:table-cell office:value-type="float" office:value="-0.00547668198124" calcext:value-type="float">
            <text:p>-0.005476682</text:p>
          </table:table-cell>
          <table:table-cell office:value-type="float" office:value="-0.000672594178468" calcext:value-type="float">
            <text:p>-0.0006725942</text:p>
          </table:table-cell>
          <table:table-cell office:value-type="float" office:value="-0.000726967933588" calcext:value-type="float">
            <text:p>-0.00072696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635888E+018" calcext:value-type="float">
            <text:p>1526878596358880000</text:p>
          </table:table-cell>
          <table:table-cell office:value-type="float" office:value="1031" calcext:value-type="float">
            <text:p>1031</text:p>
          </table:table-cell>
          <table:table-cell office:value-type="float" office:value="1.52687859635525E+018" calcext:value-type="float">
            <text:p>1526878596355250000</text:p>
          </table:table-cell>
          <table:table-cell office:value-type="string" calcext:value-type="string">
            <text:p>world</text:p>
          </table:table-cell>
          <table:table-cell office:value-type="float" office:value="0.000873036682606" calcext:value-type="float">
            <text:p>0.0008730367</text:p>
          </table:table-cell>
          <table:table-cell office:value-type="float" office:value="-0.00821756012738" calcext:value-type="float">
            <text:p>-0.0082175601</text:p>
          </table:table-cell>
          <table:table-cell office:value-type="float" office:value="0.00273819616996" calcext:value-type="float">
            <text:p>0.00273819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63792E+018" calcext:value-type="float">
            <text:p>1526878596379200000</text:p>
          </table:table-cell>
          <table:table-cell office:value-type="float" office:value="1032" calcext:value-type="float">
            <text:p>1032</text:p>
          </table:table-cell>
          <table:table-cell office:value-type="float" office:value="1.52687859637516E+018" calcext:value-type="float">
            <text:p>1526878596375160000</text:p>
          </table:table-cell>
          <table:table-cell office:value-type="string" calcext:value-type="string">
            <text:p>world</text:p>
          </table:table-cell>
          <table:table-cell office:value-type="float" office:value="0.00344046787359" calcext:value-type="float">
            <text:p>0.0034404679</text:p>
          </table:table-cell>
          <table:table-cell office:value-type="float" office:value="0.00197045411915" calcext:value-type="float">
            <text:p>0.0019704541</text:p>
          </table:table-cell>
          <table:table-cell office:value-type="float" office:value="-0.00479967100546" calcext:value-type="float">
            <text:p>-0.0047996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639946E+018" calcext:value-type="float">
            <text:p>1526878596399460000</text:p>
          </table:table-cell>
          <table:table-cell office:value-type="float" office:value="1033" calcext:value-type="float">
            <text:p>1033</text:p>
          </table:table-cell>
          <table:table-cell office:value-type="float" office:value="1.526878596395E+018" calcext:value-type="float">
            <text:p>1526878596395000000</text:p>
          </table:table-cell>
          <table:table-cell office:value-type="string" calcext:value-type="string">
            <text:p>world</text:p>
          </table:table-cell>
          <table:table-cell office:value-type="float" office:value="-0.0049278754741" calcext:value-type="float">
            <text:p>-0.0049278755</text:p>
          </table:table-cell>
          <table:table-cell office:value-type="float" office:value="0.00240526488051" calcext:value-type="float">
            <text:p>0.0024052649</text:p>
          </table:table-cell>
          <table:table-cell office:value-type="float" office:value="-0.0037492015399" calcext:value-type="float">
            <text:p>-0.00374920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641889E+018" calcext:value-type="float">
            <text:p>1526878596418890000</text:p>
          </table:table-cell>
          <table:table-cell office:value-type="float" office:value="1034" calcext:value-type="float">
            <text:p>1034</text:p>
          </table:table-cell>
          <table:table-cell office:value-type="float" office:value="1.52687859641493E+018" calcext:value-type="float">
            <text:p>1526878596414930000</text:p>
          </table:table-cell>
          <table:table-cell office:value-type="string" calcext:value-type="string">
            <text:p>world</text:p>
          </table:table-cell>
          <table:table-cell office:value-type="float" office:value="0.000242175301537" calcext:value-type="float">
            <text:p>0.0002421753</text:p>
          </table:table-cell>
          <table:table-cell office:value-type="float" office:value="-0.000316467485391" calcext:value-type="float">
            <text:p>-0.0003164675</text:p>
          </table:table-cell>
          <table:table-cell office:value-type="float" office:value="-0.00149021088146" calcext:value-type="float">
            <text:p>-0.00149021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643913E+018" calcext:value-type="float">
            <text:p>1526878596439130000</text:p>
          </table:table-cell>
          <table:table-cell office:value-type="float" office:value="1035" calcext:value-type="float">
            <text:p>1035</text:p>
          </table:table-cell>
          <table:table-cell office:value-type="float" office:value="1.52687859643479E+018" calcext:value-type="float">
            <text:p>1526878596434790000</text:p>
          </table:table-cell>
          <table:table-cell office:value-type="string" calcext:value-type="string">
            <text:p>world</text:p>
          </table:table-cell>
          <table:table-cell office:value-type="float" office:value="0.00110583112109" calcext:value-type="float">
            <text:p>0.0011058311</text:p>
          </table:table-cell>
          <table:table-cell office:value-type="float" office:value="-0.00132729532197" calcext:value-type="float">
            <text:p>-0.0013272953</text:p>
          </table:table-cell>
          <table:table-cell office:value-type="float" office:value="0.0000433409586549" calcext:value-type="float">
            <text:p>0.0000433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64596E+018" calcext:value-type="float">
            <text:p>1526878596459600000</text:p>
          </table:table-cell>
          <table:table-cell office:value-type="float" office:value="1036" calcext:value-type="float">
            <text:p>1036</text:p>
          </table:table-cell>
          <table:table-cell office:value-type="float" office:value="1.52687859645525E+018" calcext:value-type="float">
            <text:p>1526878596455250000</text:p>
          </table:table-cell>
          <table:table-cell office:value-type="string" calcext:value-type="string">
            <text:p>world</text:p>
          </table:table-cell>
          <table:table-cell office:value-type="float" office:value="-0.000395218899939" calcext:value-type="float">
            <text:p>-0.0003952189</text:p>
          </table:table-cell>
          <table:table-cell office:value-type="float" office:value="0.00369977415539" calcext:value-type="float">
            <text:p>0.0036997742</text:p>
          </table:table-cell>
          <table:table-cell office:value-type="float" office:value="-0.00133850623388" calcext:value-type="float">
            <text:p>-0.00133850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647893E+018" calcext:value-type="float">
            <text:p>1526878596478930000</text:p>
          </table:table-cell>
          <table:table-cell office:value-type="float" office:value="1037" calcext:value-type="float">
            <text:p>1037</text:p>
          </table:table-cell>
          <table:table-cell office:value-type="float" office:value="1.52687859647512E+018" calcext:value-type="float">
            <text:p>1526878596475120000</text:p>
          </table:table-cell>
          <table:table-cell office:value-type="string" calcext:value-type="string">
            <text:p>world</text:p>
          </table:table-cell>
          <table:table-cell office:value-type="float" office:value="-0.00311633967794" calcext:value-type="float">
            <text:p>-0.0031163397</text:p>
          </table:table-cell>
          <table:table-cell office:value-type="float" office:value="0.000658200238831" calcext:value-type="float">
            <text:p>0.0006582002</text:p>
          </table:table-cell>
          <table:table-cell office:value-type="float" office:value="0.00141437468119" calcext:value-type="float">
            <text:p>0.00141437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649932E+018" calcext:value-type="float">
            <text:p>1526878596499320000</text:p>
          </table:table-cell>
          <table:table-cell office:value-type="float" office:value="1038" calcext:value-type="float">
            <text:p>1038</text:p>
          </table:table-cell>
          <table:table-cell office:value-type="float" office:value="1.52687859649496E+018" calcext:value-type="float">
            <text:p>1526878596494960000</text:p>
          </table:table-cell>
          <table:table-cell office:value-type="string" calcext:value-type="string">
            <text:p>world</text:p>
          </table:table-cell>
          <table:table-cell office:value-type="float" office:value="-0.000649882305879" calcext:value-type="float">
            <text:p>-0.0006498823</text:p>
          </table:table-cell>
          <table:table-cell office:value-type="float" office:value="-0.000313919095788" calcext:value-type="float">
            <text:p>-0.0003139191</text:p>
          </table:table-cell>
          <table:table-cell office:value-type="float" office:value="0.00159761321265" calcext:value-type="float">
            <text:p>0.00159761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651856E+018" calcext:value-type="float">
            <text:p>1526878596518560000</text:p>
          </table:table-cell>
          <table:table-cell office:value-type="float" office:value="1039" calcext:value-type="float">
            <text:p>1039</text:p>
          </table:table-cell>
          <table:table-cell office:value-type="float" office:value="1.52687859651489E+018" calcext:value-type="float">
            <text:p>1526878596514890000</text:p>
          </table:table-cell>
          <table:table-cell office:value-type="string" calcext:value-type="string">
            <text:p>world</text:p>
          </table:table-cell>
          <table:table-cell office:value-type="float" office:value="-0.0000376057578251" calcext:value-type="float">
            <text:p>-3.76057578251E-005</text:p>
          </table:table-cell>
          <table:table-cell office:value-type="float" office:value="0.00146358867642" calcext:value-type="float">
            <text:p>0.0014635887</text:p>
          </table:table-cell>
          <table:table-cell office:value-type="float" office:value="0.00396579271182" calcext:value-type="float">
            <text:p>0.00396579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6539E+018" calcext:value-type="float">
            <text:p>1526878596539000000</text:p>
          </table:table-cell>
          <table:table-cell office:value-type="float" office:value="1040" calcext:value-type="float">
            <text:p>1040</text:p>
          </table:table-cell>
          <table:table-cell office:value-type="float" office:value="1.5268785965347E+018" calcext:value-type="float">
            <text:p>1526878596534700000</text:p>
          </table:table-cell>
          <table:table-cell office:value-type="string" calcext:value-type="string">
            <text:p>world</text:p>
          </table:table-cell>
          <table:table-cell office:value-type="float" office:value="0.000634239986539" calcext:value-type="float">
            <text:p>0.00063424</text:p>
          </table:table-cell>
          <table:table-cell office:value-type="float" office:value="0.00292686582543" calcext:value-type="float">
            <text:p>0.0029268658</text:p>
          </table:table-cell>
          <table:table-cell office:value-type="float" office:value="0.00131095247343" calcext:value-type="float">
            <text:p>0.00131095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655933E+018" calcext:value-type="float">
            <text:p>1526878596559330000</text:p>
          </table:table-cell>
          <table:table-cell office:value-type="float" office:value="1041" calcext:value-type="float">
            <text:p>1041</text:p>
          </table:table-cell>
          <table:table-cell office:value-type="float" office:value="1.52687859655547E+018" calcext:value-type="float">
            <text:p>1526878596555470000</text:p>
          </table:table-cell>
          <table:table-cell office:value-type="string" calcext:value-type="string">
            <text:p>world</text:p>
          </table:table-cell>
          <table:table-cell office:value-type="float" office:value="0.00162541109603" calcext:value-type="float">
            <text:p>0.0016254111</text:p>
          </table:table-cell>
          <table:table-cell office:value-type="float" office:value="0.00229914323427" calcext:value-type="float">
            <text:p>0.0022991432</text:p>
          </table:table-cell>
          <table:table-cell office:value-type="float" office:value="-0.00143878697418" calcext:value-type="float">
            <text:p>-0.0014387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657858E+018" calcext:value-type="float">
            <text:p>1526878596578580000</text:p>
          </table:table-cell>
          <table:table-cell office:value-type="float" office:value="1042" calcext:value-type="float">
            <text:p>1042</text:p>
          </table:table-cell>
          <table:table-cell office:value-type="float" office:value="1.52687859657514E+018" calcext:value-type="float">
            <text:p>1526878596575140000</text:p>
          </table:table-cell>
          <table:table-cell office:value-type="string" calcext:value-type="string">
            <text:p>world</text:p>
          </table:table-cell>
          <table:table-cell office:value-type="float" office:value="-0.00600820919499" calcext:value-type="float">
            <text:p>-0.0060082092</text:p>
          </table:table-cell>
          <table:table-cell office:value-type="float" office:value="0.00151060591452" calcext:value-type="float">
            <text:p>0.0015106059</text:p>
          </table:table-cell>
          <table:table-cell office:value-type="float" office:value="-0.00356578314677" calcext:value-type="float">
            <text:p>-0.00356578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659877E+018" calcext:value-type="float">
            <text:p>1526878596598770000</text:p>
          </table:table-cell>
          <table:table-cell office:value-type="float" office:value="1043" calcext:value-type="float">
            <text:p>1043</text:p>
          </table:table-cell>
          <table:table-cell office:value-type="float" office:value="1.52687859659479E+018" calcext:value-type="float">
            <text:p>1526878596594790000</text:p>
          </table:table-cell>
          <table:table-cell office:value-type="string" calcext:value-type="string">
            <text:p>world</text:p>
          </table:table-cell>
          <table:table-cell office:value-type="float" office:value="0.00216285721399" calcext:value-type="float">
            <text:p>0.0021628572</text:p>
          </table:table-cell>
          <table:table-cell office:value-type="float" office:value="-0.000270609627478" calcext:value-type="float">
            <text:p>-0.0002706096</text:p>
          </table:table-cell>
          <table:table-cell office:value-type="float" office:value="0.00164427235723" calcext:value-type="float">
            <text:p>0.00164427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661918E+018" calcext:value-type="float">
            <text:p>1526878596619180000</text:p>
          </table:table-cell>
          <table:table-cell office:value-type="float" office:value="1044" calcext:value-type="float">
            <text:p>1044</text:p>
          </table:table-cell>
          <table:table-cell office:value-type="float" office:value="1.52687859661499E+018" calcext:value-type="float">
            <text:p>1526878596614990000</text:p>
          </table:table-cell>
          <table:table-cell office:value-type="string" calcext:value-type="string">
            <text:p>world</text:p>
          </table:table-cell>
          <table:table-cell office:value-type="float" office:value="-0.00117321673315" calcext:value-type="float">
            <text:p>-0.0011732167</text:p>
          </table:table-cell>
          <table:table-cell office:value-type="float" office:value="-0.00108772958629" calcext:value-type="float">
            <text:p>-0.0010877296</text:p>
          </table:table-cell>
          <table:table-cell office:value-type="float" office:value="-0.00175079214387" calcext:value-type="float">
            <text:p>-0.00175079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663952E+018" calcext:value-type="float">
            <text:p>1526878596639520000</text:p>
          </table:table-cell>
          <table:table-cell office:value-type="float" office:value="1045" calcext:value-type="float">
            <text:p>1045</text:p>
          </table:table-cell>
          <table:table-cell office:value-type="float" office:value="1.52687859663498E+018" calcext:value-type="float">
            <text:p>1526878596634980000</text:p>
          </table:table-cell>
          <table:table-cell office:value-type="string" calcext:value-type="string">
            <text:p>world</text:p>
          </table:table-cell>
          <table:table-cell office:value-type="float" office:value="-0.000969507556874" calcext:value-type="float">
            <text:p>-0.0009695076</text:p>
          </table:table-cell>
          <table:table-cell office:value-type="float" office:value="-0.00145996350329" calcext:value-type="float">
            <text:p>-0.0014599635</text:p>
          </table:table-cell>
          <table:table-cell office:value-type="float" office:value="-0.00167661579326" calcext:value-type="float">
            <text:p>-0.00167661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665881E+018" calcext:value-type="float">
            <text:p>1526878596658810000</text:p>
          </table:table-cell>
          <table:table-cell office:value-type="float" office:value="1046" calcext:value-type="float">
            <text:p>1046</text:p>
          </table:table-cell>
          <table:table-cell office:value-type="float" office:value="1.52687859665506E+018" calcext:value-type="float">
            <text:p>1526878596655060000</text:p>
          </table:table-cell>
          <table:table-cell office:value-type="string" calcext:value-type="string">
            <text:p>world</text:p>
          </table:table-cell>
          <table:table-cell office:value-type="float" office:value="-0.000239078275627" calcext:value-type="float">
            <text:p>-0.0002390783</text:p>
          </table:table-cell>
          <table:table-cell office:value-type="float" office:value="-0.000949989655055" calcext:value-type="float">
            <text:p>-0.0009499897</text:p>
          </table:table-cell>
          <table:table-cell office:value-type="float" office:value="0.00195328355767" calcext:value-type="float">
            <text:p>0.00195328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667918E+018" calcext:value-type="float">
            <text:p>1526878596679180000</text:p>
          </table:table-cell>
          <table:table-cell office:value-type="float" office:value="1047" calcext:value-type="float">
            <text:p>1047</text:p>
          </table:table-cell>
          <table:table-cell office:value-type="float" office:value="1.52687859667495E+018" calcext:value-type="float">
            <text:p>1526878596674950000</text:p>
          </table:table-cell>
          <table:table-cell office:value-type="string" calcext:value-type="string">
            <text:p>world</text:p>
          </table:table-cell>
          <table:table-cell office:value-type="float" office:value="0.000885670015123" calcext:value-type="float">
            <text:p>0.00088567</text:p>
          </table:table-cell>
          <table:table-cell office:value-type="float" office:value="-0.00630685733631" calcext:value-type="float">
            <text:p>-0.0063068573</text:p>
          </table:table-cell>
          <table:table-cell office:value-type="float" office:value="-0.00263322284445" calcext:value-type="float">
            <text:p>-0.00263322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669959E+018" calcext:value-type="float">
            <text:p>1526878596699590000</text:p>
          </table:table-cell>
          <table:table-cell office:value-type="float" office:value="1048" calcext:value-type="float">
            <text:p>1048</text:p>
          </table:table-cell>
          <table:table-cell office:value-type="float" office:value="1.52687859669487E+018" calcext:value-type="float">
            <text:p>1526878596694870000</text:p>
          </table:table-cell>
          <table:table-cell office:value-type="string" calcext:value-type="string">
            <text:p>world</text:p>
          </table:table-cell>
          <table:table-cell office:value-type="float" office:value="-0.000513719278388" calcext:value-type="float">
            <text:p>-0.0005137193</text:p>
          </table:table-cell>
          <table:table-cell office:value-type="float" office:value="0.00178392068483" calcext:value-type="float">
            <text:p>0.0017839207</text:p>
          </table:table-cell>
          <table:table-cell office:value-type="float" office:value="0.0079196523875" calcext:value-type="float">
            <text:p>0.00791965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671889E+018" calcext:value-type="float">
            <text:p>1526878596718890000</text:p>
          </table:table-cell>
          <table:table-cell office:value-type="float" office:value="1049" calcext:value-type="float">
            <text:p>1049</text:p>
          </table:table-cell>
          <table:table-cell office:value-type="float" office:value="1.52687859671485E+018" calcext:value-type="float">
            <text:p>1526878596714850000</text:p>
          </table:table-cell>
          <table:table-cell office:value-type="string" calcext:value-type="string">
            <text:p>world</text:p>
          </table:table-cell>
          <table:table-cell office:value-type="float" office:value="0.00443872995675" calcext:value-type="float">
            <text:p>0.00443873</text:p>
          </table:table-cell>
          <table:table-cell office:value-type="float" office:value="-0.000877436832525" calcext:value-type="float">
            <text:p>-0.0008774368</text:p>
          </table:table-cell>
          <table:table-cell office:value-type="float" office:value="-0.00072226440534" calcext:value-type="float">
            <text:p>-0.00072226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67393E+018" calcext:value-type="float">
            <text:p>1526878596739300000</text:p>
          </table:table-cell>
          <table:table-cell office:value-type="float" office:value="1050" calcext:value-type="float">
            <text:p>1050</text:p>
          </table:table-cell>
          <table:table-cell office:value-type="float" office:value="1.52687859673462E+018" calcext:value-type="float">
            <text:p>1526878596734620000</text:p>
          </table:table-cell>
          <table:table-cell office:value-type="string" calcext:value-type="string">
            <text:p>world</text:p>
          </table:table-cell>
          <table:table-cell office:value-type="float" office:value="-0.000186874298379" calcext:value-type="float">
            <text:p>-0.0001868743</text:p>
          </table:table-cell>
          <table:table-cell office:value-type="float" office:value="0.00229657627642" calcext:value-type="float">
            <text:p>0.0022965763</text:p>
          </table:table-cell>
          <table:table-cell office:value-type="float" office:value="-0.00426724459976" calcext:value-type="float">
            <text:p>-0.00426724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675974E+018" calcext:value-type="float">
            <text:p>1526878596759740000</text:p>
          </table:table-cell>
          <table:table-cell office:value-type="float" office:value="1051" calcext:value-type="float">
            <text:p>1051</text:p>
          </table:table-cell>
          <table:table-cell office:value-type="float" office:value="1.52687859675438E+018" calcext:value-type="float">
            <text:p>1526878596754380000</text:p>
          </table:table-cell>
          <table:table-cell office:value-type="string" calcext:value-type="string">
            <text:p>world</text:p>
          </table:table-cell>
          <table:table-cell office:value-type="float" office:value="-0.00308100739494" calcext:value-type="float">
            <text:p>-0.0030810074</text:p>
          </table:table-cell>
          <table:table-cell office:value-type="float" office:value="-0.000308590824716" calcext:value-type="float">
            <text:p>-0.0003085908</text:p>
          </table:table-cell>
          <table:table-cell office:value-type="float" office:value="0.000253949081525" calcext:value-type="float">
            <text:p>0.00025394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6779E+018" calcext:value-type="float">
            <text:p>1526878596779000000</text:p>
          </table:table-cell>
          <table:table-cell office:value-type="float" office:value="1052" calcext:value-type="float">
            <text:p>1052</text:p>
          </table:table-cell>
          <table:table-cell office:value-type="float" office:value="1.52687859677533E+018" calcext:value-type="float">
            <text:p>1526878596775330000</text:p>
          </table:table-cell>
          <table:table-cell office:value-type="string" calcext:value-type="string">
            <text:p>world</text:p>
          </table:table-cell>
          <table:table-cell office:value-type="float" office:value="0.00180185702629" calcext:value-type="float">
            <text:p>0.001801857</text:p>
          </table:table-cell>
          <table:table-cell office:value-type="float" office:value="0.00224800803699" calcext:value-type="float">
            <text:p>0.002248008</text:p>
          </table:table-cell>
          <table:table-cell office:value-type="float" office:value="0.00114310381468" calcext:value-type="float">
            <text:p>0.00114310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679935E+018" calcext:value-type="float">
            <text:p>1526878596799350000</text:p>
          </table:table-cell>
          <table:table-cell office:value-type="float" office:value="1053" calcext:value-type="float">
            <text:p>1053</text:p>
          </table:table-cell>
          <table:table-cell office:value-type="float" office:value="1.52687859679523E+018" calcext:value-type="float">
            <text:p>1526878596795230000</text:p>
          </table:table-cell>
          <table:table-cell office:value-type="string" calcext:value-type="string">
            <text:p>world</text:p>
          </table:table-cell>
          <table:table-cell office:value-type="float" office:value="-0.00251646805555" calcext:value-type="float">
            <text:p>-0.0025164681</text:p>
          </table:table-cell>
          <table:table-cell office:value-type="float" office:value="0.000558618514333" calcext:value-type="float">
            <text:p>0.0005586185</text:p>
          </table:table-cell>
          <table:table-cell office:value-type="float" office:value="-0.00330018554814" calcext:value-type="float">
            <text:p>-0.00330018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681867E+018" calcext:value-type="float">
            <text:p>1526878596818670000</text:p>
          </table:table-cell>
          <table:table-cell office:value-type="float" office:value="1054" calcext:value-type="float">
            <text:p>1054</text:p>
          </table:table-cell>
          <table:table-cell office:value-type="float" office:value="1.52687859681517E+018" calcext:value-type="float">
            <text:p>1526878596815170000</text:p>
          </table:table-cell>
          <table:table-cell office:value-type="string" calcext:value-type="string">
            <text:p>world</text:p>
          </table:table-cell>
          <table:table-cell office:value-type="float" office:value="0.00333736557513" calcext:value-type="float">
            <text:p>0.0033373656</text:p>
          </table:table-cell>
          <table:table-cell office:value-type="float" office:value="-0.00758802890778" calcext:value-type="float">
            <text:p>-0.0075880289</text:p>
          </table:table-cell>
          <table:table-cell office:value-type="float" office:value="0.00247962167487" calcext:value-type="float">
            <text:p>0.00247962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6839E+018" calcext:value-type="float">
            <text:p>1526878596839000000</text:p>
          </table:table-cell>
          <table:table-cell office:value-type="float" office:value="1055" calcext:value-type="float">
            <text:p>1055</text:p>
          </table:table-cell>
          <table:table-cell office:value-type="float" office:value="1.52687859683509E+018" calcext:value-type="float">
            <text:p>1526878596835090000</text:p>
          </table:table-cell>
          <table:table-cell office:value-type="string" calcext:value-type="string">
            <text:p>world</text:p>
          </table:table-cell>
          <table:table-cell office:value-type="float" office:value="-0.00359868770465" calcext:value-type="float">
            <text:p>-0.0035986877</text:p>
          </table:table-cell>
          <table:table-cell office:value-type="float" office:value="0.00349508691579" calcext:value-type="float">
            <text:p>0.0034950869</text:p>
          </table:table-cell>
          <table:table-cell office:value-type="float" office:value="-0.0058339657262" calcext:value-type="float">
            <text:p>-0.00583396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685948E+018" calcext:value-type="float">
            <text:p>1526878596859480000</text:p>
          </table:table-cell>
          <table:table-cell office:value-type="float" office:value="1056" calcext:value-type="float">
            <text:p>1056</text:p>
          </table:table-cell>
          <table:table-cell office:value-type="float" office:value="1.52687859685479E+018" calcext:value-type="float">
            <text:p>1526878596854790000</text:p>
          </table:table-cell>
          <table:table-cell office:value-type="string" calcext:value-type="string">
            <text:p>world</text:p>
          </table:table-cell>
          <table:table-cell office:value-type="float" office:value="-0.00038289045915" calcext:value-type="float">
            <text:p>-0.0003828905</text:p>
          </table:table-cell>
          <table:table-cell office:value-type="float" office:value="0.00516156852245" calcext:value-type="float">
            <text:p>0.0051615685</text:p>
          </table:table-cell>
          <table:table-cell office:value-type="float" office:value="-0.00524328276515" calcext:value-type="float">
            <text:p>-0.00524328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687895E+018" calcext:value-type="float">
            <text:p>1526878596878950000</text:p>
          </table:table-cell>
          <table:table-cell office:value-type="float" office:value="1057" calcext:value-type="float">
            <text:p>1057</text:p>
          </table:table-cell>
          <table:table-cell office:value-type="float" office:value="1.52687859687472E+018" calcext:value-type="float">
            <text:p>1526878596874720000</text:p>
          </table:table-cell>
          <table:table-cell office:value-type="string" calcext:value-type="string">
            <text:p>world</text:p>
          </table:table-cell>
          <table:table-cell office:value-type="float" office:value="0.00106036057696" calcext:value-type="float">
            <text:p>0.0010603606</text:p>
          </table:table-cell>
          <table:table-cell office:value-type="float" office:value="-0.000078537967056" calcext:value-type="float">
            <text:p>-0.000078538</text:p>
          </table:table-cell>
          <table:table-cell office:value-type="float" office:value="0.00840305816382" calcext:value-type="float">
            <text:p>0.00840305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689937E+018" calcext:value-type="float">
            <text:p>1526878596899370000</text:p>
          </table:table-cell>
          <table:table-cell office:value-type="float" office:value="1058" calcext:value-type="float">
            <text:p>1058</text:p>
          </table:table-cell>
          <table:table-cell office:value-type="float" office:value="1.52687859689465E+018" calcext:value-type="float">
            <text:p>1526878596894650000</text:p>
          </table:table-cell>
          <table:table-cell office:value-type="string" calcext:value-type="string">
            <text:p>world</text:p>
          </table:table-cell>
          <table:table-cell office:value-type="float" office:value="0.00518435053527" calcext:value-type="float">
            <text:p>0.0051843505</text:p>
          </table:table-cell>
          <table:table-cell office:value-type="float" office:value="-0.00492461863905" calcext:value-type="float">
            <text:p>-0.0049246186</text:p>
          </table:table-cell>
          <table:table-cell office:value-type="float" office:value="-0.0000596814788878" calcext:value-type="float">
            <text:p>-5.96814788878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691872E+018" calcext:value-type="float">
            <text:p>1526878596918720000</text:p>
          </table:table-cell>
          <table:table-cell office:value-type="float" office:value="1059" calcext:value-type="float">
            <text:p>1059</text:p>
          </table:table-cell>
          <table:table-cell office:value-type="float" office:value="1.52687859691541E+018" calcext:value-type="float">
            <text:p>1526878596915410000</text:p>
          </table:table-cell>
          <table:table-cell office:value-type="string" calcext:value-type="string">
            <text:p>world</text:p>
          </table:table-cell>
          <table:table-cell office:value-type="float" office:value="0.00264768558554" calcext:value-type="float">
            <text:p>0.0026476856</text:p>
          </table:table-cell>
          <table:table-cell office:value-type="float" office:value="-0.00090108148288" calcext:value-type="float">
            <text:p>-0.0009010815</text:p>
          </table:table-cell>
          <table:table-cell office:value-type="float" office:value="0.00241545657627" calcext:value-type="float">
            <text:p>0.00241545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693913E+018" calcext:value-type="float">
            <text:p>1526878596939130000</text:p>
          </table:table-cell>
          <table:table-cell office:value-type="float" office:value="1060" calcext:value-type="float">
            <text:p>1060</text:p>
          </table:table-cell>
          <table:table-cell office:value-type="float" office:value="1.52687859693512E+018" calcext:value-type="float">
            <text:p>1526878596935120000</text:p>
          </table:table-cell>
          <table:table-cell office:value-type="string" calcext:value-type="string">
            <text:p>world</text:p>
          </table:table-cell>
          <table:table-cell office:value-type="float" office:value="-0.00715957814828" calcext:value-type="float">
            <text:p>-0.0071595781</text:p>
          </table:table-cell>
          <table:table-cell office:value-type="float" office:value="0.00220538047142" calcext:value-type="float">
            <text:p>0.0022053805</text:p>
          </table:table-cell>
          <table:table-cell office:value-type="float" office:value="-0.00164432742167" calcext:value-type="float">
            <text:p>-0.00164432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695942E+018" calcext:value-type="float">
            <text:p>1526878596959420000</text:p>
          </table:table-cell>
          <table:table-cell office:value-type="float" office:value="1061" calcext:value-type="float">
            <text:p>1061</text:p>
          </table:table-cell>
          <table:table-cell office:value-type="float" office:value="1.52687859695498E+018" calcext:value-type="float">
            <text:p>1526878596954980000</text:p>
          </table:table-cell>
          <table:table-cell office:value-type="string" calcext:value-type="string">
            <text:p>world</text:p>
          </table:table-cell>
          <table:table-cell office:value-type="float" office:value="0.000506715616211" calcext:value-type="float">
            <text:p>0.0005067156</text:p>
          </table:table-cell>
          <table:table-cell office:value-type="float" office:value="0.0020200163126" calcext:value-type="float">
            <text:p>0.0020200163</text:p>
          </table:table-cell>
          <table:table-cell office:value-type="float" office:value="-0.000788360252045" calcext:value-type="float">
            <text:p>-0.00078836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697876E+018" calcext:value-type="float">
            <text:p>1526878596978760000</text:p>
          </table:table-cell>
          <table:table-cell office:value-type="float" office:value="1062" calcext:value-type="float">
            <text:p>1062</text:p>
          </table:table-cell>
          <table:table-cell office:value-type="float" office:value="1.52687859697496E+018" calcext:value-type="float">
            <text:p>1526878596974960000</text:p>
          </table:table-cell>
          <table:table-cell office:value-type="string" calcext:value-type="string">
            <text:p>world</text:p>
          </table:table-cell>
          <table:table-cell office:value-type="float" office:value="0.00280705839396" calcext:value-type="float">
            <text:p>0.0028070584</text:p>
          </table:table-cell>
          <table:table-cell office:value-type="float" office:value="0.000156010151841" calcext:value-type="float">
            <text:p>0.0001560102</text:p>
          </table:table-cell>
          <table:table-cell office:value-type="float" office:value="0.00255831331015" calcext:value-type="float">
            <text:p>0.00255831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6999E+018" calcext:value-type="float">
            <text:p>1526878596999000000</text:p>
          </table:table-cell>
          <table:table-cell office:value-type="float" office:value="1063" calcext:value-type="float">
            <text:p>1063</text:p>
          </table:table-cell>
          <table:table-cell office:value-type="float" office:value="1.52687859699489E+018" calcext:value-type="float">
            <text:p>1526878596994890000</text:p>
          </table:table-cell>
          <table:table-cell office:value-type="string" calcext:value-type="string">
            <text:p>world</text:p>
          </table:table-cell>
          <table:table-cell office:value-type="float" office:value="-0.00157415540889" calcext:value-type="float">
            <text:p>-0.0015741554</text:p>
          </table:table-cell>
          <table:table-cell office:value-type="float" office:value="0.000753658940084" calcext:value-type="float">
            <text:p>0.0007536589</text:p>
          </table:table-cell>
          <table:table-cell office:value-type="float" office:value="-0.000266433693469" calcext:value-type="float">
            <text:p>-0.00026643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701932E+018" calcext:value-type="float">
            <text:p>1526878597019320000</text:p>
          </table:table-cell>
          <table:table-cell office:value-type="float" office:value="1064" calcext:value-type="float">
            <text:p>1064</text:p>
          </table:table-cell>
          <table:table-cell office:value-type="float" office:value="1.52687859701471E+018" calcext:value-type="float">
            <text:p>1526878597014710000</text:p>
          </table:table-cell>
          <table:table-cell office:value-type="string" calcext:value-type="string">
            <text:p>world</text:p>
          </table:table-cell>
          <table:table-cell office:value-type="float" office:value="0.00187290250324" calcext:value-type="float">
            <text:p>0.0018729025</text:p>
          </table:table-cell>
          <table:table-cell office:value-type="float" office:value="-0.00027129316004" calcext:value-type="float">
            <text:p>-0.0002712932</text:p>
          </table:table-cell>
          <table:table-cell office:value-type="float" office:value="0.00186328147538" calcext:value-type="float">
            <text:p>0.00186328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703861E+018" calcext:value-type="float">
            <text:p>1526878597038610000</text:p>
          </table:table-cell>
          <table:table-cell office:value-type="float" office:value="1065" calcext:value-type="float">
            <text:p>1065</text:p>
          </table:table-cell>
          <table:table-cell office:value-type="float" office:value="1.52687859703443E+018" calcext:value-type="float">
            <text:p>1526878597034430000</text:p>
          </table:table-cell>
          <table:table-cell office:value-type="string" calcext:value-type="string">
            <text:p>world</text:p>
          </table:table-cell>
          <table:table-cell office:value-type="float" office:value="0.000722686003428" calcext:value-type="float">
            <text:p>0.000722686</text:p>
          </table:table-cell>
          <table:table-cell office:value-type="float" office:value="0.0000374567898689" calcext:value-type="float">
            <text:p>3.74567898689E-005</text:p>
          </table:table-cell>
          <table:table-cell office:value-type="float" office:value="0.00096044287784" calcext:value-type="float">
            <text:p>0.00096044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7059E+018" calcext:value-type="float">
            <text:p>1526878597059000000</text:p>
          </table:table-cell>
          <table:table-cell office:value-type="float" office:value="1066" calcext:value-type="float">
            <text:p>1066</text:p>
          </table:table-cell>
          <table:table-cell office:value-type="float" office:value="1.52687859705539E+018" calcext:value-type="float">
            <text:p>1526878597055390000</text:p>
          </table:table-cell>
          <table:table-cell office:value-type="string" calcext:value-type="string">
            <text:p>world</text:p>
          </table:table-cell>
          <table:table-cell office:value-type="float" office:value="-0.00258884602226" calcext:value-type="float">
            <text:p>-0.002588846</text:p>
          </table:table-cell>
          <table:table-cell office:value-type="float" office:value="0.000504822470248" calcext:value-type="float">
            <text:p>0.0005048225</text:p>
          </table:table-cell>
          <table:table-cell office:value-type="float" office:value="-0.00210548844188" calcext:value-type="float">
            <text:p>-0.00210548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707931E+018" calcext:value-type="float">
            <text:p>1526878597079310000</text:p>
          </table:table-cell>
          <table:table-cell office:value-type="float" office:value="1067" calcext:value-type="float">
            <text:p>1067</text:p>
          </table:table-cell>
          <table:table-cell office:value-type="float" office:value="1.52687859707524E+018" calcext:value-type="float">
            <text:p>1526878597075240000</text:p>
          </table:table-cell>
          <table:table-cell office:value-type="string" calcext:value-type="string">
            <text:p>world</text:p>
          </table:table-cell>
          <table:table-cell office:value-type="float" office:value="0.00290179951116" calcext:value-type="float">
            <text:p>0.0029017995</text:p>
          </table:table-cell>
          <table:table-cell office:value-type="float" office:value="-0.000270216667559" calcext:value-type="float">
            <text:p>-0.0002702167</text:p>
          </table:table-cell>
          <table:table-cell office:value-type="float" office:value="0.00163295725361" calcext:value-type="float">
            <text:p>0.00163295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709951E+018" calcext:value-type="float">
            <text:p>1526878597099510000</text:p>
          </table:table-cell>
          <table:table-cell office:value-type="float" office:value="1068" calcext:value-type="float">
            <text:p>1068</text:p>
          </table:table-cell>
          <table:table-cell office:value-type="float" office:value="1.52687859709509E+018" calcext:value-type="float">
            <text:p>1526878597095090000</text:p>
          </table:table-cell>
          <table:table-cell office:value-type="string" calcext:value-type="string">
            <text:p>world</text:p>
          </table:table-cell>
          <table:table-cell office:value-type="float" office:value="-0.00211437675171" calcext:value-type="float">
            <text:p>-0.0021143768</text:p>
          </table:table-cell>
          <table:table-cell office:value-type="float" office:value="0.000582268112339" calcext:value-type="float">
            <text:p>0.0005822681</text:p>
          </table:table-cell>
          <table:table-cell office:value-type="float" office:value="-0.00225718086585" calcext:value-type="float">
            <text:p>-0.00225718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711886E+018" calcext:value-type="float">
            <text:p>1526878597118860000</text:p>
          </table:table-cell>
          <table:table-cell office:value-type="float" office:value="1069" calcext:value-type="float">
            <text:p>1069</text:p>
          </table:table-cell>
          <table:table-cell office:value-type="float" office:value="1.52687859711469E+018" calcext:value-type="float">
            <text:p>1526878597114690000</text:p>
          </table:table-cell>
          <table:table-cell office:value-type="string" calcext:value-type="string">
            <text:p>world</text:p>
          </table:table-cell>
          <table:table-cell office:value-type="float" office:value="-0.00198686798103" calcext:value-type="float">
            <text:p>-0.001986868</text:p>
          </table:table-cell>
          <table:table-cell office:value-type="float" office:value="0.000761356553994" calcext:value-type="float">
            <text:p>0.0007613566</text:p>
          </table:table-cell>
          <table:table-cell office:value-type="float" office:value="-0.000455601199064" calcext:value-type="float">
            <text:p>-0.00045560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71391E+018" calcext:value-type="float">
            <text:p>1526878597139100000</text:p>
          </table:table-cell>
          <table:table-cell office:value-type="float" office:value="1070" calcext:value-type="float">
            <text:p>1070</text:p>
          </table:table-cell>
          <table:table-cell office:value-type="float" office:value="1.52687859713522E+018" calcext:value-type="float">
            <text:p>1526878597135220000</text:p>
          </table:table-cell>
          <table:table-cell office:value-type="string" calcext:value-type="string">
            <text:p>world</text:p>
          </table:table-cell>
          <table:table-cell office:value-type="float" office:value="0.0038379393518" calcext:value-type="float">
            <text:p>0.0038379394</text:p>
          </table:table-cell>
          <table:table-cell office:value-type="float" office:value="-0.000627944536973" calcext:value-type="float">
            <text:p>-0.0006279445</text:p>
          </table:table-cell>
          <table:table-cell office:value-type="float" office:value="0.00184274860658" calcext:value-type="float">
            <text:p>0.00184274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715952E+018" calcext:value-type="float">
            <text:p>1526878597159520000</text:p>
          </table:table-cell>
          <table:table-cell office:value-type="float" office:value="1071" calcext:value-type="float">
            <text:p>1071</text:p>
          </table:table-cell>
          <table:table-cell office:value-type="float" office:value="1.52687859715487E+018" calcext:value-type="float">
            <text:p>1526878597154870000</text:p>
          </table:table-cell>
          <table:table-cell office:value-type="string" calcext:value-type="string">
            <text:p>world</text:p>
          </table:table-cell>
          <table:table-cell office:value-type="float" office:value="0.00130399712361" calcext:value-type="float">
            <text:p>0.0013039971</text:p>
          </table:table-cell>
          <table:table-cell office:value-type="float" office:value="-0.000289013667498" calcext:value-type="float">
            <text:p>-0.0002890137</text:p>
          </table:table-cell>
          <table:table-cell office:value-type="float" office:value="0.000709226238541" calcext:value-type="float">
            <text:p>0.00070922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71788E+018" calcext:value-type="float">
            <text:p>1526878597178800000</text:p>
          </table:table-cell>
          <table:table-cell office:value-type="float" office:value="1072" calcext:value-type="float">
            <text:p>1072</text:p>
          </table:table-cell>
          <table:table-cell office:value-type="float" office:value="1.52687859717453E+018" calcext:value-type="float">
            <text:p>1526878597174530000</text:p>
          </table:table-cell>
          <table:table-cell office:value-type="string" calcext:value-type="string">
            <text:p>world</text:p>
          </table:table-cell>
          <table:table-cell office:value-type="float" office:value="-0.00171414564829" calcext:value-type="float">
            <text:p>-0.0017141456</text:p>
          </table:table-cell>
          <table:table-cell office:value-type="float" office:value="-0.0002382498933" calcext:value-type="float">
            <text:p>-0.0002382499</text:p>
          </table:table-cell>
          <table:table-cell office:value-type="float" office:value="0.00208321772516" calcext:value-type="float">
            <text:p>0.00208321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71992E+018" calcext:value-type="float">
            <text:p>1526878597199200000</text:p>
          </table:table-cell>
          <table:table-cell office:value-type="float" office:value="1073" calcext:value-type="float">
            <text:p>1073</text:p>
          </table:table-cell>
          <table:table-cell office:value-type="float" office:value="1.52687859719518E+018" calcext:value-type="float">
            <text:p>1526878597195180000</text:p>
          </table:table-cell>
          <table:table-cell office:value-type="string" calcext:value-type="string">
            <text:p>world</text:p>
          </table:table-cell>
          <table:table-cell office:value-type="float" office:value="0.00170267024077" calcext:value-type="float">
            <text:p>0.0017026702</text:p>
          </table:table-cell>
          <table:table-cell office:value-type="float" office:value="-0.000111473047582" calcext:value-type="float">
            <text:p>-0.000111473</text:p>
          </table:table-cell>
          <table:table-cell office:value-type="float" office:value="-0.000368162873201" calcext:value-type="float">
            <text:p>-0.00036816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721853E+018" calcext:value-type="float">
            <text:p>1526878597218530000</text:p>
          </table:table-cell>
          <table:table-cell office:value-type="float" office:value="1074" calcext:value-type="float">
            <text:p>1074</text:p>
          </table:table-cell>
          <table:table-cell office:value-type="float" office:value="1.52687859721487E+018" calcext:value-type="float">
            <text:p>1526878597214870000</text:p>
          </table:table-cell>
          <table:table-cell office:value-type="string" calcext:value-type="string">
            <text:p>world</text:p>
          </table:table-cell>
          <table:table-cell office:value-type="float" office:value="0.0000602179206908" calcext:value-type="float">
            <text:p>6.02179206908E-005</text:p>
          </table:table-cell>
          <table:table-cell office:value-type="float" office:value="-0.0000766113516875" calcext:value-type="float">
            <text:p>-7.66113516875E-005</text:p>
          </table:table-cell>
          <table:table-cell office:value-type="float" office:value="0.000570698117372" calcext:value-type="float">
            <text:p>0.00057069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723897E+018" calcext:value-type="float">
            <text:p>1526878597238970000</text:p>
          </table:table-cell>
          <table:table-cell office:value-type="float" office:value="1075" calcext:value-type="float">
            <text:p>1075</text:p>
          </table:table-cell>
          <table:table-cell office:value-type="float" office:value="1.52687859723467E+018" calcext:value-type="float">
            <text:p>1526878597234670000</text:p>
          </table:table-cell>
          <table:table-cell office:value-type="string" calcext:value-type="string">
            <text:p>world</text:p>
          </table:table-cell>
          <table:table-cell office:value-type="float" office:value="-0.00102949829306" calcext:value-type="float">
            <text:p>-0.0010294983</text:p>
          </table:table-cell>
          <table:table-cell office:value-type="float" office:value="-0.000154657580424" calcext:value-type="float">
            <text:p>-0.0001546576</text:p>
          </table:table-cell>
          <table:table-cell office:value-type="float" office:value="0.000164880926604" calcext:value-type="float">
            <text:p>0.00016488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725936E+018" calcext:value-type="float">
            <text:p>1526878597259360000</text:p>
          </table:table-cell>
          <table:table-cell office:value-type="float" office:value="1076" calcext:value-type="float">
            <text:p>1076</text:p>
          </table:table-cell>
          <table:table-cell office:value-type="float" office:value="1.52687859725443E+018" calcext:value-type="float">
            <text:p>1526878597254430000</text:p>
          </table:table-cell>
          <table:table-cell office:value-type="string" calcext:value-type="string">
            <text:p>world</text:p>
          </table:table-cell>
          <table:table-cell office:value-type="float" office:value="0.00074061244959" calcext:value-type="float">
            <text:p>0.0007406124</text:p>
          </table:table-cell>
          <table:table-cell office:value-type="float" office:value="-0.000158154696692" calcext:value-type="float">
            <text:p>-0.0001581547</text:p>
          </table:table-cell>
          <table:table-cell office:value-type="float" office:value="-0.000485992379254" calcext:value-type="float">
            <text:p>-0.00048599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727861E+018" calcext:value-type="float">
            <text:p>1526878597278610000</text:p>
          </table:table-cell>
          <table:table-cell office:value-type="float" office:value="1077" calcext:value-type="float">
            <text:p>1077</text:p>
          </table:table-cell>
          <table:table-cell office:value-type="float" office:value="1.5268785972752E+018" calcext:value-type="float">
            <text:p>1526878597275200000</text:p>
          </table:table-cell>
          <table:table-cell office:value-type="string" calcext:value-type="string">
            <text:p>world</text:p>
          </table:table-cell>
          <table:table-cell office:value-type="float" office:value="-0.00246007577516" calcext:value-type="float">
            <text:p>-0.0024600758</text:p>
          </table:table-cell>
          <table:table-cell office:value-type="float" office:value="0.00114849768579" calcext:value-type="float">
            <text:p>0.0011484977</text:p>
          </table:table-cell>
          <table:table-cell office:value-type="float" office:value="-0.00278605800122" calcext:value-type="float">
            <text:p>-0.0027860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729897E+018" calcext:value-type="float">
            <text:p>1526878597298970000</text:p>
          </table:table-cell>
          <table:table-cell office:value-type="float" office:value="1078" calcext:value-type="float">
            <text:p>1078</text:p>
          </table:table-cell>
          <table:table-cell office:value-type="float" office:value="1.526878597295E+018" calcext:value-type="float">
            <text:p>1526878597295000000</text:p>
          </table:table-cell>
          <table:table-cell office:value-type="string" calcext:value-type="string">
            <text:p>world</text:p>
          </table:table-cell>
          <table:table-cell office:value-type="float" office:value="0.000966908060946" calcext:value-type="float">
            <text:p>0.0009669081</text:p>
          </table:table-cell>
          <table:table-cell office:value-type="float" office:value="-0.00048979697749" calcext:value-type="float">
            <text:p>-0.000489797</text:p>
          </table:table-cell>
          <table:table-cell office:value-type="float" office:value="0.00175445340574" calcext:value-type="float">
            <text:p>0.00175445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731943E+018" calcext:value-type="float">
            <text:p>1526878597319430000</text:p>
          </table:table-cell>
          <table:table-cell office:value-type="float" office:value="1079" calcext:value-type="float">
            <text:p>1079</text:p>
          </table:table-cell>
          <table:table-cell office:value-type="float" office:value="1.52687859731526E+018" calcext:value-type="float">
            <text:p>1526878597315260000</text:p>
          </table:table-cell>
          <table:table-cell office:value-type="string" calcext:value-type="string">
            <text:p>world</text:p>
          </table:table-cell>
          <table:table-cell office:value-type="float" office:value="0.00140432012267" calcext:value-type="float">
            <text:p>0.0014043201</text:p>
          </table:table-cell>
          <table:table-cell office:value-type="float" office:value="-0.000438649149146" calcext:value-type="float">
            <text:p>-0.0004386491</text:p>
          </table:table-cell>
          <table:table-cell office:value-type="float" office:value="0.000564262503758" calcext:value-type="float">
            <text:p>0.00056426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733855E+018" calcext:value-type="float">
            <text:p>1526878597338550000</text:p>
          </table:table-cell>
          <table:table-cell office:value-type="float" office:value="1080" calcext:value-type="float">
            <text:p>1080</text:p>
          </table:table-cell>
          <table:table-cell office:value-type="float" office:value="1.52687859733506E+018" calcext:value-type="float">
            <text:p>1526878597335060000</text:p>
          </table:table-cell>
          <table:table-cell office:value-type="string" calcext:value-type="string">
            <text:p>world</text:p>
          </table:table-cell>
          <table:table-cell office:value-type="float" office:value="-0.00172219856177" calcext:value-type="float">
            <text:p>-0.0017221986</text:p>
          </table:table-cell>
          <table:table-cell office:value-type="float" office:value="0.000267522380454" calcext:value-type="float">
            <text:p>0.0002675224</text:p>
          </table:table-cell>
          <table:table-cell office:value-type="float" office:value="0.000576873135287" calcext:value-type="float">
            <text:p>0.00057687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735907E+018" calcext:value-type="float">
            <text:p>1526878597359070000</text:p>
          </table:table-cell>
          <table:table-cell office:value-type="float" office:value="1081" calcext:value-type="float">
            <text:p>1081</text:p>
          </table:table-cell>
          <table:table-cell office:value-type="float" office:value="1.52687859735511E+018" calcext:value-type="float">
            <text:p>1526878597355110000</text:p>
          </table:table-cell>
          <table:table-cell office:value-type="string" calcext:value-type="string">
            <text:p>world</text:p>
          </table:table-cell>
          <table:table-cell office:value-type="float" office:value="-0.00101711729076" calcext:value-type="float">
            <text:p>-0.0010171173</text:p>
          </table:table-cell>
          <table:table-cell office:value-type="float" office:value="-0.00000435308902524" calcext:value-type="float">
            <text:p>-4.35308902524E-006</text:p>
          </table:table-cell>
          <table:table-cell office:value-type="float" office:value="0.000895198551007" calcext:value-type="float">
            <text:p>0.00089519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737949E+018" calcext:value-type="float">
            <text:p>1526878597379490000</text:p>
          </table:table-cell>
          <table:table-cell office:value-type="float" office:value="1082" calcext:value-type="float">
            <text:p>1082</text:p>
          </table:table-cell>
          <table:table-cell office:value-type="float" office:value="1.52687859737477E+018" calcext:value-type="float">
            <text:p>1526878597374770000</text:p>
          </table:table-cell>
          <table:table-cell office:value-type="string" calcext:value-type="string">
            <text:p>world</text:p>
          </table:table-cell>
          <table:table-cell office:value-type="float" office:value="0.00213686656207" calcext:value-type="float">
            <text:p>0.0021368666</text:p>
          </table:table-cell>
          <table:table-cell office:value-type="float" office:value="-0.000305522000417" calcext:value-type="float">
            <text:p>-0.000305522</text:p>
          </table:table-cell>
          <table:table-cell office:value-type="float" office:value="-0.000829069816973" calcext:value-type="float">
            <text:p>-0.00082906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739883E+018" calcext:value-type="float">
            <text:p>1526878597398830000</text:p>
          </table:table-cell>
          <table:table-cell office:value-type="float" office:value="1083" calcext:value-type="float">
            <text:p>1083</text:p>
          </table:table-cell>
          <table:table-cell office:value-type="float" office:value="1.5268785973946E+018" calcext:value-type="float">
            <text:p>1526878597394600000</text:p>
          </table:table-cell>
          <table:table-cell office:value-type="string" calcext:value-type="string">
            <text:p>world</text:p>
          </table:table-cell>
          <table:table-cell office:value-type="float" office:value="-0.0025923952926" calcext:value-type="float">
            <text:p>-0.0025923953</text:p>
          </table:table-cell>
          <table:table-cell office:value-type="float" office:value="-0.000132321292767" calcext:value-type="float">
            <text:p>-0.0001323213</text:p>
          </table:table-cell>
          <table:table-cell office:value-type="float" office:value="0.00160470581613" calcext:value-type="float">
            <text:p>0.00160470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741928E+018" calcext:value-type="float">
            <text:p>1526878597419280000</text:p>
          </table:table-cell>
          <table:table-cell office:value-type="float" office:value="1084" calcext:value-type="float">
            <text:p>1084</text:p>
          </table:table-cell>
          <table:table-cell office:value-type="float" office:value="1.52687859741454E+018" calcext:value-type="float">
            <text:p>1526878597414540000</text:p>
          </table:table-cell>
          <table:table-cell office:value-type="string" calcext:value-type="string">
            <text:p>world</text:p>
          </table:table-cell>
          <table:table-cell office:value-type="float" office:value="-0.000803036149591" calcext:value-type="float">
            <text:p>-0.0008030361</text:p>
          </table:table-cell>
          <table:table-cell office:value-type="float" office:value="-0.000163331715157" calcext:value-type="float">
            <text:p>-0.0001633317</text:p>
          </table:table-cell>
          <table:table-cell office:value-type="float" office:value="0.000161927891895" calcext:value-type="float">
            <text:p>0.00016192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743859E+018" calcext:value-type="float">
            <text:p>1526878597438590000</text:p>
          </table:table-cell>
          <table:table-cell office:value-type="float" office:value="1085" calcext:value-type="float">
            <text:p>1085</text:p>
          </table:table-cell>
          <table:table-cell office:value-type="float" office:value="1.52687859743438E+018" calcext:value-type="float">
            <text:p>1526878597434380000</text:p>
          </table:table-cell>
          <table:table-cell office:value-type="string" calcext:value-type="string">
            <text:p>world</text:p>
          </table:table-cell>
          <table:table-cell office:value-type="float" office:value="0.0026184853632" calcext:value-type="float">
            <text:p>0.0026184854</text:p>
          </table:table-cell>
          <table:table-cell office:value-type="float" office:value="0.000271286407951" calcext:value-type="float">
            <text:p>0.0002712864</text:p>
          </table:table-cell>
          <table:table-cell office:value-type="float" office:value="-0.000813062593807" calcext:value-type="float">
            <text:p>-0.00081306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745881E+018" calcext:value-type="float">
            <text:p>1526878597458810000</text:p>
          </table:table-cell>
          <table:table-cell office:value-type="float" office:value="1086" calcext:value-type="float">
            <text:p>1086</text:p>
          </table:table-cell>
          <table:table-cell office:value-type="float" office:value="1.52687859745481E+018" calcext:value-type="float">
            <text:p>1526878597454810000</text:p>
          </table:table-cell>
          <table:table-cell office:value-type="string" calcext:value-type="string">
            <text:p>world</text:p>
          </table:table-cell>
          <table:table-cell office:value-type="float" office:value="-0.000573433586396" calcext:value-type="float">
            <text:p>-0.0005734336</text:p>
          </table:table-cell>
          <table:table-cell office:value-type="float" office:value="-0.000121452641906" calcext:value-type="float">
            <text:p>-0.0001214526</text:p>
          </table:table-cell>
          <table:table-cell office:value-type="float" office:value="-0.000471402076073" calcext:value-type="float">
            <text:p>-0.00047140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747902E+018" calcext:value-type="float">
            <text:p>1526878597479020000</text:p>
          </table:table-cell>
          <table:table-cell office:value-type="float" office:value="1087" calcext:value-type="float">
            <text:p>1087</text:p>
          </table:table-cell>
          <table:table-cell office:value-type="float" office:value="1.5268785974744E+018" calcext:value-type="float">
            <text:p>1526878597474400000</text:p>
          </table:table-cell>
          <table:table-cell office:value-type="string" calcext:value-type="string">
            <text:p>world</text:p>
          </table:table-cell>
          <table:table-cell office:value-type="float" office:value="-0.000603788357694" calcext:value-type="float">
            <text:p>-0.0006037884</text:p>
          </table:table-cell>
          <table:table-cell office:value-type="float" office:value="-0.000326574372593" calcext:value-type="float">
            <text:p>-0.0003265744</text:p>
          </table:table-cell>
          <table:table-cell office:value-type="float" office:value="0.000649281137157" calcext:value-type="float">
            <text:p>0.00064928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749955E+018" calcext:value-type="float">
            <text:p>1526878597499550000</text:p>
          </table:table-cell>
          <table:table-cell office:value-type="float" office:value="1088" calcext:value-type="float">
            <text:p>1088</text:p>
          </table:table-cell>
          <table:table-cell office:value-type="float" office:value="1.52687859749509E+018" calcext:value-type="float">
            <text:p>1526878597495090000</text:p>
          </table:table-cell>
          <table:table-cell office:value-type="string" calcext:value-type="string">
            <text:p>world</text:p>
          </table:table-cell>
          <table:table-cell office:value-type="float" office:value="0.00129665993154" calcext:value-type="float">
            <text:p>0.0012966599</text:p>
          </table:table-cell>
          <table:table-cell office:value-type="float" office:value="0.000229333731113" calcext:value-type="float">
            <text:p>0.0002293337</text:p>
          </table:table-cell>
          <table:table-cell office:value-type="float" office:value="0.0000776120286901" calcext:value-type="float">
            <text:p>0.0000776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751899E+018" calcext:value-type="float">
            <text:p>1526878597518990000</text:p>
          </table:table-cell>
          <table:table-cell office:value-type="float" office:value="1089" calcext:value-type="float">
            <text:p>1089</text:p>
          </table:table-cell>
          <table:table-cell office:value-type="float" office:value="1.5268785975149E+018" calcext:value-type="float">
            <text:p>1526878597514900000</text:p>
          </table:table-cell>
          <table:table-cell office:value-type="string" calcext:value-type="string">
            <text:p>world</text:p>
          </table:table-cell>
          <table:table-cell office:value-type="float" office:value="-0.00149323954247" calcext:value-type="float">
            <text:p>-0.0014932395</text:p>
          </table:table-cell>
          <table:table-cell office:value-type="float" office:value="-0.0000970545079326" calcext:value-type="float">
            <text:p>-9.70545079326E-005</text:p>
          </table:table-cell>
          <table:table-cell office:value-type="float" office:value="0.000458700873423" calcext:value-type="float">
            <text:p>0.00045870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753936E+018" calcext:value-type="float">
            <text:p>1526878597539360000</text:p>
          </table:table-cell>
          <table:table-cell office:value-type="float" office:value="1090" calcext:value-type="float">
            <text:p>1090</text:p>
          </table:table-cell>
          <table:table-cell office:value-type="float" office:value="1.52687859753481E+018" calcext:value-type="float">
            <text:p>1526878597534810000</text:p>
          </table:table-cell>
          <table:table-cell office:value-type="string" calcext:value-type="string">
            <text:p>world</text:p>
          </table:table-cell>
          <table:table-cell office:value-type="float" office:value="0.000909340335056" calcext:value-type="float">
            <text:p>0.0009093403</text:p>
          </table:table-cell>
          <table:table-cell office:value-type="float" office:value="0.000379785604309" calcext:value-type="float">
            <text:p>0.0003797856</text:p>
          </table:table-cell>
          <table:table-cell office:value-type="float" office:value="0.000147119862959" calcext:value-type="float">
            <text:p>0.00014711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755862E+018" calcext:value-type="float">
            <text:p>1526878597558620000</text:p>
          </table:table-cell>
          <table:table-cell office:value-type="float" office:value="1091" calcext:value-type="float">
            <text:p>1091</text:p>
          </table:table-cell>
          <table:table-cell office:value-type="float" office:value="1.52687859755461E+018" calcext:value-type="float">
            <text:p>1526878597554610000</text:p>
          </table:table-cell>
          <table:table-cell office:value-type="string" calcext:value-type="string">
            <text:p>world</text:p>
          </table:table-cell>
          <table:table-cell office:value-type="float" office:value="0.0014090386685" calcext:value-type="float">
            <text:p>0.0014090387</text:p>
          </table:table-cell>
          <table:table-cell office:value-type="float" office:value="0.00012677165796" calcext:value-type="float">
            <text:p>0.0001267717</text:p>
          </table:table-cell>
          <table:table-cell office:value-type="float" office:value="-0.000311653304379" calcext:value-type="float">
            <text:p>-0.00031165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757878E+018" calcext:value-type="float">
            <text:p>1526878597578780000</text:p>
          </table:table-cell>
          <table:table-cell office:value-type="float" office:value="1092" calcext:value-type="float">
            <text:p>1092</text:p>
          </table:table-cell>
          <table:table-cell office:value-type="float" office:value="1.52687859757446E+018" calcext:value-type="float">
            <text:p>1526878597574460000</text:p>
          </table:table-cell>
          <table:table-cell office:value-type="string" calcext:value-type="string">
            <text:p>world</text:p>
          </table:table-cell>
          <table:table-cell office:value-type="float" office:value="-0.00197704089805" calcext:value-type="float">
            <text:p>-0.0019770409</text:p>
          </table:table-cell>
          <table:table-cell office:value-type="float" office:value="-0.00013257926912" calcext:value-type="float">
            <text:p>-0.0001325793</text:p>
          </table:table-cell>
          <table:table-cell office:value-type="float" office:value="0.000864533823915" calcext:value-type="float">
            <text:p>0.00086453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75992E+018" calcext:value-type="float">
            <text:p>1526878597599200000</text:p>
          </table:table-cell>
          <table:table-cell office:value-type="float" office:value="1093" calcext:value-type="float">
            <text:p>1093</text:p>
          </table:table-cell>
          <table:table-cell office:value-type="float" office:value="1.52687859759538E+018" calcext:value-type="float">
            <text:p>1526878597595380000</text:p>
          </table:table-cell>
          <table:table-cell office:value-type="string" calcext:value-type="string">
            <text:p>world</text:p>
          </table:table-cell>
          <table:table-cell office:value-type="float" office:value="-0.00124528212473" calcext:value-type="float">
            <text:p>-0.0012452821</text:p>
          </table:table-cell>
          <table:table-cell office:value-type="float" office:value="-0.000107956300781" calcext:value-type="float">
            <text:p>-0.0001079563</text:p>
          </table:table-cell>
          <table:table-cell office:value-type="float" office:value="0.000506143027451" calcext:value-type="float">
            <text:p>0.0005061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761963E+018" calcext:value-type="float">
            <text:p>1526878597619630000</text:p>
          </table:table-cell>
          <table:table-cell office:value-type="float" office:value="1094" calcext:value-type="float">
            <text:p>1094</text:p>
          </table:table-cell>
          <table:table-cell office:value-type="float" office:value="1.52687859761518E+018" calcext:value-type="float">
            <text:p>1526878597615180000</text:p>
          </table:table-cell>
          <table:table-cell office:value-type="string" calcext:value-type="string">
            <text:p>world</text:p>
          </table:table-cell>
          <table:table-cell office:value-type="float" office:value="0.00237551657483" calcext:value-type="float">
            <text:p>0.0023755166</text:p>
          </table:table-cell>
          <table:table-cell office:value-type="float" office:value="0.000225815689191" calcext:value-type="float">
            <text:p>0.0002258157</text:p>
          </table:table-cell>
          <table:table-cell office:value-type="float" office:value="-0.000966901076026" calcext:value-type="float">
            <text:p>-0.00096690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763897E+018" calcext:value-type="float">
            <text:p>1526878597638970000</text:p>
          </table:table-cell>
          <table:table-cell office:value-type="float" office:value="1095" calcext:value-type="float">
            <text:p>1095</text:p>
          </table:table-cell>
          <table:table-cell office:value-type="float" office:value="1.52687859763519E+018" calcext:value-type="float">
            <text:p>1526878597635190000</text:p>
          </table:table-cell>
          <table:table-cell office:value-type="string" calcext:value-type="string">
            <text:p>world</text:p>
          </table:table-cell>
          <table:table-cell office:value-type="float" office:value="-0.00194944045506" calcext:value-type="float">
            <text:p>-0.0019494405</text:p>
          </table:table-cell>
          <table:table-cell office:value-type="float" office:value="-0.0001517861092" calcext:value-type="float">
            <text:p>-0.0001517861</text:p>
          </table:table-cell>
          <table:table-cell office:value-type="float" office:value="0.000853589677718" calcext:value-type="float">
            <text:p>0.00085358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765936E+018" calcext:value-type="float">
            <text:p>1526878597659360000</text:p>
          </table:table-cell>
          <table:table-cell office:value-type="float" office:value="1096" calcext:value-type="float">
            <text:p>1096</text:p>
          </table:table-cell>
          <table:table-cell office:value-type="float" office:value="1.52687859765513E+018" calcext:value-type="float">
            <text:p>1526878597655130000</text:p>
          </table:table-cell>
          <table:table-cell office:value-type="string" calcext:value-type="string">
            <text:p>world</text:p>
          </table:table-cell>
          <table:table-cell office:value-type="float" office:value="-0.000426876009442" calcext:value-type="float">
            <text:p>-0.000426876</text:p>
          </table:table-cell>
          <table:table-cell office:value-type="float" office:value="-0.000108108419226" calcext:value-type="float">
            <text:p>-0.0001081084</text:p>
          </table:table-cell>
          <table:table-cell office:value-type="float" office:value="-0.0001871274726" calcext:value-type="float">
            <text:p>-0.00018712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767874E+018" calcext:value-type="float">
            <text:p>1526878597678740000</text:p>
          </table:table-cell>
          <table:table-cell office:value-type="float" office:value="1097" calcext:value-type="float">
            <text:p>1097</text:p>
          </table:table-cell>
          <table:table-cell office:value-type="float" office:value="1.52687859767484E+018" calcext:value-type="float">
            <text:p>1526878597674840000</text:p>
          </table:table-cell>
          <table:table-cell office:value-type="string" calcext:value-type="string">
            <text:p>world</text:p>
          </table:table-cell>
          <table:table-cell office:value-type="float" office:value="0.0024240098428" calcext:value-type="float">
            <text:p>0.0024240098</text:p>
          </table:table-cell>
          <table:table-cell office:value-type="float" office:value="0.000209477104363" calcext:value-type="float">
            <text:p>0.0002094771</text:p>
          </table:table-cell>
          <table:table-cell office:value-type="float" office:value="-0.000416234310251" calcext:value-type="float">
            <text:p>-0.00041623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769886E+018" calcext:value-type="float">
            <text:p>1526878597698860000</text:p>
          </table:table-cell>
          <table:table-cell office:value-type="float" office:value="1098" calcext:value-type="float">
            <text:p>1098</text:p>
          </table:table-cell>
          <table:table-cell office:value-type="float" office:value="1.52687859769463E+018" calcext:value-type="float">
            <text:p>1526878597694630000</text:p>
          </table:table-cell>
          <table:table-cell office:value-type="string" calcext:value-type="string">
            <text:p>world</text:p>
          </table:table-cell>
          <table:table-cell office:value-type="float" office:value="-0.00198936928064" calcext:value-type="float">
            <text:p>-0.0019893693</text:p>
          </table:table-cell>
          <table:table-cell office:value-type="float" office:value="-0.000192842097022" calcext:value-type="float">
            <text:p>-0.0001928421</text:p>
          </table:table-cell>
          <table:table-cell office:value-type="float" office:value="0.000450078485301" calcext:value-type="float">
            <text:p>0.00045007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771922E+018" calcext:value-type="float">
            <text:p>1526878597719220000</text:p>
          </table:table-cell>
          <table:table-cell office:value-type="float" office:value="1099" calcext:value-type="float">
            <text:p>1099</text:p>
          </table:table-cell>
          <table:table-cell office:value-type="float" office:value="1.52687859771445E+018" calcext:value-type="float">
            <text:p>1526878597714450000</text:p>
          </table:table-cell>
          <table:table-cell office:value-type="string" calcext:value-type="string">
            <text:p>world</text:p>
          </table:table-cell>
          <table:table-cell office:value-type="float" office:value="0.000817437539808" calcext:value-type="float">
            <text:p>0.0008174375</text:p>
          </table:table-cell>
          <table:table-cell office:value-type="float" office:value="0.00000609319249634" calcext:value-type="float">
            <text:p>6.09319249634E-006</text:p>
          </table:table-cell>
          <table:table-cell office:value-type="float" office:value="-0.000559972657356" calcext:value-type="float">
            <text:p>-0.00055997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773957E+018" calcext:value-type="float">
            <text:p>1526878597739570000</text:p>
          </table:table-cell>
          <table:table-cell office:value-type="float" office:value="1100" calcext:value-type="float">
            <text:p>1100</text:p>
          </table:table-cell>
          <table:table-cell office:value-type="float" office:value="1.52687859773545E+018" calcext:value-type="float">
            <text:p>1526878597735450000</text:p>
          </table:table-cell>
          <table:table-cell office:value-type="string" calcext:value-type="string">
            <text:p>world</text:p>
          </table:table-cell>
          <table:table-cell office:value-type="float" office:value="0.00104915956035" calcext:value-type="float">
            <text:p>0.0010491596</text:p>
          </table:table-cell>
          <table:table-cell office:value-type="float" office:value="-0.000115391077998" calcext:value-type="float">
            <text:p>-0.0001153911</text:p>
          </table:table-cell>
          <table:table-cell office:value-type="float" office:value="0.0000012117670849" calcext:value-type="float">
            <text:p>1.2117670849E-0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775896E+018" calcext:value-type="float">
            <text:p>1526878597758960000</text:p>
          </table:table-cell>
          <table:table-cell office:value-type="float" office:value="1101" calcext:value-type="float">
            <text:p>1101</text:p>
          </table:table-cell>
          <table:table-cell office:value-type="float" office:value="1.52687859775549E+018" calcext:value-type="float">
            <text:p>1526878597755490000</text:p>
          </table:table-cell>
          <table:table-cell office:value-type="string" calcext:value-type="string">
            <text:p>world</text:p>
          </table:table-cell>
          <table:table-cell office:value-type="float" office:value="-0.00147931533866" calcext:value-type="float">
            <text:p>-0.0014793153</text:p>
          </table:table-cell>
          <table:table-cell office:value-type="float" office:value="-0.000257604493527" calcext:value-type="float">
            <text:p>-0.0002576045</text:p>
          </table:table-cell>
          <table:table-cell office:value-type="float" office:value="0.000462991476525" calcext:value-type="float">
            <text:p>0.00046299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777936E+018" calcext:value-type="float">
            <text:p>1526878597779360000</text:p>
          </table:table-cell>
          <table:table-cell office:value-type="float" office:value="1102" calcext:value-type="float">
            <text:p>1102</text:p>
          </table:table-cell>
          <table:table-cell office:value-type="float" office:value="1.52687859777527E+018" calcext:value-type="float">
            <text:p>1526878597775270000</text:p>
          </table:table-cell>
          <table:table-cell office:value-type="string" calcext:value-type="string">
            <text:p>world</text:p>
          </table:table-cell>
          <table:table-cell office:value-type="float" office:value="0.00113916851114" calcext:value-type="float">
            <text:p>0.0011391685</text:p>
          </table:table-cell>
          <table:table-cell office:value-type="float" office:value="0.000035432720324" calcext:value-type="float">
            <text:p>3.5432720324E-005</text:p>
          </table:table-cell>
          <table:table-cell office:value-type="float" office:value="-0.000190750928596" calcext:value-type="float">
            <text:p>-0.00019075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77986E+018" calcext:value-type="float">
            <text:p>1526878597798600000</text:p>
          </table:table-cell>
          <table:table-cell office:value-type="float" office:value="1103" calcext:value-type="float">
            <text:p>1103</text:p>
          </table:table-cell>
          <table:table-cell office:value-type="float" office:value="1.52687859779509E+018" calcext:value-type="float">
            <text:p>1526878597795090000</text:p>
          </table:table-cell>
          <table:table-cell office:value-type="string" calcext:value-type="string">
            <text:p>world</text:p>
          </table:table-cell>
          <table:table-cell office:value-type="float" office:value="-0.000214973406401" calcext:value-type="float">
            <text:p>-0.0002149734</text:p>
          </table:table-cell>
          <table:table-cell office:value-type="float" office:value="0.000136483227834" calcext:value-type="float">
            <text:p>0.0001364832</text:p>
          </table:table-cell>
          <table:table-cell office:value-type="float" office:value="-0.000181259005331" calcext:value-type="float">
            <text:p>-0.0001812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781897E+018" calcext:value-type="float">
            <text:p>1526878597818970000</text:p>
          </table:table-cell>
          <table:table-cell office:value-type="float" office:value="1104" calcext:value-type="float">
            <text:p>1104</text:p>
          </table:table-cell>
          <table:table-cell office:value-type="float" office:value="1.5268785978147E+018" calcext:value-type="float">
            <text:p>1526878597814700000</text:p>
          </table:table-cell>
          <table:table-cell office:value-type="string" calcext:value-type="string">
            <text:p>world</text:p>
          </table:table-cell>
          <table:table-cell office:value-type="float" office:value="-0.00163426797371" calcext:value-type="float">
            <text:p>-0.001634268</text:p>
          </table:table-cell>
          <table:table-cell office:value-type="float" office:value="-0.000406911422033" calcext:value-type="float">
            <text:p>-0.0004069114</text:p>
          </table:table-cell>
          <table:table-cell office:value-type="float" office:value="0.00069653702667" calcext:value-type="float">
            <text:p>0.0006965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783932E+018" calcext:value-type="float">
            <text:p>1526878597839320000</text:p>
          </table:table-cell>
          <table:table-cell office:value-type="float" office:value="1105" calcext:value-type="float">
            <text:p>1105</text:p>
          </table:table-cell>
          <table:table-cell office:value-type="float" office:value="1.52687859783442E+018" calcext:value-type="float">
            <text:p>1526878597834420000</text:p>
          </table:table-cell>
          <table:table-cell office:value-type="string" calcext:value-type="string">
            <text:p>world</text:p>
          </table:table-cell>
          <table:table-cell office:value-type="float" office:value="0.00382852228358" calcext:value-type="float">
            <text:p>0.0038285223</text:p>
          </table:table-cell>
          <table:table-cell office:value-type="float" office:value="0.000974981463514" calcext:value-type="float">
            <text:p>0.0009749815</text:p>
          </table:table-cell>
          <table:table-cell office:value-type="float" office:value="0.000851181801409" calcext:value-type="float">
            <text:p>0.00085118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785864E+018" calcext:value-type="float">
            <text:p>1526878597858640000</text:p>
          </table:table-cell>
          <table:table-cell office:value-type="float" office:value="1106" calcext:value-type="float">
            <text:p>1106</text:p>
          </table:table-cell>
          <table:table-cell office:value-type="float" office:value="1.52687859785558E+018" calcext:value-type="float">
            <text:p>1526878597855580000</text:p>
          </table:table-cell>
          <table:table-cell office:value-type="string" calcext:value-type="string">
            <text:p>world</text:p>
          </table:table-cell>
          <table:table-cell office:value-type="float" office:value="0.000206106342375" calcext:value-type="float">
            <text:p>0.0002061063</text:p>
          </table:table-cell>
          <table:table-cell office:value-type="float" office:value="-0.000219239096623" calcext:value-type="float">
            <text:p>-0.0002192391</text:p>
          </table:table-cell>
          <table:table-cell office:value-type="float" office:value="-0.00124250503723" calcext:value-type="float">
            <text:p>-0.0012425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787901E+018" calcext:value-type="float">
            <text:p>1526878597879010000</text:p>
          </table:table-cell>
          <table:table-cell office:value-type="float" office:value="1107" calcext:value-type="float">
            <text:p>1107</text:p>
          </table:table-cell>
          <table:table-cell office:value-type="float" office:value="1.52687859787544E+018" calcext:value-type="float">
            <text:p>1526878597875440000</text:p>
          </table:table-cell>
          <table:table-cell office:value-type="string" calcext:value-type="string">
            <text:p>world</text:p>
          </table:table-cell>
          <table:table-cell office:value-type="float" office:value="-0.00275384541601" calcext:value-type="float">
            <text:p>-0.0027538454</text:p>
          </table:table-cell>
          <table:table-cell office:value-type="float" office:value="-0.000418106646976" calcext:value-type="float">
            <text:p>-0.0004181066</text:p>
          </table:table-cell>
          <table:table-cell office:value-type="float" office:value="0.000774734129664" calcext:value-type="float">
            <text:p>0.00077473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789926E+018" calcext:value-type="float">
            <text:p>1526878597899260000</text:p>
          </table:table-cell>
          <table:table-cell office:value-type="float" office:value="1108" calcext:value-type="float">
            <text:p>1108</text:p>
          </table:table-cell>
          <table:table-cell office:value-type="float" office:value="1.5268785978953E+018" calcext:value-type="float">
            <text:p>1526878597895300000</text:p>
          </table:table-cell>
          <table:table-cell office:value-type="string" calcext:value-type="string">
            <text:p>world</text:p>
          </table:table-cell>
          <table:table-cell office:value-type="float" office:value="0.00152011937462" calcext:value-type="float">
            <text:p>0.0015201194</text:p>
          </table:table-cell>
          <table:table-cell office:value-type="float" office:value="0.000296377111226" calcext:value-type="float">
            <text:p>0.0002963771</text:p>
          </table:table-cell>
          <table:table-cell office:value-type="float" office:value="-0.000935576856136" calcext:value-type="float">
            <text:p>-0.00093557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791963E+018" calcext:value-type="float">
            <text:p>1526878597919630000</text:p>
          </table:table-cell>
          <table:table-cell office:value-type="float" office:value="1109" calcext:value-type="float">
            <text:p>1109</text:p>
          </table:table-cell>
          <table:table-cell office:value-type="float" office:value="1.52687859791523E+018" calcext:value-type="float">
            <text:p>1526878597915230000</text:p>
          </table:table-cell>
          <table:table-cell office:value-type="string" calcext:value-type="string">
            <text:p>world</text:p>
          </table:table-cell>
          <table:table-cell office:value-type="float" office:value="0.00217868434265" calcext:value-type="float">
            <text:p>0.0021786843</text:p>
          </table:table-cell>
          <table:table-cell office:value-type="float" office:value="0.000338875688612" calcext:value-type="float">
            <text:p>0.0003388757</text:p>
          </table:table-cell>
          <table:table-cell office:value-type="float" office:value="0.00146534363739" calcext:value-type="float">
            <text:p>0.00146534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793906E+018" calcext:value-type="float">
            <text:p>1526878597939060000</text:p>
          </table:table-cell>
          <table:table-cell office:value-type="float" office:value="1110" calcext:value-type="float">
            <text:p>1110</text:p>
          </table:table-cell>
          <table:table-cell office:value-type="float" office:value="1.52687859793515E+018" calcext:value-type="float">
            <text:p>1526878597935150000</text:p>
          </table:table-cell>
          <table:table-cell office:value-type="string" calcext:value-type="string">
            <text:p>world</text:p>
          </table:table-cell>
          <table:table-cell office:value-type="float" office:value="-0.0032412384171" calcext:value-type="float">
            <text:p>-0.0032412384</text:p>
          </table:table-cell>
          <table:table-cell office:value-type="float" office:value="-0.000324153574184" calcext:value-type="float">
            <text:p>-0.0003241536</text:p>
          </table:table-cell>
          <table:table-cell office:value-type="float" office:value="0.000576521968469" calcext:value-type="float">
            <text:p>0.0005765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795928E+018" calcext:value-type="float">
            <text:p>1526878597959280000</text:p>
          </table:table-cell>
          <table:table-cell office:value-type="float" office:value="1111" calcext:value-type="float">
            <text:p>1111</text:p>
          </table:table-cell>
          <table:table-cell office:value-type="float" office:value="1.52687859795506E+018" calcext:value-type="float">
            <text:p>1526878597955060000</text:p>
          </table:table-cell>
          <table:table-cell office:value-type="string" calcext:value-type="string">
            <text:p>world</text:p>
          </table:table-cell>
          <table:table-cell office:value-type="float" office:value="0.00174695125315" calcext:value-type="float">
            <text:p>0.0017469513</text:p>
          </table:table-cell>
          <table:table-cell office:value-type="float" office:value="0.000391596637201" calcext:value-type="float">
            <text:p>0.0003915966</text:p>
          </table:table-cell>
          <table:table-cell office:value-type="float" office:value="0.00130921066739" calcext:value-type="float">
            <text:p>0.00130921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797855E+018" calcext:value-type="float">
            <text:p>1526878597978550000</text:p>
          </table:table-cell>
          <table:table-cell office:value-type="float" office:value="1112" calcext:value-type="float">
            <text:p>1112</text:p>
          </table:table-cell>
          <table:table-cell office:value-type="float" office:value="1.52687859797503E+018" calcext:value-type="float">
            <text:p>1526878597975030000</text:p>
          </table:table-cell>
          <table:table-cell office:value-type="string" calcext:value-type="string">
            <text:p>world</text:p>
          </table:table-cell>
          <table:table-cell office:value-type="float" office:value="0.00101045193151" calcext:value-type="float">
            <text:p>0.0010104519</text:p>
          </table:table-cell>
          <table:table-cell office:value-type="float" office:value="0.000373906339519" calcext:value-type="float">
            <text:p>0.0003739063</text:p>
          </table:table-cell>
          <table:table-cell office:value-type="float" office:value="0.00051981175784" calcext:value-type="float">
            <text:p>0.00051981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799876E+018" calcext:value-type="float">
            <text:p>1526878597998760000</text:p>
          </table:table-cell>
          <table:table-cell office:value-type="float" office:value="1113" calcext:value-type="float">
            <text:p>1113</text:p>
          </table:table-cell>
          <table:table-cell office:value-type="float" office:value="1.52687859799469E+018" calcext:value-type="float">
            <text:p>1526878597994690000</text:p>
          </table:table-cell>
          <table:table-cell office:value-type="string" calcext:value-type="string">
            <text:p>world</text:p>
          </table:table-cell>
          <table:table-cell office:value-type="float" office:value="-0.00252192490734" calcext:value-type="float">
            <text:p>-0.0025219249</text:p>
          </table:table-cell>
          <table:table-cell office:value-type="float" office:value="-0.000389926950447" calcext:value-type="float">
            <text:p>-0.000389927</text:p>
          </table:table-cell>
          <table:table-cell office:value-type="float" office:value="-0.00130318198353" calcext:value-type="float">
            <text:p>-0.0013031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801916E+018" calcext:value-type="float">
            <text:p>1526878598019160000</text:p>
          </table:table-cell>
          <table:table-cell office:value-type="float" office:value="1114" calcext:value-type="float">
            <text:p>1114</text:p>
          </table:table-cell>
          <table:table-cell office:value-type="float" office:value="1.52687859801466E+018" calcext:value-type="float">
            <text:p>1526878598014660000</text:p>
          </table:table-cell>
          <table:table-cell office:value-type="string" calcext:value-type="string">
            <text:p>world</text:p>
          </table:table-cell>
          <table:table-cell office:value-type="float" office:value="0.0025437050499" calcext:value-type="float">
            <text:p>0.002543705</text:p>
          </table:table-cell>
          <table:table-cell office:value-type="float" office:value="0.000544116133824" calcext:value-type="float">
            <text:p>0.0005441161</text:p>
          </table:table-cell>
          <table:table-cell office:value-type="float" office:value="0.00113369442988" calcext:value-type="float">
            <text:p>0.00113369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803955E+018" calcext:value-type="float">
            <text:p>1526878598039550000</text:p>
          </table:table-cell>
          <table:table-cell office:value-type="float" office:value="1115" calcext:value-type="float">
            <text:p>1115</text:p>
          </table:table-cell>
          <table:table-cell office:value-type="float" office:value="1.52687859803546E+018" calcext:value-type="float">
            <text:p>1526878598035460000</text:p>
          </table:table-cell>
          <table:table-cell office:value-type="string" calcext:value-type="string">
            <text:p>world</text:p>
          </table:table-cell>
          <table:table-cell office:value-type="float" office:value="-0.000443277996965" calcext:value-type="float">
            <text:p>-0.000443278</text:p>
          </table:table-cell>
          <table:table-cell office:value-type="float" office:value="0.0000310048053507" calcext:value-type="float">
            <text:p>3.10048053507E-005</text:p>
          </table:table-cell>
          <table:table-cell office:value-type="float" office:value="-0.000144396908581" calcext:value-type="float">
            <text:p>-0.00014439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805899E+018" calcext:value-type="float">
            <text:p>1526878598058990000</text:p>
          </table:table-cell>
          <table:table-cell office:value-type="float" office:value="1116" calcext:value-type="float">
            <text:p>1116</text:p>
          </table:table-cell>
          <table:table-cell office:value-type="float" office:value="1.52687859805534E+018" calcext:value-type="float">
            <text:p>1526878598055340000</text:p>
          </table:table-cell>
          <table:table-cell office:value-type="string" calcext:value-type="string">
            <text:p>world</text:p>
          </table:table-cell>
          <table:table-cell office:value-type="float" office:value="-0.00089404953178" calcext:value-type="float">
            <text:p>-0.0008940495</text:p>
          </table:table-cell>
          <table:table-cell office:value-type="float" office:value="-0.0000144507757796" calcext:value-type="float">
            <text:p>-1.44507757796E-005</text:p>
          </table:table-cell>
          <table:table-cell office:value-type="float" office:value="0.00135523383506" calcext:value-type="float">
            <text:p>0.00135523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807927E+018" calcext:value-type="float">
            <text:p>1526878598079270000</text:p>
          </table:table-cell>
          <table:table-cell office:value-type="float" office:value="1117" calcext:value-type="float">
            <text:p>1117</text:p>
          </table:table-cell>
          <table:table-cell office:value-type="float" office:value="1.52687859807529E+018" calcext:value-type="float">
            <text:p>1526878598075290000</text:p>
          </table:table-cell>
          <table:table-cell office:value-type="string" calcext:value-type="string">
            <text:p>world</text:p>
          </table:table-cell>
          <table:table-cell office:value-type="float" office:value="0.00237956596538" calcext:value-type="float">
            <text:p>0.002379566</text:p>
          </table:table-cell>
          <table:table-cell office:value-type="float" office:value="0.000409236177802" calcext:value-type="float">
            <text:p>0.0004092362</text:p>
          </table:table-cell>
          <table:table-cell office:value-type="float" office:value="-0.00100530718919" calcext:value-type="float">
            <text:p>-0.0010053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809826E+018" calcext:value-type="float">
            <text:p>1526878598098260000</text:p>
          </table:table-cell>
          <table:table-cell office:value-type="float" office:value="1118" calcext:value-type="float">
            <text:p>1118</text:p>
          </table:table-cell>
          <table:table-cell office:value-type="float" office:value="1.52687859809511E+018" calcext:value-type="float">
            <text:p>1526878598095110000</text:p>
          </table:table-cell>
          <table:table-cell office:value-type="string" calcext:value-type="string">
            <text:p>world</text:p>
          </table:table-cell>
          <table:table-cell office:value-type="float" office:value="0.000736718415283" calcext:value-type="float">
            <text:p>0.0007367184</text:p>
          </table:table-cell>
          <table:table-cell office:value-type="float" office:value="0.000702154124156" calcext:value-type="float">
            <text:p>0.0007021541</text:p>
          </table:table-cell>
          <table:table-cell office:value-type="float" office:value="0.00184840802103" calcext:value-type="float">
            <text:p>0.001848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811871E+018" calcext:value-type="float">
            <text:p>1526878598118710000</text:p>
          </table:table-cell>
          <table:table-cell office:value-type="float" office:value="1119" calcext:value-type="float">
            <text:p>1119</text:p>
          </table:table-cell>
          <table:table-cell office:value-type="float" office:value="1.52687859811458E+018" calcext:value-type="float">
            <text:p>1526878598114580000</text:p>
          </table:table-cell>
          <table:table-cell office:value-type="string" calcext:value-type="string">
            <text:p>world</text:p>
          </table:table-cell>
          <table:table-cell office:value-type="float" office:value="-0.000907716050278" calcext:value-type="float">
            <text:p>-0.0009077161</text:p>
          </table:table-cell>
          <table:table-cell office:value-type="float" office:value="0.00116707570851" calcext:value-type="float">
            <text:p>0.0011670757</text:p>
          </table:table-cell>
          <table:table-cell office:value-type="float" office:value="0.00267140381038" calcext:value-type="float">
            <text:p>0.00267140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813906E+018" calcext:value-type="float">
            <text:p>1526878598139060000</text:p>
          </table:table-cell>
          <table:table-cell office:value-type="float" office:value="1120" calcext:value-type="float">
            <text:p>1120</text:p>
          </table:table-cell>
          <table:table-cell office:value-type="float" office:value="1.52687859813515E+018" calcext:value-type="float">
            <text:p>1526878598135150000</text:p>
          </table:table-cell>
          <table:table-cell office:value-type="string" calcext:value-type="string">
            <text:p>world</text:p>
          </table:table-cell>
          <table:table-cell office:value-type="float" office:value="-0.000739048467949" calcext:value-type="float">
            <text:p>-0.0007390485</text:p>
          </table:table-cell>
          <table:table-cell office:value-type="float" office:value="-0.00161723326892" calcext:value-type="float">
            <text:p>-0.0016172333</text:p>
          </table:table-cell>
          <table:table-cell office:value-type="float" office:value="-0.0039014974609" calcext:value-type="float">
            <text:p>-0.00390149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815949E+018" calcext:value-type="float">
            <text:p>1526878598159490000</text:p>
          </table:table-cell>
          <table:table-cell office:value-type="float" office:value="1121" calcext:value-type="float">
            <text:p>1121</text:p>
          </table:table-cell>
          <table:table-cell office:value-type="float" office:value="1.52687859815472E+018" calcext:value-type="float">
            <text:p>1526878598154720000</text:p>
          </table:table-cell>
          <table:table-cell office:value-type="string" calcext:value-type="string">
            <text:p>world</text:p>
          </table:table-cell>
          <table:table-cell office:value-type="float" office:value="-0.00121221831068" calcext:value-type="float">
            <text:p>-0.0012122183</text:p>
          </table:table-cell>
          <table:table-cell office:value-type="float" office:value="0.000190823804587" calcext:value-type="float">
            <text:p>0.0001908238</text:p>
          </table:table-cell>
          <table:table-cell office:value-type="float" office:value="0.00255913892761" calcext:value-type="float">
            <text:p>0.00255913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817883E+018" calcext:value-type="float">
            <text:p>1526878598178830000</text:p>
          </table:table-cell>
          <table:table-cell office:value-type="float" office:value="1122" calcext:value-type="float">
            <text:p>1122</text:p>
          </table:table-cell>
          <table:table-cell office:value-type="float" office:value="1.52687859817437E+018" calcext:value-type="float">
            <text:p>1526878598174370000</text:p>
          </table:table-cell>
          <table:table-cell office:value-type="string" calcext:value-type="string">
            <text:p>world</text:p>
          </table:table-cell>
          <table:table-cell office:value-type="float" office:value="-0.00284073431976" calcext:value-type="float">
            <text:p>-0.0028407343</text:p>
          </table:table-cell>
          <table:table-cell office:value-type="float" office:value="-0.000771485210862" calcext:value-type="float">
            <text:p>-0.0007714852</text:p>
          </table:table-cell>
          <table:table-cell office:value-type="float" office:value="-0.00266384729184" calcext:value-type="float">
            <text:p>-0.00266384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819914E+018" calcext:value-type="float">
            <text:p>1526878598199140000</text:p>
          </table:table-cell>
          <table:table-cell office:value-type="float" office:value="1123" calcext:value-type="float">
            <text:p>1123</text:p>
          </table:table-cell>
          <table:table-cell office:value-type="float" office:value="1.52687859819515E+018" calcext:value-type="float">
            <text:p>1526878598195150000</text:p>
          </table:table-cell>
          <table:table-cell office:value-type="string" calcext:value-type="string">
            <text:p>world</text:p>
          </table:table-cell>
          <table:table-cell office:value-type="float" office:value="0.00472173141316" calcext:value-type="float">
            <text:p>0.0047217314</text:p>
          </table:table-cell>
          <table:table-cell office:value-type="float" office:value="0.00137411837932" calcext:value-type="float">
            <text:p>0.0013741184</text:p>
          </table:table-cell>
          <table:table-cell office:value-type="float" office:value="0.00195906264707" calcext:value-type="float">
            <text:p>0.00195906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821962E+018" calcext:value-type="float">
            <text:p>1526878598219620000</text:p>
          </table:table-cell>
          <table:table-cell office:value-type="float" office:value="1124" calcext:value-type="float">
            <text:p>1124</text:p>
          </table:table-cell>
          <table:table-cell office:value-type="float" office:value="1.5268785982148E+018" calcext:value-type="float">
            <text:p>1526878598214800000</text:p>
          </table:table-cell>
          <table:table-cell office:value-type="string" calcext:value-type="string">
            <text:p>world</text:p>
          </table:table-cell>
          <table:table-cell office:value-type="float" office:value="-0.000181593699381" calcext:value-type="float">
            <text:p>-0.0001815937</text:p>
          </table:table-cell>
          <table:table-cell office:value-type="float" office:value="-0.000822366506327" calcext:value-type="float">
            <text:p>-0.0008223665</text:p>
          </table:table-cell>
          <table:table-cell office:value-type="float" office:value="-0.000575946876779" calcext:value-type="float">
            <text:p>-0.00057594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823904E+018" calcext:value-type="float">
            <text:p>1526878598239040000</text:p>
          </table:table-cell>
          <table:table-cell office:value-type="float" office:value="1125" calcext:value-type="float">
            <text:p>1125</text:p>
          </table:table-cell>
          <table:table-cell office:value-type="float" office:value="1.52687859823462E+018" calcext:value-type="float">
            <text:p>1526878598234620000</text:p>
          </table:table-cell>
          <table:table-cell office:value-type="string" calcext:value-type="string">
            <text:p>world</text:p>
          </table:table-cell>
          <table:table-cell office:value-type="float" office:value="-0.00277651753277" calcext:value-type="float">
            <text:p>-0.0027765175</text:p>
          </table:table-cell>
          <table:table-cell office:value-type="float" office:value="-0.000623632629868" calcext:value-type="float">
            <text:p>-0.0006236326</text:p>
          </table:table-cell>
          <table:table-cell office:value-type="float" office:value="-0.0024689831771" calcext:value-type="float">
            <text:p>-0.0024689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825937E+018" calcext:value-type="float">
            <text:p>1526878598259370000</text:p>
          </table:table-cell>
          <table:table-cell office:value-type="float" office:value="1126" calcext:value-type="float">
            <text:p>1126</text:p>
          </table:table-cell>
          <table:table-cell office:value-type="float" office:value="1.52687859825443E+018" calcext:value-type="float">
            <text:p>1526878598254430000</text:p>
          </table:table-cell>
          <table:table-cell office:value-type="string" calcext:value-type="string">
            <text:p>world</text:p>
          </table:table-cell>
          <table:table-cell office:value-type="float" office:value="0.00210520671681" calcext:value-type="float">
            <text:p>0.0021052067</text:p>
          </table:table-cell>
          <table:table-cell office:value-type="float" office:value="0.000735255540349" calcext:value-type="float">
            <text:p>0.0007352555</text:p>
          </table:table-cell>
          <table:table-cell office:value-type="float" office:value="0.00221843481995" calcext:value-type="float">
            <text:p>0.00221843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827891E+018" calcext:value-type="float">
            <text:p>1526878598278910000</text:p>
          </table:table-cell>
          <table:table-cell office:value-type="float" office:value="1127" calcext:value-type="float">
            <text:p>1127</text:p>
          </table:table-cell>
          <table:table-cell office:value-type="float" office:value="1.52687859827538E+018" calcext:value-type="float">
            <text:p>1526878598275380000</text:p>
          </table:table-cell>
          <table:table-cell office:value-type="string" calcext:value-type="string">
            <text:p>world</text:p>
          </table:table-cell>
          <table:table-cell office:value-type="float" office:value="0.000551539647859" calcext:value-type="float">
            <text:p>0.0005515396</text:p>
          </table:table-cell>
          <table:table-cell office:value-type="float" office:value="0.00106861954555" calcext:value-type="float">
            <text:p>0.0010686195</text:p>
          </table:table-cell>
          <table:table-cell office:value-type="float" office:value="0.0012639942579" calcext:value-type="float">
            <text:p>0.00126399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829925E+018" calcext:value-type="float">
            <text:p>1526878598299250000</text:p>
          </table:table-cell>
          <table:table-cell office:value-type="float" office:value="1128" calcext:value-type="float">
            <text:p>1128</text:p>
          </table:table-cell>
          <table:table-cell office:value-type="float" office:value="1.52687859829537E+018" calcext:value-type="float">
            <text:p>1526878598295370000</text:p>
          </table:table-cell>
          <table:table-cell office:value-type="string" calcext:value-type="string">
            <text:p>world</text:p>
          </table:table-cell>
          <table:table-cell office:value-type="float" office:value="-0.00393569655716" calcext:value-type="float">
            <text:p>-0.0039356966</text:p>
          </table:table-cell>
          <table:table-cell office:value-type="float" office:value="-0.00125950353686" calcext:value-type="float">
            <text:p>-0.0012595035</text:p>
          </table:table-cell>
          <table:table-cell office:value-type="float" office:value="-0.00236567202955" calcext:value-type="float">
            <text:p>-0.002365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831857E+018" calcext:value-type="float">
            <text:p>1526878598318570000</text:p>
          </table:table-cell>
          <table:table-cell office:value-type="float" office:value="1129" calcext:value-type="float">
            <text:p>1129</text:p>
          </table:table-cell>
          <table:table-cell office:value-type="float" office:value="1.52687859831532E+018" calcext:value-type="float">
            <text:p>1526878598315320000</text:p>
          </table:table-cell>
          <table:table-cell office:value-type="string" calcext:value-type="string">
            <text:p>world</text:p>
          </table:table-cell>
          <table:table-cell office:value-type="float" office:value="0.0053087323904" calcext:value-type="float">
            <text:p>0.0053087324</text:p>
          </table:table-cell>
          <table:table-cell office:value-type="float" office:value="0.00152434292249" calcext:value-type="float">
            <text:p>0.0015243429</text:p>
          </table:table-cell>
          <table:table-cell office:value-type="float" office:value="0.00238277344033" calcext:value-type="float">
            <text:p>0.00238277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833891E+018" calcext:value-type="float">
            <text:p>1526878598338910000</text:p>
          </table:table-cell>
          <table:table-cell office:value-type="float" office:value="1130" calcext:value-type="float">
            <text:p>1130</text:p>
          </table:table-cell>
          <table:table-cell office:value-type="float" office:value="1.52687859833506E+018" calcext:value-type="float">
            <text:p>1526878598335060000</text:p>
          </table:table-cell>
          <table:table-cell office:value-type="string" calcext:value-type="string">
            <text:p>world</text:p>
          </table:table-cell>
          <table:table-cell office:value-type="float" office:value="-0.00156131619588" calcext:value-type="float">
            <text:p>-0.0015613162</text:p>
          </table:table-cell>
          <table:table-cell office:value-type="float" office:value="-0.000750079052523" calcext:value-type="float">
            <text:p>-0.0007500791</text:p>
          </table:table-cell>
          <table:table-cell office:value-type="float" office:value="-0.000162711483426" calcext:value-type="float">
            <text:p>-0.00016271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835944E+018" calcext:value-type="float">
            <text:p>1526878598359440000</text:p>
          </table:table-cell>
          <table:table-cell office:value-type="float" office:value="1131" calcext:value-type="float">
            <text:p>1131</text:p>
          </table:table-cell>
          <table:table-cell office:value-type="float" office:value="1.52687859835475E+018" calcext:value-type="float">
            <text:p>1526878598354750000</text:p>
          </table:table-cell>
          <table:table-cell office:value-type="string" calcext:value-type="string">
            <text:p>world</text:p>
          </table:table-cell>
          <table:table-cell office:value-type="float" office:value="0.000467292731628" calcext:value-type="float">
            <text:p>0.0004672927</text:p>
          </table:table-cell>
          <table:table-cell office:value-type="float" office:value="0.00110244669486" calcext:value-type="float">
            <text:p>0.0011024467</text:p>
          </table:table-cell>
          <table:table-cell office:value-type="float" office:value="0.00205064378679" calcext:value-type="float">
            <text:p>0.00205064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837859E+018" calcext:value-type="float">
            <text:p>1526878598378590000</text:p>
          </table:table-cell>
          <table:table-cell office:value-type="float" office:value="1132" calcext:value-type="float">
            <text:p>1132</text:p>
          </table:table-cell>
          <table:table-cell office:value-type="float" office:value="1.52687859837459E+018" calcext:value-type="float">
            <text:p>1526878598374590000</text:p>
          </table:table-cell>
          <table:table-cell office:value-type="string" calcext:value-type="string">
            <text:p>world</text:p>
          </table:table-cell>
          <table:table-cell office:value-type="float" office:value="0.00306171644479" calcext:value-type="float">
            <text:p>0.0030617164</text:p>
          </table:table-cell>
          <table:table-cell office:value-type="float" office:value="0.000664904888254" calcext:value-type="float">
            <text:p>0.0006649049</text:p>
          </table:table-cell>
          <table:table-cell office:value-type="float" office:value="0.000122659665067" calcext:value-type="float">
            <text:p>0.00012265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839879E+018" calcext:value-type="float">
            <text:p>1526878598398790000</text:p>
          </table:table-cell>
          <table:table-cell office:value-type="float" office:value="1133" calcext:value-type="float">
            <text:p>1133</text:p>
          </table:table-cell>
          <table:table-cell office:value-type="float" office:value="1.5268785983954E+018" calcext:value-type="float">
            <text:p>1526878598395400000</text:p>
          </table:table-cell>
          <table:table-cell office:value-type="string" calcext:value-type="string">
            <text:p>world</text:p>
          </table:table-cell>
          <table:table-cell office:value-type="float" office:value="-0.000908856047317" calcext:value-type="float">
            <text:p>-0.000908856</text:p>
          </table:table-cell>
          <table:table-cell office:value-type="float" office:value="0.000208330500755" calcext:value-type="float">
            <text:p>0.0002083305</text:p>
          </table:table-cell>
          <table:table-cell office:value-type="float" office:value="0.00130305567291" calcext:value-type="float">
            <text:p>0.00130305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841908E+018" calcext:value-type="float">
            <text:p>1526878598419080000</text:p>
          </table:table-cell>
          <table:table-cell office:value-type="float" office:value="1134" calcext:value-type="float">
            <text:p>1134</text:p>
          </table:table-cell>
          <table:table-cell office:value-type="float" office:value="1.52687859841535E+018" calcext:value-type="float">
            <text:p>1526878598415350000</text:p>
          </table:table-cell>
          <table:table-cell office:value-type="string" calcext:value-type="string">
            <text:p>world</text:p>
          </table:table-cell>
          <table:table-cell office:value-type="float" office:value="-0.00205886084586" calcext:value-type="float">
            <text:p>-0.0020588608</text:p>
          </table:table-cell>
          <table:table-cell office:value-type="float" office:value="-0.000618095858954" calcext:value-type="float">
            <text:p>-0.0006180959</text:p>
          </table:table-cell>
          <table:table-cell office:value-type="float" office:value="-0.000876713369507" calcext:value-type="float">
            <text:p>-0.00087671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843941E+018" calcext:value-type="float">
            <text:p>1526878598439410000</text:p>
          </table:table-cell>
          <table:table-cell office:value-type="float" office:value="1135" calcext:value-type="float">
            <text:p>1135</text:p>
          </table:table-cell>
          <table:table-cell office:value-type="float" office:value="1.52687859843534E+018" calcext:value-type="float">
            <text:p>1526878598435340000</text:p>
          </table:table-cell>
          <table:table-cell office:value-type="string" calcext:value-type="string">
            <text:p>world</text:p>
          </table:table-cell>
          <table:table-cell office:value-type="float" office:value="0.00126145360991" calcext:value-type="float">
            <text:p>0.0012614536</text:p>
          </table:table-cell>
          <table:table-cell office:value-type="float" office:value="-0.000330322654918" calcext:value-type="float">
            <text:p>-0.0003303227</text:p>
          </table:table-cell>
          <table:table-cell office:value-type="float" office:value="-0.000641154299956" calcext:value-type="float">
            <text:p>-0.00064115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845879E+018" calcext:value-type="float">
            <text:p>1526878598458790000</text:p>
          </table:table-cell>
          <table:table-cell office:value-type="float" office:value="1136" calcext:value-type="float">
            <text:p>1136</text:p>
          </table:table-cell>
          <table:table-cell office:value-type="float" office:value="1.52687859845469E+018" calcext:value-type="float">
            <text:p>1526878598454690000</text:p>
          </table:table-cell>
          <table:table-cell office:value-type="string" calcext:value-type="string">
            <text:p>world</text:p>
          </table:table-cell>
          <table:table-cell office:value-type="float" office:value="-0.000539252301678" calcext:value-type="float">
            <text:p>-0.0005392523</text:p>
          </table:table-cell>
          <table:table-cell office:value-type="float" office:value="0.000551144534256" calcext:value-type="float">
            <text:p>0.0005511445</text:p>
          </table:table-cell>
          <table:table-cell office:value-type="float" office:value="0.00154616951477" calcext:value-type="float">
            <text:p>0.00154616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847904E+018" calcext:value-type="float">
            <text:p>1526878598479040000</text:p>
          </table:table-cell>
          <table:table-cell office:value-type="float" office:value="1137" calcext:value-type="float">
            <text:p>1137</text:p>
          </table:table-cell>
          <table:table-cell office:value-type="float" office:value="1.52687859847457E+018" calcext:value-type="float">
            <text:p>1526878598474570000</text:p>
          </table:table-cell>
          <table:table-cell office:value-type="string" calcext:value-type="string">
            <text:p>world</text:p>
          </table:table-cell>
          <table:table-cell office:value-type="float" office:value="0.000428629340604" calcext:value-type="float">
            <text:p>0.0004286293</text:p>
          </table:table-cell>
          <table:table-cell office:value-type="float" office:value="0.000180763250683" calcext:value-type="float">
            <text:p>0.0001807633</text:p>
          </table:table-cell>
          <table:table-cell office:value-type="float" office:value="-0.000232201826293" calcext:value-type="float">
            <text:p>-0.00023220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849951E+018" calcext:value-type="float">
            <text:p>1526878598499510000</text:p>
          </table:table-cell>
          <table:table-cell office:value-type="float" office:value="1138" calcext:value-type="float">
            <text:p>1138</text:p>
          </table:table-cell>
          <table:table-cell office:value-type="float" office:value="1.52687859849541E+018" calcext:value-type="float">
            <text:p>1526878598495410000</text:p>
          </table:table-cell>
          <table:table-cell office:value-type="string" calcext:value-type="string">
            <text:p>world</text:p>
          </table:table-cell>
          <table:table-cell office:value-type="float" office:value="0.00219659740105" calcext:value-type="float">
            <text:p>0.0021965974</text:p>
          </table:table-cell>
          <table:table-cell office:value-type="float" office:value="0.000280852662399" calcext:value-type="float">
            <text:p>0.0002808527</text:p>
          </table:table-cell>
          <table:table-cell office:value-type="float" office:value="0.000208118697628" calcext:value-type="float">
            <text:p>0.00020811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851888E+018" calcext:value-type="float">
            <text:p>1526878598518880000</text:p>
          </table:table-cell>
          <table:table-cell office:value-type="float" office:value="1139" calcext:value-type="float">
            <text:p>1139</text:p>
          </table:table-cell>
          <table:table-cell office:value-type="float" office:value="1.52687859851522E+018" calcext:value-type="float">
            <text:p>1526878598515220000</text:p>
          </table:table-cell>
          <table:table-cell office:value-type="string" calcext:value-type="string">
            <text:p>world</text:p>
          </table:table-cell>
          <table:table-cell office:value-type="float" office:value="-0.00114546203986" calcext:value-type="float">
            <text:p>-0.001145462</text:p>
          </table:table-cell>
          <table:table-cell office:value-type="float" office:value="-0.000172540021595" calcext:value-type="float">
            <text:p>-0.00017254</text:p>
          </table:table-cell>
          <table:table-cell office:value-type="float" office:value="0.000289594056085" calcext:value-type="float">
            <text:p>0.00028959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853919E+018" calcext:value-type="float">
            <text:p>1526878598539190000</text:p>
          </table:table-cell>
          <table:table-cell office:value-type="float" office:value="1140" calcext:value-type="float">
            <text:p>1140</text:p>
          </table:table-cell>
          <table:table-cell office:value-type="float" office:value="1.52687859853442E+018" calcext:value-type="float">
            <text:p>1526878598534420000</text:p>
          </table:table-cell>
          <table:table-cell office:value-type="string" calcext:value-type="string">
            <text:p>world</text:p>
          </table:table-cell>
          <table:table-cell office:value-type="float" office:value="-0.00125070288777" calcext:value-type="float">
            <text:p>-0.0012507029</text:p>
          </table:table-cell>
          <table:table-cell office:value-type="float" office:value="-0.00057983933948" calcext:value-type="float">
            <text:p>-0.0005798393</text:p>
          </table:table-cell>
          <table:table-cell office:value-type="float" office:value="-0.000729468243662" calcext:value-type="float">
            <text:p>-0.00072946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855954E+018" calcext:value-type="float">
            <text:p>1526878598559540000</text:p>
          </table:table-cell>
          <table:table-cell office:value-type="float" office:value="1141" calcext:value-type="float">
            <text:p>1141</text:p>
          </table:table-cell>
          <table:table-cell office:value-type="float" office:value="1.52687859855533E+018" calcext:value-type="float">
            <text:p>1526878598555330000</text:p>
          </table:table-cell>
          <table:table-cell office:value-type="string" calcext:value-type="string">
            <text:p>world</text:p>
          </table:table-cell>
          <table:table-cell office:value-type="float" office:value="0.00130000559147" calcext:value-type="float">
            <text:p>0.0013000056</text:p>
          </table:table-cell>
          <table:table-cell office:value-type="float" office:value="-0.00112969521433" calcext:value-type="float">
            <text:p>-0.0011296952</text:p>
          </table:table-cell>
          <table:table-cell office:value-type="float" office:value="-0.0026028517168" calcext:value-type="float">
            <text:p>-0.00260285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857902E+018" calcext:value-type="float">
            <text:p>1526878598579020000</text:p>
          </table:table-cell>
          <table:table-cell office:value-type="float" office:value="1142" calcext:value-type="float">
            <text:p>1142</text:p>
          </table:table-cell>
          <table:table-cell office:value-type="float" office:value="1.52687859857515E+018" calcext:value-type="float">
            <text:p>1526878598575150000</text:p>
          </table:table-cell>
          <table:table-cell office:value-type="string" calcext:value-type="string">
            <text:p>world</text:p>
          </table:table-cell>
          <table:table-cell office:value-type="float" office:value="-0.00305389938876" calcext:value-type="float">
            <text:p>-0.0030538994</text:p>
          </table:table-cell>
          <table:table-cell office:value-type="float" office:value="-0.0000579252955504" calcext:value-type="float">
            <text:p>-5.79252955504E-005</text:p>
          </table:table-cell>
          <table:table-cell office:value-type="float" office:value="0.00200902763754" calcext:value-type="float">
            <text:p>0.00200902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859942E+018" calcext:value-type="float">
            <text:p>1526878598599420000</text:p>
          </table:table-cell>
          <table:table-cell office:value-type="float" office:value="1143" calcext:value-type="float">
            <text:p>1143</text:p>
          </table:table-cell>
          <table:table-cell office:value-type="float" office:value="1.52687859859501E+018" calcext:value-type="float">
            <text:p>1526878598595010000</text:p>
          </table:table-cell>
          <table:table-cell office:value-type="string" calcext:value-type="string">
            <text:p>world</text:p>
          </table:table-cell>
          <table:table-cell office:value-type="float" office:value="0.00278819841333" calcext:value-type="float">
            <text:p>0.0027881984</text:p>
          </table:table-cell>
          <table:table-cell office:value-type="float" office:value="0.000600405735895" calcext:value-type="float">
            <text:p>0.0006004057</text:p>
          </table:table-cell>
          <table:table-cell office:value-type="float" office:value="0.000926572072785" calcext:value-type="float">
            <text:p>0.00092657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861879E+018" calcext:value-type="float">
            <text:p>1526878598618790000</text:p>
          </table:table-cell>
          <table:table-cell office:value-type="float" office:value="1144" calcext:value-type="float">
            <text:p>1144</text:p>
          </table:table-cell>
          <table:table-cell office:value-type="float" office:value="1.52687859861482E+018" calcext:value-type="float">
            <text:p>1526878598614820000</text:p>
          </table:table-cell>
          <table:table-cell office:value-type="string" calcext:value-type="string">
            <text:p>world</text:p>
          </table:table-cell>
          <table:table-cell office:value-type="float" office:value="0.00193377502728" calcext:value-type="float">
            <text:p>0.001933775</text:p>
          </table:table-cell>
          <table:table-cell office:value-type="float" office:value="0.000563111971132" calcext:value-type="float">
            <text:p>0.000563112</text:p>
          </table:table-cell>
          <table:table-cell office:value-type="float" office:value="0.000353820767486" calcext:value-type="float">
            <text:p>0.0003538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863914E+018" calcext:value-type="float">
            <text:p>1526878598639140000</text:p>
          </table:table-cell>
          <table:table-cell office:value-type="float" office:value="1145" calcext:value-type="float">
            <text:p>1145</text:p>
          </table:table-cell>
          <table:table-cell office:value-type="float" office:value="1.5268785986346E+018" calcext:value-type="float">
            <text:p>1526878598634600000</text:p>
          </table:table-cell>
          <table:table-cell office:value-type="string" calcext:value-type="string">
            <text:p>world</text:p>
          </table:table-cell>
          <table:table-cell office:value-type="float" office:value="-0.00373893138021" calcext:value-type="float">
            <text:p>-0.0037389314</text:p>
          </table:table-cell>
          <table:table-cell office:value-type="float" office:value="-0.000412433408201" calcext:value-type="float">
            <text:p>-0.0004124334</text:p>
          </table:table-cell>
          <table:table-cell office:value-type="float" office:value="0.000495659187436" calcext:value-type="float">
            <text:p>0.00049565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865957E+018" calcext:value-type="float">
            <text:p>1526878598659570000</text:p>
          </table:table-cell>
          <table:table-cell office:value-type="float" office:value="1146" calcext:value-type="float">
            <text:p>1146</text:p>
          </table:table-cell>
          <table:table-cell office:value-type="float" office:value="1.52687859865557E+018" calcext:value-type="float">
            <text:p>1526878598655570000</text:p>
          </table:table-cell>
          <table:table-cell office:value-type="string" calcext:value-type="string">
            <text:p>world</text:p>
          </table:table-cell>
          <table:table-cell office:value-type="float" office:value="0.000243678223342" calcext:value-type="float">
            <text:p>0.0002436782</text:p>
          </table:table-cell>
          <table:table-cell office:value-type="float" office:value="0.000530773715582" calcext:value-type="float">
            <text:p>0.0005307737</text:p>
          </table:table-cell>
          <table:table-cell office:value-type="float" office:value="0.0000401289726142" calcext:value-type="float">
            <text:p>0.0000401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867901E+018" calcext:value-type="float">
            <text:p>1526878598679010000</text:p>
          </table:table-cell>
          <table:table-cell office:value-type="float" office:value="1147" calcext:value-type="float">
            <text:p>1147</text:p>
          </table:table-cell>
          <table:table-cell office:value-type="float" office:value="1.52687859867537E+018" calcext:value-type="float">
            <text:p>1526878598675370000</text:p>
          </table:table-cell>
          <table:table-cell office:value-type="string" calcext:value-type="string">
            <text:p>world</text:p>
          </table:table-cell>
          <table:table-cell office:value-type="float" office:value="0.00272048590705" calcext:value-type="float">
            <text:p>0.0027204859</text:p>
          </table:table-cell>
          <table:table-cell office:value-type="float" office:value="0.000389824796002" calcext:value-type="float">
            <text:p>0.0003898248</text:p>
          </table:table-cell>
          <table:table-cell office:value-type="float" office:value="0.00013842410408" calcext:value-type="float">
            <text:p>0.00013842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869939E+018" calcext:value-type="float">
            <text:p>1526878598699390000</text:p>
          </table:table-cell>
          <table:table-cell office:value-type="float" office:value="1148" calcext:value-type="float">
            <text:p>1148</text:p>
          </table:table-cell>
          <table:table-cell office:value-type="float" office:value="1.52687859869518E+018" calcext:value-type="float">
            <text:p>1526878598695180000</text:p>
          </table:table-cell>
          <table:table-cell office:value-type="string" calcext:value-type="string">
            <text:p>world</text:p>
          </table:table-cell>
          <table:table-cell office:value-type="float" office:value="-0.00318167195655" calcext:value-type="float">
            <text:p>-0.003181672</text:p>
          </table:table-cell>
          <table:table-cell office:value-type="float" office:value="-0.00131088681519" calcext:value-type="float">
            <text:p>-0.0013108868</text:p>
          </table:table-cell>
          <table:table-cell office:value-type="float" office:value="-0.00163199356757" calcext:value-type="float">
            <text:p>-0.0016319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871874E+018" calcext:value-type="float">
            <text:p>1526878598718740000</text:p>
          </table:table-cell>
          <table:table-cell office:value-type="float" office:value="1149" calcext:value-type="float">
            <text:p>1149</text:p>
          </table:table-cell>
          <table:table-cell office:value-type="float" office:value="1.5268785987151E+018" calcext:value-type="float">
            <text:p>1526878598715100000</text:p>
          </table:table-cell>
          <table:table-cell office:value-type="string" calcext:value-type="string">
            <text:p>world</text:p>
          </table:table-cell>
          <table:table-cell office:value-type="float" office:value="0.00113514519762" calcext:value-type="float">
            <text:p>0.0011351452</text:p>
          </table:table-cell>
          <table:table-cell office:value-type="float" office:value="0.000748675200157" calcext:value-type="float">
            <text:p>0.0007486752</text:p>
          </table:table-cell>
          <table:table-cell office:value-type="float" office:value="0.00130421074573" calcext:value-type="float">
            <text:p>0.00130421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873908E+018" calcext:value-type="float">
            <text:p>1526878598739080000</text:p>
          </table:table-cell>
          <table:table-cell office:value-type="float" office:value="1150" calcext:value-type="float">
            <text:p>1150</text:p>
          </table:table-cell>
          <table:table-cell office:value-type="float" office:value="1.526878598735E+018" calcext:value-type="float">
            <text:p>1526878598735000000</text:p>
          </table:table-cell>
          <table:table-cell office:value-type="string" calcext:value-type="string">
            <text:p>world</text:p>
          </table:table-cell>
          <table:table-cell office:value-type="float" office:value="0.00229563354515" calcext:value-type="float">
            <text:p>0.0022956335</text:p>
          </table:table-cell>
          <table:table-cell office:value-type="float" office:value="0.000756965193432" calcext:value-type="float">
            <text:p>0.0007569652</text:p>
          </table:table-cell>
          <table:table-cell office:value-type="float" office:value="0.0011775305029" calcext:value-type="float">
            <text:p>0.00117753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875943E+018" calcext:value-type="float">
            <text:p>1526878598759430000</text:p>
          </table:table-cell>
          <table:table-cell office:value-type="float" office:value="1151" calcext:value-type="float">
            <text:p>1151</text:p>
          </table:table-cell>
          <table:table-cell office:value-type="float" office:value="1.52687859875486E+018" calcext:value-type="float">
            <text:p>1526878598754860000</text:p>
          </table:table-cell>
          <table:table-cell office:value-type="string" calcext:value-type="string">
            <text:p>world</text:p>
          </table:table-cell>
          <table:table-cell office:value-type="float" office:value="-0.00106146128383" calcext:value-type="float">
            <text:p>-0.0010614613</text:p>
          </table:table-cell>
          <table:table-cell office:value-type="float" office:value="-0.000039301085053" calcext:value-type="float">
            <text:p>-3.9301085053E-005</text:p>
          </table:table-cell>
          <table:table-cell office:value-type="float" office:value="0.000326873036101" calcext:value-type="float">
            <text:p>0.0003268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877873E+018" calcext:value-type="float">
            <text:p>1526878598778730000</text:p>
          </table:table-cell>
          <table:table-cell office:value-type="float" office:value="1152" calcext:value-type="float">
            <text:p>1152</text:p>
          </table:table-cell>
          <table:table-cell office:value-type="float" office:value="1.52687859877508E+018" calcext:value-type="float">
            <text:p>1526878598775080000</text:p>
          </table:table-cell>
          <table:table-cell office:value-type="string" calcext:value-type="string">
            <text:p>world</text:p>
          </table:table-cell>
          <table:table-cell office:value-type="float" office:value="-0.000824867398478" calcext:value-type="float">
            <text:p>-0.0008248674</text:p>
          </table:table-cell>
          <table:table-cell office:value-type="float" office:value="-0.00130480783992" calcext:value-type="float">
            <text:p>-0.0013048078</text:p>
          </table:table-cell>
          <table:table-cell office:value-type="float" office:value="-0.00308264838532" calcext:value-type="float">
            <text:p>-0.00308264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879921E+018" calcext:value-type="float">
            <text:p>1526878598799210000</text:p>
          </table:table-cell>
          <table:table-cell office:value-type="float" office:value="1153" calcext:value-type="float">
            <text:p>1153</text:p>
          </table:table-cell>
          <table:table-cell office:value-type="float" office:value="1.52687859879489E+018" calcext:value-type="float">
            <text:p>1526878598794890000</text:p>
          </table:table-cell>
          <table:table-cell office:value-type="string" calcext:value-type="string">
            <text:p>world</text:p>
          </table:table-cell>
          <table:table-cell office:value-type="float" office:value="0.00070274079917" calcext:value-type="float">
            <text:p>0.0007027408</text:p>
          </table:table-cell>
          <table:table-cell office:value-type="float" office:value="0.000602895393968" calcext:value-type="float">
            <text:p>0.0006028954</text:p>
          </table:table-cell>
          <table:table-cell office:value-type="float" office:value="0.00112100038677" calcext:value-type="float">
            <text:p>0.00112100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881952E+018" calcext:value-type="float">
            <text:p>1526878598819520000</text:p>
          </table:table-cell>
          <table:table-cell office:value-type="float" office:value="1154" calcext:value-type="float">
            <text:p>1154</text:p>
          </table:table-cell>
          <table:table-cell office:value-type="float" office:value="1.52687859881486E+018" calcext:value-type="float">
            <text:p>1526878598814860000</text:p>
          </table:table-cell>
          <table:table-cell office:value-type="string" calcext:value-type="string">
            <text:p>world</text:p>
          </table:table-cell>
          <table:table-cell office:value-type="float" office:value="-0.000409365195083" calcext:value-type="float">
            <text:p>-0.0004093652</text:p>
          </table:table-cell>
          <table:table-cell office:value-type="float" office:value="0.000149190775119" calcext:value-type="float">
            <text:p>0.0001491908</text:p>
          </table:table-cell>
          <table:table-cell office:value-type="float" office:value="0.00183862564154" calcext:value-type="float">
            <text:p>0.0018386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883888E+018" calcext:value-type="float">
            <text:p>1526878598838880000</text:p>
          </table:table-cell>
          <table:table-cell office:value-type="float" office:value="1155" calcext:value-type="float">
            <text:p>1155</text:p>
          </table:table-cell>
          <table:table-cell office:value-type="float" office:value="1.52687859883466E+018" calcext:value-type="float">
            <text:p>1526878598834660000</text:p>
          </table:table-cell>
          <table:table-cell office:value-type="string" calcext:value-type="string">
            <text:p>world</text:p>
          </table:table-cell>
          <table:table-cell office:value-type="float" office:value="0.00204629520886" calcext:value-type="float">
            <text:p>0.0020462952</text:p>
          </table:table-cell>
          <table:table-cell office:value-type="float" office:value="0.000429516541772" calcext:value-type="float">
            <text:p>0.0004295165</text:p>
          </table:table-cell>
          <table:table-cell office:value-type="float" office:value="0.0000371586065739" calcext:value-type="float">
            <text:p>3.71586065739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885928E+018" calcext:value-type="float">
            <text:p>1526878598859280000</text:p>
          </table:table-cell>
          <table:table-cell office:value-type="float" office:value="1156" calcext:value-type="float">
            <text:p>1156</text:p>
          </table:table-cell>
          <table:table-cell office:value-type="float" office:value="1.52687859885441E+018" calcext:value-type="float">
            <text:p>1526878598854410000</text:p>
          </table:table-cell>
          <table:table-cell office:value-type="string" calcext:value-type="string">
            <text:p>world</text:p>
          </table:table-cell>
          <table:table-cell office:value-type="float" office:value="-0.00412125932053" calcext:value-type="float">
            <text:p>-0.0041212593</text:p>
          </table:table-cell>
          <table:table-cell office:value-type="float" office:value="-0.00164087745361" calcext:value-type="float">
            <text:p>-0.0016408775</text:p>
          </table:table-cell>
          <table:table-cell office:value-type="float" office:value="-0.00328957103193" calcext:value-type="float">
            <text:p>-0.0032895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887957E+018" calcext:value-type="float">
            <text:p>1526878598879570000</text:p>
          </table:table-cell>
          <table:table-cell office:value-type="float" office:value="1157" calcext:value-type="float">
            <text:p>1157</text:p>
          </table:table-cell>
          <table:table-cell office:value-type="float" office:value="1.52687859887537E+018" calcext:value-type="float">
            <text:p>1526878598875370000</text:p>
          </table:table-cell>
          <table:table-cell office:value-type="string" calcext:value-type="string">
            <text:p>world</text:p>
          </table:table-cell>
          <table:table-cell office:value-type="float" office:value="0.000241205329075" calcext:value-type="float">
            <text:p>0.0002412053</text:p>
          </table:table-cell>
          <table:table-cell office:value-type="float" office:value="0.00105269521009" calcext:value-type="float">
            <text:p>0.0010526952</text:p>
          </table:table-cell>
          <table:table-cell office:value-type="float" office:value="0.00258964858949" calcext:value-type="float">
            <text:p>0.00258964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889896E+018" calcext:value-type="float">
            <text:p>1526878598898960000</text:p>
          </table:table-cell>
          <table:table-cell office:value-type="float" office:value="1158" calcext:value-type="float">
            <text:p>1158</text:p>
          </table:table-cell>
          <table:table-cell office:value-type="float" office:value="1.52687859889523E+018" calcext:value-type="float">
            <text:p>1526878598895230000</text:p>
          </table:table-cell>
          <table:table-cell office:value-type="string" calcext:value-type="string">
            <text:p>world</text:p>
          </table:table-cell>
          <table:table-cell office:value-type="float" office:value="0.00344329699874" calcext:value-type="float">
            <text:p>0.003443297</text:p>
          </table:table-cell>
          <table:table-cell office:value-type="float" office:value="0.000787968048826" calcext:value-type="float">
            <text:p>0.000787968</text:p>
          </table:table-cell>
          <table:table-cell office:value-type="float" office:value="0.000645671447273" calcext:value-type="float">
            <text:p>0.00064567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891938E+018" calcext:value-type="float">
            <text:p>1526878598919380000</text:p>
          </table:table-cell>
          <table:table-cell office:value-type="float" office:value="1159" calcext:value-type="float">
            <text:p>1159</text:p>
          </table:table-cell>
          <table:table-cell office:value-type="float" office:value="1.52687859891522E+018" calcext:value-type="float">
            <text:p>1526878598915220000</text:p>
          </table:table-cell>
          <table:table-cell office:value-type="string" calcext:value-type="string">
            <text:p>world</text:p>
          </table:table-cell>
          <table:table-cell office:value-type="float" office:value="0.00139454193413" calcext:value-type="float">
            <text:p>0.0013945419</text:p>
          </table:table-cell>
          <table:table-cell office:value-type="float" office:value="0.000491823942866" calcext:value-type="float">
            <text:p>0.0004918239</text:p>
          </table:table-cell>
          <table:table-cell office:value-type="float" office:value="0.000599972787313" calcext:value-type="float">
            <text:p>0.0005999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893864E+018" calcext:value-type="float">
            <text:p>1526878598938640000</text:p>
          </table:table-cell>
          <table:table-cell office:value-type="float" office:value="1160" calcext:value-type="float">
            <text:p>1160</text:p>
          </table:table-cell>
          <table:table-cell office:value-type="float" office:value="1.52687859893468E+018" calcext:value-type="float">
            <text:p>1526878598934680000</text:p>
          </table:table-cell>
          <table:table-cell office:value-type="string" calcext:value-type="string">
            <text:p>world</text:p>
          </table:table-cell>
          <table:table-cell office:value-type="float" office:value="-0.00217288336717" calcext:value-type="float">
            <text:p>-0.0021728834</text:p>
          </table:table-cell>
          <table:table-cell office:value-type="float" office:value="0.000204926327569" calcext:value-type="float">
            <text:p>0.0002049263</text:p>
          </table:table-cell>
          <table:table-cell office:value-type="float" office:value="0.000916172575671" calcext:value-type="float">
            <text:p>0.00091617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895911E+018" calcext:value-type="float">
            <text:p>1526878598959110000</text:p>
          </table:table-cell>
          <table:table-cell office:value-type="float" office:value="1161" calcext:value-type="float">
            <text:p>1161</text:p>
          </table:table-cell>
          <table:table-cell office:value-type="float" office:value="1.52687859895466E+018" calcext:value-type="float">
            <text:p>1526878598954660000</text:p>
          </table:table-cell>
          <table:table-cell office:value-type="string" calcext:value-type="string">
            <text:p>world</text:p>
          </table:table-cell>
          <table:table-cell office:value-type="float" office:value="-0.0000798690598458" calcext:value-type="float">
            <text:p>-7.98690598458E-005</text:p>
          </table:table-cell>
          <table:table-cell office:value-type="float" office:value="0.0000463806136395" calcext:value-type="float">
            <text:p>4.63806136395E-005</text:p>
          </table:table-cell>
          <table:table-cell office:value-type="float" office:value="-0.00017762221978" calcext:value-type="float">
            <text:p>-0.00017762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897945E+018" calcext:value-type="float">
            <text:p>1526878598979450000</text:p>
          </table:table-cell>
          <table:table-cell office:value-type="float" office:value="1162" calcext:value-type="float">
            <text:p>1162</text:p>
          </table:table-cell>
          <table:table-cell office:value-type="float" office:value="1.52687859897539E+018" calcext:value-type="float">
            <text:p>1526878598975390000</text:p>
          </table:table-cell>
          <table:table-cell office:value-type="string" calcext:value-type="string">
            <text:p>world</text:p>
          </table:table-cell>
          <table:table-cell office:value-type="float" office:value="0.00149861944374" calcext:value-type="float">
            <text:p>0.0014986194</text:p>
          </table:table-cell>
          <table:table-cell office:value-type="float" office:value="0.000241414527409" calcext:value-type="float">
            <text:p>0.0002414145</text:p>
          </table:table-cell>
          <table:table-cell office:value-type="float" office:value="0.000714471854735" calcext:value-type="float">
            <text:p>0.00071447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899877E+018" calcext:value-type="float">
            <text:p>1526878598998770000</text:p>
          </table:table-cell>
          <table:table-cell office:value-type="float" office:value="1163" calcext:value-type="float">
            <text:p>1163</text:p>
          </table:table-cell>
          <table:table-cell office:value-type="float" office:value="1.52687859899515E+018" calcext:value-type="float">
            <text:p>1526878598995150000</text:p>
          </table:table-cell>
          <table:table-cell office:value-type="string" calcext:value-type="string">
            <text:p>world</text:p>
          </table:table-cell>
          <table:table-cell office:value-type="float" office:value="-0.00144088221714" calcext:value-type="float">
            <text:p>-0.0014408822</text:p>
          </table:table-cell>
          <table:table-cell office:value-type="float" office:value="-0.000421545293648" calcext:value-type="float">
            <text:p>-0.0004215453</text:p>
          </table:table-cell>
          <table:table-cell office:value-type="float" office:value="-0.000178228860023" calcext:value-type="float">
            <text:p>-0.00017822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901921E+018" calcext:value-type="float">
            <text:p>1526878599019210000</text:p>
          </table:table-cell>
          <table:table-cell office:value-type="float" office:value="1164" calcext:value-type="float">
            <text:p>1164</text:p>
          </table:table-cell>
          <table:table-cell office:value-type="float" office:value="1.52687859901494E+018" calcext:value-type="float">
            <text:p>1526878599014940000</text:p>
          </table:table-cell>
          <table:table-cell office:value-type="string" calcext:value-type="string">
            <text:p>world</text:p>
          </table:table-cell>
          <table:table-cell office:value-type="float" office:value="0.000733314664103" calcext:value-type="float">
            <text:p>0.0007333147</text:p>
          </table:table-cell>
          <table:table-cell office:value-type="float" office:value="-0.000354231800884" calcext:value-type="float">
            <text:p>-0.0003542318</text:p>
          </table:table-cell>
          <table:table-cell office:value-type="float" office:value="0.000381736375857" calcext:value-type="float">
            <text:p>0.00038173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903956E+018" calcext:value-type="float">
            <text:p>1526878599039560000</text:p>
          </table:table-cell>
          <table:table-cell office:value-type="float" office:value="1165" calcext:value-type="float">
            <text:p>1165</text:p>
          </table:table-cell>
          <table:table-cell office:value-type="float" office:value="1.52687859903469E+018" calcext:value-type="float">
            <text:p>1526878599034690000</text:p>
          </table:table-cell>
          <table:table-cell office:value-type="string" calcext:value-type="string">
            <text:p>world</text:p>
          </table:table-cell>
          <table:table-cell office:value-type="float" office:value="-0.000107038067654" calcext:value-type="float">
            <text:p>-0.0001070381</text:p>
          </table:table-cell>
          <table:table-cell office:value-type="float" office:value="0.0000177738256752" calcext:value-type="float">
            <text:p>1.77738256752E-005</text:p>
          </table:table-cell>
          <table:table-cell office:value-type="float" office:value="-0.000265093316557" calcext:value-type="float">
            <text:p>-0.00026509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905904E+018" calcext:value-type="float">
            <text:p>1526878599059040000</text:p>
          </table:table-cell>
          <table:table-cell office:value-type="float" office:value="1166" calcext:value-type="float">
            <text:p>1166</text:p>
          </table:table-cell>
          <table:table-cell office:value-type="float" office:value="1.52687859905539E+018" calcext:value-type="float">
            <text:p>1526878599055390000</text:p>
          </table:table-cell>
          <table:table-cell office:value-type="string" calcext:value-type="string">
            <text:p>world</text:p>
          </table:table-cell>
          <table:table-cell office:value-type="float" office:value="-0.00127650634386" calcext:value-type="float">
            <text:p>-0.0012765063</text:p>
          </table:table-cell>
          <table:table-cell office:value-type="float" office:value="-0.000299535196973" calcext:value-type="float">
            <text:p>-0.0002995352</text:p>
          </table:table-cell>
          <table:table-cell office:value-type="float" office:value="0.000182754753041" calcext:value-type="float">
            <text:p>0.00018275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907945E+018" calcext:value-type="float">
            <text:p>1526878599079450000</text:p>
          </table:table-cell>
          <table:table-cell office:value-type="float" office:value="1167" calcext:value-type="float">
            <text:p>1167</text:p>
          </table:table-cell>
          <table:table-cell office:value-type="float" office:value="1.52687859907519E+018" calcext:value-type="float">
            <text:p>1526878599075190000</text:p>
          </table:table-cell>
          <table:table-cell office:value-type="string" calcext:value-type="string">
            <text:p>world</text:p>
          </table:table-cell>
          <table:table-cell office:value-type="float" office:value="0.00152228947263" calcext:value-type="float">
            <text:p>0.0015222895</text:p>
          </table:table-cell>
          <table:table-cell office:value-type="float" office:value="0.0000728669983801" calcext:value-type="float">
            <text:p>0.000072867</text:p>
          </table:table-cell>
          <table:table-cell office:value-type="float" office:value="-0.000246641517151" calcext:value-type="float">
            <text:p>-0.00024664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909862E+018" calcext:value-type="float">
            <text:p>1526878599098620000</text:p>
          </table:table-cell>
          <table:table-cell office:value-type="float" office:value="1168" calcext:value-type="float">
            <text:p>1168</text:p>
          </table:table-cell>
          <table:table-cell office:value-type="float" office:value="1.52687859909519E+018" calcext:value-type="float">
            <text:p>1526878599095190000</text:p>
          </table:table-cell>
          <table:table-cell office:value-type="string" calcext:value-type="string">
            <text:p>world</text:p>
          </table:table-cell>
          <table:table-cell office:value-type="float" office:value="-0.000608189555351" calcext:value-type="float">
            <text:p>-0.0006081896</text:p>
          </table:table-cell>
          <table:table-cell office:value-type="float" office:value="0.0000325740438711" calcext:value-type="float">
            <text:p>0.000032574</text:p>
          </table:table-cell>
          <table:table-cell office:value-type="float" office:value="-0.000152073684148" calcext:value-type="float">
            <text:p>-0.00015207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911906E+018" calcext:value-type="float">
            <text:p>1526878599119060000</text:p>
          </table:table-cell>
          <table:table-cell office:value-type="float" office:value="1169" calcext:value-type="float">
            <text:p>1169</text:p>
          </table:table-cell>
          <table:table-cell office:value-type="float" office:value="1.52687859911476E+018" calcext:value-type="float">
            <text:p>1526878599114760000</text:p>
          </table:table-cell>
          <table:table-cell office:value-type="string" calcext:value-type="string">
            <text:p>world</text:p>
          </table:table-cell>
          <table:table-cell office:value-type="float" office:value="-0.000871375901625" calcext:value-type="float">
            <text:p>-0.0008713759</text:p>
          </table:table-cell>
          <table:table-cell office:value-type="float" office:value="-0.00044972015894" calcext:value-type="float">
            <text:p>-0.0004497202</text:p>
          </table:table-cell>
          <table:table-cell office:value-type="float" office:value="0.00036873400677" calcext:value-type="float">
            <text:p>0.0003687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913937E+018" calcext:value-type="float">
            <text:p>1526878599139370000</text:p>
          </table:table-cell>
          <table:table-cell office:value-type="float" office:value="1170" calcext:value-type="float">
            <text:p>1170</text:p>
          </table:table-cell>
          <table:table-cell office:value-type="float" office:value="1.52687859913468E+018" calcext:value-type="float">
            <text:p>1526878599134680000</text:p>
          </table:table-cell>
          <table:table-cell office:value-type="string" calcext:value-type="string">
            <text:p>world</text:p>
          </table:table-cell>
          <table:table-cell office:value-type="float" office:value="0.00140380847733" calcext:value-type="float">
            <text:p>0.0014038085</text:p>
          </table:table-cell>
          <table:table-cell office:value-type="float" office:value="0.00045714067528" calcext:value-type="float">
            <text:p>0.0004571407</text:p>
          </table:table-cell>
          <table:table-cell office:value-type="float" office:value="0.000691469933372" calcext:value-type="float">
            <text:p>0.00069146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915871E+018" calcext:value-type="float">
            <text:p>1526878599158710000</text:p>
          </table:table-cell>
          <table:table-cell office:value-type="float" office:value="1171" calcext:value-type="float">
            <text:p>1171</text:p>
          </table:table-cell>
          <table:table-cell office:value-type="float" office:value="1.52687859915483E+018" calcext:value-type="float">
            <text:p>1526878599154830000</text:p>
          </table:table-cell>
          <table:table-cell office:value-type="string" calcext:value-type="string">
            <text:p>world</text:p>
          </table:table-cell>
          <table:table-cell office:value-type="float" office:value="0.000869873620104" calcext:value-type="float">
            <text:p>0.0008698736</text:p>
          </table:table-cell>
          <table:table-cell office:value-type="float" office:value="0.00030822592089" calcext:value-type="float">
            <text:p>0.0003082259</text:p>
          </table:table-cell>
          <table:table-cell office:value-type="float" office:value="0.000305185647449" calcext:value-type="float">
            <text:p>0.0003051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917905E+018" calcext:value-type="float">
            <text:p>1526878599179050000</text:p>
          </table:table-cell>
          <table:table-cell office:value-type="float" office:value="1172" calcext:value-type="float">
            <text:p>1172</text:p>
          </table:table-cell>
          <table:table-cell office:value-type="float" office:value="1.52687859917457E+018" calcext:value-type="float">
            <text:p>1526878599174570000</text:p>
          </table:table-cell>
          <table:table-cell office:value-type="string" calcext:value-type="string">
            <text:p>world</text:p>
          </table:table-cell>
          <table:table-cell office:value-type="float" office:value="-0.00191086449195" calcext:value-type="float">
            <text:p>-0.0019108645</text:p>
          </table:table-cell>
          <table:table-cell office:value-type="float" office:value="-0.000335267191986" calcext:value-type="float">
            <text:p>-0.0003352672</text:p>
          </table:table-cell>
          <table:table-cell office:value-type="float" office:value="-0.000572731951252" calcext:value-type="float">
            <text:p>-0.0005727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919943E+018" calcext:value-type="float">
            <text:p>1526878599199430000</text:p>
          </table:table-cell>
          <table:table-cell office:value-type="float" office:value="1173" calcext:value-type="float">
            <text:p>1173</text:p>
          </table:table-cell>
          <table:table-cell office:value-type="float" office:value="1.52687859919536E+018" calcext:value-type="float">
            <text:p>1526878599195360000</text:p>
          </table:table-cell>
          <table:table-cell office:value-type="string" calcext:value-type="string">
            <text:p>world</text:p>
          </table:table-cell>
          <table:table-cell office:value-type="float" office:value="0.00121844257228" calcext:value-type="float">
            <text:p>0.0012184426</text:p>
          </table:table-cell>
          <table:table-cell office:value-type="float" office:value="0.000299976672977" calcext:value-type="float">
            <text:p>0.0002999767</text:p>
          </table:table-cell>
          <table:table-cell office:value-type="float" office:value="0.00023090041941" calcext:value-type="float">
            <text:p>0.00023090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921885E+018" calcext:value-type="float">
            <text:p>1526878599218850000</text:p>
          </table:table-cell>
          <table:table-cell office:value-type="float" office:value="1174" calcext:value-type="float">
            <text:p>1174</text:p>
          </table:table-cell>
          <table:table-cell office:value-type="float" office:value="1.52687859921522E+018" calcext:value-type="float">
            <text:p>1526878599215220000</text:p>
          </table:table-cell>
          <table:table-cell office:value-type="string" calcext:value-type="string">
            <text:p>world</text:p>
          </table:table-cell>
          <table:table-cell office:value-type="float" office:value="0.000321595201967" calcext:value-type="float">
            <text:p>0.0003215952</text:p>
          </table:table-cell>
          <table:table-cell office:value-type="float" office:value="0.0000939971214393" calcext:value-type="float">
            <text:p>9.39971214393E-005</text:p>
          </table:table-cell>
          <table:table-cell office:value-type="float" office:value="-0.000154055451276" calcext:value-type="float">
            <text:p>-0.00015405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923926E+018" calcext:value-type="float">
            <text:p>1526878599239260000</text:p>
          </table:table-cell>
          <table:table-cell office:value-type="float" office:value="1175" calcext:value-type="float">
            <text:p>1175</text:p>
          </table:table-cell>
          <table:table-cell office:value-type="float" office:value="1.5268785992351E+018" calcext:value-type="float">
            <text:p>1526878599235100000</text:p>
          </table:table-cell>
          <table:table-cell office:value-type="string" calcext:value-type="string">
            <text:p>world</text:p>
          </table:table-cell>
          <table:table-cell office:value-type="float" office:value="-0.00171456078533" calcext:value-type="float">
            <text:p>-0.0017145608</text:p>
          </table:table-cell>
          <table:table-cell office:value-type="float" office:value="-0.000621949380729" calcext:value-type="float">
            <text:p>-0.0006219494</text:p>
          </table:table-cell>
          <table:table-cell office:value-type="float" office:value="-0.000191643135622" calcext:value-type="float">
            <text:p>-0.00019164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925976E+018" calcext:value-type="float">
            <text:p>1526878599259760000</text:p>
          </table:table-cell>
          <table:table-cell office:value-type="float" office:value="1176" calcext:value-type="float">
            <text:p>1176</text:p>
          </table:table-cell>
          <table:table-cell office:value-type="float" office:value="1.52687859925467E+018" calcext:value-type="float">
            <text:p>1526878599254670000</text:p>
          </table:table-cell>
          <table:table-cell office:value-type="string" calcext:value-type="string">
            <text:p>world</text:p>
          </table:table-cell>
          <table:table-cell office:value-type="float" office:value="-0.00185724254698" calcext:value-type="float">
            <text:p>-0.0018572425</text:p>
          </table:table-cell>
          <table:table-cell office:value-type="float" office:value="-0.00205899728462" calcext:value-type="float">
            <text:p>-0.0020589973</text:p>
          </table:table-cell>
          <table:table-cell office:value-type="float" office:value="-0.00261433748528" calcext:value-type="float">
            <text:p>-0.00261433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927913E+018" calcext:value-type="float">
            <text:p>1526878599279130000</text:p>
          </table:table-cell>
          <table:table-cell office:value-type="float" office:value="1177" calcext:value-type="float">
            <text:p>1177</text:p>
          </table:table-cell>
          <table:table-cell office:value-type="float" office:value="1.52687859927533E+018" calcext:value-type="float">
            <text:p>1526878599275330000</text:p>
          </table:table-cell>
          <table:table-cell office:value-type="string" calcext:value-type="string">
            <text:p>world</text:p>
          </table:table-cell>
          <table:table-cell office:value-type="float" office:value="0.00234999973327" calcext:value-type="float">
            <text:p>0.0023499997</text:p>
          </table:table-cell>
          <table:table-cell office:value-type="float" office:value="0.000967921689153" calcext:value-type="float">
            <text:p>0.0009679217</text:p>
          </table:table-cell>
          <table:table-cell office:value-type="float" office:value="0.0019601623062" calcext:value-type="float">
            <text:p>0.00196016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929947E+018" calcext:value-type="float">
            <text:p>1526878599299470000</text:p>
          </table:table-cell>
          <table:table-cell office:value-type="float" office:value="1178" calcext:value-type="float">
            <text:p>1178</text:p>
          </table:table-cell>
          <table:table-cell office:value-type="float" office:value="1.52687859929515E+018" calcext:value-type="float">
            <text:p>1526878599295150000</text:p>
          </table:table-cell>
          <table:table-cell office:value-type="string" calcext:value-type="string">
            <text:p>world</text:p>
          </table:table-cell>
          <table:table-cell office:value-type="float" office:value="-0.00251684407704" calcext:value-type="float">
            <text:p>-0.0025168441</text:p>
          </table:table-cell>
          <table:table-cell office:value-type="float" office:value="-0.00134744192474" calcext:value-type="float">
            <text:p>-0.0013474419</text:p>
          </table:table-cell>
          <table:table-cell office:value-type="float" office:value="-0.00210155360401" calcext:value-type="float">
            <text:p>-0.00210155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931892E+018" calcext:value-type="float">
            <text:p>1526878599318920000</text:p>
          </table:table-cell>
          <table:table-cell office:value-type="float" office:value="1179" calcext:value-type="float">
            <text:p>1179</text:p>
          </table:table-cell>
          <table:table-cell office:value-type="float" office:value="1.52687859931521E+018" calcext:value-type="float">
            <text:p>1526878599315210000</text:p>
          </table:table-cell>
          <table:table-cell office:value-type="string" calcext:value-type="string">
            <text:p>world</text:p>
          </table:table-cell>
          <table:table-cell office:value-type="float" office:value="0.000132744084112" calcext:value-type="float">
            <text:p>0.0001327441</text:p>
          </table:table-cell>
          <table:table-cell office:value-type="float" office:value="-0.000384493265301" calcext:value-type="float">
            <text:p>-0.0003844933</text:p>
          </table:table-cell>
          <table:table-cell office:value-type="float" office:value="-0.00114266888704" calcext:value-type="float">
            <text:p>-0.00114266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933931E+018" calcext:value-type="float">
            <text:p>1526878599339310000</text:p>
          </table:table-cell>
          <table:table-cell office:value-type="float" office:value="1180" calcext:value-type="float">
            <text:p>1180</text:p>
          </table:table-cell>
          <table:table-cell office:value-type="float" office:value="1.52687859933502E+018" calcext:value-type="float">
            <text:p>1526878599335020000</text:p>
          </table:table-cell>
          <table:table-cell office:value-type="string" calcext:value-type="string">
            <text:p>world</text:p>
          </table:table-cell>
          <table:table-cell office:value-type="float" office:value="0.000809298362583" calcext:value-type="float">
            <text:p>0.0008092984</text:p>
          </table:table-cell>
          <table:table-cell office:value-type="float" office:value="0.0000618451158516" calcext:value-type="float">
            <text:p>6.18451158516E-005</text:p>
          </table:table-cell>
          <table:table-cell office:value-type="float" office:value="0.000171911320649" calcext:value-type="float">
            <text:p>0.00017191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935857E+018" calcext:value-type="float">
            <text:p>1526878599358570000</text:p>
          </table:table-cell>
          <table:table-cell office:value-type="float" office:value="1181" calcext:value-type="float">
            <text:p>1181</text:p>
          </table:table-cell>
          <table:table-cell office:value-type="float" office:value="1.5268785993549E+018" calcext:value-type="float">
            <text:p>1526878599354900000</text:p>
          </table:table-cell>
          <table:table-cell office:value-type="string" calcext:value-type="string">
            <text:p>world</text:p>
          </table:table-cell>
          <table:table-cell office:value-type="float" office:value="-0.00155741628259" calcext:value-type="float">
            <text:p>-0.0015574163</text:p>
          </table:table-cell>
          <table:table-cell office:value-type="float" office:value="-0.000738439033739" calcext:value-type="float">
            <text:p>-0.000738439</text:p>
          </table:table-cell>
          <table:table-cell office:value-type="float" office:value="-0.000617246667389" calcext:value-type="float">
            <text:p>-0.00061724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937894E+018" calcext:value-type="float">
            <text:p>1526878599378940000</text:p>
          </table:table-cell>
          <table:table-cell office:value-type="float" office:value="1182" calcext:value-type="float">
            <text:p>1182</text:p>
          </table:table-cell>
          <table:table-cell office:value-type="float" office:value="1.52687859937484E+018" calcext:value-type="float">
            <text:p>1526878599374840000</text:p>
          </table:table-cell>
          <table:table-cell office:value-type="string" calcext:value-type="string">
            <text:p>world</text:p>
          </table:table-cell>
          <table:table-cell office:value-type="float" office:value="0.0000977885792963" calcext:value-type="float">
            <text:p>9.77885792963E-005</text:p>
          </table:table-cell>
          <table:table-cell office:value-type="float" office:value="0.000132001878228" calcext:value-type="float">
            <text:p>0.0001320019</text:p>
          </table:table-cell>
          <table:table-cell office:value-type="float" office:value="-0.000289264629828" calcext:value-type="float">
            <text:p>-0.00028926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939924E+018" calcext:value-type="float">
            <text:p>1526878599399240000</text:p>
          </table:table-cell>
          <table:table-cell office:value-type="float" office:value="1183" calcext:value-type="float">
            <text:p>1183</text:p>
          </table:table-cell>
          <table:table-cell office:value-type="float" office:value="1.52687859939461E+018" calcext:value-type="float">
            <text:p>1526878599394610000</text:p>
          </table:table-cell>
          <table:table-cell office:value-type="string" calcext:value-type="string">
            <text:p>world</text:p>
          </table:table-cell>
          <table:table-cell office:value-type="float" office:value="-0.0000528984310222" calcext:value-type="float">
            <text:p>-5.28984310222E-005</text:p>
          </table:table-cell>
          <table:table-cell office:value-type="float" office:value="0.0000524529859831" calcext:value-type="float">
            <text:p>0.000052453</text:p>
          </table:table-cell>
          <table:table-cell office:value-type="float" office:value="-0.000350963964593" calcext:value-type="float">
            <text:p>-0.0003509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941963E+018" calcext:value-type="float">
            <text:p>1526878599419630000</text:p>
          </table:table-cell>
          <table:table-cell office:value-type="float" office:value="1184" calcext:value-type="float">
            <text:p>1184</text:p>
          </table:table-cell>
          <table:table-cell office:value-type="float" office:value="1.52687859941468E+018" calcext:value-type="float">
            <text:p>1526878599414680000</text:p>
          </table:table-cell>
          <table:table-cell office:value-type="string" calcext:value-type="string">
            <text:p>world</text:p>
          </table:table-cell>
          <table:table-cell office:value-type="float" office:value="-0.00061724963598" calcext:value-type="float">
            <text:p>-0.0006172496</text:p>
          </table:table-cell>
          <table:table-cell office:value-type="float" office:value="-0.000305341440253" calcext:value-type="float">
            <text:p>-0.0003053414</text:p>
          </table:table-cell>
          <table:table-cell office:value-type="float" office:value="0.00153835327365" calcext:value-type="float">
            <text:p>0.00153835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943911E+018" calcext:value-type="float">
            <text:p>1526878599439110000</text:p>
          </table:table-cell>
          <table:table-cell office:value-type="float" office:value="1185" calcext:value-type="float">
            <text:p>1185</text:p>
          </table:table-cell>
          <table:table-cell office:value-type="float" office:value="1.52687859943435E+018" calcext:value-type="float">
            <text:p>1526878599434350000</text:p>
          </table:table-cell>
          <table:table-cell office:value-type="string" calcext:value-type="string">
            <text:p>world</text:p>
          </table:table-cell>
          <table:table-cell office:value-type="float" office:value="0.00122285762336" calcext:value-type="float">
            <text:p>0.0012228576</text:p>
          </table:table-cell>
          <table:table-cell office:value-type="float" office:value="0.000206480530323" calcext:value-type="float">
            <text:p>0.0002064805</text:p>
          </table:table-cell>
          <table:table-cell office:value-type="float" office:value="-0.000576056074351" calcext:value-type="float">
            <text:p>-0.00057605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945949E+018" calcext:value-type="float">
            <text:p>1526878599459490000</text:p>
          </table:table-cell>
          <table:table-cell office:value-type="float" office:value="1186" calcext:value-type="float">
            <text:p>1186</text:p>
          </table:table-cell>
          <table:table-cell office:value-type="float" office:value="1.52687859945438E+018" calcext:value-type="float">
            <text:p>1526878599454380000</text:p>
          </table:table-cell>
          <table:table-cell office:value-type="string" calcext:value-type="string">
            <text:p>world</text:p>
          </table:table-cell>
          <table:table-cell office:value-type="float" office:value="-0.000850152515341" calcext:value-type="float">
            <text:p>-0.0008501525</text:p>
          </table:table-cell>
          <table:table-cell office:value-type="float" office:value="-0.000401536468416" calcext:value-type="float">
            <text:p>-0.0004015365</text:p>
          </table:table-cell>
          <table:table-cell office:value-type="float" office:value="-0.000374202732928" calcext:value-type="float">
            <text:p>-0.00037420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947851E+018" calcext:value-type="float">
            <text:p>1526878599478510000</text:p>
          </table:table-cell>
          <table:table-cell office:value-type="float" office:value="1187" calcext:value-type="float">
            <text:p>1187</text:p>
          </table:table-cell>
          <table:table-cell office:value-type="float" office:value="1.5268785994753E+018" calcext:value-type="float">
            <text:p>1526878599475300000</text:p>
          </table:table-cell>
          <table:table-cell office:value-type="string" calcext:value-type="string">
            <text:p>world</text:p>
          </table:table-cell>
          <table:table-cell office:value-type="float" office:value="-0.00151426403318" calcext:value-type="float">
            <text:p>-0.001514264</text:p>
          </table:table-cell>
          <table:table-cell office:value-type="float" office:value="-0.000268987816526" calcext:value-type="float">
            <text:p>-0.0002689878</text:p>
          </table:table-cell>
          <table:table-cell office:value-type="float" office:value="-0.000573549885303" calcext:value-type="float">
            <text:p>-0.00057354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949906E+018" calcext:value-type="float">
            <text:p>1526878599499060000</text:p>
          </table:table-cell>
          <table:table-cell office:value-type="float" office:value="1188" calcext:value-type="float">
            <text:p>1188</text:p>
          </table:table-cell>
          <table:table-cell office:value-type="float" office:value="1.52687859949512E+018" calcext:value-type="float">
            <text:p>1526878599495120000</text:p>
          </table:table-cell>
          <table:table-cell office:value-type="string" calcext:value-type="string">
            <text:p>world</text:p>
          </table:table-cell>
          <table:table-cell office:value-type="float" office:value="0.00221575028263" calcext:value-type="float">
            <text:p>0.0022157503</text:p>
          </table:table-cell>
          <table:table-cell office:value-type="float" office:value="0.000459864269942" calcext:value-type="float">
            <text:p>0.0004598643</text:p>
          </table:table-cell>
          <table:table-cell office:value-type="float" office:value="0.000444896693807" calcext:value-type="float">
            <text:p>0.00044489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951943E+018" calcext:value-type="float">
            <text:p>1526878599519430000</text:p>
          </table:table-cell>
          <table:table-cell office:value-type="float" office:value="1189" calcext:value-type="float">
            <text:p>1189</text:p>
          </table:table-cell>
          <table:table-cell office:value-type="float" office:value="1.52687859951487E+018" calcext:value-type="float">
            <text:p>1526878599514870000</text:p>
          </table:table-cell>
          <table:table-cell office:value-type="string" calcext:value-type="string">
            <text:p>world</text:p>
          </table:table-cell>
          <table:table-cell office:value-type="float" office:value="0.00228823022917" calcext:value-type="float">
            <text:p>0.0022882302</text:p>
          </table:table-cell>
          <table:table-cell office:value-type="float" office:value="0.00140042346902" calcext:value-type="float">
            <text:p>0.0014004235</text:p>
          </table:table-cell>
          <table:table-cell office:value-type="float" office:value="0.00242364965379" calcext:value-type="float">
            <text:p>0.00242364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859953892E+018" calcext:value-type="float">
            <text:p>1526878599538920000</text:p>
          </table:table-cell>
          <table:table-cell office:value-type="float" office:value="1190" calcext:value-type="float">
            <text:p>1190</text:p>
          </table:table-cell>
          <table:table-cell office:value-type="float" office:value="1.52687859953457E+018" calcext:value-type="float">
            <text:p>1526878599534570000</text:p>
          </table:table-cell>
          <table:table-cell office:value-type="string" calcext:value-type="string">
            <text:p>world</text:p>
          </table:table-cell>
          <table:table-cell office:value-type="float" office:value="-0.00283570424654" calcext:value-type="float">
            <text:p>-0.0028357042</text:p>
          </table:table-cell>
          <table:table-cell office:value-type="float" office:value="-0.00119807070587" calcext:value-type="float">
            <text:p>-0.0011980707</text:p>
          </table:table-cell>
          <table:table-cell office:value-type="float" office:value="-0.00164687284268" calcext:value-type="float">
            <text:p>-0.0016468728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1T15:05:19.497589325</dc:date>
    <meta:document-statistic meta:table-count="1" meta:cell-count="9710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5cm" svg:height="9.006cm" xlink:href=".." xlink:type="simple" chart:class="chart:line" chart:style-name="ch1">
        <chart:legend chart:legend-position="end" svg:x="13.173cm" svg:y="4.204cm" style:legend-expansion="high" chart:style-name="ch2"/>
        <chart:plot-area chart:style-name="ch3" table:cell-range-address="Sheet1.E2:Sheet1.E971" svg:x="0.32cm" svg:y="0.18cm" svg:width="12.533cm" svg:height="8.646cm">
          <chartooo:coordinate-region svg:x="1.153cm" svg:y="0.379cm" svg:width="11.654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971" chart:class="chart:line">
            <chart:data-point chart:repeated="97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321698113112">
                <text:p>0.000321698113112</text:p>
                <draw:g>
                  <svg:desc>Sheet1.E2:Sheet1.E9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386203581002">
                <text:p>-0.000386203581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78031500056">
                <text:p>0.002780315000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32918234542">
                <text:p>0.002329182345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314411218278">
                <text:p>-0.003144112182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69949757401">
                <text:p>0.001699497574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37438520323">
                <text:p>0.001374385203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274687353522">
                <text:p>-0.002746873535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139108730946">
                <text:p>-0.001391087309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484029966174">
                <text:p>-0.0004840299661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0696027826052">
                <text:p>-0.0006960278260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0155894522322">
                <text:p>-0.0001558945223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51317200996">
                <text:p>0.000513172009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00791981583461">
                <text:p>-0.00007919815834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0613415846601">
                <text:p>-0.0006134158466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264377507847">
                <text:p>0.0002643775078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0185516371857">
                <text:p>-0.0001855163718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0107445579488">
                <text:p>-0.0001074455794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372028164566">
                <text:p>0.003720281645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19944102969">
                <text:p>-0.00199441029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67667039204">
                <text:p>0.001676670392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102484016679">
                <text:p>-0.001024840166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136394612491">
                <text:p>-0.001363946124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0430816580774">
                <text:p>-0.0004308165807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0250313110882">
                <text:p>-0.0002503131108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0137486858875">
                <text:p>-0.000137486858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030655626324">
                <text:p>-0.000306556263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0193543266505">
                <text:p>-0.0001935432665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011420660303">
                <text:p>-0.000114206603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540065084351">
                <text:p>0.00005400650843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215465639485">
                <text:p>0.0002154656394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142863689689">
                <text:p>0.0001428636896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94884831924">
                <text:p>0.0000948848319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385991443181">
                <text:p>0.0003859914431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0214935149415">
                <text:p>-0.0002149351494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0174580112798">
                <text:p>-0.0001745801127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109742148197">
                <text:p>0.0001097421481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306640285999">
                <text:p>-0.003066402859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45567324944">
                <text:p>0.001455673249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972831738181">
                <text:p>0.0009728317381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868342467584">
                <text:p>0.00008683424675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0120499054901">
                <text:p>-0.0001204990549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492013874464">
                <text:p>0.0004920138744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310475414153">
                <text:p>0.0003104754141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0108453736175">
                <text:p>-0.0001084537361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320438691415">
                <text:p>-0.003204386914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11213920172">
                <text:p>0.001112139201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02114549372">
                <text:p>0.001021145493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440008589067">
                <text:p>0.0004400085890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358876190148">
                <text:p>-0.003588761901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204185349867">
                <text:p>0.002041853498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827198848128">
                <text:p>0.0008271988481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166408135556">
                <text:p>0.0001664081355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349600962363">
                <text:p>-0.003496009623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20663770847">
                <text:p>0.00206637708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946931715589">
                <text:p>0.0009469317155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599164515734">
                <text:p>0.0005991645157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5135681713">
                <text:p>0.00051356817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000179717317224">
                <text:p>-0.00001797173172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463953986764">
                <text:p>-0.004639539867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311233475804">
                <text:p>0.003112334758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264225411229">
                <text:p>0.0002642254112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354284932837">
                <text:p>-0.003542849328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25455809664">
                <text:p>0.00254558096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553534075152">
                <text:p>0.0005535340751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15400087088">
                <text:p>0.001154000870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604731321801">
                <text:p>0.0006047313218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114807786304">
                <text:p>0.0001148077863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0106645468622">
                <text:p>-0.001066454686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266221049242">
                <text:p>0.002662210492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0539161311463">
                <text:p>-0.005391613114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966673018411">
                <text:p>0.0009666730184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193457724527">
                <text:p>0.001934577245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302628614008">
                <text:p>0.0003026286140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791261845734">
                <text:p>0.0007912618457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000745738798287">
                <text:p>-0.00007457387982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00376072013751">
                <text:p>-0.0003760720137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283848319668">
                <text:p>0.0002838483196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0340508972295">
                <text:p>-0.003405089722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559315201826">
                <text:p>0.0005593152018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0249083479866">
                <text:p>-0.002490834798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344353239052">
                <text:p>0.003443532390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511928112246">
                <text:p>0.0005119281122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00433971523307">
                <text:p>-0.0004339715233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195916532539">
                <text:p>0.001959165325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038852263242">
                <text:p>-0.000388522632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197607558221">
                <text:p>0.0001976075582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00341053120792">
                <text:p>-0.0003410531207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723723205738">
                <text:p>0.0007237232057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0367109151557">
                <text:p>-0.003671091515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267957686447">
                <text:p>0.002679576864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0351404212415">
                <text:p>-0.003514042124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025949892588">
                <text:p>-0.00259498925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920703401789">
                <text:p>0.0009207034017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297741172835">
                <text:p>0.002977411728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012585145887">
                <text:p>-0.00125851458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0162905675825">
                <text:p>-0.001629056758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41144730151">
                <text:p>0.01411447301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0828028097749">
                <text:p>-0.008280280977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845220591873">
                <text:p>-0.008452205918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332298269495">
                <text:p>0.003322982694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0621092505753">
                <text:p>-0.006210925057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268626911566">
                <text:p>0.002686269115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124279027805">
                <text:p>-0.01242790278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694201001897">
                <text:p>0.006942010018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638380274177">
                <text:p>0.006383802741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00666265608743">
                <text:p>-0.0006662656087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0585605017841">
                <text:p>-0.005856050178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260274251923">
                <text:p>0.002602742519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571841560304">
                <text:p>0.005718415603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00443298136815">
                <text:p>-0.0004432981368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0195540883578">
                <text:p>-0.001955408835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249769585207">
                <text:p>0.002497695852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0670581776649">
                <text:p>-0.006705817766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0155369204003">
                <text:p>-0.001553692040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0396627513692">
                <text:p>-0.003966275136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018867602339">
                <text:p>-0.00188676023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9436362423">
                <text:p>0.0094363624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0541324308142">
                <text:p>-0.005413243081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423952750862">
                <text:p>0.004239527508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0513797113672">
                <text:p>-0.005137971136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275102886371">
                <text:p>0.002751028863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0343977287412">
                <text:p>-0.003439772874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0468802964315">
                <text:p>-0.004688029643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428960565478">
                <text:p>0.004289605654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155741977505">
                <text:p>0.001557419775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04005197063">
                <text:p>0.01040051970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0399367371574">
                <text:p>-0.003993673715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0172239623498">
                <text:p>-0.001722396234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522486167029">
                <text:p>0.005224861670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0647340156138">
                <text:p>-0.006473401561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0608194433153">
                <text:p>-0.006081944331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0710973981768">
                <text:p>0.00007109739817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00920193968341">
                <text:p>-0.0009201939683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715533597395">
                <text:p>0.007155335973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170860765502">
                <text:p>0.001708607655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0749060697854">
                <text:p>-0.007490606978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471483916044">
                <text:p>0.004714839160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404567969963">
                <text:p>0.004045679699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0242679356597">
                <text:p>-0.002426793565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0349390180781">
                <text:p>-0.0034939018078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489125400782">
                <text:p>0.004891254007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056087942794">
                <text:p>-0.00560879427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657903077081">
                <text:p>0.006579030770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393937528133">
                <text:p>0.003939375281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0367441913113">
                <text:p>-0.003674419131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0663614179939">
                <text:p>-0.006636141799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17568571493">
                <text:p>0.00175685714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429983017966">
                <text:p>0.004299830179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0239592045546">
                <text:p>0.000023959204554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0145461491775">
                <text:p>-0.001454614917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199966691434">
                <text:p>0.001999666914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189670012332">
                <text:p>0.0001896700123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00470963714179">
                <text:p>-0.0004709637141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0771811930463">
                <text:p>-0.007718119304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071492260322">
                <text:p>-0.00714922603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804513320327">
                <text:p>0.008045133203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21533141844">
                <text:p>-0.00215331418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607841834426">
                <text:p>-0.006078418344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104575837031">
                <text:p>0.0010457583703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145446881652">
                <text:p>0.001454468816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444173300639">
                <text:p>0.004441733006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187396688852">
                <text:p>0.001873966888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343762687407">
                <text:p>-0.0034376268740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734390318394">
                <text:p>0.007343903183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567187694833">
                <text:p>0.005671876948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0342661258765">
                <text:p>-0.0034266125876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62147481367">
                <text:p>-0.00621474813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516483001411">
                <text:p>-0.005164830014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15502886474">
                <text:p>0.011550288647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579638406634">
                <text:p>0.0005796384066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220668292604">
                <text:p>0.002206682926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281432596967">
                <text:p>-0.002814325969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100076734088">
                <text:p>0.0010007673408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212041218765">
                <text:p>0.002120412187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0309243798256">
                <text:p>-0.00030924379825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183621642645">
                <text:p>-0.001836216426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468396872748">
                <text:p>0.0004683968727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393429165706">
                <text:p>0.003934291657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394914858043">
                <text:p>-0.003949148580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490218773484">
                <text:p>0.004902187734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294136535376">
                <text:p>-0.002941365353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165237509646">
                <text:p>-0.001652375096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327402632684">
                <text:p>0.003274026326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387625489384">
                <text:p>-0.003876254893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580783234909">
                <text:p>0.005807832349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175022217445">
                <text:p>-0.001750222174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0141897914">
                <text:p>-0.001418979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132117408793">
                <text:p>0.0013211740879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00917654891964">
                <text:p>-0.0009176548919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0217719189823">
                <text:p>-0.002177191898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0273807556368">
                <text:p>-0.002738075563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340194348246">
                <text:p>0.0034019434824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000341263366863">
                <text:p>-0.00003412633668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00148599036038">
                <text:p>-0.0001485990360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0372040178627">
                <text:p>-0.003720401786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289480341598">
                <text:p>0.0028948034159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0102377310395">
                <text:p>-0.001023773103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199022237211">
                <text:p>0.0001990222372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184742064448">
                <text:p>0.0001847420644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205009663478">
                <text:p>0.0020500966347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341607164592">
                <text:p>0.0034160716459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0309313787147">
                <text:p>-0.003093137871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220939796418">
                <text:p>0.0022093979641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165923731402">
                <text:p>0.001659237314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348906917498">
                <text:p>0.003489069174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571582093835">
                <text:p>0.0057158209383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0447820825502">
                <text:p>-0.0044782082550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0150837143883">
                <text:p>-0.0015083714388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0337195605971">
                <text:p>-0.003371956059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767376925796">
                <text:p>0.007673769257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0306452205405">
                <text:p>-0.003064522054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0069010653533">
                <text:p>-0.000690106535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3076471854">
                <text:p>0.0030764718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479109911248">
                <text:p>0.004791099112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88720060885">
                <text:p>0.00887200608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944140180945">
                <text:p>0.0094414018094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994674302638">
                <text:p>0.009946743026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664720311761">
                <text:p>0.0066472031176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734909251332">
                <text:p>0.0073490925133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024640886113">
                <text:p>-0.00246408861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0953032448888">
                <text:p>-0.009530324488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134202493355">
                <text:p>-0.01342024933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0432886891067">
                <text:p>-0.04328868910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491052120924">
                <text:p>-0.04910521209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0619557835162">
                <text:p>-0.061955783516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994951501489">
                <text:p>-0.099495150148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10051959753">
                <text:p>-0.1005195975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151173099875">
                <text:p>-0.1511730998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14653415978">
                <text:p>-0.1465341597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151760280132">
                <text:p>-0.15176028013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222525343299">
                <text:p>-0.22252534329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214964941144">
                <text:p>-0.21496494114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284044921398">
                <text:p>-0.28404492139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270415365696">
                <text:p>-0.27041536569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278321504593">
                <text:p>-0.27832150459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360488474369">
                <text:p>-0.36048847436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352647691965">
                <text:p>-0.35264769196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425766050816">
                <text:p>-0.4257660508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395629554987">
                <text:p>-0.39562955498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396209895611">
                <text:p>-0.39620989561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487315773964">
                <text:p>-0.4873157739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452192991972">
                <text:p>-0.45219299197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553846240044">
                <text:p>-0.5538462400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507914185524">
                <text:p>-0.5079141855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622178554535">
                <text:p>-0.6221785545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532223761082">
                <text:p>-0.53222376108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514829516411">
                <text:p>-0.5148295164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623452305794">
                <text:p>-0.62345230579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583205342293">
                <text:p>-0.58320534229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563046216965">
                <text:p>-0.56304621696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678862452507">
                <text:p>-0.67886245250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612264096737">
                <text:p>-0.61226409673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749588489532">
                <text:p>-0.74958848953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664173662663">
                <text:p>-0.6641736626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623940587044">
                <text:p>-0.62394058704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776658177376">
                <text:p>-0.7766581773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688721179962">
                <text:p>-0.68872117996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79987090826">
                <text:p>-0.7998709082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710573971272">
                <text:p>-0.71057397127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809420824051">
                <text:p>-0.80942082405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698742449284">
                <text:p>-0.69874244928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648951172829">
                <text:p>-0.64895117282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73125398159">
                <text:p>-0.7312539815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650698065758">
                <text:p>-0.65069806575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580622911453">
                <text:p>-0.58062291145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653520464897">
                <text:p>-0.65352046489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574879407883">
                <text:p>-0.57487940788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618420064449">
                <text:p>-0.61842006444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515982925892">
                <text:p>-0.51598292589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572349846363">
                <text:p>-0.57234984636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478652328253">
                <text:p>-0.47865232825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433560401201">
                <text:p>-0.4335604012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471082925797">
                <text:p>-0.47108292579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399714112282">
                <text:p>-0.39971411228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338074684143">
                <text:p>-0.33807468414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36304795742">
                <text:p>-0.3630479574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308471649885">
                <text:p>-0.30847164988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308315813541">
                <text:p>-0.30831581354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240582406521">
                <text:p>-0.24058240652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250517368317">
                <text:p>-0.25051736831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185539186001">
                <text:p>-0.18553918600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148313850164">
                <text:p>-0.1483138501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132167160511">
                <text:p>-0.13216716051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0929277837276">
                <text:p>-0.092927783727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0661417990923">
                <text:p>-0.066141799092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0424369946122">
                <text:p>-0.042436994612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00866007246077">
                <text:p>-0.0086600724607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358065329492">
                <text:p>0.035806532949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497088655829">
                <text:p>0.049708865582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739627927542">
                <text:p>0.073962792754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934870988131">
                <text:p>0.093487098813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21714137495">
                <text:p>0.12171413749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81114539504">
                <text:p>0.18111453950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65920436382">
                <text:p>0.16592043638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89882576466">
                <text:p>0.18988257646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57137298584">
                <text:p>0.25713729858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46363386512">
                <text:p>0.24636338651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318184763193">
                <text:p>0.31818476319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96344935894">
                <text:p>0.29634493589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03926706314">
                <text:p>0.30392670631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83251070976">
                <text:p>0.38325107097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53255361319">
                <text:p>0.35325536131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40977782011">
                <text:p>0.4097778201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79587560892">
                <text:p>0.37958756089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54974538088">
                <text:p>0.35497453808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44707763195">
                <text:p>0.4470776319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17475581169">
                <text:p>0.41747558116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040756464">
                <text:p>0.504075646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45344376564">
                <text:p>0.4534437656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549139142036">
                <text:p>0.54913914203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478017479181">
                <text:p>0.47801747918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460092067719">
                <text:p>0.46009206771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5723310709">
                <text:p>0.572331070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514841079712">
                <text:p>0.51484107971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489560067654">
                <text:p>0.48956006765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622718632221">
                <text:p>0.62271863222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560728132725">
                <text:p>0.5607281327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652439713478">
                <text:p>0.65243971347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594598770142">
                <text:p>0.59459877014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678059339523">
                <text:p>0.67805933952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588650763035">
                <text:p>0.58865076303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554102003574">
                <text:p>0.55410200357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677255988121">
                <text:p>0.67725598812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593146681786">
                <text:p>0.59314668178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552397072315">
                <text:p>0.5523970723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677730679512">
                <text:p>0.6777306795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590859532356">
                <text:p>0.59085953235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668077468872">
                <text:p>0.66807746887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590769171715">
                <text:p>0.5907691717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537002265453">
                <text:p>0.53700226545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624696731567">
                <text:p>0.62469673156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55360776186">
                <text:p>0.5536077618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625564515591">
                <text:p>0.62556451559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533512055874">
                <text:p>0.53351205587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489135026932">
                <text:p>0.48913502693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558990299702">
                <text:p>0.55899029970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477529346943">
                <text:p>0.47752934694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545206546783">
                <text:p>0.54520654678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459366977215">
                <text:p>0.4593669772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414220869541">
                <text:p>0.41422086954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497125476599">
                <text:p>0.49712547659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430363595486">
                <text:p>0.43036359548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485937356949">
                <text:p>0.48593735694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43632671237">
                <text:p>0.4363267123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406713068485">
                <text:p>0.40671306848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492115408182">
                <text:p>0.49211540818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449293732643">
                <text:p>0.44929373264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522641181946">
                <text:p>0.52264118194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468981295824">
                <text:p>0.46898129582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443864524364">
                <text:p>0.44386452436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530942618847">
                <text:p>0.53094261884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472778975964">
                <text:p>0.47277897596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556442856789">
                <text:p>0.55644285678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511131644249">
                <text:p>0.51113164424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477708041668">
                <text:p>0.47770804166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605130255222">
                <text:p>0.60513025522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534952104092">
                <text:p>0.53495210409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639981865883">
                <text:p>0.63998186588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577261567116">
                <text:p>0.57726156711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667031049728">
                <text:p>0.66703104972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591982126236">
                <text:p>0.59198212623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560665547848">
                <text:p>0.56066554784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692077875137">
                <text:p>0.69207787513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621811032295">
                <text:p>0.62181103229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728481888771">
                <text:p>0.72848188877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663857936859">
                <text:p>0.66385793685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612484693527">
                <text:p>0.61248469352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739592850208">
                <text:p>0.73959285020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681926012039">
                <text:p>0.68192601203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637360572815">
                <text:p>0.63736057281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767729341984">
                <text:p>0.76772934198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706871747971">
                <text:p>0.70687174797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816840589046">
                <text:p>0.81684058904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724986374378">
                <text:p>0.72498637437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858030796051">
                <text:p>0.85803079605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758348822594">
                <text:p>0.75834882259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703135371208">
                <text:p>0.70313537120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870805203915">
                <text:p>0.8708052039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767930030823">
                <text:p>0.76793003082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720442712307">
                <text:p>0.72044271230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894576787949">
                <text:p>0.89457678794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792131781578">
                <text:p>0.79213178157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15812492371">
                <text:p>0.91581249237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809121251106">
                <text:p>0.80912125110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67658221722">
                <text:p>0.96765822172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84684574604">
                <text:p>0.8468457460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783238887787">
                <text:p>0.78323888778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972165048122">
                <text:p>0.97216504812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855443000793">
                <text:p>0.85544300079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0269203186">
                <text:p>1.026920318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893771767616">
                <text:p>0.89377176761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829837918282">
                <text:p>0.82983791828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02962255478">
                <text:p>1.0296225547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908413648605">
                <text:p>0.90841364860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04318034649">
                <text:p>1.0431803464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25570368767">
                <text:p>0.92557036876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891090393066">
                <text:p>0.89109039306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06367254257">
                <text:p>1.0636725425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947062194347">
                <text:p>0.94706219434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894088506699">
                <text:p>0.89408850669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10920190811">
                <text:p>1.1092019081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975483953953">
                <text:p>0.97548395395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12517023087">
                <text:p>1.1251702308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01342201233">
                <text:p>1.0134220123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930078744888">
                <text:p>0.93007874488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15362453461">
                <text:p>1.1536245346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01259410381">
                <text:p>1.0125941038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17210578918">
                <text:p>1.1721057891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03402280807">
                <text:p>1.0340228080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981786310673">
                <text:p>0.98178631067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16602671146">
                <text:p>1.1660267114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04100215435">
                <text:p>1.0410021543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2431281805">
                <text:p>1.243128180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07786560059">
                <text:p>1.0778656005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2325501442">
                <text:p>1.232550144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07482647896">
                <text:p>1.0748264789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0327603817">
                <text:p>1.03276038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21852517128">
                <text:p>1.2185251712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0772550106">
                <text:p>1.077255010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03730511665">
                <text:p>1.0373051166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22655320168">
                <text:p>1.2265532016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08927130699">
                <text:p>1.0892713069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30010807514">
                <text:p>1.3001080751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13442182541">
                <text:p>1.1344218254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28010928631">
                <text:p>1.2801092863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13807606697">
                <text:p>1.1380760669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04324197769">
                <text:p>1.0432419776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21443617344">
                <text:p>1.2144361734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08617818356">
                <text:p>1.0861781835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989689826965">
                <text:p>0.98968982696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14514350891">
                <text:p>1.1451435089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03034472466">
                <text:p>1.0303447246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13229656219">
                <text:p>1.1322965621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973576962948">
                <text:p>0.97357696294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892089426517">
                <text:p>0.89208942651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06187951565">
                <text:p>1.0618795156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903299450874">
                <text:p>0.90329945087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999832034111">
                <text:p>0.99983203411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871500611305">
                <text:p>0.87150061130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940167665482">
                <text:p>0.94016766548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800450563431">
                <text:p>0.80045056343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733273744583">
                <text:p>0.73327374458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80841088295">
                <text:p>0.8084108829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702047169209">
                <text:p>0.70204716920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752496004105">
                <text:p>0.75249600410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627986311913">
                <text:p>0.62798631191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555719196796">
                <text:p>0.55571919679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635048508644">
                <text:p>0.63504850864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526940345764">
                <text:p>0.52694034576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553558349609">
                <text:p>0.55355834960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470009595156">
                <text:p>0.47000959515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403330087662">
                <text:p>0.40333008766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418340682983">
                <text:p>0.41834068298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349098026752">
                <text:p>0.34909802675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291916191578">
                <text:p>0.29191619157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299083977938">
                <text:p>0.29908397793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239655524492">
                <text:p>0.23965552449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224246919155">
                <text:p>0.22424691915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166303634644">
                <text:p>0.16630363464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143526226282">
                <text:p>0.14352622628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924777537584">
                <text:p>0.092477753758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67733861506">
                <text:p>0.06773386150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24466091767">
                <text:p>0.02446609176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0990521162748">
                <text:p>0.00099052116274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0262139029801">
                <text:p>-0.026213902980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10055463016">
                <text:p>-0.1005546301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0965453237295">
                <text:p>-0.096545323729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163540571928">
                <text:p>-0.16354057192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18766528368">
                <text:p>-0.1876652836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255235016346">
                <text:p>-0.25523501634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243473276496">
                <text:p>-0.24347327649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263196408749">
                <text:p>-0.26319640874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355356037617">
                <text:p>-0.35535603761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3285831213">
                <text:p>-0.328583121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368784159422">
                <text:p>-0.36878415942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455304503441">
                <text:p>-0.45530450344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4212025702">
                <text:p>-0.421202570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551459848881">
                <text:p>-0.55145984888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507907688618">
                <text:p>-0.50790768861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592008888721">
                <text:p>-0.59200888872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561956644058">
                <text:p>-0.56195664405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539324045181">
                <text:p>-0.53932404518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698753237724">
                <text:p>-0.69875323772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61811041832">
                <text:p>-0.6181104183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737962007523">
                <text:p>-0.73796200752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662568211555">
                <text:p>-0.66256821155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655640244484">
                <text:p>-0.65564024448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777871847153">
                <text:p>-0.77787184715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721369206905">
                <text:p>-0.72136920690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675028800964">
                <text:p>-0.67502880096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805424571037">
                <text:p>-0.80542457103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740369081497">
                <text:p>-0.74036908149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84827041626">
                <text:p>-0.8482704162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746661901474">
                <text:p>-0.74666190147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871707439423">
                <text:p>-0.87170743942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756850242615">
                <text:p>-0.75685024261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6855905056">
                <text:p>-0.685590505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802350282669">
                <text:p>-0.80235028266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722389101982">
                <text:p>-0.72238910198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.813794136047">
                <text:p>-0.81379413604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.693331599236">
                <text:p>-0.69333159923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.644698143005">
                <text:p>-0.64469814300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739111304283">
                <text:p>-0.73911130428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.65386235714">
                <text:p>-0.6538623571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595705389977">
                <text:p>-0.59570538997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686745643616">
                <text:p>-0.68674564361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.592902719975">
                <text:p>-0.59290271997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683714568615">
                <text:p>-0.68371456861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580432116985">
                <text:p>-0.58043211698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.528722167015">
                <text:p>-0.52872216701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61239862442">
                <text:p>-0.6123986244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0.531060755253">
                <text:p>-0.53106075525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.589677333832">
                <text:p>-0.58967733383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.514032304287">
                <text:p>-0.51403230428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465343445539">
                <text:p>-0.46534344553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525315880775">
                <text:p>-0.52531588077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444565922022">
                <text:p>-0.44456592202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500870645046">
                <text:p>-0.50087064504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0.425203561783">
                <text:p>-0.42520356178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452739745378">
                <text:p>-0.45273974537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381909310818">
                <text:p>-0.38190931081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.339905977249">
                <text:p>-0.33990597724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377939432859">
                <text:p>-0.37793943285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316553115845">
                <text:p>-0.31655311584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276184350252">
                <text:p>-0.27618435025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309561252594">
                <text:p>-0.30956125259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265646606684">
                <text:p>-0.26564660668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276918113232">
                <text:p>-0.27691811323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239608705044">
                <text:p>-0.23960870504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255922079086">
                <text:p>-0.25592207908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195937544107">
                <text:p>-0.19593754410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0.181662917137">
                <text:p>-0.18166291713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.202015146613">
                <text:p>-0.20201514661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168460682034">
                <text:p>-0.16846068203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185098737478">
                <text:p>-0.18509873747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146656766534">
                <text:p>-0.14665676653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132846713066">
                <text:p>-0.13284671306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0.151309579611">
                <text:p>-0.15130957961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0.125833123922">
                <text:p>-0.12583312392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126252293587">
                <text:p>-0.12625229358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112226977944">
                <text:p>-0.11222697794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0935286656022">
                <text:p>-0.093528665602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0.0945823043585">
                <text:p>-0.094582304358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0.0753365755081">
                <text:p>-0.075336575508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0.0731648206711">
                <text:p>-0.073164820671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0658430159092">
                <text:p>-0.065843015909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.0688403993845">
                <text:p>-0.068840399384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0.0538502410054">
                <text:p>-0.053850241005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0.0472331345081">
                <text:p>-0.047233134508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0.047702178359">
                <text:p>-0.04770217835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0.0328231714666">
                <text:p>-0.032823171466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0.0235355123878">
                <text:p>-0.023535512387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0.0290366243571">
                <text:p>-0.029036624357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0.0196134001017">
                <text:p>-0.019613400101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187640916556">
                <text:p>0.0018764091655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0.011633887887">
                <text:p>-0.01163388788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0.0015425812453">
                <text:p>-0.001542581245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184146277606">
                <text:p>0.018414627760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0851103104651">
                <text:p>0.00085110310465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2432766743">
                <text:p>0.0243276674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410945080221">
                <text:p>0.041094508022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211553536355">
                <text:p>0.021155353635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269149243832">
                <text:p>0.026914924383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521329045296">
                <text:p>0.052132904529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277861300856">
                <text:p>0.027786130085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500246919692">
                <text:p>0.050024691969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527641475201">
                <text:p>0.052764147520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513877086341">
                <text:p>0.051387708634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579354092479">
                <text:p>0.057935409247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688338279724">
                <text:p>0.068833827972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555375479162">
                <text:p>0.055537547916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498160198331">
                <text:p>0.049816019833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673422515392">
                <text:p>0.067342251539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651994198561">
                <text:p>0.065199419856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7665784657">
                <text:p>0.0766578465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757941454649">
                <text:p>0.075794145464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590625815094">
                <text:p>0.059062581509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679367631674">
                <text:p>0.067936763167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753452032804">
                <text:p>0.075345203280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587487183511">
                <text:p>0.058748718351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876186564565">
                <text:p>0.087618656456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717542618513">
                <text:p>0.071754261851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8917529881">
                <text:p>0.0891752988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698332488537">
                <text:p>0.069833248853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860336273909">
                <text:p>0.086033627390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698916316032">
                <text:p>0.069891631603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771544873714">
                <text:p>0.077154487371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807571858168">
                <text:p>0.080757185816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748998820782">
                <text:p>0.074899882078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956125855446">
                <text:p>0.095612585544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690440535545">
                <text:p>0.069044053554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67909784615">
                <text:p>0.06790978461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85190936923">
                <text:p>0.08519093692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654822587967">
                <text:p>0.065482258796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78715801239">
                <text:p>0.07871580123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62578253448">
                <text:p>0.06257825344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561182163656">
                <text:p>0.056118216365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695135816932">
                <text:p>0.069513581693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574177727103">
                <text:p>0.057417772710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696000903845">
                <text:p>0.069600090384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483677536249">
                <text:p>0.048367753624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596430525184">
                <text:p>0.059643052518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542312636971">
                <text:p>0.054231263697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522574558854">
                <text:p>0.052257455885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641106963158">
                <text:p>0.064110696315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404584668577">
                <text:p>0.040458466857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474169552326">
                <text:p>0.047416955232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42232863605">
                <text:p>0.04223286360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368511974812">
                <text:p>0.036851197481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282138176262">
                <text:p>0.028213817626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453131385148">
                <text:p>0.045313138514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272492263466">
                <text:p>0.027249226346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33991292119">
                <text:p>0.03399129211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285735018551">
                <text:p>0.028573501855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190015342087">
                <text:p>0.019001534208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166695155203">
                <text:p>0.016669515520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220763646066">
                <text:p>0.022076364606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144702037796">
                <text:p>0.014470203779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164351947606">
                <text:p>0.016435194760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181522406638">
                <text:p>0.018152240663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118996566162">
                <text:p>0.011899656616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150988176465">
                <text:p>0.015098817646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156298018992">
                <text:p>0.015629801899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516594946384">
                <text:p>0.0051659494638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131400711834">
                <text:p>0.013140071183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00261524599046">
                <text:p>-0.0026152459904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.00354533060454">
                <text:p>-0.0035453306045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300577608868">
                <text:p>0.0030057760886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21225111559">
                <text:p>0.002122511155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0.0082940440625">
                <text:p>-0.008294044062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290423352271">
                <text:p>0.0029042335227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00955335609615">
                <text:p>-0.0095533560961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00263986317441">
                <text:p>-0.0026398631744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000320343882777">
                <text:p>-0.00032034388277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00621982431039">
                <text:p>-0.0062198243103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0.00987201556563">
                <text:p>-0.0098720155656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.00423492118716">
                <text:p>-0.0042349211871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0.00949812680483">
                <text:p>-0.0094981268048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0.00948472786695">
                <text:p>-0.0094847278669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0.000698103569448">
                <text:p>-0.00069810356944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175280193798">
                <text:p>0.0017528019379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353921484202">
                <text:p>0.0035392148420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0742295174859">
                <text:p>0.00074229517485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10684619192">
                <text:p>0.001068461919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0.00621353741735">
                <text:p>-0.0062135374173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0894847325981">
                <text:p>0.00089484732598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0.00824893638492">
                <text:p>-0.0082489363849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60302419588">
                <text:p>0.006030241958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510320439935">
                <text:p>0.0051032043993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0138510186225">
                <text:p>-0.013851018622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0126830320805">
                <text:p>-0.012683032080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0.0197378546">
                <text:p>-0.019737854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0.0373258553445">
                <text:p>-0.037325855344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0.0455019176006">
                <text:p>-0.045501917600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0.0459781810641">
                <text:p>-0.045978181064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0.0733572244644">
                <text:p>-0.073357224464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.0797495394945">
                <text:p>-0.079749539494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0.113302558661">
                <text:p>-0.11330255866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0.112784393132">
                <text:p>-0.11278439313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0.122074902058">
                <text:p>-0.12207490205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0.151126146317">
                <text:p>-0.15112614631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0.146243274212">
                <text:p>-0.14624327421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0.166974335909">
                <text:p>-0.16697433590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0.142984509468">
                <text:p>-0.14298450946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0.150483310223">
                <text:p>-0.15048331022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0.120361939073">
                <text:p>-0.12036193907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0.0959433093667">
                <text:p>-0.095943309366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0.0927648544312">
                <text:p>-0.092764854431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0.0629081875086">
                <text:p>-0.062908187508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0.0475075691938">
                <text:p>-0.047507569193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0.0284561626613">
                <text:p>-0.028456162661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0.00775820109993">
                <text:p>-0.0077582010999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129274558276">
                <text:p>0.012927455827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187061168253">
                <text:p>0.018706116825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381198041141">
                <text:p>0.038119804114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497701913118">
                <text:p>0.049770191311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460777059197">
                <text:p>0.046077705919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585045032203">
                <text:p>0.058504503220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563035532832">
                <text:p>0.056303553283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466917492449">
                <text:p>0.046691749244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342807993293">
                <text:p>0.034280799329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317651852965">
                <text:p>0.031765185296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104493685067">
                <text:p>0.010449368506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0.00150857819244">
                <text:p>-0.0015085781924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0.0194959472865">
                <text:p>-0.019495947286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0.0398177094758">
                <text:p>-0.039817709475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0.0408543199301">
                <text:p>-0.040854319930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0.0735256373882">
                <text:p>-0.073525637388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0.0734119266272">
                <text:p>-0.073411926627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0.0787295401096">
                <text:p>-0.078729540109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0.102835349739">
                <text:p>-0.10283534973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0.0852558091283">
                <text:p>-0.085255809128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0.103981763124">
                <text:p>-0.10398176312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0.0789356231689">
                <text:p>-0.078935623168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.0833627134562">
                <text:p>-0.083362713456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0.0716666132212">
                <text:p>-0.071666613221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0.0574239641428">
                <text:p>-0.057423964142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0.053812995553">
                <text:p>-0.05381299555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0.0431294180453">
                <text:p>-0.043129418045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0.0312891975045">
                <text:p>-0.031289197504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0.0248033255339">
                <text:p>-0.024803325533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0.0162464547902">
                <text:p>-0.016246454790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0.00932233780622">
                <text:p>-0.0093223378062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0.00259410287254">
                <text:p>-0.0025941028725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654081394896">
                <text:p>0.0065408139489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136458799243">
                <text:p>0.013645879924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132766682655">
                <text:p>0.013276668265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223609358072">
                <text:p>0.022360935807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283138025552">
                <text:p>0.028313802555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298214666545">
                <text:p>0.029821466654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29289348051">
                <text:p>0.02928934805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35784561187">
                <text:p>0.03578456118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384210459888">
                <text:p>0.038421045988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382263213396">
                <text:p>0.038226321339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535694099963">
                <text:p>0.053569409996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481397211552">
                <text:p>0.048139721155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476326793432">
                <text:p>0.047632679343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56957770139">
                <text:p>0.05695777013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46126767993">
                <text:p>0.04612676799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599407926202">
                <text:p>0.059940792620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577082410455">
                <text:p>0.057708241045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484833046794">
                <text:p>0.048483304679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596098154783">
                <text:p>0.059609815478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534122511744">
                <text:p>0.053412251174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445438176394">
                <text:p>0.044543817639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541526302695">
                <text:p>0.054152630269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500145852566">
                <text:p>0.050014585256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492968820035">
                <text:p>0.049296882003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450492911041">
                <text:p>0.045049291104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472010970116">
                <text:p>0.047201097011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328079126775">
                <text:p>0.032807912677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291422232985">
                <text:p>0.029142223298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299831163138">
                <text:p>0.029983116313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188154652715">
                <text:p>0.018815465271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158823095262">
                <text:p>0.015882309526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150041282177">
                <text:p>0.015004128217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128027098253">
                <text:p>0.0012802709825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0.000741566414945">
                <text:p>-0.00074156641494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0.00171467824839">
                <text:p>-0.0017146782483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0.0116962520406">
                <text:p>-0.011696252040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0.00906483270228">
                <text:p>-0.0090648327022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0.0140992738307">
                <text:p>-0.014099273830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0.0226504504681">
                <text:p>-0.022650450468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0.0225911922753">
                <text:p>-0.022591192275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0.0349324420094">
                <text:p>-0.034932442009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0.0374993011355">
                <text:p>-0.037499301135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0.0349795892835">
                <text:p>-0.034979589283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0.0453292876482">
                <text:p>-0.045329287648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0.0445898808539">
                <text:p>-0.044589880853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0.0562364161015">
                <text:p>-0.056236416101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0.0517035461962">
                <text:p>-0.051703546196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0.0520340278745">
                <text:p>-0.052034027874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0.0688414573669">
                <text:p>-0.068841457366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0.063829280436">
                <text:p>-0.06382928043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0.0852679461241">
                <text:p>-0.085267946124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0.0730963945389">
                <text:p>-0.073096394538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0.0737250298262">
                <text:p>-0.073725029826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0.0892601460218">
                <text:p>-0.089260146021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0.0773847028613">
                <text:p>-0.077384702861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0.0905560702085">
                <text:p>-0.090556070208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0.00564340129495">
                <text:p>-0.0056434012949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373156741261">
                <text:p>0.037315674126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690504536033">
                <text:p>0.069050453603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519645363092">
                <text:p>0.051964536309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363195948303">
                <text:p>0.036319594830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296143069863">
                <text:p>0.0029614306986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0.00966122094542">
                <text:p>-0.0096612209454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150870345533">
                <text:p>0.0015087034553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0264583912212">
                <text:p>0.00026458391221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477808853611">
                <text:p>0.0047780885361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0.000586300157011">
                <text:p>-0.00058630015701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0.0019363311585">
                <text:p>-0.001936331158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0975512783043">
                <text:p>0.00097551278304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149716390297">
                <text:p>0.0014971639029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0.00433229561895">
                <text:p>-0.0043322956189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500974012539">
                <text:p>0.0050097401253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0.00651650410146">
                <text:p>-0.0065165041014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476232869551">
                <text:p>0.0047623286955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0.00200540549122">
                <text:p>-0.0020054054912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134896568488">
                <text:p>0.0013489656848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0.00193166965619">
                <text:p>-0.0019316696561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765318237245">
                <text:p>0.0076531823724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0774001935497">
                <text:p>0.00077400193549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174054887611">
                <text:p>0.0017405488761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0.00355235347524">
                <text:p>-0.0035523534752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0.002675851807">
                <text:p>-0.00267585180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0.00637101987377">
                <text:p>-0.0063710198737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00941834645346">
                <text:p>0.00094183464534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343213649467">
                <text:p>0.0034321364946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17312427517">
                <text:p>0.001731242751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0.000608343747444">
                <text:p>-0.00060834374744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0.00322489021346">
                <text:p>-0.0032248902134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324486312456">
                <text:p>0.0032448631245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0.00158097024541">
                <text:p>-0.0015809702454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0.002482076874">
                <text:p>-0.00248207687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0.00077021936886">
                <text:p>-0.0007702193688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0.00335973501205">
                <text:p>-0.0033597350120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381828285754">
                <text:p>0.0038182828575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496757496148">
                <text:p>0.0049675749614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0.00399184832349">
                <text:p>-0.0039918483234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636292528361">
                <text:p>0.0063629252836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0.00285445246845">
                <text:p>-0.0028544524684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220803311095">
                <text:p>0.0022080331109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0.00395595096052">
                <text:p>-0.0039559509605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0685281120241">
                <text:p>0.00068528112024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205855886452">
                <text:p>0.0020585588645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0.000815489678644">
                <text:p>-0.00081548967864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386577169411">
                <text:p>0.0038657716941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0.00547668198124">
                <text:p>-0.0054766819812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0873036682606">
                <text:p>0.00087303668260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344046787359">
                <text:p>0.0034404678735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0.0049278754741">
                <text:p>-0.004927875474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0242175301537">
                <text:p>0.00024217530153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110583112109">
                <text:p>0.0011058311210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0.000395218899939">
                <text:p>-0.00039521889993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0.00311633967794">
                <text:p>-0.0031163396779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0.000649882305879">
                <text:p>-0.00064988230587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0.0000376057578251">
                <text:p>-0.000037605757825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0634239986539">
                <text:p>0.00063423998653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162541109603">
                <text:p>0.0016254110960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0.00600820919499">
                <text:p>-0.0060082091949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216285721399">
                <text:p>0.0021628572139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0.00117321673315">
                <text:p>-0.0011732167331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0.000969507556874">
                <text:p>-0.00096950755687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0.000239078275627">
                <text:p>-0.00023907827562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0885670015123">
                <text:p>0.00088567001512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0.000513719278388">
                <text:p>-0.00051371927838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443872995675">
                <text:p>0.0044387299567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0.000186874298379">
                <text:p>-0.00018687429837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0.00308100739494">
                <text:p>-0.0030810073949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180185702629">
                <text:p>0.0018018570262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0.00251646805555">
                <text:p>-0.0025164680555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333736557513">
                <text:p>0.0033373655751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0.00359868770465">
                <text:p>-0.0035986877046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0.00038289045915">
                <text:p>-0.0003828904591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106036057696">
                <text:p>0.0010603605769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518435053527">
                <text:p>0.0051843505352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264768558554">
                <text:p>0.0026476855855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0.00715957814828">
                <text:p>-0.0071595781482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0506715616211">
                <text:p>0.00050671561621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280705839396">
                <text:p>0.0028070583939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0.00157415540889">
                <text:p>-0.0015741554088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187290250324">
                <text:p>0.0018729025032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0722686003428">
                <text:p>0.00072268600342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0.00258884602226">
                <text:p>-0.0025888460222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290179951116">
                <text:p>0.0029017995111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0.00211437675171">
                <text:p>-0.0021143767517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0.00198686798103">
                <text:p>-0.0019868679810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38379393518">
                <text:p>0.003837939351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130399712361">
                <text:p>0.0013039971236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0.00171414564829">
                <text:p>-0.0017141456482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170267024077">
                <text:p>0.0017026702407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00602179206908">
                <text:p>0.000060217920690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0.00102949829306">
                <text:p>-0.0010294982930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0074061244959">
                <text:p>0.0007406124495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0.00246007577516">
                <text:p>-0.0024600757751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00966908060946">
                <text:p>0.00096690806094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140432012267">
                <text:p>0.0014043201226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0.00172219856177">
                <text:p>-0.0017221985617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0.00101711729076">
                <text:p>-0.0010171172907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213686656207">
                <text:p>0.0021368665620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0.0025923952926">
                <text:p>-0.002592395292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0.000803036149591">
                <text:p>-0.00080303614959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26184853632">
                <text:p>0.002618485363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0.000573433586396">
                <text:p>-0.00057343358639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0.000603788357694">
                <text:p>-0.00060378835769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129665993154">
                <text:p>0.0012966599315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0.00149323954247">
                <text:p>-0.0014932395424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0909340335056">
                <text:p>0.00090934033505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14090386685">
                <text:p>0.001409038668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0.00197704089805">
                <text:p>-0.0019770408980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0.00124528212473">
                <text:p>-0.0012452821247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237551657483">
                <text:p>0.0023755165748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0.00194944045506">
                <text:p>-0.0019494404550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0.000426876009442">
                <text:p>-0.00042687600944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24240098428">
                <text:p>0.002424009842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0.00198936928064">
                <text:p>-0.0019893692806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0817437539808">
                <text:p>0.00081743753980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104915956035">
                <text:p>0.0010491595603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0.00147931533866">
                <text:p>-0.0014793153386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0113916851114">
                <text:p>0.0011391685111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0.000214973406401">
                <text:p>-0.00021497340640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0.00163426797371">
                <text:p>-0.0016342679737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0382852228358">
                <text:p>0.0038285222835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0206106342375">
                <text:p>0.00020610634237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0.00275384541601">
                <text:p>-0.0027538454160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0152011937462">
                <text:p>0.0015201193746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217868434265">
                <text:p>0.0021786843426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0.0032412384171">
                <text:p>-0.003241238417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174695125315">
                <text:p>0.0017469512531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101045193151">
                <text:p>0.0010104519315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0.00252192490734">
                <text:p>-0.0025219249073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25437050499">
                <text:p>0.002543705049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0.000443277996965">
                <text:p>-0.00044327799696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0.00089404953178">
                <text:p>-0.0008940495317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237956596538">
                <text:p>0.0023795659653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00736718415283">
                <text:p>0.00073671841528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0.000907716050278">
                <text:p>-0.00090771605027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0.000739048467949">
                <text:p>-0.00073904846794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0.00121221831068">
                <text:p>-0.0012122183106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0.00284073431976">
                <text:p>-0.0028407343197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472173141316">
                <text:p>0.0047217314131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0.000181593699381">
                <text:p>-0.00018159369938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0.00277651753277">
                <text:p>-0.0027765175327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210520671681">
                <text:p>0.0021052067168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0551539647859">
                <text:p>0.00055153964785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0.00393569655716">
                <text:p>-0.0039356965571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053087323904">
                <text:p>0.005308732390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0.00156131619588">
                <text:p>-0.0015613161958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00467292731628">
                <text:p>0.00046729273162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306171644479">
                <text:p>0.0030617164447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0.000908856047317">
                <text:p>-0.00090885604731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0.00205886084586">
                <text:p>-0.0020588608458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0126145360991">
                <text:p>0.0012614536099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0.000539252301678">
                <text:p>-0.00053925230167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00428629340604">
                <text:p>0.00042862934060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0219659740105">
                <text:p>0.0021965974010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0.00114546203986">
                <text:p>-0.0011454620398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0.00125070288777">
                <text:p>-0.0012507028877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130000559147">
                <text:p>0.0013000055914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0.00305389938876">
                <text:p>-0.0030538993887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0278819841333">
                <text:p>0.0027881984133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0193377502728">
                <text:p>0.0019337750272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0.00373893138021">
                <text:p>-0.0037389313802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00243678223342">
                <text:p>0.00024367822334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272048590705">
                <text:p>0.0027204859070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0.00318167195655">
                <text:p>-0.0031816719565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0113514519762">
                <text:p>0.0011351451976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0229563354515">
                <text:p>0.0022956335451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0.00106146128383">
                <text:p>-0.0010614612838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0.000824867398478">
                <text:p>-0.00082486739847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0070274079917">
                <text:p>0.0007027407991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0.000409365195083">
                <text:p>-0.00040936519508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0204629520886">
                <text:p>0.0020462952088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0.00412125932053">
                <text:p>-0.0041212593205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00241205329075">
                <text:p>0.00024120532907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0344329699874">
                <text:p>0.0034432969987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139454193413">
                <text:p>0.0013945419341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0.00217288336717">
                <text:p>-0.0021728833671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0.0000798690598458">
                <text:p>-0.000079869059845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0149861944374">
                <text:p>0.0014986194437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0.00144088221714">
                <text:p>-0.0014408822171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00733314664103">
                <text:p>0.00073331466410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0.000107038067654">
                <text:p>-0.00010703806765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0.00127650634386">
                <text:p>-0.0012765063438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0152228947263">
                <text:p>0.0015222894726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0.000608189555351">
                <text:p>-0.00060818955535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0.000871375901625">
                <text:p>-0.00087137590162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0140380847733">
                <text:p>0.0014038084773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00869873620104">
                <text:p>0.00086987362010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0.00191086449195">
                <text:p>-0.0019108644919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121844257228">
                <text:p>0.0012184425722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0321595201967">
                <text:p>0.00032159520196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0.00171456078533">
                <text:p>-0.0017145607853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0.00185724254698">
                <text:p>-0.0018572425469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234999973327">
                <text:p>0.0023499997332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0.00251684407704">
                <text:p>-0.0025168440770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0132744084112">
                <text:p>0.00013274408411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00809298362583">
                <text:p>0.00080929836258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0.00155741628259">
                <text:p>-0.0015574162825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000977885792963">
                <text:p>0.000097788579296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0.0000528984310222">
                <text:p>-0.000052898431022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0.00061724963598">
                <text:p>-0.0006172496359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0122285762336">
                <text:p>0.0012228576233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0.000850152515341">
                <text:p>-0.00085015251534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0.00151426403318">
                <text:p>-0.0015142640331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0221575028263">
                <text:p>0.0022157502826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0228823022917">
                <text:p>0.0022882302291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0.00283570424654">
                <text:p>-0.002835704246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72cm" svg:y="4.203cm" style:legend-expansion="high" chart:style-name="ch2"/>
        <chart:plot-area chart:style-name="ch3" table:cell-range-address="Sheet1.F2:Sheet1.F971" svg:x="0.319cm" svg:y="0.18cm" svg:width="12.534cm" svg:height="8.645cm">
          <chartooo:coordinate-region svg:x="1.152cm" svg:y="0.379cm" svg:width="11.655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971" chart:class="chart:line">
            <chart:data-point chart:repeated="97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45233795047">
                <text:p>0.00145233795047</text:p>
                <draw:g>
                  <svg:desc>Sheet1.F2:Sheet1.F9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36025303416">
                <text:p>-0.000360253034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345933064818">
                <text:p>-0.003459330648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194613833446">
                <text:p>-0.001946138334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33833664283">
                <text:p>0.004338336642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300908298232">
                <text:p>-0.003009082982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0694576476235">
                <text:p>-0.0006945764762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45705149043">
                <text:p>0.001457051490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35385098495">
                <text:p>0.002353850984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133824825753">
                <text:p>-0.001338248257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772000697907">
                <text:p>0.0007720006979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0865874346346">
                <text:p>-0.0008658743463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503001792822">
                <text:p>0.0005030017928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0755851622671">
                <text:p>-0.0007558516226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77465425804">
                <text:p>0.001774654258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104523764458">
                <text:p>-0.001045237644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305573630612">
                <text:p>0.0003055736306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569908763282">
                <text:p>0.0005699087632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212133908644">
                <text:p>-0.002121339086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06406204961">
                <text:p>0.002064062049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294642476365">
                <text:p>-0.002946424763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316858827136">
                <text:p>0.003168588271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0757402158342">
                <text:p>-0.0007574021583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0577289960347">
                <text:p>-0.0005772899603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164120690897">
                <text:p>-0.001641206908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259839463979">
                <text:p>0.0002598394639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979880336672">
                <text:p>0.0009798803366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427993829362">
                <text:p>0.0004279938293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105294398963">
                <text:p>-0.001052943989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0484074815176">
                <text:p>-0.0004840748151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973699556198">
                <text:p>0.0009736995561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133409979753">
                <text:p>-0.001334099797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101444718894">
                <text:p>-0.001014447188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0444130360847">
                <text:p>-0.0004441303608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0976171577349">
                <text:p>0.0000009761715773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140549018397">
                <text:p>0.0001405490183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0460788840428">
                <text:p>-0.0004607888404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398537097499">
                <text:p>0.003985370974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287159183063">
                <text:p>-0.002871591830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0929764355533">
                <text:p>-0.0009297643555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0920287682675">
                <text:p>-0.0009202876826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374900817405">
                <text:p>0.0003749008174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00404678285122">
                <text:p>-0.00004046782851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630311726127">
                <text:p>0.0006303117261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0134584552143">
                <text:p>-0.0001345845521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278850318864">
                <text:p>0.002788503188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22961855866">
                <text:p>-0.00229618558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222706887871">
                <text:p>-0.002227068878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031674746424">
                <text:p>-0.000316747464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529997423291">
                <text:p>0.005299974232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310878036544">
                <text:p>-0.003108780365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154118146747">
                <text:p>-0.001541181467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00339550955687">
                <text:p>-0.0003395509556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484996195883">
                <text:p>0.004849961958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227718148381">
                <text:p>-0.002277181483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00468560087029">
                <text:p>-0.0004685600870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0184497667942">
                <text:p>-0.001844976679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0561936758459">
                <text:p>-0.0005619367584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0148341094609">
                <text:p>-0.001483410946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467284256592">
                <text:p>0.004672842565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140994554386">
                <text:p>0.0001409945543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0154904439114">
                <text:p>-0.001549044391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236267643049">
                <text:p>0.002362676430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0233080214821">
                <text:p>-0.002330802148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0105474621523">
                <text:p>-0.001054746215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0150661100633">
                <text:p>-0.001506611006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00588460825384">
                <text:p>-0.0005884608253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176129571628">
                <text:p>0.0001761295716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0140455982182">
                <text:p>-0.001404559821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830915814731">
                <text:p>0.0008309158147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516833178699">
                <text:p>0.005168331786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0339253433049">
                <text:p>-0.003392534330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0110718002543">
                <text:p>-0.001107180025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116662029177">
                <text:p>0.001166620291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0313735101372">
                <text:p>-0.003137351013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556007726118">
                <text:p>0.0005560077261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869417388458">
                <text:p>0.0008694173884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0188770249952">
                <text:p>-0.001887702499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405128253624">
                <text:p>0.004051282536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206519453786">
                <text:p>0.002065194537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752469699364">
                <text:p>0.0007524696993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0262299017049">
                <text:p>-0.002622990170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0246567465365">
                <text:p>-0.002465674653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00917130208109">
                <text:p>-0.0009171302081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113698665518">
                <text:p>0.001136986655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230132904835">
                <text:p>0.002301329048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436481274664">
                <text:p>-0.004364812746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0208123936318">
                <text:p>-0.002081239363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271669542417">
                <text:p>0.002716695424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16815996496">
                <text:p>0.00168159964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30426250305">
                <text:p>0.000304262503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751928135287">
                <text:p>0.0007519281352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105585402343">
                <text:p>0.001055854023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00472752784844">
                <text:p>-0.0004727527848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00463222560938">
                <text:p>-0.0004632225609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548635725863">
                <text:p>0.00005486357258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848800875247">
                <text:p>0.0008488008752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115580484271">
                <text:p>-0.01155804842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600067898631">
                <text:p>0.006000678986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503308651969">
                <text:p>0.005033086519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0583187909797">
                <text:p>-0.0005831879097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239358330145">
                <text:p>0.002393583301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0167131354101">
                <text:p>-0.001671313541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49966403842">
                <text:p>0.01499664038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155001115054">
                <text:p>-0.01550011150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0350820273161">
                <text:p>-0.003508202731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000402142759413">
                <text:p>-0.00004021427594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385815044865">
                <text:p>0.003858150448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0120812514797">
                <text:p>-0.001208125147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658945180476">
                <text:p>0.006589451804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0250736996531">
                <text:p>-0.002507369965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0450813304633">
                <text:p>-0.004508133046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0872989893">
                <text:p>0.0108729898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0926603190601">
                <text:p>-0.009266031906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0627053854987">
                <text:p>-0.006270538549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39468659088">
                <text:p>0.00394686590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0133844395168">
                <text:p>-0.001338443951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119088403881">
                <text:p>0.001190884038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3369243592">
                <text:p>0.0133692435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153139512986">
                <text:p>-0.01531395129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0563267804682">
                <text:p>-0.005632678046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778155960143">
                <text:p>0.007781559601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365674402565">
                <text:p>0.003656744025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0198627565987">
                <text:p>-0.001986275659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190961977933">
                <text:p>0.001909619779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139762985054">
                <text:p>0.001397629850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34858455183">
                <text:p>0.0003485845518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212998106144">
                <text:p>0.002129981061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0951639190316">
                <text:p>-0.009516391903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0320592848584">
                <text:p>-0.003205928485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540173891932">
                <text:p>0.005401738919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535540468991">
                <text:p>0.005355404689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0737645104527">
                <text:p>-0.007376451045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40853635967">
                <text:p>0.01408536359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105538638309">
                <text:p>0.001055386383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125381518155">
                <text:p>-0.01253815181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41145149246">
                <text:p>0.01411451492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113764125854">
                <text:p>-0.01137641258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00693648587912">
                <text:p>-0.0006936485879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807895231992">
                <text:p>0.008078952319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0356528535485">
                <text:p>-0.003565285354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0943839270622">
                <text:p>-0.009438392706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11863855273">
                <text:p>0.01118638552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0458911899477">
                <text:p>-0.0045891189947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332585209981">
                <text:p>0.003325852099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223042094149">
                <text:p>0.002230420941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750808976591">
                <text:p>0.0007508089765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0534754386172">
                <text:p>-0.005347543861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0363622466102">
                <text:p>-0.003636224661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0296488706954">
                <text:p>-0.002964887069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367121119052">
                <text:p>0.003671211190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0152697972953">
                <text:p>-0.0015269797295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0363281881437">
                <text:p>-0.003632818814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235328101553">
                <text:p>0.002353281015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198601093143">
                <text:p>0.001986010931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575786083937">
                <text:p>0.0057578608393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691821565852">
                <text:p>0.0006918215658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570655195042">
                <text:p>0.005706551950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76143424958">
                <text:p>0.00761434249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0186878349632">
                <text:p>-0.001868783496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0574467564002">
                <text:p>-0.005744675640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777125917375">
                <text:p>-0.007771259173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67257322371">
                <text:p>0.000672573223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222169840708">
                <text:p>-0.002221698407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150143285282">
                <text:p>-0.001501432852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332211330533">
                <text:p>0.003322113305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151719118003">
                <text:p>0.001517191180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0856179569382">
                <text:p>-0.0008561795693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42441270873">
                <text:p>0.01424412708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890848599374">
                <text:p>-0.0089084859937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748886400834">
                <text:p>-0.007488864008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190951069817">
                <text:p>-0.001909510698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10622148402">
                <text:p>-0.00106221484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172156700864">
                <text:p>0.001721567008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184510461986">
                <text:p>0.001845104619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0393042806536">
                <text:p>-0.0003930428065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241663726047">
                <text:p>-0.002416637260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143041950651">
                <text:p>0.001430419506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108767149504">
                <text:p>0.001087671495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205880682915">
                <text:p>-0.002058806829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43554357253">
                <text:p>0.00435543572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171937339474">
                <text:p>0.001719373394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334854470566">
                <text:p>-0.003348544705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216923118569">
                <text:p>-0.002169231185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408571492881">
                <text:p>0.0040857149288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155892700423">
                <text:p>0.001558927004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130550842732">
                <text:p>-0.001305508427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529451714829">
                <text:p>0.005294517148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0108848349191">
                <text:p>-0.001088483491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0476905144751">
                <text:p>-0.004769051447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0858067069203">
                <text:p>0.00008580670692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789751007687">
                <text:p>0.0007897510076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45392466709">
                <text:p>0.004539246670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792033225298">
                <text:p>0.007920332252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0594010017812">
                <text:p>-0.005940100178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237522413954">
                <text:p>0.0002375224139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0108979013748">
                <text:p>-0.001089790137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00557266408578">
                <text:p>-0.0005572664085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816304329783">
                <text:p>0.008163043297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37691462785">
                <text:p>0.000376914627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337631255388">
                <text:p>0.003376312553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112243443727">
                <text:p>0.01122434437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110321864486">
                <text:p>0.001103218644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0410942872986">
                <text:p>-0.0041094287298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763797108084">
                <text:p>0.0076379710808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308057293296">
                <text:p>0.003080572932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127486176789">
                <text:p>0.012748617678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689373165369">
                <text:p>0.0068937316536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533382128924">
                <text:p>0.005333821289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59449672699">
                <text:p>0.005944967269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532635301352">
                <text:p>0.005326353013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160586684942">
                <text:p>0.016058668494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141100995243">
                <text:p>0.014110099524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98806375265">
                <text:p>0.019880637526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215992480516">
                <text:p>0.02159924805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278094597161">
                <text:p>0.027809459716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311287585646">
                <text:p>0.031128758564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185057539493">
                <text:p>0.01850575394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371985249221">
                <text:p>0.037198524922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346953570843">
                <text:p>0.034695357084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342807769775">
                <text:p>0.03428077697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406428799033">
                <text:p>0.04064287990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45151270926">
                <text:p>0.0451512709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725070163608">
                <text:p>0.072507016360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778656303883">
                <text:p>0.077865630388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692870467901">
                <text:p>0.06928704679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955229848623">
                <text:p>0.095522984862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916066095233">
                <text:p>0.09160660952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27458974719">
                <text:p>0.1274589747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16626471281">
                <text:p>0.1166264712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14547133446">
                <text:p>0.1145471334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65247753263">
                <text:p>0.16524775326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5806388855">
                <text:p>0.158063888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98472708464">
                <text:p>0.1984727084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90256088972">
                <text:p>0.19025608897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90912276506">
                <text:p>0.19091227650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3568919301">
                <text:p>0.235689193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35842734575">
                <text:p>0.2358427345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76298105717">
                <text:p>0.2762981057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55629599094">
                <text:p>0.2556295990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55497276783">
                <text:p>0.25549727678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11397254467">
                <text:p>0.31139725446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87444621325">
                <text:p>0.2874446213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5110193491">
                <text:p>0.3511019349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23801487684">
                <text:p>0.32380148768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07867610455">
                <text:p>0.4078676104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29830348492">
                <text:p>0.32983034849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25562238693">
                <text:p>0.32556223869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85257393122">
                <text:p>0.38525739312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74012708664">
                <text:p>0.3740127086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54328334332">
                <text:p>0.3543283343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33057755232">
                <text:p>0.4330577552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96734803915">
                <text:p>0.39673480391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479810059071">
                <text:p>0.47981005907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30973887444">
                <text:p>0.43097388744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09388720989">
                <text:p>0.40938872098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05191326141">
                <text:p>0.50519132614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447011530399">
                <text:p>0.44701153039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536127209663">
                <text:p>0.53612720966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72125709057">
                <text:p>0.47212570905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548121809959">
                <text:p>0.54812180995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489850282669">
                <text:p>0.48985028266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458893239498">
                <text:p>0.45889323949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11339902878">
                <text:p>0.51133990287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63632196188">
                <text:p>0.46363219618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404540717602">
                <text:p>0.40454071760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457996726036">
                <text:p>0.45799672603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417798727751">
                <text:p>0.41779872775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443992316723">
                <text:p>0.44399231672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93249988556">
                <text:p>0.39324998855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460627943277">
                <text:p>0.46062794327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8217869401">
                <text:p>0.382178694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51115047932">
                <text:p>0.35111504793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91742169857">
                <text:p>0.39174216985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42320978642">
                <text:p>0.34232097864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04244697094">
                <text:p>0.30424469709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47264170647">
                <text:p>0.34726417064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02966237068">
                <text:p>0.30296623706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20615381002">
                <text:p>0.32061538100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70263582468">
                <text:p>0.2702635824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84864366055">
                <text:p>0.28486436605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35962867737">
                <text:p>0.23596286773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03467205167">
                <text:p>0.2034672051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18314468861">
                <text:p>0.21831446886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76729157567">
                <text:p>0.17672915756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64878308773">
                <text:p>0.16487830877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54023498297">
                <text:p>0.15402349829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0498265177">
                <text:p>0.1049826517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07576459646">
                <text:p>0.10757645964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932393223047">
                <text:p>0.093239322304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641906708479">
                <text:p>0.064190670847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816308557987">
                <text:p>0.081630855798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497282408178">
                <text:p>0.049728240817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212286747992">
                <text:p>0.021228674799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19624043256">
                <text:p>0.01962404325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00440096110106">
                <text:p>-0.0044009611010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0336067341268">
                <text:p>-0.033606734126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041822090745">
                <text:p>-0.04182209074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0634357184172">
                <text:p>-0.063435718417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054913841188">
                <text:p>-0.05491384118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0711188167334">
                <text:p>-0.071118816733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0867831856012">
                <text:p>-0.08678318560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102439105511">
                <text:p>-0.10243910551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13081741333">
                <text:p>-0.1308174133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137597411871">
                <text:p>-0.13759741187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128076642752">
                <text:p>-0.12807664275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174701482058">
                <text:p>-0.17470148205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161764651537">
                <text:p>-0.16176465153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219108313322">
                <text:p>-0.21910831332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190804809332">
                <text:p>-0.19080480933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254092931747">
                <text:p>-0.25409293174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22690397501">
                <text:p>-0.226903975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228959038854">
                <text:p>-0.22895903885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29262766242">
                <text:p>-0.2926276624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27124479413">
                <text:p>-0.2712447941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251185119152">
                <text:p>-0.25118511915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33570098877">
                <text:p>-0.3357009887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302762717009">
                <text:p>-0.30276271700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359289884567">
                <text:p>-0.3592898845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334824919701">
                <text:p>-0.3348249197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389251410961">
                <text:p>-0.38925141096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347466289997">
                <text:p>-0.34746628999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327366769314">
                <text:p>-0.32736676931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417845487595">
                <text:p>-0.41784548759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360706686974">
                <text:p>-0.36070668697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340117514133">
                <text:p>-0.34011751413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432059645653">
                <text:p>-0.43205964565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387807965279">
                <text:p>-0.38780796527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443197697401">
                <text:p>-0.44319769740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406778901815">
                <text:p>-0.4067789018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370793759823">
                <text:p>-0.37079375982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45363971591">
                <text:p>-0.4536397159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404743164778">
                <text:p>-0.40474316477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473169624805">
                <text:p>-0.4731696248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403475791216">
                <text:p>-0.40347579121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400094926357">
                <text:p>-0.40009492635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453477144241">
                <text:p>-0.45347714424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408077955246">
                <text:p>-0.40807795524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468747407198">
                <text:p>-0.46874740719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419596046209">
                <text:p>-0.41959604620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36917963624">
                <text:p>-0.3691796362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437748789787">
                <text:p>-0.43774878978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381103157997">
                <text:p>-0.38110315799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41160851717">
                <text:p>-0.4116085171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353173226118">
                <text:p>-0.35317322611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308322936296">
                <text:p>-0.30832293629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334397852421">
                <text:p>-0.33439785242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286823153496">
                <text:p>-0.28682315349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289959698915">
                <text:p>-0.28995969891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229270100594">
                <text:p>-0.22927010059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186106860638">
                <text:p>-0.18610686063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199530676007">
                <text:p>-0.19953067600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146082296968">
                <text:p>-0.14608229696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131771028042">
                <text:p>-0.13177102804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106739550829">
                <text:p>-0.10673955082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0757962018251">
                <text:p>-0.075796201825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071573510766">
                <text:p>-0.07157351076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0375644862652">
                <text:p>-0.037564486265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0218550842255">
                <text:p>-0.021855084225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0014579622075">
                <text:p>-0.001457962207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243982709944">
                <text:p>0.024398270994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319105759263">
                <text:p>0.031910575926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475061796606">
                <text:p>0.047506179660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788107067347">
                <text:p>0.078810706734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803563296795">
                <text:p>0.080356329679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111146114767">
                <text:p>0.11114611476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07932880521">
                <text:p>0.10793288052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116425514221">
                <text:p>0.11642551422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154140114784">
                <text:p>0.15414011478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56569257379">
                <text:p>0.15656925737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146540418267">
                <text:p>0.14654041826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203979223967">
                <text:p>0.20397922396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195876508951">
                <text:p>0.19587650895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238850459456">
                <text:p>0.23885045945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221630290151">
                <text:p>0.22163029015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280480921268">
                <text:p>0.28048092126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255473315716">
                <text:p>0.2554733157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240404725075">
                <text:p>0.24040472507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23275446892">
                <text:p>0.32327544689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294347047806">
                <text:p>0.29434704780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289647817612">
                <text:p>0.28964781761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73301506042">
                <text:p>0.37330150604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3513751626">
                <text:p>0.3351375162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400756061077">
                <text:p>0.40075606107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67385387421">
                <text:p>0.36738538742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452717244625">
                <text:p>0.4527172446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403633058071">
                <text:p>0.40363305807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82143944502">
                <text:p>0.38214394450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488446772099">
                <text:p>0.48844677209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441150039434">
                <text:p>0.44115003943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539821386337">
                <text:p>0.53982138633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482536375523">
                <text:p>0.48253637552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452817976475">
                <text:p>0.45281797647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574333310127">
                <text:p>0.57433331012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51837348938">
                <text:p>0.5183734893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611622154713">
                <text:p>0.61162215471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546426951885">
                <text:p>0.54642695188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530079245567">
                <text:p>0.53007924556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644427061081">
                <text:p>0.64442706108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580457925797">
                <text:p>0.58045792579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551429510117">
                <text:p>0.55142951011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696978449821">
                <text:p>0.69697844982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621627211571">
                <text:p>0.62162721157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725630402565">
                <text:p>0.72563040256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661694288254">
                <text:p>0.66169428825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615239143372">
                <text:p>0.61523914337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772845625877">
                <text:p>0.77284562587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684748530388">
                <text:p>0.68474853038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802428841591">
                <text:p>0.80242884159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712865531445">
                <text:p>0.71286553144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684264719486">
                <text:p>0.68426471948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82182854414">
                <text:p>0.8218285441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739297747612">
                <text:p>0.73929774761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893352925777">
                <text:p>0.89335292577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783531665802">
                <text:p>0.78353166580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90502512455">
                <text:p>0.9050251245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798420608044">
                <text:p>0.79842060804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771918416023">
                <text:p>0.77191841602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921630978584">
                <text:p>0.92163097858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824931442738">
                <text:p>0.82493144273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801953196526">
                <text:p>0.80195319652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95903801918">
                <text:p>0.9590380191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859957575798">
                <text:p>0.85995757579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03658366203">
                <text:p>1.0365836620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907832145691">
                <text:p>0.90783214569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04616093636">
                <text:p>1.0461609363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945227384567">
                <text:p>0.94522738456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880505144596">
                <text:p>0.88050514459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05516052246">
                <text:p>1.0551605224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961513340473">
                <text:p>0.96151334047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896114706993">
                <text:p>0.89611470699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08386778831">
                <text:p>1.0838677883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99040979147">
                <text:p>0.9904097914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13975667953">
                <text:p>1.1397566795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0075751543">
                <text:p>1.007575154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943758130074">
                <text:p>0.94375813007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1794321537">
                <text:p>1.179432153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03727507591">
                <text:p>1.0372750759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20421886444">
                <text:p>1.2042188644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08412122726">
                <text:p>1.0841212272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2319778204">
                <text:p>1.231977820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08399927616">
                <text:p>1.0839992761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03200125694">
                <text:p>1.0320012569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21368515491">
                <text:p>1.2136851549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09029793739">
                <text:p>1.0902979373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21745467186">
                <text:p>1.2174546718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04849767685">
                <text:p>1.0484976768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955318510532">
                <text:p>0.95531851053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13926625252">
                <text:p>1.1392662525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976966619492">
                <text:p>0.97696661949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08214497566">
                <text:p>1.0821449756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936218857765">
                <text:p>0.93621885776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840678751469">
                <text:p>0.84067875146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952625155449">
                <text:p>0.95262515544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83470594883">
                <text:p>0.8347059488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742931008339">
                <text:p>0.74293100833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839371681213">
                <text:p>0.83937168121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732809603214">
                <text:p>0.73280960321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782473444939">
                <text:p>0.78247344493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655764818192">
                <text:p>0.65576481819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719354152679">
                <text:p>0.71935415267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594686210155">
                <text:p>0.59468621015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514107048512">
                <text:p>0.51410704851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579315304756">
                <text:p>0.57931530475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477407813072">
                <text:p>0.47740781307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424003362656">
                <text:p>0.42400336265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453317910433">
                <text:p>0.45331791043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375164568424">
                <text:p>0.37516456842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379879355431">
                <text:p>0.37987935543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317551851273">
                <text:p>0.31755185127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315269112587">
                <text:p>0.31526911258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242386445403">
                <text:p>0.24238644540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200430691242">
                <text:p>0.20043069124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198777705431">
                <text:p>0.19877770543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1429233253">
                <text:p>0.142923325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117264479399">
                <text:p>0.11726447939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978701561689">
                <text:p>0.097870156168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585220046341">
                <text:p>0.058522004634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372513867915">
                <text:p>0.037251386791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105577800423">
                <text:p>0.010557780042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0285124145448">
                <text:p>-0.028512414544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0437855049968">
                <text:p>-0.043785504996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0635992735624">
                <text:p>-0.063599273562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117766320705">
                <text:p>-0.11776632070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125227808952">
                <text:p>-0.12522780895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178099229932">
                <text:p>-0.17809922993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179836779833">
                <text:p>-0.17983677983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188420057297">
                <text:p>-0.18842005729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255317628384">
                <text:p>-0.25531762838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252760469913">
                <text:p>-0.25276046991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252076864243">
                <text:p>-0.25207686424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325837105513">
                <text:p>-0.32583710551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315208852291">
                <text:p>-0.31520885229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381107091904">
                <text:p>-0.38110709190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347938299179">
                <text:p>-0.34793829917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427849322557">
                <text:p>-0.42784932255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383589804173">
                <text:p>-0.38358980417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362622052431">
                <text:p>-0.36262205243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44326120615">
                <text:p>-0.4432612061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405975848436">
                <text:p>-0.40597584843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.471015095711">
                <text:p>-0.47101509571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.413965642452">
                <text:p>-0.41396564245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.391556322575">
                <text:p>-0.39155632257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463005453348">
                <text:p>-0.46300545334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.41720828414">
                <text:p>-0.4172082841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382422924042">
                <text:p>-0.38242292404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447429805994">
                <text:p>-0.44742980599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.391452968121">
                <text:p>-0.39145296812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455935776234">
                <text:p>-0.45593577623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387301534414">
                <text:p>-0.38730153441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.348209500313">
                <text:p>-0.34820950031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400831252337">
                <text:p>-0.40083125233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0.355002522469">
                <text:p>-0.35500252246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.388314306736">
                <text:p>-0.38831430673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.331573843956">
                <text:p>-0.33157384395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305357813835">
                <text:p>-0.30535781383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345536708832">
                <text:p>-0.34553670883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294550120831">
                <text:p>-0.29455012083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335040152073">
                <text:p>-0.33504015207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0.278487443924">
                <text:p>-0.27848744392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307509958744">
                <text:p>-0.30750995874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258745342493">
                <text:p>-0.25874534249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.238588064909">
                <text:p>-0.23858806490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270460784435">
                <text:p>-0.27046078443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239312827587">
                <text:p>-0.23931282758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215057685971">
                <text:p>-0.21505768597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247158110142">
                <text:p>-0.24715811014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21922750771">
                <text:p>-0.2192275077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24614572525">
                <text:p>-0.2461457252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211135625839">
                <text:p>-0.21113562583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245112881064">
                <text:p>-0.24511288106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205309167504">
                <text:p>-0.20530916750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0.186459749937">
                <text:p>-0.18645974993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.225273683667">
                <text:p>-0.22527368366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194077908993">
                <text:p>-0.19407790899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215090841055">
                <text:p>-0.21509084105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182626068592">
                <text:p>-0.18262606859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172790527344">
                <text:p>-0.17279052734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0.194535523653">
                <text:p>-0.19453552365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0.170322775841">
                <text:p>-0.17032277584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186744555831">
                <text:p>-0.18674455583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160706669092">
                <text:p>-0.16070666909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145962357521">
                <text:p>-0.14596235752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0.163562268019">
                <text:p>-0.16356226801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0.141227036715">
                <text:p>-0.14122703671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0.128442913294">
                <text:p>-0.12844291329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141451269388">
                <text:p>-0.14145126938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.118296444416">
                <text:p>-0.11829644441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0.131462216377">
                <text:p>-0.13146221637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0.105852261186">
                <text:p>-0.10585226118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0.10475204885">
                <text:p>-0.1047520488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0.0857060849667">
                <text:p>-0.085706084966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0.074510410428">
                <text:p>-0.07451041042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0.0727579146624">
                <text:p>-0.072757914662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0.0574908182025">
                <text:p>-0.057490818202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0.0628695189953">
                <text:p>-0.062869518995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0.0492810085416">
                <text:p>-0.049281008541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0.0381279587746">
                <text:p>-0.038127958774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0.0398576930165">
                <text:p>-0.039857693016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0.0235224012285">
                <text:p>-0.023522401228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0.0230999812484">
                <text:p>-0.023099981248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0.0179263558239">
                <text:p>-0.017926355823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0.00836884509772">
                <text:p>-0.0083688450977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499597610906">
                <text:p>0.0049959761090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0.00108154141344">
                <text:p>-0.0010815414134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954263750464">
                <text:p>0.0095426375046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141168963164">
                <text:p>0.014116896316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185985267162">
                <text:p>0.018598526716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266102086753">
                <text:p>0.026610208675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237865783274">
                <text:p>0.023786578327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313810259104">
                <text:p>0.031381025910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326982215047">
                <text:p>0.032698221504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351786836982">
                <text:p>0.035178683698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379659831524">
                <text:p>0.037965983152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311365202069">
                <text:p>0.031136520206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413414239883">
                <text:p>0.041341423988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332924947143">
                <text:p>0.033292494714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307961478829">
                <text:p>0.030796147882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386495217681">
                <text:p>0.038649521768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326455384493">
                <text:p>0.032645538449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31825311482">
                <text:p>0.03182531148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36520358175">
                <text:p>0.03652035817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308212451637">
                <text:p>0.030821245163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346824303269">
                <text:p>0.034682430326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327775999904">
                <text:p>0.032777599990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357842855155">
                <text:p>0.035784285515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256864912808">
                <text:p>0.025686491280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264349393547">
                <text:p>0.026434939354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280723758042">
                <text:p>0.028072375804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253458432853">
                <text:p>0.025345843285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290281157941">
                <text:p>0.029028115794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229104161263">
                <text:p>0.022910416126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220326557755">
                <text:p>0.022032655775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244917459786">
                <text:p>0.024491745978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150665305555">
                <text:p>0.015066530555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196560379118">
                <text:p>0.019656037911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146574871615">
                <text:p>0.014657487161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11907662265">
                <text:p>0.01190766226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138595420867">
                <text:p>0.013859542086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126799475402">
                <text:p>0.012679947540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998180732131">
                <text:p>0.0099818073213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971452705562">
                <text:p>0.0097145270556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933638960123">
                <text:p>0.0093363896012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914674624801">
                <text:p>0.0091467462480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566100003198">
                <text:p>0.0056610000319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10395959951">
                <text:p>0.01039595995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553195877001">
                <text:p>0.0055319587700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734383706003">
                <text:p>0.0073438370600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418333522975">
                <text:p>0.0041833352297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704143801704">
                <text:p>0.0070414380170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325649115257">
                <text:p>0.0032564911525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443832529709">
                <text:p>0.0044383252970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345672108233">
                <text:p>0.0034567210823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379008823074">
                <text:p>0.0037900882307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680337892845">
                <text:p>0.0068033789284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552776968107">
                <text:p>0.0055277696810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278698257171">
                <text:p>0.0027869825717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597683433443">
                <text:p>0.0059768343344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221416656859">
                <text:p>0.0022141665685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34276987426">
                <text:p>0.003427698742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291433883831">
                <text:p>0.0029143388383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.000107296742499">
                <text:p>-0.00010729674249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.000448944105301">
                <text:p>-0.00044894410530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0.000809333752841">
                <text:p>-0.00080933375284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152307737153">
                <text:p>0.0015230773715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252753216773">
                <text:p>0.0025275321677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00401260377839">
                <text:p>-0.0040126037783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.000925852684304">
                <text:p>-0.00092585268430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188819516916">
                <text:p>0.0018881951691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00239402032457">
                <text:p>-0.0023940203245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341357337311">
                <text:p>0.0034135733731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0783556199167">
                <text:p>0.00078355619916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00354840094224">
                <text:p>-0.0035484009422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00352865364403">
                <text:p>-0.0035286536440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00270726508461">
                <text:p>-0.0027072650846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232338393107">
                <text:p>0.0023233839310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0618829682935">
                <text:p>0.00061882968293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.000468875659863">
                <text:p>-0.00046887565986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264948629774">
                <text:p>0.0026494862977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0.000289460760541">
                <text:p>-0.00028946076054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122086401097">
                <text:p>0.0012208640109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0335322256433">
                <text:p>0.00033532225643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537507981062">
                <text:p>0.0053750798106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383601291105">
                <text:p>0.0038360129110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618682708591">
                <text:p>0.0061868270859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122818872333">
                <text:p>0.012281887233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13408428058">
                <text:p>0.01340842805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172529779375">
                <text:p>0.017252977937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260201785713">
                <text:p>0.026020178571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310659557581">
                <text:p>0.031065955758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40640104562">
                <text:p>0.04064010456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440910607576">
                <text:p>0.044091060757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42368248105">
                <text:p>0.04236824810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594193451107">
                <text:p>0.059419345110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564823970199">
                <text:p>0.056482397019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565762221813">
                <text:p>0.056576222181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701806768775">
                <text:p>0.070180676877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607268810272">
                <text:p>0.060726881027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647287368774">
                <text:p>0.064728736877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562684759498">
                <text:p>0.056268475949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429933741689">
                <text:p>0.042993374168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411564446986">
                <text:p>0.041156444698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284290537238">
                <text:p>0.028429053723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21269582212">
                <text:p>0.02126958221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459266221151">
                <text:p>0.0045926622115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0.00387958134525">
                <text:p>-0.0038795813452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0.0171800665557">
                <text:p>-0.017180066555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0.0247995052487">
                <text:p>-0.024799505248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0.0479083098471">
                <text:p>-0.047908309847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0.0484844259918">
                <text:p>-0.048484425991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0.0556485876441">
                <text:p>-0.055648587644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0.077265843749">
                <text:p>-0.07726584374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0.0713805183768">
                <text:p>-0.071380518376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0.0913308113813">
                <text:p>-0.091330811381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0.0775792375207">
                <text:p>-0.077579237520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0.0664705559611">
                <text:p>-0.066470555961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0.0740388035774">
                <text:p>-0.074038803577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0.0623443201184">
                <text:p>-0.062344320118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0.0618505626917">
                <text:p>-0.061850562691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0.0438044518232">
                <text:p>-0.043804451823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0.0478398315609">
                <text:p>-0.047839831560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0.0341595858335">
                <text:p>-0.034159585833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0.0195210836828">
                <text:p>-0.019521083682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0.0149908158928">
                <text:p>-0.014990815892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0.00981808453798">
                <text:p>-0.0098180845379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0579274725169">
                <text:p>0.00057927472516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625135842711">
                <text:p>0.0062513584271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133498217911">
                <text:p>0.013349821791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215943939984">
                <text:p>0.021594393998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267509762198">
                <text:p>0.026750976219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262806974351">
                <text:p>0.026280697435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394980832934">
                <text:p>0.039498083293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346389301121">
                <text:p>0.034638930112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40686018765">
                <text:p>0.04068601876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37320882082">
                <text:p>0.03732088208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436313301325">
                <text:p>0.043631330132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349544137716">
                <text:p>0.034954413771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337952449918">
                <text:p>0.033795244991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352670252323">
                <text:p>0.035267025232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288454517722">
                <text:p>0.028845451772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283315852284">
                <text:p>0.028331585228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373457595706">
                <text:p>0.037345759570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318367928267">
                <text:p>0.031836792826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407432839274">
                <text:p>0.040743283927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342916473746">
                <text:p>0.034291647374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419598296285">
                <text:p>0.041959829628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407314263284">
                <text:p>0.040731426328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387945920229">
                <text:p>0.038794592022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520389862359">
                <text:p>0.052038986235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475378036499">
                <text:p>0.047537803649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649420246482">
                <text:p>0.064942024648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611955486238">
                <text:p>0.061195548623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574231147766">
                <text:p>0.057423114776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64204916358">
                <text:p>0.06420491635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569004900753">
                <text:p>0.056900490075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691422596574">
                <text:p>0.069142259657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58238517493">
                <text:p>0.05823851749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499440208077">
                <text:p>0.049944020807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600299462676">
                <text:p>0.060029946267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437402874231">
                <text:p>0.043740287423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358678661287">
                <text:p>0.035867866128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365017652512">
                <text:p>0.036501765251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240731611848">
                <text:p>0.024073161184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15698146075">
                <text:p>0.01569814607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109670637175">
                <text:p>0.010967063717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0186685938388">
                <text:p>0.00018668593838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0.00785367470235">
                <text:p>-0.0078536747023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0.0141690038145">
                <text:p>-0.014169003814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0.0275916978717">
                <text:p>-0.027591697871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0.0325945802033">
                <text:p>-0.032594580203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0.0453686453402">
                <text:p>-0.045368645340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0.047298938036">
                <text:p>-0.04729893803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0.0503419190645">
                <text:p>-0.050341919064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0.074771605432">
                <text:p>-0.07477160543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0.0679301545024">
                <text:p>-0.067930154502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0.073568880558">
                <text:p>-0.07356888055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0.0938158109784">
                <text:p>-0.093815810978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0.095567509532">
                <text:p>-0.09556750953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0.11229673028">
                <text:p>-0.1122967302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0.106317877769">
                <text:p>-0.10631787776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0.122052311897">
                <text:p>-0.12205231189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0.112050130963">
                <text:p>-0.11205013096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0.107715949416">
                <text:p>-0.10771594941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0.133384272456">
                <text:p>-0.13338427245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0.120511882007">
                <text:p>-0.12051188200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0.141352713108">
                <text:p>-0.14135271310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0.127078816295">
                <text:p>-0.12707881629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0.11847011745">
                <text:p>-0.1184701174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0.137852504849">
                <text:p>-0.13785250484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0.119514331222">
                <text:p>-0.11951433122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0.139590844512">
                <text:p>-0.13959084451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0.118124559522">
                <text:p>-0.11812455952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0.105222970247">
                <text:p>-0.10522297024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0.118749260902">
                <text:p>-0.11874926090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0.105191454291">
                <text:p>-0.10519145429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0.11555365473">
                <text:p>-0.1155536547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0.0957539230585">
                <text:p>-0.095753923058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0.0873924195766">
                <text:p>-0.087392419576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0.0926218628883">
                <text:p>-0.092621862888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0.0820362865925">
                <text:p>-0.082036286592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0.0925541892648">
                <text:p>-0.092554189264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0.052727881819">
                <text:p>-0.05272788181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0.0264270771295">
                <text:p>-0.026427077129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0.00860611721873">
                <text:p>-0.0086061172187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0.000573446508497">
                <text:p>-0.00057344650849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655575934798">
                <text:p>0.0065557593479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168503280729">
                <text:p>0.016850328072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747714843601">
                <text:p>0.0074771484360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0.00645434996113">
                <text:p>-0.0064543499611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743447151035">
                <text:p>0.0074344715103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534421950579">
                <text:p>0.0053442195057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0.000796530395746">
                <text:p>-0.00079653039574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0.00213708123192">
                <text:p>-0.0021370812319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396833475679">
                <text:p>0.0039683347567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098900264129">
                <text:p>0.0009890026412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0.00947096012533">
                <text:p>-0.0094709601253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112874526531">
                <text:p>0.0011287452653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0.00143544841558">
                <text:p>-0.0014354484155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28850461822">
                <text:p>0.002885046182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0.000123480218463">
                <text:p>-0.00012348021846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620998255908">
                <text:p>0.0062099825590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0.00638139620423">
                <text:p>-0.0063813962042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0.000611087772995">
                <text:p>-0.00061108777299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477169454098">
                <text:p>0.0047716945409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192833051551">
                <text:p>0.0019283305155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0.000121966178995">
                <text:p>-0.00012196617899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0618599820882">
                <text:p>0.00061859982088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0.00177860748954">
                <text:p>-0.0017786074895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0124172016513">
                <text:p>0.0012417201651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2171699889">
                <text:p>0.00217169988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0.00123420590535">
                <text:p>-0.0012342059053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0.00278189219534">
                <text:p>-0.0027818921953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0.00559241091833">
                <text:p>-0.0055924109183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323865958489">
                <text:p>0.0032386595848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0.00596891669556">
                <text:p>-0.0059689166955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0.000475205713883">
                <text:p>-0.00047520571388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140339147765">
                <text:p>0.0014033914776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41865799576">
                <text:p>0.004186579957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0.000760552473366">
                <text:p>-0.00076055247336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187215069309">
                <text:p>0.0018721506930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0922120001633">
                <text:p>0.00092212000163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0.00319939525798">
                <text:p>-0.0031993952579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378743675537">
                <text:p>0.0037874367553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0.00550874508917">
                <text:p>-0.0055087450891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0271985307336">
                <text:p>0.00027198530733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0.00111349509098">
                <text:p>-0.0011134950909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0.00395477283746">
                <text:p>-0.0039547728374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221920805052">
                <text:p>0.0022192080505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370774976909">
                <text:p>0.0037077497690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0.000672594178468">
                <text:p>-0.00067259417846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0.00821756012738">
                <text:p>-0.0082175601273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197045411915">
                <text:p>0.0019704541191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240526488051">
                <text:p>0.0024052648805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0.000316467485391">
                <text:p>-0.00031646748539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0.00132729532197">
                <text:p>-0.0013272953219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369977415539">
                <text:p>0.0036997741553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0658200238831">
                <text:p>0.00065820023883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0.000313919095788">
                <text:p>-0.00031391909578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146358867642">
                <text:p>0.0014635886764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292686582543">
                <text:p>0.0029268658254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229914323427">
                <text:p>0.0022991432342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151060591452">
                <text:p>0.0015106059145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0.000270609627478">
                <text:p>-0.00027060962747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0.00108772958629">
                <text:p>-0.0010877295862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0.00145996350329">
                <text:p>-0.0014599635032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0.000949989655055">
                <text:p>-0.00094998965505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0.00630685733631">
                <text:p>-0.0063068573363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178392068483">
                <text:p>0.0017839206848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0.000877436832525">
                <text:p>-0.00087743683252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229657627642">
                <text:p>0.0022965762764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0.000308590824716">
                <text:p>-0.00030859082471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224800803699">
                <text:p>0.0022480080369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0558618514333">
                <text:p>0.00055861851433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0.00758802890778">
                <text:p>-0.0075880289077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349508691579">
                <text:p>0.0034950869157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516156852245">
                <text:p>0.0051615685224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0.000078537967056">
                <text:p>-0.00007853796705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0.00492461863905">
                <text:p>-0.0049246186390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0.00090108148288">
                <text:p>-0.0009010814828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220538047142">
                <text:p>0.0022053804714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20200163126">
                <text:p>0.002020016312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0156010151841">
                <text:p>0.00015601015184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0753658940084">
                <text:p>0.00075365894008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0.00027129316004">
                <text:p>-0.0002712931600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00374567898689">
                <text:p>0.000037456789868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0504822470248">
                <text:p>0.00050482247024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0.000270216667559">
                <text:p>-0.00027021666755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0582268112339">
                <text:p>0.00058226811233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0761356553994">
                <text:p>0.00076135655399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0.000627944536973">
                <text:p>-0.00062794453697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0.000289013667498">
                <text:p>-0.00028901366749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0.0002382498933">
                <text:p>-0.000238249893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0.000111473047582">
                <text:p>-0.00011147304758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0.0000766113516875">
                <text:p>-0.000076611351687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0.000154657580424">
                <text:p>-0.00015465758042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0.000158154696692">
                <text:p>-0.00015815469669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114849768579">
                <text:p>0.0011484976857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0.00048979697749">
                <text:p>-0.0004897969774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0.000438649149146">
                <text:p>-0.00043864914914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0267522380454">
                <text:p>0.00026752238045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0.00000435308902524">
                <text:p>-0.0000043530890252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0.000305522000417">
                <text:p>-0.00030552200041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0.000132321292767">
                <text:p>-0.00013232129276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0.000163331715157">
                <text:p>-0.00016333171515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0271286407951">
                <text:p>0.00027128640795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0.000121452641906">
                <text:p>-0.00012145264190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0.000326574372593">
                <text:p>-0.00032657437259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0229333731113">
                <text:p>0.00022933373111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0.0000970545079326">
                <text:p>-0.000097054507932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0379785604309">
                <text:p>0.00037978560430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012677165796">
                <text:p>0.0001267716579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0.00013257926912">
                <text:p>-0.0001325792691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0.000107956300781">
                <text:p>-0.00010795630078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0225815689191">
                <text:p>0.00022581568919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0.0001517861092">
                <text:p>-0.000151786109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0.000108108419226">
                <text:p>-0.00010810841922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0209477104363">
                <text:p>0.00020947710436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0.000192842097022">
                <text:p>-0.00019284209702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000609319249634">
                <text:p>0.0000060931924963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0.000115391077998">
                <text:p>-0.00011539107799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0.000257604493527">
                <text:p>-0.00025760449352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00035432720324">
                <text:p>0.00003543272032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00136483227834">
                <text:p>0.00013648322783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0.000406911422033">
                <text:p>-0.00040691142203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00974981463514">
                <text:p>0.00097498146351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0.000219239096623">
                <text:p>-0.00021923909662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0.000418106646976">
                <text:p>-0.00041810664697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00296377111226">
                <text:p>0.00029637711122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0338875688612">
                <text:p>0.00033887568861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0.000324153574184">
                <text:p>-0.00032415357418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0391596637201">
                <text:p>0.00039159663720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0373906339519">
                <text:p>0.00037390633951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0.000389926950447">
                <text:p>-0.00038992695044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0544116133824">
                <text:p>0.00054411613382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000310048053507">
                <text:p>0.000031004805350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0.0000144507757796">
                <text:p>-0.000014450775779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0409236177802">
                <text:p>0.00040923617780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00702154124156">
                <text:p>0.00070215412415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116707570851">
                <text:p>0.0011670757085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0.00161723326892">
                <text:p>-0.0016172332689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0190823804587">
                <text:p>0.00019082380458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0.000771485210862">
                <text:p>-0.00077148521086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137411837932">
                <text:p>0.0013741183793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0.000822366506327">
                <text:p>-0.00082236650632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0.000623632629868">
                <text:p>-0.00062363262986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0735255540349">
                <text:p>0.00073525554034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106861954555">
                <text:p>0.0010686195455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0.00125950353686">
                <text:p>-0.0012595035368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0152434292249">
                <text:p>0.0015243429224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0.000750079052523">
                <text:p>-0.00075007905252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0110244669486">
                <text:p>0.0011024466948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0664904888254">
                <text:p>0.00066490488825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00208330500755">
                <text:p>0.00020833050075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0.000618095858954">
                <text:p>-0.00061809585895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0.000330322654918">
                <text:p>-0.00033032265491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00551144534256">
                <text:p>0.00055114453425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00180763250683">
                <text:p>0.00018076325068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00280852662399">
                <text:p>0.00028085266239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0.000172540021595">
                <text:p>-0.00017254002159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0.00057983933948">
                <text:p>-0.0005798393394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0.00112969521433">
                <text:p>-0.0011296952143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0.0000579252955504">
                <text:p>-0.000057925295550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00600405735895">
                <text:p>0.00060040573589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00563111971132">
                <text:p>0.00056311197113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0.000412433408201">
                <text:p>-0.00041243340820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00530773715582">
                <text:p>0.00053077371558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0389824796002">
                <text:p>0.00038982479600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0.00131088681519">
                <text:p>-0.0013108868151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00748675200157">
                <text:p>0.00074867520015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00756965193432">
                <text:p>0.00075696519343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0.000039301085053">
                <text:p>-0.00003930108505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0.00130480783992">
                <text:p>-0.0013048078399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00602895393968">
                <text:p>0.00060289539396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0149190775119">
                <text:p>0.00014919077511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00429516541772">
                <text:p>0.00042951654177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0.00164087745361">
                <text:p>-0.0016408774536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0105269521009">
                <text:p>0.0010526952100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00787968048826">
                <text:p>0.00078796804882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0491823942866">
                <text:p>0.00049182394286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0204926327569">
                <text:p>0.00020492632756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000463806136395">
                <text:p>0.000046380613639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00241414527409">
                <text:p>0.00024141452740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0.000421545293648">
                <text:p>-0.00042154529364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0.000354231800884">
                <text:p>-0.00035423180088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000177738256752">
                <text:p>0.000017773825675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0.000299535196973">
                <text:p>-0.00029953519697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000728669983801">
                <text:p>0.000072866998380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000325740438711">
                <text:p>0.000032574043871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0.00044972015894">
                <text:p>-0.0004497201589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0045714067528">
                <text:p>0.0004571406752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0030822592089">
                <text:p>0.0003082259208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0.000335267191986">
                <text:p>-0.00033526719198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0299976672977">
                <text:p>0.00029997667297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00939971214393">
                <text:p>0.000093997121439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0.000621949380729">
                <text:p>-0.00062194938072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0.00205899728462">
                <text:p>-0.0020589972846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0967921689153">
                <text:p>0.00096792168915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0.00134744192474">
                <text:p>-0.0013474419247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0.000384493265301">
                <text:p>-0.00038449326530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000618451158516">
                <text:p>0.000061845115851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0.000738439033739">
                <text:p>-0.00073843903373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00132001878228">
                <text:p>0.00013200187822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000524529859831">
                <text:p>0.000052452985983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0.000305341440253">
                <text:p>-0.00030534144025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00206480530323">
                <text:p>0.00020648053032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0.000401536468416">
                <text:p>-0.00040153646841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0.000268987816526">
                <text:p>-0.00026898781652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00459864269942">
                <text:p>0.00045986426994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0140042346902">
                <text:p>0.0014004234690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0.00119807070587">
                <text:p>-0.001198070705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